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/>
          <table:table-cell office:value-type="string">
            <text:p><text:s/>CAMINO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percentage" office:value="1">
            <text:p>100,00%</text:p>
          </table:table-cell>
          <table:table-cell table:style-name="ce1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opt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  <table:table-cell office:value-type="string">
            <text:p>pes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 table:number-columns-repeated="4"/>
        </table:table-row>
        <table:table-row table:style-name="ro1">
          <table:table-cell office:value-type="float" office:value="6.00981941888">
            <text:p>6,0098194189</text:p>
          </table:table-cell>
          <table:table-cell office:value-type="float" office:value="1.71462279708">
            <text:p>1,71462279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IMULACIONES TOTALES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URACIONES</text:p>
          </table:table-cell>
          <table:table-cell office:value-type="string">
            <text:p>Dur.Ordenadas</text:p>
          </table:table-cell>
          <table:table-cell office:value-type="string">
            <text:p>Frecuencia ac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</table:table-row>
        <table:table-row table:style-name="ro1">
          <table:table-cell office:value-type="float" office:value="5.21391712711">
            <text:p>5,2139171271</text:p>
          </table:table-cell>
          <table:table-cell office:value-type="float" office:value="3.00182884822">
            <text:p>3,0018288482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IF(AND([.F$5]&lt;[.B14];[.B14]&lt;=[.F$6]);([.B14]-[.F$5])/([.F$6]-[.F$5]);1)" office:value-type="float" office:value="0.000304808036666696">
            <text:p>0,000304808</text:p>
          </table:table-cell>
          <table:table-cell table:formula="of:=ABS([.D14]-[.C14])" office:value-type="float" office:value="0.000695191963333303">
            <text:p>0,000695192</text:p>
          </table:table-cell>
          <table:table-cell table:formula="of:=[.D14]" office:value-type="float" office:value="0.000304808036666696">
            <text:p>0,000304808</text:p>
          </table:table-cell>
        </table:table-row>
        <table:table-row table:style-name="ro1">
          <table:table-cell office:value-type="float" office:value="6.85703467711">
            <text:p>6,8570346771</text:p>
          </table:table-cell>
          <table:table-cell office:value-type="float" office:value="3.01771755268">
            <text:p>3,0177175527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IF(AND([.F$5]&lt;[.B15];[.B15]&lt;=[.F$6]);([.B15]-[.F$5])/([.F$6]-[.F$5]);1)" office:value-type="float" office:value="0.0029529254466667">
            <text:p>0,0029529254</text:p>
          </table:table-cell>
          <table:table-cell table:formula="of:=[.D15]-[.C15]" office:value-type="float" office:value="0.000952925446666699">
            <text:p>0,0009529254</text:p>
          </table:table-cell>
          <table:table-cell table:formula="of:=ABS([.D15]-[.C14])" office:value-type="float" office:value="0.0019529254466667">
            <text:p>0,0019529254</text:p>
          </table:table-cell>
        </table:table-row>
        <table:table-row table:style-name="ro1">
          <table:table-cell office:value-type="float" office:value="5.60173895097">
            <text:p>5,601738951</text:p>
          </table:table-cell>
          <table:table-cell office:value-type="float" office:value="3.02441418203">
            <text:p>3,024414182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IF(AND([.F$5]&lt;[.B16];[.B16]&lt;=[.F$6]);([.B16]-[.F$5])/([.F$6]-[.F$5]);1)" office:value-type="float" office:value="0.00406903033833335">
            <text:p>0,0040690303</text:p>
          </table:table-cell>
          <table:table-cell table:formula="of:=ABS([.D16]-[.C16])" office:value-type="float" office:value="0.00106903033833335">
            <text:p>0,0010690303</text:p>
          </table:table-cell>
          <table:table-cell table:formula="of:=ABS([.D16]-[.C15])" office:value-type="float" office:value="0.00206903033833335">
            <text:p>0,0020690303</text:p>
          </table:table-cell>
        </table:table-row>
        <table:table-row table:style-name="ro1">
          <table:table-cell office:value-type="float" office:value="7.64840531692">
            <text:p>7,6484053169</text:p>
          </table:table-cell>
          <table:table-cell office:value-type="float" office:value="3.0253961967">
            <text:p>3,0253961967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IF(AND([.F$5]&lt;[.B17];[.B17]&lt;=[.F$6]);([.B17]-[.F$5])/([.F$6]-[.F$5]);1)" office:value-type="float" office:value="0.00423269945000001">
            <text:p>0,0042326995</text:p>
          </table:table-cell>
          <table:table-cell table:formula="of:=ABS([.D17]-[.C17])" office:value-type="float" office:value="0.000232699450000006">
            <text:p>0,0002326995</text:p>
          </table:table-cell>
          <table:table-cell table:formula="of:=ABS([.D17]-[.C16])" office:value-type="float" office:value="0.00123269945000001">
            <text:p>0,0012326995</text:p>
          </table:table-cell>
        </table:table-row>
        <table:table-row table:style-name="ro1">
          <table:table-cell office:value-type="float" office:value="4.73020274278">
            <text:p>4,7302027428</text:p>
          </table:table-cell>
          <table:table-cell office:value-type="float" office:value="3.02628680988">
            <text:p>3,0262868099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IF(AND([.F$5]&lt;[.B18];[.B18]&lt;=[.F$6]);([.B18]-[.F$5])/([.F$6]-[.F$5]);1)" office:value-type="float" office:value="0.00438113498000003">
            <text:p>0,004381135</text:p>
          </table:table-cell>
          <table:table-cell table:formula="of:=ABS([.D18]-[.C18])" office:value-type="float" office:value="0.000618865019999966">
            <text:p>0,000618865</text:p>
          </table:table-cell>
          <table:table-cell table:formula="of:=ABS([.D18]-[.C17])" office:value-type="float" office:value="0.000381134980000034">
            <text:p>0,000381135</text:p>
          </table:table-cell>
        </table:table-row>
        <table:table-row table:style-name="ro1">
          <table:table-cell office:value-type="float" office:value="6.70471495115">
            <text:p>6,7047149512</text:p>
          </table:table-cell>
          <table:table-cell office:value-type="float" office:value="3.0269798661">
            <text:p>3,0269798661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IF(AND([.F$5]&lt;[.B19];[.B19]&lt;=[.F$6]);([.B19]-[.F$5])/([.F$6]-[.F$5]);1)" office:value-type="float" office:value="0.00449664435000001">
            <text:p>0,0044966444</text:p>
          </table:table-cell>
          <table:table-cell table:formula="of:=ABS([.D19]-[.C19])" office:value-type="float" office:value="0.00150335565">
            <text:p>0,0015033557</text:p>
          </table:table-cell>
          <table:table-cell table:formula="of:=ABS([.D19]-[.C18])" office:value-type="float" office:value="0.000503355649999995">
            <text:p>0,0005033556</text:p>
          </table:table-cell>
        </table:table-row>
        <table:table-row table:style-name="ro1">
          <table:table-cell office:value-type="float" office:value="3.96315364071">
            <text:p>3,9631536407</text:p>
          </table:table-cell>
          <table:table-cell office:value-type="float" office:value="3.03482436752">
            <text:p>3,0348243675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IF(AND([.F$5]&lt;[.B20];[.B20]&lt;=[.F$6]);([.B20]-[.F$5])/([.F$6]-[.F$5]);1)" office:value-type="float" office:value="0.00580406125333336">
            <text:p>0,0058040613</text:p>
          </table:table-cell>
          <table:table-cell table:formula="of:=ABS([.D20]-[.C20])" office:value-type="float" office:value="0.00119593874666664">
            <text:p>0,0011959387</text:p>
          </table:table-cell>
          <table:table-cell table:formula="of:=ABS([.D20]-[.C19])" office:value-type="float" office:value="0.000195938746666637">
            <text:p>0,0001959387</text:p>
          </table:table-cell>
        </table:table-row>
        <table:table-row table:style-name="ro1">
          <table:table-cell office:value-type="float" office:value="4.31534778371">
            <text:p>4,3153477837</text:p>
          </table:table-cell>
          <table:table-cell office:value-type="float" office:value="3.05097241497">
            <text:p>3,050972415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IF(AND([.F$5]&lt;[.B21];[.B21]&lt;=[.F$6]);([.B21]-[.F$5])/([.F$6]-[.F$5]);1)" office:value-type="float" office:value="0.00849540249499999">
            <text:p>0,0084954025</text:p>
          </table:table-cell>
          <table:table-cell table:formula="of:=ABS([.D21]-[.C21])" office:value-type="float" office:value="0.00049540249499999">
            <text:p>0,0004954025</text:p>
          </table:table-cell>
          <table:table-cell table:formula="of:=ABS([.D21]-[.C20])" office:value-type="float" office:value="0.00149540249499999">
            <text:p>0,0014954025</text:p>
          </table:table-cell>
        </table:table-row>
        <table:table-row table:style-name="ro1">
          <table:table-cell office:value-type="float" office:value="5.01614331879">
            <text:p>5,0161433188</text:p>
          </table:table-cell>
          <table:table-cell office:value-type="float" office:value="3.0567052458">
            <text:p>3,0567052458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IF(AND([.F$5]&lt;[.B22];[.B22]&lt;=[.F$6]);([.B22]-[.F$5])/([.F$6]-[.F$5]);1)" office:value-type="float" office:value="0.00945087429999999">
            <text:p>0,0094508743</text:p>
          </table:table-cell>
          <table:table-cell table:formula="of:=ABS([.D22]-[.C22])" office:value-type="float" office:value="0.000450874299999987">
            <text:p>0,0004508743</text:p>
          </table:table-cell>
          <table:table-cell table:formula="of:=ABS([.D22]-[.C21])" office:value-type="float" office:value="0.00145087429999999">
            <text:p>0,0014508743</text:p>
          </table:table-cell>
        </table:table-row>
        <table:table-row table:style-name="ro1">
          <table:table-cell office:value-type="float" office:value="7.66989761219">
            <text:p>7,6698976122</text:p>
          </table:table-cell>
          <table:table-cell office:value-type="float" office:value="3.05887733643">
            <text:p>3,0588773364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IF(AND([.F$5]&lt;[.B23];[.B23]&lt;=[.F$6]);([.B23]-[.F$5])/([.F$6]-[.F$5]);1)" office:value-type="float" office:value="0.00981288940500003">
            <text:p>0,0098128894</text:p>
          </table:table-cell>
          <table:table-cell table:formula="of:=ABS([.D23]-[.C23])" office:value-type="float" office:value="0.000187110594999975">
            <text:p>0,0001871106</text:p>
          </table:table-cell>
          <table:table-cell table:formula="of:=ABS([.D23]-[.C22])" office:value-type="float" office:value="0.000812889405000026">
            <text:p>0,0008128894</text:p>
          </table:table-cell>
        </table:table-row>
        <table:table-row table:style-name="ro1">
          <table:table-cell office:value-type="float" office:value="6.71706692022">
            <text:p>6,7170669202</text:p>
          </table:table-cell>
          <table:table-cell office:value-type="float" office:value="3.06446408442">
            <text:p>3,0644640844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IF(AND([.F$5]&lt;[.B24];[.B24]&lt;=[.F$6]);([.B24]-[.F$5])/([.F$6]-[.F$5]);1)" office:value-type="float" office:value="0.01074401407">
            <text:p>0,0107440141</text:p>
          </table:table-cell>
          <table:table-cell table:formula="of:=ABS([.D24]-[.C24])" office:value-type="float" office:value="0.000255985930000006">
            <text:p>0,0002559859</text:p>
          </table:table-cell>
          <table:table-cell table:formula="of:=ABS([.D24]-[.C23])" office:value-type="float" office:value="0.000744014069999993">
            <text:p>0,0007440141</text:p>
          </table:table-cell>
        </table:table-row>
        <table:table-row table:style-name="ro1">
          <table:table-cell office:value-type="float" office:value="4.51711966421">
            <text:p>4,5171196642</text:p>
          </table:table-cell>
          <table:table-cell office:value-type="float" office:value="3.06678910236">
            <text:p>3,0667891024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IF(AND([.F$5]&lt;[.B25];[.B25]&lt;=[.F$6]);([.B25]-[.F$5])/([.F$6]-[.F$5]);1)" office:value-type="float" office:value="0.01113151706">
            <text:p>0,0111315171</text:p>
          </table:table-cell>
          <table:table-cell table:formula="of:=ABS([.D25]-[.C25])" office:value-type="float" office:value="0.000868482939999996">
            <text:p>0,0008684829</text:p>
          </table:table-cell>
          <table:table-cell table:formula="of:=ABS([.D25]-[.C24])" office:value-type="float" office:value="0.000131517060000004">
            <text:p>0,0001315171</text:p>
          </table:table-cell>
        </table:table-row>
        <table:table-row table:style-name="ro1">
          <table:table-cell office:value-type="float" office:value="8.95409643185">
            <text:p>8,9540964319</text:p>
          </table:table-cell>
          <table:table-cell office:value-type="float" office:value="3.07623081694">
            <text:p>3,0762308169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IF(AND([.F$5]&lt;[.B26];[.B26]&lt;=[.F$6]);([.B26]-[.F$5])/([.F$6]-[.F$5]);1)" office:value-type="float" office:value="0.0127051361566666">
            <text:p>0,0127051362</text:p>
          </table:table-cell>
          <table:table-cell table:formula="of:=ABS([.D26]-[.C26])" office:value-type="float" office:value="0.00029486384333335">
            <text:p>0,0002948638</text:p>
          </table:table-cell>
          <table:table-cell table:formula="of:=ABS([.D26]-[.C25])" office:value-type="float" office:value="0.000705136156666649">
            <text:p>0,0007051362</text:p>
          </table:table-cell>
        </table:table-row>
        <table:table-row table:style-name="ro1">
          <table:table-cell office:value-type="float" office:value="8.93788111066">
            <text:p>8,9378811107</text:p>
          </table:table-cell>
          <table:table-cell office:value-type="float" office:value="3.07656602105">
            <text:p>3,0765660211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IF(AND([.F$5]&lt;[.B27];[.B27]&lt;=[.F$6]);([.B27]-[.F$5])/([.F$6]-[.F$5]);1)" office:value-type="float" office:value="0.0127610035083333">
            <text:p>0,0127610035</text:p>
          </table:table-cell>
          <table:table-cell table:formula="of:=ABS([.D27]-[.C27])" office:value-type="float" office:value="0.00123899649166665">
            <text:p>0,0012389965</text:p>
          </table:table-cell>
          <table:table-cell table:formula="of:=ABS([.D27]-[.C26])" office:value-type="float" office:value="0.00023899649166665">
            <text:p>0,0002389965</text:p>
          </table:table-cell>
        </table:table-row>
        <table:table-row table:style-name="ro1">
          <table:table-cell office:value-type="float" office:value="3.519340985">
            <text:p>3,519340985</text:p>
          </table:table-cell>
          <table:table-cell office:value-type="float" office:value="3.0766772951">
            <text:p>3,0766772951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IF(AND([.F$5]&lt;[.B28];[.B28]&lt;=[.F$6]);([.B28]-[.F$5])/([.F$6]-[.F$5]);1)" office:value-type="float" office:value="0.0127795491833334">
            <text:p>0,0127795492</text:p>
          </table:table-cell>
          <table:table-cell table:formula="of:=ABS([.D28]-[.C28])" office:value-type="float" office:value="0.00222045081666665">
            <text:p>0,0022204508</text:p>
          </table:table-cell>
          <table:table-cell table:formula="of:=ABS([.D28]-[.C27])" office:value-type="float" office:value="0.00122045081666665">
            <text:p>0,0012204508</text:p>
          </table:table-cell>
        </table:table-row>
        <table:table-row table:style-name="ro1">
          <table:table-cell office:value-type="float" office:value="5.74586532051">
            <text:p>5,7458653205</text:p>
          </table:table-cell>
          <table:table-cell office:value-type="float" office:value="3.08186699334">
            <text:p>3,0818669933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IF(AND([.F$5]&lt;[.B29];[.B29]&lt;=[.F$6]);([.B29]-[.F$5])/([.F$6]-[.F$5]);1)" office:value-type="float" office:value="0.01364449889">
            <text:p>0,0136444989</text:p>
          </table:table-cell>
          <table:table-cell table:formula="of:=ABS([.D29]-[.C29])" office:value-type="float" office:value="0.00235550111000003">
            <text:p>0,0023555011</text:p>
          </table:table-cell>
          <table:table-cell table:formula="of:=ABS([.D29]-[.C28])" office:value-type="float" office:value="0.00135550111000003">
            <text:p>0,0013555011</text:p>
          </table:table-cell>
        </table:table-row>
        <table:table-row table:style-name="ro1">
          <table:table-cell office:value-type="float" office:value="5.61363258565">
            <text:p>5,6136325857</text:p>
          </table:table-cell>
          <table:table-cell office:value-type="float" office:value="3.08582474797">
            <text:p>3,085824748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IF(AND([.F$5]&lt;[.B30];[.B30]&lt;=[.F$6]);([.B30]-[.F$5])/([.F$6]-[.F$5]);1)" office:value-type="float" office:value="0.0143041246616666">
            <text:p>0,0143041247</text:p>
          </table:table-cell>
          <table:table-cell table:formula="of:=ABS([.D30]-[.C30])" office:value-type="float" office:value="0.00269587533833336">
            <text:p>0,0026958753</text:p>
          </table:table-cell>
          <table:table-cell table:formula="of:=ABS([.D30]-[.C29])" office:value-type="float" office:value="0.00169587533833336">
            <text:p>0,0016958753</text:p>
          </table:table-cell>
        </table:table-row>
        <table:table-row table:style-name="ro1">
          <table:table-cell office:value-type="float" office:value="4.8778716313">
            <text:p>4,8778716313</text:p>
          </table:table-cell>
          <table:table-cell office:value-type="float" office:value="3.09385464412">
            <text:p>3,0938546441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IF(AND([.F$5]&lt;[.B31];[.B31]&lt;=[.F$6]);([.B31]-[.F$5])/([.F$6]-[.F$5]);1)" office:value-type="float" office:value="0.0156424406866666">
            <text:p>0,0156424407</text:p>
          </table:table-cell>
          <table:table-cell table:formula="of:=ABS([.D31]-[.C31])" office:value-type="float" office:value="0.00235755931333335">
            <text:p>0,0023575593</text:p>
          </table:table-cell>
          <table:table-cell table:formula="of:=ABS([.D31]-[.C30])" office:value-type="float" office:value="0.00135755931333335">
            <text:p>0,0013575593</text:p>
          </table:table-cell>
        </table:table-row>
        <table:table-row table:style-name="ro1">
          <table:table-cell office:value-type="float" office:value="8.15974546794">
            <text:p>8,1597454679</text:p>
          </table:table-cell>
          <table:table-cell office:value-type="float" office:value="3.10576341283">
            <text:p>3,1057634128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IF(AND([.F$5]&lt;[.B32];[.B32]&lt;=[.F$6]);([.B32]-[.F$5])/([.F$6]-[.F$5]);1)" office:value-type="float" office:value="0.0176272354716667">
            <text:p>0,0176272355</text:p>
          </table:table-cell>
          <table:table-cell table:formula="of:=ABS([.D32]-[.C32])" office:value-type="float" office:value="0.00137276452833333">
            <text:p>0,0013727645</text:p>
          </table:table-cell>
          <table:table-cell table:formula="of:=ABS([.D32]-[.C31])" office:value-type="float" office:value="0.00037276452833333">
            <text:p>0,0003727645</text:p>
          </table:table-cell>
        </table:table-row>
        <table:table-row table:style-name="ro1">
          <table:table-cell office:value-type="float" office:value="5.38232789742">
            <text:p>5,3823278974</text:p>
          </table:table-cell>
          <table:table-cell office:value-type="float" office:value="3.11741159299">
            <text:p>3,117411593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IF(AND([.F$5]&lt;[.B33];[.B33]&lt;=[.F$6]);([.B33]-[.F$5])/([.F$6]-[.F$5]);1)" office:value-type="float" office:value="0.0195685988316667">
            <text:p>0,0195685988</text:p>
          </table:table-cell>
          <table:table-cell table:formula="of:=ABS([.D33]-[.C33])" office:value-type="float" office:value="0.000431401168333345">
            <text:p>0,0004314012</text:p>
          </table:table-cell>
          <table:table-cell table:formula="of:=ABS([.D33]-[.C32])" office:value-type="float" office:value="0.000568598831666656">
            <text:p>0,0005685988</text:p>
          </table:table-cell>
        </table:table-row>
        <table:table-row table:style-name="ro1">
          <table:table-cell office:value-type="float" office:value="5.03149486477">
            <text:p>5,0314948648</text:p>
          </table:table-cell>
          <table:table-cell office:value-type="float" office:value="3.12349785349">
            <text:p>3,1234978535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IF(AND([.F$5]&lt;[.B34];[.B34]&lt;=[.F$6]);([.B34]-[.F$5])/([.F$6]-[.F$5]);1)" office:value-type="float" office:value="0.0205829755816667">
            <text:p>0,0205829756</text:p>
          </table:table-cell>
          <table:table-cell table:formula="of:=ABS([.D34]-[.C34])" office:value-type="float" office:value="0.000417024418333339">
            <text:p>0,0004170244</text:p>
          </table:table-cell>
          <table:table-cell table:formula="of:=ABS([.D34]-[.C33])" office:value-type="float" office:value="0.000582975581666662">
            <text:p>0,0005829756</text:p>
          </table:table-cell>
        </table:table-row>
        <table:table-row table:style-name="ro1">
          <table:table-cell office:value-type="float" office:value="5.46876524769">
            <text:p>5,4687652477</text:p>
          </table:table-cell>
          <table:table-cell office:value-type="float" office:value="3.13125002131">
            <text:p>3,1312500213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IF(AND([.F$5]&lt;[.B35];[.B35]&lt;=[.F$6]);([.B35]-[.F$5])/([.F$6]-[.F$5]);1)" office:value-type="float" office:value="0.0218750035516667">
            <text:p>0,0218750036</text:p>
          </table:table-cell>
          <table:table-cell table:formula="of:=ABS([.D35]-[.C35])" office:value-type="float" office:value="0.000124996448333321">
            <text:p>0,0001249964</text:p>
          </table:table-cell>
          <table:table-cell table:formula="of:=ABS([.D35]-[.C34])" office:value-type="float" office:value="0.000875003551666677">
            <text:p>0,0008750036</text:p>
          </table:table-cell>
        </table:table-row>
        <table:table-row table:style-name="ro1">
          <table:table-cell office:value-type="float" office:value="4.41415855823">
            <text:p>4,4141585582</text:p>
          </table:table-cell>
          <table:table-cell office:value-type="float" office:value="3.14073878579">
            <text:p>3,1407387858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IF(AND([.F$5]&lt;[.B36];[.B36]&lt;=[.F$6]);([.B36]-[.F$5])/([.F$6]-[.F$5]);1)" office:value-type="float" office:value="0.0234564642983333">
            <text:p>0,0234564643</text:p>
          </table:table-cell>
          <table:table-cell table:formula="of:=ABS([.D36]-[.C36])" office:value-type="float" office:value="0.00045646429833333">
            <text:p>0,0004564643</text:p>
          </table:table-cell>
          <table:table-cell table:formula="of:=ABS([.D36]-[.C35])" office:value-type="float" office:value="0.00145646429833333">
            <text:p>0,0014564643</text:p>
          </table:table-cell>
        </table:table-row>
        <table:table-row table:style-name="ro1">
          <table:table-cell office:value-type="float" office:value="6.58129112893">
            <text:p>6,5812911289</text:p>
          </table:table-cell>
          <table:table-cell office:value-type="float" office:value="3.15196021372">
            <text:p>3,151960213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IF(AND([.F$5]&lt;[.B37];[.B37]&lt;=[.F$6]);([.B37]-[.F$5])/([.F$6]-[.F$5]);1)" office:value-type="float" office:value="0.0253267022866666">
            <text:p>0,0253267023</text:p>
          </table:table-cell>
          <table:table-cell table:formula="of:=ABS([.D37]-[.C37])" office:value-type="float" office:value="0.00132670228666663">
            <text:p>0,0013267023</text:p>
          </table:table-cell>
          <table:table-cell table:formula="of:=ABS([.D37]-[.C36])" office:value-type="float" office:value="0.00232670228666663">
            <text:p>0,0023267023</text:p>
          </table:table-cell>
        </table:table-row>
        <table:table-row table:style-name="ro1">
          <table:table-cell office:value-type="float" office:value="7.38125546862">
            <text:p>7,3812554686</text:p>
          </table:table-cell>
          <table:table-cell office:value-type="float" office:value="3.15882987489">
            <text:p>3,1588298749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IF(AND([.F$5]&lt;[.B38];[.B38]&lt;=[.F$6]);([.B38]-[.F$5])/([.F$6]-[.F$5]);1)" office:value-type="float" office:value="0.026471645815">
            <text:p>0,0264716458</text:p>
          </table:table-cell>
          <table:table-cell table:formula="of:=ABS([.D38]-[.C38])" office:value-type="float" office:value="0.00147164581499998">
            <text:p>0,0014716458</text:p>
          </table:table-cell>
          <table:table-cell table:formula="of:=ABS([.D38]-[.C37])" office:value-type="float" office:value="0.00247164581499998">
            <text:p>0,0024716458</text:p>
          </table:table-cell>
        </table:table-row>
        <table:table-row table:style-name="ro1">
          <table:table-cell office:value-type="float" office:value="3.89207323909">
            <text:p>3,8920732391</text:p>
          </table:table-cell>
          <table:table-cell office:value-type="float" office:value="3.16339211078">
            <text:p>3,1633921108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IF(AND([.F$5]&lt;[.B39];[.B39]&lt;=[.F$6]);([.B39]-[.F$5])/([.F$6]-[.F$5]);1)" office:value-type="float" office:value="0.0272320184633333">
            <text:p>0,0272320185</text:p>
          </table:table-cell>
          <table:table-cell table:formula="of:=ABS([.D39]-[.C39])" office:value-type="float" office:value="0.0012320184633333">
            <text:p>0,0012320185</text:p>
          </table:table-cell>
          <table:table-cell table:formula="of:=ABS([.D39]-[.C38])" office:value-type="float" office:value="0.0022320184633333">
            <text:p>0,0022320185</text:p>
          </table:table-cell>
        </table:table-row>
        <table:table-row table:style-name="ro1">
          <table:table-cell office:value-type="float" office:value="4.96736481062">
            <text:p>4,9673648106</text:p>
          </table:table-cell>
          <table:table-cell office:value-type="float" office:value="3.1635101232">
            <text:p>3,1635101232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IF(AND([.F$5]&lt;[.B40];[.B40]&lt;=[.F$6]);([.B40]-[.F$5])/([.F$6]-[.F$5]);1)" office:value-type="float" office:value="0.0272516872">
            <text:p>0,0272516872</text:p>
          </table:table-cell>
          <table:table-cell table:formula="of:=ABS([.D40]-[.C40])" office:value-type="float" office:value="0.000251687200000003">
            <text:p>0,0002516872</text:p>
          </table:table-cell>
          <table:table-cell table:formula="of:=ABS([.D40]-[.C39])" office:value-type="float" office:value="0.0012516872">
            <text:p>0,0012516872</text:p>
          </table:table-cell>
        </table:table-row>
        <table:table-row table:style-name="ro1">
          <table:table-cell office:value-type="float" office:value="4.63561569767">
            <text:p>4,6356156977</text:p>
          </table:table-cell>
          <table:table-cell office:value-type="float" office:value="3.1641055348">
            <text:p>3,1641055348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IF(AND([.F$5]&lt;[.B41];[.B41]&lt;=[.F$6]);([.B41]-[.F$5])/([.F$6]-[.F$5]);1)" office:value-type="float" office:value="0.0273509224666667">
            <text:p>0,0273509225</text:p>
          </table:table-cell>
          <table:table-cell table:formula="of:=ABS([.D41]-[.C41])" office:value-type="float" office:value="0.000649077533333334">
            <text:p>0,0006490775</text:p>
          </table:table-cell>
          <table:table-cell table:formula="of:=ABS([.D41]-[.C40])" office:value-type="float" office:value="0.000350922466666667">
            <text:p>0,0003509225</text:p>
          </table:table-cell>
        </table:table-row>
        <table:table-row table:style-name="ro1">
          <table:table-cell office:value-type="float" office:value="5.26650613908">
            <text:p>5,2665061391</text:p>
          </table:table-cell>
          <table:table-cell office:value-type="float" office:value="3.16469803708">
            <text:p>3,1646980371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IF(AND([.F$5]&lt;[.B42];[.B42]&lt;=[.F$6]);([.B42]-[.F$5])/([.F$6]-[.F$5]);1)" office:value-type="float" office:value="0.0274496728466667">
            <text:p>0,0274496728</text:p>
          </table:table-cell>
          <table:table-cell table:formula="of:=ABS([.D42]-[.C42])" office:value-type="float" office:value="0.00155032715333334">
            <text:p>0,0015503272</text:p>
          </table:table-cell>
          <table:table-cell table:formula="of:=ABS([.D42]-[.C41])" office:value-type="float" office:value="0.000550327153333339">
            <text:p>0,0005503272</text:p>
          </table:table-cell>
        </table:table-row>
        <table:table-row table:style-name="ro1">
          <table:table-cell office:value-type="float" office:value="5.75413525012">
            <text:p>5,7541352501</text:p>
          </table:table-cell>
          <table:table-cell office:value-type="float" office:value="3.16594496333">
            <text:p>3,1659449633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IF(AND([.F$5]&lt;[.B43];[.B43]&lt;=[.F$6]);([.B43]-[.F$5])/([.F$6]-[.F$5]);1)" office:value-type="float" office:value="0.0276574938883333">
            <text:p>0,0276574939</text:p>
          </table:table-cell>
          <table:table-cell table:formula="of:=ABS([.D43]-[.C43])" office:value-type="float" office:value="0.00234250611166669">
            <text:p>0,0023425061</text:p>
          </table:table-cell>
          <table:table-cell table:formula="of:=ABS([.D43]-[.C42])" office:value-type="float" office:value="0.00134250611166669">
            <text:p>0,0013425061</text:p>
          </table:table-cell>
        </table:table-row>
        <table:table-row table:style-name="ro1">
          <table:table-cell office:value-type="float" office:value="4.89368127521">
            <text:p>4,8936812752</text:p>
          </table:table-cell>
          <table:table-cell office:value-type="float" office:value="3.16998535771">
            <text:p>3,1699853577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IF(AND([.F$5]&lt;[.B44];[.B44]&lt;=[.F$6]);([.B44]-[.F$5])/([.F$6]-[.F$5]);1)" office:value-type="float" office:value="0.0283308929516666">
            <text:p>0,028330893</text:p>
          </table:table-cell>
          <table:table-cell table:formula="of:=ABS([.D44]-[.C44])" office:value-type="float" office:value="0.00266910704833335">
            <text:p>0,002669107</text:p>
          </table:table-cell>
          <table:table-cell table:formula="of:=ABS([.D44]-[.C43])" office:value-type="float" office:value="0.00166910704833335">
            <text:p>0,001669107</text:p>
          </table:table-cell>
        </table:table-row>
        <table:table-row table:style-name="ro1">
          <table:table-cell office:value-type="float" office:value="3.13125002131">
            <text:p>3,1312500213</text:p>
          </table:table-cell>
          <table:table-cell office:value-type="float" office:value="3.17090305613">
            <text:p>3,1709030561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IF(AND([.F$5]&lt;[.B45];[.B45]&lt;=[.F$6]);([.B45]-[.F$5])/([.F$6]-[.F$5]);1)" office:value-type="float" office:value="0.0284838426883333">
            <text:p>0,0284838427</text:p>
          </table:table-cell>
          <table:table-cell table:formula="of:=ABS([.D45]-[.C45])" office:value-type="float" office:value="0.0035161573116667">
            <text:p>0,0035161573</text:p>
          </table:table-cell>
          <table:table-cell table:formula="of:=ABS([.D45]-[.C44])" office:value-type="float" office:value="0.0025161573116667">
            <text:p>0,0025161573</text:p>
          </table:table-cell>
        </table:table-row>
        <table:table-row table:style-name="ro1">
          <table:table-cell office:value-type="float" office:value="3.45546847324">
            <text:p>3,4554684732</text:p>
          </table:table-cell>
          <table:table-cell office:value-type="float" office:value="3.17720490548">
            <text:p>3,1772049055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IF(AND([.F$5]&lt;[.B46];[.B46]&lt;=[.F$6]);([.B46]-[.F$5])/([.F$6]-[.F$5]);1)" office:value-type="float" office:value="0.0295341509133333">
            <text:p>0,0295341509</text:p>
          </table:table-cell>
          <table:table-cell table:formula="of:=ABS([.D46]-[.C46])" office:value-type="float" office:value="0.00346584908666667">
            <text:p>0,0034658491</text:p>
          </table:table-cell>
          <table:table-cell table:formula="of:=ABS([.D46]-[.C45])" office:value-type="float" office:value="0.00246584908666667">
            <text:p>0,0024658491</text:p>
          </table:table-cell>
        </table:table-row>
        <table:table-row table:style-name="ro1">
          <table:table-cell office:value-type="float" office:value="5.85950521466">
            <text:p>5,8595052147</text:p>
          </table:table-cell>
          <table:table-cell office:value-type="float" office:value="3.19413066887">
            <text:p>3,1941306689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IF(AND([.F$5]&lt;[.B47];[.B47]&lt;=[.F$6]);([.B47]-[.F$5])/([.F$6]-[.F$5]);1)" office:value-type="float" office:value="0.0323551114783334">
            <text:p>0,0323551115</text:p>
          </table:table-cell>
          <table:table-cell table:formula="of:=ABS([.D47]-[.C47])" office:value-type="float" office:value="0.00164488852166664">
            <text:p>0,0016448885</text:p>
          </table:table-cell>
          <table:table-cell table:formula="of:=ABS([.D47]-[.C46])" office:value-type="float" office:value="0.000644888521666637">
            <text:p>0,0006448885</text:p>
          </table:table-cell>
        </table:table-row>
        <table:table-row table:style-name="ro1">
          <table:table-cell office:value-type="float" office:value="4.24086883747">
            <text:p>4,2408688375</text:p>
          </table:table-cell>
          <table:table-cell office:value-type="float" office:value="3.20897423348">
            <text:p>3,2089742335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IF(AND([.F$5]&lt;[.B48];[.B48]&lt;=[.F$6]);([.B48]-[.F$5])/([.F$6]-[.F$5]);1)" office:value-type="float" office:value="0.0348290389133334">
            <text:p>0,0348290389</text:p>
          </table:table-cell>
          <table:table-cell table:formula="of:=ABS([.D48]-[.C48])" office:value-type="float" office:value="0.000170961086666636">
            <text:p>0,0001709611</text:p>
          </table:table-cell>
          <table:table-cell table:formula="of:=ABS([.D48]-[.C47])" office:value-type="float" office:value="0.000829038913333364">
            <text:p>0,0008290389</text:p>
          </table:table-cell>
        </table:table-row>
        <table:table-row table:style-name="ro1">
          <table:table-cell office:value-type="float" office:value="3.1635101232">
            <text:p>3,1635101232</text:p>
          </table:table-cell>
          <table:table-cell office:value-type="float" office:value="3.21094662887">
            <text:p>3,2109466289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IF(AND([.F$5]&lt;[.B49];[.B49]&lt;=[.F$6]);([.B49]-[.F$5])/([.F$6]-[.F$5]);1)" office:value-type="float" office:value="0.0351577714783333">
            <text:p>0,0351577715</text:p>
          </table:table-cell>
          <table:table-cell table:formula="of:=ABS([.D49]-[.C49])" office:value-type="float" office:value="0.000842228521666675">
            <text:p>0,0008422285</text:p>
          </table:table-cell>
          <table:table-cell table:formula="of:=ABS([.D49]-[.C48])" office:value-type="float" office:value="0.000157771478333318">
            <text:p>0,0001577715</text:p>
          </table:table-cell>
        </table:table-row>
        <table:table-row table:style-name="ro1">
          <table:table-cell office:value-type="float" office:value="3.81228271844">
            <text:p>3,8122827184</text:p>
          </table:table-cell>
          <table:table-cell office:value-type="float" office:value="3.21164605293">
            <text:p>3,2116460529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IF(AND([.F$5]&lt;[.B50];[.B50]&lt;=[.F$6]);([.B50]-[.F$5])/([.F$6]-[.F$5]);1)" office:value-type="float" office:value="0.035274342155">
            <text:p>0,0352743422</text:p>
          </table:table-cell>
          <table:table-cell table:formula="of:=ABS([.D50]-[.C50])" office:value-type="float" office:value="0.00172565784500001">
            <text:p>0,0017256578</text:p>
          </table:table-cell>
          <table:table-cell table:formula="of:=ABS([.D50]-[.C49])" office:value-type="float" office:value="0.000725657845000005">
            <text:p>0,0007256578</text:p>
          </table:table-cell>
        </table:table-row>
        <table:table-row table:style-name="ro1">
          <table:table-cell office:value-type="float" office:value="6.01678049977">
            <text:p>6,0167804998</text:p>
          </table:table-cell>
          <table:table-cell office:value-type="float" office:value="3.21230974669">
            <text:p>3,2123097467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IF(AND([.F$5]&lt;[.B51];[.B51]&lt;=[.F$6]);([.B51]-[.F$5])/([.F$6]-[.F$5]);1)" office:value-type="float" office:value="0.0353849577816666">
            <text:p>0,0353849578</text:p>
          </table:table-cell>
          <table:table-cell table:formula="of:=ABS([.D51]-[.C51])" office:value-type="float" office:value="0.00261504221833335">
            <text:p>0,0026150422</text:p>
          </table:table-cell>
          <table:table-cell table:formula="of:=ABS([.D51]-[.C50])" office:value-type="float" office:value="0.00161504221833335">
            <text:p>0,0016150422</text:p>
          </table:table-cell>
        </table:table-row>
        <table:table-row table:style-name="ro1">
          <table:table-cell office:value-type="float" office:value="6.2403202532">
            <text:p>6,2403202532</text:p>
          </table:table-cell>
          <table:table-cell office:value-type="float" office:value="3.21319303651">
            <text:p>3,2131930365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IF(AND([.F$5]&lt;[.B52];[.B52]&lt;=[.F$6]);([.B52]-[.F$5])/([.F$6]-[.F$5]);1)" office:value-type="float" office:value="0.0355321727516666">
            <text:p>0,0355321728</text:p>
          </table:table-cell>
          <table:table-cell table:formula="of:=ABS([.D52]-[.C52])" office:value-type="float" office:value="0.00346782724833335">
            <text:p>0,0034678272</text:p>
          </table:table-cell>
          <table:table-cell table:formula="of:=ABS([.D52]-[.C51])" office:value-type="float" office:value="0.00246782724833335">
            <text:p>0,0024678272</text:p>
          </table:table-cell>
        </table:table-row>
        <table:table-row table:style-name="ro1">
          <table:table-cell office:value-type="float" office:value="6.67242206653">
            <text:p>6,6724220665</text:p>
          </table:table-cell>
          <table:table-cell office:value-type="float" office:value="3.22417380107">
            <text:p>3,2241738011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IF(AND([.F$5]&lt;[.B53];[.B53]&lt;=[.F$6]);([.B53]-[.F$5])/([.F$6]-[.F$5]);1)" office:value-type="float" office:value="0.0373623001783333">
            <text:p>0,0373623002</text:p>
          </table:table-cell>
          <table:table-cell table:formula="of:=ABS([.D53]-[.C53])" office:value-type="float" office:value="0.00263769982166666">
            <text:p>0,0026376998</text:p>
          </table:table-cell>
          <table:table-cell table:formula="of:=ABS([.D53]-[.C52])" office:value-type="float" office:value="0.00163769982166666">
            <text:p>0,0016376998</text:p>
          </table:table-cell>
        </table:table-row>
        <table:table-row table:style-name="ro1">
          <table:table-cell office:value-type="float" office:value="3.65125492014">
            <text:p>3,6512549201</text:p>
          </table:table-cell>
          <table:table-cell office:value-type="float" office:value="3.22572372117">
            <text:p>3,2257237212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IF(AND([.F$5]&lt;[.B54];[.B54]&lt;=[.F$6]);([.B54]-[.F$5])/([.F$6]-[.F$5]);1)" office:value-type="float" office:value="0.037620620195">
            <text:p>0,0376206202</text:p>
          </table:table-cell>
          <table:table-cell table:formula="of:=ABS([.D54]-[.C54])" office:value-type="float" office:value="0.00337937980499999">
            <text:p>0,0033793798</text:p>
          </table:table-cell>
          <table:table-cell table:formula="of:=ABS([.D54]-[.C53])" office:value-type="float" office:value="0.00237937980499999">
            <text:p>0,0023793798</text:p>
          </table:table-cell>
        </table:table-row>
        <table:table-row table:style-name="ro1">
          <table:table-cell office:value-type="float" office:value="8.8829005186">
            <text:p>8,8829005186</text:p>
          </table:table-cell>
          <table:table-cell office:value-type="float" office:value="3.23020796421">
            <text:p>3,2302079642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IF(AND([.F$5]&lt;[.B55];[.B55]&lt;=[.F$6]);([.B55]-[.F$5])/([.F$6]-[.F$5]);1)" office:value-type="float" office:value="0.038367994035">
            <text:p>0,038367994</text:p>
          </table:table-cell>
          <table:table-cell table:formula="of:=ABS([.D55]-[.C55])" office:value-type="float" office:value="0.00363200596500002">
            <text:p>0,003632006</text:p>
          </table:table-cell>
          <table:table-cell table:formula="of:=ABS([.D55]-[.C54])" office:value-type="float" office:value="0.00263200596500002">
            <text:p>0,002632006</text:p>
          </table:table-cell>
        </table:table-row>
        <table:table-row table:style-name="ro1">
          <table:table-cell office:value-type="float" office:value="3.03482436752">
            <text:p>3,0348243675</text:p>
          </table:table-cell>
          <table:table-cell office:value-type="float" office:value="3.23798139045">
            <text:p>3,2379813905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IF(AND([.F$5]&lt;[.B56];[.B56]&lt;=[.F$6]);([.B56]-[.F$5])/([.F$6]-[.F$5]);1)" office:value-type="float" office:value="0.039663565075">
            <text:p>0,0396635651</text:p>
          </table:table-cell>
          <table:table-cell table:formula="of:=ABS([.D56]-[.C56])" office:value-type="float" office:value="0.00333643492500001">
            <text:p>0,0033364349</text:p>
          </table:table-cell>
          <table:table-cell table:formula="of:=ABS([.D56]-[.C55])" office:value-type="float" office:value="0.00233643492500002">
            <text:p>0,0023364349</text:p>
          </table:table-cell>
        </table:table-row>
        <table:table-row table:style-name="ro1">
          <table:table-cell office:value-type="float" office:value="7.9652773637">
            <text:p>7,9652773637</text:p>
          </table:table-cell>
          <table:table-cell office:value-type="float" office:value="3.24226640137">
            <text:p>3,2422664014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IF(AND([.F$5]&lt;[.B57];[.B57]&lt;=[.F$6]);([.B57]-[.F$5])/([.F$6]-[.F$5]);1)" office:value-type="float" office:value="0.0403777335616667">
            <text:p>0,0403777336</text:p>
          </table:table-cell>
          <table:table-cell table:formula="of:=ABS([.D57]-[.C57])" office:value-type="float" office:value="0.00362226643833329">
            <text:p>0,0036222664</text:p>
          </table:table-cell>
          <table:table-cell table:formula="of:=ABS([.D57]-[.C56])" office:value-type="float" office:value="0.00262226643833329">
            <text:p>0,0026222664</text:p>
          </table:table-cell>
        </table:table-row>
        <table:table-row table:style-name="ro1">
          <table:table-cell office:value-type="float" office:value="4.12586623121">
            <text:p>4,1258662312</text:p>
          </table:table-cell>
          <table:table-cell office:value-type="float" office:value="3.24434871805">
            <text:p>3,2443487181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IF(AND([.F$5]&lt;[.B58];[.B58]&lt;=[.F$6]);([.B58]-[.F$5])/([.F$6]-[.F$5]);1)" office:value-type="float" office:value="0.0407247863416667">
            <text:p>0,0407247863</text:p>
          </table:table-cell>
          <table:table-cell table:formula="of:=ABS([.D58]-[.C58])" office:value-type="float" office:value="0.00427521365833335">
            <text:p>0,0042752137</text:p>
          </table:table-cell>
          <table:table-cell table:formula="of:=ABS([.D58]-[.C57])" office:value-type="float" office:value="0.00327521365833334">
            <text:p>0,0032752137</text:p>
          </table:table-cell>
        </table:table-row>
        <table:table-row table:style-name="ro1">
          <table:table-cell office:value-type="float" office:value="5.05296337605">
            <text:p>5,0529633761</text:p>
          </table:table-cell>
          <table:table-cell office:value-type="float" office:value="3.24913614386">
            <text:p>3,2491361439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IF(AND([.F$5]&lt;[.B59];[.B59]&lt;=[.F$6]);([.B59]-[.F$5])/([.F$6]-[.F$5]);1)" office:value-type="float" office:value="0.0415226906433333">
            <text:p>0,0415226906</text:p>
          </table:table-cell>
          <table:table-cell table:formula="of:=ABS([.D59]-[.C59])" office:value-type="float" office:value="0.00447730935666667">
            <text:p>0,0044773094</text:p>
          </table:table-cell>
          <table:table-cell table:formula="of:=ABS([.D59]-[.C58])" office:value-type="float" office:value="0.00347730935666667">
            <text:p>0,0034773094</text:p>
          </table:table-cell>
        </table:table-row>
        <table:table-row table:style-name="ro1">
          <table:table-cell office:value-type="float" office:value="7.97784080311">
            <text:p>7,9778408031</text:p>
          </table:table-cell>
          <table:table-cell office:value-type="float" office:value="3.24993142632">
            <text:p>3,2499314263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IF(AND([.F$5]&lt;[.B60];[.B60]&lt;=[.F$6]);([.B60]-[.F$5])/([.F$6]-[.F$5]);1)" office:value-type="float" office:value="0.04165523772">
            <text:p>0,0416552377</text:p>
          </table:table-cell>
          <table:table-cell table:formula="of:=ABS([.D60]-[.C60])" office:value-type="float" office:value="0.00534476228000002">
            <text:p>0,0053447623</text:p>
          </table:table-cell>
          <table:table-cell table:formula="of:=ABS([.D60]-[.C59])" office:value-type="float" office:value="0.00434476228000002">
            <text:p>0,0043447623</text:p>
          </table:table-cell>
        </table:table-row>
        <table:table-row table:style-name="ro1">
          <table:table-cell office:value-type="float" office:value="5.03440564008">
            <text:p>5,0344056401</text:p>
          </table:table-cell>
          <table:table-cell office:value-type="float" office:value="3.26466299256">
            <text:p>3,2646629926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IF(AND([.F$5]&lt;[.B61];[.B61]&lt;=[.F$6]);([.B61]-[.F$5])/([.F$6]-[.F$5]);1)" office:value-type="float" office:value="0.04411049876">
            <text:p>0,0441104988</text:p>
          </table:table-cell>
          <table:table-cell table:formula="of:=ABS([.D61]-[.C61])" office:value-type="float" office:value="0.00388950124000002">
            <text:p>0,0038895012</text:p>
          </table:table-cell>
          <table:table-cell table:formula="of:=ABS([.D61]-[.C60])" office:value-type="float" office:value="0.00288950124000002">
            <text:p>0,0028895012</text:p>
          </table:table-cell>
        </table:table-row>
        <table:table-row table:style-name="ro1">
          <table:table-cell office:value-type="float" office:value="4.78055653383">
            <text:p>4,7805565338</text:p>
          </table:table-cell>
          <table:table-cell office:value-type="float" office:value="3.27084999892">
            <text:p>3,2708499989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IF(AND([.F$5]&lt;[.B62];[.B62]&lt;=[.F$6]);([.B62]-[.F$5])/([.F$6]-[.F$5]);1)" office:value-type="float" office:value="0.0451416664866667">
            <text:p>0,0451416665</text:p>
          </table:table-cell>
          <table:table-cell table:formula="of:=ABS([.D62]-[.C62])" office:value-type="float" office:value="0.0038583335133333">
            <text:p>0,0038583335</text:p>
          </table:table-cell>
          <table:table-cell table:formula="of:=ABS([.D62]-[.C61])" office:value-type="float" office:value="0.0028583335133333">
            <text:p>0,0028583335</text:p>
          </table:table-cell>
        </table:table-row>
        <table:table-row table:style-name="ro1">
          <table:table-cell office:value-type="float" office:value="5.65194866678">
            <text:p>5,6519486668</text:p>
          </table:table-cell>
          <table:table-cell office:value-type="float" office:value="3.27344818084">
            <text:p>3,2734481808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IF(AND([.F$5]&lt;[.B63];[.B63]&lt;=[.F$6]);([.B63]-[.F$5])/([.F$6]-[.F$5]);1)" office:value-type="float" office:value="0.0455746968066667">
            <text:p>0,0455746968</text:p>
          </table:table-cell>
          <table:table-cell table:formula="of:=ABS([.D63]-[.C63])" office:value-type="float" office:value="0.00442530319333333">
            <text:p>0,0044253032</text:p>
          </table:table-cell>
          <table:table-cell table:formula="of:=ABS([.D63]-[.C62])" office:value-type="float" office:value="0.00342530319333333">
            <text:p>0,0034253032</text:p>
          </table:table-cell>
        </table:table-row>
        <table:table-row table:style-name="ro1">
          <table:table-cell office:value-type="float" office:value="3.33546956517">
            <text:p>3,3354695652</text:p>
          </table:table-cell>
          <table:table-cell office:value-type="float" office:value="3.27745673553">
            <text:p>3,2774567355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IF(AND([.F$5]&lt;[.B64];[.B64]&lt;=[.F$6]);([.B64]-[.F$5])/([.F$6]-[.F$5]);1)" office:value-type="float" office:value="0.046242789255">
            <text:p>0,0462427893</text:p>
          </table:table-cell>
          <table:table-cell table:formula="of:=ABS([.D64]-[.C64])" office:value-type="float" office:value="0.004757210745">
            <text:p>0,0047572107</text:p>
          </table:table-cell>
          <table:table-cell table:formula="of:=ABS([.D64]-[.C63])" office:value-type="float" office:value="0.00375721074500001">
            <text:p>0,0037572107</text:p>
          </table:table-cell>
        </table:table-row>
        <table:table-row table:style-name="ro1">
          <table:table-cell office:value-type="float" office:value="7.01629723777">
            <text:p>7,0162972378</text:p>
          </table:table-cell>
          <table:table-cell office:value-type="float" office:value="3.2998662509">
            <text:p>3,2998662509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IF(AND([.F$5]&lt;[.B65];[.B65]&lt;=[.F$6]);([.B65]-[.F$5])/([.F$6]-[.F$5]);1)" office:value-type="float" office:value="0.0499777084833333">
            <text:p>0,0499777085</text:p>
          </table:table-cell>
          <table:table-cell table:formula="of:=ABS([.D65]-[.C65])" office:value-type="float" office:value="0.00202229151666665">
            <text:p>0,0020222915</text:p>
          </table:table-cell>
          <table:table-cell table:formula="of:=ABS([.D65]-[.C64])" office:value-type="float" office:value="0.00102229151666665">
            <text:p>0,0010222915</text:p>
          </table:table-cell>
        </table:table-row>
        <table:table-row table:style-name="ro1">
          <table:table-cell office:value-type="float" office:value="8.7094579067">
            <text:p>8,7094579067</text:p>
          </table:table-cell>
          <table:table-cell office:value-type="float" office:value="3.30121402821">
            <text:p>3,3012140282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IF(AND([.F$5]&lt;[.B66];[.B66]&lt;=[.F$6]);([.B66]-[.F$5])/([.F$6]-[.F$5]);1)" office:value-type="float" office:value="0.050202338035">
            <text:p>0,050202338</text:p>
          </table:table-cell>
          <table:table-cell table:formula="of:=ABS([.D66]-[.C66])" office:value-type="float" office:value="0.002797661965">
            <text:p>0,002797662</text:p>
          </table:table-cell>
          <table:table-cell table:formula="of:=ABS([.D66]-[.C65])" office:value-type="float" office:value="0.001797661965">
            <text:p>0,001797662</text:p>
          </table:table-cell>
        </table:table-row>
        <table:table-row table:style-name="ro1">
          <table:table-cell office:value-type="float" office:value="4.40750773445">
            <text:p>4,4075077345</text:p>
          </table:table-cell>
          <table:table-cell office:value-type="float" office:value="3.30371888361">
            <text:p>3,3037188836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IF(AND([.F$5]&lt;[.B67];[.B67]&lt;=[.F$6]);([.B67]-[.F$5])/([.F$6]-[.F$5]);1)" office:value-type="float" office:value="0.050619813935">
            <text:p>0,0506198139</text:p>
          </table:table-cell>
          <table:table-cell table:formula="of:=ABS([.D67]-[.C67])" office:value-type="float" office:value="0.00338018606499996">
            <text:p>0,0033801861</text:p>
          </table:table-cell>
          <table:table-cell table:formula="of:=ABS([.D67]-[.C66])" office:value-type="float" office:value="0.00238018606499996">
            <text:p>0,0023801861</text:p>
          </table:table-cell>
        </table:table-row>
        <table:table-row table:style-name="ro1">
          <table:table-cell office:value-type="float" office:value="3.38944627243">
            <text:p>3,3894462724</text:p>
          </table:table-cell>
          <table:table-cell office:value-type="float" office:value="3.30913316788">
            <text:p>3,3091331679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IF(AND([.F$5]&lt;[.B68];[.B68]&lt;=[.F$6]);([.B68]-[.F$5])/([.F$6]-[.F$5]);1)" office:value-type="float" office:value="0.0515221946466666">
            <text:p>0,0515221946</text:p>
          </table:table-cell>
          <table:table-cell table:formula="of:=ABS([.D68]-[.C68])" office:value-type="float" office:value="0.00347780535333337">
            <text:p>0,0034778054</text:p>
          </table:table-cell>
          <table:table-cell table:formula="of:=ABS([.D68]-[.C67])" office:value-type="float" office:value="0.00247780535333337">
            <text:p>0,0024778054</text:p>
          </table:table-cell>
        </table:table-row>
        <table:table-row table:style-name="ro1">
          <table:table-cell office:value-type="float" office:value="4.10540916366">
            <text:p>4,1054091637</text:p>
          </table:table-cell>
          <table:table-cell office:value-type="float" office:value="3.31136158336">
            <text:p>3,3113615834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IF(AND([.F$5]&lt;[.B69];[.B69]&lt;=[.F$6]);([.B69]-[.F$5])/([.F$6]-[.F$5]);1)" office:value-type="float" office:value="0.0518935972266667">
            <text:p>0,0518935972</text:p>
          </table:table-cell>
          <table:table-cell table:formula="of:=ABS([.D69]-[.C69])" office:value-type="float" office:value="0.00410640277333332">
            <text:p>0,0041064028</text:p>
          </table:table-cell>
          <table:table-cell table:formula="of:=ABS([.D69]-[.C68])" office:value-type="float" office:value="0.00310640277333332">
            <text:p>0,0031064028</text:p>
          </table:table-cell>
        </table:table-row>
        <table:table-row table:style-name="ro1">
          <table:table-cell office:value-type="float" office:value="8.40352223625">
            <text:p>8,4035222363</text:p>
          </table:table-cell>
          <table:table-cell office:value-type="float" office:value="3.31393024459">
            <text:p>3,3139302446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IF(AND([.F$5]&lt;[.B70];[.B70]&lt;=[.F$6]);([.B70]-[.F$5])/([.F$6]-[.F$5]);1)" office:value-type="float" office:value="0.0523217074316666">
            <text:p>0,0523217074</text:p>
          </table:table-cell>
          <table:table-cell table:formula="of:=ABS([.D70]-[.C70])" office:value-type="float" office:value="0.00467829256833336">
            <text:p>0,0046782926</text:p>
          </table:table-cell>
          <table:table-cell table:formula="of:=ABS([.D70]-[.C69])" office:value-type="float" office:value="0.00367829256833336">
            <text:p>0,0036782926</text:p>
          </table:table-cell>
        </table:table-row>
        <table:table-row table:style-name="ro1">
          <table:table-cell office:value-type="float" office:value="6.36985338693">
            <text:p>6,3698533869</text:p>
          </table:table-cell>
          <table:table-cell office:value-type="float" office:value="3.31393612131">
            <text:p>3,3139361213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IF(AND([.F$5]&lt;[.B71];[.B71]&lt;=[.F$6]);([.B71]-[.F$5])/([.F$6]-[.F$5]);1)" office:value-type="float" office:value="0.052322686885">
            <text:p>0,0523226869</text:p>
          </table:table-cell>
          <table:table-cell table:formula="of:=ABS([.D71]-[.C71])" office:value-type="float" office:value="0.00567731311500003">
            <text:p>0,0056773131</text:p>
          </table:table-cell>
          <table:table-cell table:formula="of:=ABS([.D71]-[.C70])" office:value-type="float" office:value="0.00467731311500003">
            <text:p>0,0046773131</text:p>
          </table:table-cell>
        </table:table-row>
        <table:table-row table:style-name="ro1">
          <table:table-cell office:value-type="float" office:value="8.45854403604">
            <text:p>8,458544036</text:p>
          </table:table-cell>
          <table:table-cell office:value-type="float" office:value="3.33546956517">
            <text:p>3,3354695652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IF(AND([.F$5]&lt;[.B72];[.B72]&lt;=[.F$6]);([.B72]-[.F$5])/([.F$6]-[.F$5]);1)" office:value-type="float" office:value="0.055911594195">
            <text:p>0,0559115942</text:p>
          </table:table-cell>
          <table:table-cell table:formula="of:=ABS([.D72]-[.C72])" office:value-type="float" office:value="0.00308840580500001">
            <text:p>0,0030884058</text:p>
          </table:table-cell>
          <table:table-cell table:formula="of:=ABS([.D72]-[.C71])" office:value-type="float" office:value="0.00208840580500001">
            <text:p>0,0020884058</text:p>
          </table:table-cell>
        </table:table-row>
        <table:table-row table:style-name="ro1">
          <table:table-cell office:value-type="float" office:value="4.79904322721">
            <text:p>4,7990432272</text:p>
          </table:table-cell>
          <table:table-cell office:value-type="float" office:value="3.35210802111">
            <text:p>3,3521080211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IF(AND([.F$5]&lt;[.B73];[.B73]&lt;=[.F$6]);([.B73]-[.F$5])/([.F$6]-[.F$5]);1)" office:value-type="float" office:value="0.058684670185">
            <text:p>0,0586846702</text:p>
          </table:table-cell>
          <table:table-cell table:formula="of:=ABS([.D73]-[.C73])" office:value-type="float" office:value="0.00131532981500002">
            <text:p>0,0013153298</text:p>
          </table:table-cell>
          <table:table-cell table:formula="of:=ABS([.D73]-[.C72])" office:value-type="float" office:value="0.000315329815000022">
            <text:p>0,0003153298</text:p>
          </table:table-cell>
        </table:table-row>
        <table:table-row table:style-name="ro1">
          <table:table-cell office:value-type="float" office:value="5.28311782295">
            <text:p>5,283117823</text:p>
          </table:table-cell>
          <table:table-cell office:value-type="float" office:value="3.36392197509">
            <text:p>3,3639219751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IF(AND([.F$5]&lt;[.B74];[.B74]&lt;=[.F$6]);([.B74]-[.F$5])/([.F$6]-[.F$5]);1)" office:value-type="float" office:value="0.060653662515">
            <text:p>0,0606536625</text:p>
          </table:table-cell>
          <table:table-cell table:formula="of:=ABS([.D74]-[.C74])" office:value-type="float" office:value="0.000346337485000035">
            <text:p>0,0003463375</text:p>
          </table:table-cell>
          <table:table-cell table:formula="of:=ABS([.D74]-[.C73])" office:value-type="float" office:value="0.000653662514999966">
            <text:p>0,0006536625</text:p>
          </table:table-cell>
        </table:table-row>
        <table:table-row table:style-name="ro1">
          <table:table-cell office:value-type="float" office:value="3.06678910236">
            <text:p>3,0667891024</text:p>
          </table:table-cell>
          <table:table-cell office:value-type="float" office:value="3.37744483082">
            <text:p>3,3774448308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IF(AND([.F$5]&lt;[.B75];[.B75]&lt;=[.F$6]);([.B75]-[.F$5])/([.F$6]-[.F$5]);1)" office:value-type="float" office:value="0.0629074718033333">
            <text:p>0,0629074718</text:p>
          </table:table-cell>
          <table:table-cell table:formula="of:=ABS([.D75]-[.C75])" office:value-type="float" office:value="0.000907471803333337">
            <text:p>0,0009074718</text:p>
          </table:table-cell>
          <table:table-cell table:formula="of:=ABS([.D75]-[.C74])" office:value-type="float" office:value="0.00190747180333334">
            <text:p>0,0019074718</text:p>
          </table:table-cell>
        </table:table-row>
        <table:table-row table:style-name="ro1">
          <table:table-cell office:value-type="float" office:value="6.50513845428">
            <text:p>6,5051384543</text:p>
          </table:table-cell>
          <table:table-cell office:value-type="float" office:value="3.38749282067">
            <text:p>3,3874928207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IF(AND([.F$5]&lt;[.B76];[.B76]&lt;=[.F$6]);([.B76]-[.F$5])/([.F$6]-[.F$5]);1)" office:value-type="float" office:value="0.0645821367783333">
            <text:p>0,0645821368</text:p>
          </table:table-cell>
          <table:table-cell table:formula="of:=ABS([.D76]-[.C76])" office:value-type="float" office:value="0.00158213677833331">
            <text:p>0,0015821368</text:p>
          </table:table-cell>
          <table:table-cell table:formula="of:=ABS([.D76]-[.C75])" office:value-type="float" office:value="0.00258213677833331">
            <text:p>0,0025821368</text:p>
          </table:table-cell>
        </table:table-row>
        <table:table-row table:style-name="ro1">
          <table:table-cell office:value-type="float" office:value="3.63570091583">
            <text:p>3,6357009158</text:p>
          </table:table-cell>
          <table:table-cell office:value-type="float" office:value="3.38944627243">
            <text:p>3,3894462724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IF(AND([.F$5]&lt;[.B77];[.B77]&lt;=[.F$6]);([.B77]-[.F$5])/([.F$6]-[.F$5]);1)" office:value-type="float" office:value="0.0649077120716666">
            <text:p>0,0649077121</text:p>
          </table:table-cell>
          <table:table-cell table:formula="of:=ABS([.D77]-[.C77])" office:value-type="float" office:value="0.000907712071666636">
            <text:p>0,0009077121</text:p>
          </table:table-cell>
          <table:table-cell table:formula="of:=ABS([.D77]-[.C76])" office:value-type="float" office:value="0.00190771207166664">
            <text:p>0,0019077121</text:p>
          </table:table-cell>
        </table:table-row>
        <table:table-row table:style-name="ro1">
          <table:table-cell office:value-type="float" office:value="7.31135496241">
            <text:p>7,3113549624</text:p>
          </table:table-cell>
          <table:table-cell office:value-type="float" office:value="3.39019120486">
            <text:p>3,3901912049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IF(AND([.F$5]&lt;[.B78];[.B78]&lt;=[.F$6]);([.B78]-[.F$5])/([.F$6]-[.F$5]);1)" office:value-type="float" office:value="0.0650318674766666">
            <text:p>0,0650318675</text:p>
          </table:table-cell>
          <table:table-cell table:formula="of:=ABS([.D78]-[.C78])" office:value-type="float" office:value="0.0000318674766666277">
            <text:p>3,18674766666277E-005</text:p>
          </table:table-cell>
          <table:table-cell table:formula="of:=ABS([.D78]-[.C77])" office:value-type="float" office:value="0.00103186747666663">
            <text:p>0,0010318675</text:p>
          </table:table-cell>
        </table:table-row>
        <table:table-row table:style-name="ro1">
          <table:table-cell office:value-type="float" office:value="7.7529367047">
            <text:p>7,7529367047</text:p>
          </table:table-cell>
          <table:table-cell office:value-type="float" office:value="3.40130622958">
            <text:p>3,4013062296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IF(AND([.F$5]&lt;[.B79];[.B79]&lt;=[.F$6]);([.B79]-[.F$5])/([.F$6]-[.F$5]);1)" office:value-type="float" office:value="0.0668843715966666">
            <text:p>0,0668843716</text:p>
          </table:table-cell>
          <table:table-cell table:formula="of:=ABS([.D79]-[.C79])" office:value-type="float" office:value="0.000884371596666642">
            <text:p>0,0008843716</text:p>
          </table:table-cell>
          <table:table-cell table:formula="of:=ABS([.D79]-[.C78])" office:value-type="float" office:value="0.00188437159666664">
            <text:p>0,0018843716</text:p>
          </table:table-cell>
        </table:table-row>
        <table:table-row table:style-name="ro1">
          <table:table-cell office:value-type="float" office:value="4.06106292856">
            <text:p>4,0610629286</text:p>
          </table:table-cell>
          <table:table-cell office:value-type="float" office:value="3.4085839248">
            <text:p>3,4085839248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IF(AND([.F$5]&lt;[.B80];[.B80]&lt;=[.F$6]);([.B80]-[.F$5])/([.F$6]-[.F$5]);1)" office:value-type="float" office:value="0.0680973208">
            <text:p>0,0680973208</text:p>
          </table:table-cell>
          <table:table-cell table:formula="of:=ABS([.D80]-[.C80])" office:value-type="float" office:value="0.00109732079999997">
            <text:p>0,0010973208</text:p>
          </table:table-cell>
          <table:table-cell table:formula="of:=ABS([.D80]-[.C79])" office:value-type="float" office:value="0.00209732079999997">
            <text:p>0,0020973208</text:p>
          </table:table-cell>
        </table:table-row>
        <table:table-row table:style-name="ro1">
          <table:table-cell office:value-type="float" office:value="6.89516879969">
            <text:p>6,8951687997</text:p>
          </table:table-cell>
          <table:table-cell office:value-type="float" office:value="3.4135105181">
            <text:p>3,4135105181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IF(AND([.F$5]&lt;[.B81];[.B81]&lt;=[.F$6]);([.B81]-[.F$5])/([.F$6]-[.F$5]);1)" office:value-type="float" office:value="0.0689184196833333">
            <text:p>0,0689184197</text:p>
          </table:table-cell>
          <table:table-cell table:formula="of:=ABS([.D81]-[.C81])" office:value-type="float" office:value="0.000918419683333296">
            <text:p>0,0009184197</text:p>
          </table:table-cell>
          <table:table-cell table:formula="of:=ABS([.D81]-[.C80])" office:value-type="float" office:value="0.0019184196833333">
            <text:p>0,0019184197</text:p>
          </table:table-cell>
        </table:table-row>
        <table:table-row table:style-name="ro1">
          <table:table-cell office:value-type="float" office:value="5.38729581992">
            <text:p>5,3872958199</text:p>
          </table:table-cell>
          <table:table-cell office:value-type="float" office:value="3.41418868015">
            <text:p>3,4141886802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IF(AND([.F$5]&lt;[.B82];[.B82]&lt;=[.F$6]);([.B82]-[.F$5])/([.F$6]-[.F$5]);1)" office:value-type="float" office:value="0.0690314466916667">
            <text:p>0,0690314467</text:p>
          </table:table-cell>
          <table:table-cell table:formula="of:=ABS([.D82]-[.C82])" office:value-type="float" office:value="0.0000314466916666728">
            <text:p>3,14466916666728E-005</text:p>
          </table:table-cell>
          <table:table-cell table:formula="of:=ABS([.D82]-[.C81])" office:value-type="float" office:value="0.00103144669166667">
            <text:p>0,0010314467</text:p>
          </table:table-cell>
        </table:table-row>
        <table:table-row table:style-name="ro1">
          <table:table-cell office:value-type="float" office:value="8.17137714648">
            <text:p>8,1713771465</text:p>
          </table:table-cell>
          <table:table-cell office:value-type="float" office:value="3.4289817923">
            <text:p>3,4289817923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IF(AND([.F$5]&lt;[.B83];[.B83]&lt;=[.F$6]);([.B83]-[.F$5])/([.F$6]-[.F$5]);1)" office:value-type="float" office:value="0.0714969653833334">
            <text:p>0,0714969654</text:p>
          </table:table-cell>
          <table:table-cell table:formula="of:=ABS([.D83]-[.C83])" office:value-type="float" office:value="0.00149696538333334">
            <text:p>0,0014969654</text:p>
          </table:table-cell>
          <table:table-cell table:formula="of:=ABS([.D83]-[.C82])" office:value-type="float" office:value="0.00249696538333334">
            <text:p>0,0024969654</text:p>
          </table:table-cell>
        </table:table-row>
        <table:table-row table:style-name="ro1">
          <table:table-cell office:value-type="float" office:value="6.02489004947">
            <text:p>6,0248900495</text:p>
          </table:table-cell>
          <table:table-cell office:value-type="float" office:value="3.44578829125">
            <text:p>3,445788291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IF(AND([.F$5]&lt;[.B84];[.B84]&lt;=[.F$6]);([.B84]-[.F$5])/([.F$6]-[.F$5]);1)" office:value-type="float" office:value="0.0742980485416667">
            <text:p>0,0742980485</text:p>
          </table:table-cell>
          <table:table-cell table:formula="of:=ABS([.D84]-[.C84])" office:value-type="float" office:value="0.00329804854166667">
            <text:p>0,0032980485</text:p>
          </table:table-cell>
          <table:table-cell table:formula="of:=ABS([.D84]-[.C83])" office:value-type="float" office:value="0.00429804854166665">
            <text:p>0,0042980485</text:p>
          </table:table-cell>
        </table:table-row>
        <table:table-row table:style-name="ro1">
          <table:table-cell office:value-type="float" office:value="3.49130155739">
            <text:p>3,4913015574</text:p>
          </table:table-cell>
          <table:table-cell office:value-type="float" office:value="3.44973775247">
            <text:p>3,4497377525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IF(AND([.F$5]&lt;[.B85];[.B85]&lt;=[.F$6]);([.B85]-[.F$5])/([.F$6]-[.F$5]);1)" office:value-type="float" office:value="0.0749562920783333">
            <text:p>0,0749562921</text:p>
          </table:table-cell>
          <table:table-cell table:formula="of:=ABS([.D85]-[.C85])" office:value-type="float" office:value="0.00295629207833333">
            <text:p>0,0029562921</text:p>
          </table:table-cell>
          <table:table-cell table:formula="of:=ABS([.D85]-[.C84])" office:value-type="float" office:value="0.00395629207833333">
            <text:p>0,0039562921</text:p>
          </table:table-cell>
        </table:table-row>
        <table:table-row table:style-name="ro1">
          <table:table-cell office:value-type="float" office:value="6.37116568046">
            <text:p>6,3711656805</text:p>
          </table:table-cell>
          <table:table-cell office:value-type="float" office:value="3.45479102879">
            <text:p>3,4547910288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IF(AND([.F$5]&lt;[.B86];[.B86]&lt;=[.F$6]);([.B86]-[.F$5])/([.F$6]-[.F$5]);1)" office:value-type="float" office:value="0.0757985047983333">
            <text:p>0,0757985048</text:p>
          </table:table-cell>
          <table:table-cell table:formula="of:=ABS([.D86]-[.C86])" office:value-type="float" office:value="0.00279850479833332">
            <text:p>0,0027985048</text:p>
          </table:table-cell>
          <table:table-cell table:formula="of:=ABS([.D86]-[.C85])" office:value-type="float" office:value="0.00379850479833332">
            <text:p>0,0037985048</text:p>
          </table:table-cell>
        </table:table-row>
        <table:table-row table:style-name="ro1">
          <table:table-cell office:value-type="float" office:value="5.01280706588">
            <text:p>5,0128070659</text:p>
          </table:table-cell>
          <table:table-cell office:value-type="float" office:value="3.45546847324">
            <text:p>3,4554684732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IF(AND([.F$5]&lt;[.B87];[.B87]&lt;=[.F$6]);([.B87]-[.F$5])/([.F$6]-[.F$5]);1)" office:value-type="float" office:value="0.0759114122066666">
            <text:p>0,0759114122</text:p>
          </table:table-cell>
          <table:table-cell table:formula="of:=ABS([.D87]-[.C87])" office:value-type="float" office:value="0.00191141220666664">
            <text:p>0,0019114122</text:p>
          </table:table-cell>
          <table:table-cell table:formula="of:=ABS([.D87]-[.C86])" office:value-type="float" office:value="0.00291141220666664">
            <text:p>0,0029114122</text:p>
          </table:table-cell>
        </table:table-row>
        <table:table-row table:style-name="ro1">
          <table:table-cell office:value-type="float" office:value="4.43650181368">
            <text:p>4,4365018137</text:p>
          </table:table-cell>
          <table:table-cell office:value-type="float" office:value="3.46643446543">
            <text:p>3,4664344654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IF(AND([.F$5]&lt;[.B88];[.B88]&lt;=[.F$6]);([.B88]-[.F$5])/([.F$6]-[.F$5]);1)" office:value-type="float" office:value="0.0777390775716667">
            <text:p>0,0777390776</text:p>
          </table:table-cell>
          <table:table-cell table:formula="of:=ABS([.D88]-[.C88])" office:value-type="float" office:value="0.00273907757166665">
            <text:p>0,0027390776</text:p>
          </table:table-cell>
          <table:table-cell table:formula="of:=ABS([.D88]-[.C87])" office:value-type="float" office:value="0.00373907757166665">
            <text:p>0,0037390776</text:p>
          </table:table-cell>
        </table:table-row>
        <table:table-row table:style-name="ro1">
          <table:table-cell office:value-type="float" office:value="3.47741888248">
            <text:p>3,4774188825</text:p>
          </table:table-cell>
          <table:table-cell office:value-type="float" office:value="3.47477799208">
            <text:p>3,4747779921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IF(AND([.F$5]&lt;[.B89];[.B89]&lt;=[.F$6]);([.B89]-[.F$5])/([.F$6]-[.F$5]);1)" office:value-type="float" office:value="0.0791296653466667">
            <text:p>0,0791296653</text:p>
          </table:table-cell>
          <table:table-cell table:formula="of:=ABS([.D89]-[.C89])" office:value-type="float" office:value="0.00312966534666666">
            <text:p>0,0031296653</text:p>
          </table:table-cell>
          <table:table-cell table:formula="of:=ABS([.D89]-[.C88])" office:value-type="float" office:value="0.00412966534666666">
            <text:p>0,0041296653</text:p>
          </table:table-cell>
        </table:table-row>
        <table:table-row table:style-name="ro1">
          <table:table-cell office:value-type="float" office:value="6.07798079579">
            <text:p>6,0779807958</text:p>
          </table:table-cell>
          <table:table-cell office:value-type="float" office:value="3.47741888248">
            <text:p>3,4774188825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IF(AND([.F$5]&lt;[.B90];[.B90]&lt;=[.F$6]);([.B90]-[.F$5])/([.F$6]-[.F$5]);1)" office:value-type="float" office:value="0.0795698137466666">
            <text:p>0,0795698137</text:p>
          </table:table-cell>
          <table:table-cell table:formula="of:=ABS([.D90]-[.C90])" office:value-type="float" office:value="0.00256981374666665">
            <text:p>0,0025698137</text:p>
          </table:table-cell>
          <table:table-cell table:formula="of:=ABS([.D90]-[.C89])" office:value-type="float" office:value="0.00356981374666665">
            <text:p>0,0035698137</text:p>
          </table:table-cell>
        </table:table-row>
        <table:table-row table:style-name="ro1">
          <table:table-cell office:value-type="float" office:value="7.6404815872">
            <text:p>7,6404815872</text:p>
          </table:table-cell>
          <table:table-cell office:value-type="float" office:value="3.48229584638">
            <text:p>3,4822958464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IF(AND([.F$5]&lt;[.B91];[.B91]&lt;=[.F$6]);([.B91]-[.F$5])/([.F$6]-[.F$5]);1)" office:value-type="float" office:value="0.0803826410633333">
            <text:p>0,0803826411</text:p>
          </table:table-cell>
          <table:table-cell table:formula="of:=ABS([.D91]-[.C91])" office:value-type="float" office:value="0.00238264106333333">
            <text:p>0,0023826411</text:p>
          </table:table-cell>
          <table:table-cell table:formula="of:=ABS([.D91]-[.C90])" office:value-type="float" office:value="0.00338264106333333">
            <text:p>0,0033826411</text:p>
          </table:table-cell>
        </table:table-row>
        <table:table-row table:style-name="ro1">
          <table:table-cell office:value-type="float" office:value="3.5058936522">
            <text:p>3,5058936522</text:p>
          </table:table-cell>
          <table:table-cell office:value-type="float" office:value="3.48447227971">
            <text:p>3,4844722797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IF(AND([.F$5]&lt;[.B92];[.B92]&lt;=[.F$6]);([.B92]-[.F$5])/([.F$6]-[.F$5]);1)" office:value-type="float" office:value="0.0807453799516666">
            <text:p>0,08074538</text:p>
          </table:table-cell>
          <table:table-cell table:formula="of:=ABS([.D92]-[.C92])" office:value-type="float" office:value="0.00174537995166664">
            <text:p>0,00174538</text:p>
          </table:table-cell>
          <table:table-cell table:formula="of:=ABS([.D92]-[.C91])" office:value-type="float" office:value="0.00274537995166664">
            <text:p>0,00274538</text:p>
          </table:table-cell>
        </table:table-row>
        <table:table-row table:style-name="ro1">
          <table:table-cell office:value-type="float" office:value="7.98160441827">
            <text:p>7,9816044183</text:p>
          </table:table-cell>
          <table:table-cell office:value-type="float" office:value="3.49130155739">
            <text:p>3,4913015574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IF(AND([.F$5]&lt;[.B93];[.B93]&lt;=[.F$6]);([.B93]-[.F$5])/([.F$6]-[.F$5]);1)" office:value-type="float" office:value="0.0818835928983333">
            <text:p>0,0818835929</text:p>
          </table:table-cell>
          <table:table-cell table:formula="of:=ABS([.D93]-[.C93])" office:value-type="float" office:value="0.00188359289833331">
            <text:p>0,0018835929</text:p>
          </table:table-cell>
          <table:table-cell table:formula="of:=ABS([.D93]-[.C92])" office:value-type="float" office:value="0.00288359289833331">
            <text:p>0,0028835929</text:p>
          </table:table-cell>
        </table:table-row>
        <table:table-row table:style-name="ro1">
          <table:table-cell office:value-type="float" office:value="6.28277604593">
            <text:p>6,2827760459</text:p>
          </table:table-cell>
          <table:table-cell office:value-type="float" office:value="3.49196723974">
            <text:p>3,4919672397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IF(AND([.F$5]&lt;[.B94];[.B94]&lt;=[.F$6]);([.B94]-[.F$5])/([.F$6]-[.F$5]);1)" office:value-type="float" office:value="0.0819945399566667">
            <text:p>0,08199454</text:p>
          </table:table-cell>
          <table:table-cell table:formula="of:=ABS([.D94]-[.C94])" office:value-type="float" office:value="0.000994539956666679">
            <text:p>0,00099454</text:p>
          </table:table-cell>
          <table:table-cell table:formula="of:=ABS([.D94]-[.C93])" office:value-type="float" office:value="0.00199453995666668">
            <text:p>0,00199454</text:p>
          </table:table-cell>
        </table:table-row>
        <table:table-row table:style-name="ro1">
          <table:table-cell office:value-type="float" office:value="4.0610202597">
            <text:p>4,0610202597</text:p>
          </table:table-cell>
          <table:table-cell office:value-type="float" office:value="3.5058936522">
            <text:p>3,5058936522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IF(AND([.F$5]&lt;[.B95];[.B95]&lt;=[.F$6]);([.B95]-[.F$5])/([.F$6]-[.F$5]);1)" office:value-type="float" office:value="0.0843156087">
            <text:p>0,0843156087</text:p>
          </table:table-cell>
          <table:table-cell table:formula="of:=ABS([.D95]-[.C95])" office:value-type="float" office:value="0.00231560870000003">
            <text:p>0,0023156087</text:p>
          </table:table-cell>
          <table:table-cell table:formula="of:=ABS([.D95]-[.C94])" office:value-type="float" office:value="0.00331560870000003">
            <text:p>0,0033156087</text:p>
          </table:table-cell>
        </table:table-row>
        <table:table-row table:style-name="ro1">
          <table:table-cell office:value-type="float" office:value="4.20576258717">
            <text:p>4,2057625872</text:p>
          </table:table-cell>
          <table:table-cell office:value-type="float" office:value="3.5099975014">
            <text:p>3,5099975014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IF(AND([.F$5]&lt;[.B96];[.B96]&lt;=[.F$6]);([.B96]-[.F$5])/([.F$6]-[.F$5]);1)" office:value-type="float" office:value="0.0849995835666667">
            <text:p>0,0849995836</text:p>
          </table:table-cell>
          <table:table-cell table:formula="of:=ABS([.D96]-[.C96])" office:value-type="float" office:value="0.00199958356666666">
            <text:p>0,0019995836</text:p>
          </table:table-cell>
          <table:table-cell table:formula="of:=ABS([.D96]-[.C95])" office:value-type="float" office:value="0.00299958356666666">
            <text:p>0,0029995836</text:p>
          </table:table-cell>
        </table:table-row>
        <table:table-row table:style-name="ro1">
          <table:table-cell office:value-type="float" office:value="8.05422797507">
            <text:p>8,0542279751</text:p>
          </table:table-cell>
          <table:table-cell office:value-type="float" office:value="3.519340985">
            <text:p>3,519340985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IF(AND([.F$5]&lt;[.B97];[.B97]&lt;=[.F$6]);([.B97]-[.F$5])/([.F$6]-[.F$5]);1)" office:value-type="float" office:value="0.0865568308333333">
            <text:p>0,0865568308</text:p>
          </table:table-cell>
          <table:table-cell table:formula="of:=ABS([.D97]-[.C97])" office:value-type="float" office:value="0.00255683083333331">
            <text:p>0,0025568308</text:p>
          </table:table-cell>
          <table:table-cell table:formula="of:=ABS([.D97]-[.C96])" office:value-type="float" office:value="0.00355683083333332">
            <text:p>0,0035568308</text:p>
          </table:table-cell>
        </table:table-row>
        <table:table-row table:style-name="ro1">
          <table:table-cell office:value-type="float" office:value="8.25424292291">
            <text:p>8,2542429229</text:p>
          </table:table-cell>
          <table:table-cell office:value-type="float" office:value="3.52002162654">
            <text:p>3,5200216265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IF(AND([.F$5]&lt;[.B98];[.B98]&lt;=[.F$6]);([.B98]-[.F$5])/([.F$6]-[.F$5]);1)" office:value-type="float" office:value="0.08667027109">
            <text:p>0,0866702711</text:p>
          </table:table-cell>
          <table:table-cell table:formula="of:=ABS([.D98]-[.C98])" office:value-type="float" office:value="0.00167027109000002">
            <text:p>0,0016702711</text:p>
          </table:table-cell>
          <table:table-cell table:formula="of:=ABS([.D98]-[.C97])" office:value-type="float" office:value="0.00267027109000002">
            <text:p>0,0026702711</text:p>
          </table:table-cell>
        </table:table-row>
        <table:table-row table:style-name="ro1">
          <table:table-cell office:value-type="float" office:value="8.8156951644">
            <text:p>8,8156951644</text:p>
          </table:table-cell>
          <table:table-cell office:value-type="float" office:value="3.52011178113">
            <text:p>3,5201117811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IF(AND([.F$5]&lt;[.B99];[.B99]&lt;=[.F$6]);([.B99]-[.F$5])/([.F$6]-[.F$5]);1)" office:value-type="float" office:value="0.086685296855">
            <text:p>0,0866852969</text:p>
          </table:table-cell>
          <table:table-cell table:formula="of:=ABS([.D99]-[.C99])" office:value-type="float" office:value="0.000685296854999976">
            <text:p>0,0006852969</text:p>
          </table:table-cell>
          <table:table-cell table:formula="of:=ABS([.D99]-[.C98])" office:value-type="float" office:value="0.00168529685499996">
            <text:p>0,0016852969</text:p>
          </table:table-cell>
        </table:table-row>
        <table:table-row table:style-name="ro1">
          <table:table-cell office:value-type="float" office:value="6.58812568194">
            <text:p>6,5881256819</text:p>
          </table:table-cell>
          <table:table-cell office:value-type="float" office:value="3.52960380763">
            <text:p>3,5296038076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IF(AND([.F$5]&lt;[.B100];[.B100]&lt;=[.F$6]);([.B100]-[.F$5])/([.F$6]-[.F$5]);1)" office:value-type="float" office:value="0.0882673012716667">
            <text:p>0,0882673013</text:p>
          </table:table-cell>
          <table:table-cell table:formula="of:=ABS([.D100]-[.C100])" office:value-type="float" office:value="0.00126730127166667">
            <text:p>0,0012673013</text:p>
          </table:table-cell>
          <table:table-cell table:formula="of:=ABS([.D100]-[.C99])" office:value-type="float" office:value="0.00226730127166667">
            <text:p>0,0022673013</text:p>
          </table:table-cell>
        </table:table-row>
        <table:table-row table:style-name="ro1">
          <table:table-cell office:value-type="float" office:value="3.94983439555">
            <text:p>3,9498343956</text:p>
          </table:table-cell>
          <table:table-cell office:value-type="float" office:value="3.54002174903">
            <text:p>3,540021749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IF(AND([.F$5]&lt;[.B101];[.B101]&lt;=[.F$6]);([.B101]-[.F$5])/([.F$6]-[.F$5]);1)" office:value-type="float" office:value="0.0900036248383334">
            <text:p>0,0900036248</text:p>
          </table:table-cell>
          <table:table-cell table:formula="of:=ABS([.D101]-[.C101])" office:value-type="float" office:value="0.00200362483833336">
            <text:p>0,0020036248</text:p>
          </table:table-cell>
          <table:table-cell table:formula="of:=ABS([.D101]-[.C100])" office:value-type="float" office:value="0.00300362483833336">
            <text:p>0,0030036248</text:p>
          </table:table-cell>
        </table:table-row>
        <table:table-row table:style-name="ro1">
          <table:table-cell office:value-type="float" office:value="8.60105123031">
            <text:p>8,6010512303</text:p>
          </table:table-cell>
          <table:table-cell office:value-type="float" office:value="3.54043310262">
            <text:p>3,5404331026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IF(AND([.F$5]&lt;[.B102];[.B102]&lt;=[.F$6]);([.B102]-[.F$5])/([.F$6]-[.F$5]);1)" office:value-type="float" office:value="0.09007218377">
            <text:p>0,0900721838</text:p>
          </table:table-cell>
          <table:table-cell table:formula="of:=ABS([.D102]-[.C102])" office:value-type="float" office:value="0.00107218376999997">
            <text:p>0,0010721838</text:p>
          </table:table-cell>
          <table:table-cell table:formula="of:=ABS([.D102]-[.C101])" office:value-type="float" office:value="0.00207218376999997">
            <text:p>0,0020721838</text:p>
          </table:table-cell>
        </table:table-row>
        <table:table-row table:style-name="ro1">
          <table:table-cell office:value-type="float" office:value="6.14122880087">
            <text:p>6,1412288009</text:p>
          </table:table-cell>
          <table:table-cell office:value-type="float" office:value="3.54626641802">
            <text:p>3,546266418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IF(AND([.F$5]&lt;[.B103];[.B103]&lt;=[.F$6]);([.B103]-[.F$5])/([.F$6]-[.F$5]);1)" office:value-type="float" office:value="0.0910444030033333">
            <text:p>0,091044403</text:p>
          </table:table-cell>
          <table:table-cell table:formula="of:=ABS([.D103]-[.C103])" office:value-type="float" office:value="0.00104440300333335">
            <text:p>0,001044403</text:p>
          </table:table-cell>
          <table:table-cell table:formula="of:=ABS([.D103]-[.C102])" office:value-type="float" office:value="0.00204440300333335">
            <text:p>0,002044403</text:p>
          </table:table-cell>
        </table:table-row>
        <table:table-row table:style-name="ro1">
          <table:table-cell office:value-type="float" office:value="4.98950802606">
            <text:p>4,9895080261</text:p>
          </table:table-cell>
          <table:table-cell office:value-type="float" office:value="3.55229588427">
            <text:p>3,5522958843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IF(AND([.F$5]&lt;[.B104];[.B104]&lt;=[.F$6]);([.B104]-[.F$5])/([.F$6]-[.F$5]);1)" office:value-type="float" office:value="0.092049314045">
            <text:p>0,092049314</text:p>
          </table:table-cell>
          <table:table-cell table:formula="of:=ABS([.D104]-[.C104])" office:value-type="float" office:value="0.00104931404499999">
            <text:p>0,001049314</text:p>
          </table:table-cell>
          <table:table-cell table:formula="of:=ABS([.D104]-[.C103])" office:value-type="float" office:value="0.00204931404499999">
            <text:p>0,002049314</text:p>
          </table:table-cell>
        </table:table-row>
        <table:table-row table:style-name="ro1">
          <table:table-cell office:value-type="float" office:value="7.27106496446">
            <text:p>7,2710649645</text:p>
          </table:table-cell>
          <table:table-cell office:value-type="float" office:value="3.56279192623">
            <text:p>3,5627919262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IF(AND([.F$5]&lt;[.B105];[.B105]&lt;=[.F$6]);([.B105]-[.F$5])/([.F$6]-[.F$5]);1)" office:value-type="float" office:value="0.0937986543716667">
            <text:p>0,0937986544</text:p>
          </table:table-cell>
          <table:table-cell table:formula="of:=ABS([.D105]-[.C105])" office:value-type="float" office:value="0.00179865437166668">
            <text:p>0,0017986544</text:p>
          </table:table-cell>
          <table:table-cell table:formula="of:=ABS([.D105]-[.C104])" office:value-type="float" office:value="0.00279865437166668">
            <text:p>0,0027986544</text:p>
          </table:table-cell>
        </table:table-row>
        <table:table-row table:style-name="ro1">
          <table:table-cell office:value-type="float" office:value="3.58120924973">
            <text:p>3,5812092497</text:p>
          </table:table-cell>
          <table:table-cell office:value-type="float" office:value="3.56849680111">
            <text:p>3,5684968011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IF(AND([.F$5]&lt;[.B106];[.B106]&lt;=[.F$6]);([.B106]-[.F$5])/([.F$6]-[.F$5]);1)" office:value-type="float" office:value="0.0947494668516667">
            <text:p>0,0947494669</text:p>
          </table:table-cell>
          <table:table-cell table:formula="of:=ABS([.D106]-[.C106])" office:value-type="float" office:value="0.0017494668516667">
            <text:p>0,0017494669</text:p>
          </table:table-cell>
          <table:table-cell table:formula="of:=ABS([.D106]-[.C105])" office:value-type="float" office:value="0.0027494668516667">
            <text:p>0,0027494669</text:p>
          </table:table-cell>
        </table:table-row>
        <table:table-row table:style-name="ro1">
          <table:table-cell office:value-type="float" office:value="3.05887733643">
            <text:p>3,0588773364</text:p>
          </table:table-cell>
          <table:table-cell office:value-type="float" office:value="3.57183652257">
            <text:p>3,5718365226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IF(AND([.F$5]&lt;[.B107];[.B107]&lt;=[.F$6]);([.B107]-[.F$5])/([.F$6]-[.F$5]);1)" office:value-type="float" office:value="0.095306087095">
            <text:p>0,0953060871</text:p>
          </table:table-cell>
          <table:table-cell table:formula="of:=ABS([.D107]-[.C107])" office:value-type="float" office:value="0.00130608709499999">
            <text:p>0,0013060871</text:p>
          </table:table-cell>
          <table:table-cell table:formula="of:=ABS([.D107]-[.C106])" office:value-type="float" office:value="0.00230608709499999">
            <text:p>0,0023060871</text:p>
          </table:table-cell>
        </table:table-row>
        <table:table-row table:style-name="ro1">
          <table:table-cell office:value-type="float" office:value="5.32540735232">
            <text:p>5,3254073523</text:p>
          </table:table-cell>
          <table:table-cell office:value-type="float" office:value="3.57501318181">
            <text:p>3,5750131818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IF(AND([.F$5]&lt;[.B108];[.B108]&lt;=[.F$6]);([.B108]-[.F$5])/([.F$6]-[.F$5]);1)" office:value-type="float" office:value="0.0958355303016667">
            <text:p>0,0958355303</text:p>
          </table:table-cell>
          <table:table-cell table:formula="of:=ABS([.D108]-[.C108])" office:value-type="float" office:value="0.000835530301666693">
            <text:p>0,0008355303</text:p>
          </table:table-cell>
          <table:table-cell table:formula="of:=ABS([.D108]-[.C107])" office:value-type="float" office:value="0.00183553030166669">
            <text:p>0,0018355303</text:p>
          </table:table-cell>
        </table:table-row>
        <table:table-row table:style-name="ro1">
          <table:table-cell office:value-type="float" office:value="8.5514619875">
            <text:p>8,5514619875</text:p>
          </table:table-cell>
          <table:table-cell office:value-type="float" office:value="3.57839332807">
            <text:p>3,5783933281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IF(AND([.F$5]&lt;[.B109];[.B109]&lt;=[.F$6]);([.B109]-[.F$5])/([.F$6]-[.F$5]);1)" office:value-type="float" office:value="0.0963988880116666">
            <text:p>0,096398888</text:p>
          </table:table-cell>
          <table:table-cell table:formula="of:=ABS([.D109]-[.C109])" office:value-type="float" office:value="0.000398888011666626">
            <text:p>0,000398888</text:p>
          </table:table-cell>
          <table:table-cell table:formula="of:=ABS([.D109]-[.C108])" office:value-type="float" office:value="0.00139888801166663">
            <text:p>0,001398888</text:p>
          </table:table-cell>
        </table:table-row>
        <table:table-row table:style-name="ro1">
          <table:table-cell office:value-type="float" office:value="5.01077161876">
            <text:p>5,0107716188</text:p>
          </table:table-cell>
          <table:table-cell office:value-type="float" office:value="3.58120924973">
            <text:p>3,5812092497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IF(AND([.F$5]&lt;[.B110];[.B110]&lt;=[.F$6]);([.B110]-[.F$5])/([.F$6]-[.F$5]);1)" office:value-type="float" office:value="0.0968682082883334">
            <text:p>0,0968682083</text:p>
          </table:table-cell>
          <table:table-cell table:formula="of:=ABS([.D110]-[.C110])" office:value-type="float" office:value="0.000131791711666648">
            <text:p>0,0001317917</text:p>
          </table:table-cell>
          <table:table-cell table:formula="of:=ABS([.D110]-[.C109])" office:value-type="float" office:value="0.000868208288333353">
            <text:p>0,0008682083</text:p>
          </table:table-cell>
        </table:table-row>
        <table:table-row table:style-name="ro1">
          <table:table-cell office:value-type="float" office:value="3.23020796421">
            <text:p>3,2302079642</text:p>
          </table:table-cell>
          <table:table-cell office:value-type="float" office:value="3.58392310016">
            <text:p>3,5839231002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IF(AND([.F$5]&lt;[.B111];[.B111]&lt;=[.F$6]);([.B111]-[.F$5])/([.F$6]-[.F$5]);1)" office:value-type="float" office:value="0.0973205166933333">
            <text:p>0,0973205167</text:p>
          </table:table-cell>
          <table:table-cell table:formula="of:=ABS([.D111]-[.C111])" office:value-type="float" office:value="0.000679483306666701">
            <text:p>0,0006794833</text:p>
          </table:table-cell>
          <table:table-cell table:formula="of:=ABS([.D111]-[.C110])" office:value-type="float" office:value="0.0003205166933333">
            <text:p>0,0003205167</text:p>
          </table:table-cell>
        </table:table-row>
        <table:table-row table:style-name="ro1">
          <table:table-cell office:value-type="float" office:value="4.21511889713">
            <text:p>4,2151188971</text:p>
          </table:table-cell>
          <table:table-cell office:value-type="float" office:value="3.58527367523">
            <text:p>3,5852736752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IF(AND([.F$5]&lt;[.B112];[.B112]&lt;=[.F$6]);([.B112]-[.F$5])/([.F$6]-[.F$5]);1)" office:value-type="float" office:value="0.0975456125383333">
            <text:p>0,0975456125</text:p>
          </table:table-cell>
          <table:table-cell table:formula="of:=ABS([.D112]-[.C112])" office:value-type="float" office:value="0.00145438746166669">
            <text:p>0,0014543875</text:p>
          </table:table-cell>
          <table:table-cell table:formula="of:=ABS([.D112]-[.C111])" office:value-type="float" office:value="0.000454387461666692">
            <text:p>0,0004543875</text:p>
          </table:table-cell>
        </table:table-row>
        <table:table-row table:style-name="ro1">
          <table:table-cell office:value-type="float" office:value="5.13437174479">
            <text:p>5,1343717448</text:p>
          </table:table-cell>
          <table:table-cell office:value-type="float" office:value="3.58548253114">
            <text:p>3,5854825311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IF(AND([.F$5]&lt;[.B113];[.B113]&lt;=[.F$6]);([.B113]-[.F$5])/([.F$6]-[.F$5]);1)" office:value-type="float" office:value="0.0975804218566666">
            <text:p>0,0975804219</text:p>
          </table:table-cell>
          <table:table-cell table:formula="of:=ABS([.D113]-[.C113])" office:value-type="float" office:value="0.00241957814333336">
            <text:p>0,0024195781</text:p>
          </table:table-cell>
          <table:table-cell table:formula="of:=ABS([.D113]-[.C112])" office:value-type="float" office:value="0.00141957814333336">
            <text:p>0,0014195781</text:p>
          </table:table-cell>
        </table:table-row>
        <table:table-row table:style-name="ro1">
          <table:table-cell office:value-type="float" office:value="6.83381575071">
            <text:p>6,8338157507</text:p>
          </table:table-cell>
          <table:table-cell office:value-type="float" office:value="3.60207530541">
            <text:p>3,6020753054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IF(AND([.F$5]&lt;[.B114];[.B114]&lt;=[.F$6]);([.B114]-[.F$5])/([.F$6]-[.F$5]);1)" office:value-type="float" office:value="0.100345884235">
            <text:p>0,1003458842</text:p>
          </table:table-cell>
          <table:table-cell table:formula="of:=ABS([.D114]-[.C114])" office:value-type="float" office:value="0.000654115764999991">
            <text:p>0,0006541158</text:p>
          </table:table-cell>
          <table:table-cell table:formula="of:=ABS([.D114]-[.C113])" office:value-type="float" office:value="0.00034588423500001">
            <text:p>0,0003458842</text:p>
          </table:table-cell>
        </table:table-row>
        <table:table-row table:style-name="ro1">
          <table:table-cell office:value-type="float" office:value="4.23187296997">
            <text:p>4,23187297</text:p>
          </table:table-cell>
          <table:table-cell office:value-type="float" office:value="3.61777242284">
            <text:p>3,6177724228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IF(AND([.F$5]&lt;[.B115];[.B115]&lt;=[.F$6]);([.B115]-[.F$5])/([.F$6]-[.F$5]);1)" office:value-type="float" office:value="0.102962070473333">
            <text:p>0,1029620705</text:p>
          </table:table-cell>
          <table:table-cell table:formula="of:=ABS([.D115]-[.C115])" office:value-type="float" office:value="0.000962070473333326">
            <text:p>0,0009620705</text:p>
          </table:table-cell>
          <table:table-cell table:formula="of:=ABS([.D115]-[.C114])" office:value-type="float" office:value="0.00196207047333331">
            <text:p>0,0019620705</text:p>
          </table:table-cell>
        </table:table-row>
        <table:table-row table:style-name="ro1">
          <table:table-cell office:value-type="float" office:value="6.91197688846">
            <text:p>6,9119768885</text:p>
          </table:table-cell>
          <table:table-cell office:value-type="float" office:value="3.61875221993">
            <text:p>3,6187522199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IF(AND([.F$5]&lt;[.B116];[.B116]&lt;=[.F$6]);([.B116]-[.F$5])/([.F$6]-[.F$5]);1)" office:value-type="float" office:value="0.103125369988333">
            <text:p>0,10312537</text:p>
          </table:table-cell>
          <table:table-cell table:formula="of:=ABS([.D116]-[.C116])" office:value-type="float" office:value="0.000125369988333374">
            <text:p>0,00012537</text:p>
          </table:table-cell>
          <table:table-cell table:formula="of:=ABS([.D116]-[.C115])" office:value-type="float" office:value="0.00112536998833337">
            <text:p>0,00112537</text:p>
          </table:table-cell>
        </table:table-row>
        <table:table-row table:style-name="ro1">
          <table:table-cell office:value-type="float" office:value="8.84485796093">
            <text:p>8,8448579609</text:p>
          </table:table-cell>
          <table:table-cell office:value-type="float" office:value="3.62051816293">
            <text:p>3,6205181629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IF(AND([.F$5]&lt;[.B117];[.B117]&lt;=[.F$6]);([.B117]-[.F$5])/([.F$6]-[.F$5]);1)" office:value-type="float" office:value="0.103419693821667">
            <text:p>0,1034196938</text:p>
          </table:table-cell>
          <table:table-cell table:formula="of:=ABS([.D117]-[.C117])" office:value-type="float" office:value="0.000580306178333351">
            <text:p>0,0005803062</text:p>
          </table:table-cell>
          <table:table-cell table:formula="of:=ABS([.D117]-[.C116])" office:value-type="float" office:value="0.00041969382166665">
            <text:p>0,0004196938</text:p>
          </table:table-cell>
        </table:table-row>
        <table:table-row table:style-name="ro1">
          <table:table-cell office:value-type="float" office:value="5.49801351369">
            <text:p>5,4980135137</text:p>
          </table:table-cell>
          <table:table-cell office:value-type="float" office:value="3.62203699234">
            <text:p>3,6220369923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IF(AND([.F$5]&lt;[.B118];[.B118]&lt;=[.F$6]);([.B118]-[.F$5])/([.F$6]-[.F$5]);1)" office:value-type="float" office:value="0.103672832056667">
            <text:p>0,1036728321</text:p>
          </table:table-cell>
          <table:table-cell table:formula="of:=ABS([.D118]-[.C118])" office:value-type="float" office:value="0.00132716794333333">
            <text:p>0,0013271679</text:p>
          </table:table-cell>
          <table:table-cell table:formula="of:=ABS([.D118]-[.C117])" office:value-type="float" office:value="0.000327167943333331">
            <text:p>0,0003271679</text:p>
          </table:table-cell>
        </table:table-row>
        <table:table-row table:style-name="ro1">
          <table:table-cell office:value-type="float" office:value="7.59528919345">
            <text:p>7,5952891935</text:p>
          </table:table-cell>
          <table:table-cell office:value-type="float" office:value="3.62597540917">
            <text:p>3,6259754092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IF(AND([.F$5]&lt;[.B119];[.B119]&lt;=[.F$6]);([.B119]-[.F$5])/([.F$6]-[.F$5]);1)" office:value-type="float" office:value="0.104329234861667">
            <text:p>0,1043292349</text:p>
          </table:table-cell>
          <table:table-cell table:formula="of:=ABS([.D119]-[.C119])" office:value-type="float" office:value="0.00167076513833332">
            <text:p>0,0016707651</text:p>
          </table:table-cell>
          <table:table-cell table:formula="of:=ABS([.D119]-[.C118])" office:value-type="float" office:value="0.000670765138333321">
            <text:p>0,0006707651</text:p>
          </table:table-cell>
        </table:table-row>
        <table:table-row table:style-name="ro1">
          <table:table-cell office:value-type="float" office:value="8.82553967549">
            <text:p>8,8255396755</text:p>
          </table:table-cell>
          <table:table-cell office:value-type="float" office:value="3.63570091583">
            <text:p>3,6357009158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IF(AND([.F$5]&lt;[.B120];[.B120]&lt;=[.F$6]);([.B120]-[.F$5])/([.F$6]-[.F$5]);1)" office:value-type="float" office:value="0.105950152638333">
            <text:p>0,1059501526</text:p>
          </table:table-cell>
          <table:table-cell table:formula="of:=ABS([.D120]-[.C120])" office:value-type="float" office:value="0.00104984736166663">
            <text:p>0,0010498474</text:p>
          </table:table-cell>
          <table:table-cell table:formula="of:=ABS([.D120]-[.C119])" office:value-type="float" office:value="0.0000498473616666328">
            <text:p>4,98473616666328E-005</text:p>
          </table:table-cell>
        </table:table-row>
        <table:table-row table:style-name="ro1">
          <table:table-cell office:value-type="float" office:value="3.99258639988">
            <text:p>3,9925863999</text:p>
          </table:table-cell>
          <table:table-cell office:value-type="float" office:value="3.65125492014">
            <text:p>3,6512549201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IF(AND([.F$5]&lt;[.B121];[.B121]&lt;=[.F$6]);([.B121]-[.F$5])/([.F$6]-[.F$5]);1)" office:value-type="float" office:value="0.10854248669">
            <text:p>0,1085424867</text:p>
          </table:table-cell>
          <table:table-cell table:formula="of:=ABS([.D121]-[.C121])" office:value-type="float" office:value="0.000542486689999996">
            <text:p>0,0005424867</text:p>
          </table:table-cell>
          <table:table-cell table:formula="of:=ABS([.D121]-[.C120])" office:value-type="float" office:value="0.00154248669">
            <text:p>0,0015424867</text:p>
          </table:table-cell>
        </table:table-row>
        <table:table-row table:style-name="ro1">
          <table:table-cell office:value-type="float" office:value="5.43478537932">
            <text:p>5,4347853793</text:p>
          </table:table-cell>
          <table:table-cell office:value-type="float" office:value="3.65389934159">
            <text:p>3,6538993416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IF(AND([.F$5]&lt;[.B122];[.B122]&lt;=[.F$6]);([.B122]-[.F$5])/([.F$6]-[.F$5]);1)" office:value-type="float" office:value="0.108983223598333">
            <text:p>0,1089832236</text:p>
          </table:table-cell>
          <table:table-cell table:formula="of:=ABS([.D122]-[.C122])" office:value-type="float" office:value="0.000016776401666696">
            <text:p>1,6776401666696E-005</text:p>
          </table:table-cell>
          <table:table-cell table:formula="of:=ABS([.D122]-[.C121])" office:value-type="float" office:value="0.000983223598333305">
            <text:p>0,0009832236</text:p>
          </table:table-cell>
        </table:table-row>
        <table:table-row table:style-name="ro1">
          <table:table-cell office:value-type="float" office:value="4.21092620653">
            <text:p>4,2109262065</text:p>
          </table:table-cell>
          <table:table-cell office:value-type="float" office:value="3.65928840557">
            <text:p>3,6592884056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IF(AND([.F$5]&lt;[.B123];[.B123]&lt;=[.F$6]);([.B123]-[.F$5])/([.F$6]-[.F$5]);1)" office:value-type="float" office:value="0.109881400928333">
            <text:p>0,1098814009</text:p>
          </table:table-cell>
          <table:table-cell table:formula="of:=ABS([.D123]-[.C123])" office:value-type="float" office:value="0.000118599071666683">
            <text:p>0,0001185991</text:p>
          </table:table-cell>
          <table:table-cell table:formula="of:=ABS([.D123]-[.C122])" office:value-type="float" office:value="0.000881400928333317">
            <text:p>0,0008814009</text:p>
          </table:table-cell>
        </table:table-row>
        <table:table-row table:style-name="ro1">
          <table:table-cell office:value-type="float" office:value="5.16607114543">
            <text:p>5,1660711454</text:p>
          </table:table-cell>
          <table:table-cell office:value-type="float" office:value="3.66263812392">
            <text:p>3,6626381239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IF(AND([.F$5]&lt;[.B124];[.B124]&lt;=[.F$6]);([.B124]-[.F$5])/([.F$6]-[.F$5]);1)" office:value-type="float" office:value="0.11043968732">
            <text:p>0,1104396873</text:p>
          </table:table-cell>
          <table:table-cell table:formula="of:=ABS([.D124]-[.C124])" office:value-type="float" office:value="0.000560312680000022">
            <text:p>0,0005603127</text:p>
          </table:table-cell>
          <table:table-cell table:formula="of:=ABS([.D124]-[.C123])" office:value-type="float" office:value="0.000439687319999979">
            <text:p>0,0004396873</text:p>
          </table:table-cell>
        </table:table-row>
        <table:table-row table:style-name="ro1">
          <table:table-cell office:value-type="float" office:value="8.3362688408">
            <text:p>8,3362688408</text:p>
          </table:table-cell>
          <table:table-cell office:value-type="float" office:value="3.66324043322">
            <text:p>3,6632404332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IF(AND([.F$5]&lt;[.B125];[.B125]&lt;=[.F$6]);([.B125]-[.F$5])/([.F$6]-[.F$5]);1)" office:value-type="float" office:value="0.110540072203333">
            <text:p>0,1105400722</text:p>
          </table:table-cell>
          <table:table-cell table:formula="of:=ABS([.D125]-[.C125])" office:value-type="float" office:value="0.00145992779666668">
            <text:p>0,0014599278</text:p>
          </table:table-cell>
          <table:table-cell table:formula="of:=ABS([.D125]-[.C124])" office:value-type="float" office:value="0.000459927796666676">
            <text:p>0,0004599278</text:p>
          </table:table-cell>
        </table:table-row>
        <table:table-row table:style-name="ro1">
          <table:table-cell office:value-type="float" office:value="6.19521642245">
            <text:p>6,1952164225</text:p>
          </table:table-cell>
          <table:table-cell office:value-type="float" office:value="3.68456204358">
            <text:p>3,6845620436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IF(AND([.F$5]&lt;[.B126];[.B126]&lt;=[.F$6]);([.B126]-[.F$5])/([.F$6]-[.F$5]);1)" office:value-type="float" office:value="0.11409367393">
            <text:p>0,1140936739</text:p>
          </table:table-cell>
          <table:table-cell table:formula="of:=ABS([.D126]-[.C126])" office:value-type="float" office:value="0.00109367392999996">
            <text:p>0,0010936739</text:p>
          </table:table-cell>
          <table:table-cell table:formula="of:=ABS([.D126]-[.C125])" office:value-type="float" office:value="0.00209367392999996">
            <text:p>0,0020936739</text:p>
          </table:table-cell>
        </table:table-row>
        <table:table-row table:style-name="ro1">
          <table:table-cell office:value-type="float" office:value="7.82126419519">
            <text:p>7,8212641952</text:p>
          </table:table-cell>
          <table:table-cell office:value-type="float" office:value="3.7003449074">
            <text:p>3,7003449074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IF(AND([.F$5]&lt;[.B127];[.B127]&lt;=[.F$6]);([.B127]-[.F$5])/([.F$6]-[.F$5]);1)" office:value-type="float" office:value="0.116724151233333">
            <text:p>0,1167241512</text:p>
          </table:table-cell>
          <table:table-cell table:formula="of:=ABS([.D127]-[.C127])" office:value-type="float" office:value="0.0027241512333333">
            <text:p>0,0027241512</text:p>
          </table:table-cell>
          <table:table-cell table:formula="of:=ABS([.D127]-[.C126])" office:value-type="float" office:value="0.00372415123333331">
            <text:p>0,0037241512</text:p>
          </table:table-cell>
        </table:table-row>
        <table:table-row table:style-name="ro1">
          <table:table-cell office:value-type="float" office:value="4.24098675037">
            <text:p>4,2409867504</text:p>
          </table:table-cell>
          <table:table-cell office:value-type="float" office:value="3.71245991646">
            <text:p>3,7124599165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IF(AND([.F$5]&lt;[.B128];[.B128]&lt;=[.F$6]);([.B128]-[.F$5])/([.F$6]-[.F$5]);1)" office:value-type="float" office:value="0.11874331941">
            <text:p>0,1187433194</text:p>
          </table:table-cell>
          <table:table-cell table:formula="of:=ABS([.D128]-[.C128])" office:value-type="float" office:value="0.00374331940999997">
            <text:p>0,0037433194</text:p>
          </table:table-cell>
          <table:table-cell table:formula="of:=ABS([.D128]-[.C127])" office:value-type="float" office:value="0.00474331940999997">
            <text:p>0,0047433194</text:p>
          </table:table-cell>
        </table:table-row>
        <table:table-row table:style-name="ro1">
          <table:table-cell office:value-type="float" office:value="8.77593188329">
            <text:p>8,7759318833</text:p>
          </table:table-cell>
          <table:table-cell office:value-type="float" office:value="3.72646125662">
            <text:p>3,7264612566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IF(AND([.F$5]&lt;[.B129];[.B129]&lt;=[.F$6]);([.B129]-[.F$5])/([.F$6]-[.F$5]);1)" office:value-type="float" office:value="0.121076876103333">
            <text:p>0,1210768761</text:p>
          </table:table-cell>
          <table:table-cell table:formula="of:=ABS([.D129]-[.C129])" office:value-type="float" office:value="0.00507687610333332">
            <text:p>0,0050768761</text:p>
          </table:table-cell>
          <table:table-cell table:formula="of:=ABS([.D129]-[.C128])" office:value-type="float" office:value="0.00607687610333332">
            <text:p>0,0060768761</text:p>
          </table:table-cell>
        </table:table-row>
        <table:table-row table:style-name="ro1">
          <table:table-cell office:value-type="float" office:value="7.53449854313">
            <text:p>7,5344985431</text:p>
          </table:table-cell>
          <table:table-cell office:value-type="float" office:value="3.72650844613">
            <text:p>3,7265084461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IF(AND([.F$5]&lt;[.B130];[.B130]&lt;=[.F$6]);([.B130]-[.F$5])/([.F$6]-[.F$5]);1)" office:value-type="float" office:value="0.121084741021667">
            <text:p>0,121084741</text:p>
          </table:table-cell>
          <table:table-cell table:formula="of:=ABS([.D130]-[.C130])" office:value-type="float" office:value="0.00408474102166666">
            <text:p>0,004084741</text:p>
          </table:table-cell>
          <table:table-cell table:formula="of:=ABS([.D130]-[.C129])" office:value-type="float" office:value="0.00508474102166666">
            <text:p>0,005084741</text:p>
          </table:table-cell>
        </table:table-row>
        <table:table-row table:style-name="ro1">
          <table:table-cell office:value-type="float" office:value="8.58387794508">
            <text:p>8,5838779451</text:p>
          </table:table-cell>
          <table:table-cell office:value-type="float" office:value="3.73918021888">
            <text:p>3,7391802189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IF(AND([.F$5]&lt;[.B131];[.B131]&lt;=[.F$6]);([.B131]-[.F$5])/([.F$6]-[.F$5]);1)" office:value-type="float" office:value="0.123196703146667">
            <text:p>0,1231967031</text:p>
          </table:table-cell>
          <table:table-cell table:formula="of:=ABS([.D131]-[.C131])" office:value-type="float" office:value="0.00519670314666669">
            <text:p>0,0051967031</text:p>
          </table:table-cell>
          <table:table-cell table:formula="of:=ABS([.D131]-[.C130])" office:value-type="float" office:value="0.00619670314666668">
            <text:p>0,0061967031</text:p>
          </table:table-cell>
        </table:table-row>
        <table:table-row table:style-name="ro1">
          <table:table-cell office:value-type="float" office:value="5.95846113698">
            <text:p>5,958461137</text:p>
          </table:table-cell>
          <table:table-cell office:value-type="float" office:value="3.74175005284">
            <text:p>3,7417500528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IF(AND([.F$5]&lt;[.B132];[.B132]&lt;=[.F$6]);([.B132]-[.F$5])/([.F$6]-[.F$5]);1)" office:value-type="float" office:value="0.123625008806667">
            <text:p>0,1236250088</text:p>
          </table:table-cell>
          <table:table-cell table:formula="of:=ABS([.D132]-[.C132])" office:value-type="float" office:value="0.00462500880666668">
            <text:p>0,0046250088</text:p>
          </table:table-cell>
          <table:table-cell table:formula="of:=ABS([.D132]-[.C131])" office:value-type="float" office:value="0.00562500880666668">
            <text:p>0,0056250088</text:p>
          </table:table-cell>
        </table:table-row>
        <table:table-row table:style-name="ro1">
          <table:table-cell office:value-type="float" office:value="5.06322874874">
            <text:p>5,0632287487</text:p>
          </table:table-cell>
          <table:table-cell office:value-type="float" office:value="3.74211730972">
            <text:p>3,7421173097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IF(AND([.F$5]&lt;[.B133];[.B133]&lt;=[.F$6]);([.B133]-[.F$5])/([.F$6]-[.F$5]);1)" office:value-type="float" office:value="0.123686218286667">
            <text:p>0,1236862183</text:p>
          </table:table-cell>
          <table:table-cell table:formula="of:=ABS([.D133]-[.C133])" office:value-type="float" office:value="0.00368621828666671">
            <text:p>0,0036862183</text:p>
          </table:table-cell>
          <table:table-cell table:formula="of:=ABS([.D133]-[.C132])" office:value-type="float" office:value="0.00468621828666671">
            <text:p>0,0046862183</text:p>
          </table:table-cell>
        </table:table-row>
        <table:table-row table:style-name="ro1">
          <table:table-cell office:value-type="float" office:value="3.31393612131">
            <text:p>3,3139361213</text:p>
          </table:table-cell>
          <table:table-cell office:value-type="float" office:value="3.75744782628">
            <text:p>3,7574478263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IF(AND([.F$5]&lt;[.B134];[.B134]&lt;=[.F$6]);([.B134]-[.F$5])/([.F$6]-[.F$5]);1)" office:value-type="float" office:value="0.12624130438">
            <text:p>0,1262413044</text:p>
          </table:table-cell>
          <table:table-cell table:formula="of:=ABS([.D134]-[.C134])" office:value-type="float" office:value="0.00524130438000001">
            <text:p>0,0052413044</text:p>
          </table:table-cell>
          <table:table-cell table:formula="of:=ABS([.D134]-[.C133])" office:value-type="float" office:value="0.00624130438000001">
            <text:p>0,0062413044</text:p>
          </table:table-cell>
        </table:table-row>
        <table:table-row table:style-name="ro1">
          <table:table-cell office:value-type="float" office:value="5.07031130802">
            <text:p>5,070311308</text:p>
          </table:table-cell>
          <table:table-cell office:value-type="float" office:value="3.76141541016">
            <text:p>3,7614154102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IF(AND([.F$5]&lt;[.B135];[.B135]&lt;=[.F$6]);([.B135]-[.F$5])/([.F$6]-[.F$5]);1)" office:value-type="float" office:value="0.12690256836">
            <text:p>0,1269025684</text:p>
          </table:table-cell>
          <table:table-cell table:formula="of:=ABS([.D135]-[.C135])" office:value-type="float" office:value="0.00490256835999994">
            <text:p>0,0049025684</text:p>
          </table:table-cell>
          <table:table-cell table:formula="of:=ABS([.D135]-[.C134])" office:value-type="float" office:value="0.00590256835999994">
            <text:p>0,0059025684</text:p>
          </table:table-cell>
        </table:table-row>
        <table:table-row table:style-name="ro1">
          <table:table-cell office:value-type="float" office:value="8.28925054315">
            <text:p>8,2892505432</text:p>
          </table:table-cell>
          <table:table-cell office:value-type="float" office:value="3.76180105523">
            <text:p>3,7618010552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IF(AND([.F$5]&lt;[.B136];[.B136]&lt;=[.F$6]);([.B136]-[.F$5])/([.F$6]-[.F$5]);1)" office:value-type="float" office:value="0.126966842538333">
            <text:p>0,1269668425</text:p>
          </table:table-cell>
          <table:table-cell table:formula="of:=ABS([.D136]-[.C136])" office:value-type="float" office:value="0.00396684253833332">
            <text:p>0,0039668425</text:p>
          </table:table-cell>
          <table:table-cell table:formula="of:=ABS([.D136]-[.C135])" office:value-type="float" office:value="0.00496684253833332">
            <text:p>0,0049668425</text:p>
          </table:table-cell>
        </table:table-row>
        <table:table-row table:style-name="ro1">
          <table:table-cell office:value-type="float" office:value="5.34022004262">
            <text:p>5,3402200426</text:p>
          </table:table-cell>
          <table:table-cell office:value-type="float" office:value="3.78243102278">
            <text:p>3,7824310228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IF(AND([.F$5]&lt;[.B137];[.B137]&lt;=[.F$6]);([.B137]-[.F$5])/([.F$6]-[.F$5]);1)" office:value-type="float" office:value="0.130405170463333">
            <text:p>0,1304051705</text:p>
          </table:table-cell>
          <table:table-cell table:formula="of:=ABS([.D137]-[.C137])" office:value-type="float" office:value="0.00640517046333333">
            <text:p>0,0064051705</text:p>
          </table:table-cell>
          <table:table-cell table:formula="of:=ABS([.D137]-[.C136])" office:value-type="float" office:value="0.00740517046333333">
            <text:p>0,0074051705</text:p>
          </table:table-cell>
        </table:table-row>
        <table:table-row table:style-name="ro1">
          <table:table-cell office:value-type="float" office:value="8.01281634919">
            <text:p>8,0128163492</text:p>
          </table:table-cell>
          <table:table-cell office:value-type="float" office:value="3.783248045">
            <text:p>3,783248045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IF(AND([.F$5]&lt;[.B138];[.B138]&lt;=[.F$6]);([.B138]-[.F$5])/([.F$6]-[.F$5]);1)" office:value-type="float" office:value="0.130541340833333">
            <text:p>0,1305413408</text:p>
          </table:table-cell>
          <table:table-cell table:formula="of:=ABS([.D138]-[.C138])" office:value-type="float" office:value="0.00554134083333335">
            <text:p>0,0055413408</text:p>
          </table:table-cell>
          <table:table-cell table:formula="of:=ABS([.D138]-[.C137])" office:value-type="float" office:value="0.00654134083333335">
            <text:p>0,0065413408</text:p>
          </table:table-cell>
        </table:table-row>
        <table:table-row table:style-name="ro1">
          <table:table-cell office:value-type="float" office:value="4.41289312378">
            <text:p>4,4128931238</text:p>
          </table:table-cell>
          <table:table-cell office:value-type="float" office:value="3.78492674816">
            <text:p>3,7849267482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IF(AND([.F$5]&lt;[.B139];[.B139]&lt;=[.F$6]);([.B139]-[.F$5])/([.F$6]-[.F$5]);1)" office:value-type="float" office:value="0.130821124693333">
            <text:p>0,1308211247</text:p>
          </table:table-cell>
          <table:table-cell table:formula="of:=ABS([.D139]-[.C139])" office:value-type="float" office:value="0.00482112469333337">
            <text:p>0,0048211247</text:p>
          </table:table-cell>
          <table:table-cell table:formula="of:=ABS([.D139]-[.C138])" office:value-type="float" office:value="0.00582112469333337">
            <text:p>0,0058211247</text:p>
          </table:table-cell>
        </table:table-row>
        <table:table-row table:style-name="ro1">
          <table:table-cell office:value-type="float" office:value="6.9556414972">
            <text:p>6,9556414972</text:p>
          </table:table-cell>
          <table:table-cell office:value-type="float" office:value="3.79020969646">
            <text:p>3,7902096965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IF(AND([.F$5]&lt;[.B140];[.B140]&lt;=[.F$6]);([.B140]-[.F$5])/([.F$6]-[.F$5]);1)" office:value-type="float" office:value="0.131701616076667">
            <text:p>0,1317016161</text:p>
          </table:table-cell>
          <table:table-cell table:formula="of:=ABS([.D140]-[.C140])" office:value-type="float" office:value="0.00470161607666664">
            <text:p>0,0047016161</text:p>
          </table:table-cell>
          <table:table-cell table:formula="of:=ABS([.D140]-[.C139])" office:value-type="float" office:value="0.00570161607666664">
            <text:p>0,0057016161</text:p>
          </table:table-cell>
        </table:table-row>
        <table:table-row table:style-name="ro1">
          <table:table-cell office:value-type="float" office:value="3.9557770657">
            <text:p>3,9557770657</text:p>
          </table:table-cell>
          <table:table-cell office:value-type="float" office:value="3.79415676677">
            <text:p>3,7941567668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IF(AND([.F$5]&lt;[.B141];[.B141]&lt;=[.F$6]);([.B141]-[.F$5])/([.F$6]-[.F$5]);1)" office:value-type="float" office:value="0.132359461128333">
            <text:p>0,1323594611</text:p>
          </table:table-cell>
          <table:table-cell table:formula="of:=ABS([.D141]-[.C141])" office:value-type="float" office:value="0.00435946112833333">
            <text:p>0,0043594611</text:p>
          </table:table-cell>
          <table:table-cell table:formula="of:=ABS([.D141]-[.C140])" office:value-type="float" office:value="0.00535946112833333">
            <text:p>0,0053594611</text:p>
          </table:table-cell>
        </table:table-row>
        <table:table-row table:style-name="ro1">
          <table:table-cell office:value-type="float" office:value="8.38823173449">
            <text:p>8,3882317345</text:p>
          </table:table-cell>
          <table:table-cell office:value-type="float" office:value="3.79679966648">
            <text:p>3,7967996665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IF(AND([.F$5]&lt;[.B142];[.B142]&lt;=[.F$6]);([.B142]-[.F$5])/([.F$6]-[.F$5]);1)" office:value-type="float" office:value="0.132799944413333">
            <text:p>0,1327999444</text:p>
          </table:table-cell>
          <table:table-cell table:formula="of:=ABS([.D142]-[.C142])" office:value-type="float" office:value="0.00379994441333334">
            <text:p>0,0037999444</text:p>
          </table:table-cell>
          <table:table-cell table:formula="of:=ABS([.D142]-[.C141])" office:value-type="float" office:value="0.00479994441333334">
            <text:p>0,0047999444</text:p>
          </table:table-cell>
        </table:table-row>
        <table:table-row table:style-name="ro1">
          <table:table-cell office:value-type="float" office:value="7.76851064583">
            <text:p>7,7685106458</text:p>
          </table:table-cell>
          <table:table-cell office:value-type="float" office:value="3.81228271844">
            <text:p>3,8122827184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IF(AND([.F$5]&lt;[.B143];[.B143]&lt;=[.F$6]);([.B143]-[.F$5])/([.F$6]-[.F$5]);1)" office:value-type="float" office:value="0.135380453073333">
            <text:p>0,1353804531</text:p>
          </table:table-cell>
          <table:table-cell table:formula="of:=ABS([.D143]-[.C143])" office:value-type="float" office:value="0.00538045307333335">
            <text:p>0,0053804531</text:p>
          </table:table-cell>
          <table:table-cell table:formula="of:=ABS([.D143]-[.C142])" office:value-type="float" office:value="0.00638045307333335">
            <text:p>0,0063804531</text:p>
          </table:table-cell>
        </table:table-row>
        <table:table-row table:style-name="ro1">
          <table:table-cell office:value-type="float" office:value="8.30421387099">
            <text:p>8,304213871</text:p>
          </table:table-cell>
          <table:table-cell office:value-type="float" office:value="3.81630562578">
            <text:p>3,8163056258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IF(AND([.F$5]&lt;[.B144];[.B144]&lt;=[.F$6]);([.B144]-[.F$5])/([.F$6]-[.F$5]);1)" office:value-type="float" office:value="0.13605093763">
            <text:p>0,1360509376</text:p>
          </table:table-cell>
          <table:table-cell table:formula="of:=ABS([.D144]-[.C144])" office:value-type="float" office:value="0.00505093763">
            <text:p>0,0050509376</text:p>
          </table:table-cell>
          <table:table-cell table:formula="of:=ABS([.D144]-[.C143])" office:value-type="float" office:value="0.00605093763">
            <text:p>0,0060509376</text:p>
          </table:table-cell>
        </table:table-row>
        <table:table-row table:style-name="ro1">
          <table:table-cell office:value-type="float" office:value="8.31598020977">
            <text:p>8,3159802098</text:p>
          </table:table-cell>
          <table:table-cell office:value-type="float" office:value="3.82328986996">
            <text:p>3,82328987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IF(AND([.F$5]&lt;[.B145];[.B145]&lt;=[.F$6]);([.B145]-[.F$5])/([.F$6]-[.F$5]);1)" office:value-type="float" office:value="0.137214978326667">
            <text:p>0,1372149783</text:p>
          </table:table-cell>
          <table:table-cell table:formula="of:=ABS([.D145]-[.C145])" office:value-type="float" office:value="0.00521497832666665">
            <text:p>0,0052149783</text:p>
          </table:table-cell>
          <table:table-cell table:formula="of:=ABS([.D145]-[.C144])" office:value-type="float" office:value="0.00621497832666665">
            <text:p>0,0062149783</text:p>
          </table:table-cell>
        </table:table-row>
        <table:table-row table:style-name="ro1">
          <table:table-cell office:value-type="float" office:value="7.25949203218">
            <text:p>7,2594920322</text:p>
          </table:table-cell>
          <table:table-cell office:value-type="float" office:value="3.83178504624">
            <text:p>3,8317850462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IF(AND([.F$5]&lt;[.B146];[.B146]&lt;=[.F$6]);([.B146]-[.F$5])/([.F$6]-[.F$5]);1)" office:value-type="float" office:value="0.13863084104">
            <text:p>0,138630841</text:p>
          </table:table-cell>
          <table:table-cell table:formula="of:=ABS([.D146]-[.C146])" office:value-type="float" office:value="0.00563084103999997">
            <text:p>0,005630841</text:p>
          </table:table-cell>
          <table:table-cell table:formula="of:=ABS([.D146]-[.C145])" office:value-type="float" office:value="0.00663084103999997">
            <text:p>0,006630841</text:p>
          </table:table-cell>
        </table:table-row>
        <table:table-row table:style-name="ro1">
          <table:table-cell office:value-type="float" office:value="4.6409403715">
            <text:p>4,6409403715</text:p>
          </table:table-cell>
          <table:table-cell office:value-type="float" office:value="3.8350539952">
            <text:p>3,8350539952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IF(AND([.F$5]&lt;[.B147];[.B147]&lt;=[.F$6]);([.B147]-[.F$5])/([.F$6]-[.F$5]);1)" office:value-type="float" office:value="0.139175665866667">
            <text:p>0,1391756659</text:p>
          </table:table-cell>
          <table:table-cell table:formula="of:=ABS([.D147]-[.C147])" office:value-type="float" office:value="0.00517566586666665">
            <text:p>0,0051756659</text:p>
          </table:table-cell>
          <table:table-cell table:formula="of:=ABS([.D147]-[.C146])" office:value-type="float" office:value="0.00617566586666665">
            <text:p>0,0061756659</text:p>
          </table:table-cell>
        </table:table-row>
        <table:table-row table:style-name="ro1">
          <table:table-cell office:value-type="float" office:value="4.57273141647">
            <text:p>4,5727314165</text:p>
          </table:table-cell>
          <table:table-cell office:value-type="float" office:value="3.84894056342">
            <text:p>3,8489405634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IF(AND([.F$5]&lt;[.B148];[.B148]&lt;=[.F$6]);([.B148]-[.F$5])/([.F$6]-[.F$5]);1)" office:value-type="float" office:value="0.141490093903333">
            <text:p>0,1414900939</text:p>
          </table:table-cell>
          <table:table-cell table:formula="of:=ABS([.D148]-[.C148])" office:value-type="float" office:value="0.0064900939033333">
            <text:p>0,0064900939</text:p>
          </table:table-cell>
          <table:table-cell table:formula="of:=ABS([.D148]-[.C147])" office:value-type="float" office:value="0.0074900939033333">
            <text:p>0,0074900939</text:p>
          </table:table-cell>
        </table:table-row>
        <table:table-row table:style-name="ro1">
          <table:table-cell office:value-type="float" office:value="7.91938229489">
            <text:p>7,9193822949</text:p>
          </table:table-cell>
          <table:table-cell office:value-type="float" office:value="3.86095330904">
            <text:p>3,860953309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IF(AND([.F$5]&lt;[.B149];[.B149]&lt;=[.F$6]);([.B149]-[.F$5])/([.F$6]-[.F$5]);1)" office:value-type="float" office:value="0.143492218173333">
            <text:p>0,1434922182</text:p>
          </table:table-cell>
          <table:table-cell table:formula="of:=ABS([.D149]-[.C149])" office:value-type="float" office:value="0.00749221817333334">
            <text:p>0,0074922182</text:p>
          </table:table-cell>
          <table:table-cell table:formula="of:=ABS([.D149]-[.C148])" office:value-type="float" office:value="0.00849221817333334">
            <text:p>0,0084922182</text:p>
          </table:table-cell>
        </table:table-row>
        <table:table-row table:style-name="ro1">
          <table:table-cell office:value-type="float" office:value="6.21976350826">
            <text:p>6,2197635083</text:p>
          </table:table-cell>
          <table:table-cell office:value-type="float" office:value="3.8655788018">
            <text:p>3,8655788018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IF(AND([.F$5]&lt;[.B150];[.B150]&lt;=[.F$6]);([.B150]-[.F$5])/([.F$6]-[.F$5]);1)" office:value-type="float" office:value="0.144263133633333">
            <text:p>0,1442631336</text:p>
          </table:table-cell>
          <table:table-cell table:formula="of:=ABS([.D150]-[.C150])" office:value-type="float" office:value="0.00726313363333331">
            <text:p>0,0072631336</text:p>
          </table:table-cell>
          <table:table-cell table:formula="of:=ABS([.D150]-[.C149])" office:value-type="float" office:value="0.00826313363333331">
            <text:p>0,0082631336</text:p>
          </table:table-cell>
        </table:table-row>
        <table:table-row table:style-name="ro1">
          <table:table-cell office:value-type="float" office:value="8.3290987586">
            <text:p>8,3290987586</text:p>
          </table:table-cell>
          <table:table-cell office:value-type="float" office:value="3.87428073915">
            <text:p>3,8742807392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IF(AND([.F$5]&lt;[.B151];[.B151]&lt;=[.F$6]);([.B151]-[.F$5])/([.F$6]-[.F$5]);1)" office:value-type="float" office:value="0.145713456525">
            <text:p>0,1457134565</text:p>
          </table:table-cell>
          <table:table-cell table:formula="of:=ABS([.D151]-[.C151])" office:value-type="float" office:value="0.007713456525">
            <text:p>0,0077134565</text:p>
          </table:table-cell>
          <table:table-cell table:formula="of:=ABS([.D151]-[.C150])" office:value-type="float" office:value="0.008713456525">
            <text:p>0,0087134565</text:p>
          </table:table-cell>
        </table:table-row>
        <table:table-row table:style-name="ro1">
          <table:table-cell office:value-type="float" office:value="7.24072408122">
            <text:p>7,2407240812</text:p>
          </table:table-cell>
          <table:table-cell office:value-type="float" office:value="3.87788930189">
            <text:p>3,8778893019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IF(AND([.F$5]&lt;[.B152];[.B152]&lt;=[.F$6]);([.B152]-[.F$5])/([.F$6]-[.F$5]);1)" office:value-type="float" office:value="0.146314883648333">
            <text:p>0,1463148836</text:p>
          </table:table-cell>
          <table:table-cell table:formula="of:=ABS([.D152]-[.C152])" office:value-type="float" office:value="0.0073148836483333">
            <text:p>0,0073148836</text:p>
          </table:table-cell>
          <table:table-cell table:formula="of:=ABS([.D152]-[.C151])" office:value-type="float" office:value="0.0083148836483333">
            <text:p>0,0083148836</text:p>
          </table:table-cell>
        </table:table-row>
        <table:table-row table:style-name="ro1">
          <table:table-cell office:value-type="float" office:value="7.29318214323">
            <text:p>7,2931821432</text:p>
          </table:table-cell>
          <table:table-cell office:value-type="float" office:value="3.88864644425">
            <text:p>3,8886464443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IF(AND([.F$5]&lt;[.B153];[.B153]&lt;=[.F$6]);([.B153]-[.F$5])/([.F$6]-[.F$5]);1)" office:value-type="float" office:value="0.148107740708333">
            <text:p>0,1481077407</text:p>
          </table:table-cell>
          <table:table-cell table:formula="of:=ABS([.D153]-[.C153])" office:value-type="float" office:value="0.00810774070833331">
            <text:p>0,0081077407</text:p>
          </table:table-cell>
          <table:table-cell table:formula="of:=ABS([.D153]-[.C152])" office:value-type="float" office:value="0.00910774070833331">
            <text:p>0,0091077407</text:p>
          </table:table-cell>
        </table:table-row>
        <table:table-row table:style-name="ro1">
          <table:table-cell office:value-type="float" office:value="4.43633064915">
            <text:p>4,4363306492</text:p>
          </table:table-cell>
          <table:table-cell office:value-type="float" office:value="3.8910862454">
            <text:p>3,8910862454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IF(AND([.F$5]&lt;[.B154];[.B154]&lt;=[.F$6]);([.B154]-[.F$5])/([.F$6]-[.F$5]);1)" office:value-type="float" office:value="0.148514374233333">
            <text:p>0,1485143742</text:p>
          </table:table-cell>
          <table:table-cell table:formula="of:=ABS([.D154]-[.C154])" office:value-type="float" office:value="0.00751437423333334">
            <text:p>0,0075143742</text:p>
          </table:table-cell>
          <table:table-cell table:formula="of:=ABS([.D154]-[.C153])" office:value-type="float" office:value="0.00851437423333332">
            <text:p>0,0085143742</text:p>
          </table:table-cell>
        </table:table-row>
        <table:table-row table:style-name="ro1">
          <table:table-cell office:value-type="float" office:value="5.44842912288">
            <text:p>5,4484291229</text:p>
          </table:table-cell>
          <table:table-cell office:value-type="float" office:value="3.89151022872">
            <text:p>3,8915102287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IF(AND([.F$5]&lt;[.B155];[.B155]&lt;=[.F$6]);([.B155]-[.F$5])/([.F$6]-[.F$5]);1)" office:value-type="float" office:value="0.14858503812">
            <text:p>0,1485850381</text:p>
          </table:table-cell>
          <table:table-cell table:formula="of:=ABS([.D155]-[.C155])" office:value-type="float" office:value="0.00658503812000003">
            <text:p>0,0065850381</text:p>
          </table:table-cell>
          <table:table-cell table:formula="of:=ABS([.D155]-[.C154])" office:value-type="float" office:value="0.00758503812000003">
            <text:p>0,0075850381</text:p>
          </table:table-cell>
        </table:table-row>
        <table:table-row table:style-name="ro1">
          <table:table-cell office:value-type="float" office:value="3.15196021372">
            <text:p>3,1519602137</text:p>
          </table:table-cell>
          <table:table-cell office:value-type="float" office:value="3.89207323909">
            <text:p>3,8920732391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IF(AND([.F$5]&lt;[.B156];[.B156]&lt;=[.F$6]);([.B156]-[.F$5])/([.F$6]-[.F$5]);1)" office:value-type="float" office:value="0.148678873181667">
            <text:p>0,1486788732</text:p>
          </table:table-cell>
          <table:table-cell table:formula="of:=ABS([.D156]-[.C156])" office:value-type="float" office:value="0.00567887318166671">
            <text:p>0,0056788732</text:p>
          </table:table-cell>
          <table:table-cell table:formula="of:=ABS([.D156]-[.C155])" office:value-type="float" office:value="0.00667887318166671">
            <text:p>0,0066788732</text:p>
          </table:table-cell>
        </table:table-row>
        <table:table-row table:style-name="ro1">
          <table:table-cell office:value-type="float" office:value="8.40088893231">
            <text:p>8,4008889323</text:p>
          </table:table-cell>
          <table:table-cell office:value-type="float" office:value="3.89761565051">
            <text:p>3,8976156505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IF(AND([.F$5]&lt;[.B157];[.B157]&lt;=[.F$6]);([.B157]-[.F$5])/([.F$6]-[.F$5]);1)" office:value-type="float" office:value="0.149602608418333">
            <text:p>0,1496026084</text:p>
          </table:table-cell>
          <table:table-cell table:formula="of:=ABS([.D157]-[.C157])" office:value-type="float" office:value="0.00560260841833329">
            <text:p>0,0056026084</text:p>
          </table:table-cell>
          <table:table-cell table:formula="of:=ABS([.D157]-[.C156])" office:value-type="float" office:value="0.00660260841833329">
            <text:p>0,0066026084</text:p>
          </table:table-cell>
        </table:table-row>
        <table:table-row table:style-name="ro1">
          <table:table-cell office:value-type="float" office:value="3.52011178113">
            <text:p>3,5201117811</text:p>
          </table:table-cell>
          <table:table-cell office:value-type="float" office:value="3.91264504311">
            <text:p>3,9126450431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IF(AND([.F$5]&lt;[.B158];[.B158]&lt;=[.F$6]);([.B158]-[.F$5])/([.F$6]-[.F$5]);1)" office:value-type="float" office:value="0.152107507185">
            <text:p>0,1521075072</text:p>
          </table:table-cell>
          <table:table-cell table:formula="of:=ABS([.D158]-[.C158])" office:value-type="float" office:value="0.007107507185">
            <text:p>0,0071075072</text:p>
          </table:table-cell>
          <table:table-cell table:formula="of:=ABS([.D158]-[.C157])" office:value-type="float" office:value="0.008107507185">
            <text:p>0,0081075072</text:p>
          </table:table-cell>
        </table:table-row>
        <table:table-row table:style-name="ro1">
          <table:table-cell office:value-type="float" office:value="6.04932605838">
            <text:p>6,0493260584</text:p>
          </table:table-cell>
          <table:table-cell office:value-type="float" office:value="3.91801333422">
            <text:p>3,9180133342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IF(AND([.F$5]&lt;[.B159];[.B159]&lt;=[.F$6]);([.B159]-[.F$5])/([.F$6]-[.F$5]);1)" office:value-type="float" office:value="0.15300222237">
            <text:p>0,1530022224</text:p>
          </table:table-cell>
          <table:table-cell table:formula="of:=ABS([.D159]-[.C159])" office:value-type="float" office:value="0.00700222236999998">
            <text:p>0,0070022224</text:p>
          </table:table-cell>
          <table:table-cell table:formula="of:=ABS([.D159]-[.C158])" office:value-type="float" office:value="0.00800222236999998">
            <text:p>0,0080022224</text:p>
          </table:table-cell>
        </table:table-row>
        <table:table-row table:style-name="ro1">
          <table:table-cell office:value-type="float" office:value="8.13859121428">
            <text:p>8,1385912143</text:p>
          </table:table-cell>
          <table:table-cell office:value-type="float" office:value="3.92626905692">
            <text:p>3,9262690569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IF(AND([.F$5]&lt;[.B160];[.B160]&lt;=[.F$6]);([.B160]-[.F$5])/([.F$6]-[.F$5]);1)" office:value-type="float" office:value="0.154378176153333">
            <text:p>0,1543781762</text:p>
          </table:table-cell>
          <table:table-cell table:formula="of:=ABS([.D160]-[.C160])" office:value-type="float" office:value="0.0073781761533333">
            <text:p>0,0073781762</text:p>
          </table:table-cell>
          <table:table-cell table:formula="of:=ABS([.D160]-[.C159])" office:value-type="float" office:value="0.00837817615333331">
            <text:p>0,0083781762</text:p>
          </table:table-cell>
        </table:table-row>
        <table:table-row table:style-name="ro1">
          <table:table-cell office:value-type="float" office:value="5.41906842729">
            <text:p>5,4190684273</text:p>
          </table:table-cell>
          <table:table-cell office:value-type="float" office:value="3.93153056014">
            <text:p>3,9315305601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IF(AND([.F$5]&lt;[.B161];[.B161]&lt;=[.F$6]);([.B161]-[.F$5])/([.F$6]-[.F$5]);1)" office:value-type="float" office:value="0.155255093356667">
            <text:p>0,1552550934</text:p>
          </table:table-cell>
          <table:table-cell table:formula="of:=ABS([.D161]-[.C161])" office:value-type="float" office:value="0.00725509335666663">
            <text:p>0,0072550934</text:p>
          </table:table-cell>
          <table:table-cell table:formula="of:=ABS([.D161]-[.C160])" office:value-type="float" office:value="0.00825509335666663">
            <text:p>0,0082550934</text:p>
          </table:table-cell>
        </table:table-row>
        <table:table-row table:style-name="ro1">
          <table:table-cell office:value-type="float" office:value="4.5146278017">
            <text:p>4,5146278017</text:p>
          </table:table-cell>
          <table:table-cell office:value-type="float" office:value="3.94543442558">
            <text:p>3,9454344256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IF(AND([.F$5]&lt;[.B162];[.B162]&lt;=[.F$6]);([.B162]-[.F$5])/([.F$6]-[.F$5]);1)" office:value-type="float" office:value="0.157572404263333">
            <text:p>0,1575724043</text:p>
          </table:table-cell>
          <table:table-cell table:formula="of:=ABS([.D162]-[.C162])" office:value-type="float" office:value="0.00857240426333331">
            <text:p>0,0085724043</text:p>
          </table:table-cell>
          <table:table-cell table:formula="of:=ABS([.D162]-[.C161])" office:value-type="float" office:value="0.00957240426333331">
            <text:p>0,0095724043</text:p>
          </table:table-cell>
        </table:table-row>
        <table:table-row table:style-name="ro1">
          <table:table-cell office:value-type="float" office:value="6.98676942048">
            <text:p>6,9867694205</text:p>
          </table:table-cell>
          <table:table-cell office:value-type="float" office:value="3.94983439555">
            <text:p>3,9498343956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IF(AND([.F$5]&lt;[.B163];[.B163]&lt;=[.F$6]);([.B163]-[.F$5])/([.F$6]-[.F$5]);1)" office:value-type="float" office:value="0.158305732591667">
            <text:p>0,1583057326</text:p>
          </table:table-cell>
          <table:table-cell table:formula="of:=ABS([.D163]-[.C163])" office:value-type="float" office:value="0.00830573259166667">
            <text:p>0,0083057326</text:p>
          </table:table-cell>
          <table:table-cell table:formula="of:=ABS([.D163]-[.C162])" office:value-type="float" office:value="0.00930573259166667">
            <text:p>0,0093057326</text:p>
          </table:table-cell>
        </table:table-row>
        <table:table-row table:style-name="ro1">
          <table:table-cell office:value-type="float" office:value="7.38825573843">
            <text:p>7,3882557384</text:p>
          </table:table-cell>
          <table:table-cell office:value-type="float" office:value="3.9557770657">
            <text:p>3,955777065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IF(AND([.F$5]&lt;[.B164];[.B164]&lt;=[.F$6]);([.B164]-[.F$5])/([.F$6]-[.F$5]);1)" office:value-type="float" office:value="0.159296177616667">
            <text:p>0,1592961776</text:p>
          </table:table-cell>
          <table:table-cell table:formula="of:=ABS([.D164]-[.C164])" office:value-type="float" office:value="0.00829617761666668">
            <text:p>0,0082961776</text:p>
          </table:table-cell>
          <table:table-cell table:formula="of:=ABS([.D164]-[.C163])" office:value-type="float" office:value="0.00929617761666668">
            <text:p>0,0092961776</text:p>
          </table:table-cell>
        </table:table-row>
        <table:table-row table:style-name="ro1">
          <table:table-cell office:value-type="float" office:value="3.89761565051">
            <text:p>3,8976156505</text:p>
          </table:table-cell>
          <table:table-cell office:value-type="float" office:value="3.96315364071">
            <text:p>3,9631536407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IF(AND([.F$5]&lt;[.B165];[.B165]&lt;=[.F$6]);([.B165]-[.F$5])/([.F$6]-[.F$5]);1)" office:value-type="float" office:value="0.160525606785">
            <text:p>0,1605256068</text:p>
          </table:table-cell>
          <table:table-cell table:formula="of:=ABS([.D165]-[.C165])" office:value-type="float" office:value="0.00852560678499997">
            <text:p>0,0085256068</text:p>
          </table:table-cell>
          <table:table-cell table:formula="of:=ABS([.D165]-[.C164])" office:value-type="float" office:value="0.00952560678499997">
            <text:p>0,0095256068</text:p>
          </table:table-cell>
        </table:table-row>
        <table:table-row table:style-name="ro1">
          <table:table-cell office:value-type="float" office:value="5.55912004663">
            <text:p>5,5591200466</text:p>
          </table:table-cell>
          <table:table-cell office:value-type="float" office:value="3.96786424338">
            <text:p>3,9678642434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IF(AND([.F$5]&lt;[.B166];[.B166]&lt;=[.F$6]);([.B166]-[.F$5])/([.F$6]-[.F$5]);1)" office:value-type="float" office:value="0.16131070723">
            <text:p>0,1613107072</text:p>
          </table:table-cell>
          <table:table-cell table:formula="of:=ABS([.D166]-[.C166])" office:value-type="float" office:value="0.00831070723000005">
            <text:p>0,0083107072</text:p>
          </table:table-cell>
          <table:table-cell table:formula="of:=ABS([.D166]-[.C165])" office:value-type="float" office:value="0.00931070723000005">
            <text:p>0,0093107072</text:p>
          </table:table-cell>
        </table:table-row>
        <table:table-row table:style-name="ro1">
          <table:table-cell office:value-type="float" office:value="6.05297960053">
            <text:p>6,0529796005</text:p>
          </table:table-cell>
          <table:table-cell office:value-type="float" office:value="3.97069998422">
            <text:p>3,9706999842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IF(AND([.F$5]&lt;[.B167];[.B167]&lt;=[.F$6]);([.B167]-[.F$5])/([.F$6]-[.F$5]);1)" office:value-type="float" office:value="0.161783330703333">
            <text:p>0,1617833307</text:p>
          </table:table-cell>
          <table:table-cell table:formula="of:=ABS([.D167]-[.C167])" office:value-type="float" office:value="0.00778333070333331">
            <text:p>0,0077833307</text:p>
          </table:table-cell>
          <table:table-cell table:formula="of:=ABS([.D167]-[.C166])" office:value-type="float" office:value="0.00878333070333331">
            <text:p>0,0087833307</text:p>
          </table:table-cell>
        </table:table-row>
        <table:table-row table:style-name="ro1">
          <table:table-cell office:value-type="float" office:value="6.76422621018">
            <text:p>6,7642262102</text:p>
          </table:table-cell>
          <table:table-cell office:value-type="float" office:value="3.98542986321">
            <text:p>3,9854298632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IF(AND([.F$5]&lt;[.B168];[.B168]&lt;=[.F$6]);([.B168]-[.F$5])/([.F$6]-[.F$5]);1)" office:value-type="float" office:value="0.164238310535">
            <text:p>0,1642383105</text:p>
          </table:table-cell>
          <table:table-cell table:formula="of:=ABS([.D168]-[.C168])" office:value-type="float" office:value="0.00923831053499996">
            <text:p>0,0092383105</text:p>
          </table:table-cell>
          <table:table-cell table:formula="of:=ABS([.D168]-[.C167])" office:value-type="float" office:value="0.010238310535">
            <text:p>0,0102383105</text:p>
          </table:table-cell>
        </table:table-row>
        <table:table-row table:style-name="ro1">
          <table:table-cell office:value-type="float" office:value="8.72428041632">
            <text:p>8,7242804163</text:p>
          </table:table-cell>
          <table:table-cell office:value-type="float" office:value="3.99258639988">
            <text:p>3,9925863999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IF(AND([.F$5]&lt;[.B169];[.B169]&lt;=[.F$6]);([.B169]-[.F$5])/([.F$6]-[.F$5]);1)" office:value-type="float" office:value="0.165431066646667">
            <text:p>0,1654310666</text:p>
          </table:table-cell>
          <table:table-cell table:formula="of:=ABS([.D169]-[.C169])" office:value-type="float" office:value="0.00943106664666665">
            <text:p>0,0094310666</text:p>
          </table:table-cell>
          <table:table-cell table:formula="of:=ABS([.D169]-[.C168])" office:value-type="float" office:value="0.0104310666466667">
            <text:p>0,0104310666</text:p>
          </table:table-cell>
        </table:table-row>
        <table:table-row table:style-name="ro1">
          <table:table-cell office:value-type="float" office:value="7.07060015481">
            <text:p>7,0706001548</text:p>
          </table:table-cell>
          <table:table-cell office:value-type="float" office:value="3.99992826006">
            <text:p>3,9999282601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IF(AND([.F$5]&lt;[.B170];[.B170]&lt;=[.F$6]);([.B170]-[.F$5])/([.F$6]-[.F$5]);1)" office:value-type="float" office:value="0.16665471001">
            <text:p>0,16665471</text:p>
          </table:table-cell>
          <table:table-cell table:formula="of:=ABS([.D170]-[.C170])" office:value-type="float" office:value="0.00965471000999998">
            <text:p>0,00965471</text:p>
          </table:table-cell>
          <table:table-cell table:formula="of:=ABS([.D170]-[.C169])" office:value-type="float" office:value="0.01065471001">
            <text:p>0,01065471</text:p>
          </table:table-cell>
        </table:table-row>
        <table:table-row table:style-name="ro1">
          <table:table-cell office:value-type="float" office:value="6.47841195649">
            <text:p>6,4784119565</text:p>
          </table:table-cell>
          <table:table-cell office:value-type="float" office:value="4.01505227517">
            <text:p>4,0150522752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IF(AND([.F$5]&lt;[.B171];[.B171]&lt;=[.F$6]);([.B171]-[.F$5])/([.F$6]-[.F$5]);1)" office:value-type="float" office:value="0.169175379195">
            <text:p>0,1691753792</text:p>
          </table:table-cell>
          <table:table-cell table:formula="of:=ABS([.D171]-[.C171])" office:value-type="float" office:value="0.0111753791950001">
            <text:p>0,0111753792</text:p>
          </table:table-cell>
          <table:table-cell table:formula="of:=ABS([.D171]-[.C170])" office:value-type="float" office:value="0.0121753791950001">
            <text:p>0,0121753792</text:p>
          </table:table-cell>
        </table:table-row>
        <table:table-row table:style-name="ro1">
          <table:table-cell office:value-type="float" office:value="8.02133791408">
            <text:p>8,0213379141</text:p>
          </table:table-cell>
          <table:table-cell office:value-type="float" office:value="4.02949758649">
            <text:p>4,0294975865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IF(AND([.F$5]&lt;[.B172];[.B172]&lt;=[.F$6]);([.B172]-[.F$5])/([.F$6]-[.F$5]);1)" office:value-type="float" office:value="0.171582931081667">
            <text:p>0,1715829311</text:p>
          </table:table-cell>
          <table:table-cell table:formula="of:=ABS([.D172]-[.C172])" office:value-type="float" office:value="0.0125829310816666">
            <text:p>0,0125829311</text:p>
          </table:table-cell>
          <table:table-cell table:formula="of:=ABS([.D172]-[.C171])" office:value-type="float" office:value="0.0135829310816666">
            <text:p>0,0135829311</text:p>
          </table:table-cell>
        </table:table-row>
        <table:table-row table:style-name="ro1">
          <table:table-cell office:value-type="float" office:value="8.75112871304">
            <text:p>8,751128713</text:p>
          </table:table-cell>
          <table:table-cell office:value-type="float" office:value="4.049281699">
            <text:p>4,049281699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IF(AND([.F$5]&lt;[.B173];[.B173]&lt;=[.F$6]);([.B173]-[.F$5])/([.F$6]-[.F$5]);1)" office:value-type="float" office:value="0.174880283166667">
            <text:p>0,1748802832</text:p>
          </table:table-cell>
          <table:table-cell table:formula="of:=ABS([.D173]-[.C173])" office:value-type="float" office:value="0.0148802831666666">
            <text:p>0,0148802832</text:p>
          </table:table-cell>
          <table:table-cell table:formula="of:=ABS([.D173]-[.C172])" office:value-type="float" office:value="0.0158802831666666">
            <text:p>0,0158802832</text:p>
          </table:table-cell>
        </table:table-row>
        <table:table-row table:style-name="ro1">
          <table:table-cell office:value-type="float" office:value="6.68213242443">
            <text:p>6,6821324244</text:p>
          </table:table-cell>
          <table:table-cell office:value-type="float" office:value="4.05148330761">
            <text:p>4,0514833076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IF(AND([.F$5]&lt;[.B174];[.B174]&lt;=[.F$6]);([.B174]-[.F$5])/([.F$6]-[.F$5]);1)" office:value-type="float" office:value="0.175247217935">
            <text:p>0,1752472179</text:p>
          </table:table-cell>
          <table:table-cell table:formula="of:=ABS([.D174]-[.C174])" office:value-type="float" office:value="0.014247217935">
            <text:p>0,0142472179</text:p>
          </table:table-cell>
          <table:table-cell table:formula="of:=ABS([.D174]-[.C173])" office:value-type="float" office:value="0.015247217935">
            <text:p>0,0152472179</text:p>
          </table:table-cell>
        </table:table-row>
        <table:table-row table:style-name="ro1">
          <table:table-cell office:value-type="float" office:value="5.08352003114">
            <text:p>5,0835200311</text:p>
          </table:table-cell>
          <table:table-cell office:value-type="float" office:value="4.0610202597">
            <text:p>4,0610202597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IF(AND([.F$5]&lt;[.B175];[.B175]&lt;=[.F$6]);([.B175]-[.F$5])/([.F$6]-[.F$5]);1)" office:value-type="float" office:value="0.17683670995">
            <text:p>0,17683671</text:p>
          </table:table-cell>
          <table:table-cell table:formula="of:=ABS([.D175]-[.C175])" office:value-type="float" office:value="0.01483670995">
            <text:p>0,01483671</text:p>
          </table:table-cell>
          <table:table-cell table:formula="of:=ABS([.D175]-[.C174])" office:value-type="float" office:value="0.01583670995">
            <text:p>0,01583671</text:p>
          </table:table-cell>
        </table:table-row>
        <table:table-row table:style-name="ro1">
          <table:table-cell office:value-type="float" office:value="4.98560212758">
            <text:p>4,9856021276</text:p>
          </table:table-cell>
          <table:table-cell office:value-type="float" office:value="4.06106292856">
            <text:p>4,0610629286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IF(AND([.F$5]&lt;[.B176];[.B176]&lt;=[.F$6]);([.B176]-[.F$5])/([.F$6]-[.F$5]);1)" office:value-type="float" office:value="0.176843821426667">
            <text:p>0,1768438214</text:p>
          </table:table-cell>
          <table:table-cell table:formula="of:=ABS([.D176]-[.C176])" office:value-type="float" office:value="0.0138438214266667">
            <text:p>0,0138438214</text:p>
          </table:table-cell>
          <table:table-cell table:formula="of:=ABS([.D176]-[.C175])" office:value-type="float" office:value="0.0148438214266667">
            <text:p>0,0148438214</text:p>
          </table:table-cell>
        </table:table-row>
        <table:table-row table:style-name="ro1">
          <table:table-cell office:value-type="float" office:value="6.39988043659">
            <text:p>6,3998804366</text:p>
          </table:table-cell>
          <table:table-cell office:value-type="float" office:value="4.06670625158">
            <text:p>4,0667062516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IF(AND([.F$5]&lt;[.B177];[.B177]&lt;=[.F$6]);([.B177]-[.F$5])/([.F$6]-[.F$5]);1)" office:value-type="float" office:value="0.177784375263333">
            <text:p>0,1777843753</text:p>
          </table:table-cell>
          <table:table-cell table:formula="of:=ABS([.D177]-[.C177])" office:value-type="float" office:value="0.0137843752633334">
            <text:p>0,0137843753</text:p>
          </table:table-cell>
          <table:table-cell table:formula="of:=ABS([.D177]-[.C176])" office:value-type="float" office:value="0.0147843752633334">
            <text:p>0,0147843753</text:p>
          </table:table-cell>
        </table:table-row>
        <table:table-row table:style-name="ro1">
          <table:table-cell office:value-type="float" office:value="3.20897423348">
            <text:p>3,2089742335</text:p>
          </table:table-cell>
          <table:table-cell office:value-type="float" office:value="4.07531548828">
            <text:p>4,0753154883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IF(AND([.F$5]&lt;[.B178];[.B178]&lt;=[.F$6]);([.B178]-[.F$5])/([.F$6]-[.F$5]);1)" office:value-type="float" office:value="0.179219248046667">
            <text:p>0,179219248</text:p>
          </table:table-cell>
          <table:table-cell table:formula="of:=ABS([.D178]-[.C178])" office:value-type="float" office:value="0.0142192480466667">
            <text:p>0,014219248</text:p>
          </table:table-cell>
          <table:table-cell table:formula="of:=ABS([.D178]-[.C177])" office:value-type="float" office:value="0.0152192480466667">
            <text:p>0,015219248</text:p>
          </table:table-cell>
        </table:table-row>
        <table:table-row table:style-name="ro1">
          <table:table-cell office:value-type="float" office:value="7.83802482737">
            <text:p>7,8380248274</text:p>
          </table:table-cell>
          <table:table-cell office:value-type="float" office:value="4.08069013729">
            <text:p>4,0806901373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IF(AND([.F$5]&lt;[.B179];[.B179]&lt;=[.F$6]);([.B179]-[.F$5])/([.F$6]-[.F$5]);1)" office:value-type="float" office:value="0.180115022881667">
            <text:p>0,1801150229</text:p>
          </table:table-cell>
          <table:table-cell table:formula="of:=ABS([.D179]-[.C179])" office:value-type="float" office:value="0.0141150228816667">
            <text:p>0,0141150229</text:p>
          </table:table-cell>
          <table:table-cell table:formula="of:=ABS([.D179]-[.C178])" office:value-type="float" office:value="0.0151150228816667">
            <text:p>0,0151150229</text:p>
          </table:table-cell>
        </table:table-row>
        <table:table-row table:style-name="ro1">
          <table:table-cell office:value-type="float" office:value="4.84769896873">
            <text:p>4,8476989687</text:p>
          </table:table-cell>
          <table:table-cell office:value-type="float" office:value="4.1025403175">
            <text:p>4,1025403175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IF(AND([.F$5]&lt;[.B180];[.B180]&lt;=[.F$6]);([.B180]-[.F$5])/([.F$6]-[.F$5]);1)" office:value-type="float" office:value="0.183756719583333">
            <text:p>0,1837567196</text:p>
          </table:table-cell>
          <table:table-cell table:formula="of:=ABS([.D180]-[.C180])" office:value-type="float" office:value="0.0167567195833333">
            <text:p>0,0167567196</text:p>
          </table:table-cell>
          <table:table-cell table:formula="of:=ABS([.D180]-[.C179])" office:value-type="float" office:value="0.0177567195833333">
            <text:p>0,0177567196</text:p>
          </table:table-cell>
        </table:table-row>
        <table:table-row table:style-name="ro1">
          <table:table-cell office:value-type="float" office:value="8.96830507585">
            <text:p>8,9683050759</text:p>
          </table:table-cell>
          <table:table-cell office:value-type="float" office:value="4.10387146872">
            <text:p>4,1038714687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IF(AND([.F$5]&lt;[.B181];[.B181]&lt;=[.F$6]);([.B181]-[.F$5])/([.F$6]-[.F$5]);1)" office:value-type="float" office:value="0.18397857812">
            <text:p>0,1839785781</text:p>
          </table:table-cell>
          <table:table-cell table:formula="of:=ABS([.D181]-[.C181])" office:value-type="float" office:value="0.0159785781200001">
            <text:p>0,0159785781</text:p>
          </table:table-cell>
          <table:table-cell table:formula="of:=ABS([.D181]-[.C180])" office:value-type="float" office:value="0.0169785781200001">
            <text:p>0,0169785781</text:p>
          </table:table-cell>
        </table:table-row>
        <table:table-row table:style-name="ro1">
          <table:table-cell office:value-type="float" office:value="4.95092446378">
            <text:p>4,9509244638</text:p>
          </table:table-cell>
          <table:table-cell office:value-type="float" office:value="4.10540916366">
            <text:p>4,1054091637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IF(AND([.F$5]&lt;[.B182];[.B182]&lt;=[.F$6]);([.B182]-[.F$5])/([.F$6]-[.F$5]);1)" office:value-type="float" office:value="0.18423486061">
            <text:p>0,1842348606</text:p>
          </table:table-cell>
          <table:table-cell table:formula="of:=ABS([.D182]-[.C182])" office:value-type="float" office:value="0.01523486061">
            <text:p>0,0152348606</text:p>
          </table:table-cell>
          <table:table-cell table:formula="of:=ABS([.D182]-[.C181])" office:value-type="float" office:value="0.01623486061">
            <text:p>0,0162348606</text:p>
          </table:table-cell>
        </table:table-row>
        <table:table-row table:style-name="ro1">
          <table:table-cell office:value-type="float" office:value="8.81202303405">
            <text:p>8,8120230341</text:p>
          </table:table-cell>
          <table:table-cell office:value-type="float" office:value="4.10900200185">
            <text:p>4,1090020019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IF(AND([.F$5]&lt;[.B183];[.B183]&lt;=[.F$6]);([.B183]-[.F$5])/([.F$6]-[.F$5]);1)" office:value-type="float" office:value="0.184833666975">
            <text:p>0,184833667</text:p>
          </table:table-cell>
          <table:table-cell table:formula="of:=ABS([.D183]-[.C183])" office:value-type="float" office:value="0.014833666975">
            <text:p>0,014833667</text:p>
          </table:table-cell>
          <table:table-cell table:formula="of:=ABS([.D183]-[.C182])" office:value-type="float" office:value="0.0158336669750001">
            <text:p>0,015833667</text:p>
          </table:table-cell>
        </table:table-row>
        <table:table-row table:style-name="ro1">
          <table:table-cell office:value-type="float" office:value="3.58548253114">
            <text:p>3,5854825311</text:p>
          </table:table-cell>
          <table:table-cell office:value-type="float" office:value="4.12586623121">
            <text:p>4,1258662312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IF(AND([.F$5]&lt;[.B184];[.B184]&lt;=[.F$6]);([.B184]-[.F$5])/([.F$6]-[.F$5]);1)" office:value-type="float" office:value="0.187644371868333">
            <text:p>0,1876443719</text:p>
          </table:table-cell>
          <table:table-cell table:formula="of:=ABS([.D184]-[.C184])" office:value-type="float" office:value="0.0166443718683333">
            <text:p>0,0166443719</text:p>
          </table:table-cell>
          <table:table-cell table:formula="of:=ABS([.D184]-[.C183])" office:value-type="float" office:value="0.0176443718683333">
            <text:p>0,0176443719</text:p>
          </table:table-cell>
        </table:table-row>
        <table:table-row table:style-name="ro1">
          <table:table-cell office:value-type="float" office:value="4.90507819586">
            <text:p>4,9050781959</text:p>
          </table:table-cell>
          <table:table-cell office:value-type="float" office:value="4.12652719476">
            <text:p>4,1265271948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IF(AND([.F$5]&lt;[.B185];[.B185]&lt;=[.F$6]);([.B185]-[.F$5])/([.F$6]-[.F$5]);1)" office:value-type="float" office:value="0.18775453246">
            <text:p>0,1877545325</text:p>
          </table:table-cell>
          <table:table-cell table:formula="of:=ABS([.D185]-[.C185])" office:value-type="float" office:value="0.0157545324600001">
            <text:p>0,0157545325</text:p>
          </table:table-cell>
          <table:table-cell table:formula="of:=ABS([.D185]-[.C184])" office:value-type="float" office:value="0.0167545324600001">
            <text:p>0,0167545325</text:p>
          </table:table-cell>
        </table:table-row>
        <table:table-row table:style-name="ro1">
          <table:table-cell office:value-type="float" office:value="5.92577300572">
            <text:p>5,9257730057</text:p>
          </table:table-cell>
          <table:table-cell office:value-type="float" office:value="4.13607017674">
            <text:p>4,1360701767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IF(AND([.F$5]&lt;[.B186];[.B186]&lt;=[.F$6]);([.B186]-[.F$5])/([.F$6]-[.F$5]);1)" office:value-type="float" office:value="0.189345029456667">
            <text:p>0,1893450295</text:p>
          </table:table-cell>
          <table:table-cell table:formula="of:=ABS([.D186]-[.C186])" office:value-type="float" office:value="0.0163450294566666">
            <text:p>0,0163450295</text:p>
          </table:table-cell>
          <table:table-cell table:formula="of:=ABS([.D186]-[.C185])" office:value-type="float" office:value="0.0173450294566666">
            <text:p>0,0173450295</text:p>
          </table:table-cell>
        </table:table-row>
        <table:table-row table:style-name="ro1">
          <table:table-cell office:value-type="float" office:value="4.16917242428">
            <text:p>4,1691724243</text:p>
          </table:table-cell>
          <table:table-cell office:value-type="float" office:value="4.14327334572">
            <text:p>4,1432733457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IF(AND([.F$5]&lt;[.B187];[.B187]&lt;=[.F$6]);([.B187]-[.F$5])/([.F$6]-[.F$5]);1)" office:value-type="float" office:value="0.19054555762">
            <text:p>0,1905455576</text:p>
          </table:table-cell>
          <table:table-cell table:formula="of:=ABS([.D187]-[.C187])" office:value-type="float" office:value="0.01654555762">
            <text:p>0,0165455576</text:p>
          </table:table-cell>
          <table:table-cell table:formula="of:=ABS([.D187]-[.C186])" office:value-type="float" office:value="0.01754555762">
            <text:p>0,0175455576</text:p>
          </table:table-cell>
        </table:table-row>
        <table:table-row table:style-name="ro1">
          <table:table-cell office:value-type="float" office:value="3.07656602105">
            <text:p>3,0765660211</text:p>
          </table:table-cell>
          <table:table-cell office:value-type="float" office:value="4.16585422095">
            <text:p>4,165854221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IF(AND([.F$5]&lt;[.B188];[.B188]&lt;=[.F$6]);([.B188]-[.F$5])/([.F$6]-[.F$5]);1)" office:value-type="float" office:value="0.194309036825">
            <text:p>0,1943090368</text:p>
          </table:table-cell>
          <table:table-cell table:formula="of:=ABS([.D188]-[.C188])" office:value-type="float" office:value="0.019309036825">
            <text:p>0,0193090368</text:p>
          </table:table-cell>
          <table:table-cell table:formula="of:=ABS([.D188]-[.C187])" office:value-type="float" office:value="0.020309036825">
            <text:p>0,0203090368</text:p>
          </table:table-cell>
        </table:table-row>
        <table:table-row table:style-name="ro1">
          <table:table-cell office:value-type="float" office:value="6.6488889565">
            <text:p>6,6488889565</text:p>
          </table:table-cell>
          <table:table-cell office:value-type="float" office:value="4.1688886964">
            <text:p>4,1688886964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IF(AND([.F$5]&lt;[.B189];[.B189]&lt;=[.F$6]);([.B189]-[.F$5])/([.F$6]-[.F$5]);1)" office:value-type="float" office:value="0.194814782733333">
            <text:p>0,1948147827</text:p>
          </table:table-cell>
          <table:table-cell table:formula="of:=ABS([.D189]-[.C189])" office:value-type="float" office:value="0.0188147827333333">
            <text:p>0,0188147827</text:p>
          </table:table-cell>
          <table:table-cell table:formula="of:=ABS([.D189]-[.C188])" office:value-type="float" office:value="0.0198147827333333">
            <text:p>0,0198147827</text:p>
          </table:table-cell>
        </table:table-row>
        <table:table-row table:style-name="ro1">
          <table:table-cell office:value-type="float" office:value="6.63746397534">
            <text:p>6,6374639753</text:p>
          </table:table-cell>
          <table:table-cell office:value-type="float" office:value="4.16917242428">
            <text:p>4,1691724243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IF(AND([.F$5]&lt;[.B190];[.B190]&lt;=[.F$6]);([.B190]-[.F$5])/([.F$6]-[.F$5]);1)" office:value-type="float" office:value="0.194862070713333">
            <text:p>0,1948620707</text:p>
          </table:table-cell>
          <table:table-cell table:formula="of:=ABS([.D190]-[.C190])" office:value-type="float" office:value="0.0178620707133334">
            <text:p>0,0178620707</text:p>
          </table:table-cell>
          <table:table-cell table:formula="of:=ABS([.D190]-[.C189])" office:value-type="float" office:value="0.0188620707133334">
            <text:p>0,0188620707</text:p>
          </table:table-cell>
        </table:table-row>
        <table:table-row table:style-name="ro1">
          <table:table-cell office:value-type="float" office:value="6.2650125187">
            <text:p>6,2650125187</text:p>
          </table:table-cell>
          <table:table-cell office:value-type="float" office:value="4.17157143912">
            <text:p>4,1715714391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IF(AND([.F$5]&lt;[.B191];[.B191]&lt;=[.F$6]);([.B191]-[.F$5])/([.F$6]-[.F$5]);1)" office:value-type="float" office:value="0.19526190652">
            <text:p>0,1952619065</text:p>
          </table:table-cell>
          <table:table-cell table:formula="of:=ABS([.D191]-[.C191])" office:value-type="float" office:value="0.01726190652">
            <text:p>0,0172619065</text:p>
          </table:table-cell>
          <table:table-cell table:formula="of:=ABS([.D191]-[.C190])" office:value-type="float" office:value="0.01826190652">
            <text:p>0,0182619065</text:p>
          </table:table-cell>
        </table:table-row>
        <table:table-row table:style-name="ro1">
          <table:table-cell office:value-type="float" office:value="6.40288845481">
            <text:p>6,4028884548</text:p>
          </table:table-cell>
          <table:table-cell office:value-type="float" office:value="4.17387189527">
            <text:p>4,1738718953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IF(AND([.F$5]&lt;[.B192];[.B192]&lt;=[.F$6]);([.B192]-[.F$5])/([.F$6]-[.F$5]);1)" office:value-type="float" office:value="0.195645315878333">
            <text:p>0,1956453159</text:p>
          </table:table-cell>
          <table:table-cell table:formula="of:=ABS([.D192]-[.C192])" office:value-type="float" office:value="0.0166453158783333">
            <text:p>0,0166453159</text:p>
          </table:table-cell>
          <table:table-cell table:formula="of:=ABS([.D192]-[.C191])" office:value-type="float" office:value="0.0176453158783333">
            <text:p>0,0176453159</text:p>
          </table:table-cell>
        </table:table-row>
        <table:table-row table:style-name="ro1">
          <table:table-cell office:value-type="float" office:value="7.20514780855">
            <text:p>7,2051478086</text:p>
          </table:table-cell>
          <table:table-cell office:value-type="float" office:value="4.17454168965">
            <text:p>4,1745416897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IF(AND([.F$5]&lt;[.B193];[.B193]&lt;=[.F$6]);([.B193]-[.F$5])/([.F$6]-[.F$5]);1)" office:value-type="float" office:value="0.195756948275">
            <text:p>0,1957569483</text:p>
          </table:table-cell>
          <table:table-cell table:formula="of:=ABS([.D193]-[.C193])" office:value-type="float" office:value="0.015756948275">
            <text:p>0,0157569483</text:p>
          </table:table-cell>
          <table:table-cell table:formula="of:=ABS([.D193]-[.C192])" office:value-type="float" office:value="0.016756948275">
            <text:p>0,0167569483</text:p>
          </table:table-cell>
        </table:table-row>
        <table:table-row table:style-name="ro1">
          <table:table-cell office:value-type="float" office:value="6.35396758369">
            <text:p>6,3539675837</text:p>
          </table:table-cell>
          <table:table-cell office:value-type="float" office:value="4.17492058843">
            <text:p>4,1749205884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IF(AND([.F$5]&lt;[.B194];[.B194]&lt;=[.F$6]);([.B194]-[.F$5])/([.F$6]-[.F$5]);1)" office:value-type="float" office:value="0.195820098071667">
            <text:p>0,1958200981</text:p>
          </table:table-cell>
          <table:table-cell table:formula="of:=ABS([.D194]-[.C194])" office:value-type="float" office:value="0.0148200980716667">
            <text:p>0,0148200981</text:p>
          </table:table-cell>
          <table:table-cell table:formula="of:=ABS([.D194]-[.C193])" office:value-type="float" office:value="0.0158200980716667">
            <text:p>0,0158200981</text:p>
          </table:table-cell>
        </table:table-row>
        <table:table-row table:style-name="ro1">
          <table:table-cell office:value-type="float" office:value="5.54105608937">
            <text:p>5,5410560894</text:p>
          </table:table-cell>
          <table:table-cell office:value-type="float" office:value="4.17765386967">
            <text:p>4,1776538697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IF(AND([.F$5]&lt;[.B195];[.B195]&lt;=[.F$6]);([.B195]-[.F$5])/([.F$6]-[.F$5]);1)" office:value-type="float" office:value="0.196275644945">
            <text:p>0,1962756449</text:p>
          </table:table-cell>
          <table:table-cell table:formula="of:=ABS([.D195]-[.C195])" office:value-type="float" office:value="0.0142756449450001">
            <text:p>0,0142756449</text:p>
          </table:table-cell>
          <table:table-cell table:formula="of:=ABS([.D195]-[.C194])" office:value-type="float" office:value="0.0152756449450001">
            <text:p>0,0152756449</text:p>
          </table:table-cell>
        </table:table-row>
        <table:table-row table:style-name="ro1">
          <table:table-cell office:value-type="float" office:value="3.4289817923">
            <text:p>3,4289817923</text:p>
          </table:table-cell>
          <table:table-cell office:value-type="float" office:value="4.17796920109">
            <text:p>4,1779692011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IF(AND([.F$5]&lt;[.B196];[.B196]&lt;=[.F$6]);([.B196]-[.F$5])/([.F$6]-[.F$5]);1)" office:value-type="float" office:value="0.196328200181667">
            <text:p>0,1963282002</text:p>
          </table:table-cell>
          <table:table-cell table:formula="of:=ABS([.D196]-[.C196])" office:value-type="float" office:value="0.0133282001816666">
            <text:p>0,0133282002</text:p>
          </table:table-cell>
          <table:table-cell table:formula="of:=ABS([.D196]-[.C195])" office:value-type="float" office:value="0.0143282001816666">
            <text:p>0,0143282002</text:p>
          </table:table-cell>
        </table:table-row>
        <table:table-row table:style-name="ro1">
          <table:table-cell office:value-type="float" office:value="7.20591375088">
            <text:p>7,2059137509</text:p>
          </table:table-cell>
          <table:table-cell office:value-type="float" office:value="4.18793077088">
            <text:p>4,1879307709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IF(AND([.F$5]&lt;[.B197];[.B197]&lt;=[.F$6]);([.B197]-[.F$5])/([.F$6]-[.F$5]);1)" office:value-type="float" office:value="0.197988461813333">
            <text:p>0,1979884618</text:p>
          </table:table-cell>
          <table:table-cell table:formula="of:=ABS([.D197]-[.C197])" office:value-type="float" office:value="0.0139884618133333">
            <text:p>0,0139884618</text:p>
          </table:table-cell>
          <table:table-cell table:formula="of:=ABS([.D197]-[.C196])" office:value-type="float" office:value="0.0149884618133333">
            <text:p>0,0149884618</text:p>
          </table:table-cell>
        </table:table-row>
        <table:table-row table:style-name="ro1">
          <table:table-cell office:value-type="float" office:value="7.58553657745">
            <text:p>7,5855365775</text:p>
          </table:table-cell>
          <table:table-cell office:value-type="float" office:value="4.19406804976">
            <text:p>4,1940680498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IF(AND([.F$5]&lt;[.B198];[.B198]&lt;=[.F$6]);([.B198]-[.F$5])/([.F$6]-[.F$5]);1)" office:value-type="float" office:value="0.199011341626667">
            <text:p>0,1990113416</text:p>
          </table:table-cell>
          <table:table-cell table:formula="of:=ABS([.D198]-[.C198])" office:value-type="float" office:value="0.0140113416266667">
            <text:p>0,0140113416</text:p>
          </table:table-cell>
          <table:table-cell table:formula="of:=ABS([.D198]-[.C197])" office:value-type="float" office:value="0.0150113416266667">
            <text:p>0,0150113416</text:p>
          </table:table-cell>
        </table:table-row>
        <table:table-row table:style-name="ro1">
          <table:table-cell office:value-type="float" office:value="3.91801333422">
            <text:p>3,9180133342</text:p>
          </table:table-cell>
          <table:table-cell office:value-type="float" office:value="4.20246000039">
            <text:p>4,2024600004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IF(AND([.F$5]&lt;[.B199];[.B199]&lt;=[.F$6]);([.B199]-[.F$5])/([.F$6]-[.F$5]);1)" office:value-type="float" office:value="0.200410000065">
            <text:p>0,2004100001</text:p>
          </table:table-cell>
          <table:table-cell table:formula="of:=ABS([.D199]-[.C199])" office:value-type="float" office:value="0.0144100000650001">
            <text:p>0,0144100001</text:p>
          </table:table-cell>
          <table:table-cell table:formula="of:=ABS([.D199]-[.C198])" office:value-type="float" office:value="0.0154100000650001">
            <text:p>0,0154100001</text:p>
          </table:table-cell>
        </table:table-row>
        <table:table-row table:style-name="ro1">
          <table:table-cell office:value-type="float" office:value="6.08432439529">
            <text:p>6,0843243953</text:p>
          </table:table-cell>
          <table:table-cell office:value-type="float" office:value="4.20576258717">
            <text:p>4,2057625872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IF(AND([.F$5]&lt;[.B200];[.B200]&lt;=[.F$6]);([.B200]-[.F$5])/([.F$6]-[.F$5]);1)" office:value-type="float" office:value="0.200960431195">
            <text:p>0,2009604312</text:p>
          </table:table-cell>
          <table:table-cell table:formula="of:=ABS([.D200]-[.C200])" office:value-type="float" office:value="0.013960431195">
            <text:p>0,0139604312</text:p>
          </table:table-cell>
          <table:table-cell table:formula="of:=ABS([.D200]-[.C199])" office:value-type="float" office:value="0.014960431195">
            <text:p>0,0149604312</text:p>
          </table:table-cell>
        </table:table-row>
        <table:table-row table:style-name="ro1">
          <table:table-cell office:value-type="float" office:value="7.67186211861">
            <text:p>7,6718621186</text:p>
          </table:table-cell>
          <table:table-cell office:value-type="float" office:value="4.20615109092">
            <text:p>4,2061510909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IF(AND([.F$5]&lt;[.B201];[.B201]&lt;=[.F$6]);([.B201]-[.F$5])/([.F$6]-[.F$5]);1)" office:value-type="float" office:value="0.20102518182">
            <text:p>0,2010251818</text:p>
          </table:table-cell>
          <table:table-cell table:formula="of:=ABS([.D201]-[.C201])" office:value-type="float" office:value="0.01302518182">
            <text:p>0,0130251818</text:p>
          </table:table-cell>
          <table:table-cell table:formula="of:=ABS([.D201]-[.C200])" office:value-type="float" office:value="0.01402518182">
            <text:p>0,0140251818</text:p>
          </table:table-cell>
        </table:table-row>
        <table:table-row table:style-name="ro1">
          <table:table-cell office:value-type="float" office:value="4.32225909463">
            <text:p>4,3222590946</text:p>
          </table:table-cell>
          <table:table-cell office:value-type="float" office:value="4.20736366892">
            <text:p>4,2073636689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IF(AND([.F$5]&lt;[.B202];[.B202]&lt;=[.F$6]);([.B202]-[.F$5])/([.F$6]-[.F$5]);1)" office:value-type="float" office:value="0.201227278153333">
            <text:p>0,2012272782</text:p>
          </table:table-cell>
          <table:table-cell table:formula="of:=ABS([.D202]-[.C202])" office:value-type="float" office:value="0.0122272781533334">
            <text:p>0,0122272782</text:p>
          </table:table-cell>
          <table:table-cell table:formula="of:=ABS([.D202]-[.C201])" office:value-type="float" office:value="0.0132272781533334">
            <text:p>0,0132272782</text:p>
          </table:table-cell>
        </table:table-row>
        <table:table-row table:style-name="ro1">
          <table:table-cell office:value-type="float" office:value="8.62364443426">
            <text:p>8,6236444343</text:p>
          </table:table-cell>
          <table:table-cell office:value-type="float" office:value="4.21034388628">
            <text:p>4,2103438863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IF(AND([.F$5]&lt;[.B203];[.B203]&lt;=[.F$6]);([.B203]-[.F$5])/([.F$6]-[.F$5]);1)" office:value-type="float" office:value="0.201723981046667">
            <text:p>0,201723981</text:p>
          </table:table-cell>
          <table:table-cell table:formula="of:=ABS([.D203]-[.C203])" office:value-type="float" office:value="0.0117239810466666">
            <text:p>0,011723981</text:p>
          </table:table-cell>
          <table:table-cell table:formula="of:=ABS([.D203]-[.C202])" office:value-type="float" office:value="0.0127239810466666">
            <text:p>0,012723981</text:p>
          </table:table-cell>
        </table:table-row>
        <table:table-row table:style-name="ro1">
          <table:table-cell office:value-type="float" office:value="7.48866633954">
            <text:p>7,4886663395</text:p>
          </table:table-cell>
          <table:table-cell office:value-type="float" office:value="4.21092620653">
            <text:p>4,2109262065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IF(AND([.F$5]&lt;[.B204];[.B204]&lt;=[.F$6]);([.B204]-[.F$5])/([.F$6]-[.F$5]);1)" office:value-type="float" office:value="0.201821034421667">
            <text:p>0,2018210344</text:p>
          </table:table-cell>
          <table:table-cell table:formula="of:=ABS([.D204]-[.C204])" office:value-type="float" office:value="0.0108210344216667">
            <text:p>0,0108210344</text:p>
          </table:table-cell>
          <table:table-cell table:formula="of:=ABS([.D204]-[.C203])" office:value-type="float" office:value="0.0118210344216667">
            <text:p>0,0118210344</text:p>
          </table:table-cell>
        </table:table-row>
        <table:table-row table:style-name="ro1">
          <table:table-cell office:value-type="float" office:value="6.9818309273">
            <text:p>6,9818309273</text:p>
          </table:table-cell>
          <table:table-cell office:value-type="float" office:value="4.21511889713">
            <text:p>4,2151188971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IF(AND([.F$5]&lt;[.B205];[.B205]&lt;=[.F$6]);([.B205]-[.F$5])/([.F$6]-[.F$5]);1)" office:value-type="float" office:value="0.202519816188333">
            <text:p>0,2025198162</text:p>
          </table:table-cell>
          <table:table-cell table:formula="of:=ABS([.D205]-[.C205])" office:value-type="float" office:value="0.0105198161883333">
            <text:p>0,0105198162</text:p>
          </table:table-cell>
          <table:table-cell table:formula="of:=ABS([.D205]-[.C204])" office:value-type="float" office:value="0.0115198161883333">
            <text:p>0,0115198162</text:p>
          </table:table-cell>
        </table:table-row>
        <table:table-row table:style-name="ro1">
          <table:table-cell office:value-type="float" office:value="8.41545129633">
            <text:p>8,4154512963</text:p>
          </table:table-cell>
          <table:table-cell office:value-type="float" office:value="4.22570700125">
            <text:p>4,2257070013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IF(AND([.F$5]&lt;[.B206];[.B206]&lt;=[.F$6]);([.B206]-[.F$5])/([.F$6]-[.F$5]);1)" office:value-type="float" office:value="0.204284500208333">
            <text:p>0,2042845002</text:p>
          </table:table-cell>
          <table:table-cell table:formula="of:=ABS([.D206]-[.C206])" office:value-type="float" office:value="0.0112845002083333">
            <text:p>0,0112845002</text:p>
          </table:table-cell>
          <table:table-cell table:formula="of:=ABS([.D206]-[.C205])" office:value-type="float" office:value="0.0122845002083333">
            <text:p>0,0122845002</text:p>
          </table:table-cell>
        </table:table-row>
        <table:table-row table:style-name="ro1">
          <table:table-cell office:value-type="float" office:value="3.47477799208">
            <text:p>3,4747779921</text:p>
          </table:table-cell>
          <table:table-cell office:value-type="float" office:value="4.23187296997">
            <text:p>4,23187297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IF(AND([.F$5]&lt;[.B207];[.B207]&lt;=[.F$6]);([.B207]-[.F$5])/([.F$6]-[.F$5]);1)" office:value-type="float" office:value="0.205312161661667">
            <text:p>0,2053121617</text:p>
          </table:table-cell>
          <table:table-cell table:formula="of:=ABS([.D207]-[.C207])" office:value-type="float" office:value="0.0113121616616667">
            <text:p>0,0113121617</text:p>
          </table:table-cell>
          <table:table-cell table:formula="of:=ABS([.D207]-[.C206])" office:value-type="float" office:value="0.0123121616616667">
            <text:p>0,0123121617</text:p>
          </table:table-cell>
        </table:table-row>
        <table:table-row table:style-name="ro1">
          <table:table-cell office:value-type="float" office:value="4.01505227517">
            <text:p>4,0150522752</text:p>
          </table:table-cell>
          <table:table-cell office:value-type="float" office:value="4.24086883747">
            <text:p>4,2408688375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IF(AND([.F$5]&lt;[.B208];[.B208]&lt;=[.F$6]);([.B208]-[.F$5])/([.F$6]-[.F$5]);1)" office:value-type="float" office:value="0.206811472911667">
            <text:p>0,2068114729</text:p>
          </table:table-cell>
          <table:table-cell table:formula="of:=ABS([.D208]-[.C208])" office:value-type="float" office:value="0.0118114729116666">
            <text:p>0,0118114729</text:p>
          </table:table-cell>
          <table:table-cell table:formula="of:=ABS([.D208]-[.C207])" office:value-type="float" office:value="0.0128114729116666">
            <text:p>0,0128114729</text:p>
          </table:table-cell>
        </table:table-row>
        <table:table-row table:style-name="ro1">
          <table:table-cell office:value-type="float" office:value="4.97608936875">
            <text:p>4,9760893688</text:p>
          </table:table-cell>
          <table:table-cell office:value-type="float" office:value="4.24098675037">
            <text:p>4,2409867504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IF(AND([.F$5]&lt;[.B209];[.B209]&lt;=[.F$6]);([.B209]-[.F$5])/([.F$6]-[.F$5]);1)" office:value-type="float" office:value="0.206831125061667">
            <text:p>0,2068311251</text:p>
          </table:table-cell>
          <table:table-cell table:formula="of:=ABS([.D209]-[.C209])" office:value-type="float" office:value="0.0108311250616667">
            <text:p>0,0108311251</text:p>
          </table:table-cell>
          <table:table-cell table:formula="of:=ABS([.D209]-[.C208])" office:value-type="float" office:value="0.0118311250616667">
            <text:p>0,0118311251</text:p>
          </table:table-cell>
        </table:table-row>
        <table:table-row table:style-name="ro1">
          <table:table-cell office:value-type="float" office:value="7.72461057278">
            <text:p>7,7246105728</text:p>
          </table:table-cell>
          <table:table-cell office:value-type="float" office:value="4.24824777898">
            <text:p>4,248247779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IF(AND([.F$5]&lt;[.B210];[.B210]&lt;=[.F$6]);([.B210]-[.F$5])/([.F$6]-[.F$5]);1)" office:value-type="float" office:value="0.208041296496667">
            <text:p>0,2080412965</text:p>
          </table:table-cell>
          <table:table-cell table:formula="of:=ABS([.D210]-[.C210])" office:value-type="float" office:value="0.0110412964966666">
            <text:p>0,0110412965</text:p>
          </table:table-cell>
          <table:table-cell table:formula="of:=ABS([.D210]-[.C209])" office:value-type="float" office:value="0.0120412964966666">
            <text:p>0,0120412965</text:p>
          </table:table-cell>
        </table:table-row>
        <table:table-row table:style-name="ro1">
          <table:table-cell office:value-type="float" office:value="5.91230665051">
            <text:p>5,9123066505</text:p>
          </table:table-cell>
          <table:table-cell office:value-type="float" office:value="4.26403043147">
            <text:p>4,2640304315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IF(AND([.F$5]&lt;[.B211];[.B211]&lt;=[.F$6]);([.B211]-[.F$5])/([.F$6]-[.F$5]);1)" office:value-type="float" office:value="0.210671738578333">
            <text:p>0,2106717386</text:p>
          </table:table-cell>
          <table:table-cell table:formula="of:=ABS([.D211]-[.C211])" office:value-type="float" office:value="0.0126717385783333">
            <text:p>0,0126717386</text:p>
          </table:table-cell>
          <table:table-cell table:formula="of:=ABS([.D211]-[.C210])" office:value-type="float" office:value="0.0136717385783333">
            <text:p>0,0136717386</text:p>
          </table:table-cell>
        </table:table-row>
        <table:table-row table:style-name="ro1">
          <table:table-cell office:value-type="float" office:value="6.5608799314">
            <text:p>6,5608799314</text:p>
          </table:table-cell>
          <table:table-cell office:value-type="float" office:value="4.28483756214">
            <text:p>4,2848375621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IF(AND([.F$5]&lt;[.B212];[.B212]&lt;=[.F$6]);([.B212]-[.F$5])/([.F$6]-[.F$5]);1)" office:value-type="float" office:value="0.21413959369">
            <text:p>0,2141395937</text:p>
          </table:table-cell>
          <table:table-cell table:formula="of:=ABS([.D212]-[.C212])" office:value-type="float" office:value="0.01513959369">
            <text:p>0,0151395937</text:p>
          </table:table-cell>
          <table:table-cell table:formula="of:=ABS([.D212]-[.C211])" office:value-type="float" office:value="0.01613959369">
            <text:p>0,0161395937</text:p>
          </table:table-cell>
        </table:table-row>
        <table:table-row table:style-name="ro1">
          <table:table-cell office:value-type="float" office:value="8.73654008228">
            <text:p>8,7365400823</text:p>
          </table:table-cell>
          <table:table-cell office:value-type="float" office:value="4.28999213845">
            <text:p>4,2899921385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IF(AND([.F$5]&lt;[.B213];[.B213]&lt;=[.F$6]);([.B213]-[.F$5])/([.F$6]-[.F$5]);1)" office:value-type="float" office:value="0.214998689741667">
            <text:p>0,2149986897</text:p>
          </table:table-cell>
          <table:table-cell table:formula="of:=ABS([.D213]-[.C213])" office:value-type="float" office:value="0.0149986897416666">
            <text:p>0,0149986897</text:p>
          </table:table-cell>
          <table:table-cell table:formula="of:=ABS([.D213]-[.C212])" office:value-type="float" office:value="0.0159986897416666">
            <text:p>0,0159986897</text:p>
          </table:table-cell>
        </table:table-row>
        <table:table-row table:style-name="ro1">
          <table:table-cell office:value-type="float" office:value="5.11479047081">
            <text:p>5,1147904708</text:p>
          </table:table-cell>
          <table:table-cell office:value-type="float" office:value="4.30591457106">
            <text:p>4,3059145711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IF(AND([.F$5]&lt;[.B214];[.B214]&lt;=[.F$6]);([.B214]-[.F$5])/([.F$6]-[.F$5]);1)" office:value-type="float" office:value="0.21765242851">
            <text:p>0,2176524285</text:p>
          </table:table-cell>
          <table:table-cell table:formula="of:=ABS([.D214]-[.C214])" office:value-type="float" office:value="0.01665242851">
            <text:p>0,0166524285</text:p>
          </table:table-cell>
          <table:table-cell table:formula="of:=ABS([.D214]-[.C213])" office:value-type="float" office:value="0.01765242851">
            <text:p>0,0176524285</text:p>
          </table:table-cell>
        </table:table-row>
        <table:table-row table:style-name="ro1">
          <table:table-cell office:value-type="float" office:value="5.45353071992">
            <text:p>5,4535307199</text:p>
          </table:table-cell>
          <table:table-cell office:value-type="float" office:value="4.3146349403">
            <text:p>4,3146349403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IF(AND([.F$5]&lt;[.B215];[.B215]&lt;=[.F$6]);([.B215]-[.F$5])/([.F$6]-[.F$5]);1)" office:value-type="float" office:value="0.219105823383333">
            <text:p>0,2191058234</text:p>
          </table:table-cell>
          <table:table-cell table:formula="of:=ABS([.D215]-[.C215])" office:value-type="float" office:value="0.0171058233833334">
            <text:p>0,0171058234</text:p>
          </table:table-cell>
          <table:table-cell table:formula="of:=ABS([.D215]-[.C214])" office:value-type="float" office:value="0.0181058233833334">
            <text:p>0,0181058234</text:p>
          </table:table-cell>
        </table:table-row>
        <table:table-row table:style-name="ro1">
          <table:table-cell office:value-type="float" office:value="8.40915020993">
            <text:p>8,4091502099</text:p>
          </table:table-cell>
          <table:table-cell office:value-type="float" office:value="4.31534778371">
            <text:p>4,3153477837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IF(AND([.F$5]&lt;[.B216];[.B216]&lt;=[.F$6]);([.B216]-[.F$5])/([.F$6]-[.F$5]);1)" office:value-type="float" office:value="0.219224630618333">
            <text:p>0,2192246306</text:p>
          </table:table-cell>
          <table:table-cell table:formula="of:=ABS([.D216]-[.C216])" office:value-type="float" office:value="0.0162246306183333">
            <text:p>0,0162246306</text:p>
          </table:table-cell>
          <table:table-cell table:formula="of:=ABS([.D216]-[.C215])" office:value-type="float" office:value="0.0172246306183333">
            <text:p>0,0172246306</text:p>
          </table:table-cell>
        </table:table-row>
        <table:table-row table:style-name="ro1">
          <table:table-cell office:value-type="float" office:value="7.34464652461">
            <text:p>7,3446465246</text:p>
          </table:table-cell>
          <table:table-cell office:value-type="float" office:value="4.31960015985">
            <text:p>4,3196001599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IF(AND([.F$5]&lt;[.B217];[.B217]&lt;=[.F$6]);([.B217]-[.F$5])/([.F$6]-[.F$5]);1)" office:value-type="float" office:value="0.219933359975">
            <text:p>0,21993336</text:p>
          </table:table-cell>
          <table:table-cell table:formula="of:=ABS([.D217]-[.C217])" office:value-type="float" office:value="0.0159333599750001">
            <text:p>0,01593336</text:p>
          </table:table-cell>
          <table:table-cell table:formula="of:=ABS([.D217]-[.C216])" office:value-type="float" office:value="0.016933359975">
            <text:p>0,01693336</text:p>
          </table:table-cell>
        </table:table-row>
        <table:table-row table:style-name="ro1">
          <table:table-cell office:value-type="float" office:value="6.9802071364">
            <text:p>6,9802071364</text:p>
          </table:table-cell>
          <table:table-cell office:value-type="float" office:value="4.32028918783">
            <text:p>4,3202891878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IF(AND([.F$5]&lt;[.B218];[.B218]&lt;=[.F$6]);([.B218]-[.F$5])/([.F$6]-[.F$5]);1)" office:value-type="float" office:value="0.220048197971667">
            <text:p>0,220048198</text:p>
          </table:table-cell>
          <table:table-cell table:formula="of:=ABS([.D218]-[.C218])" office:value-type="float" office:value="0.0150481979716667">
            <text:p>0,015048198</text:p>
          </table:table-cell>
          <table:table-cell table:formula="of:=ABS([.D218]-[.C217])" office:value-type="float" office:value="0.0160481979716667">
            <text:p>0,016048198</text:p>
          </table:table-cell>
        </table:table-row>
        <table:table-row table:style-name="ro1">
          <table:table-cell office:value-type="float" office:value="3.15882987489">
            <text:p>3,1588298749</text:p>
          </table:table-cell>
          <table:table-cell office:value-type="float" office:value="4.32225909463">
            <text:p>4,3222590946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IF(AND([.F$5]&lt;[.B219];[.B219]&lt;=[.F$6]);([.B219]-[.F$5])/([.F$6]-[.F$5]);1)" office:value-type="float" office:value="0.220376515771667">
            <text:p>0,2203765158</text:p>
          </table:table-cell>
          <table:table-cell table:formula="of:=ABS([.D219]-[.C219])" office:value-type="float" office:value="0.0143765157716666">
            <text:p>0,0143765158</text:p>
          </table:table-cell>
          <table:table-cell table:formula="of:=ABS([.D219]-[.C218])" office:value-type="float" office:value="0.0153765157716666">
            <text:p>0,0153765158</text:p>
          </table:table-cell>
        </table:table-row>
        <table:table-row table:style-name="ro1">
          <table:table-cell office:value-type="float" office:value="7.03993347519">
            <text:p>7,0399334752</text:p>
          </table:table-cell>
          <table:table-cell office:value-type="float" office:value="4.33134682326">
            <text:p>4,3313468233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IF(AND([.F$5]&lt;[.B220];[.B220]&lt;=[.F$6]);([.B220]-[.F$5])/([.F$6]-[.F$5]);1)" office:value-type="float" office:value="0.22189113721">
            <text:p>0,2218911372</text:p>
          </table:table-cell>
          <table:table-cell table:formula="of:=ABS([.D220]-[.C220])" office:value-type="float" office:value="0.01489113721">
            <text:p>0,0148911372</text:p>
          </table:table-cell>
          <table:table-cell table:formula="of:=ABS([.D220]-[.C219])" office:value-type="float" office:value="0.01589113721">
            <text:p>0,0158911372</text:p>
          </table:table-cell>
        </table:table-row>
        <table:table-row table:style-name="ro1">
          <table:table-cell office:value-type="float" office:value="8.93600589761">
            <text:p>8,9360058976</text:p>
          </table:table-cell>
          <table:table-cell office:value-type="float" office:value="4.33607670731">
            <text:p>4,3360767073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IF(AND([.F$5]&lt;[.B221];[.B221]&lt;=[.F$6]);([.B221]-[.F$5])/([.F$6]-[.F$5]);1)" office:value-type="float" office:value="0.222679451218333">
            <text:p>0,2226794512</text:p>
          </table:table-cell>
          <table:table-cell table:formula="of:=ABS([.D221]-[.C221])" office:value-type="float" office:value="0.0146794512183334">
            <text:p>0,0146794512</text:p>
          </table:table-cell>
          <table:table-cell table:formula="of:=ABS([.D221]-[.C220])" office:value-type="float" office:value="0.0156794512183334">
            <text:p>0,0156794512</text:p>
          </table:table-cell>
        </table:table-row>
        <table:table-row table:style-name="ro1">
          <table:table-cell office:value-type="float" office:value="4.87332443518">
            <text:p>4,8733244352</text:p>
          </table:table-cell>
          <table:table-cell office:value-type="float" office:value="4.34210154134">
            <text:p>4,3421015413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IF(AND([.F$5]&lt;[.B222];[.B222]&lt;=[.F$6]);([.B222]-[.F$5])/([.F$6]-[.F$5]);1)" office:value-type="float" office:value="0.223683590223333">
            <text:p>0,2236835902</text:p>
          </table:table-cell>
          <table:table-cell table:formula="of:=ABS([.D222]-[.C222])" office:value-type="float" office:value="0.0146835902233333">
            <text:p>0,0146835902</text:p>
          </table:table-cell>
          <table:table-cell table:formula="of:=ABS([.D222]-[.C221])" office:value-type="float" office:value="0.0156835902233333">
            <text:p>0,0156835902</text:p>
          </table:table-cell>
        </table:table-row>
        <table:table-row table:style-name="ro1">
          <table:table-cell office:value-type="float" office:value="3.12349785349">
            <text:p>3,1234978535</text:p>
          </table:table-cell>
          <table:table-cell office:value-type="float" office:value="4.34874170248">
            <text:p>4,3487417025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IF(AND([.F$5]&lt;[.B223];[.B223]&lt;=[.F$6]);([.B223]-[.F$5])/([.F$6]-[.F$5]);1)" office:value-type="float" office:value="0.224790283746667">
            <text:p>0,2247902837</text:p>
          </table:table-cell>
          <table:table-cell table:formula="of:=ABS([.D223]-[.C223])" office:value-type="float" office:value="0.0147902837466667">
            <text:p>0,0147902837</text:p>
          </table:table-cell>
          <table:table-cell table:formula="of:=ABS([.D223]-[.C222])" office:value-type="float" office:value="0.0157902837466667">
            <text:p>0,0157902837</text:p>
          </table:table-cell>
        </table:table-row>
        <table:table-row table:style-name="ro1">
          <table:table-cell office:value-type="float" office:value="8.24476148337">
            <text:p>8,2447614834</text:p>
          </table:table-cell>
          <table:table-cell office:value-type="float" office:value="4.35165674515">
            <text:p>4,3516567452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IF(AND([.F$5]&lt;[.B224];[.B224]&lt;=[.F$6]);([.B224]-[.F$5])/([.F$6]-[.F$5]);1)" office:value-type="float" office:value="0.225276124191667">
            <text:p>0,2252761242</text:p>
          </table:table-cell>
          <table:table-cell table:formula="of:=ABS([.D224]-[.C224])" office:value-type="float" office:value="0.0142761241916666">
            <text:p>0,0142761242</text:p>
          </table:table-cell>
          <table:table-cell table:formula="of:=ABS([.D224]-[.C223])" office:value-type="float" office:value="0.0152761241916666">
            <text:p>0,0152761242</text:p>
          </table:table-cell>
        </table:table-row>
        <table:table-row table:style-name="ro1">
          <table:table-cell office:value-type="float" office:value="3.24993142632">
            <text:p>3,2499314263</text:p>
          </table:table-cell>
          <table:table-cell office:value-type="float" office:value="4.35540743485">
            <text:p>4,3554074349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IF(AND([.F$5]&lt;[.B225];[.B225]&lt;=[.F$6]);([.B225]-[.F$5])/([.F$6]-[.F$5]);1)" office:value-type="float" office:value="0.225901239141667">
            <text:p>0,2259012391</text:p>
          </table:table-cell>
          <table:table-cell table:formula="of:=ABS([.D225]-[.C225])" office:value-type="float" office:value="0.0139012391416667">
            <text:p>0,0139012391</text:p>
          </table:table-cell>
          <table:table-cell table:formula="of:=ABS([.D225]-[.C224])" office:value-type="float" office:value="0.0149012391416667">
            <text:p>0,0149012391</text:p>
          </table:table-cell>
        </table:table-row>
        <table:table-row table:style-name="ro1">
          <table:table-cell office:value-type="float" office:value="6.64690292728">
            <text:p>6,6469029273</text:p>
          </table:table-cell>
          <table:table-cell office:value-type="float" office:value="4.36308152197">
            <text:p>4,363081522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IF(AND([.F$5]&lt;[.B226];[.B226]&lt;=[.F$6]);([.B226]-[.F$5])/([.F$6]-[.F$5]);1)" office:value-type="float" office:value="0.227180253661667">
            <text:p>0,2271802537</text:p>
          </table:table-cell>
          <table:table-cell table:formula="of:=ABS([.D226]-[.C226])" office:value-type="float" office:value="0.0141802536616666">
            <text:p>0,0141802537</text:p>
          </table:table-cell>
          <table:table-cell table:formula="of:=ABS([.D226]-[.C225])" office:value-type="float" office:value="0.0151802536616666">
            <text:p>0,0151802537</text:p>
          </table:table-cell>
        </table:table-row>
        <table:table-row table:style-name="ro1">
          <table:table-cell office:value-type="float" office:value="3.1641055348">
            <text:p>3,1641055348</text:p>
          </table:table-cell>
          <table:table-cell office:value-type="float" office:value="4.36403352106">
            <text:p>4,3640335211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IF(AND([.F$5]&lt;[.B227];[.B227]&lt;=[.F$6]);([.B227]-[.F$5])/([.F$6]-[.F$5]);1)" office:value-type="float" office:value="0.227338920176667">
            <text:p>0,2273389202</text:p>
          </table:table-cell>
          <table:table-cell table:formula="of:=ABS([.D227]-[.C227])" office:value-type="float" office:value="0.0133389201766666">
            <text:p>0,0133389202</text:p>
          </table:table-cell>
          <table:table-cell table:formula="of:=ABS([.D227]-[.C226])" office:value-type="float" office:value="0.0143389201766666">
            <text:p>0,0143389202</text:p>
          </table:table-cell>
        </table:table-row>
        <table:table-row table:style-name="ro1">
          <table:table-cell office:value-type="float" office:value="7.63984116278">
            <text:p>7,6398411628</text:p>
          </table:table-cell>
          <table:table-cell office:value-type="float" office:value="4.3652512898">
            <text:p>4,3652512898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IF(AND([.F$5]&lt;[.B228];[.B228]&lt;=[.F$6]);([.B228]-[.F$5])/([.F$6]-[.F$5]);1)" office:value-type="float" office:value="0.227541881633333">
            <text:p>0,2275418816</text:p>
          </table:table-cell>
          <table:table-cell table:formula="of:=ABS([.D228]-[.C228])" office:value-type="float" office:value="0.0125418816333333">
            <text:p>0,0125418816</text:p>
          </table:table-cell>
          <table:table-cell table:formula="of:=ABS([.D228]-[.C227])" office:value-type="float" office:value="0.0135418816333333">
            <text:p>0,0135418816</text:p>
          </table:table-cell>
        </table:table-row>
        <table:table-row table:style-name="ro1">
          <table:table-cell office:value-type="float" office:value="7.07979216716">
            <text:p>7,0797921672</text:p>
          </table:table-cell>
          <table:table-cell office:value-type="float" office:value="4.36554822249">
            <text:p>4,3655482225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IF(AND([.F$5]&lt;[.B229];[.B229]&lt;=[.F$6]);([.B229]-[.F$5])/([.F$6]-[.F$5]);1)" office:value-type="float" office:value="0.227591370415">
            <text:p>0,2275913704</text:p>
          </table:table-cell>
          <table:table-cell table:formula="of:=ABS([.D229]-[.C229])" office:value-type="float" office:value="0.011591370415">
            <text:p>0,0115913704</text:p>
          </table:table-cell>
          <table:table-cell table:formula="of:=ABS([.D229]-[.C228])" office:value-type="float" office:value="0.012591370415">
            <text:p>0,0125913704</text:p>
          </table:table-cell>
        </table:table-row>
        <table:table-row table:style-name="ro1">
          <table:table-cell office:value-type="float" office:value="3.8910862454">
            <text:p>3,8910862454</text:p>
          </table:table-cell>
          <table:table-cell office:value-type="float" office:value="4.36669342159">
            <text:p>4,3666934216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IF(AND([.F$5]&lt;[.B230];[.B230]&lt;=[.F$6]);([.B230]-[.F$5])/([.F$6]-[.F$5]);1)" office:value-type="float" office:value="0.227782236931667">
            <text:p>0,2277822369</text:p>
          </table:table-cell>
          <table:table-cell table:formula="of:=ABS([.D230]-[.C230])" office:value-type="float" office:value="0.0107822369316667">
            <text:p>0,0107822369</text:p>
          </table:table-cell>
          <table:table-cell table:formula="of:=ABS([.D230]-[.C229])" office:value-type="float" office:value="0.0117822369316667">
            <text:p>0,0117822369</text:p>
          </table:table-cell>
        </table:table-row>
        <table:table-row table:style-name="ro1">
          <table:table-cell office:value-type="float" office:value="7.09860543206">
            <text:p>7,0986054321</text:p>
          </table:table-cell>
          <table:table-cell office:value-type="float" office:value="4.36813020117">
            <text:p>4,3681302012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IF(AND([.F$5]&lt;[.B231];[.B231]&lt;=[.F$6]);([.B231]-[.F$5])/([.F$6]-[.F$5]);1)" office:value-type="float" office:value="0.228021700195">
            <text:p>0,2280217002</text:p>
          </table:table-cell>
          <table:table-cell table:formula="of:=ABS([.D231]-[.C231])" office:value-type="float" office:value="0.0100217001949999">
            <text:p>0,0100217002</text:p>
          </table:table-cell>
          <table:table-cell table:formula="of:=ABS([.D231]-[.C230])" office:value-type="float" office:value="0.0110217001949999">
            <text:p>0,0110217002</text:p>
          </table:table-cell>
        </table:table-row>
        <table:table-row table:style-name="ro1">
          <table:table-cell office:value-type="float" office:value="5.63909910057">
            <text:p>5,6390991006</text:p>
          </table:table-cell>
          <table:table-cell office:value-type="float" office:value="4.37479316829">
            <text:p>4,3747931683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IF(AND([.F$5]&lt;[.B232];[.B232]&lt;=[.F$6]);([.B232]-[.F$5])/([.F$6]-[.F$5]);1)" office:value-type="float" office:value="0.229132194715">
            <text:p>0,2291321947</text:p>
          </table:table-cell>
          <table:table-cell table:formula="of:=ABS([.D232]-[.C232])" office:value-type="float" office:value="0.010132194715">
            <text:p>0,0101321947</text:p>
          </table:table-cell>
          <table:table-cell table:formula="of:=ABS([.D232]-[.C231])" office:value-type="float" office:value="0.011132194715">
            <text:p>0,0111321947</text:p>
          </table:table-cell>
        </table:table-row>
        <table:table-row table:style-name="ro1">
          <table:table-cell office:value-type="float" office:value="7.27949440607">
            <text:p>7,2794944061</text:p>
          </table:table-cell>
          <table:table-cell office:value-type="float" office:value="4.37651397728">
            <text:p>4,3765139773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IF(AND([.F$5]&lt;[.B233];[.B233]&lt;=[.F$6]);([.B233]-[.F$5])/([.F$6]-[.F$5]);1)" office:value-type="float" office:value="0.229418996213333">
            <text:p>0,2294189962</text:p>
          </table:table-cell>
          <table:table-cell table:formula="of:=ABS([.D233]-[.C233])" office:value-type="float" office:value="0.00941899621333336">
            <text:p>0,0094189962</text:p>
          </table:table-cell>
          <table:table-cell table:formula="of:=ABS([.D233]-[.C232])" office:value-type="float" office:value="0.0104189962133334">
            <text:p>0,0104189962</text:p>
          </table:table-cell>
        </table:table-row>
        <table:table-row table:style-name="ro1">
          <table:table-cell office:value-type="float" office:value="5.05072962485">
            <text:p>5,0507296249</text:p>
          </table:table-cell>
          <table:table-cell office:value-type="float" office:value="4.38758991296">
            <text:p>4,387589913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IF(AND([.F$5]&lt;[.B234];[.B234]&lt;=[.F$6]);([.B234]-[.F$5])/([.F$6]-[.F$5]);1)" office:value-type="float" office:value="0.231264985493333">
            <text:p>0,2312649855</text:p>
          </table:table-cell>
          <table:table-cell table:formula="of:=ABS([.D234]-[.C234])" office:value-type="float" office:value="0.0102649854933334">
            <text:p>0,0102649855</text:p>
          </table:table-cell>
          <table:table-cell table:formula="of:=ABS([.D234]-[.C233])" office:value-type="float" office:value="0.0112649854933334">
            <text:p>0,0112649855</text:p>
          </table:table-cell>
        </table:table-row>
        <table:table-row table:style-name="ro1">
          <table:table-cell office:value-type="float" office:value="8.00327183191">
            <text:p>8,0032718319</text:p>
          </table:table-cell>
          <table:table-cell office:value-type="float" office:value="4.3951685014">
            <text:p>4,3951685014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IF(AND([.F$5]&lt;[.B235];[.B235]&lt;=[.F$6]);([.B235]-[.F$5])/([.F$6]-[.F$5]);1)" office:value-type="float" office:value="0.232528083566667">
            <text:p>0,2325280836</text:p>
          </table:table-cell>
          <table:table-cell table:formula="of:=ABS([.D235]-[.C235])" office:value-type="float" office:value="0.0105280835666666">
            <text:p>0,0105280836</text:p>
          </table:table-cell>
          <table:table-cell table:formula="of:=ABS([.D235]-[.C234])" office:value-type="float" office:value="0.0115280835666666">
            <text:p>0,0115280836</text:p>
          </table:table-cell>
        </table:table-row>
        <table:table-row table:style-name="ro1">
          <table:table-cell office:value-type="float" office:value="5.00499806068">
            <text:p>5,0049980607</text:p>
          </table:table-cell>
          <table:table-cell office:value-type="float" office:value="4.40554878011">
            <text:p>4,4055487801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IF(AND([.F$5]&lt;[.B236];[.B236]&lt;=[.F$6]);([.B236]-[.F$5])/([.F$6]-[.F$5]);1)" office:value-type="float" office:value="0.234258130018333">
            <text:p>0,23425813</text:p>
          </table:table-cell>
          <table:table-cell table:formula="of:=ABS([.D236]-[.C236])" office:value-type="float" office:value="0.0112581300183334">
            <text:p>0,01125813</text:p>
          </table:table-cell>
          <table:table-cell table:formula="of:=ABS([.D236]-[.C235])" office:value-type="float" office:value="0.0122581300183334">
            <text:p>0,01225813</text:p>
          </table:table-cell>
        </table:table-row>
        <table:table-row table:style-name="ro1">
          <table:table-cell office:value-type="float" office:value="6.38746001661">
            <text:p>6,3874600166</text:p>
          </table:table-cell>
          <table:table-cell office:value-type="float" office:value="4.40750773445">
            <text:p>4,4075077345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IF(AND([.F$5]&lt;[.B237];[.B237]&lt;=[.F$6]);([.B237]-[.F$5])/([.F$6]-[.F$5]);1)" office:value-type="float" office:value="0.234584622408333">
            <text:p>0,2345846224</text:p>
          </table:table-cell>
          <table:table-cell table:formula="of:=ABS([.D237]-[.C237])" office:value-type="float" office:value="0.0105846224083334">
            <text:p>0,0105846224</text:p>
          </table:table-cell>
          <table:table-cell table:formula="of:=ABS([.D237]-[.C236])" office:value-type="float" office:value="0.0115846224083334">
            <text:p>0,0115846224</text:p>
          </table:table-cell>
        </table:table-row>
        <table:table-row table:style-name="ro1">
          <table:table-cell office:value-type="float" office:value="8.88135230095">
            <text:p>8,881352301</text:p>
          </table:table-cell>
          <table:table-cell office:value-type="float" office:value="4.41289312378">
            <text:p>4,4128931238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IF(AND([.F$5]&lt;[.B238];[.B238]&lt;=[.F$6]);([.B238]-[.F$5])/([.F$6]-[.F$5]);1)" office:value-type="float" office:value="0.235482187296667">
            <text:p>0,2354821873</text:p>
          </table:table-cell>
          <table:table-cell table:formula="of:=ABS([.D238]-[.C238])" office:value-type="float" office:value="0.0104821872966667">
            <text:p>0,0104821873</text:p>
          </table:table-cell>
          <table:table-cell table:formula="of:=ABS([.D238]-[.C237])" office:value-type="float" office:value="0.0114821872966667">
            <text:p>0,0114821873</text:p>
          </table:table-cell>
        </table:table-row>
        <table:table-row table:style-name="ro1">
          <table:table-cell office:value-type="float" office:value="3.65389934159">
            <text:p>3,6538993416</text:p>
          </table:table-cell>
          <table:table-cell office:value-type="float" office:value="4.41415855823">
            <text:p>4,4141585582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IF(AND([.F$5]&lt;[.B239];[.B239]&lt;=[.F$6]);([.B239]-[.F$5])/([.F$6]-[.F$5]);1)" office:value-type="float" office:value="0.235693093038333">
            <text:p>0,235693093</text:p>
          </table:table-cell>
          <table:table-cell table:formula="of:=ABS([.D239]-[.C239])" office:value-type="float" office:value="0.00969309303833327">
            <text:p>0,009693093</text:p>
          </table:table-cell>
          <table:table-cell table:formula="of:=ABS([.D239]-[.C238])" office:value-type="float" office:value="0.0106930930383333">
            <text:p>0,010693093</text:p>
          </table:table-cell>
        </table:table-row>
        <table:table-row table:style-name="ro1">
          <table:table-cell office:value-type="float" office:value="5.51292462795">
            <text:p>5,512924628</text:p>
          </table:table-cell>
          <table:table-cell office:value-type="float" office:value="4.42356891256">
            <text:p>4,4235689126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IF(AND([.F$5]&lt;[.B240];[.B240]&lt;=[.F$6]);([.B240]-[.F$5])/([.F$6]-[.F$5]);1)" office:value-type="float" office:value="0.237261485426667">
            <text:p>0,2372614854</text:p>
          </table:table-cell>
          <table:table-cell table:formula="of:=ABS([.D240]-[.C240])" office:value-type="float" office:value="0.0102614854266667">
            <text:p>0,0102614854</text:p>
          </table:table-cell>
          <table:table-cell table:formula="of:=ABS([.D240]-[.C239])" office:value-type="float" office:value="0.0112614854266667">
            <text:p>0,0112614854</text:p>
          </table:table-cell>
        </table:table-row>
        <table:table-row table:style-name="ro1">
          <table:table-cell office:value-type="float" office:value="3.44578829125">
            <text:p>3,4457882913</text:p>
          </table:table-cell>
          <table:table-cell office:value-type="float" office:value="4.42922711818">
            <text:p>4,4292271182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IF(AND([.F$5]&lt;[.B241];[.B241]&lt;=[.F$6]);([.B241]-[.F$5])/([.F$6]-[.F$5]);1)" office:value-type="float" office:value="0.238204519696667">
            <text:p>0,2382045197</text:p>
          </table:table-cell>
          <table:table-cell table:formula="of:=ABS([.D241]-[.C241])" office:value-type="float" office:value="0.0102045196966667">
            <text:p>0,0102045197</text:p>
          </table:table-cell>
          <table:table-cell table:formula="of:=ABS([.D241]-[.C240])" office:value-type="float" office:value="0.0112045196966667">
            <text:p>0,0112045197</text:p>
          </table:table-cell>
        </table:table-row>
        <table:table-row table:style-name="ro1">
          <table:table-cell office:value-type="float" office:value="8.83044991965">
            <text:p>8,8304499197</text:p>
          </table:table-cell>
          <table:table-cell office:value-type="float" office:value="4.43143451643">
            <text:p>4,4314345164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IF(AND([.F$5]&lt;[.B242];[.B242]&lt;=[.F$6]);([.B242]-[.F$5])/([.F$6]-[.F$5]);1)" office:value-type="float" office:value="0.238572419405">
            <text:p>0,2385724194</text:p>
          </table:table-cell>
          <table:table-cell table:formula="of:=ABS([.D242]-[.C242])" office:value-type="float" office:value="0.00957241940500006">
            <text:p>0,0095724194</text:p>
          </table:table-cell>
          <table:table-cell table:formula="of:=ABS([.D242]-[.C241])" office:value-type="float" office:value="0.0105724194050001">
            <text:p>0,0105724194</text:p>
          </table:table-cell>
        </table:table-row>
        <table:table-row table:style-name="ro1">
          <table:table-cell office:value-type="float" office:value="7.96527755061">
            <text:p>7,9652775506</text:p>
          </table:table-cell>
          <table:table-cell office:value-type="float" office:value="4.43311392911">
            <text:p>4,4331139291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IF(AND([.F$5]&lt;[.B243];[.B243]&lt;=[.F$6]);([.B243]-[.F$5])/([.F$6]-[.F$5]);1)" office:value-type="float" office:value="0.238852321518333">
            <text:p>0,2388523215</text:p>
          </table:table-cell>
          <table:table-cell table:formula="of:=ABS([.D243]-[.C243])" office:value-type="float" office:value="0.00885232151833334">
            <text:p>0,0088523215</text:p>
          </table:table-cell>
          <table:table-cell table:formula="of:=ABS([.D243]-[.C242])" office:value-type="float" office:value="0.00985232151833335">
            <text:p>0,0098523215</text:p>
          </table:table-cell>
        </table:table-row>
        <table:table-row table:style-name="ro1">
          <table:table-cell office:value-type="float" office:value="4.35165674515">
            <text:p>4,3516567452</text:p>
          </table:table-cell>
          <table:table-cell office:value-type="float" office:value="4.43414849258">
            <text:p>4,4341484926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IF(AND([.F$5]&lt;[.B244];[.B244]&lt;=[.F$6]);([.B244]-[.F$5])/([.F$6]-[.F$5]);1)" office:value-type="float" office:value="0.239024748763333">
            <text:p>0,2390247488</text:p>
          </table:table-cell>
          <table:table-cell table:formula="of:=ABS([.D244]-[.C244])" office:value-type="float" office:value="0.00802474876333337">
            <text:p>0,0080247488</text:p>
          </table:table-cell>
          <table:table-cell table:formula="of:=ABS([.D244]-[.C243])" office:value-type="float" office:value="0.00902474876333337">
            <text:p>0,0090247488</text:p>
          </table:table-cell>
        </table:table-row>
        <table:table-row table:style-name="ro1">
          <table:table-cell office:value-type="float" office:value="5.42629611857">
            <text:p>5,4262961186</text:p>
          </table:table-cell>
          <table:table-cell office:value-type="float" office:value="4.43633064915">
            <text:p>4,4363306492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IF(AND([.F$5]&lt;[.B245];[.B245]&lt;=[.F$6]);([.B245]-[.F$5])/([.F$6]-[.F$5]);1)" office:value-type="float" office:value="0.239388441525">
            <text:p>0,2393884415</text:p>
          </table:table-cell>
          <table:table-cell table:formula="of:=ABS([.D245]-[.C245])" office:value-type="float" office:value="0.00738844152500004">
            <text:p>0,0073884415</text:p>
          </table:table-cell>
          <table:table-cell table:formula="of:=ABS([.D245]-[.C244])" office:value-type="float" office:value="0.00838844152500004">
            <text:p>0,0083884415</text:p>
          </table:table-cell>
        </table:table-row>
        <table:table-row table:style-name="ro1">
          <table:table-cell office:value-type="float" office:value="7.68280701098">
            <text:p>7,682807011</text:p>
          </table:table-cell>
          <table:table-cell office:value-type="float" office:value="4.43650181368">
            <text:p>4,4365018137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IF(AND([.F$5]&lt;[.B246];[.B246]&lt;=[.F$6]);([.B246]-[.F$5])/([.F$6]-[.F$5]);1)" office:value-type="float" office:value="0.239416968946667">
            <text:p>0,2394169689</text:p>
          </table:table-cell>
          <table:table-cell table:formula="of:=ABS([.D246]-[.C246])" office:value-type="float" office:value="0.0064169689466666">
            <text:p>0,0064169689</text:p>
          </table:table-cell>
          <table:table-cell table:formula="of:=ABS([.D246]-[.C245])" office:value-type="float" office:value="0.0074169689466666">
            <text:p>0,0074169689</text:p>
          </table:table-cell>
        </table:table-row>
        <table:table-row table:style-name="ro1">
          <table:table-cell office:value-type="float" office:value="7.31524573316">
            <text:p>7,3152457332</text:p>
          </table:table-cell>
          <table:table-cell office:value-type="float" office:value="4.43662638289">
            <text:p>4,4366263829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IF(AND([.F$5]&lt;[.B247];[.B247]&lt;=[.F$6]);([.B247]-[.F$5])/([.F$6]-[.F$5]);1)" office:value-type="float" office:value="0.239437730481667">
            <text:p>0,2394377305</text:p>
          </table:table-cell>
          <table:table-cell table:formula="of:=ABS([.D247]-[.C247])" office:value-type="float" office:value="0.00543773048166668">
            <text:p>0,0054377305</text:p>
          </table:table-cell>
          <table:table-cell table:formula="of:=ABS([.D247]-[.C246])" office:value-type="float" office:value="0.00643773048166668">
            <text:p>0,0064377305</text:p>
          </table:table-cell>
        </table:table-row>
        <table:table-row table:style-name="ro1">
          <table:table-cell office:value-type="float" office:value="7.38462819557">
            <text:p>7,3846281956</text:p>
          </table:table-cell>
          <table:table-cell office:value-type="float" office:value="4.4419865151">
            <text:p>4,4419865151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IF(AND([.F$5]&lt;[.B248];[.B248]&lt;=[.F$6]);([.B248]-[.F$5])/([.F$6]-[.F$5]);1)" office:value-type="float" office:value="0.24033108585">
            <text:p>0,2403310859</text:p>
          </table:table-cell>
          <table:table-cell table:formula="of:=ABS([.D248]-[.C248])" office:value-type="float" office:value="0.00533108585">
            <text:p>0,0053310859</text:p>
          </table:table-cell>
          <table:table-cell table:formula="of:=ABS([.D248]-[.C247])" office:value-type="float" office:value="0.00633108584999997">
            <text:p>0,0063310858</text:p>
          </table:table-cell>
        </table:table-row>
        <table:table-row table:style-name="ro1">
          <table:table-cell office:value-type="float" office:value="4.62920918293">
            <text:p>4,6292091829</text:p>
          </table:table-cell>
          <table:table-cell office:value-type="float" office:value="4.45131085737">
            <text:p>4,4513108574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IF(AND([.F$5]&lt;[.B249];[.B249]&lt;=[.F$6]);([.B249]-[.F$5])/([.F$6]-[.F$5]);1)" office:value-type="float" office:value="0.241885142895">
            <text:p>0,2418851429</text:p>
          </table:table-cell>
          <table:table-cell table:formula="of:=ABS([.D249]-[.C249])" office:value-type="float" office:value="0.00588514289500006">
            <text:p>0,0058851429</text:p>
          </table:table-cell>
          <table:table-cell table:formula="of:=ABS([.D249]-[.C248])" office:value-type="float" office:value="0.00688514289500006">
            <text:p>0,0068851429</text:p>
          </table:table-cell>
        </table:table-row>
        <table:table-row table:style-name="ro1">
          <table:table-cell office:value-type="float" office:value="3.88864644425">
            <text:p>3,8886464443</text:p>
          </table:table-cell>
          <table:table-cell office:value-type="float" office:value="4.45417376309">
            <text:p>4,4541737631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IF(AND([.F$5]&lt;[.B250];[.B250]&lt;=[.F$6]);([.B250]-[.F$5])/([.F$6]-[.F$5]);1)" office:value-type="float" office:value="0.242362293848333">
            <text:p>0,2423622938</text:p>
          </table:table-cell>
          <table:table-cell table:formula="of:=ABS([.D250]-[.C250])" office:value-type="float" office:value="0.00536229384833334">
            <text:p>0,0053622938</text:p>
          </table:table-cell>
          <table:table-cell table:formula="of:=ABS([.D250]-[.C249])" office:value-type="float" office:value="0.00636229384833334">
            <text:p>0,0063622938</text:p>
          </table:table-cell>
        </table:table-row>
        <table:table-row table:style-name="ro1">
          <table:table-cell office:value-type="float" office:value="8.71584962978">
            <text:p>8,7158496298</text:p>
          </table:table-cell>
          <table:table-cell office:value-type="float" office:value="4.45851054545">
            <text:p>4,4585105455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IF(AND([.F$5]&lt;[.B251];[.B251]&lt;=[.F$6]);([.B251]-[.F$5])/([.F$6]-[.F$5]);1)" office:value-type="float" office:value="0.243085090908333">
            <text:p>0,2430850909</text:p>
          </table:table-cell>
          <table:table-cell table:formula="of:=ABS([.D251]-[.C251])" office:value-type="float" office:value="0.0050850909083334">
            <text:p>0,0050850909</text:p>
          </table:table-cell>
          <table:table-cell table:formula="of:=ABS([.D251]-[.C250])" office:value-type="float" office:value="0.0060850909083334">
            <text:p>0,0060850909</text:p>
          </table:table-cell>
        </table:table-row>
        <table:table-row table:style-name="ro1">
          <table:table-cell office:value-type="float" office:value="7.99720309911">
            <text:p>7,9972030991</text:p>
          </table:table-cell>
          <table:table-cell office:value-type="float" office:value="4.46184656563">
            <text:p>4,4618465656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IF(AND([.F$5]&lt;[.B252];[.B252]&lt;=[.F$6]);([.B252]-[.F$5])/([.F$6]-[.F$5]);1)" office:value-type="float" office:value="0.243641094271667">
            <text:p>0,2436410943</text:p>
          </table:table-cell>
          <table:table-cell table:formula="of:=ABS([.D252]-[.C252])" office:value-type="float" office:value="0.0046410942716667">
            <text:p>0,0046410943</text:p>
          </table:table-cell>
          <table:table-cell table:formula="of:=ABS([.D252]-[.C251])" office:value-type="float" office:value="0.0056410942716667">
            <text:p>0,0056410943</text:p>
          </table:table-cell>
        </table:table-row>
        <table:table-row table:style-name="ro1">
          <table:table-cell office:value-type="float" office:value="6.45669413406">
            <text:p>6,4566941341</text:p>
          </table:table-cell>
          <table:table-cell office:value-type="float" office:value="4.4709890638">
            <text:p>4,4709890638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IF(AND([.F$5]&lt;[.B253];[.B253]&lt;=[.F$6]);([.B253]-[.F$5])/([.F$6]-[.F$5]);1)" office:value-type="float" office:value="0.245164843966667">
            <text:p>0,245164844</text:p>
          </table:table-cell>
          <table:table-cell table:formula="of:=ABS([.D253]-[.C253])" office:value-type="float" office:value="0.00516484396666672">
            <text:p>0,005164844</text:p>
          </table:table-cell>
          <table:table-cell table:formula="of:=ABS([.D253]-[.C252])" office:value-type="float" office:value="0.00616484396666672">
            <text:p>0,006164844</text:p>
          </table:table-cell>
        </table:table-row>
        <table:table-row table:style-name="ro1">
          <table:table-cell office:value-type="float" office:value="7.48113308703">
            <text:p>7,481133087</text:p>
          </table:table-cell>
          <table:table-cell office:value-type="float" office:value="4.47726443778">
            <text:p>4,4772644378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IF(AND([.F$5]&lt;[.B254];[.B254]&lt;=[.F$6]);([.B254]-[.F$5])/([.F$6]-[.F$5]);1)" office:value-type="float" office:value="0.24621073963">
            <text:p>0,2462107396</text:p>
          </table:table-cell>
          <table:table-cell table:formula="of:=ABS([.D254]-[.C254])" office:value-type="float" office:value="0.00521073962999996">
            <text:p>0,0052107396</text:p>
          </table:table-cell>
          <table:table-cell table:formula="of:=ABS([.D254]-[.C253])" office:value-type="float" office:value="0.00621073962999996">
            <text:p>0,0062107396</text:p>
          </table:table-cell>
        </table:table-row>
        <table:table-row table:style-name="ro1">
          <table:table-cell office:value-type="float" office:value="3.74175005284">
            <text:p>3,7417500528</text:p>
          </table:table-cell>
          <table:table-cell office:value-type="float" office:value="4.4789510219">
            <text:p>4,4789510219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IF(AND([.F$5]&lt;[.B255];[.B255]&lt;=[.F$6]);([.B255]-[.F$5])/([.F$6]-[.F$5]);1)" office:value-type="float" office:value="0.246491836983333">
            <text:p>0,246491837</text:p>
          </table:table-cell>
          <table:table-cell table:formula="of:=ABS([.D255]-[.C255])" office:value-type="float" office:value="0.00449183698333341">
            <text:p>0,004491837</text:p>
          </table:table-cell>
          <table:table-cell table:formula="of:=ABS([.D255]-[.C254])" office:value-type="float" office:value="0.00549183698333342">
            <text:p>0,005491837</text:p>
          </table:table-cell>
        </table:table-row>
        <table:table-row table:style-name="ro1">
          <table:table-cell office:value-type="float" office:value="5.72082877408">
            <text:p>5,7208287741</text:p>
          </table:table-cell>
          <table:table-cell office:value-type="float" office:value="4.49476249595">
            <text:p>4,494762496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IF(AND([.F$5]&lt;[.B256];[.B256]&lt;=[.F$6]);([.B256]-[.F$5])/([.F$6]-[.F$5]);1)" office:value-type="float" office:value="0.249127082658333">
            <text:p>0,2491270827</text:p>
          </table:table-cell>
          <table:table-cell table:formula="of:=ABS([.D256]-[.C256])" office:value-type="float" office:value="0.00612708265833331">
            <text:p>0,0061270827</text:p>
          </table:table-cell>
          <table:table-cell table:formula="of:=ABS([.D256]-[.C255])" office:value-type="float" office:value="0.00712708265833331">
            <text:p>0,0071270827</text:p>
          </table:table-cell>
        </table:table-row>
        <table:table-row table:style-name="ro1">
          <table:table-cell office:value-type="float" office:value="5.06202235652">
            <text:p>5,0620223565</text:p>
          </table:table-cell>
          <table:table-cell office:value-type="float" office:value="4.50044244658">
            <text:p>4,5004424466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IF(AND([.F$5]&lt;[.B257];[.B257]&lt;=[.F$6]);([.B257]-[.F$5])/([.F$6]-[.F$5]);1)" office:value-type="float" office:value="0.250073741096667">
            <text:p>0,2500737411</text:p>
          </table:table-cell>
          <table:table-cell table:formula="of:=ABS([.D257]-[.C257])" office:value-type="float" office:value="0.0060737410966667">
            <text:p>0,0060737411</text:p>
          </table:table-cell>
          <table:table-cell table:formula="of:=ABS([.D257]-[.C256])" office:value-type="float" office:value="0.0070737410966667">
            <text:p>0,0070737411</text:p>
          </table:table-cell>
        </table:table-row>
        <table:table-row table:style-name="ro1">
          <table:table-cell office:value-type="float" office:value="8.30385960925">
            <text:p>8,3038596093</text:p>
          </table:table-cell>
          <table:table-cell office:value-type="float" office:value="4.50398885816">
            <text:p>4,5039888582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IF(AND([.F$5]&lt;[.B258];[.B258]&lt;=[.F$6]);([.B258]-[.F$5])/([.F$6]-[.F$5]);1)" office:value-type="float" office:value="0.250664809693333">
            <text:p>0,2506648097</text:p>
          </table:table-cell>
          <table:table-cell table:formula="of:=ABS([.D258]-[.C258])" office:value-type="float" office:value="0.00566480969333327">
            <text:p>0,0056648097</text:p>
          </table:table-cell>
          <table:table-cell table:formula="of:=ABS([.D258]-[.C257])" office:value-type="float" office:value="0.00666480969333327">
            <text:p>0,0066648097</text:p>
          </table:table-cell>
        </table:table-row>
        <table:table-row table:style-name="ro1">
          <table:table-cell office:value-type="float" office:value="7.32316917397">
            <text:p>7,323169174</text:p>
          </table:table-cell>
          <table:table-cell office:value-type="float" office:value="4.5146278017">
            <text:p>4,514627801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IF(AND([.F$5]&lt;[.B259];[.B259]&lt;=[.F$6]);([.B259]-[.F$5])/([.F$6]-[.F$5]);1)" office:value-type="float" office:value="0.25243796695">
            <text:p>0,252437967</text:p>
          </table:table-cell>
          <table:table-cell table:formula="of:=ABS([.D259]-[.C259])" office:value-type="float" office:value="0.00643796694999993">
            <text:p>0,0064379669</text:p>
          </table:table-cell>
          <table:table-cell table:formula="of:=ABS([.D259]-[.C258])" office:value-type="float" office:value="0.00743796694999993">
            <text:p>0,0074379669</text:p>
          </table:table-cell>
        </table:table-row>
        <table:table-row table:style-name="ro1">
          <table:table-cell office:value-type="float" office:value="4.77521042488">
            <text:p>4,7752104249</text:p>
          </table:table-cell>
          <table:table-cell office:value-type="float" office:value="4.51711966421">
            <text:p>4,5171196642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IF(AND([.F$5]&lt;[.B260];[.B260]&lt;=[.F$6]);([.B260]-[.F$5])/([.F$6]-[.F$5]);1)" office:value-type="float" office:value="0.252853277368333">
            <text:p>0,2528532774</text:p>
          </table:table-cell>
          <table:table-cell table:formula="of:=ABS([.D260]-[.C260])" office:value-type="float" office:value="0.00585327736833335">
            <text:p>0,0058532774</text:p>
          </table:table-cell>
          <table:table-cell table:formula="of:=ABS([.D260]-[.C259])" office:value-type="float" office:value="0.00685327736833335">
            <text:p>0,0068532774</text:p>
          </table:table-cell>
        </table:table-row>
        <table:table-row table:style-name="ro1">
          <table:table-cell office:value-type="float" office:value="4.34874170248">
            <text:p>4,3487417025</text:p>
          </table:table-cell>
          <table:table-cell office:value-type="float" office:value="4.52862574311">
            <text:p>4,5286257431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IF(AND([.F$5]&lt;[.B261];[.B261]&lt;=[.F$6]);([.B261]-[.F$5])/([.F$6]-[.F$5]);1)" office:value-type="float" office:value="0.254770957185">
            <text:p>0,2547709572</text:p>
          </table:table-cell>
          <table:table-cell table:formula="of:=ABS([.D261]-[.C261])" office:value-type="float" office:value="0.00677095718500004">
            <text:p>0,0067709572</text:p>
          </table:table-cell>
          <table:table-cell table:formula="of:=ABS([.D261]-[.C260])" office:value-type="float" office:value="0.00777095718500004">
            <text:p>0,0077709572</text:p>
          </table:table-cell>
        </table:table-row>
        <table:table-row table:style-name="ro1">
          <table:table-cell office:value-type="float" office:value="4.26403043147">
            <text:p>4,2640304315</text:p>
          </table:table-cell>
          <table:table-cell office:value-type="float" office:value="4.53606447434">
            <text:p>4,5360644743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IF(AND([.F$5]&lt;[.B262];[.B262]&lt;=[.F$6]);([.B262]-[.F$5])/([.F$6]-[.F$5]);1)" office:value-type="float" office:value="0.256010745723333">
            <text:p>0,2560107457</text:p>
          </table:table-cell>
          <table:table-cell table:formula="of:=ABS([.D262]-[.C262])" office:value-type="float" office:value="0.00701074572333332">
            <text:p>0,0070107457</text:p>
          </table:table-cell>
          <table:table-cell table:formula="of:=ABS([.D262]-[.C261])" office:value-type="float" office:value="0.00801074572333332">
            <text:p>0,0080107457</text:p>
          </table:table-cell>
        </table:table-row>
        <table:table-row table:style-name="ro1">
          <table:table-cell office:value-type="float" office:value="8.57087273375">
            <text:p>8,5708727338</text:p>
          </table:table-cell>
          <table:table-cell office:value-type="float" office:value="4.5370632846">
            <text:p>4,5370632846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IF(AND([.F$5]&lt;[.B263];[.B263]&lt;=[.F$6]);([.B263]-[.F$5])/([.F$6]-[.F$5]);1)" office:value-type="float" office:value="0.2561772141">
            <text:p>0,2561772141</text:p>
          </table:table-cell>
          <table:table-cell table:formula="of:=ABS([.D263]-[.C263])" office:value-type="float" office:value="0.00617721410000005">
            <text:p>0,0061772141</text:p>
          </table:table-cell>
          <table:table-cell table:formula="of:=ABS([.D263]-[.C262])" office:value-type="float" office:value="0.00717721410000005">
            <text:p>0,0071772141</text:p>
          </table:table-cell>
        </table:table-row>
        <table:table-row table:style-name="ro1">
          <table:table-cell office:value-type="float" office:value="4.96629087504">
            <text:p>4,966290875</text:p>
          </table:table-cell>
          <table:table-cell office:value-type="float" office:value="4.54384385978">
            <text:p>4,5438438598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IF(AND([.F$5]&lt;[.B264];[.B264]&lt;=[.F$6]);([.B264]-[.F$5])/([.F$6]-[.F$5]);1)" office:value-type="float" office:value="0.257307309963333">
            <text:p>0,25730731</text:p>
          </table:table-cell>
          <table:table-cell table:formula="of:=ABS([.D264]-[.C264])" office:value-type="float" office:value="0.00630730996333334">
            <text:p>0,00630731</text:p>
          </table:table-cell>
          <table:table-cell table:formula="of:=ABS([.D264]-[.C263])" office:value-type="float" office:value="0.00730730996333334">
            <text:p>0,00730731</text:p>
          </table:table-cell>
        </table:table-row>
        <table:table-row table:style-name="ro1">
          <table:table-cell office:value-type="float" office:value="3.36392197509">
            <text:p>3,3639219751</text:p>
          </table:table-cell>
          <table:table-cell office:value-type="float" office:value="4.54605854739">
            <text:p>4,5460585474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IF(AND([.F$5]&lt;[.B265];[.B265]&lt;=[.F$6]);([.B265]-[.F$5])/([.F$6]-[.F$5]);1)" office:value-type="float" office:value="0.257676424565">
            <text:p>0,2576764246</text:p>
          </table:table-cell>
          <table:table-cell table:formula="of:=ABS([.D265]-[.C265])" office:value-type="float" office:value="0.00567642456500006">
            <text:p>0,0056764246</text:p>
          </table:table-cell>
          <table:table-cell table:formula="of:=ABS([.D265]-[.C264])" office:value-type="float" office:value="0.00667642456500006">
            <text:p>0,0066764246</text:p>
          </table:table-cell>
        </table:table-row>
        <table:table-row table:style-name="ro1">
          <table:table-cell office:value-type="float" office:value="5.36972219069">
            <text:p>5,3697221907</text:p>
          </table:table-cell>
          <table:table-cell office:value-type="float" office:value="4.55807344685">
            <text:p>4,5580734469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IF(AND([.F$5]&lt;[.B266];[.B266]&lt;=[.F$6]);([.B266]-[.F$5])/([.F$6]-[.F$5]);1)" office:value-type="float" office:value="0.259678907808333">
            <text:p>0,2596789078</text:p>
          </table:table-cell>
          <table:table-cell table:formula="of:=ABS([.D266]-[.C266])" office:value-type="float" office:value="0.0066789078083333">
            <text:p>0,0066789078</text:p>
          </table:table-cell>
          <table:table-cell table:formula="of:=ABS([.D266]-[.C265])" office:value-type="float" office:value="0.0076789078083333">
            <text:p>0,0076789078</text:p>
          </table:table-cell>
        </table:table-row>
        <table:table-row table:style-name="ro1">
          <table:table-cell office:value-type="float" office:value="8.00591294335">
            <text:p>8,0059129434</text:p>
          </table:table-cell>
          <table:table-cell office:value-type="float" office:value="4.5694420965">
            <text:p>4,5694420965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IF(AND([.F$5]&lt;[.B267];[.B267]&lt;=[.F$6]);([.B267]-[.F$5])/([.F$6]-[.F$5]);1)" office:value-type="float" office:value="0.26157368275">
            <text:p>0,2615736828</text:p>
          </table:table-cell>
          <table:table-cell table:formula="of:=ABS([.D267]-[.C267])" office:value-type="float" office:value="0.00757368274999992">
            <text:p>0,0075736827</text:p>
          </table:table-cell>
          <table:table-cell table:formula="of:=ABS([.D267]-[.C266])" office:value-type="float" office:value="0.00857368274999992">
            <text:p>0,0085736827</text:p>
          </table:table-cell>
        </table:table-row>
        <table:table-row table:style-name="ro1">
          <table:table-cell office:value-type="float" office:value="6.45061703456">
            <text:p>6,4506170346</text:p>
          </table:table-cell>
          <table:table-cell office:value-type="float" office:value="4.5696180592">
            <text:p>4,5696180592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IF(AND([.F$5]&lt;[.B268];[.B268]&lt;=[.F$6]);([.B268]-[.F$5])/([.F$6]-[.F$5]);1)" office:value-type="float" office:value="0.261603009866667">
            <text:p>0,2616030099</text:p>
          </table:table-cell>
          <table:table-cell table:formula="of:=ABS([.D268]-[.C268])" office:value-type="float" office:value="0.00660300986666662">
            <text:p>0,0066030099</text:p>
          </table:table-cell>
          <table:table-cell table:formula="of:=ABS([.D268]-[.C267])" office:value-type="float" office:value="0.00760300986666662">
            <text:p>0,0076030099</text:p>
          </table:table-cell>
        </table:table-row>
        <table:table-row table:style-name="ro1">
          <table:table-cell office:value-type="float" office:value="3.58392310016">
            <text:p>3,5839231002</text:p>
          </table:table-cell>
          <table:table-cell office:value-type="float" office:value="4.57273141647">
            <text:p>4,5727314165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IF(AND([.F$5]&lt;[.B269];[.B269]&lt;=[.F$6]);([.B269]-[.F$5])/([.F$6]-[.F$5]);1)" office:value-type="float" office:value="0.262121902745">
            <text:p>0,2621219027</text:p>
          </table:table-cell>
          <table:table-cell table:formula="of:=ABS([.D269]-[.C269])" office:value-type="float" office:value="0.00612190274499996">
            <text:p>0,0061219027</text:p>
          </table:table-cell>
          <table:table-cell table:formula="of:=ABS([.D269]-[.C268])" office:value-type="float" office:value="0.00712190274499996">
            <text:p>0,0071219027</text:p>
          </table:table-cell>
        </table:table-row>
        <table:table-row table:style-name="ro1">
          <table:table-cell office:value-type="float" office:value="5.73779933049">
            <text:p>5,7377993305</text:p>
          </table:table-cell>
          <table:table-cell office:value-type="float" office:value="4.59373748729">
            <text:p>4,5937374873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IF(AND([.F$5]&lt;[.B270];[.B270]&lt;=[.F$6]);([.B270]-[.F$5])/([.F$6]-[.F$5]);1)" office:value-type="float" office:value="0.265622914548333">
            <text:p>0,2656229145</text:p>
          </table:table-cell>
          <table:table-cell table:formula="of:=ABS([.D270]-[.C270])" office:value-type="float" office:value="0.00862291454833336">
            <text:p>0,0086229145</text:p>
          </table:table-cell>
          <table:table-cell table:formula="of:=ABS([.D270]-[.C269])" office:value-type="float" office:value="0.00962291454833336">
            <text:p>0,0096229145</text:p>
          </table:table-cell>
        </table:table-row>
        <table:table-row table:style-name="ro1">
          <table:table-cell office:value-type="float" office:value="7.2691258383">
            <text:p>7,2691258383</text:p>
          </table:table-cell>
          <table:table-cell office:value-type="float" office:value="4.59999842751">
            <text:p>4,5999984275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IF(AND([.F$5]&lt;[.B271];[.B271]&lt;=[.F$6]);([.B271]-[.F$5])/([.F$6]-[.F$5]);1)" office:value-type="float" office:value="0.266666404585">
            <text:p>0,2666664046</text:p>
          </table:table-cell>
          <table:table-cell table:formula="of:=ABS([.D271]-[.C271])" office:value-type="float" office:value="0.00866640458500001">
            <text:p>0,0086664046</text:p>
          </table:table-cell>
          <table:table-cell table:formula="of:=ABS([.D271]-[.C270])" office:value-type="float" office:value="0.00966640458500001">
            <text:p>0,0096664046</text:p>
          </table:table-cell>
        </table:table-row>
        <table:table-row table:style-name="ro1">
          <table:table-cell office:value-type="float" office:value="3.00182884822">
            <text:p>3,0018288482</text:p>
          </table:table-cell>
          <table:table-cell office:value-type="float" office:value="4.61315457811">
            <text:p>4,6131545781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IF(AND([.F$5]&lt;[.B272];[.B272]&lt;=[.F$6]);([.B272]-[.F$5])/([.F$6]-[.F$5]);1)" office:value-type="float" office:value="0.268859096351667">
            <text:p>0,2688590964</text:p>
          </table:table-cell>
          <table:table-cell table:formula="of:=ABS([.D272]-[.C272])" office:value-type="float" office:value="0.0098590963516666">
            <text:p>0,0098590964</text:p>
          </table:table-cell>
          <table:table-cell table:formula="of:=ABS([.D272]-[.C271])" office:value-type="float" office:value="0.0108590963516666">
            <text:p>0,0108590964</text:p>
          </table:table-cell>
        </table:table-row>
        <table:table-row table:style-name="ro1">
          <table:table-cell office:value-type="float" office:value="3.62203699234">
            <text:p>3,6220369923</text:p>
          </table:table-cell>
          <table:table-cell office:value-type="float" office:value="4.62920918293">
            <text:p>4,6292091829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IF(AND([.F$5]&lt;[.B273];[.B273]&lt;=[.F$6]);([.B273]-[.F$5])/([.F$6]-[.F$5]);1)" office:value-type="float" office:value="0.271534863821667">
            <text:p>0,2715348638</text:p>
          </table:table-cell>
          <table:table-cell table:formula="of:=ABS([.D273]-[.C273])" office:value-type="float" office:value="0.0115348638216666">
            <text:p>0,0115348638</text:p>
          </table:table-cell>
          <table:table-cell table:formula="of:=ABS([.D273]-[.C272])" office:value-type="float" office:value="0.0125348638216666">
            <text:p>0,0125348638</text:p>
          </table:table-cell>
        </table:table-row>
        <table:table-row table:style-name="ro1">
          <table:table-cell office:value-type="float" office:value="3.71245991646">
            <text:p>3,7124599165</text:p>
          </table:table-cell>
          <table:table-cell office:value-type="float" office:value="4.63561569767">
            <text:p>4,6356156977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IF(AND([.F$5]&lt;[.B274];[.B274]&lt;=[.F$6]);([.B274]-[.F$5])/([.F$6]-[.F$5]);1)" office:value-type="float" office:value="0.272602616278333">
            <text:p>0,2726026163</text:p>
          </table:table-cell>
          <table:table-cell table:formula="of:=ABS([.D274]-[.C274])" office:value-type="float" office:value="0.0116026162783333">
            <text:p>0,0116026163</text:p>
          </table:table-cell>
          <table:table-cell table:formula="of:=ABS([.D274]-[.C273])" office:value-type="float" office:value="0.0126026162783333">
            <text:p>0,0126026163</text:p>
          </table:table-cell>
        </table:table-row>
        <table:table-row table:style-name="ro1">
          <table:table-cell office:value-type="float" office:value="7.98721010396">
            <text:p>7,987210104</text:p>
          </table:table-cell>
          <table:table-cell office:value-type="float" office:value="4.6409403715">
            <text:p>4,6409403715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IF(AND([.F$5]&lt;[.B275];[.B275]&lt;=[.F$6]);([.B275]-[.F$5])/([.F$6]-[.F$5]);1)" office:value-type="float" office:value="0.273490061916667">
            <text:p>0,2734900619</text:p>
          </table:table-cell>
          <table:table-cell table:formula="of:=ABS([.D275]-[.C275])" office:value-type="float" office:value="0.0114900619166667">
            <text:p>0,0114900619</text:p>
          </table:table-cell>
          <table:table-cell table:formula="of:=ABS([.D275]-[.C274])" office:value-type="float" office:value="0.0124900619166667">
            <text:p>0,0124900619</text:p>
          </table:table-cell>
        </table:table-row>
        <table:table-row table:style-name="ro1">
          <table:table-cell office:value-type="float" office:value="4.95132015684">
            <text:p>4,9513201568</text:p>
          </table:table-cell>
          <table:table-cell office:value-type="float" office:value="4.64182643736">
            <text:p>4,6418264374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IF(AND([.F$5]&lt;[.B276];[.B276]&lt;=[.F$6]);([.B276]-[.F$5])/([.F$6]-[.F$5]);1)" office:value-type="float" office:value="0.27363773956">
            <text:p>0,2736377396</text:p>
          </table:table-cell>
          <table:table-cell table:formula="of:=ABS([.D276]-[.C276])" office:value-type="float" office:value="0.01063773956">
            <text:p>0,0106377396</text:p>
          </table:table-cell>
          <table:table-cell table:formula="of:=ABS([.D276]-[.C275])" office:value-type="float" office:value="0.01163773956">
            <text:p>0,0116377396</text:p>
          </table:table-cell>
        </table:table-row>
        <table:table-row table:style-name="ro1">
          <table:table-cell office:value-type="float" office:value="4.10900200185">
            <text:p>4,1090020019</text:p>
          </table:table-cell>
          <table:table-cell office:value-type="float" office:value="4.65783239848">
            <text:p>4,6578323985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IF(AND([.F$5]&lt;[.B277];[.B277]&lt;=[.F$6]);([.B277]-[.F$5])/([.F$6]-[.F$5]);1)" office:value-type="float" office:value="0.276305399746667">
            <text:p>0,2763053997</text:p>
          </table:table-cell>
          <table:table-cell table:formula="of:=ABS([.D277]-[.C277])" office:value-type="float" office:value="0.0123053997466667">
            <text:p>0,0123053997</text:p>
          </table:table-cell>
          <table:table-cell table:formula="of:=ABS([.D277]-[.C276])" office:value-type="float" office:value="0.0133053997466667">
            <text:p>0,0133053997</text:p>
          </table:table-cell>
        </table:table-row>
        <table:table-row table:style-name="ro1">
          <table:table-cell office:value-type="float" office:value="7.40792233641">
            <text:p>7,4079223364</text:p>
          </table:table-cell>
          <table:table-cell office:value-type="float" office:value="4.66145774938">
            <text:p>4,6614577494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IF(AND([.F$5]&lt;[.B278];[.B278]&lt;=[.F$6]);([.B278]-[.F$5])/([.F$6]-[.F$5]);1)" office:value-type="float" office:value="0.276909624896667">
            <text:p>0,2769096249</text:p>
          </table:table-cell>
          <table:table-cell table:formula="of:=ABS([.D278]-[.C278])" office:value-type="float" office:value="0.0119096248966667">
            <text:p>0,0119096249</text:p>
          </table:table-cell>
          <table:table-cell table:formula="of:=ABS([.D278]-[.C277])" office:value-type="float" office:value="0.0129096248966667">
            <text:p>0,0129096249</text:p>
          </table:table-cell>
        </table:table-row>
        <table:table-row table:style-name="ro1">
          <table:table-cell office:value-type="float" office:value="6.95890341937">
            <text:p>6,9589034194</text:p>
          </table:table-cell>
          <table:table-cell office:value-type="float" office:value="4.66743076573">
            <text:p>4,6674307657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IF(AND([.F$5]&lt;[.B279];[.B279]&lt;=[.F$6]);([.B279]-[.F$5])/([.F$6]-[.F$5]);1)" office:value-type="float" office:value="0.277905127621667">
            <text:p>0,2779051276</text:p>
          </table:table-cell>
          <table:table-cell table:formula="of:=ABS([.D279]-[.C279])" office:value-type="float" office:value="0.0119051276216666">
            <text:p>0,0119051276</text:p>
          </table:table-cell>
          <table:table-cell table:formula="of:=ABS([.D279]-[.C278])" office:value-type="float" office:value="0.0129051276216666">
            <text:p>0,0129051276</text:p>
          </table:table-cell>
        </table:table-row>
        <table:table-row table:style-name="ro1">
          <table:table-cell office:value-type="float" office:value="4.98433117145">
            <text:p>4,9843311715</text:p>
          </table:table-cell>
          <table:table-cell office:value-type="float" office:value="4.67505350804">
            <text:p>4,675053508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IF(AND([.F$5]&lt;[.B280];[.B280]&lt;=[.F$6]);([.B280]-[.F$5])/([.F$6]-[.F$5]);1)" office:value-type="float" office:value="0.279175584673333">
            <text:p>0,2791755847</text:p>
          </table:table-cell>
          <table:table-cell table:formula="of:=ABS([.D280]-[.C280])" office:value-type="float" office:value="0.0121755846733332">
            <text:p>0,0121755847</text:p>
          </table:table-cell>
          <table:table-cell table:formula="of:=ABS([.D280]-[.C279])" office:value-type="float" office:value="0.0131755846733332">
            <text:p>0,0131755847</text:p>
          </table:table-cell>
        </table:table-row>
        <table:table-row table:style-name="ro1">
          <table:table-cell office:value-type="float" office:value="7.35738934704">
            <text:p>7,357389347</text:p>
          </table:table-cell>
          <table:table-cell office:value-type="float" office:value="4.72180013524">
            <text:p>4,7218001352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IF(AND([.F$5]&lt;[.B281];[.B281]&lt;=[.F$6]);([.B281]-[.F$5])/([.F$6]-[.F$5]);1)" office:value-type="float" office:value="0.286966689206667">
            <text:p>0,2869666892</text:p>
          </table:table-cell>
          <table:table-cell table:formula="of:=ABS([.D281]-[.C281])" office:value-type="float" office:value="0.0189666892066666">
            <text:p>0,0189666892</text:p>
          </table:table-cell>
          <table:table-cell table:formula="of:=ABS([.D281]-[.C280])" office:value-type="float" office:value="0.0199666892066666">
            <text:p>0,0199666892</text:p>
          </table:table-cell>
        </table:table-row>
        <table:table-row table:style-name="ro1">
          <table:table-cell office:value-type="float" office:value="6.18248465044">
            <text:p>6,1824846504</text:p>
          </table:table-cell>
          <table:table-cell office:value-type="float" office:value="4.72386415684">
            <text:p>4,7238641568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IF(AND([.F$5]&lt;[.B282];[.B282]&lt;=[.F$6]);([.B282]-[.F$5])/([.F$6]-[.F$5]);1)" office:value-type="float" office:value="0.287310692806667">
            <text:p>0,2873106928</text:p>
          </table:table-cell>
          <table:table-cell table:formula="of:=ABS([.D282]-[.C282])" office:value-type="float" office:value="0.0183106928066666">
            <text:p>0,0183106928</text:p>
          </table:table-cell>
          <table:table-cell table:formula="of:=ABS([.D282]-[.C281])" office:value-type="float" office:value="0.0193106928066666">
            <text:p>0,0193106928</text:p>
          </table:table-cell>
        </table:table-row>
        <table:table-row table:style-name="ro1">
          <table:table-cell office:value-type="float" office:value="5.34779759353">
            <text:p>5,3477975935</text:p>
          </table:table-cell>
          <table:table-cell office:value-type="float" office:value="4.72499673223">
            <text:p>4,7249967322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IF(AND([.F$5]&lt;[.B283];[.B283]&lt;=[.F$6]);([.B283]-[.F$5])/([.F$6]-[.F$5]);1)" office:value-type="float" office:value="0.287499455371667">
            <text:p>0,2874994554</text:p>
          </table:table-cell>
          <table:table-cell table:formula="of:=ABS([.D283]-[.C283])" office:value-type="float" office:value="0.0174994553716667">
            <text:p>0,0174994554</text:p>
          </table:table-cell>
          <table:table-cell table:formula="of:=ABS([.D283]-[.C282])" office:value-type="float" office:value="0.0184994553716667">
            <text:p>0,0184994554</text:p>
          </table:table-cell>
        </table:table-row>
        <table:table-row table:style-name="ro1">
          <table:table-cell office:value-type="float" office:value="7.01336562998">
            <text:p>7,01336563</text:p>
          </table:table-cell>
          <table:table-cell office:value-type="float" office:value="4.72685873416">
            <text:p>4,7268587342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IF(AND([.F$5]&lt;[.B284];[.B284]&lt;=[.F$6]);([.B284]-[.F$5])/([.F$6]-[.F$5]);1)" office:value-type="float" office:value="0.287809789026667">
            <text:p>0,287809789</text:p>
          </table:table-cell>
          <table:table-cell table:formula="of:=ABS([.D284]-[.C284])" office:value-type="float" office:value="0.0168097890266667">
            <text:p>0,016809789</text:p>
          </table:table-cell>
          <table:table-cell table:formula="of:=ABS([.D284]-[.C283])" office:value-type="float" office:value="0.0178097890266667">
            <text:p>0,017809789</text:p>
          </table:table-cell>
        </table:table-row>
        <table:table-row table:style-name="ro1">
          <table:table-cell office:value-type="float" office:value="7.54312624868">
            <text:p>7,5431262487</text:p>
          </table:table-cell>
          <table:table-cell office:value-type="float" office:value="4.72857026835">
            <text:p>4,7285702684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IF(AND([.F$5]&lt;[.B285];[.B285]&lt;=[.F$6]);([.B285]-[.F$5])/([.F$6]-[.F$5]);1)" office:value-type="float" office:value="0.288095044725">
            <text:p>0,2880950447</text:p>
          </table:table-cell>
          <table:table-cell table:formula="of:=ABS([.D285]-[.C285])" office:value-type="float" office:value="0.0160950447249999">
            <text:p>0,0160950447</text:p>
          </table:table-cell>
          <table:table-cell table:formula="of:=ABS([.D285]-[.C284])" office:value-type="float" office:value="0.0170950447249999">
            <text:p>0,0170950447</text:p>
          </table:table-cell>
        </table:table-row>
        <table:table-row table:style-name="ro1">
          <table:table-cell office:value-type="float" office:value="5.21045614878">
            <text:p>5,2104561488</text:p>
          </table:table-cell>
          <table:table-cell office:value-type="float" office:value="4.73020274278">
            <text:p>4,7302027428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IF(AND([.F$5]&lt;[.B286];[.B286]&lt;=[.F$6]);([.B286]-[.F$5])/([.F$6]-[.F$5]);1)" office:value-type="float" office:value="0.288367123796667">
            <text:p>0,2883671238</text:p>
          </table:table-cell>
          <table:table-cell table:formula="of:=ABS([.D286]-[.C286])" office:value-type="float" office:value="0.0153671237966665">
            <text:p>0,0153671238</text:p>
          </table:table-cell>
          <table:table-cell table:formula="of:=ABS([.D286]-[.C285])" office:value-type="float" office:value="0.0163671237966666">
            <text:p>0,0163671238</text:p>
          </table:table-cell>
        </table:table-row>
        <table:table-row table:style-name="ro1">
          <table:table-cell office:value-type="float" office:value="8.73289038375">
            <text:p>8,7328903838</text:p>
          </table:table-cell>
          <table:table-cell office:value-type="float" office:value="4.73492803999">
            <text:p>4,73492804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IF(AND([.F$5]&lt;[.B287];[.B287]&lt;=[.F$6]);([.B287]-[.F$5])/([.F$6]-[.F$5]);1)" office:value-type="float" office:value="0.289154673331667">
            <text:p>0,2891546733</text:p>
          </table:table-cell>
          <table:table-cell table:formula="of:=ABS([.D287]-[.C287])" office:value-type="float" office:value="0.0151546733316666">
            <text:p>0,0151546733</text:p>
          </table:table-cell>
          <table:table-cell table:formula="of:=ABS([.D287]-[.C286])" office:value-type="float" office:value="0.0161546733316666">
            <text:p>0,0161546733</text:p>
          </table:table-cell>
        </table:table-row>
        <table:table-row table:style-name="ro1">
          <table:table-cell office:value-type="float" office:value="7.60905600434">
            <text:p>7,6090560043</text:p>
          </table:table-cell>
          <table:table-cell office:value-type="float" office:value="4.74469645531">
            <text:p>4,7446964553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IF(AND([.F$5]&lt;[.B288];[.B288]&lt;=[.F$6]);([.B288]-[.F$5])/([.F$6]-[.F$5]);1)" office:value-type="float" office:value="0.290782742551667">
            <text:p>0,2907827426</text:p>
          </table:table-cell>
          <table:table-cell table:formula="of:=ABS([.D288]-[.C288])" office:value-type="float" office:value="0.0157827425516666">
            <text:p>0,0157827426</text:p>
          </table:table-cell>
          <table:table-cell table:formula="of:=ABS([.D288]-[.C287])" office:value-type="float" office:value="0.0167827425516666">
            <text:p>0,0167827426</text:p>
          </table:table-cell>
        </table:table-row>
        <table:table-row table:style-name="ro1">
          <table:table-cell office:value-type="float" office:value="4.22570700125">
            <text:p>4,2257070013</text:p>
          </table:table-cell>
          <table:table-cell office:value-type="float" office:value="4.74566423045">
            <text:p>4,7456642305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IF(AND([.F$5]&lt;[.B289];[.B289]&lt;=[.F$6]);([.B289]-[.F$5])/([.F$6]-[.F$5]);1)" office:value-type="float" office:value="0.290944038408333">
            <text:p>0,2909440384</text:p>
          </table:table-cell>
          <table:table-cell table:formula="of:=ABS([.D289]-[.C289])" office:value-type="float" office:value="0.0149440384083333">
            <text:p>0,0149440384</text:p>
          </table:table-cell>
          <table:table-cell table:formula="of:=ABS([.D289]-[.C288])" office:value-type="float" office:value="0.0159440384083333">
            <text:p>0,0159440384</text:p>
          </table:table-cell>
        </table:table-row>
        <table:table-row table:style-name="ro1">
          <table:table-cell office:value-type="float" office:value="4.50398885816">
            <text:p>4,5039888582</text:p>
          </table:table-cell>
          <table:table-cell office:value-type="float" office:value="4.76371751636">
            <text:p>4,7637175164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IF(AND([.F$5]&lt;[.B290];[.B290]&lt;=[.F$6]);([.B290]-[.F$5])/([.F$6]-[.F$5]);1)" office:value-type="float" office:value="0.293952919393333">
            <text:p>0,2939529194</text:p>
          </table:table-cell>
          <table:table-cell table:formula="of:=ABS([.D290]-[.C290])" office:value-type="float" office:value="0.0169529193933333">
            <text:p>0,0169529194</text:p>
          </table:table-cell>
          <table:table-cell table:formula="of:=ABS([.D290]-[.C289])" office:value-type="float" office:value="0.0179529193933333">
            <text:p>0,0179529194</text:p>
          </table:table-cell>
        </table:table-row>
        <table:table-row table:style-name="ro1">
          <table:table-cell office:value-type="float" office:value="7.19592144433">
            <text:p>7,1959214443</text:p>
          </table:table-cell>
          <table:table-cell office:value-type="float" office:value="4.76997208093">
            <text:p>4,7699720809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IF(AND([.F$5]&lt;[.B291];[.B291]&lt;=[.F$6]);([.B291]-[.F$5])/([.F$6]-[.F$5]);1)" office:value-type="float" office:value="0.294995346821667">
            <text:p>0,2949953468</text:p>
          </table:table-cell>
          <table:table-cell table:formula="of:=ABS([.D291]-[.C291])" office:value-type="float" office:value="0.0169953468216666">
            <text:p>0,0169953468</text:p>
          </table:table-cell>
          <table:table-cell table:formula="of:=ABS([.D291]-[.C290])" office:value-type="float" office:value="0.0179953468216666">
            <text:p>0,0179953468</text:p>
          </table:table-cell>
        </table:table-row>
        <table:table-row table:style-name="ro1">
          <table:table-cell office:value-type="float" office:value="6.16717235647">
            <text:p>6,1671723565</text:p>
          </table:table-cell>
          <table:table-cell office:value-type="float" office:value="4.77263455687">
            <text:p>4,7726345569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IF(AND([.F$5]&lt;[.B292];[.B292]&lt;=[.F$6]);([.B292]-[.F$5])/([.F$6]-[.F$5]);1)" office:value-type="float" office:value="0.295439092811667">
            <text:p>0,2954390928</text:p>
          </table:table-cell>
          <table:table-cell table:formula="of:=ABS([.D292]-[.C292])" office:value-type="float" office:value="0.0164390928116666">
            <text:p>0,0164390928</text:p>
          </table:table-cell>
          <table:table-cell table:formula="of:=ABS([.D292]-[.C291])" office:value-type="float" office:value="0.0174390928116666">
            <text:p>0,0174390928</text:p>
          </table:table-cell>
        </table:table-row>
        <table:table-row table:style-name="ro1">
          <table:table-cell office:value-type="float" office:value="7.2077180479">
            <text:p>7,2077180479</text:p>
          </table:table-cell>
          <table:table-cell office:value-type="float" office:value="4.77521042488">
            <text:p>4,7752104249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IF(AND([.F$5]&lt;[.B293];[.B293]&lt;=[.F$6]);([.B293]-[.F$5])/([.F$6]-[.F$5]);1)" office:value-type="float" office:value="0.295868404146667">
            <text:p>0,2958684041</text:p>
          </table:table-cell>
          <table:table-cell table:formula="of:=ABS([.D293]-[.C293])" office:value-type="float" office:value="0.0158684041466666">
            <text:p>0,0158684041</text:p>
          </table:table-cell>
          <table:table-cell table:formula="of:=ABS([.D293]-[.C292])" office:value-type="float" office:value="0.0168684041466666">
            <text:p>0,0168684041</text:p>
          </table:table-cell>
        </table:table-row>
        <table:table-row table:style-name="ro1">
          <table:table-cell office:value-type="float" office:value="5.84563145625">
            <text:p>5,8456314563</text:p>
          </table:table-cell>
          <table:table-cell office:value-type="float" office:value="4.7761713067">
            <text:p>4,7761713067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IF(AND([.F$5]&lt;[.B294];[.B294]&lt;=[.F$6]);([.B294]-[.F$5])/([.F$6]-[.F$5]);1)" office:value-type="float" office:value="0.296028551116667">
            <text:p>0,2960285511</text:p>
          </table:table-cell>
          <table:table-cell table:formula="of:=ABS([.D294]-[.C294])" office:value-type="float" office:value="0.0150285511166667">
            <text:p>0,0150285511</text:p>
          </table:table-cell>
          <table:table-cell table:formula="of:=ABS([.D294]-[.C293])" office:value-type="float" office:value="0.0160285511166667">
            <text:p>0,0160285511</text:p>
          </table:table-cell>
        </table:table-row>
        <table:table-row table:style-name="ro1">
          <table:table-cell office:value-type="float" office:value="4.50044244658">
            <text:p>4,5004424466</text:p>
          </table:table-cell>
          <table:table-cell office:value-type="float" office:value="4.78055653383">
            <text:p>4,7805565338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IF(AND([.F$5]&lt;[.B295];[.B295]&lt;=[.F$6]);([.B295]-[.F$5])/([.F$6]-[.F$5]);1)" office:value-type="float" office:value="0.296759422305">
            <text:p>0,2967594223</text:p>
          </table:table-cell>
          <table:table-cell table:formula="of:=ABS([.D295]-[.C295])" office:value-type="float" office:value="0.0147594223049999">
            <text:p>0,0147594223</text:p>
          </table:table-cell>
          <table:table-cell table:formula="of:=ABS([.D295]-[.C294])" office:value-type="float" office:value="0.0157594223049999">
            <text:p>0,0157594223</text:p>
          </table:table-cell>
        </table:table-row>
        <table:table-row table:style-name="ro1">
          <table:table-cell office:value-type="float" office:value="5.17815121014">
            <text:p>5,1781512101</text:p>
          </table:table-cell>
          <table:table-cell office:value-type="float" office:value="4.78558934708">
            <text:p>4,7855893471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IF(AND([.F$5]&lt;[.B296];[.B296]&lt;=[.F$6]);([.B296]-[.F$5])/([.F$6]-[.F$5]);1)" office:value-type="float" office:value="0.297598224513333">
            <text:p>0,2975982245</text:p>
          </table:table-cell>
          <table:table-cell table:formula="of:=ABS([.D296]-[.C296])" office:value-type="float" office:value="0.0145982245133334">
            <text:p>0,0145982245</text:p>
          </table:table-cell>
          <table:table-cell table:formula="of:=ABS([.D296]-[.C295])" office:value-type="float" office:value="0.0155982245133334">
            <text:p>0,0155982245</text:p>
          </table:table-cell>
        </table:table-row>
        <table:table-row table:style-name="ro1">
          <table:table-cell office:value-type="float" office:value="3.27084999892">
            <text:p>3,2708499989</text:p>
          </table:table-cell>
          <table:table-cell office:value-type="float" office:value="4.79904322721">
            <text:p>4,7990432272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IF(AND([.F$5]&lt;[.B297];[.B297]&lt;=[.F$6]);([.B297]-[.F$5])/([.F$6]-[.F$5]);1)" office:value-type="float" office:value="0.299840537868333">
            <text:p>0,2998405379</text:p>
          </table:table-cell>
          <table:table-cell table:formula="of:=ABS([.D297]-[.C297])" office:value-type="float" office:value="0.0158405378683334">
            <text:p>0,0158405379</text:p>
          </table:table-cell>
          <table:table-cell table:formula="of:=ABS([.D297]-[.C296])" office:value-type="float" office:value="0.0168405378683334">
            <text:p>0,0168405379</text:p>
          </table:table-cell>
        </table:table-row>
        <table:table-row table:style-name="ro1">
          <table:table-cell office:value-type="float" office:value="8.60749002479">
            <text:p>8,6074900248</text:p>
          </table:table-cell>
          <table:table-cell office:value-type="float" office:value="4.80096266099">
            <text:p>4,800962661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IF(AND([.F$5]&lt;[.B298];[.B298]&lt;=[.F$6]);([.B298]-[.F$5])/([.F$6]-[.F$5]);1)" office:value-type="float" office:value="0.300160443498333">
            <text:p>0,3001604435</text:p>
          </table:table-cell>
          <table:table-cell table:formula="of:=ABS([.D298]-[.C298])" office:value-type="float" office:value="0.0151604434983333">
            <text:p>0,0151604435</text:p>
          </table:table-cell>
          <table:table-cell table:formula="of:=ABS([.D298]-[.C297])" office:value-type="float" office:value="0.0161604434983333">
            <text:p>0,0161604435</text:p>
          </table:table-cell>
        </table:table-row>
        <table:table-row table:style-name="ro1">
          <table:table-cell office:value-type="float" office:value="7.39777547799">
            <text:p>7,397775478</text:p>
          </table:table-cell>
          <table:table-cell office:value-type="float" office:value="4.80111995632">
            <text:p>4,8011199563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IF(AND([.F$5]&lt;[.B299];[.B299]&lt;=[.F$6]);([.B299]-[.F$5])/([.F$6]-[.F$5]);1)" office:value-type="float" office:value="0.300186659386667">
            <text:p>0,3001866594</text:p>
          </table:table-cell>
          <table:table-cell table:formula="of:=ABS([.D299]-[.C299])" office:value-type="float" office:value="0.0141866593866667">
            <text:p>0,0141866594</text:p>
          </table:table-cell>
          <table:table-cell table:formula="of:=ABS([.D299]-[.C298])" office:value-type="float" office:value="0.0151866593866667">
            <text:p>0,0151866594</text:p>
          </table:table-cell>
        </table:table-row>
        <table:table-row table:style-name="ro1">
          <table:table-cell office:value-type="float" office:value="5.5608132389">
            <text:p>5,5608132389</text:p>
          </table:table-cell>
          <table:table-cell office:value-type="float" office:value="4.80762540837">
            <text:p>4,8076254084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IF(AND([.F$5]&lt;[.B300];[.B300]&lt;=[.F$6]);([.B300]-[.F$5])/([.F$6]-[.F$5]);1)" office:value-type="float" office:value="0.301270901395">
            <text:p>0,3012709014</text:p>
          </table:table-cell>
          <table:table-cell table:formula="of:=ABS([.D300]-[.C300])" office:value-type="float" office:value="0.014270901395">
            <text:p>0,0142709014</text:p>
          </table:table-cell>
          <table:table-cell table:formula="of:=ABS([.D300]-[.C299])" office:value-type="float" office:value="0.015270901395">
            <text:p>0,0152709014</text:p>
          </table:table-cell>
        </table:table-row>
        <table:table-row table:style-name="ro1">
          <table:table-cell office:value-type="float" office:value="7.07201569196">
            <text:p>7,072015692</text:p>
          </table:table-cell>
          <table:table-cell office:value-type="float" office:value="4.81971582853">
            <text:p>4,8197158285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IF(AND([.F$5]&lt;[.B301];[.B301]&lt;=[.F$6]);([.B301]-[.F$5])/([.F$6]-[.F$5]);1)" office:value-type="float" office:value="0.303285971421667">
            <text:p>0,3032859714</text:p>
          </table:table-cell>
          <table:table-cell table:formula="of:=ABS([.D301]-[.C301])" office:value-type="float" office:value="0.0152859714216667">
            <text:p>0,0152859714</text:p>
          </table:table-cell>
          <table:table-cell table:formula="of:=ABS([.D301]-[.C300])" office:value-type="float" office:value="0.0162859714216667">
            <text:p>0,0162859714</text:p>
          </table:table-cell>
        </table:table-row>
        <table:table-row table:style-name="ro1">
          <table:table-cell office:value-type="float" office:value="5.78856969838">
            <text:p>5,7885696984</text:p>
          </table:table-cell>
          <table:table-cell office:value-type="float" office:value="4.82308474625">
            <text:p>4,8230847463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IF(AND([.F$5]&lt;[.B302];[.B302]&lt;=[.F$6]);([.B302]-[.F$5])/([.F$6]-[.F$5]);1)" office:value-type="float" office:value="0.303847457708333">
            <text:p>0,3038474577</text:p>
          </table:table-cell>
          <table:table-cell table:formula="of:=ABS([.D302]-[.C302])" office:value-type="float" office:value="0.0148474577083334">
            <text:p>0,0148474577</text:p>
          </table:table-cell>
          <table:table-cell table:formula="of:=ABS([.D302]-[.C301])" office:value-type="float" office:value="0.0158474577083334">
            <text:p>0,0158474577</text:p>
          </table:table-cell>
        </table:table-row>
        <table:table-row table:style-name="ro1">
          <table:table-cell office:value-type="float" office:value="4.47726443778">
            <text:p>4,4772644378</text:p>
          </table:table-cell>
          <table:table-cell office:value-type="float" office:value="4.8314715888">
            <text:p>4,8314715888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IF(AND([.F$5]&lt;[.B303];[.B303]&lt;=[.F$6]);([.B303]-[.F$5])/([.F$6]-[.F$5]);1)" office:value-type="float" office:value="0.3052452648">
            <text:p>0,3052452648</text:p>
          </table:table-cell>
          <table:table-cell table:formula="of:=ABS([.D303]-[.C303])" office:value-type="float" office:value="0.0152452648000001">
            <text:p>0,0152452648</text:p>
          </table:table-cell>
          <table:table-cell table:formula="of:=ABS([.D303]-[.C302])" office:value-type="float" office:value="0.0162452648000001">
            <text:p>0,0162452648</text:p>
          </table:table-cell>
        </table:table-row>
        <table:table-row table:style-name="ro1">
          <table:table-cell office:value-type="float" office:value="8.81833320882">
            <text:p>8,8183332088</text:p>
          </table:table-cell>
          <table:table-cell office:value-type="float" office:value="4.84731051369">
            <text:p>4,8473105137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IF(AND([.F$5]&lt;[.B304];[.B304]&lt;=[.F$6]);([.B304]-[.F$5])/([.F$6]-[.F$5]);1)" office:value-type="float" office:value="0.307885085615">
            <text:p>0,3078850856</text:p>
          </table:table-cell>
          <table:table-cell table:formula="of:=ABS([.D304]-[.C304])" office:value-type="float" office:value="0.016885085615">
            <text:p>0,0168850856</text:p>
          </table:table-cell>
          <table:table-cell table:formula="of:=ABS([.D304]-[.C303])" office:value-type="float" office:value="0.017885085615">
            <text:p>0,0178850856</text:p>
          </table:table-cell>
        </table:table-row>
        <table:table-row table:style-name="ro1">
          <table:table-cell office:value-type="float" office:value="6.386598679">
            <text:p>6,386598679</text:p>
          </table:table-cell>
          <table:table-cell office:value-type="float" office:value="4.84769896873">
            <text:p>4,8476989687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IF(AND([.F$5]&lt;[.B305];[.B305]&lt;=[.F$6]);([.B305]-[.F$5])/([.F$6]-[.F$5]);1)" office:value-type="float" office:value="0.307949828121667">
            <text:p>0,3079498281</text:p>
          </table:table-cell>
          <table:table-cell table:formula="of:=ABS([.D305]-[.C305])" office:value-type="float" office:value="0.0159498281216666">
            <text:p>0,0159498281</text:p>
          </table:table-cell>
          <table:table-cell table:formula="of:=ABS([.D305]-[.C304])" office:value-type="float" office:value="0.0169498281216666">
            <text:p>0,0169498281</text:p>
          </table:table-cell>
        </table:table-row>
        <table:table-row table:style-name="ro1">
          <table:table-cell office:value-type="float" office:value="7.80912958243">
            <text:p>7,8091295824</text:p>
          </table:table-cell>
          <table:table-cell office:value-type="float" office:value="4.84872796926">
            <text:p>4,8487279693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IF(AND([.F$5]&lt;[.B306];[.B306]&lt;=[.F$6]);([.B306]-[.F$5])/([.F$6]-[.F$5]);1)" office:value-type="float" office:value="0.30812132821">
            <text:p>0,3081213282</text:p>
          </table:table-cell>
          <table:table-cell table:formula="of:=ABS([.D306]-[.C306])" office:value-type="float" office:value="0.01512132821">
            <text:p>0,0151213282</text:p>
          </table:table-cell>
          <table:table-cell table:formula="of:=ABS([.D306]-[.C305])" office:value-type="float" office:value="0.01612132821">
            <text:p>0,0161213282</text:p>
          </table:table-cell>
        </table:table-row>
        <table:table-row table:style-name="ro1">
          <table:table-cell office:value-type="float" office:value="4.72857026835">
            <text:p>4,7285702684</text:p>
          </table:table-cell>
          <table:table-cell office:value-type="float" office:value="4.8615645695">
            <text:p>4,8615645695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IF(AND([.F$5]&lt;[.B307];[.B307]&lt;=[.F$6]);([.B307]-[.F$5])/([.F$6]-[.F$5]);1)" office:value-type="float" office:value="0.310260761583333">
            <text:p>0,3102607616</text:p>
          </table:table-cell>
          <table:table-cell table:formula="of:=ABS([.D307]-[.C307])" office:value-type="float" office:value="0.0162607615833335">
            <text:p>0,0162607616</text:p>
          </table:table-cell>
          <table:table-cell table:formula="of:=ABS([.D307]-[.C306])" office:value-type="float" office:value="0.0172607615833335">
            <text:p>0,0172607616</text:p>
          </table:table-cell>
        </table:table-row>
        <table:table-row table:style-name="ro1">
          <table:table-cell office:value-type="float" office:value="7.70981072037">
            <text:p>7,7098107204</text:p>
          </table:table-cell>
          <table:table-cell office:value-type="float" office:value="4.86483650351">
            <text:p>4,8648365035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IF(AND([.F$5]&lt;[.B308];[.B308]&lt;=[.F$6]);([.B308]-[.F$5])/([.F$6]-[.F$5]);1)" office:value-type="float" office:value="0.310806083918333">
            <text:p>0,3108060839</text:p>
          </table:table-cell>
          <table:table-cell table:formula="of:=ABS([.D308]-[.C308])" office:value-type="float" office:value="0.0158060839183334">
            <text:p>0,0158060839</text:p>
          </table:table-cell>
          <table:table-cell table:formula="of:=ABS([.D308]-[.C307])" office:value-type="float" office:value="0.0168060839183334">
            <text:p>0,0168060839</text:p>
          </table:table-cell>
        </table:table-row>
        <table:table-row table:style-name="ro1">
          <table:table-cell office:value-type="float" office:value="7.80484129764">
            <text:p>7,8048412976</text:p>
          </table:table-cell>
          <table:table-cell office:value-type="float" office:value="4.86923812202">
            <text:p>4,869238122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IF(AND([.F$5]&lt;[.B309];[.B309]&lt;=[.F$6]);([.B309]-[.F$5])/([.F$6]-[.F$5]);1)" office:value-type="float" office:value="0.311539687003333">
            <text:p>0,311539687</text:p>
          </table:table-cell>
          <table:table-cell table:formula="of:=ABS([.D309]-[.C309])" office:value-type="float" office:value="0.0155396870033333">
            <text:p>0,015539687</text:p>
          </table:table-cell>
          <table:table-cell table:formula="of:=ABS([.D309]-[.C308])" office:value-type="float" office:value="0.0165396870033333">
            <text:p>0,016539687</text:p>
          </table:table-cell>
        </table:table-row>
        <table:table-row table:style-name="ro1">
          <table:table-cell office:value-type="float" office:value="4.96313079544">
            <text:p>4,9631307954</text:p>
          </table:table-cell>
          <table:table-cell office:value-type="float" office:value="4.86994708706">
            <text:p>4,869947087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IF(AND([.F$5]&lt;[.B310];[.B310]&lt;=[.F$6]);([.B310]-[.F$5])/([.F$6]-[.F$5]);1)" office:value-type="float" office:value="0.311657847843333">
            <text:p>0,3116578478</text:p>
          </table:table-cell>
          <table:table-cell table:formula="of:=ABS([.D310]-[.C310])" office:value-type="float" office:value="0.0146578478433333">
            <text:p>0,0146578478</text:p>
          </table:table-cell>
          <table:table-cell table:formula="of:=ABS([.D310]-[.C309])" office:value-type="float" office:value="0.0156578478433334">
            <text:p>0,0156578478</text:p>
          </table:table-cell>
        </table:table-row>
        <table:table-row table:style-name="ro1">
          <table:table-cell office:value-type="float" office:value="7.94969423973">
            <text:p>7,9496942397</text:p>
          </table:table-cell>
          <table:table-cell office:value-type="float" office:value="4.87332443518">
            <text:p>4,8733244352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IF(AND([.F$5]&lt;[.B311];[.B311]&lt;=[.F$6]);([.B311]-[.F$5])/([.F$6]-[.F$5]);1)" office:value-type="float" office:value="0.312220739196667">
            <text:p>0,3122207392</text:p>
          </table:table-cell>
          <table:table-cell table:formula="of:=ABS([.D311]-[.C311])" office:value-type="float" office:value="0.0142207391966667">
            <text:p>0,0142207392</text:p>
          </table:table-cell>
          <table:table-cell table:formula="of:=ABS([.D311]-[.C310])" office:value-type="float" office:value="0.0152207391966667">
            <text:p>0,0152207392</text:p>
          </table:table-cell>
        </table:table-row>
        <table:table-row table:style-name="ro1">
          <table:table-cell office:value-type="float" office:value="6.84571124154">
            <text:p>6,8457112415</text:p>
          </table:table-cell>
          <table:table-cell office:value-type="float" office:value="4.8778716313">
            <text:p>4,8778716313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IF(AND([.F$5]&lt;[.B312];[.B312]&lt;=[.F$6]);([.B312]-[.F$5])/([.F$6]-[.F$5]);1)" office:value-type="float" office:value="0.312978605216667">
            <text:p>0,3129786052</text:p>
          </table:table-cell>
          <table:table-cell table:formula="of:=ABS([.D312]-[.C312])" office:value-type="float" office:value="0.0139786052166666">
            <text:p>0,0139786052</text:p>
          </table:table-cell>
          <table:table-cell table:formula="of:=ABS([.D312]-[.C311])" office:value-type="float" office:value="0.0149786052166666">
            <text:p>0,0149786052</text:p>
          </table:table-cell>
        </table:table-row>
        <table:table-row table:style-name="ro1">
          <table:table-cell office:value-type="float" office:value="6.04240729156">
            <text:p>6,0424072916</text:p>
          </table:table-cell>
          <table:table-cell office:value-type="float" office:value="4.88889000134">
            <text:p>4,8888900013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IF(AND([.F$5]&lt;[.B313];[.B313]&lt;=[.F$6]);([.B313]-[.F$5])/([.F$6]-[.F$5]);1)" office:value-type="float" office:value="0.314815000223333">
            <text:p>0,3148150002</text:p>
          </table:table-cell>
          <table:table-cell table:formula="of:=ABS([.D313]-[.C313])" office:value-type="float" office:value="0.0148150002233334">
            <text:p>0,0148150002</text:p>
          </table:table-cell>
          <table:table-cell table:formula="of:=ABS([.D313]-[.C312])" office:value-type="float" office:value="0.0158150002233334">
            <text:p>0,0158150002</text:p>
          </table:table-cell>
        </table:table-row>
        <table:table-row table:style-name="ro1">
          <table:table-cell office:value-type="float" office:value="6.88502596416">
            <text:p>6,8850259642</text:p>
          </table:table-cell>
          <table:table-cell office:value-type="float" office:value="4.89368127521">
            <text:p>4,8936812752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IF(AND([.F$5]&lt;[.B314];[.B314]&lt;=[.F$6]);([.B314]-[.F$5])/([.F$6]-[.F$5]);1)" office:value-type="float" office:value="0.315613545868333">
            <text:p>0,3156135459</text:p>
          </table:table-cell>
          <table:table-cell table:formula="of:=ABS([.D314]-[.C314])" office:value-type="float" office:value="0.0146135458683333">
            <text:p>0,0146135459</text:p>
          </table:table-cell>
          <table:table-cell table:formula="of:=ABS([.D314]-[.C313])" office:value-type="float" office:value="0.0156135458683333">
            <text:p>0,0156135459</text:p>
          </table:table-cell>
        </table:table-row>
        <table:table-row table:style-name="ro1">
          <table:table-cell office:value-type="float" office:value="8.86449020471">
            <text:p>8,8644902047</text:p>
          </table:table-cell>
          <table:table-cell office:value-type="float" office:value="4.89825166159">
            <text:p>4,8982516616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IF(AND([.F$5]&lt;[.B315];[.B315]&lt;=[.F$6]);([.B315]-[.F$5])/([.F$6]-[.F$5]);1)" office:value-type="float" office:value="0.316375276931667">
            <text:p>0,3163752769</text:p>
          </table:table-cell>
          <table:table-cell table:formula="of:=ABS([.D315]-[.C315])" office:value-type="float" office:value="0.0143752769316666">
            <text:p>0,0143752769</text:p>
          </table:table-cell>
          <table:table-cell table:formula="of:=ABS([.D315]-[.C314])" office:value-type="float" office:value="0.0153752769316666">
            <text:p>0,0153752769</text:p>
          </table:table-cell>
        </table:table-row>
        <table:table-row table:style-name="ro1">
          <table:table-cell office:value-type="float" office:value="7.27040844179">
            <text:p>7,2704084418</text:p>
          </table:table-cell>
          <table:table-cell office:value-type="float" office:value="4.90507819586">
            <text:p>4,9050781959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IF(AND([.F$5]&lt;[.B316];[.B316]&lt;=[.F$6]);([.B316]-[.F$5])/([.F$6]-[.F$5]);1)" office:value-type="float" office:value="0.317513032643333">
            <text:p>0,3175130326</text:p>
          </table:table-cell>
          <table:table-cell table:formula="of:=ABS([.D316]-[.C316])" office:value-type="float" office:value="0.0145130326433333">
            <text:p>0,0145130326</text:p>
          </table:table-cell>
          <table:table-cell table:formula="of:=ABS([.D316]-[.C315])" office:value-type="float" office:value="0.0155130326433333">
            <text:p>0,0155130326</text:p>
          </table:table-cell>
        </table:table-row>
        <table:table-row table:style-name="ro1">
          <table:table-cell office:value-type="float" office:value="4.72499673223">
            <text:p>4,7249967322</text:p>
          </table:table-cell>
          <table:table-cell office:value-type="float" office:value="4.91499804896">
            <text:p>4,914998049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IF(AND([.F$5]&lt;[.B317];[.B317]&lt;=[.F$6]);([.B317]-[.F$5])/([.F$6]-[.F$5]);1)" office:value-type="float" office:value="0.319166341493333">
            <text:p>0,3191663415</text:p>
          </table:table-cell>
          <table:table-cell table:formula="of:=ABS([.D317]-[.C317])" office:value-type="float" office:value="0.0151663414933334">
            <text:p>0,0151663415</text:p>
          </table:table-cell>
          <table:table-cell table:formula="of:=ABS([.D317]-[.C316])" office:value-type="float" office:value="0.0161663414933334">
            <text:p>0,0161663415</text:p>
          </table:table-cell>
        </table:table-row>
        <table:table-row table:style-name="ro1">
          <table:table-cell office:value-type="float" office:value="3.10576341283">
            <text:p>3,1057634128</text:p>
          </table:table-cell>
          <table:table-cell office:value-type="float" office:value="4.94812267947">
            <text:p>4,9481226795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IF(AND([.F$5]&lt;[.B318];[.B318]&lt;=[.F$6]);([.B318]-[.F$5])/([.F$6]-[.F$5]);1)" office:value-type="float" office:value="0.324687113245">
            <text:p>0,3246871132</text:p>
          </table:table-cell>
          <table:table-cell table:formula="of:=ABS([.D318]-[.C318])" office:value-type="float" office:value="0.019687113245">
            <text:p>0,0196871132</text:p>
          </table:table-cell>
          <table:table-cell table:formula="of:=ABS([.D318]-[.C317])" office:value-type="float" office:value="0.020687113245">
            <text:p>0,0206871132</text:p>
          </table:table-cell>
        </table:table-row>
        <table:table-row table:style-name="ro1">
          <table:table-cell office:value-type="float" office:value="5.75390314537">
            <text:p>5,7539031454</text:p>
          </table:table-cell>
          <table:table-cell office:value-type="float" office:value="4.94963973508">
            <text:p>4,9496397351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IF(AND([.F$5]&lt;[.B319];[.B319]&lt;=[.F$6]);([.B319]-[.F$5])/([.F$6]-[.F$5]);1)" office:value-type="float" office:value="0.324939955846667">
            <text:p>0,3249399558</text:p>
          </table:table-cell>
          <table:table-cell table:formula="of:=ABS([.D319]-[.C319])" office:value-type="float" office:value="0.0189399558466666">
            <text:p>0,0189399558</text:p>
          </table:table-cell>
          <table:table-cell table:formula="of:=ABS([.D319]-[.C318])" office:value-type="float" office:value="0.0199399558466666">
            <text:p>0,0199399558</text:p>
          </table:table-cell>
        </table:table-row>
        <table:table-row table:style-name="ro1">
          <table:table-cell office:value-type="float" office:value="6.96498835942">
            <text:p>6,9649883594</text:p>
          </table:table-cell>
          <table:table-cell office:value-type="float" office:value="4.95092446378">
            <text:p>4,9509244638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IF(AND([.F$5]&lt;[.B320];[.B320]&lt;=[.F$6]);([.B320]-[.F$5])/([.F$6]-[.F$5]);1)" office:value-type="float" office:value="0.325154077296667">
            <text:p>0,3251540773</text:p>
          </table:table-cell>
          <table:table-cell table:formula="of:=ABS([.D320]-[.C320])" office:value-type="float" office:value="0.0181540772966666">
            <text:p>0,0181540773</text:p>
          </table:table-cell>
          <table:table-cell table:formula="of:=ABS([.D320]-[.C319])" office:value-type="float" office:value="0.0191540772966666">
            <text:p>0,0191540773</text:p>
          </table:table-cell>
        </table:table-row>
        <table:table-row table:style-name="ro1">
          <table:table-cell office:value-type="float" office:value="6.15118677112">
            <text:p>6,1511867711</text:p>
          </table:table-cell>
          <table:table-cell office:value-type="float" office:value="4.95132015684">
            <text:p>4,9513201568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IF(AND([.F$5]&lt;[.B321];[.B321]&lt;=[.F$6]);([.B321]-[.F$5])/([.F$6]-[.F$5]);1)" office:value-type="float" office:value="0.32522002614">
            <text:p>0,3252200261</text:p>
          </table:table-cell>
          <table:table-cell table:formula="of:=ABS([.D321]-[.C321])" office:value-type="float" office:value="0.01722002614">
            <text:p>0,0172200261</text:p>
          </table:table-cell>
          <table:table-cell table:formula="of:=ABS([.D321]-[.C320])" office:value-type="float" office:value="0.01822002614">
            <text:p>0,0182200261</text:p>
          </table:table-cell>
        </table:table-row>
        <table:table-row table:style-name="ro1">
          <table:table-cell office:value-type="float" office:value="4.36813020117">
            <text:p>4,3681302012</text:p>
          </table:table-cell>
          <table:table-cell office:value-type="float" office:value="4.96313079544">
            <text:p>4,9631307954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IF(AND([.F$5]&lt;[.B322];[.B322]&lt;=[.F$6]);([.B322]-[.F$5])/([.F$6]-[.F$5]);1)" office:value-type="float" office:value="0.327188465906667">
            <text:p>0,3271884659</text:p>
          </table:table-cell>
          <table:table-cell table:formula="of:=ABS([.D322]-[.C322])" office:value-type="float" office:value="0.0181884659066666">
            <text:p>0,0181884659</text:p>
          </table:table-cell>
          <table:table-cell table:formula="of:=ABS([.D322]-[.C321])" office:value-type="float" office:value="0.0191884659066666">
            <text:p>0,0191884659</text:p>
          </table:table-cell>
        </table:table-row>
        <table:table-row table:style-name="ro1">
          <table:table-cell office:value-type="float" office:value="5.32492012179">
            <text:p>5,3249201218</text:p>
          </table:table-cell>
          <table:table-cell office:value-type="float" office:value="4.96629087504">
            <text:p>4,966290875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IF(AND([.F$5]&lt;[.B323];[.B323]&lt;=[.F$6]);([.B323]-[.F$5])/([.F$6]-[.F$5]);1)" office:value-type="float" office:value="0.32771514584">
            <text:p>0,3277151458</text:p>
          </table:table-cell>
          <table:table-cell table:formula="of:=ABS([.D323]-[.C323])" office:value-type="float" office:value="0.0177151458400001">
            <text:p>0,0177151458</text:p>
          </table:table-cell>
          <table:table-cell table:formula="of:=ABS([.D323]-[.C322])" office:value-type="float" office:value="0.0187151458400001">
            <text:p>0,0187151458</text:p>
          </table:table-cell>
        </table:table-row>
        <table:table-row table:style-name="ro1">
          <table:table-cell office:value-type="float" office:value="5.72732841557">
            <text:p>5,7273284156</text:p>
          </table:table-cell>
          <table:table-cell office:value-type="float" office:value="4.96736481062">
            <text:p>4,9673648106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IF(AND([.F$5]&lt;[.B324];[.B324]&lt;=[.F$6]);([.B324]-[.F$5])/([.F$6]-[.F$5]);1)" office:value-type="float" office:value="0.327894135103333">
            <text:p>0,3278941351</text:p>
          </table:table-cell>
          <table:table-cell table:formula="of:=ABS([.D324]-[.C324])" office:value-type="float" office:value="0.0168941351033333">
            <text:p>0,0168941351</text:p>
          </table:table-cell>
          <table:table-cell table:formula="of:=ABS([.D324]-[.C323])" office:value-type="float" office:value="0.0178941351033333">
            <text:p>0,0178941351</text:p>
          </table:table-cell>
        </table:table-row>
        <table:table-row table:style-name="ro1">
          <table:table-cell office:value-type="float" office:value="6.98999429943">
            <text:p>6,9899942994</text:p>
          </table:table-cell>
          <table:table-cell office:value-type="float" office:value="4.97369510122">
            <text:p>4,9736951012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IF(AND([.F$5]&lt;[.B325];[.B325]&lt;=[.F$6]);([.B325]-[.F$5])/([.F$6]-[.F$5]);1)" office:value-type="float" office:value="0.328949183536667">
            <text:p>0,3289491835</text:p>
          </table:table-cell>
          <table:table-cell table:formula="of:=ABS([.D325]-[.C325])" office:value-type="float" office:value="0.0169491835366666">
            <text:p>0,0169491835</text:p>
          </table:table-cell>
          <table:table-cell table:formula="of:=ABS([.D325]-[.C324])" office:value-type="float" office:value="0.0179491835366666">
            <text:p>0,0179491835</text:p>
          </table:table-cell>
        </table:table-row>
        <table:table-row table:style-name="ro1">
          <table:table-cell office:value-type="float" office:value="7.00731530221">
            <text:p>7,0073153022</text:p>
          </table:table-cell>
          <table:table-cell office:value-type="float" office:value="4.97510548004">
            <text:p>4,97510548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IF(AND([.F$5]&lt;[.B326];[.B326]&lt;=[.F$6]);([.B326]-[.F$5])/([.F$6]-[.F$5]);1)" office:value-type="float" office:value="0.329184246673333">
            <text:p>0,3291842467</text:p>
          </table:table-cell>
          <table:table-cell table:formula="of:=ABS([.D326]-[.C326])" office:value-type="float" office:value="0.0161842466733333">
            <text:p>0,0161842467</text:p>
          </table:table-cell>
          <table:table-cell table:formula="of:=ABS([.D326]-[.C325])" office:value-type="float" office:value="0.0171842466733333">
            <text:p>0,0171842467</text:p>
          </table:table-cell>
        </table:table-row>
        <table:table-row table:style-name="ro1">
          <table:table-cell office:value-type="float" office:value="5.06667183476">
            <text:p>5,0666718348</text:p>
          </table:table-cell>
          <table:table-cell office:value-type="float" office:value="4.97608936875">
            <text:p>4,9760893688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IF(AND([.F$5]&lt;[.B327];[.B327]&lt;=[.F$6]);([.B327]-[.F$5])/([.F$6]-[.F$5]);1)" office:value-type="float" office:value="0.329348228125">
            <text:p>0,3293482281</text:p>
          </table:table-cell>
          <table:table-cell table:formula="of:=ABS([.D327]-[.C327])" office:value-type="float" office:value="0.015348228125">
            <text:p>0,0153482281</text:p>
          </table:table-cell>
          <table:table-cell table:formula="of:=ABS([.D327]-[.C326])" office:value-type="float" office:value="0.016348228125">
            <text:p>0,0163482281</text:p>
          </table:table-cell>
        </table:table-row>
        <table:table-row table:style-name="ro1">
          <table:table-cell office:value-type="float" office:value="3.8350539952">
            <text:p>3,8350539952</text:p>
          </table:table-cell>
          <table:table-cell office:value-type="float" office:value="4.98433117145">
            <text:p>4,9843311715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IF(AND([.F$5]&lt;[.B328];[.B328]&lt;=[.F$6]);([.B328]-[.F$5])/([.F$6]-[.F$5]);1)" office:value-type="float" office:value="0.330721861908333">
            <text:p>0,3307218619</text:p>
          </table:table-cell>
          <table:table-cell table:formula="of:=ABS([.D328]-[.C328])" office:value-type="float" office:value="0.0157218619083334">
            <text:p>0,0157218619</text:p>
          </table:table-cell>
          <table:table-cell table:formula="of:=ABS([.D328]-[.C327])" office:value-type="float" office:value="0.0167218619083334">
            <text:p>0,0167218619</text:p>
          </table:table-cell>
        </table:table-row>
        <table:table-row table:style-name="ro1">
          <table:table-cell office:value-type="float" office:value="6.39485958787">
            <text:p>6,3948595879</text:p>
          </table:table-cell>
          <table:table-cell office:value-type="float" office:value="4.98560212758">
            <text:p>4,9856021276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IF(AND([.F$5]&lt;[.B329];[.B329]&lt;=[.F$6]);([.B329]-[.F$5])/([.F$6]-[.F$5]);1)" office:value-type="float" office:value="0.33093368793">
            <text:p>0,3309336879</text:p>
          </table:table-cell>
          <table:table-cell table:formula="of:=ABS([.D329]-[.C329])" office:value-type="float" office:value="0.01493368793">
            <text:p>0,0149336879</text:p>
          </table:table-cell>
          <table:table-cell table:formula="of:=ABS([.D329]-[.C328])" office:value-type="float" office:value="0.01593368793">
            <text:p>0,0159336879</text:p>
          </table:table-cell>
        </table:table-row>
        <table:table-row table:style-name="ro1">
          <table:table-cell office:value-type="float" office:value="4.08069013729">
            <text:p>4,0806901373</text:p>
          </table:table-cell>
          <table:table-cell office:value-type="float" office:value="4.98950802606">
            <text:p>4,9895080261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IF(AND([.F$5]&lt;[.B330];[.B330]&lt;=[.F$6]);([.B330]-[.F$5])/([.F$6]-[.F$5]);1)" office:value-type="float" office:value="0.33158467101">
            <text:p>0,331584671</text:p>
          </table:table-cell>
          <table:table-cell table:formula="of:=ABS([.D330]-[.C330])" office:value-type="float" office:value="0.0145846710100001">
            <text:p>0,014584671</text:p>
          </table:table-cell>
          <table:table-cell table:formula="of:=ABS([.D330]-[.C329])" office:value-type="float" office:value="0.0155846710100001">
            <text:p>0,015584671</text:p>
          </table:table-cell>
        </table:table-row>
        <table:table-row table:style-name="ro1">
          <table:table-cell office:value-type="float" office:value="7.13251886438">
            <text:p>7,1325188644</text:p>
          </table:table-cell>
          <table:table-cell office:value-type="float" office:value="4.99964821146">
            <text:p>4,9996482115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IF(AND([.F$5]&lt;[.B331];[.B331]&lt;=[.F$6]);([.B331]-[.F$5])/([.F$6]-[.F$5]);1)" office:value-type="float" office:value="0.33327470191">
            <text:p>0,3332747019</text:p>
          </table:table-cell>
          <table:table-cell table:formula="of:=ABS([.D331]-[.C331])" office:value-type="float" office:value="0.01527470191">
            <text:p>0,0152747019</text:p>
          </table:table-cell>
          <table:table-cell table:formula="of:=ABS([.D331]-[.C330])" office:value-type="float" office:value="0.01627470191">
            <text:p>0,0162747019</text:p>
          </table:table-cell>
        </table:table-row>
        <table:table-row table:style-name="ro1">
          <table:table-cell office:value-type="float" office:value="5.998149398">
            <text:p>5,998149398</text:p>
          </table:table-cell>
          <table:table-cell office:value-type="float" office:value="5.00003106712">
            <text:p>5,0000310671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IF(AND([.F$5]&lt;[.B332];[.B332]&lt;=[.F$6]);([.B332]-[.F$5])/([.F$6]-[.F$5]);1)" office:value-type="float" office:value="0.333338511186667">
            <text:p>0,3333385112</text:p>
          </table:table-cell>
          <table:table-cell table:formula="of:=ABS([.D332]-[.C332])" office:value-type="float" office:value="0.0143385111866667">
            <text:p>0,0143385112</text:p>
          </table:table-cell>
          <table:table-cell table:formula="of:=ABS([.D332]-[.C331])" office:value-type="float" office:value="0.0153385111866667">
            <text:p>0,0153385112</text:p>
          </table:table-cell>
        </table:table-row>
        <table:table-row table:style-name="ro1">
          <table:table-cell office:value-type="float" office:value="8.01396406848">
            <text:p>8,0139640685</text:p>
          </table:table-cell>
          <table:table-cell office:value-type="float" office:value="5.00499806068">
            <text:p>5,0049980607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IF(AND([.F$5]&lt;[.B333];[.B333]&lt;=[.F$6]);([.B333]-[.F$5])/([.F$6]-[.F$5]);1)" office:value-type="float" office:value="0.334166343446667">
            <text:p>0,3341663434</text:p>
          </table:table-cell>
          <table:table-cell table:formula="of:=ABS([.D333]-[.C333])" office:value-type="float" office:value="0.0141663434466667">
            <text:p>0,0141663434</text:p>
          </table:table-cell>
          <table:table-cell table:formula="of:=ABS([.D333]-[.C332])" office:value-type="float" office:value="0.0151663434466667">
            <text:p>0,0151663434</text:p>
          </table:table-cell>
        </table:table-row>
        <table:table-row table:style-name="ro1">
          <table:table-cell office:value-type="float" office:value="4.5694420965">
            <text:p>4,5694420965</text:p>
          </table:table-cell>
          <table:table-cell office:value-type="float" office:value="5.00716984748">
            <text:p>5,0071698475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IF(AND([.F$5]&lt;[.B334];[.B334]&lt;=[.F$6]);([.B334]-[.F$5])/([.F$6]-[.F$5]);1)" office:value-type="float" office:value="0.334528307913333">
            <text:p>0,3345283079</text:p>
          </table:table-cell>
          <table:table-cell table:formula="of:=ABS([.D334]-[.C334])" office:value-type="float" office:value="0.0135283079133334">
            <text:p>0,0135283079</text:p>
          </table:table-cell>
          <table:table-cell table:formula="of:=ABS([.D334]-[.C333])" office:value-type="float" office:value="0.0145283079133334">
            <text:p>0,0145283079</text:p>
          </table:table-cell>
        </table:table-row>
        <table:table-row table:style-name="ro1">
          <table:table-cell office:value-type="float" office:value="7.2416555007">
            <text:p>7,2416555007</text:p>
          </table:table-cell>
          <table:table-cell office:value-type="float" office:value="5.00776577825">
            <text:p>5,0077657783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IF(AND([.F$5]&lt;[.B335];[.B335]&lt;=[.F$6]);([.B335]-[.F$5])/([.F$6]-[.F$5]);1)" office:value-type="float" office:value="0.334627629708333">
            <text:p>0,3346276297</text:p>
          </table:table-cell>
          <table:table-cell table:formula="of:=ABS([.D335]-[.C335])" office:value-type="float" office:value="0.0126276297083333">
            <text:p>0,0126276297</text:p>
          </table:table-cell>
          <table:table-cell table:formula="of:=ABS([.D335]-[.C334])" office:value-type="float" office:value="0.0136276297083333">
            <text:p>0,0136276297</text:p>
          </table:table-cell>
        </table:table-row>
        <table:table-row table:style-name="ro1">
          <table:table-cell office:value-type="float" office:value="8.13868189997">
            <text:p>8,1386819</text:p>
          </table:table-cell>
          <table:table-cell office:value-type="float" office:value="5.0097732566">
            <text:p>5,0097732566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IF(AND([.F$5]&lt;[.B336];[.B336]&lt;=[.F$6]);([.B336]-[.F$5])/([.F$6]-[.F$5]);1)" office:value-type="float" office:value="0.334962209433333">
            <text:p>0,3349622094</text:p>
          </table:table-cell>
          <table:table-cell table:formula="of:=ABS([.D336]-[.C336])" office:value-type="float" office:value="0.0119622094333333">
            <text:p>0,0119622094</text:p>
          </table:table-cell>
          <table:table-cell table:formula="of:=ABS([.D336]-[.C335])" office:value-type="float" office:value="0.0129622094333333">
            <text:p>0,0129622094</text:p>
          </table:table-cell>
        </table:table-row>
        <table:table-row table:style-name="ro1">
          <table:table-cell office:value-type="float" office:value="3.66263812392">
            <text:p>3,6626381239</text:p>
          </table:table-cell>
          <table:table-cell office:value-type="float" office:value="5.01077161876">
            <text:p>5,0107716188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IF(AND([.F$5]&lt;[.B337];[.B337]&lt;=[.F$6]);([.B337]-[.F$5])/([.F$6]-[.F$5]);1)" office:value-type="float" office:value="0.335128603126667">
            <text:p>0,3351286031</text:p>
          </table:table-cell>
          <table:table-cell table:formula="of:=ABS([.D337]-[.C337])" office:value-type="float" office:value="0.0111286031266666">
            <text:p>0,0111286031</text:p>
          </table:table-cell>
          <table:table-cell table:formula="of:=ABS([.D337]-[.C336])" office:value-type="float" office:value="0.0121286031266666">
            <text:p>0,0121286031</text:p>
          </table:table-cell>
        </table:table-row>
        <table:table-row table:style-name="ro1">
          <table:table-cell office:value-type="float" office:value="8.53628581349">
            <text:p>8,5362858135</text:p>
          </table:table-cell>
          <table:table-cell office:value-type="float" office:value="5.01212446282">
            <text:p>5,0121244628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IF(AND([.F$5]&lt;[.B338];[.B338]&lt;=[.F$6]);([.B338]-[.F$5])/([.F$6]-[.F$5]);1)" office:value-type="float" office:value="0.335354077136667">
            <text:p>0,3353540771</text:p>
          </table:table-cell>
          <table:table-cell table:formula="of:=ABS([.D338]-[.C338])" office:value-type="float" office:value="0.0103540771366667">
            <text:p>0,0103540771</text:p>
          </table:table-cell>
          <table:table-cell table:formula="of:=ABS([.D338]-[.C337])" office:value-type="float" office:value="0.0113540771366667">
            <text:p>0,0113540771</text:p>
          </table:table-cell>
        </table:table-row>
        <table:table-row table:style-name="ro1">
          <table:table-cell office:value-type="float" office:value="4.07531548828">
            <text:p>4,0753154883</text:p>
          </table:table-cell>
          <table:table-cell office:value-type="float" office:value="5.01280706588">
            <text:p>5,0128070659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IF(AND([.F$5]&lt;[.B339];[.B339]&lt;=[.F$6]);([.B339]-[.F$5])/([.F$6]-[.F$5]);1)" office:value-type="float" office:value="0.335467844313333">
            <text:p>0,3354678443</text:p>
          </table:table-cell>
          <table:table-cell table:formula="of:=ABS([.D339]-[.C339])" office:value-type="float" office:value="0.00946784431333325">
            <text:p>0,0094678443</text:p>
          </table:table-cell>
          <table:table-cell table:formula="of:=ABS([.D339]-[.C338])" office:value-type="float" office:value="0.0104678443133333">
            <text:p>0,0104678443</text:p>
          </table:table-cell>
        </table:table-row>
        <table:table-row table:style-name="ro1">
          <table:table-cell office:value-type="float" office:value="8.68939301514">
            <text:p>8,6893930151</text:p>
          </table:table-cell>
          <table:table-cell office:value-type="float" office:value="5.01614331879">
            <text:p>5,0161433188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IF(AND([.F$5]&lt;[.B340];[.B340]&lt;=[.F$6]);([.B340]-[.F$5])/([.F$6]-[.F$5]);1)" office:value-type="float" office:value="0.336023886465">
            <text:p>0,3360238865</text:p>
          </table:table-cell>
          <table:table-cell table:formula="of:=ABS([.D340]-[.C340])" office:value-type="float" office:value="0.00902388646500002">
            <text:p>0,0090238865</text:p>
          </table:table-cell>
          <table:table-cell table:formula="of:=ABS([.D340]-[.C339])" office:value-type="float" office:value="0.010023886465">
            <text:p>0,0100238865</text:p>
          </table:table-cell>
        </table:table-row>
        <table:table-row table:style-name="ro1">
          <table:table-cell office:value-type="float" office:value="7.1153919953">
            <text:p>7,1153919953</text:p>
          </table:table-cell>
          <table:table-cell office:value-type="float" office:value="5.03149486477">
            <text:p>5,0314948648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IF(AND([.F$5]&lt;[.B341];[.B341]&lt;=[.F$6]);([.B341]-[.F$5])/([.F$6]-[.F$5]);1)" office:value-type="float" office:value="0.338582477461667">
            <text:p>0,3385824775</text:p>
          </table:table-cell>
          <table:table-cell table:formula="of:=ABS([.D341]-[.C341])" office:value-type="float" office:value="0.0105824774616666">
            <text:p>0,0105824775</text:p>
          </table:table-cell>
          <table:table-cell table:formula="of:=ABS([.D341]-[.C340])" office:value-type="float" office:value="0.0115824774616666">
            <text:p>0,0115824775</text:p>
          </table:table-cell>
        </table:table-row>
        <table:table-row table:style-name="ro1">
          <table:table-cell office:value-type="float" office:value="4.94963973508">
            <text:p>4,9496397351</text:p>
          </table:table-cell>
          <table:table-cell office:value-type="float" office:value="5.03440564008">
            <text:p>5,0344056401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IF(AND([.F$5]&lt;[.B342];[.B342]&lt;=[.F$6]);([.B342]-[.F$5])/([.F$6]-[.F$5]);1)" office:value-type="float" office:value="0.33906760668">
            <text:p>0,3390676067</text:p>
          </table:table-cell>
          <table:table-cell table:formula="of:=ABS([.D342]-[.C342])" office:value-type="float" office:value="0.01006760668">
            <text:p>0,0100676067</text:p>
          </table:table-cell>
          <table:table-cell table:formula="of:=ABS([.D342]-[.C341])" office:value-type="float" office:value="0.01106760668">
            <text:p>0,0110676067</text:p>
          </table:table-cell>
        </table:table-row>
        <table:table-row table:style-name="ro1">
          <table:table-cell office:value-type="float" office:value="8.28434247574">
            <text:p>8,2843424757</text:p>
          </table:table-cell>
          <table:table-cell office:value-type="float" office:value="5.05072962485">
            <text:p>5,0507296249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IF(AND([.F$5]&lt;[.B343];[.B343]&lt;=[.F$6]);([.B343]-[.F$5])/([.F$6]-[.F$5]);1)" office:value-type="float" office:value="0.341788270808333">
            <text:p>0,3417882708</text:p>
          </table:table-cell>
          <table:table-cell table:formula="of:=ABS([.D343]-[.C343])" office:value-type="float" office:value="0.0117882708083333">
            <text:p>0,0117882708</text:p>
          </table:table-cell>
          <table:table-cell table:formula="of:=ABS([.D343]-[.C342])" office:value-type="float" office:value="0.0127882708083333">
            <text:p>0,0127882708</text:p>
          </table:table-cell>
        </table:table-row>
        <table:table-row table:style-name="ro1">
          <table:table-cell office:value-type="float" office:value="4.17492058843">
            <text:p>4,1749205884</text:p>
          </table:table-cell>
          <table:table-cell office:value-type="float" office:value="5.05296337605">
            <text:p>5,0529633761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IF(AND([.F$5]&lt;[.B344];[.B344]&lt;=[.F$6]);([.B344]-[.F$5])/([.F$6]-[.F$5]);1)" office:value-type="float" office:value="0.342160562675">
            <text:p>0,3421605627</text:p>
          </table:table-cell>
          <table:table-cell table:formula="of:=ABS([.D344]-[.C344])" office:value-type="float" office:value="0.011160562675">
            <text:p>0,0111605627</text:p>
          </table:table-cell>
          <table:table-cell table:formula="of:=ABS([.D344]-[.C343])" office:value-type="float" office:value="0.012160562675">
            <text:p>0,0121605627</text:p>
          </table:table-cell>
        </table:table-row>
        <table:table-row table:style-name="ro1">
          <table:table-cell office:value-type="float" office:value="7.97659360202">
            <text:p>7,976593602</text:p>
          </table:table-cell>
          <table:table-cell office:value-type="float" office:value="5.06106514862">
            <text:p>5,0610651486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IF(AND([.F$5]&lt;[.B345];[.B345]&lt;=[.F$6]);([.B345]-[.F$5])/([.F$6]-[.F$5]);1)" office:value-type="float" office:value="0.343510858103333">
            <text:p>0,3435108581</text:p>
          </table:table-cell>
          <table:table-cell table:formula="of:=ABS([.D345]-[.C345])" office:value-type="float" office:value="0.0115108581033333">
            <text:p>0,0115108581</text:p>
          </table:table-cell>
          <table:table-cell table:formula="of:=ABS([.D345]-[.C344])" office:value-type="float" office:value="0.0125108581033333">
            <text:p>0,0125108581</text:p>
          </table:table-cell>
        </table:table-row>
        <table:table-row table:style-name="ro1">
          <table:table-cell office:value-type="float" office:value="7.43507792382">
            <text:p>7,4350779238</text:p>
          </table:table-cell>
          <table:table-cell office:value-type="float" office:value="5.06202235652">
            <text:p>5,0620223565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IF(AND([.F$5]&lt;[.B346];[.B346]&lt;=[.F$6]);([.B346]-[.F$5])/([.F$6]-[.F$5]);1)" office:value-type="float" office:value="0.343670392753333">
            <text:p>0,3436703928</text:p>
          </table:table-cell>
          <table:table-cell table:formula="of:=ABS([.D346]-[.C346])" office:value-type="float" office:value="0.0106703927533333">
            <text:p>0,0106703928</text:p>
          </table:table-cell>
          <table:table-cell table:formula="of:=ABS([.D346]-[.C345])" office:value-type="float" office:value="0.0116703927533333">
            <text:p>0,0116703928</text:p>
          </table:table-cell>
        </table:table-row>
        <table:table-row table:style-name="ro1">
          <table:table-cell office:value-type="float" office:value="8.92171589023">
            <text:p>8,9217158902</text:p>
          </table:table-cell>
          <table:table-cell office:value-type="float" office:value="5.06314171873">
            <text:p>5,0631417187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IF(AND([.F$5]&lt;[.B347];[.B347]&lt;=[.F$6]);([.B347]-[.F$5])/([.F$6]-[.F$5]);1)" office:value-type="float" office:value="0.343856953121667">
            <text:p>0,3438569531</text:p>
          </table:table-cell>
          <table:table-cell table:formula="of:=ABS([.D347]-[.C347])" office:value-type="float" office:value="0.00985695312166662">
            <text:p>0,0098569531</text:p>
          </table:table-cell>
          <table:table-cell table:formula="of:=ABS([.D347]-[.C346])" office:value-type="float" office:value="0.0108569531216666">
            <text:p>0,0108569531</text:p>
          </table:table-cell>
        </table:table-row>
        <table:table-row table:style-name="ro1">
          <table:table-cell office:value-type="float" office:value="7.35697666652">
            <text:p>7,3569766665</text:p>
          </table:table-cell>
          <table:table-cell office:value-type="float" office:value="5.06322874874">
            <text:p>5,0632287487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IF(AND([.F$5]&lt;[.B348];[.B348]&lt;=[.F$6]);([.B348]-[.F$5])/([.F$6]-[.F$5]);1)" office:value-type="float" office:value="0.343871458123333">
            <text:p>0,3438714581</text:p>
          </table:table-cell>
          <table:table-cell table:formula="of:=ABS([.D348]-[.C348])" office:value-type="float" office:value="0.00887145812333334">
            <text:p>0,0088714581</text:p>
          </table:table-cell>
          <table:table-cell table:formula="of:=ABS([.D348]-[.C347])" office:value-type="float" office:value="0.00987145812333334">
            <text:p>0,0098714581</text:p>
          </table:table-cell>
        </table:table-row>
        <table:table-row table:style-name="ro1">
          <table:table-cell office:value-type="float" office:value="3.40130622958">
            <text:p>3,4013062296</text:p>
          </table:table-cell>
          <table:table-cell office:value-type="float" office:value="5.06555886003">
            <text:p>5,06555886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IF(AND([.F$5]&lt;[.B349];[.B349]&lt;=[.F$6]);([.B349]-[.F$5])/([.F$6]-[.F$5]);1)" office:value-type="float" office:value="0.344259810005">
            <text:p>0,34425981</text:p>
          </table:table-cell>
          <table:table-cell table:formula="of:=ABS([.D349]-[.C349])" office:value-type="float" office:value="0.00825981000500003">
            <text:p>0,00825981</text:p>
          </table:table-cell>
          <table:table-cell table:formula="of:=ABS([.D349]-[.C348])" office:value-type="float" office:value="0.00925981000500004">
            <text:p>0,00925981</text:p>
          </table:table-cell>
        </table:table-row>
        <table:table-row table:style-name="ro1">
          <table:table-cell office:value-type="float" office:value="3.26466299256">
            <text:p>3,2646629926</text:p>
          </table:table-cell>
          <table:table-cell office:value-type="float" office:value="5.06667183476">
            <text:p>5,0666718348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IF(AND([.F$5]&lt;[.B350];[.B350]&lt;=[.F$6]);([.B350]-[.F$5])/([.F$6]-[.F$5]);1)" office:value-type="float" office:value="0.344445305793333">
            <text:p>0,3444453058</text:p>
          </table:table-cell>
          <table:table-cell table:formula="of:=ABS([.D350]-[.C350])" office:value-type="float" office:value="0.00744530579333336">
            <text:p>0,0074453058</text:p>
          </table:table-cell>
          <table:table-cell table:formula="of:=ABS([.D350]-[.C349])" office:value-type="float" office:value="0.00844530579333336">
            <text:p>0,0084453058</text:p>
          </table:table-cell>
        </table:table-row>
        <table:table-row table:style-name="ro1">
          <table:table-cell office:value-type="float" office:value="5.7305273508">
            <text:p>5,7305273508</text:p>
          </table:table-cell>
          <table:table-cell office:value-type="float" office:value="5.06683360297">
            <text:p>5,066833603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IF(AND([.F$5]&lt;[.B351];[.B351]&lt;=[.F$6]);([.B351]-[.F$5])/([.F$6]-[.F$5]);1)" office:value-type="float" office:value="0.344472267161667">
            <text:p>0,3444722672</text:p>
          </table:table-cell>
          <table:table-cell table:formula="of:=ABS([.D351]-[.C351])" office:value-type="float" office:value="0.00647226716166666">
            <text:p>0,0064722672</text:p>
          </table:table-cell>
          <table:table-cell table:formula="of:=ABS([.D351]-[.C350])" office:value-type="float" office:value="0.00747226716166666">
            <text:p>0,0074722672</text:p>
          </table:table-cell>
        </table:table-row>
        <table:table-row table:style-name="ro1">
          <table:table-cell office:value-type="float" office:value="6.23801758713">
            <text:p>6,2380175871</text:p>
          </table:table-cell>
          <table:table-cell office:value-type="float" office:value="5.07031130802">
            <text:p>5,070311308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IF(AND([.F$5]&lt;[.B352];[.B352]&lt;=[.F$6]);([.B352]-[.F$5])/([.F$6]-[.F$5]);1)" office:value-type="float" office:value="0.34505188467">
            <text:p>0,3450518847</text:p>
          </table:table-cell>
          <table:table-cell table:formula="of:=ABS([.D352]-[.C352])" office:value-type="float" office:value="0.00605188466999995">
            <text:p>0,0060518847</text:p>
          </table:table-cell>
          <table:table-cell table:formula="of:=ABS([.D352]-[.C351])" office:value-type="float" office:value="0.00705188466999995">
            <text:p>0,0070518847</text:p>
          </table:table-cell>
        </table:table-row>
        <table:table-row table:style-name="ro1">
          <table:table-cell office:value-type="float" office:value="7.00367491911">
            <text:p>7,0036749191</text:p>
          </table:table-cell>
          <table:table-cell office:value-type="float" office:value="5.07140611676">
            <text:p>5,0714061168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IF(AND([.F$5]&lt;[.B353];[.B353]&lt;=[.F$6]);([.B353]-[.F$5])/([.F$6]-[.F$5]);1)" office:value-type="float" office:value="0.345234352793333">
            <text:p>0,3452343528</text:p>
          </table:table-cell>
          <table:table-cell table:formula="of:=ABS([.D353]-[.C353])" office:value-type="float" office:value="0.0052343527933334">
            <text:p>0,0052343528</text:p>
          </table:table-cell>
          <table:table-cell table:formula="of:=ABS([.D353]-[.C352])" office:value-type="float" office:value="0.0062343527933334">
            <text:p>0,0062343528</text:p>
          </table:table-cell>
        </table:table-row>
        <table:table-row table:style-name="ro1">
          <table:table-cell office:value-type="float" office:value="4.43414849258">
            <text:p>4,4341484926</text:p>
          </table:table-cell>
          <table:table-cell office:value-type="float" office:value="5.07376182959">
            <text:p>5,0737618296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IF(AND([.F$5]&lt;[.B354];[.B354]&lt;=[.F$6]);([.B354]-[.F$5])/([.F$6]-[.F$5]);1)" office:value-type="float" office:value="0.345626971598333">
            <text:p>0,3456269716</text:p>
          </table:table-cell>
          <table:table-cell table:formula="of:=ABS([.D354]-[.C354])" office:value-type="float" office:value="0.00462697159833325">
            <text:p>0,0046269716</text:p>
          </table:table-cell>
          <table:table-cell table:formula="of:=ABS([.D354]-[.C353])" office:value-type="float" office:value="0.00562697159833325">
            <text:p>0,0056269716</text:p>
          </table:table-cell>
        </table:table-row>
        <table:table-row table:style-name="ro1">
          <table:table-cell office:value-type="float" office:value="3.783248045">
            <text:p>3,783248045</text:p>
          </table:table-cell>
          <table:table-cell office:value-type="float" office:value="5.08182837511">
            <text:p>5,0818283751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IF(AND([.F$5]&lt;[.B355];[.B355]&lt;=[.F$6]);([.B355]-[.F$5])/([.F$6]-[.F$5]);1)" office:value-type="float" office:value="0.346971395851667">
            <text:p>0,3469713959</text:p>
          </table:table-cell>
          <table:table-cell table:formula="of:=ABS([.D355]-[.C355])" office:value-type="float" office:value="0.00497139585166662">
            <text:p>0,0049713959</text:p>
          </table:table-cell>
          <table:table-cell table:formula="of:=ABS([.D355]-[.C354])" office:value-type="float" office:value="0.00597139585166662">
            <text:p>0,0059713959</text:p>
          </table:table-cell>
        </table:table-row>
        <table:table-row table:style-name="ro1">
          <table:table-cell office:value-type="float" office:value="6.1072005204">
            <text:p>6,1072005204</text:p>
          </table:table-cell>
          <table:table-cell office:value-type="float" office:value="5.08352003114">
            <text:p>5,0835200311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IF(AND([.F$5]&lt;[.B356];[.B356]&lt;=[.F$6]);([.B356]-[.F$5])/([.F$6]-[.F$5]);1)" office:value-type="float" office:value="0.347253338523333">
            <text:p>0,3472533385</text:p>
          </table:table-cell>
          <table:table-cell table:formula="of:=ABS([.D356]-[.C356])" office:value-type="float" office:value="0.00425333852333332">
            <text:p>0,0042533385</text:p>
          </table:table-cell>
          <table:table-cell table:formula="of:=ABS([.D356]-[.C355])" office:value-type="float" office:value="0.00525333852333332">
            <text:p>0,0052533385</text:p>
          </table:table-cell>
        </table:table-row>
        <table:table-row table:style-name="ro1">
          <table:table-cell office:value-type="float" office:value="8.99884717077">
            <text:p>8,9988471708</text:p>
          </table:table-cell>
          <table:table-cell office:value-type="float" office:value="5.09656550476">
            <text:p>5,0965655048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IF(AND([.F$5]&lt;[.B357];[.B357]&lt;=[.F$6]);([.B357]-[.F$5])/([.F$6]-[.F$5]);1)" office:value-type="float" office:value="0.349427584126667">
            <text:p>0,3494275841</text:p>
          </table:table-cell>
          <table:table-cell table:formula="of:=ABS([.D357]-[.C357])" office:value-type="float" office:value="0.00542758412666672">
            <text:p>0,0054275841</text:p>
          </table:table-cell>
          <table:table-cell table:formula="of:=ABS([.D357]-[.C356])" office:value-type="float" office:value="0.00642758412666666">
            <text:p>0,0064275841</text:p>
          </table:table-cell>
        </table:table-row>
        <table:table-row table:style-name="ro1">
          <table:table-cell office:value-type="float" office:value="4.38758991296">
            <text:p>4,387589913</text:p>
          </table:table-cell>
          <table:table-cell office:value-type="float" office:value="5.09988930954">
            <text:p>5,0998893095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IF(AND([.F$5]&lt;[.B358];[.B358]&lt;=[.F$6]);([.B358]-[.F$5])/([.F$6]-[.F$5]);1)" office:value-type="float" office:value="0.34998155159">
            <text:p>0,3499815516</text:p>
          </table:table-cell>
          <table:table-cell table:formula="of:=ABS([.D358]-[.C358])" office:value-type="float" office:value="0.00498155159000002">
            <text:p>0,0049815516</text:p>
          </table:table-cell>
          <table:table-cell table:formula="of:=ABS([.D358]-[.C357])" office:value-type="float" office:value="0.00598155159000002">
            <text:p>0,0059815516</text:p>
          </table:table-cell>
        </table:table-row>
        <table:table-row table:style-name="ro1">
          <table:table-cell office:value-type="float" office:value="6.16466915109">
            <text:p>6,1646691511</text:p>
          </table:table-cell>
          <table:table-cell office:value-type="float" office:value="5.09990110345">
            <text:p>5,0999011035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IF(AND([.F$5]&lt;[.B359];[.B359]&lt;=[.F$6]);([.B359]-[.F$5])/([.F$6]-[.F$5]);1)" office:value-type="float" office:value="0.349983517241667">
            <text:p>0,3499835172</text:p>
          </table:table-cell>
          <table:table-cell table:formula="of:=ABS([.D359]-[.C359])" office:value-type="float" office:value="0.00398351724166662">
            <text:p>0,0039835172</text:p>
          </table:table-cell>
          <table:table-cell table:formula="of:=ABS([.D359]-[.C358])" office:value-type="float" office:value="0.00498351724166662">
            <text:p>0,0049835172</text:p>
          </table:table-cell>
        </table:table-row>
        <table:table-row table:style-name="ro1">
          <table:table-cell office:value-type="float" office:value="8.52745685012">
            <text:p>8,5274568501</text:p>
          </table:table-cell>
          <table:table-cell office:value-type="float" office:value="5.10678331023">
            <text:p>5,1067833102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IF(AND([.F$5]&lt;[.B360];[.B360]&lt;=[.F$6]);([.B360]-[.F$5])/([.F$6]-[.F$5]);1)" office:value-type="float" office:value="0.351130551705">
            <text:p>0,3511305517</text:p>
          </table:table-cell>
          <table:table-cell table:formula="of:=ABS([.D360]-[.C360])" office:value-type="float" office:value="0.00413055170500004">
            <text:p>0,0041305517</text:p>
          </table:table-cell>
          <table:table-cell table:formula="of:=ABS([.D360]-[.C359])" office:value-type="float" office:value="0.00513055170500004">
            <text:p>0,0051305517</text:p>
          </table:table-cell>
        </table:table-row>
        <table:table-row table:style-name="ro1">
          <table:table-cell office:value-type="float" office:value="6.21254773336">
            <text:p>6,2125477334</text:p>
          </table:table-cell>
          <table:table-cell office:value-type="float" office:value="5.11459913362">
            <text:p>5,1145991336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IF(AND([.F$5]&lt;[.B361];[.B361]&lt;=[.F$6]);([.B361]-[.F$5])/([.F$6]-[.F$5]);1)" office:value-type="float" office:value="0.352433188936667">
            <text:p>0,3524331889</text:p>
          </table:table-cell>
          <table:table-cell table:formula="of:=ABS([.D361]-[.C361])" office:value-type="float" office:value="0.00443318893666661">
            <text:p>0,0044331889</text:p>
          </table:table-cell>
          <table:table-cell table:formula="of:=ABS([.D361]-[.C360])" office:value-type="float" office:value="0.00543318893666661">
            <text:p>0,0054331889</text:p>
          </table:table-cell>
        </table:table-row>
        <table:table-row table:style-name="ro1">
          <table:table-cell office:value-type="float" office:value="4.1025403175">
            <text:p>4,1025403175</text:p>
          </table:table-cell>
          <table:table-cell office:value-type="float" office:value="5.11479047081">
            <text:p>5,1147904708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IF(AND([.F$5]&lt;[.B362];[.B362]&lt;=[.F$6]);([.B362]-[.F$5])/([.F$6]-[.F$5]);1)" office:value-type="float" office:value="0.352465078468333">
            <text:p>0,3524650785</text:p>
          </table:table-cell>
          <table:table-cell table:formula="of:=ABS([.D362]-[.C362])" office:value-type="float" office:value="0.00346507846833338">
            <text:p>0,0034650785</text:p>
          </table:table-cell>
          <table:table-cell table:formula="of:=ABS([.D362]-[.C361])" office:value-type="float" office:value="0.00446507846833338">
            <text:p>0,0044650785</text:p>
          </table:table-cell>
        </table:table-row>
        <table:table-row table:style-name="ro1">
          <table:table-cell office:value-type="float" office:value="4.74469645531">
            <text:p>4,7446964553</text:p>
          </table:table-cell>
          <table:table-cell office:value-type="float" office:value="5.12130186968">
            <text:p>5,1213018697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IF(AND([.F$5]&lt;[.B363];[.B363]&lt;=[.F$6]);([.B363]-[.F$5])/([.F$6]-[.F$5]);1)" office:value-type="float" office:value="0.353550311613333">
            <text:p>0,3535503116</text:p>
          </table:table-cell>
          <table:table-cell table:formula="of:=ABS([.D363]-[.C363])" office:value-type="float" office:value="0.00355031161333336">
            <text:p>0,0035503116</text:p>
          </table:table-cell>
          <table:table-cell table:formula="of:=ABS([.D363]-[.C362])" office:value-type="float" office:value="0.00455031161333336">
            <text:p>0,0045503116</text:p>
          </table:table-cell>
        </table:table-row>
        <table:table-row table:style-name="ro1">
          <table:table-cell office:value-type="float" office:value="5.34480263674">
            <text:p>5,3448026367</text:p>
          </table:table-cell>
          <table:table-cell office:value-type="float" office:value="5.1251677686">
            <text:p>5,1251677686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IF(AND([.F$5]&lt;[.B364];[.B364]&lt;=[.F$6]);([.B364]-[.F$5])/([.F$6]-[.F$5]);1)" office:value-type="float" office:value="0.3541946281">
            <text:p>0,3541946281</text:p>
          </table:table-cell>
          <table:table-cell table:formula="of:=ABS([.D364]-[.C364])" office:value-type="float" office:value="0.00319462809999999">
            <text:p>0,0031946281</text:p>
          </table:table-cell>
          <table:table-cell table:formula="of:=ABS([.D364]-[.C363])" office:value-type="float" office:value="0.00419462809999999">
            <text:p>0,0041946281</text:p>
          </table:table-cell>
        </table:table-row>
        <table:table-row table:style-name="ro1">
          <table:table-cell office:value-type="float" office:value="6.65890978403">
            <text:p>6,658909784</text:p>
          </table:table-cell>
          <table:table-cell office:value-type="float" office:value="5.13382511147">
            <text:p>5,1338251115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IF(AND([.F$5]&lt;[.B365];[.B365]&lt;=[.F$6]);([.B365]-[.F$5])/([.F$6]-[.F$5]);1)" office:value-type="float" office:value="0.355637518578333">
            <text:p>0,3556375186</text:p>
          </table:table-cell>
          <table:table-cell table:formula="of:=ABS([.D365]-[.C365])" office:value-type="float" office:value="0.00363751857833339">
            <text:p>0,0036375186</text:p>
          </table:table-cell>
          <table:table-cell table:formula="of:=ABS([.D365]-[.C364])" office:value-type="float" office:value="0.00463751857833339">
            <text:p>0,0046375186</text:p>
          </table:table-cell>
        </table:table-row>
        <table:table-row table:style-name="ro1">
          <table:table-cell office:value-type="float" office:value="8.34749230319">
            <text:p>8,3474923032</text:p>
          </table:table-cell>
          <table:table-cell office:value-type="float" office:value="5.13437174479">
            <text:p>5,1343717448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IF(AND([.F$5]&lt;[.B366];[.B366]&lt;=[.F$6]);([.B366]-[.F$5])/([.F$6]-[.F$5]);1)" office:value-type="float" office:value="0.355728624131667">
            <text:p>0,3557286241</text:p>
          </table:table-cell>
          <table:table-cell table:formula="of:=ABS([.D366]-[.C366])" office:value-type="float" office:value="0.00272862413166669">
            <text:p>0,0027286241</text:p>
          </table:table-cell>
          <table:table-cell table:formula="of:=ABS([.D366]-[.C365])" office:value-type="float" office:value="0.00372862413166669">
            <text:p>0,0037286241</text:p>
          </table:table-cell>
        </table:table-row>
        <table:table-row table:style-name="ro1">
          <table:table-cell office:value-type="float" office:value="7.44939813492">
            <text:p>7,4493981349</text:p>
          </table:table-cell>
          <table:table-cell office:value-type="float" office:value="5.14557107937">
            <text:p>5,1455710794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IF(AND([.F$5]&lt;[.B367];[.B367]&lt;=[.F$6]);([.B367]-[.F$5])/([.F$6]-[.F$5]);1)" office:value-type="float" office:value="0.357595179895">
            <text:p>0,3575951799</text:p>
          </table:table-cell>
          <table:table-cell table:formula="of:=ABS([.D367]-[.C367])" office:value-type="float" office:value="0.00359517989499997">
            <text:p>0,0035951799</text:p>
          </table:table-cell>
          <table:table-cell table:formula="of:=ABS([.D367]-[.C366])" office:value-type="float" office:value="0.00459517989499997">
            <text:p>0,0045951799</text:p>
          </table:table-cell>
        </table:table-row>
        <table:table-row table:style-name="ro1">
          <table:table-cell office:value-type="float" office:value="5.46882746624">
            <text:p>5,4688274662</text:p>
          </table:table-cell>
          <table:table-cell office:value-type="float" office:value="5.15113608746">
            <text:p>5,1511360875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IF(AND([.F$5]&lt;[.B368];[.B368]&lt;=[.F$6]);([.B368]-[.F$5])/([.F$6]-[.F$5]);1)" office:value-type="float" office:value="0.358522681243333">
            <text:p>0,3585226812</text:p>
          </table:table-cell>
          <table:table-cell table:formula="of:=ABS([.D368]-[.C368])" office:value-type="float" office:value="0.00352268124333338">
            <text:p>0,0035226812</text:p>
          </table:table-cell>
          <table:table-cell table:formula="of:=ABS([.D368]-[.C367])" office:value-type="float" office:value="0.00452268124333338">
            <text:p>0,0045226812</text:p>
          </table:table-cell>
        </table:table-row>
        <table:table-row table:style-name="ro1">
          <table:table-cell office:value-type="float" office:value="7.95821873305">
            <text:p>7,9582187331</text:p>
          </table:table-cell>
          <table:table-cell office:value-type="float" office:value="5.15639275252">
            <text:p>5,1563927525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IF(AND([.F$5]&lt;[.B369];[.B369]&lt;=[.F$6]);([.B369]-[.F$5])/([.F$6]-[.F$5]);1)" office:value-type="float" office:value="0.359398792086667">
            <text:p>0,3593987921</text:p>
          </table:table-cell>
          <table:table-cell table:formula="of:=ABS([.D369]-[.C369])" office:value-type="float" office:value="0.00339879208666677">
            <text:p>0,0033987921</text:p>
          </table:table-cell>
          <table:table-cell table:formula="of:=ABS([.D369]-[.C368])" office:value-type="float" office:value="0.00439879208666677">
            <text:p>0,0043987921</text:p>
          </table:table-cell>
        </table:table-row>
        <table:table-row table:style-name="ro1">
          <table:table-cell office:value-type="float" office:value="5.61661087063">
            <text:p>5,6166108706</text:p>
          </table:table-cell>
          <table:table-cell office:value-type="float" office:value="5.1580971461">
            <text:p>5,1580971461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IF(AND([.F$5]&lt;[.B370];[.B370]&lt;=[.F$6]);([.B370]-[.F$5])/([.F$6]-[.F$5]);1)" office:value-type="float" office:value="0.359682857683333">
            <text:p>0,3596828577</text:p>
          </table:table-cell>
          <table:table-cell table:formula="of:=ABS([.D370]-[.C370])" office:value-type="float" office:value="0.00268285768333337">
            <text:p>0,0026828577</text:p>
          </table:table-cell>
          <table:table-cell table:formula="of:=ABS([.D370]-[.C369])" office:value-type="float" office:value="0.00368285768333337">
            <text:p>0,0036828577</text:p>
          </table:table-cell>
        </table:table-row>
        <table:table-row table:style-name="ro1">
          <table:table-cell office:value-type="float" office:value="8.3859200954">
            <text:p>8,3859200954</text:p>
          </table:table-cell>
          <table:table-cell office:value-type="float" office:value="5.159228744">
            <text:p>5,159228744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IF(AND([.F$5]&lt;[.B371];[.B371]&lt;=[.F$6]);([.B371]-[.F$5])/([.F$6]-[.F$5]);1)" office:value-type="float" office:value="0.359871457333333">
            <text:p>0,3598714573</text:p>
          </table:table-cell>
          <table:table-cell table:formula="of:=ABS([.D371]-[.C371])" office:value-type="float" office:value="0.00187145733333333">
            <text:p>0,0018714573</text:p>
          </table:table-cell>
          <table:table-cell table:formula="of:=ABS([.D371]-[.C370])" office:value-type="float" office:value="0.00287145733333333">
            <text:p>0,0028714573</text:p>
          </table:table-cell>
        </table:table-row>
        <table:table-row table:style-name="ro1">
          <table:table-cell office:value-type="float" office:value="7.43361812236">
            <text:p>7,4336181224</text:p>
          </table:table-cell>
          <table:table-cell office:value-type="float" office:value="5.16277809901">
            <text:p>5,162778099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IF(AND([.F$5]&lt;[.B372];[.B372]&lt;=[.F$6]);([.B372]-[.F$5])/([.F$6]-[.F$5]);1)" office:value-type="float" office:value="0.360463016501667">
            <text:p>0,3604630165</text:p>
          </table:table-cell>
          <table:table-cell table:formula="of:=ABS([.D372]-[.C372])" office:value-type="float" office:value="0.00146301650166664">
            <text:p>0,0014630165</text:p>
          </table:table-cell>
          <table:table-cell table:formula="of:=ABS([.D372]-[.C371])" office:value-type="float" office:value="0.00246301650166664">
            <text:p>0,0024630165</text:p>
          </table:table-cell>
        </table:table-row>
        <table:table-row table:style-name="ro1">
          <table:table-cell office:value-type="float" office:value="4.19406804976">
            <text:p>4,1940680498</text:p>
          </table:table-cell>
          <table:table-cell office:value-type="float" office:value="5.16367679299">
            <text:p>5,163676793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IF(AND([.F$5]&lt;[.B373];[.B373]&lt;=[.F$6]);([.B373]-[.F$5])/([.F$6]-[.F$5]);1)" office:value-type="float" office:value="0.360612798831667">
            <text:p>0,3606127988</text:p>
          </table:table-cell>
          <table:table-cell table:formula="of:=ABS([.D373]-[.C373])" office:value-type="float" office:value="0.000612798831666594">
            <text:p>0,0006127988</text:p>
          </table:table-cell>
          <table:table-cell table:formula="of:=ABS([.D373]-[.C372])" office:value-type="float" office:value="0.0016127988316666">
            <text:p>0,0016127988</text:p>
          </table:table-cell>
        </table:table-row>
        <table:table-row table:style-name="ro1">
          <table:table-cell office:value-type="float" office:value="5.99948883306">
            <text:p>5,9994888331</text:p>
          </table:table-cell>
          <table:table-cell office:value-type="float" office:value="5.16607114543">
            <text:p>5,1660711454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IF(AND([.F$5]&lt;[.B374];[.B374]&lt;=[.F$6]);([.B374]-[.F$5])/([.F$6]-[.F$5]);1)" office:value-type="float" office:value="0.361011857571667">
            <text:p>0,3610118576</text:p>
          </table:table-cell>
          <table:table-cell table:formula="of:=ABS([.D374]-[.C374])" office:value-type="float" office:value="0.000011857571666718">
            <text:p>1,1857571666718E-005</text:p>
          </table:table-cell>
          <table:table-cell table:formula="of:=ABS([.D374]-[.C373])" office:value-type="float" office:value="0.00101185757166672">
            <text:p>0,0010118576</text:p>
          </table:table-cell>
        </table:table-row>
        <table:table-row table:style-name="ro1">
          <table:table-cell office:value-type="float" office:value="8.79919648981">
            <text:p>8,7991964898</text:p>
          </table:table-cell>
          <table:table-cell office:value-type="float" office:value="5.16677101332">
            <text:p>5,1667710133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IF(AND([.F$5]&lt;[.B375];[.B375]&lt;=[.F$6]);([.B375]-[.F$5])/([.F$6]-[.F$5]);1)" office:value-type="float" office:value="0.36112850222">
            <text:p>0,3611285022</text:p>
          </table:table-cell>
          <table:table-cell table:formula="of:=ABS([.D375]-[.C375])" office:value-type="float" office:value="0.000871497780000008">
            <text:p>0,0008714978</text:p>
          </table:table-cell>
          <table:table-cell table:formula="of:=ABS([.D375]-[.C374])" office:value-type="float" office:value="0.000128502219999993">
            <text:p>0,0001285022</text:p>
          </table:table-cell>
        </table:table-row>
        <table:table-row table:style-name="ro1">
          <table:table-cell office:value-type="float" office:value="5.3653769154">
            <text:p>5,3653769154</text:p>
          </table:table-cell>
          <table:table-cell office:value-type="float" office:value="5.17365529139">
            <text:p>5,1736552914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IF(AND([.F$5]&lt;[.B376];[.B376]&lt;=[.F$6]);([.B376]-[.F$5])/([.F$6]-[.F$5]);1)" office:value-type="float" office:value="0.362275881898333">
            <text:p>0,3622758819</text:p>
          </table:table-cell>
          <table:table-cell table:formula="of:=ABS([.D376]-[.C376])" office:value-type="float" office:value="0.000724118101666615">
            <text:p>0,0007241181</text:p>
          </table:table-cell>
          <table:table-cell table:formula="of:=ABS([.D376]-[.C375])" office:value-type="float" office:value="0.000275881898333385">
            <text:p>0,0002758819</text:p>
          </table:table-cell>
        </table:table-row>
        <table:table-row table:style-name="ro1">
          <table:table-cell office:value-type="float" office:value="8.2718580173">
            <text:p>8,2718580173</text:p>
          </table:table-cell>
          <table:table-cell office:value-type="float" office:value="5.17721183164">
            <text:p>5,1772118316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IF(AND([.F$5]&lt;[.B377];[.B377]&lt;=[.F$6]);([.B377]-[.F$5])/([.F$6]-[.F$5]);1)" office:value-type="float" office:value="0.362868638606667">
            <text:p>0,3628686386</text:p>
          </table:table-cell>
          <table:table-cell table:formula="of:=ABS([.D377]-[.C377])" office:value-type="float" office:value="0.00113136139333331">
            <text:p>0,0011313614</text:p>
          </table:table-cell>
          <table:table-cell table:formula="of:=ABS([.D377]-[.C376])" office:value-type="float" office:value="0.000131361393333307">
            <text:p>0,0001313614</text:p>
          </table:table-cell>
        </table:table-row>
        <table:table-row table:style-name="ro1">
          <table:table-cell office:value-type="float" office:value="4.94812267947">
            <text:p>4,9481226795</text:p>
          </table:table-cell>
          <table:table-cell office:value-type="float" office:value="5.17815121014">
            <text:p>5,1781512101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IF(AND([.F$5]&lt;[.B378];[.B378]&lt;=[.F$6]);([.B378]-[.F$5])/([.F$6]-[.F$5]);1)" office:value-type="float" office:value="0.36302520169">
            <text:p>0,3630252017</text:p>
          </table:table-cell>
          <table:table-cell table:formula="of:=ABS([.D378]-[.C378])" office:value-type="float" office:value="0.00197479830999997">
            <text:p>0,0019747983</text:p>
          </table:table-cell>
          <table:table-cell table:formula="of:=ABS([.D378]-[.C377])" office:value-type="float" office:value="0.000974798309999969">
            <text:p>0,0009747983</text:p>
          </table:table-cell>
        </table:table-row>
        <table:table-row table:style-name="ro1">
          <table:table-cell office:value-type="float" office:value="3.72650844613">
            <text:p>3,7265084461</text:p>
          </table:table-cell>
          <table:table-cell office:value-type="float" office:value="5.18098139149">
            <text:p>5,180981391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IF(AND([.F$5]&lt;[.B379];[.B379]&lt;=[.F$6]);([.B379]-[.F$5])/([.F$6]-[.F$5]);1)" office:value-type="float" office:value="0.363496898581667">
            <text:p>0,3634968986</text:p>
          </table:table-cell>
          <table:table-cell table:formula="of:=ABS([.D379]-[.C379])" office:value-type="float" office:value="0.00250310141833338">
            <text:p>0,0025031014</text:p>
          </table:table-cell>
          <table:table-cell table:formula="of:=ABS([.D379]-[.C378])" office:value-type="float" office:value="0.00150310141833337">
            <text:p>0,0015031014</text:p>
          </table:table-cell>
        </table:table-row>
        <table:table-row table:style-name="ro1">
          <table:table-cell office:value-type="float" office:value="4.86994708706">
            <text:p>4,8699470871</text:p>
          </table:table-cell>
          <table:table-cell office:value-type="float" office:value="5.18458110601">
            <text:p>5,184581106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IF(AND([.F$5]&lt;[.B380];[.B380]&lt;=[.F$6]);([.B380]-[.F$5])/([.F$6]-[.F$5]);1)" office:value-type="float" office:value="0.364096851001667">
            <text:p>0,364096851</text:p>
          </table:table-cell>
          <table:table-cell table:formula="of:=ABS([.D380]-[.C380])" office:value-type="float" office:value="0.00290314899833327">
            <text:p>0,002903149</text:p>
          </table:table-cell>
          <table:table-cell table:formula="of:=ABS([.D380]-[.C379])" office:value-type="float" office:value="0.00190314899833327">
            <text:p>0,001903149</text:p>
          </table:table-cell>
        </table:table-row>
        <table:table-row table:style-name="ro1">
          <table:table-cell office:value-type="float" office:value="6.502805811">
            <text:p>6,502805811</text:p>
          </table:table-cell>
          <table:table-cell office:value-type="float" office:value="5.18904302506">
            <text:p>5,1890430251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IF(AND([.F$5]&lt;[.B381];[.B381]&lt;=[.F$6]);([.B381]-[.F$5])/([.F$6]-[.F$5]);1)" office:value-type="float" office:value="0.364840504176667">
            <text:p>0,3648405042</text:p>
          </table:table-cell>
          <table:table-cell table:formula="of:=ABS([.D381]-[.C381])" office:value-type="float" office:value="0.0031594958233333">
            <text:p>0,0031594958</text:p>
          </table:table-cell>
          <table:table-cell table:formula="of:=ABS([.D381]-[.C380])" office:value-type="float" office:value="0.0021594958233333">
            <text:p>0,0021594958</text:p>
          </table:table-cell>
        </table:table-row>
        <table:table-row table:style-name="ro1">
          <table:table-cell office:value-type="float" office:value="5.3067343548">
            <text:p>5,3067343548</text:p>
          </table:table-cell>
          <table:table-cell office:value-type="float" office:value="5.19213890717">
            <text:p>5,1921389072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IF(AND([.F$5]&lt;[.B382];[.B382]&lt;=[.F$6]);([.B382]-[.F$5])/([.F$6]-[.F$5]);1)" office:value-type="float" office:value="0.365356484528333">
            <text:p>0,3653564845</text:p>
          </table:table-cell>
          <table:table-cell table:formula="of:=ABS([.D382]-[.C382])" office:value-type="float" office:value="0.00364351547166658">
            <text:p>0,0036435155</text:p>
          </table:table-cell>
          <table:table-cell table:formula="of:=ABS([.D382]-[.C381])" office:value-type="float" office:value="0.00264351547166658">
            <text:p>0,0026435155</text:p>
          </table:table-cell>
        </table:table-row>
        <table:table-row table:style-name="ro1">
          <table:table-cell office:value-type="float" office:value="5.18458110601">
            <text:p>5,184581106</text:p>
          </table:table-cell>
          <table:table-cell office:value-type="float" office:value="5.19403210309">
            <text:p>5,1940321031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IF(AND([.F$5]&lt;[.B383];[.B383]&lt;=[.F$6]);([.B383]-[.F$5])/([.F$6]-[.F$5]);1)" office:value-type="float" office:value="0.365672017181667">
            <text:p>0,3656720172</text:p>
          </table:table-cell>
          <table:table-cell table:formula="of:=ABS([.D383]-[.C383])" office:value-type="float" office:value="0.00432798281833341">
            <text:p>0,0043279828</text:p>
          </table:table-cell>
          <table:table-cell table:formula="of:=ABS([.D383]-[.C382])" office:value-type="float" office:value="0.00332798281833341">
            <text:p>0,0033279828</text:p>
          </table:table-cell>
        </table:table-row>
        <table:table-row table:style-name="ro1">
          <table:table-cell office:value-type="float" office:value="4.43143451643">
            <text:p>4,4314345164</text:p>
          </table:table-cell>
          <table:table-cell office:value-type="float" office:value="5.20656632411">
            <text:p>5,2065663241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IF(AND([.F$5]&lt;[.B384];[.B384]&lt;=[.F$6]);([.B384]-[.F$5])/([.F$6]-[.F$5]);1)" office:value-type="float" office:value="0.367761054018333">
            <text:p>0,367761054</text:p>
          </table:table-cell>
          <table:table-cell table:formula="of:=ABS([.D384]-[.C384])" office:value-type="float" office:value="0.00323894598166669">
            <text:p>0,003238946</text:p>
          </table:table-cell>
          <table:table-cell table:formula="of:=ABS([.D384]-[.C383])" office:value-type="float" office:value="0.00223894598166668">
            <text:p>0,002238946</text:p>
          </table:table-cell>
        </table:table-row>
        <table:table-row table:style-name="ro1">
          <table:table-cell office:value-type="float" office:value="7.45939455785">
            <text:p>7,4593945579</text:p>
          </table:table-cell>
          <table:table-cell office:value-type="float" office:value="5.21045614878">
            <text:p>5,2104561488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IF(AND([.F$5]&lt;[.B385];[.B385]&lt;=[.F$6]);([.B385]-[.F$5])/([.F$6]-[.F$5]);1)" office:value-type="float" office:value="0.36840935813">
            <text:p>0,3684093581</text:p>
          </table:table-cell>
          <table:table-cell table:formula="of:=ABS([.D385]-[.C385])" office:value-type="float" office:value="0.00359064187000008">
            <text:p>0,0035906419</text:p>
          </table:table-cell>
          <table:table-cell table:formula="of:=ABS([.D385]-[.C384])" office:value-type="float" office:value="0.00259064187000008">
            <text:p>0,0025906419</text:p>
          </table:table-cell>
        </table:table-row>
        <table:table-row table:style-name="ro1">
          <table:table-cell office:value-type="float" office:value="5.67860148172">
            <text:p>5,6786014817</text:p>
          </table:table-cell>
          <table:table-cell office:value-type="float" office:value="5.21077070253">
            <text:p>5,2107707025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IF(AND([.F$5]&lt;[.B386];[.B386]&lt;=[.F$6]);([.B386]-[.F$5])/([.F$6]-[.F$5]);1)" office:value-type="float" office:value="0.368461783755">
            <text:p>0,3684617838</text:p>
          </table:table-cell>
          <table:table-cell table:formula="of:=ABS([.D386]-[.C386])" office:value-type="float" office:value="0.00453821624500006">
            <text:p>0,0045382162</text:p>
          </table:table-cell>
          <table:table-cell table:formula="of:=ABS([.D386]-[.C385])" office:value-type="float" office:value="0.00353821624500006">
            <text:p>0,0035382162</text:p>
          </table:table-cell>
        </table:table-row>
        <table:table-row table:style-name="ro1">
          <table:table-cell office:value-type="float" office:value="6.20376428878">
            <text:p>6,2037642888</text:p>
          </table:table-cell>
          <table:table-cell office:value-type="float" office:value="5.21391712711">
            <text:p>5,2139171271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IF(AND([.F$5]&lt;[.B387];[.B387]&lt;=[.F$6]);([.B387]-[.F$5])/([.F$6]-[.F$5]);1)" office:value-type="float" office:value="0.368986187851667">
            <text:p>0,3689861879</text:p>
          </table:table-cell>
          <table:table-cell table:formula="of:=ABS([.D387]-[.C387])" office:value-type="float" office:value="0.0050138121483333">
            <text:p>0,0050138121</text:p>
          </table:table-cell>
          <table:table-cell table:formula="of:=ABS([.D387]-[.C386])" office:value-type="float" office:value="0.0040138121483333">
            <text:p>0,0040138121</text:p>
          </table:table-cell>
        </table:table-row>
        <table:table-row table:style-name="ro1">
          <table:table-cell office:value-type="float" office:value="6.86778590502">
            <text:p>6,867785905</text:p>
          </table:table-cell>
          <table:table-cell office:value-type="float" office:value="5.2247266466">
            <text:p>5,2247266466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IF(AND([.F$5]&lt;[.B388];[.B388]&lt;=[.F$6]);([.B388]-[.F$5])/([.F$6]-[.F$5]);1)" office:value-type="float" office:value="0.370787774433333">
            <text:p>0,3707877744</text:p>
          </table:table-cell>
          <table:table-cell table:formula="of:=ABS([.D388]-[.C388])" office:value-type="float" office:value="0.00421222556666673">
            <text:p>0,0042122256</text:p>
          </table:table-cell>
          <table:table-cell table:formula="of:=ABS([.D388]-[.C387])" office:value-type="float" office:value="0.00321222556666673">
            <text:p>0,0032122256</text:p>
          </table:table-cell>
        </table:table-row>
        <table:table-row table:style-name="ro1">
          <table:table-cell office:value-type="float" office:value="5.39338101278">
            <text:p>5,3933810128</text:p>
          </table:table-cell>
          <table:table-cell office:value-type="float" office:value="5.2282822696">
            <text:p>5,2282822696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IF(AND([.F$5]&lt;[.B389];[.B389]&lt;=[.F$6]);([.B389]-[.F$5])/([.F$6]-[.F$5]);1)" office:value-type="float" office:value="0.371380378266667">
            <text:p>0,3713803783</text:p>
          </table:table-cell>
          <table:table-cell table:formula="of:=ABS([.D389]-[.C389])" office:value-type="float" office:value="0.0046196217333333">
            <text:p>0,0046196217</text:p>
          </table:table-cell>
          <table:table-cell table:formula="of:=ABS([.D389]-[.C388])" office:value-type="float" office:value="0.0036196217333333">
            <text:p>0,0036196217</text:p>
          </table:table-cell>
        </table:table-row>
        <table:table-row table:style-name="ro1">
          <table:table-cell office:value-type="float" office:value="3.57183652257">
            <text:p>3,5718365226</text:p>
          </table:table-cell>
          <table:table-cell office:value-type="float" office:value="5.24214660249">
            <text:p>5,2421466025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IF(AND([.F$5]&lt;[.B390];[.B390]&lt;=[.F$6]);([.B390]-[.F$5])/([.F$6]-[.F$5]);1)" office:value-type="float" office:value="0.373691100415">
            <text:p>0,3736911004</text:p>
          </table:table-cell>
          <table:table-cell table:formula="of:=ABS([.D390]-[.C390])" office:value-type="float" office:value="0.00330889958499997">
            <text:p>0,0033088996</text:p>
          </table:table-cell>
          <table:table-cell table:formula="of:=ABS([.D390]-[.C389])" office:value-type="float" office:value="0.00230889958499997">
            <text:p>0,0023088996</text:p>
          </table:table-cell>
        </table:table-row>
        <table:table-row table:style-name="ro1">
          <table:table-cell office:value-type="float" office:value="5.13382511147">
            <text:p>5,1338251115</text:p>
          </table:table-cell>
          <table:table-cell office:value-type="float" office:value="5.2457390275">
            <text:p>5,2457390275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IF(AND([.F$5]&lt;[.B391];[.B391]&lt;=[.F$6]);([.B391]-[.F$5])/([.F$6]-[.F$5]);1)" office:value-type="float" office:value="0.374289837916667">
            <text:p>0,3742898379</text:p>
          </table:table-cell>
          <table:table-cell table:formula="of:=ABS([.D391]-[.C391])" office:value-type="float" office:value="0.00371016208333336">
            <text:p>0,0037101621</text:p>
          </table:table-cell>
          <table:table-cell table:formula="of:=ABS([.D391]-[.C390])" office:value-type="float" office:value="0.00271016208333336">
            <text:p>0,0027101621</text:p>
          </table:table-cell>
        </table:table-row>
        <table:table-row table:style-name="ro1">
          <table:table-cell office:value-type="float" office:value="8.478231418">
            <text:p>8,478231418</text:p>
          </table:table-cell>
          <table:table-cell office:value-type="float" office:value="5.24879666937">
            <text:p>5,2487966694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IF(AND([.F$5]&lt;[.B392];[.B392]&lt;=[.F$6]);([.B392]-[.F$5])/([.F$6]-[.F$5]);1)" office:value-type="float" office:value="0.374799444895">
            <text:p>0,3747994449</text:p>
          </table:table-cell>
          <table:table-cell table:formula="of:=ABS([.D392]-[.C392])" office:value-type="float" office:value="0.004200555105">
            <text:p>0,0042005551</text:p>
          </table:table-cell>
          <table:table-cell table:formula="of:=ABS([.D392]-[.C391])" office:value-type="float" office:value="0.003200555105">
            <text:p>0,0032005551</text:p>
          </table:table-cell>
        </table:table-row>
        <table:table-row table:style-name="ro1">
          <table:table-cell office:value-type="float" office:value="3.55229588427">
            <text:p>3,5522958843</text:p>
          </table:table-cell>
          <table:table-cell office:value-type="float" office:value="5.25677287089">
            <text:p>5,2567728709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IF(AND([.F$5]&lt;[.B393];[.B393]&lt;=[.F$6]);([.B393]-[.F$5])/([.F$6]-[.F$5]);1)" office:value-type="float" office:value="0.376128811815">
            <text:p>0,3761288118</text:p>
          </table:table-cell>
          <table:table-cell table:formula="of:=ABS([.D393]-[.C393])" office:value-type="float" office:value="0.00387118818500004">
            <text:p>0,0038711882</text:p>
          </table:table-cell>
          <table:table-cell table:formula="of:=ABS([.D393]-[.C392])" office:value-type="float" office:value="0.00287118818500004">
            <text:p>0,0028711882</text:p>
          </table:table-cell>
        </table:table-row>
        <table:table-row table:style-name="ro1">
          <table:table-cell office:value-type="float" office:value="4.5696180592">
            <text:p>4,5696180592</text:p>
          </table:table-cell>
          <table:table-cell office:value-type="float" office:value="5.25722217786">
            <text:p>5,2572221779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IF(AND([.F$5]&lt;[.B394];[.B394]&lt;=[.F$6]);([.B394]-[.F$5])/([.F$6]-[.F$5]);1)" office:value-type="float" office:value="0.37620369631">
            <text:p>0,3762036963</text:p>
          </table:table-cell>
          <table:table-cell table:formula="of:=ABS([.D394]-[.C394])" office:value-type="float" office:value="0.00479630369">
            <text:p>0,0047963037</text:p>
          </table:table-cell>
          <table:table-cell table:formula="of:=ABS([.D394]-[.C393])" office:value-type="float" office:value="0.00379630369">
            <text:p>0,0037963037</text:p>
          </table:table-cell>
        </table:table-row>
        <table:table-row table:style-name="ro1">
          <table:table-cell office:value-type="float" office:value="5.9700479346">
            <text:p>5,9700479346</text:p>
          </table:table-cell>
          <table:table-cell office:value-type="float" office:value="5.26650613908">
            <text:p>5,2665061391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IF(AND([.F$5]&lt;[.B395];[.B395]&lt;=[.F$6]);([.B395]-[.F$5])/([.F$6]-[.F$5]);1)" office:value-type="float" office:value="0.37775102318">
            <text:p>0,3777510232</text:p>
          </table:table-cell>
          <table:table-cell table:formula="of:=ABS([.D395]-[.C395])" office:value-type="float" office:value="0.00424897682000008">
            <text:p>0,0042489768</text:p>
          </table:table-cell>
          <table:table-cell table:formula="of:=ABS([.D395]-[.C394])" office:value-type="float" office:value="0.00324897682000008">
            <text:p>0,0032489768</text:p>
          </table:table-cell>
        </table:table-row>
        <table:table-row table:style-name="ro1">
          <table:table-cell office:value-type="float" office:value="5.57771835978">
            <text:p>5,5777183598</text:p>
          </table:table-cell>
          <table:table-cell office:value-type="float" office:value="5.26967031035">
            <text:p>5,2696703104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IF(AND([.F$5]&lt;[.B396];[.B396]&lt;=[.F$6]);([.B396]-[.F$5])/([.F$6]-[.F$5]);1)" office:value-type="float" office:value="0.378278385058333">
            <text:p>0,3782783851</text:p>
          </table:table-cell>
          <table:table-cell table:formula="of:=ABS([.D396]-[.C396])" office:value-type="float" office:value="0.00472161494166673">
            <text:p>0,0047216149</text:p>
          </table:table-cell>
          <table:table-cell table:formula="of:=ABS([.D396]-[.C395])" office:value-type="float" office:value="0.00372161494166673">
            <text:p>0,0037216149</text:p>
          </table:table-cell>
        </table:table-row>
        <table:table-row table:style-name="ro1">
          <table:table-cell office:value-type="float" office:value="5.78064662165">
            <text:p>5,7806466217</text:p>
          </table:table-cell>
          <table:table-cell office:value-type="float" office:value="5.28073331366">
            <text:p>5,2807333137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IF(AND([.F$5]&lt;[.B397];[.B397]&lt;=[.F$6]);([.B397]-[.F$5])/([.F$6]-[.F$5]);1)" office:value-type="float" office:value="0.380122218943333">
            <text:p>0,3801222189</text:p>
          </table:table-cell>
          <table:table-cell table:formula="of:=ABS([.D397]-[.C397])" office:value-type="float" office:value="0.0038777810566667">
            <text:p>0,0038777811</text:p>
          </table:table-cell>
          <table:table-cell table:formula="of:=ABS([.D397]-[.C396])" office:value-type="float" office:value="0.0028777810566667">
            <text:p>0,0028777811</text:p>
          </table:table-cell>
        </table:table-row>
        <table:table-row table:style-name="ro1">
          <table:table-cell office:value-type="float" office:value="5.66806527674">
            <text:p>5,6680652767</text:p>
          </table:table-cell>
          <table:table-cell office:value-type="float" office:value="5.28311782295">
            <text:p>5,283117823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IF(AND([.F$5]&lt;[.B398];[.B398]&lt;=[.F$6]);([.B398]-[.F$5])/([.F$6]-[.F$5]);1)" office:value-type="float" office:value="0.380519637158333">
            <text:p>0,3805196372</text:p>
          </table:table-cell>
          <table:table-cell table:formula="of:=ABS([.D398]-[.C398])" office:value-type="float" office:value="0.00448036284166659">
            <text:p>0,0044803628</text:p>
          </table:table-cell>
          <table:table-cell table:formula="of:=ABS([.D398]-[.C397])" office:value-type="float" office:value="0.00348036284166658">
            <text:p>0,0034803628</text:p>
          </table:table-cell>
        </table:table-row>
        <table:table-row table:style-name="ro1">
          <table:table-cell office:value-type="float" office:value="3.35210802111">
            <text:p>3,3521080211</text:p>
          </table:table-cell>
          <table:table-cell office:value-type="float" office:value="5.29847578432">
            <text:p>5,2984757843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IF(AND([.F$5]&lt;[.B399];[.B399]&lt;=[.F$6]);([.B399]-[.F$5])/([.F$6]-[.F$5]);1)" office:value-type="float" office:value="0.383079297386667">
            <text:p>0,3830792974</text:p>
          </table:table-cell>
          <table:table-cell table:formula="of:=ABS([.D399]-[.C399])" office:value-type="float" office:value="0.00292070261333338">
            <text:p>0,0029207026</text:p>
          </table:table-cell>
          <table:table-cell table:formula="of:=ABS([.D399]-[.C398])" office:value-type="float" office:value="0.00192070261333338">
            <text:p>0,0019207026</text:p>
          </table:table-cell>
        </table:table-row>
        <table:table-row table:style-name="ro1">
          <table:table-cell office:value-type="float" office:value="5.17721183164">
            <text:p>5,1772118316</text:p>
          </table:table-cell>
          <table:table-cell office:value-type="float" office:value="5.3067343548">
            <text:p>5,3067343548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IF(AND([.F$5]&lt;[.B400];[.B400]&lt;=[.F$6]);([.B400]-[.F$5])/([.F$6]-[.F$5]);1)" office:value-type="float" office:value="0.3844557258">
            <text:p>0,3844557258</text:p>
          </table:table-cell>
          <table:table-cell table:formula="of:=ABS([.D400]-[.C400])" office:value-type="float" office:value="0.00254427420000008">
            <text:p>0,0025442742</text:p>
          </table:table-cell>
          <table:table-cell table:formula="of:=ABS([.D400]-[.C399])" office:value-type="float" office:value="0.00154427420000008">
            <text:p>0,0015442742</text:p>
          </table:table-cell>
        </table:table-row>
        <table:table-row table:style-name="ro1">
          <table:table-cell office:value-type="float" office:value="8.77889579611">
            <text:p>8,7788957961</text:p>
          </table:table-cell>
          <table:table-cell office:value-type="float" office:value="5.31722787905">
            <text:p>5,3172278791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IF(AND([.F$5]&lt;[.B401];[.B401]&lt;=[.F$6]);([.B401]-[.F$5])/([.F$6]-[.F$5]);1)" office:value-type="float" office:value="0.386204646508333">
            <text:p>0,3862046465</text:p>
          </table:table-cell>
          <table:table-cell table:formula="of:=ABS([.D401]-[.C401])" office:value-type="float" office:value="0.00179535349166671">
            <text:p>0,0017953535</text:p>
          </table:table-cell>
          <table:table-cell table:formula="of:=ABS([.D401]-[.C400])" office:value-type="float" office:value="0.000795353491666706">
            <text:p>0,0007953535</text:p>
          </table:table-cell>
        </table:table-row>
        <table:table-row table:style-name="ro1">
          <table:table-cell office:value-type="float" office:value="4.45851054545">
            <text:p>4,4585105455</text:p>
          </table:table-cell>
          <table:table-cell office:value-type="float" office:value="5.32492012179">
            <text:p>5,3249201218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IF(AND([.F$5]&lt;[.B402];[.B402]&lt;=[.F$6]);([.B402]-[.F$5])/([.F$6]-[.F$5]);1)" office:value-type="float" office:value="0.387486686965">
            <text:p>0,387486687</text:p>
          </table:table-cell>
          <table:table-cell table:formula="of:=ABS([.D402]-[.C402])" office:value-type="float" office:value="0.00151331303500002">
            <text:p>0,001513313</text:p>
          </table:table-cell>
          <table:table-cell table:formula="of:=ABS([.D402]-[.C401])" office:value-type="float" office:value="0.000513313035000018">
            <text:p>0,000513313</text:p>
          </table:table-cell>
        </table:table-row>
        <table:table-row table:style-name="ro1">
          <table:table-cell office:value-type="float" office:value="7.26331383921">
            <text:p>7,2633138392</text:p>
          </table:table-cell>
          <table:table-cell office:value-type="float" office:value="5.32540735232">
            <text:p>5,3254073523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IF(AND([.F$5]&lt;[.B403];[.B403]&lt;=[.F$6]);([.B403]-[.F$5])/([.F$6]-[.F$5]);1)" office:value-type="float" office:value="0.387567892053333">
            <text:p>0,3875678921</text:p>
          </table:table-cell>
          <table:table-cell table:formula="of:=ABS([.D403]-[.C403])" office:value-type="float" office:value="0.00243210794666665">
            <text:p>0,0024321079</text:p>
          </table:table-cell>
          <table:table-cell table:formula="of:=ABS([.D403]-[.C402])" office:value-type="float" office:value="0.00143210794666665">
            <text:p>0,0014321079</text:p>
          </table:table-cell>
        </table:table-row>
        <table:table-row table:style-name="ro1">
          <table:table-cell office:value-type="float" office:value="8.65258914097">
            <text:p>8,652589141</text:p>
          </table:table-cell>
          <table:table-cell office:value-type="float" office:value="5.33728047711">
            <text:p>5,3372804771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IF(AND([.F$5]&lt;[.B404];[.B404]&lt;=[.F$6]);([.B404]-[.F$5])/([.F$6]-[.F$5]);1)" office:value-type="float" office:value="0.389546746185">
            <text:p>0,3895467462</text:p>
          </table:table-cell>
          <table:table-cell table:formula="of:=ABS([.D404]-[.C404])" office:value-type="float" office:value="0.001453253815">
            <text:p>0,0014532538</text:p>
          </table:table-cell>
          <table:table-cell table:formula="of:=ABS([.D404]-[.C403])" office:value-type="float" office:value="0.000453253814999999">
            <text:p>0,0004532538</text:p>
          </table:table-cell>
        </table:table-row>
        <table:table-row table:style-name="ro1">
          <table:table-cell office:value-type="float" office:value="4.76371751636">
            <text:p>4,7637175164</text:p>
          </table:table-cell>
          <table:table-cell office:value-type="float" office:value="5.34022004262">
            <text:p>5,3402200426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IF(AND([.F$5]&lt;[.B405];[.B405]&lt;=[.F$6]);([.B405]-[.F$5])/([.F$6]-[.F$5]);1)" office:value-type="float" office:value="0.39003667377">
            <text:p>0,3900366738</text:p>
          </table:table-cell>
          <table:table-cell table:formula="of:=ABS([.D405]-[.C405])" office:value-type="float" office:value="0.00196332622999995">
            <text:p>0,0019633262</text:p>
          </table:table-cell>
          <table:table-cell table:formula="of:=ABS([.D405]-[.C404])" office:value-type="float" office:value="0.00096332622999995">
            <text:p>0,0009633262</text:p>
          </table:table-cell>
        </table:table-row>
        <table:table-row table:style-name="ro1">
          <table:table-cell office:value-type="float" office:value="8.25666541738">
            <text:p>8,2566654174</text:p>
          </table:table-cell>
          <table:table-cell office:value-type="float" office:value="5.34480263674">
            <text:p>5,3448026367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IF(AND([.F$5]&lt;[.B406];[.B406]&lt;=[.F$6]);([.B406]-[.F$5])/([.F$6]-[.F$5]);1)" office:value-type="float" office:value="0.390800439456667">
            <text:p>0,3908004395</text:p>
          </table:table-cell>
          <table:table-cell table:formula="of:=ABS([.D406]-[.C406])" office:value-type="float" office:value="0.00219956054333337">
            <text:p>0,0021995605</text:p>
          </table:table-cell>
          <table:table-cell table:formula="of:=ABS([.D406]-[.C405])" office:value-type="float" office:value="0.00119956054333337">
            <text:p>0,0011995605</text:p>
          </table:table-cell>
        </table:table-row>
        <table:table-row table:style-name="ro1">
          <table:table-cell office:value-type="float" office:value="5.25677287089">
            <text:p>5,2567728709</text:p>
          </table:table-cell>
          <table:table-cell office:value-type="float" office:value="5.34779759353">
            <text:p>5,3477975935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IF(AND([.F$5]&lt;[.B407];[.B407]&lt;=[.F$6]);([.B407]-[.F$5])/([.F$6]-[.F$5]);1)" office:value-type="float" office:value="0.391299598921667">
            <text:p>0,3912995989</text:p>
          </table:table-cell>
          <table:table-cell table:formula="of:=ABS([.D407]-[.C407])" office:value-type="float" office:value="0.0027004010783333">
            <text:p>0,0027004011</text:p>
          </table:table-cell>
          <table:table-cell table:formula="of:=ABS([.D407]-[.C406])" office:value-type="float" office:value="0.0017004010783333">
            <text:p>0,0017004011</text:p>
          </table:table-cell>
        </table:table-row>
        <table:table-row table:style-name="ro1">
          <table:table-cell office:value-type="float" office:value="8.63278732907">
            <text:p>8,6327873291</text:p>
          </table:table-cell>
          <table:table-cell office:value-type="float" office:value="5.3653769154">
            <text:p>5,3653769154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IF(AND([.F$5]&lt;[.B408];[.B408]&lt;=[.F$6]);([.B408]-[.F$5])/([.F$6]-[.F$5]);1)" office:value-type="float" office:value="0.3942294859">
            <text:p>0,3942294859</text:p>
          </table:table-cell>
          <table:table-cell table:formula="of:=ABS([.D408]-[.C408])" office:value-type="float" office:value="0.000770514100000064">
            <text:p>0,0007705141</text:p>
          </table:table-cell>
          <table:table-cell table:formula="of:=ABS([.D408]-[.C407])" office:value-type="float" office:value="0.000229485899999937">
            <text:p>0,0002294859</text:p>
          </table:table-cell>
        </table:table-row>
        <table:table-row table:style-name="ro1">
          <table:table-cell office:value-type="float" office:value="5.09656550476">
            <text:p>5,0965655048</text:p>
          </table:table-cell>
          <table:table-cell office:value-type="float" office:value="5.36677716494">
            <text:p>5,3667771649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IF(AND([.F$5]&lt;[.B409];[.B409]&lt;=[.F$6]);([.B409]-[.F$5])/([.F$6]-[.F$5]);1)" office:value-type="float" office:value="0.394462860823333">
            <text:p>0,3944628608</text:p>
          </table:table-cell>
          <table:table-cell table:formula="of:=ABS([.D409]-[.C409])" office:value-type="float" office:value="0.00153713917666665">
            <text:p>0,0015371392</text:p>
          </table:table-cell>
          <table:table-cell table:formula="of:=ABS([.D409]-[.C408])" office:value-type="float" office:value="0.000537139176666646">
            <text:p>0,0005371392</text:p>
          </table:table-cell>
        </table:table-row>
        <table:table-row table:style-name="ro1">
          <table:table-cell office:value-type="float" office:value="5.73570062586">
            <text:p>5,7357006259</text:p>
          </table:table-cell>
          <table:table-cell office:value-type="float" office:value="5.36972219069">
            <text:p>5,3697221907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IF(AND([.F$5]&lt;[.B410];[.B410]&lt;=[.F$6]);([.B410]-[.F$5])/([.F$6]-[.F$5]);1)" office:value-type="float" office:value="0.394953698448333">
            <text:p>0,3949536984</text:p>
          </table:table-cell>
          <table:table-cell table:formula="of:=ABS([.D410]-[.C410])" office:value-type="float" office:value="0.00204630155166668">
            <text:p>0,0020463016</text:p>
          </table:table-cell>
          <table:table-cell table:formula="of:=ABS([.D410]-[.C409])" office:value-type="float" office:value="0.00104630155166668">
            <text:p>0,0010463016</text:p>
          </table:table-cell>
        </table:table-row>
        <table:table-row table:style-name="ro1">
          <table:table-cell office:value-type="float" office:value="4.20736366892">
            <text:p>4,2073636689</text:p>
          </table:table-cell>
          <table:table-cell office:value-type="float" office:value="5.38232789742">
            <text:p>5,3823278974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IF(AND([.F$5]&lt;[.B411];[.B411]&lt;=[.F$6]);([.B411]-[.F$5])/([.F$6]-[.F$5]);1)" office:value-type="float" office:value="0.39705464957">
            <text:p>0,3970546496</text:p>
          </table:table-cell>
          <table:table-cell table:formula="of:=ABS([.D411]-[.C411])" office:value-type="float" office:value="0.000945350430000047">
            <text:p>0,0009453504</text:p>
          </table:table-cell>
          <table:table-cell table:formula="of:=ABS([.D411]-[.C410])" office:value-type="float" office:value="0.0000546495699999538">
            <text:p>5,46495699999538E-005</text:p>
          </table:table-cell>
        </table:table-row>
        <table:table-row table:style-name="ro1">
          <table:table-cell office:value-type="float" office:value="5.74583696729">
            <text:p>5,7458369673</text:p>
          </table:table-cell>
          <table:table-cell office:value-type="float" office:value="5.38729581992">
            <text:p>5,3872958199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IF(AND([.F$5]&lt;[.B412];[.B412]&lt;=[.F$6]);([.B412]-[.F$5])/([.F$6]-[.F$5]);1)" office:value-type="float" office:value="0.397882636653333">
            <text:p>0,3978826367</text:p>
          </table:table-cell>
          <table:table-cell table:formula="of:=ABS([.D412]-[.C412])" office:value-type="float" office:value="0.00111736334666662">
            <text:p>0,0011173633</text:p>
          </table:table-cell>
          <table:table-cell table:formula="of:=ABS([.D412]-[.C411])" office:value-type="float" office:value="0.000117363346666621">
            <text:p>0,0001173633</text:p>
          </table:table-cell>
        </table:table-row>
        <table:table-row table:style-name="ro1">
          <table:table-cell office:value-type="float" office:value="7.25055369502">
            <text:p>7,250553695</text:p>
          </table:table-cell>
          <table:table-cell office:value-type="float" office:value="5.39338101278">
            <text:p>5,3933810128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IF(AND([.F$5]&lt;[.B413];[.B413]&lt;=[.F$6]);([.B413]-[.F$5])/([.F$6]-[.F$5]);1)" office:value-type="float" office:value="0.398896835463333">
            <text:p>0,3988968355</text:p>
          </table:table-cell>
          <table:table-cell table:formula="of:=ABS([.D413]-[.C413])" office:value-type="float" office:value="0.0011031645366667">
            <text:p>0,0011031645</text:p>
          </table:table-cell>
          <table:table-cell table:formula="of:=ABS([.D413]-[.C412])" office:value-type="float" office:value="0.0001031645366667">
            <text:p>0,0001031645</text:p>
          </table:table-cell>
        </table:table-row>
        <table:table-row table:style-name="ro1">
          <table:table-cell office:value-type="float" office:value="4.59373748729">
            <text:p>4,5937374873</text:p>
          </table:table-cell>
          <table:table-cell office:value-type="float" office:value="5.39582097147">
            <text:p>5,3958209715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IF(AND([.F$5]&lt;[.B414];[.B414]&lt;=[.F$6]);([.B414]-[.F$5])/([.F$6]-[.F$5]);1)" office:value-type="float" office:value="0.399303495245">
            <text:p>0,3993034952</text:p>
          </table:table-cell>
          <table:table-cell table:formula="of:=ABS([.D414]-[.C414])" office:value-type="float" office:value="0.00169650475499999">
            <text:p>0,0016965048</text:p>
          </table:table-cell>
          <table:table-cell table:formula="of:=ABS([.D414]-[.C413])" office:value-type="float" office:value="0.000696504754999994">
            <text:p>0,0006965048</text:p>
          </table:table-cell>
        </table:table-row>
        <table:table-row table:style-name="ro1">
          <table:table-cell office:value-type="float" office:value="6.57089128292">
            <text:p>6,5708912829</text:p>
          </table:table-cell>
          <table:table-cell office:value-type="float" office:value="5.39912991787">
            <text:p>5,3991299179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IF(AND([.F$5]&lt;[.B415];[.B415]&lt;=[.F$6]);([.B415]-[.F$5])/([.F$6]-[.F$5]);1)" office:value-type="float" office:value="0.399854986311667">
            <text:p>0,3998549863</text:p>
          </table:table-cell>
          <table:table-cell table:formula="of:=ABS([.D415]-[.C415])" office:value-type="float" office:value="0.00214501368833336">
            <text:p>0,0021450137</text:p>
          </table:table-cell>
          <table:table-cell table:formula="of:=ABS([.D415]-[.C414])" office:value-type="float" office:value="0.00114501368833336">
            <text:p>0,0011450137</text:p>
          </table:table-cell>
        </table:table-row>
        <table:table-row table:style-name="ro1">
          <table:table-cell office:value-type="float" office:value="7.49104252156">
            <text:p>7,4910425216</text:p>
          </table:table-cell>
          <table:table-cell office:value-type="float" office:value="5.4071077905">
            <text:p>5,4071077905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IF(AND([.F$5]&lt;[.B416];[.B416]&lt;=[.F$6]);([.B416]-[.F$5])/([.F$6]-[.F$5]);1)" office:value-type="float" office:value="0.40118463175">
            <text:p>0,4011846318</text:p>
          </table:table-cell>
          <table:table-cell table:formula="of:=ABS([.D416]-[.C416])" office:value-type="float" office:value="0.00181536825000012">
            <text:p>0,0018153683</text:p>
          </table:table-cell>
          <table:table-cell table:formula="of:=ABS([.D416]-[.C415])" office:value-type="float" office:value="0.000815368250000115">
            <text:p>0,0008153683</text:p>
          </table:table-cell>
        </table:table-row>
        <table:table-row table:style-name="ro1">
          <table:table-cell office:value-type="float" office:value="8.53327183046">
            <text:p>8,5332718305</text:p>
          </table:table-cell>
          <table:table-cell office:value-type="float" office:value="5.41649840263">
            <text:p>5,4164984026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IF(AND([.F$5]&lt;[.B417];[.B417]&lt;=[.F$6]);([.B417]-[.F$5])/([.F$6]-[.F$5]);1)" office:value-type="float" office:value="0.402749733771667">
            <text:p>0,4027497338</text:p>
          </table:table-cell>
          <table:table-cell table:formula="of:=ABS([.D417]-[.C417])" office:value-type="float" office:value="0.0012502662283333">
            <text:p>0,0012502662</text:p>
          </table:table-cell>
          <table:table-cell table:formula="of:=ABS([.D417]-[.C416])" office:value-type="float" office:value="0.000250266228333296">
            <text:p>0,0002502662</text:p>
          </table:table-cell>
        </table:table-row>
        <table:table-row table:style-name="ro1">
          <table:table-cell office:value-type="float" office:value="5.5098823774">
            <text:p>5,5098823774</text:p>
          </table:table-cell>
          <table:table-cell office:value-type="float" office:value="5.41906842729">
            <text:p>5,4190684273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IF(AND([.F$5]&lt;[.B418];[.B418]&lt;=[.F$6]);([.B418]-[.F$5])/([.F$6]-[.F$5]);1)" office:value-type="float" office:value="0.403178071215">
            <text:p>0,4031780712</text:p>
          </table:table-cell>
          <table:table-cell table:formula="of:=ABS([.D418]-[.C418])" office:value-type="float" office:value="0.00182192878500004">
            <text:p>0,0018219288</text:p>
          </table:table-cell>
          <table:table-cell table:formula="of:=ABS([.D418]-[.C417])" office:value-type="float" office:value="0.000821928785000037">
            <text:p>0,0008219288</text:p>
          </table:table-cell>
        </table:table-row>
        <table:table-row table:style-name="ro1">
          <table:table-cell office:value-type="float" office:value="7.09428893396">
            <text:p>7,094288934</text:p>
          </table:table-cell>
          <table:table-cell office:value-type="float" office:value="5.41972285293">
            <text:p>5,4197228529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IF(AND([.F$5]&lt;[.B419];[.B419]&lt;=[.F$6]);([.B419]-[.F$5])/([.F$6]-[.F$5]);1)" office:value-type="float" office:value="0.403287142155">
            <text:p>0,4032871422</text:p>
          </table:table-cell>
          <table:table-cell table:formula="of:=ABS([.D419]-[.C419])" office:value-type="float" office:value="0.00271285784500008">
            <text:p>0,0027128578</text:p>
          </table:table-cell>
          <table:table-cell table:formula="of:=ABS([.D419]-[.C418])" office:value-type="float" office:value="0.00171285784500008">
            <text:p>0,0017128578</text:p>
          </table:table-cell>
        </table:table-row>
        <table:table-row table:style-name="ro1">
          <table:table-cell office:value-type="float" office:value="7.8318507766">
            <text:p>7,8318507766</text:p>
          </table:table-cell>
          <table:table-cell office:value-type="float" office:value="5.42169936657">
            <text:p>5,4216993666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IF(AND([.F$5]&lt;[.B420];[.B420]&lt;=[.F$6]);([.B420]-[.F$5])/([.F$6]-[.F$5]);1)" office:value-type="float" office:value="0.403616561095">
            <text:p>0,4036165611</text:p>
          </table:table-cell>
          <table:table-cell table:formula="of:=ABS([.D420]-[.C420])" office:value-type="float" office:value="0.00338343890500004">
            <text:p>0,0033834389</text:p>
          </table:table-cell>
          <table:table-cell table:formula="of:=ABS([.D420]-[.C419])" office:value-type="float" office:value="0.00238343890500009">
            <text:p>0,0023834389</text:p>
          </table:table-cell>
        </table:table-row>
        <table:table-row table:style-name="ro1">
          <table:table-cell office:value-type="float" office:value="3.76180105523">
            <text:p>3,7618010552</text:p>
          </table:table-cell>
          <table:table-cell office:value-type="float" office:value="5.42232111132">
            <text:p>5,422321111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IF(AND([.F$5]&lt;[.B421];[.B421]&lt;=[.F$6]);([.B421]-[.F$5])/([.F$6]-[.F$5]);1)" office:value-type="float" office:value="0.40372018522">
            <text:p>0,4037201852</text:p>
          </table:table-cell>
          <table:table-cell table:formula="of:=ABS([.D421]-[.C421])" office:value-type="float" office:value="0.00427981478000006">
            <text:p>0,0042798148</text:p>
          </table:table-cell>
          <table:table-cell table:formula="of:=ABS([.D421]-[.C420])" office:value-type="float" office:value="0.00327981478000006">
            <text:p>0,0032798148</text:p>
          </table:table-cell>
        </table:table-row>
        <table:table-row table:style-name="ro1">
          <table:table-cell office:value-type="float" office:value="8.4108929645">
            <text:p>8,4108929645</text:p>
          </table:table-cell>
          <table:table-cell office:value-type="float" office:value="5.42629611857">
            <text:p>5,4262961186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IF(AND([.F$5]&lt;[.B422];[.B422]&lt;=[.F$6]);([.B422]-[.F$5])/([.F$6]-[.F$5]);1)" office:value-type="float" office:value="0.404382686428333">
            <text:p>0,4043826864</text:p>
          </table:table-cell>
          <table:table-cell table:formula="of:=ABS([.D422]-[.C422])" office:value-type="float" office:value="0.00461731357166667">
            <text:p>0,0046173136</text:p>
          </table:table-cell>
          <table:table-cell table:formula="of:=ABS([.D422]-[.C421])" office:value-type="float" office:value="0.00361731357166667">
            <text:p>0,0036173136</text:p>
          </table:table-cell>
        </table:table-row>
        <table:table-row table:style-name="ro1">
          <table:table-cell office:value-type="float" office:value="8.09648419079">
            <text:p>8,0964841908</text:p>
          </table:table-cell>
          <table:table-cell office:value-type="float" office:value="5.42957550141">
            <text:p>5,4295755014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IF(AND([.F$5]&lt;[.B423];[.B423]&lt;=[.F$6]);([.B423]-[.F$5])/([.F$6]-[.F$5]);1)" office:value-type="float" office:value="0.404929250235">
            <text:p>0,4049292502</text:p>
          </table:table-cell>
          <table:table-cell table:formula="of:=ABS([.D423]-[.C423])" office:value-type="float" office:value="0.00507074976500005">
            <text:p>0,0050707498</text:p>
          </table:table-cell>
          <table:table-cell table:formula="of:=ABS([.D423]-[.C422])" office:value-type="float" office:value="0.00407074976500005">
            <text:p>0,0040707498</text:p>
          </table:table-cell>
        </table:table-row>
        <table:table-row table:style-name="ro1">
          <table:table-cell office:value-type="float" office:value="7.69567260777">
            <text:p>7,6956726078</text:p>
          </table:table-cell>
          <table:table-cell office:value-type="float" office:value="5.43478537932">
            <text:p>5,4347853793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IF(AND([.F$5]&lt;[.B424];[.B424]&lt;=[.F$6]);([.B424]-[.F$5])/([.F$6]-[.F$5]);1)" office:value-type="float" office:value="0.40579756322">
            <text:p>0,4057975632</text:p>
          </table:table-cell>
          <table:table-cell table:formula="of:=ABS([.D424]-[.C424])" office:value-type="float" office:value="0.00520243677999999">
            <text:p>0,0052024368</text:p>
          </table:table-cell>
          <table:table-cell table:formula="of:=ABS([.D424]-[.C423])" office:value-type="float" office:value="0.00420243677999999">
            <text:p>0,0042024368</text:p>
          </table:table-cell>
        </table:table-row>
        <table:table-row table:style-name="ro1">
          <table:table-cell office:value-type="float" office:value="3.07623081694">
            <text:p>3,0762308169</text:p>
          </table:table-cell>
          <table:table-cell office:value-type="float" office:value="5.44842912288">
            <text:p>5,4484291229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IF(AND([.F$5]&lt;[.B425];[.B425]&lt;=[.F$6]);([.B425]-[.F$5])/([.F$6]-[.F$5]);1)" office:value-type="float" office:value="0.40807152048">
            <text:p>0,4080715205</text:p>
          </table:table-cell>
          <table:table-cell table:formula="of:=ABS([.D425]-[.C425])" office:value-type="float" office:value="0.00392847951999992">
            <text:p>0,0039284795</text:p>
          </table:table-cell>
          <table:table-cell table:formula="of:=ABS([.D425]-[.C424])" office:value-type="float" office:value="0.00292847951999992">
            <text:p>0,0029284795</text:p>
          </table:table-cell>
        </table:table-row>
        <table:table-row table:style-name="ro1">
          <table:table-cell office:value-type="float" office:value="3.11741159299">
            <text:p>3,117411593</text:p>
          </table:table-cell>
          <table:table-cell office:value-type="float" office:value="5.45353071992">
            <text:p>5,4535307199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IF(AND([.F$5]&lt;[.B426];[.B426]&lt;=[.F$6]);([.B426]-[.F$5])/([.F$6]-[.F$5]);1)" office:value-type="float" office:value="0.408921786653333">
            <text:p>0,4089217867</text:p>
          </table:table-cell>
          <table:table-cell table:formula="of:=ABS([.D426]-[.C426])" office:value-type="float" office:value="0.00407821334666669">
            <text:p>0,0040782133</text:p>
          </table:table-cell>
          <table:table-cell table:formula="of:=ABS([.D426]-[.C425])" office:value-type="float" office:value="0.00307821334666669">
            <text:p>0,0030782133</text:p>
          </table:table-cell>
        </table:table-row>
        <table:table-row table:style-name="ro1">
          <table:table-cell office:value-type="float" office:value="6.93185786516">
            <text:p>6,9318578652</text:p>
          </table:table-cell>
          <table:table-cell office:value-type="float" office:value="5.46143433934">
            <text:p>5,461434339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IF(AND([.F$5]&lt;[.B427];[.B427]&lt;=[.F$6]);([.B427]-[.F$5])/([.F$6]-[.F$5]);1)" office:value-type="float" office:value="0.410239056556667">
            <text:p>0,4102390566</text:p>
          </table:table-cell>
          <table:table-cell table:formula="of:=ABS([.D427]-[.C427])" office:value-type="float" office:value="0.00376094344333328">
            <text:p>0,0037609434</text:p>
          </table:table-cell>
          <table:table-cell table:formula="of:=ABS([.D427]-[.C426])" office:value-type="float" office:value="0.00276094344333327">
            <text:p>0,0027609434</text:p>
          </table:table-cell>
        </table:table-row>
        <table:table-row table:style-name="ro1">
          <table:table-cell office:value-type="float" office:value="6.47138932245">
            <text:p>6,4713893225</text:p>
          </table:table-cell>
          <table:table-cell office:value-type="float" office:value="5.46246011825">
            <text:p>5,4624601183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IF(AND([.F$5]&lt;[.B428];[.B428]&lt;=[.F$6]);([.B428]-[.F$5])/([.F$6]-[.F$5]);1)" office:value-type="float" office:value="0.410410019708333">
            <text:p>0,4104100197</text:p>
          </table:table-cell>
          <table:table-cell table:formula="of:=ABS([.D428]-[.C428])" office:value-type="float" office:value="0.00458998029166663">
            <text:p>0,0045899803</text:p>
          </table:table-cell>
          <table:table-cell table:formula="of:=ABS([.D428]-[.C427])" office:value-type="float" office:value="0.00358998029166663">
            <text:p>0,0035899803</text:p>
          </table:table-cell>
        </table:table-row>
        <table:table-row table:style-name="ro1">
          <table:table-cell office:value-type="float" office:value="8.86030295691">
            <text:p>8,8603029569</text:p>
          </table:table-cell>
          <table:table-cell office:value-type="float" office:value="5.46876524769">
            <text:p>5,4687652477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IF(AND([.F$5]&lt;[.B429];[.B429]&lt;=[.F$6]);([.B429]-[.F$5])/([.F$6]-[.F$5]);1)" office:value-type="float" office:value="0.411460874615">
            <text:p>0,4114608746</text:p>
          </table:table-cell>
          <table:table-cell table:formula="of:=ABS([.D429]-[.C429])" office:value-type="float" office:value="0.0045391253849999">
            <text:p>0,0045391254</text:p>
          </table:table-cell>
          <table:table-cell table:formula="of:=ABS([.D429]-[.C428])" office:value-type="float" office:value="0.0035391253849999">
            <text:p>0,0035391254</text:p>
          </table:table-cell>
        </table:table-row>
        <table:table-row table:style-name="ro1">
          <table:table-cell office:value-type="float" office:value="6.12361002357">
            <text:p>6,1236100236</text:p>
          </table:table-cell>
          <table:table-cell office:value-type="float" office:value="5.46882746624">
            <text:p>5,4688274662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IF(AND([.F$5]&lt;[.B430];[.B430]&lt;=[.F$6]);([.B430]-[.F$5])/([.F$6]-[.F$5]);1)" office:value-type="float" office:value="0.411471244373333">
            <text:p>0,4114712444</text:p>
          </table:table-cell>
          <table:table-cell table:formula="of:=ABS([.D430]-[.C430])" office:value-type="float" office:value="0.00552875562666671">
            <text:p>0,0055287556</text:p>
          </table:table-cell>
          <table:table-cell table:formula="of:=ABS([.D430]-[.C429])" office:value-type="float" office:value="0.00452875562666671">
            <text:p>0,0045287556</text:p>
          </table:table-cell>
        </table:table-row>
        <table:table-row table:style-name="ro1">
          <table:table-cell office:value-type="float" office:value="3.98542986321">
            <text:p>3,9854298632</text:p>
          </table:table-cell>
          <table:table-cell office:value-type="float" office:value="5.47310038623">
            <text:p>5,4731003862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IF(AND([.F$5]&lt;[.B431];[.B431]&lt;=[.F$6]);([.B431]-[.F$5])/([.F$6]-[.F$5]);1)" office:value-type="float" office:value="0.412183397705">
            <text:p>0,4121833977</text:p>
          </table:table-cell>
          <table:table-cell table:formula="of:=ABS([.D431]-[.C431])" office:value-type="float" office:value="0.00581660229500003">
            <text:p>0,0058166023</text:p>
          </table:table-cell>
          <table:table-cell table:formula="of:=ABS([.D431]-[.C430])" office:value-type="float" office:value="0.00481660229500003">
            <text:p>0,0048166023</text:p>
          </table:table-cell>
        </table:table-row>
        <table:table-row table:style-name="ro1">
          <table:table-cell office:value-type="float" office:value="7.28952852233">
            <text:p>7,2895285223</text:p>
          </table:table-cell>
          <table:table-cell office:value-type="float" office:value="5.48456297239">
            <text:p>5,4845629724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IF(AND([.F$5]&lt;[.B432];[.B432]&lt;=[.F$6]);([.B432]-[.F$5])/([.F$6]-[.F$5]);1)" office:value-type="float" office:value="0.414093828731667">
            <text:p>0,4140938287</text:p>
          </table:table-cell>
          <table:table-cell table:formula="of:=ABS([.D432]-[.C432])" office:value-type="float" office:value="0.00490617126833331">
            <text:p>0,0049061713</text:p>
          </table:table-cell>
          <table:table-cell table:formula="of:=ABS([.D432]-[.C431])" office:value-type="float" office:value="0.00390617126833331">
            <text:p>0,0039061713</text:p>
          </table:table-cell>
        </table:table-row>
        <table:table-row table:style-name="ro1">
          <table:table-cell office:value-type="float" office:value="7.69053385604">
            <text:p>7,690533856</text:p>
          </table:table-cell>
          <table:table-cell office:value-type="float" office:value="5.49401395294">
            <text:p>5,4940139529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IF(AND([.F$5]&lt;[.B433];[.B433]&lt;=[.F$6]);([.B433]-[.F$5])/([.F$6]-[.F$5]);1)" office:value-type="float" office:value="0.415668992156667">
            <text:p>0,4156689922</text:p>
          </table:table-cell>
          <table:table-cell table:formula="of:=ABS([.D433]-[.C433])" office:value-type="float" office:value="0.0043310078433334">
            <text:p>0,0043310078</text:p>
          </table:table-cell>
          <table:table-cell table:formula="of:=ABS([.D433]-[.C432])" office:value-type="float" office:value="0.0033310078433334">
            <text:p>0,0033310078</text:p>
          </table:table-cell>
        </table:table-row>
        <table:table-row table:style-name="ro1">
          <table:table-cell office:value-type="float" office:value="8.76915899603">
            <text:p>8,769158996</text:p>
          </table:table-cell>
          <table:table-cell office:value-type="float" office:value="5.49801351369">
            <text:p>5,4980135137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IF(AND([.F$5]&lt;[.B434];[.B434]&lt;=[.F$6]);([.B434]-[.F$5])/([.F$6]-[.F$5]);1)" office:value-type="float" office:value="0.416335585615">
            <text:p>0,4163355856</text:p>
          </table:table-cell>
          <table:table-cell table:formula="of:=ABS([.D434]-[.C434])" office:value-type="float" office:value="0.00466441438499998">
            <text:p>0,0046644144</text:p>
          </table:table-cell>
          <table:table-cell table:formula="of:=ABS([.D434]-[.C433])" office:value-type="float" office:value="0.00366441438499998">
            <text:p>0,0036644144</text:p>
          </table:table-cell>
        </table:table-row>
        <table:table-row table:style-name="ro1">
          <table:table-cell office:value-type="float" office:value="8.10332520083">
            <text:p>8,1033252008</text:p>
          </table:table-cell>
          <table:table-cell office:value-type="float" office:value="5.5098823774">
            <text:p>5,5098823774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IF(AND([.F$5]&lt;[.B435];[.B435]&lt;=[.F$6]);([.B435]-[.F$5])/([.F$6]-[.F$5]);1)" office:value-type="float" office:value="0.418313729566667">
            <text:p>0,4183137296</text:p>
          </table:table-cell>
          <table:table-cell table:formula="of:=ABS([.D435]-[.C435])" office:value-type="float" office:value="0.00368627043333325">
            <text:p>0,0036862704</text:p>
          </table:table-cell>
          <table:table-cell table:formula="of:=ABS([.D435]-[.C434])" office:value-type="float" office:value="0.00268627043333325">
            <text:p>0,0026862704</text:p>
          </table:table-cell>
        </table:table-row>
        <table:table-row table:style-name="ro1">
          <table:table-cell office:value-type="float" office:value="7.38115445659">
            <text:p>7,3811544566</text:p>
          </table:table-cell>
          <table:table-cell office:value-type="float" office:value="5.51234872724">
            <text:p>5,5123487272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IF(AND([.F$5]&lt;[.B436];[.B436]&lt;=[.F$6]);([.B436]-[.F$5])/([.F$6]-[.F$5]);1)" office:value-type="float" office:value="0.418724787873333">
            <text:p>0,4187247879</text:p>
          </table:table-cell>
          <table:table-cell table:formula="of:=ABS([.D436]-[.C436])" office:value-type="float" office:value="0.00427521212666665">
            <text:p>0,0042752121</text:p>
          </table:table-cell>
          <table:table-cell table:formula="of:=ABS([.D436]-[.C435])" office:value-type="float" office:value="0.00327521212666665">
            <text:p>0,0032752121</text:p>
          </table:table-cell>
        </table:table-row>
        <table:table-row table:style-name="ro1">
          <table:table-cell office:value-type="float" office:value="8.92981932691">
            <text:p>8,9298193269</text:p>
          </table:table-cell>
          <table:table-cell office:value-type="float" office:value="5.51292462795">
            <text:p>5,51292462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IF(AND([.F$5]&lt;[.B437];[.B437]&lt;=[.F$6]);([.B437]-[.F$5])/([.F$6]-[.F$5]);1)" office:value-type="float" office:value="0.418820771325">
            <text:p>0,4188207713</text:p>
          </table:table-cell>
          <table:table-cell table:formula="of:=ABS([.D437]-[.C437])" office:value-type="float" office:value="0.00517922867500009">
            <text:p>0,0051792287</text:p>
          </table:table-cell>
          <table:table-cell table:formula="of:=ABS([.D437]-[.C436])" office:value-type="float" office:value="0.00417922867500009">
            <text:p>0,0041792287</text:p>
          </table:table-cell>
        </table:table-row>
        <table:table-row table:style-name="ro1">
          <table:table-cell office:value-type="float" office:value="3.62051816293">
            <text:p>3,6205181629</text:p>
          </table:table-cell>
          <table:table-cell office:value-type="float" office:value="5.52295771777">
            <text:p>5,5229577178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IF(AND([.F$5]&lt;[.B438];[.B438]&lt;=[.F$6]);([.B438]-[.F$5])/([.F$6]-[.F$5]);1)" office:value-type="float" office:value="0.420492952961667">
            <text:p>0,420492953</text:p>
          </table:table-cell>
          <table:table-cell table:formula="of:=ABS([.D438]-[.C438])" office:value-type="float" office:value="0.00450704703833338">
            <text:p>0,004507047</text:p>
          </table:table-cell>
          <table:table-cell table:formula="of:=ABS([.D438]-[.C437])" office:value-type="float" office:value="0.00350704703833338">
            <text:p>0,003507047</text:p>
          </table:table-cell>
        </table:table-row>
        <table:table-row table:style-name="ro1">
          <table:table-cell office:value-type="float" office:value="4.43311392911">
            <text:p>4,4331139291</text:p>
          </table:table-cell>
          <table:table-cell office:value-type="float" office:value="5.52860723201">
            <text:p>5,528607232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IF(AND([.F$5]&lt;[.B439];[.B439]&lt;=[.F$6]);([.B439]-[.F$5])/([.F$6]-[.F$5]);1)" office:value-type="float" office:value="0.421434538668333">
            <text:p>0,4214345387</text:p>
          </table:table-cell>
          <table:table-cell table:formula="of:=ABS([.D439]-[.C439])" office:value-type="float" office:value="0.00456546133166669">
            <text:p>0,0045654613</text:p>
          </table:table-cell>
          <table:table-cell table:formula="of:=ABS([.D439]-[.C438])" office:value-type="float" office:value="0.00356546133166669">
            <text:p>0,0035654613</text:p>
          </table:table-cell>
        </table:table-row>
        <table:table-row table:style-name="ro1">
          <table:table-cell office:value-type="float" office:value="7.71169597463">
            <text:p>7,7116959746</text:p>
          </table:table-cell>
          <table:table-cell office:value-type="float" office:value="5.54105608937">
            <text:p>5,5410560894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IF(AND([.F$5]&lt;[.B440];[.B440]&lt;=[.F$6]);([.B440]-[.F$5])/([.F$6]-[.F$5]);1)" office:value-type="float" office:value="0.423509348228333">
            <text:p>0,4235093482</text:p>
          </table:table-cell>
          <table:table-cell table:formula="of:=ABS([.D440]-[.C440])" office:value-type="float" office:value="0.00349065177166674">
            <text:p>0,0034906518</text:p>
          </table:table-cell>
          <table:table-cell table:formula="of:=ABS([.D440]-[.C439])" office:value-type="float" office:value="0.00249065177166674">
            <text:p>0,0024906518</text:p>
          </table:table-cell>
        </table:table-row>
        <table:table-row table:style-name="ro1">
          <table:table-cell office:value-type="float" office:value="5.57883408038">
            <text:p>5,5788340804</text:p>
          </table:table-cell>
          <table:table-cell office:value-type="float" office:value="5.55045812309">
            <text:p>5,5504581231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IF(AND([.F$5]&lt;[.B441];[.B441]&lt;=[.F$6]);([.B441]-[.F$5])/([.F$6]-[.F$5]);1)" office:value-type="float" office:value="0.425076353848333">
            <text:p>0,4250763538</text:p>
          </table:table-cell>
          <table:table-cell table:formula="of:=ABS([.D441]-[.C441])" office:value-type="float" office:value="0.00292364615166663">
            <text:p>0,0029236462</text:p>
          </table:table-cell>
          <table:table-cell table:formula="of:=ABS([.D441]-[.C440])" office:value-type="float" office:value="0.00192364615166662">
            <text:p>0,0019236462</text:p>
          </table:table-cell>
        </table:table-row>
        <table:table-row table:style-name="ro1">
          <table:table-cell office:value-type="float" office:value="7.88686399184">
            <text:p>7,8868639918</text:p>
          </table:table-cell>
          <table:table-cell office:value-type="float" office:value="5.5513406835">
            <text:p>5,5513406835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IF(AND([.F$5]&lt;[.B442];[.B442]&lt;=[.F$6]);([.B442]-[.F$5])/([.F$6]-[.F$5]);1)" office:value-type="float" office:value="0.42522344725">
            <text:p>0,4252234473</text:p>
          </table:table-cell>
          <table:table-cell table:formula="of:=ABS([.D442]-[.C442])" office:value-type="float" office:value="0.00377655274999994">
            <text:p>0,0037765527</text:p>
          </table:table-cell>
          <table:table-cell table:formula="of:=ABS([.D442]-[.C441])" office:value-type="float" office:value="0.00277655274999994">
            <text:p>0,0027765527</text:p>
          </table:table-cell>
        </table:table-row>
        <table:table-row table:style-name="ro1">
          <table:table-cell office:value-type="float" office:value="7.5029681288">
            <text:p>7,5029681288</text:p>
          </table:table-cell>
          <table:table-cell office:value-type="float" office:value="5.55912004663">
            <text:p>5,5591200466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IF(AND([.F$5]&lt;[.B443];[.B443]&lt;=[.F$6]);([.B443]-[.F$5])/([.F$6]-[.F$5]);1)" office:value-type="float" office:value="0.426520007771667">
            <text:p>0,4265200078</text:p>
          </table:table-cell>
          <table:table-cell table:formula="of:=ABS([.D443]-[.C443])" office:value-type="float" office:value="0.00347999222833339">
            <text:p>0,0034799922</text:p>
          </table:table-cell>
          <table:table-cell table:formula="of:=ABS([.D443]-[.C442])" office:value-type="float" office:value="0.00247999222833339">
            <text:p>0,0024799922</text:p>
          </table:table-cell>
        </table:table-row>
        <table:table-row table:style-name="ro1">
          <table:table-cell office:value-type="float" office:value="3.37744483082">
            <text:p>3,3774448308</text:p>
          </table:table-cell>
          <table:table-cell office:value-type="float" office:value="5.5608132389">
            <text:p>5,5608132389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IF(AND([.F$5]&lt;[.B444];[.B444]&lt;=[.F$6]);([.B444]-[.F$5])/([.F$6]-[.F$5]);1)" office:value-type="float" office:value="0.426802206483333">
            <text:p>0,4268022065</text:p>
          </table:table-cell>
          <table:table-cell table:formula="of:=ABS([.D444]-[.C444])" office:value-type="float" office:value="0.00419779351666671">
            <text:p>0,0041977935</text:p>
          </table:table-cell>
          <table:table-cell table:formula="of:=ABS([.D444]-[.C443])" office:value-type="float" office:value="0.00319779351666671">
            <text:p>0,0031977935</text:p>
          </table:table-cell>
        </table:table-row>
        <table:table-row table:style-name="ro1">
          <table:table-cell office:value-type="float" office:value="4.36554822249">
            <text:p>4,3655482225</text:p>
          </table:table-cell>
          <table:table-cell office:value-type="float" office:value="5.56800328436">
            <text:p>5,5680032844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IF(AND([.F$5]&lt;[.B445];[.B445]&lt;=[.F$6]);([.B445]-[.F$5])/([.F$6]-[.F$5]);1)" office:value-type="float" office:value="0.428000547393333">
            <text:p>0,4280005474</text:p>
          </table:table-cell>
          <table:table-cell table:formula="of:=ABS([.D445]-[.C445])" office:value-type="float" office:value="0.00399945260666673">
            <text:p>0,0039994526</text:p>
          </table:table-cell>
          <table:table-cell table:formula="of:=ABS([.D445]-[.C444])" office:value-type="float" office:value="0.00299945260666673">
            <text:p>0,0029994526</text:p>
          </table:table-cell>
        </table:table-row>
        <table:table-row table:style-name="ro1">
          <table:table-cell office:value-type="float" office:value="5.95208913145">
            <text:p>5,9520891315</text:p>
          </table:table-cell>
          <table:table-cell office:value-type="float" office:value="5.57771835978">
            <text:p>5,5777183598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IF(AND([.F$5]&lt;[.B446];[.B446]&lt;=[.F$6]);([.B446]-[.F$5])/([.F$6]-[.F$5]);1)" office:value-type="float" office:value="0.42961972663">
            <text:p>0,4296197266</text:p>
          </table:table-cell>
          <table:table-cell table:formula="of:=ABS([.D446]-[.C446])" office:value-type="float" office:value="0.00338027336999991">
            <text:p>0,0033802734</text:p>
          </table:table-cell>
          <table:table-cell table:formula="of:=ABS([.D446]-[.C445])" office:value-type="float" office:value="0.00238027336999991">
            <text:p>0,0023802734</text:p>
          </table:table-cell>
        </table:table-row>
        <table:table-row table:style-name="ro1">
          <table:table-cell office:value-type="float" office:value="6.79679147992">
            <text:p>6,7967914799</text:p>
          </table:table-cell>
          <table:table-cell office:value-type="float" office:value="5.57883408038">
            <text:p>5,5788340804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IF(AND([.F$5]&lt;[.B447];[.B447]&lt;=[.F$6]);([.B447]-[.F$5])/([.F$6]-[.F$5]);1)" office:value-type="float" office:value="0.429805680063333">
            <text:p>0,4298056801</text:p>
          </table:table-cell>
          <table:table-cell table:formula="of:=ABS([.D447]-[.C447])" office:value-type="float" office:value="0.00419431993666664">
            <text:p>0,0041943199</text:p>
          </table:table-cell>
          <table:table-cell table:formula="of:=ABS([.D447]-[.C446])" office:value-type="float" office:value="0.00319431993666663">
            <text:p>0,0031943199</text:p>
          </table:table-cell>
        </table:table-row>
        <table:table-row table:style-name="ro1">
          <table:table-cell office:value-type="float" office:value="3.17720490548">
            <text:p>3,1772049055</text:p>
          </table:table-cell>
          <table:table-cell office:value-type="float" office:value="5.57886016891">
            <text:p>5,5788601689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IF(AND([.F$5]&lt;[.B448];[.B448]&lt;=[.F$6]);([.B448]-[.F$5])/([.F$6]-[.F$5]);1)" office:value-type="float" office:value="0.429810028151667">
            <text:p>0,4298100282</text:p>
          </table:table-cell>
          <table:table-cell table:formula="of:=ABS([.D448]-[.C448])" office:value-type="float" office:value="0.00518997184833342">
            <text:p>0,0051899718</text:p>
          </table:table-cell>
          <table:table-cell table:formula="of:=ABS([.D448]-[.C447])" office:value-type="float" office:value="0.00418997184833342">
            <text:p>0,0041899718</text:p>
          </table:table-cell>
        </table:table-row>
        <table:table-row table:style-name="ro1">
          <table:table-cell office:value-type="float" office:value="8.77738227811">
            <text:p>8,7773822781</text:p>
          </table:table-cell>
          <table:table-cell office:value-type="float" office:value="5.58072914754">
            <text:p>5,5807291475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IF(AND([.F$5]&lt;[.B449];[.B449]&lt;=[.F$6]);([.B449]-[.F$5])/([.F$6]-[.F$5]);1)" office:value-type="float" office:value="0.43012152459">
            <text:p>0,4301215246</text:p>
          </table:table-cell>
          <table:table-cell table:formula="of:=ABS([.D449]-[.C449])" office:value-type="float" office:value="0.00587847541000008">
            <text:p>0,0058784754</text:p>
          </table:table-cell>
          <table:table-cell table:formula="of:=ABS([.D449]-[.C448])" office:value-type="float" office:value="0.00487847541000008">
            <text:p>0,0048784754</text:p>
          </table:table-cell>
        </table:table-row>
        <table:table-row table:style-name="ro1">
          <table:table-cell office:value-type="float" office:value="3.2998662509">
            <text:p>3,2998662509</text:p>
          </table:table-cell>
          <table:table-cell office:value-type="float" office:value="5.60173895097">
            <text:p>5,601738951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IF(AND([.F$5]&lt;[.B450];[.B450]&lt;=[.F$6]);([.B450]-[.F$5])/([.F$6]-[.F$5]);1)" office:value-type="float" office:value="0.433623158495">
            <text:p>0,4336231585</text:p>
          </table:table-cell>
          <table:table-cell table:formula="of:=ABS([.D450]-[.C450])" office:value-type="float" office:value="0.00337684150500006">
            <text:p>0,0033768415</text:p>
          </table:table-cell>
          <table:table-cell table:formula="of:=ABS([.D450]-[.C449])" office:value-type="float" office:value="0.00237684150500006">
            <text:p>0,0023768415</text:p>
          </table:table-cell>
        </table:table-row>
        <table:table-row table:style-name="ro1">
          <table:table-cell office:value-type="float" office:value="6.02978701549">
            <text:p>6,0297870155</text:p>
          </table:table-cell>
          <table:table-cell office:value-type="float" office:value="5.60388503675">
            <text:p>5,6038850368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IF(AND([.F$5]&lt;[.B451];[.B451]&lt;=[.F$6]);([.B451]-[.F$5])/([.F$6]-[.F$5]);1)" office:value-type="float" office:value="0.433980839458333">
            <text:p>0,4339808395</text:p>
          </table:table-cell>
          <table:table-cell table:formula="of:=ABS([.D451]-[.C451])" office:value-type="float" office:value="0.00401916054166662">
            <text:p>0,0040191605</text:p>
          </table:table-cell>
          <table:table-cell table:formula="of:=ABS([.D451]-[.C450])" office:value-type="float" office:value="0.00301916054166662">
            <text:p>0,0030191605</text:p>
          </table:table-cell>
        </table:table-row>
        <table:table-row table:style-name="ro1">
          <table:table-cell office:value-type="float" office:value="4.84731051369">
            <text:p>4,8473105137</text:p>
          </table:table-cell>
          <table:table-cell office:value-type="float" office:value="5.61363258565">
            <text:p>5,6136325857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IF(AND([.F$5]&lt;[.B452];[.B452]&lt;=[.F$6]);([.B452]-[.F$5])/([.F$6]-[.F$5]);1)" office:value-type="float" office:value="0.435605430941667">
            <text:p>0,4356054309</text:p>
          </table:table-cell>
          <table:table-cell table:formula="of:=ABS([.D452]-[.C452])" office:value-type="float" office:value="0.00339456905833324">
            <text:p>0,0033945691</text:p>
          </table:table-cell>
          <table:table-cell table:formula="of:=ABS([.D452]-[.C451])" office:value-type="float" office:value="0.00239456905833324">
            <text:p>0,0023945691</text:p>
          </table:table-cell>
        </table:table-row>
        <table:table-row table:style-name="ro1">
          <table:table-cell office:value-type="float" office:value="5.07376182959">
            <text:p>5,0737618296</text:p>
          </table:table-cell>
          <table:table-cell office:value-type="float" office:value="5.61661087063">
            <text:p>5,6166108706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IF(AND([.F$5]&lt;[.B453];[.B453]&lt;=[.F$6]);([.B453]-[.F$5])/([.F$6]-[.F$5]);1)" office:value-type="float" office:value="0.436101811771667">
            <text:p>0,4361018118</text:p>
          </table:table-cell>
          <table:table-cell table:formula="of:=ABS([.D453]-[.C453])" office:value-type="float" office:value="0.00389818822833338">
            <text:p>0,0038981882</text:p>
          </table:table-cell>
          <table:table-cell table:formula="of:=ABS([.D453]-[.C452])" office:value-type="float" office:value="0.00289818822833338">
            <text:p>0,0028981882</text:p>
          </table:table-cell>
        </table:table-row>
        <table:table-row table:style-name="ro1">
          <table:table-cell office:value-type="float" office:value="6.16883529671">
            <text:p>6,1688352967</text:p>
          </table:table-cell>
          <table:table-cell office:value-type="float" office:value="5.6311595263">
            <text:p>5,6311595263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IF(AND([.F$5]&lt;[.B454];[.B454]&lt;=[.F$6]);([.B454]-[.F$5])/([.F$6]-[.F$5]);1)" office:value-type="float" office:value="0.438526587716667">
            <text:p>0,4385265877</text:p>
          </table:table-cell>
          <table:table-cell table:formula="of:=ABS([.D454]-[.C454])" office:value-type="float" office:value="0.00247341228333331">
            <text:p>0,0024734123</text:p>
          </table:table-cell>
          <table:table-cell table:formula="of:=ABS([.D454]-[.C453])" office:value-type="float" office:value="0.00147341228333331">
            <text:p>0,0014734123</text:p>
          </table:table-cell>
        </table:table-row>
        <table:table-row table:style-name="ro1">
          <table:table-cell office:value-type="float" office:value="3.72646125662">
            <text:p>3,7264612566</text:p>
          </table:table-cell>
          <table:table-cell office:value-type="float" office:value="5.63656384757">
            <text:p>5,6365638476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IF(AND([.F$5]&lt;[.B455];[.B455]&lt;=[.F$6]);([.B455]-[.F$5])/([.F$6]-[.F$5]);1)" office:value-type="float" office:value="0.439427307928333">
            <text:p>0,4394273079</text:p>
          </table:table-cell>
          <table:table-cell table:formula="of:=ABS([.D455]-[.C455])" office:value-type="float" office:value="0.00257269207166672">
            <text:p>0,0025726921</text:p>
          </table:table-cell>
          <table:table-cell table:formula="of:=ABS([.D455]-[.C454])" office:value-type="float" office:value="0.00157269207166671">
            <text:p>0,0015726921</text:p>
          </table:table-cell>
        </table:table-row>
        <table:table-row table:style-name="ro1">
          <table:table-cell office:value-type="float" office:value="8.42180300489">
            <text:p>8,4218030049</text:p>
          </table:table-cell>
          <table:table-cell office:value-type="float" office:value="5.63660454709">
            <text:p>5,6366045471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IF(AND([.F$5]&lt;[.B456];[.B456]&lt;=[.F$6]);([.B456]-[.F$5])/([.F$6]-[.F$5]);1)" office:value-type="float" office:value="0.439434091181667">
            <text:p>0,4394340912</text:p>
          </table:table-cell>
          <table:table-cell table:formula="of:=ABS([.D456]-[.C456])" office:value-type="float" office:value="0.0035659088183333">
            <text:p>0,0035659088</text:p>
          </table:table-cell>
          <table:table-cell table:formula="of:=ABS([.D456]-[.C455])" office:value-type="float" office:value="0.0025659088183333">
            <text:p>0,0025659088</text:p>
          </table:table-cell>
        </table:table-row>
        <table:table-row table:style-name="ro1">
          <table:table-cell office:value-type="float" office:value="7.9100240319">
            <text:p>7,9100240319</text:p>
          </table:table-cell>
          <table:table-cell office:value-type="float" office:value="5.63841512937">
            <text:p>5,6384151294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IF(AND([.F$5]&lt;[.B457];[.B457]&lt;=[.F$6]);([.B457]-[.F$5])/([.F$6]-[.F$5]);1)" office:value-type="float" office:value="0.439735854895">
            <text:p>0,4397358549</text:p>
          </table:table-cell>
          <table:table-cell table:formula="of:=ABS([.D457]-[.C457])" office:value-type="float" office:value="0.00426414510499995">
            <text:p>0,0042641451</text:p>
          </table:table-cell>
          <table:table-cell table:formula="of:=ABS([.D457]-[.C456])" office:value-type="float" office:value="0.00326414510499995">
            <text:p>0,0032641451</text:p>
          </table:table-cell>
        </table:table-row>
        <table:table-row table:style-name="ro1">
          <table:table-cell office:value-type="float" office:value="6.40562102144">
            <text:p>6,4056210214</text:p>
          </table:table-cell>
          <table:table-cell office:value-type="float" office:value="5.63909910057">
            <text:p>5,6390991006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IF(AND([.F$5]&lt;[.B458];[.B458]&lt;=[.F$6]);([.B458]-[.F$5])/([.F$6]-[.F$5]);1)" office:value-type="float" office:value="0.439849850095">
            <text:p>0,4398498501</text:p>
          </table:table-cell>
          <table:table-cell table:formula="of:=ABS([.D458]-[.C458])" office:value-type="float" office:value="0.00515014990499996">
            <text:p>0,0051501499</text:p>
          </table:table-cell>
          <table:table-cell table:formula="of:=ABS([.D458]-[.C457])" office:value-type="float" office:value="0.00415014990499996">
            <text:p>0,0041501499</text:p>
          </table:table-cell>
        </table:table-row>
        <table:table-row table:style-name="ro1">
          <table:table-cell office:value-type="float" office:value="7.6969903773">
            <text:p>7,6969903773</text:p>
          </table:table-cell>
          <table:table-cell office:value-type="float" office:value="5.64649814692">
            <text:p>5,6464981469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IF(AND([.F$5]&lt;[.B459];[.B459]&lt;=[.F$6]);([.B459]-[.F$5])/([.F$6]-[.F$5]);1)" office:value-type="float" office:value="0.441083024486667">
            <text:p>0,4410830245</text:p>
          </table:table-cell>
          <table:table-cell table:formula="of:=ABS([.D459]-[.C459])" office:value-type="float" office:value="0.00491697551333337">
            <text:p>0,0049169755</text:p>
          </table:table-cell>
          <table:table-cell table:formula="of:=ABS([.D459]-[.C458])" office:value-type="float" office:value="0.00391697551333336">
            <text:p>0,0039169755</text:p>
          </table:table-cell>
        </table:table-row>
        <table:table-row table:style-name="ro1">
          <table:table-cell office:value-type="float" office:value="6.89883553618">
            <text:p>6,8988355362</text:p>
          </table:table-cell>
          <table:table-cell office:value-type="float" office:value="5.65194866678">
            <text:p>5,6519486668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IF(AND([.F$5]&lt;[.B460];[.B460]&lt;=[.F$6]);([.B460]-[.F$5])/([.F$6]-[.F$5]);1)" office:value-type="float" office:value="0.441991444463333">
            <text:p>0,4419914445</text:p>
          </table:table-cell>
          <table:table-cell table:formula="of:=ABS([.D460]-[.C460])" office:value-type="float" office:value="0.00500855553666668">
            <text:p>0,0050085555</text:p>
          </table:table-cell>
          <table:table-cell table:formula="of:=ABS([.D460]-[.C459])" office:value-type="float" office:value="0.00400855553666668">
            <text:p>0,0040085555</text:p>
          </table:table-cell>
        </table:table-row>
        <table:table-row table:style-name="ro1">
          <table:table-cell office:value-type="float" office:value="3.16339211078">
            <text:p>3,1633921108</text:p>
          </table:table-cell>
          <table:table-cell office:value-type="float" office:value="5.65514791794">
            <text:p>5,6551479179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IF(AND([.F$5]&lt;[.B461];[.B461]&lt;=[.F$6]);([.B461]-[.F$5])/([.F$6]-[.F$5]);1)" office:value-type="float" office:value="0.44252465299">
            <text:p>0,442524653</text:p>
          </table:table-cell>
          <table:table-cell table:formula="of:=ABS([.D461]-[.C461])" office:value-type="float" office:value="0.00547534701000002">
            <text:p>0,005475347</text:p>
          </table:table-cell>
          <table:table-cell table:formula="of:=ABS([.D461]-[.C460])" office:value-type="float" office:value="0.00447534701000002">
            <text:p>0,004475347</text:p>
          </table:table-cell>
        </table:table-row>
        <table:table-row table:style-name="ro1">
          <table:table-cell office:value-type="float" office:value="8.71639936658">
            <text:p>8,7163993666</text:p>
          </table:table-cell>
          <table:table-cell office:value-type="float" office:value="5.65683440686">
            <text:p>5,6568344069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IF(AND([.F$5]&lt;[.B462];[.B462]&lt;=[.F$6]);([.B462]-[.F$5])/([.F$6]-[.F$5]);1)" office:value-type="float" office:value="0.442805734476667">
            <text:p>0,4428057345</text:p>
          </table:table-cell>
          <table:table-cell table:formula="of:=ABS([.D462]-[.C462])" office:value-type="float" office:value="0.00619426552333335">
            <text:p>0,0061942655</text:p>
          </table:table-cell>
          <table:table-cell table:formula="of:=ABS([.D462]-[.C461])" office:value-type="float" office:value="0.00519426552333335">
            <text:p>0,0051942655</text:p>
          </table:table-cell>
        </table:table-row>
        <table:table-row table:style-name="ro1">
          <table:table-cell office:value-type="float" office:value="6.61413468329">
            <text:p>6,6141346833</text:p>
          </table:table-cell>
          <table:table-cell office:value-type="float" office:value="5.661940148">
            <text:p>5,661940148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IF(AND([.F$5]&lt;[.B463];[.B463]&lt;=[.F$6]);([.B463]-[.F$5])/([.F$6]-[.F$5]);1)" office:value-type="float" office:value="0.443656691333333">
            <text:p>0,4436566913</text:p>
          </table:table-cell>
          <table:table-cell table:formula="of:=ABS([.D463]-[.C463])" office:value-type="float" office:value="0.00634330866666666">
            <text:p>0,0063433087</text:p>
          </table:table-cell>
          <table:table-cell table:formula="of:=ABS([.D463]-[.C462])" office:value-type="float" office:value="0.00534330866666666">
            <text:p>0,0053433087</text:p>
          </table:table-cell>
        </table:table-row>
        <table:table-row table:style-name="ro1">
          <table:table-cell office:value-type="float" office:value="3.79020969646">
            <text:p>3,7902096965</text:p>
          </table:table-cell>
          <table:table-cell office:value-type="float" office:value="5.66802276446">
            <text:p>5,6680227645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IF(AND([.F$5]&lt;[.B464];[.B464]&lt;=[.F$6]);([.B464]-[.F$5])/([.F$6]-[.F$5]);1)" office:value-type="float" office:value="0.444670460743333">
            <text:p>0,4446704607</text:p>
          </table:table-cell>
          <table:table-cell table:formula="of:=ABS([.D464]-[.C464])" office:value-type="float" office:value="0.00632953925666668">
            <text:p>0,0063295393</text:p>
          </table:table-cell>
          <table:table-cell table:formula="of:=ABS([.D464]-[.C463])" office:value-type="float" office:value="0.00532953925666668">
            <text:p>0,0053295393</text:p>
          </table:table-cell>
        </table:table-row>
        <table:table-row table:style-name="ro1">
          <table:table-cell office:value-type="float" office:value="7.48733978906">
            <text:p>7,4873397891</text:p>
          </table:table-cell>
          <table:table-cell office:value-type="float" office:value="5.66806527674">
            <text:p>5,6680652767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IF(AND([.F$5]&lt;[.B465];[.B465]&lt;=[.F$6]);([.B465]-[.F$5])/([.F$6]-[.F$5]);1)" office:value-type="float" office:value="0.444677546123333">
            <text:p>0,4446775461</text:p>
          </table:table-cell>
          <table:table-cell table:formula="of:=ABS([.D465]-[.C465])" office:value-type="float" office:value="0.00732245387666664">
            <text:p>0,0073224539</text:p>
          </table:table-cell>
          <table:table-cell table:formula="of:=ABS([.D465]-[.C464])" office:value-type="float" office:value="0.00632245387666663">
            <text:p>0,0063224539</text:p>
          </table:table-cell>
        </table:table-row>
        <table:table-row table:style-name="ro1">
          <table:table-cell office:value-type="float" office:value="4.66743076573">
            <text:p>4,6674307657</text:p>
          </table:table-cell>
          <table:table-cell office:value-type="float" office:value="5.67652209027">
            <text:p>5,6765220903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IF(AND([.F$5]&lt;[.B466];[.B466]&lt;=[.F$6]);([.B466]-[.F$5])/([.F$6]-[.F$5]);1)" office:value-type="float" office:value="0.446087015045">
            <text:p>0,446087015</text:p>
          </table:table-cell>
          <table:table-cell table:formula="of:=ABS([.D466]-[.C466])" office:value-type="float" office:value="0.00691298495500003">
            <text:p>0,006912985</text:p>
          </table:table-cell>
          <table:table-cell table:formula="of:=ABS([.D466]-[.C465])" office:value-type="float" office:value="0.00591298495500003">
            <text:p>0,005912985</text:p>
          </table:table-cell>
        </table:table-row>
        <table:table-row table:style-name="ro1">
          <table:table-cell office:value-type="float" office:value="6.82790125144">
            <text:p>6,8279012514</text:p>
          </table:table-cell>
          <table:table-cell office:value-type="float" office:value="5.67860148172">
            <text:p>5,6786014817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IF(AND([.F$5]&lt;[.B467];[.B467]&lt;=[.F$6]);([.B467]-[.F$5])/([.F$6]-[.F$5]);1)" office:value-type="float" office:value="0.446433580286667">
            <text:p>0,4464335803</text:p>
          </table:table-cell>
          <table:table-cell table:formula="of:=ABS([.D467]-[.C467])" office:value-type="float" office:value="0.00756641971333327">
            <text:p>0,0075664197</text:p>
          </table:table-cell>
          <table:table-cell table:formula="of:=ABS([.D467]-[.C466])" office:value-type="float" office:value="0.00656641971333327">
            <text:p>0,0065664197</text:p>
          </table:table-cell>
        </table:table-row>
        <table:table-row table:style-name="ro1">
          <table:table-cell office:value-type="float" office:value="8.86809240266">
            <text:p>8,8680924027</text:p>
          </table:table-cell>
          <table:table-cell office:value-type="float" office:value="5.68852882729">
            <text:p>5,6885288273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IF(AND([.F$5]&lt;[.B468];[.B468]&lt;=[.F$6]);([.B468]-[.F$5])/([.F$6]-[.F$5]);1)" office:value-type="float" office:value="0.448088137881667">
            <text:p>0,4480881379</text:p>
          </table:table-cell>
          <table:table-cell table:formula="of:=ABS([.D468]-[.C468])" office:value-type="float" office:value="0.00691186211833339">
            <text:p>0,0069118621</text:p>
          </table:table-cell>
          <table:table-cell table:formula="of:=ABS([.D468]-[.C467])" office:value-type="float" office:value="0.00591186211833339">
            <text:p>0,0059118621</text:p>
          </table:table-cell>
        </table:table-row>
        <table:table-row table:style-name="ro1">
          <table:table-cell office:value-type="float" office:value="4.49476249595">
            <text:p>4,494762496</text:p>
          </table:table-cell>
          <table:table-cell office:value-type="float" office:value="5.70429713628">
            <text:p>5,7042971363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IF(AND([.F$5]&lt;[.B469];[.B469]&lt;=[.F$6]);([.B469]-[.F$5])/([.F$6]-[.F$5]);1)" office:value-type="float" office:value="0.45071618938">
            <text:p>0,4507161894</text:p>
          </table:table-cell>
          <table:table-cell table:formula="of:=ABS([.D469]-[.C469])" office:value-type="float" office:value="0.00528381062">
            <text:p>0,0052838106</text:p>
          </table:table-cell>
          <table:table-cell table:formula="of:=ABS([.D469]-[.C468])" office:value-type="float" office:value="0.00428381061999999">
            <text:p>0,0042838106</text:p>
          </table:table-cell>
        </table:table-row>
        <table:table-row table:style-name="ro1">
          <table:table-cell office:value-type="float" office:value="7.56692855823">
            <text:p>7,5669285582</text:p>
          </table:table-cell>
          <table:table-cell office:value-type="float" office:value="5.71480637732">
            <text:p>5,7148063773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IF(AND([.F$5]&lt;[.B470];[.B470]&lt;=[.F$6]);([.B470]-[.F$5])/([.F$6]-[.F$5]);1)" office:value-type="float" office:value="0.452467729553333">
            <text:p>0,4524677296</text:p>
          </table:table-cell>
          <table:table-cell table:formula="of:=ABS([.D470]-[.C470])" office:value-type="float" office:value="0.0045322704466666">
            <text:p>0,0045322704</text:p>
          </table:table-cell>
          <table:table-cell table:formula="of:=ABS([.D470]-[.C469])" office:value-type="float" office:value="0.0035322704466666">
            <text:p>0,0035322704</text:p>
          </table:table-cell>
        </table:table-row>
        <table:table-row table:style-name="ro1">
          <table:table-cell office:value-type="float" office:value="3.24913614386">
            <text:p>3,2491361439</text:p>
          </table:table-cell>
          <table:table-cell office:value-type="float" office:value="5.72082877408">
            <text:p>5,7208287741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IF(AND([.F$5]&lt;[.B471];[.B471]&lt;=[.F$6]);([.B471]-[.F$5])/([.F$6]-[.F$5]);1)" office:value-type="float" office:value="0.453471462346667">
            <text:p>0,4534714623</text:p>
          </table:table-cell>
          <table:table-cell table:formula="of:=ABS([.D471]-[.C471])" office:value-type="float" office:value="0.00452853765333333">
            <text:p>0,0045285377</text:p>
          </table:table-cell>
          <table:table-cell table:formula="of:=ABS([.D471]-[.C470])" office:value-type="float" office:value="0.00352853765333333">
            <text:p>0,0035285377</text:p>
          </table:table-cell>
        </table:table-row>
        <table:table-row table:style-name="ro1">
          <table:table-cell office:value-type="float" office:value="7.98634318858">
            <text:p>7,9863431886</text:p>
          </table:table-cell>
          <table:table-cell office:value-type="float" office:value="5.72732841557">
            <text:p>5,7273284156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IF(AND([.F$5]&lt;[.B472];[.B472]&lt;=[.F$6]);([.B472]-[.F$5])/([.F$6]-[.F$5]);1)" office:value-type="float" office:value="0.454554735928333">
            <text:p>0,4545547359</text:p>
          </table:table-cell>
          <table:table-cell table:formula="of:=ABS([.D472]-[.C472])" office:value-type="float" office:value="0.00444526407166673">
            <text:p>0,0044452641</text:p>
          </table:table-cell>
          <table:table-cell table:formula="of:=ABS([.D472]-[.C471])" office:value-type="float" office:value="0.00344526407166673">
            <text:p>0,0034452641</text:p>
          </table:table-cell>
        </table:table-row>
        <table:table-row table:style-name="ro1">
          <table:table-cell office:value-type="float" office:value="4.45417376309">
            <text:p>4,4541737631</text:p>
          </table:table-cell>
          <table:table-cell office:value-type="float" office:value="5.7305273508">
            <text:p>5,7305273508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IF(AND([.F$5]&lt;[.B473];[.B473]&lt;=[.F$6]);([.B473]-[.F$5])/([.F$6]-[.F$5]);1)" office:value-type="float" office:value="0.4550878918">
            <text:p>0,4550878918</text:p>
          </table:table-cell>
          <table:table-cell table:formula="of:=ABS([.D473]-[.C473])" office:value-type="float" office:value="0.00491210819999999">
            <text:p>0,0049121082</text:p>
          </table:table-cell>
          <table:table-cell table:formula="of:=ABS([.D473]-[.C472])" office:value-type="float" office:value="0.00391210819999999">
            <text:p>0,0039121082</text:p>
          </table:table-cell>
        </table:table-row>
        <table:table-row table:style-name="ro1">
          <table:table-cell office:value-type="float" office:value="8.32878025017">
            <text:p>8,3287802502</text:p>
          </table:table-cell>
          <table:table-cell office:value-type="float" office:value="5.73127845595">
            <text:p>5,731278456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IF(AND([.F$5]&lt;[.B474];[.B474]&lt;=[.F$6]);([.B474]-[.F$5])/([.F$6]-[.F$5]);1)" office:value-type="float" office:value="0.455213075991667">
            <text:p>0,455213076</text:p>
          </table:table-cell>
          <table:table-cell table:formula="of:=ABS([.D474]-[.C474])" office:value-type="float" office:value="0.00578692400833336">
            <text:p>0,005786924</text:p>
          </table:table-cell>
          <table:table-cell table:formula="of:=ABS([.D474]-[.C473])" office:value-type="float" office:value="0.00478692400833336">
            <text:p>0,004786924</text:p>
          </table:table-cell>
        </table:table-row>
        <table:table-row table:style-name="ro1">
          <table:table-cell office:value-type="float" office:value="5.12130186968">
            <text:p>5,1213018697</text:p>
          </table:table-cell>
          <table:table-cell office:value-type="float" office:value="5.73570062586">
            <text:p>5,7357006259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IF(AND([.F$5]&lt;[.B475];[.B475]&lt;=[.F$6]);([.B475]-[.F$5])/([.F$6]-[.F$5]);1)" office:value-type="float" office:value="0.45595010431">
            <text:p>0,4559501043</text:p>
          </table:table-cell>
          <table:table-cell table:formula="of:=ABS([.D475]-[.C475])" office:value-type="float" office:value="0.00604989569000003">
            <text:p>0,0060498957</text:p>
          </table:table-cell>
          <table:table-cell table:formula="of:=ABS([.D475]-[.C474])" office:value-type="float" office:value="0.00504989569000003">
            <text:p>0,0050498957</text:p>
          </table:table-cell>
        </table:table-row>
        <table:table-row table:style-name="ro1">
          <table:table-cell office:value-type="float" office:value="3.27344818084">
            <text:p>3,2734481808</text:p>
          </table:table-cell>
          <table:table-cell office:value-type="float" office:value="5.73779933049">
            <text:p>5,7377993305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IF(AND([.F$5]&lt;[.B476];[.B476]&lt;=[.F$6]);([.B476]-[.F$5])/([.F$6]-[.F$5]);1)" office:value-type="float" office:value="0.456299888415">
            <text:p>0,4562998884</text:p>
          </table:table-cell>
          <table:table-cell table:formula="of:=ABS([.D476]-[.C476])" office:value-type="float" office:value="0.00670011158500006">
            <text:p>0,0067001116</text:p>
          </table:table-cell>
          <table:table-cell table:formula="of:=ABS([.D476]-[.C475])" office:value-type="float" office:value="0.00570011158500006">
            <text:p>0,0057001116</text:p>
          </table:table-cell>
        </table:table-row>
        <table:table-row table:style-name="ro1">
          <table:table-cell office:value-type="float" office:value="3.56849680111">
            <text:p>3,5684968011</text:p>
          </table:table-cell>
          <table:table-cell office:value-type="float" office:value="5.74583696729">
            <text:p>5,7458369673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IF(AND([.F$5]&lt;[.B477];[.B477]&lt;=[.F$6]);([.B477]-[.F$5])/([.F$6]-[.F$5]);1)" office:value-type="float" office:value="0.457639494548333">
            <text:p>0,4576394945</text:p>
          </table:table-cell>
          <table:table-cell table:formula="of:=ABS([.D477]-[.C477])" office:value-type="float" office:value="0.00636050545166672">
            <text:p>0,0063605055</text:p>
          </table:table-cell>
          <table:table-cell table:formula="of:=ABS([.D477]-[.C476])" office:value-type="float" office:value="0.00536050545166672">
            <text:p>0,0053605055</text:p>
          </table:table-cell>
        </table:table-row>
        <table:table-row table:style-name="ro1">
          <table:table-cell office:value-type="float" office:value="8.3945989749">
            <text:p>8,3945989749</text:p>
          </table:table-cell>
          <table:table-cell office:value-type="float" office:value="5.74586532051">
            <text:p>5,7458653205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IF(AND([.F$5]&lt;[.B478];[.B478]&lt;=[.F$6]);([.B478]-[.F$5])/([.F$6]-[.F$5]);1)" office:value-type="float" office:value="0.457644220085">
            <text:p>0,4576442201</text:p>
          </table:table-cell>
          <table:table-cell table:formula="of:=ABS([.D478]-[.C478])" office:value-type="float" office:value="0.00735577991500003">
            <text:p>0,0073557799</text:p>
          </table:table-cell>
          <table:table-cell table:formula="of:=ABS([.D478]-[.C477])" office:value-type="float" office:value="0.00635577991500003">
            <text:p>0,0063557799</text:p>
          </table:table-cell>
        </table:table-row>
        <table:table-row table:style-name="ro1">
          <table:table-cell office:value-type="float" office:value="8.89333807882">
            <text:p>8,8933380788</text:p>
          </table:table-cell>
          <table:table-cell office:value-type="float" office:value="5.75390314537">
            <text:p>5,7539031454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IF(AND([.F$5]&lt;[.B479];[.B479]&lt;=[.F$6]);([.B479]-[.F$5])/([.F$6]-[.F$5]);1)" office:value-type="float" office:value="0.458983857561667">
            <text:p>0,4589838576</text:p>
          </table:table-cell>
          <table:table-cell table:formula="of:=ABS([.D479]-[.C479])" office:value-type="float" office:value="0.00701614243833337">
            <text:p>0,0070161424</text:p>
          </table:table-cell>
          <table:table-cell table:formula="of:=ABS([.D479]-[.C478])" office:value-type="float" office:value="0.00601614243833337">
            <text:p>0,0060161424</text:p>
          </table:table-cell>
        </table:table-row>
        <table:table-row table:style-name="ro1">
          <table:table-cell office:value-type="float" office:value="8.81412704145">
            <text:p>8,8141270415</text:p>
          </table:table-cell>
          <table:table-cell office:value-type="float" office:value="5.75413525012">
            <text:p>5,7541352501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IF(AND([.F$5]&lt;[.B480];[.B480]&lt;=[.F$6]);([.B480]-[.F$5])/([.F$6]-[.F$5]);1)" office:value-type="float" office:value="0.459022541686667">
            <text:p>0,4590225417</text:p>
          </table:table-cell>
          <table:table-cell table:formula="of:=ABS([.D480]-[.C480])" office:value-type="float" office:value="0.00797745831333335">
            <text:p>0,0079774583</text:p>
          </table:table-cell>
          <table:table-cell table:formula="of:=ABS([.D480]-[.C479])" office:value-type="float" office:value="0.00697745831333335">
            <text:p>0,0069774583</text:p>
          </table:table-cell>
        </table:table-row>
        <table:table-row table:style-name="ro1">
          <table:table-cell office:value-type="float" office:value="5.06106514862">
            <text:p>5,0610651486</text:p>
          </table:table-cell>
          <table:table-cell office:value-type="float" office:value="5.75805795517">
            <text:p>5,7580579552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IF(AND([.F$5]&lt;[.B481];[.B481]&lt;=[.F$6]);([.B481]-[.F$5])/([.F$6]-[.F$5]);1)" office:value-type="float" office:value="0.459676325861667">
            <text:p>0,4596763259</text:p>
          </table:table-cell>
          <table:table-cell table:formula="of:=ABS([.D481]-[.C481])" office:value-type="float" office:value="0.00832367413833335">
            <text:p>0,0083236741</text:p>
          </table:table-cell>
          <table:table-cell table:formula="of:=ABS([.D481]-[.C480])" office:value-type="float" office:value="0.00732367413833335">
            <text:p>0,0073236741</text:p>
          </table:table-cell>
        </table:table-row>
        <table:table-row table:style-name="ro1">
          <table:table-cell office:value-type="float" office:value="4.72685873416">
            <text:p>4,7268587342</text:p>
          </table:table-cell>
          <table:table-cell office:value-type="float" office:value="5.76301829357">
            <text:p>5,7630182936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IF(AND([.F$5]&lt;[.B482];[.B482]&lt;=[.F$6]);([.B482]-[.F$5])/([.F$6]-[.F$5]);1)" office:value-type="float" office:value="0.460503048928333">
            <text:p>0,4605030489</text:p>
          </table:table-cell>
          <table:table-cell table:formula="of:=ABS([.D482]-[.C482])" office:value-type="float" office:value="0.00849695107166665">
            <text:p>0,0084969511</text:p>
          </table:table-cell>
          <table:table-cell table:formula="of:=ABS([.D482]-[.C481])" office:value-type="float" office:value="0.0074969510716667">
            <text:p>0,0074969511</text:p>
          </table:table-cell>
        </table:table-row>
        <table:table-row table:style-name="ro1">
          <table:table-cell office:value-type="float" office:value="6.74151029783">
            <text:p>6,7415102978</text:p>
          </table:table-cell>
          <table:table-cell office:value-type="float" office:value="5.77167030531">
            <text:p>5,7716703053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IF(AND([.F$5]&lt;[.B483];[.B483]&lt;=[.F$6]);([.B483]-[.F$5])/([.F$6]-[.F$5]);1)" office:value-type="float" office:value="0.461945050885">
            <text:p>0,4619450509</text:p>
          </table:table-cell>
          <table:table-cell table:formula="of:=ABS([.D483]-[.C483])" office:value-type="float" office:value="0.00805494911499999">
            <text:p>0,0080549491</text:p>
          </table:table-cell>
          <table:table-cell table:formula="of:=ABS([.D483]-[.C482])" office:value-type="float" office:value="0.00705494911499999">
            <text:p>0,0070549491</text:p>
          </table:table-cell>
        </table:table-row>
        <table:table-row table:style-name="ro1">
          <table:table-cell office:value-type="float" office:value="8.76307738467">
            <text:p>8,7630773847</text:p>
          </table:table-cell>
          <table:table-cell office:value-type="float" office:value="5.78064662165">
            <text:p>5,7806466217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IF(AND([.F$5]&lt;[.B484];[.B484]&lt;=[.F$6]);([.B484]-[.F$5])/([.F$6]-[.F$5]);1)" office:value-type="float" office:value="0.463441103608333">
            <text:p>0,4634411036</text:p>
          </table:table-cell>
          <table:table-cell table:formula="of:=ABS([.D484]-[.C484])" office:value-type="float" office:value="0.00755889639166668">
            <text:p>0,0075588964</text:p>
          </table:table-cell>
          <table:table-cell table:formula="of:=ABS([.D484]-[.C483])" office:value-type="float" office:value="0.00655889639166668">
            <text:p>0,0065588964</text:p>
          </table:table-cell>
        </table:table-row>
        <table:table-row table:style-name="ro1">
          <table:table-cell office:value-type="float" office:value="8.9265763259">
            <text:p>8,9265763259</text:p>
          </table:table-cell>
          <table:table-cell office:value-type="float" office:value="5.78677039816">
            <text:p>5,7867703982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IF(AND([.F$5]&lt;[.B485];[.B485]&lt;=[.F$6]);([.B485]-[.F$5])/([.F$6]-[.F$5]);1)" office:value-type="float" office:value="0.464461733026667">
            <text:p>0,464461733</text:p>
          </table:table-cell>
          <table:table-cell table:formula="of:=ABS([.D485]-[.C485])" office:value-type="float" office:value="0.00753826697333332">
            <text:p>0,007538267</text:p>
          </table:table-cell>
          <table:table-cell table:formula="of:=ABS([.D485]-[.C484])" office:value-type="float" office:value="0.00653826697333332">
            <text:p>0,006538267</text:p>
          </table:table-cell>
        </table:table-row>
        <table:table-row table:style-name="ro1">
          <table:table-cell office:value-type="float" office:value="4.1688886964">
            <text:p>4,1688886964</text:p>
          </table:table-cell>
          <table:table-cell office:value-type="float" office:value="5.78856969838">
            <text:p>5,7885696984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IF(AND([.F$5]&lt;[.B486];[.B486]&lt;=[.F$6]);([.B486]-[.F$5])/([.F$6]-[.F$5]);1)" office:value-type="float" office:value="0.464761616396667">
            <text:p>0,4647616164</text:p>
          </table:table-cell>
          <table:table-cell table:formula="of:=ABS([.D486]-[.C486])" office:value-type="float" office:value="0.00823838360333334">
            <text:p>0,0082383836</text:p>
          </table:table-cell>
          <table:table-cell table:formula="of:=ABS([.D486]-[.C485])" office:value-type="float" office:value="0.00723838360333334">
            <text:p>0,0072383836</text:p>
          </table:table-cell>
        </table:table-row>
        <table:table-row table:style-name="ro1">
          <table:table-cell office:value-type="float" office:value="3.4135105181">
            <text:p>3,4135105181</text:p>
          </table:table-cell>
          <table:table-cell office:value-type="float" office:value="5.82478370219">
            <text:p>5,8247837022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IF(AND([.F$5]&lt;[.B487];[.B487]&lt;=[.F$6]);([.B487]-[.F$5])/([.F$6]-[.F$5]);1)" office:value-type="float" office:value="0.470797283698333">
            <text:p>0,4707972837</text:p>
          </table:table-cell>
          <table:table-cell table:formula="of:=ABS([.D487]-[.C487])" office:value-type="float" office:value="0.00320271630166657">
            <text:p>0,0032027163</text:p>
          </table:table-cell>
          <table:table-cell table:formula="of:=ABS([.D487]-[.C486])" office:value-type="float" office:value="0.00220271630166657">
            <text:p>0,0022027163</text:p>
          </table:table-cell>
        </table:table-row>
        <table:table-row table:style-name="ro1">
          <table:table-cell office:value-type="float" office:value="8.72447143188">
            <text:p>8,7244714319</text:p>
          </table:table-cell>
          <table:table-cell office:value-type="float" office:value="5.83459735746">
            <text:p>5,8345973575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IF(AND([.F$5]&lt;[.B488];[.B488]&lt;=[.F$6]);([.B488]-[.F$5])/([.F$6]-[.F$5]);1)" office:value-type="float" office:value="0.47243289291">
            <text:p>0,4724328929</text:p>
          </table:table-cell>
          <table:table-cell table:formula="of:=ABS([.D488]-[.C488])" office:value-type="float" office:value="0.00256710709000002">
            <text:p>0,0025671071</text:p>
          </table:table-cell>
          <table:table-cell table:formula="of:=ABS([.D488]-[.C487])" office:value-type="float" office:value="0.00156710709000002">
            <text:p>0,0015671071</text:p>
          </table:table-cell>
        </table:table-row>
        <table:table-row table:style-name="ro1">
          <table:table-cell office:value-type="float" office:value="6.82388538113">
            <text:p>6,8238853811</text:p>
          </table:table-cell>
          <table:table-cell office:value-type="float" office:value="5.84088127509">
            <text:p>5,8408812751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IF(AND([.F$5]&lt;[.B489];[.B489]&lt;=[.F$6]);([.B489]-[.F$5])/([.F$6]-[.F$5]);1)" office:value-type="float" office:value="0.473480212515">
            <text:p>0,4734802125</text:p>
          </table:table-cell>
          <table:table-cell table:formula="of:=ABS([.D489]-[.C489])" office:value-type="float" office:value="0.00251978748499998">
            <text:p>0,0025197875</text:p>
          </table:table-cell>
          <table:table-cell table:formula="of:=ABS([.D489]-[.C488])" office:value-type="float" office:value="0.00151978748499998">
            <text:p>0,0015197875</text:p>
          </table:table-cell>
        </table:table-row>
        <table:table-row table:style-name="ro1">
          <table:table-cell office:value-type="float" office:value="3.49196723974">
            <text:p>3,4919672397</text:p>
          </table:table-cell>
          <table:table-cell office:value-type="float" office:value="5.84563145625">
            <text:p>5,8456314563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IF(AND([.F$5]&lt;[.B490];[.B490]&lt;=[.F$6]);([.B490]-[.F$5])/([.F$6]-[.F$5]);1)" office:value-type="float" office:value="0.474271909375">
            <text:p>0,4742719094</text:p>
          </table:table-cell>
          <table:table-cell table:formula="of:=ABS([.D490]-[.C490])" office:value-type="float" office:value="0.00272809062500007">
            <text:p>0,0027280906</text:p>
          </table:table-cell>
          <table:table-cell table:formula="of:=ABS([.D490]-[.C489])" office:value-type="float" office:value="0.00172809062500007">
            <text:p>0,0017280906</text:p>
          </table:table-cell>
        </table:table-row>
        <table:table-row table:style-name="ro1">
          <table:table-cell office:value-type="float" office:value="8.58319981198">
            <text:p>8,583199812</text:p>
          </table:table-cell>
          <table:table-cell office:value-type="float" office:value="5.85850139529">
            <text:p>5,8585013953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IF(AND([.F$5]&lt;[.B491];[.B491]&lt;=[.F$6]);([.B491]-[.F$5])/([.F$6]-[.F$5]);1)" office:value-type="float" office:value="0.476416899215">
            <text:p>0,4764168992</text:p>
          </table:table-cell>
          <table:table-cell table:formula="of:=ABS([.D491]-[.C491])" office:value-type="float" office:value="0.00158310078499996">
            <text:p>0,0015831008</text:p>
          </table:table-cell>
          <table:table-cell table:formula="of:=ABS([.D491]-[.C490])" office:value-type="float" office:value="0.000583100784999957">
            <text:p>0,0005831008</text:p>
          </table:table-cell>
        </table:table-row>
        <table:table-row table:style-name="ro1">
          <table:table-cell office:value-type="float" office:value="3.54043310262">
            <text:p>3,5404331026</text:p>
          </table:table-cell>
          <table:table-cell office:value-type="float" office:value="5.85950521466">
            <text:p>5,8595052147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IF(AND([.F$5]&lt;[.B492];[.B492]&lt;=[.F$6]);([.B492]-[.F$5])/([.F$6]-[.F$5]);1)" office:value-type="float" office:value="0.476584202443333">
            <text:p>0,4765842024</text:p>
          </table:table-cell>
          <table:table-cell table:formula="of:=ABS([.D492]-[.C492])" office:value-type="float" office:value="0.0024157975566666">
            <text:p>0,0024157976</text:p>
          </table:table-cell>
          <table:table-cell table:formula="of:=ABS([.D492]-[.C491])" office:value-type="float" office:value="0.0014157975566666">
            <text:p>0,0014157976</text:p>
          </table:table-cell>
        </table:table-row>
        <table:table-row table:style-name="ro1">
          <table:table-cell office:value-type="float" office:value="4.88889000134">
            <text:p>4,8888900013</text:p>
          </table:table-cell>
          <table:table-cell office:value-type="float" office:value="5.86894677135">
            <text:p>5,868946771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IF(AND([.F$5]&lt;[.B493];[.B493]&lt;=[.F$6]);([.B493]-[.F$5])/([.F$6]-[.F$5]);1)" office:value-type="float" office:value="0.478157795225">
            <text:p>0,4781577952</text:p>
          </table:table-cell>
          <table:table-cell table:formula="of:=ABS([.D493]-[.C493])" office:value-type="float" office:value="0.00184220477499997">
            <text:p>0,0018422048</text:p>
          </table:table-cell>
          <table:table-cell table:formula="of:=ABS([.D493]-[.C492])" office:value-type="float" office:value="0.000842204774999966">
            <text:p>0,0008422048</text:p>
          </table:table-cell>
        </table:table-row>
        <table:table-row table:style-name="ro1">
          <table:table-cell office:value-type="float" office:value="5.00776577825">
            <text:p>5,0077657783</text:p>
          </table:table-cell>
          <table:table-cell office:value-type="float" office:value="5.86970779725">
            <text:p>5,8697077973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IF(AND([.F$5]&lt;[.B494];[.B494]&lt;=[.F$6]);([.B494]-[.F$5])/([.F$6]-[.F$5]);1)" office:value-type="float" office:value="0.478284632875">
            <text:p>0,4782846329</text:p>
          </table:table-cell>
          <table:table-cell table:formula="of:=ABS([.D494]-[.C494])" office:value-type="float" office:value="0.00271536712499992">
            <text:p>0,0027153671</text:p>
          </table:table-cell>
          <table:table-cell table:formula="of:=ABS([.D494]-[.C493])" office:value-type="float" office:value="0.00171536712499992">
            <text:p>0,0017153671</text:p>
          </table:table-cell>
        </table:table-row>
        <table:table-row table:style-name="ro1">
          <table:table-cell office:value-type="float" office:value="3.91264504311">
            <text:p>3,9126450431</text:p>
          </table:table-cell>
          <table:table-cell office:value-type="float" office:value="5.87293235379">
            <text:p>5,8729323538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IF(AND([.F$5]&lt;[.B495];[.B495]&lt;=[.F$6]);([.B495]-[.F$5])/([.F$6]-[.F$5]);1)" office:value-type="float" office:value="0.478822058965">
            <text:p>0,478822059</text:p>
          </table:table-cell>
          <table:table-cell table:formula="of:=ABS([.D495]-[.C495])" office:value-type="float" office:value="0.00317794103500008">
            <text:p>0,003177941</text:p>
          </table:table-cell>
          <table:table-cell table:formula="of:=ABS([.D495]-[.C494])" office:value-type="float" office:value="0.00217794103500007">
            <text:p>0,002177941</text:p>
          </table:table-cell>
        </table:table-row>
        <table:table-row table:style-name="ro1">
          <table:table-cell office:value-type="float" office:value="6.89076730195">
            <text:p>6,890767302</text:p>
          </table:table-cell>
          <table:table-cell office:value-type="float" office:value="5.88801786657">
            <text:p>5,8880178666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IF(AND([.F$5]&lt;[.B496];[.B496]&lt;=[.F$6]);([.B496]-[.F$5])/([.F$6]-[.F$5]);1)" office:value-type="float" office:value="0.481336311095">
            <text:p>0,4813363111</text:p>
          </table:table-cell>
          <table:table-cell table:formula="of:=ABS([.D496]-[.C496])" office:value-type="float" office:value="0.00166368890499996">
            <text:p>0,0016636889</text:p>
          </table:table-cell>
          <table:table-cell table:formula="of:=ABS([.D496]-[.C495])" office:value-type="float" office:value="0.00066368890499996">
            <text:p>0,0006636889</text:p>
          </table:table-cell>
        </table:table-row>
        <table:table-row table:style-name="ro1">
          <table:table-cell office:value-type="float" office:value="4.52862574311">
            <text:p>4,5286257431</text:p>
          </table:table-cell>
          <table:table-cell office:value-type="float" office:value="5.89293625386">
            <text:p>5,8929362539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IF(AND([.F$5]&lt;[.B497];[.B497]&lt;=[.F$6]);([.B497]-[.F$5])/([.F$6]-[.F$5]);1)" office:value-type="float" office:value="0.48215604231">
            <text:p>0,4821560423</text:p>
          </table:table-cell>
          <table:table-cell table:formula="of:=ABS([.D497]-[.C497])" office:value-type="float" office:value="0.00184395768999995">
            <text:p>0,0018439577</text:p>
          </table:table-cell>
          <table:table-cell table:formula="of:=ABS([.D497]-[.C496])" office:value-type="float" office:value="0.000843957689999952">
            <text:p>0,0008439577</text:p>
          </table:table-cell>
        </table:table-row>
        <table:table-row table:style-name="ro1">
          <table:table-cell office:value-type="float" office:value="3.56279192623">
            <text:p>3,5627919262</text:p>
          </table:table-cell>
          <table:table-cell office:value-type="float" office:value="5.90425941861">
            <text:p>5,9042594186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IF(AND([.F$5]&lt;[.B498];[.B498]&lt;=[.F$6]);([.B498]-[.F$5])/([.F$6]-[.F$5]);1)" office:value-type="float" office:value="0.484043236435">
            <text:p>0,4840432364</text:p>
          </table:table-cell>
          <table:table-cell table:formula="of:=ABS([.D498]-[.C498])" office:value-type="float" office:value="0.000956763565000018">
            <text:p>0,0009567636</text:p>
          </table:table-cell>
          <table:table-cell table:formula="of:=ABS([.D498]-[.C497])" office:value-type="float" office:value="0.0000432364349999825">
            <text:p>4,32364349999825E-005</text:p>
          </table:table-cell>
        </table:table-row>
        <table:table-row table:style-name="ro1">
          <table:table-cell office:value-type="float" office:value="8.66335276423">
            <text:p>8,6633527642</text:p>
          </table:table-cell>
          <table:table-cell office:value-type="float" office:value="5.90494883092">
            <text:p>5,9049488309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IF(AND([.F$5]&lt;[.B499];[.B499]&lt;=[.F$6]);([.B499]-[.F$5])/([.F$6]-[.F$5]);1)" office:value-type="float" office:value="0.484158138486667">
            <text:p>0,4841581385</text:p>
          </table:table-cell>
          <table:table-cell table:formula="of:=ABS([.D499]-[.C499])" office:value-type="float" office:value="0.00184186151333338">
            <text:p>0,0018418615</text:p>
          </table:table-cell>
          <table:table-cell table:formula="of:=ABS([.D499]-[.C498])" office:value-type="float" office:value="0.000841861513333375">
            <text:p>0,0008418615</text:p>
          </table:table-cell>
        </table:table-row>
        <table:table-row table:style-name="ro1">
          <table:table-cell office:value-type="float" office:value="6.99760877183">
            <text:p>6,9976087718</text:p>
          </table:table-cell>
          <table:table-cell office:value-type="float" office:value="5.91230665051">
            <text:p>5,9123066505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IF(AND([.F$5]&lt;[.B500];[.B500]&lt;=[.F$6]);([.B500]-[.F$5])/([.F$6]-[.F$5]);1)" office:value-type="float" office:value="0.485384441751667">
            <text:p>0,4853844418</text:p>
          </table:table-cell>
          <table:table-cell table:formula="of:=ABS([.D500]-[.C500])" office:value-type="float" office:value="0.00161555824833337">
            <text:p>0,0016155582</text:p>
          </table:table-cell>
          <table:table-cell table:formula="of:=ABS([.D500]-[.C499])" office:value-type="float" office:value="0.00061555824833337">
            <text:p>0,0006155582</text:p>
          </table:table-cell>
        </table:table-row>
        <table:table-row table:style-name="ro1">
          <table:table-cell office:value-type="float" office:value="3.45479102879">
            <text:p>3,4547910288</text:p>
          </table:table-cell>
          <table:table-cell office:value-type="float" office:value="5.91788168448">
            <text:p>5,9178816845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IF(AND([.F$5]&lt;[.B501];[.B501]&lt;=[.F$6]);([.B501]-[.F$5])/([.F$6]-[.F$5]);1)" office:value-type="float" office:value="0.48631361408">
            <text:p>0,4863136141</text:p>
          </table:table-cell>
          <table:table-cell table:formula="of:=ABS([.D501]-[.C501])" office:value-type="float" office:value="0.00168638591999998">
            <text:p>0,0016863859</text:p>
          </table:table-cell>
          <table:table-cell table:formula="of:=ABS([.D501]-[.C500])" office:value-type="float" office:value="0.000686385919999977">
            <text:p>0,0006863859</text:p>
          </table:table-cell>
        </table:table-row>
        <table:table-row table:style-name="ro1">
          <table:table-cell office:value-type="float" office:value="4.33607670731">
            <text:p>4,3360767073</text:p>
          </table:table-cell>
          <table:table-cell office:value-type="float" office:value="5.91971390898">
            <text:p>5,919713909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IF(AND([.F$5]&lt;[.B502];[.B502]&lt;=[.F$6]);([.B502]-[.F$5])/([.F$6]-[.F$5]);1)" office:value-type="float" office:value="0.48661898483">
            <text:p>0,4866189848</text:p>
          </table:table-cell>
          <table:table-cell table:formula="of:=ABS([.D502]-[.C502])" office:value-type="float" office:value="0.00238101516999994">
            <text:p>0,0023810152</text:p>
          </table:table-cell>
          <table:table-cell table:formula="of:=ABS([.D502]-[.C501])" office:value-type="float" office:value="0.00138101516999994">
            <text:p>0,0013810152</text:p>
          </table:table-cell>
        </table:table-row>
        <table:table-row table:style-name="ro1">
          <table:table-cell office:value-type="float" office:value="7.18679133782">
            <text:p>7,1867913378</text:p>
          </table:table-cell>
          <table:table-cell office:value-type="float" office:value="5.92577300572">
            <text:p>5,9257730057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IF(AND([.F$5]&lt;[.B503];[.B503]&lt;=[.F$6]);([.B503]-[.F$5])/([.F$6]-[.F$5]);1)" office:value-type="float" office:value="0.487628834286667">
            <text:p>0,4876288343</text:p>
          </table:table-cell>
          <table:table-cell table:formula="of:=ABS([.D503]-[.C503])" office:value-type="float" office:value="0.00237116571333335">
            <text:p>0,0023711657</text:p>
          </table:table-cell>
          <table:table-cell table:formula="of:=ABS([.D503]-[.C502])" office:value-type="float" office:value="0.00137116571333334">
            <text:p>0,0013711657</text:p>
          </table:table-cell>
        </table:table-row>
        <table:table-row table:style-name="ro1">
          <table:table-cell office:value-type="float" office:value="4.45131085737">
            <text:p>4,4513108574</text:p>
          </table:table-cell>
          <table:table-cell office:value-type="float" office:value="5.93505205165">
            <text:p>5,9350520517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IF(AND([.F$5]&lt;[.B504];[.B504]&lt;=[.F$6]);([.B504]-[.F$5])/([.F$6]-[.F$5]);1)" office:value-type="float" office:value="0.489175341941667">
            <text:p>0,4891753419</text:p>
          </table:table-cell>
          <table:table-cell table:formula="of:=ABS([.D504]-[.C504])" office:value-type="float" office:value="0.00182465805833337">
            <text:p>0,0018246581</text:p>
          </table:table-cell>
          <table:table-cell table:formula="of:=ABS([.D504]-[.C503])" office:value-type="float" office:value="0.000824658058333372">
            <text:p>0,0008246581</text:p>
          </table:table-cell>
        </table:table-row>
        <table:table-row table:style-name="ro1">
          <table:table-cell office:value-type="float" office:value="8.4313029386">
            <text:p>8,4313029386</text:p>
          </table:table-cell>
          <table:table-cell office:value-type="float" office:value="5.93691453423">
            <text:p>5,9369145342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IF(AND([.F$5]&lt;[.B505];[.B505]&lt;=[.F$6]);([.B505]-[.F$5])/([.F$6]-[.F$5]);1)" office:value-type="float" office:value="0.489485755705">
            <text:p>0,4894857557</text:p>
          </table:table-cell>
          <table:table-cell table:formula="of:=ABS([.D505]-[.C505])" office:value-type="float" office:value="0.00251424429500008">
            <text:p>0,0025142443</text:p>
          </table:table-cell>
          <table:table-cell table:formula="of:=ABS([.D505]-[.C504])" office:value-type="float" office:value="0.00151424429500008">
            <text:p>0,0015142443</text:p>
          </table:table-cell>
        </table:table-row>
        <table:table-row table:style-name="ro1">
          <table:table-cell office:value-type="float" office:value="7.98793153542">
            <text:p>7,9879315354</text:p>
          </table:table-cell>
          <table:table-cell office:value-type="float" office:value="5.93704237292">
            <text:p>5,9370423729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IF(AND([.F$5]&lt;[.B506];[.B506]&lt;=[.F$6]);([.B506]-[.F$5])/([.F$6]-[.F$5]);1)" office:value-type="float" office:value="0.489507062153333">
            <text:p>0,4895070622</text:p>
          </table:table-cell>
          <table:table-cell table:formula="of:=ABS([.D506]-[.C506])" office:value-type="float" office:value="0.00349293784666671">
            <text:p>0,0034929378</text:p>
          </table:table-cell>
          <table:table-cell table:formula="of:=ABS([.D506]-[.C505])" office:value-type="float" office:value="0.00249293784666671">
            <text:p>0,0024929378</text:p>
          </table:table-cell>
        </table:table-row>
        <table:table-row table:style-name="ro1">
          <table:table-cell office:value-type="float" office:value="3.8655788018">
            <text:p>3,8655788018</text:p>
          </table:table-cell>
          <table:table-cell office:value-type="float" office:value="5.94947450279">
            <text:p>5,9494745028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IF(AND([.F$5]&lt;[.B507];[.B507]&lt;=[.F$6]);([.B507]-[.F$5])/([.F$6]-[.F$5]);1)" office:value-type="float" office:value="0.491579083798333">
            <text:p>0,4915790838</text:p>
          </table:table-cell>
          <table:table-cell table:formula="of:=ABS([.D507]-[.C507])" office:value-type="float" office:value="0.00242091620166662">
            <text:p>0,0024209162</text:p>
          </table:table-cell>
          <table:table-cell table:formula="of:=ABS([.D507]-[.C506])" office:value-type="float" office:value="0.00142091620166662">
            <text:p>0,0014209162</text:p>
          </table:table-cell>
        </table:table-row>
        <table:table-row table:style-name="ro1">
          <table:table-cell office:value-type="float" office:value="4.3951685014">
            <text:p>4,3951685014</text:p>
          </table:table-cell>
          <table:table-cell office:value-type="float" office:value="5.95208913145">
            <text:p>5,9520891315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IF(AND([.F$5]&lt;[.B508];[.B508]&lt;=[.F$6]);([.B508]-[.F$5])/([.F$6]-[.F$5]);1)" office:value-type="float" office:value="0.492014855241667">
            <text:p>0,4920148552</text:p>
          </table:table-cell>
          <table:table-cell table:formula="of:=ABS([.D508]-[.C508])" office:value-type="float" office:value="0.00298514475833328">
            <text:p>0,0029851448</text:p>
          </table:table-cell>
          <table:table-cell table:formula="of:=ABS([.D508]-[.C507])" office:value-type="float" office:value="0.00198514475833328">
            <text:p>0,0019851448</text:p>
          </table:table-cell>
        </table:table-row>
        <table:table-row table:style-name="ro1">
          <table:table-cell office:value-type="float" office:value="7.27784820627">
            <text:p>7,2778482063</text:p>
          </table:table-cell>
          <table:table-cell office:value-type="float" office:value="5.95846113698">
            <text:p>5,958461137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IF(AND([.F$5]&lt;[.B509];[.B509]&lt;=[.F$6]);([.B509]-[.F$5])/([.F$6]-[.F$5]);1)" office:value-type="float" office:value="0.493076856163333">
            <text:p>0,4930768562</text:p>
          </table:table-cell>
          <table:table-cell table:formula="of:=ABS([.D509]-[.C509])" office:value-type="float" office:value="0.00292314383666675">
            <text:p>0,0029231438</text:p>
          </table:table-cell>
          <table:table-cell table:formula="of:=ABS([.D509]-[.C508])" office:value-type="float" office:value="0.00192314383666675">
            <text:p>0,0019231438</text:p>
          </table:table-cell>
        </table:table-row>
        <table:table-row table:style-name="ro1">
          <table:table-cell office:value-type="float" office:value="3.86095330904">
            <text:p>3,860953309</text:p>
          </table:table-cell>
          <table:table-cell office:value-type="float" office:value="5.95857581609">
            <text:p>5,9585758161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IF(AND([.F$5]&lt;[.B510];[.B510]&lt;=[.F$6]);([.B510]-[.F$5])/([.F$6]-[.F$5]);1)" office:value-type="float" office:value="0.493095969348333">
            <text:p>0,4930959693</text:p>
          </table:table-cell>
          <table:table-cell table:formula="of:=ABS([.D510]-[.C510])" office:value-type="float" office:value="0.00390403065166672">
            <text:p>0,0039040307</text:p>
          </table:table-cell>
          <table:table-cell table:formula="of:=ABS([.D510]-[.C509])" office:value-type="float" office:value="0.00290403065166672">
            <text:p>0,0029040307</text:p>
          </table:table-cell>
        </table:table-row>
        <table:table-row table:style-name="ro1">
          <table:table-cell office:value-type="float" office:value="3.60207530541">
            <text:p>3,6020753054</text:p>
          </table:table-cell>
          <table:table-cell office:value-type="float" office:value="5.9700479346">
            <text:p>5,9700479346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IF(AND([.F$5]&lt;[.B511];[.B511]&lt;=[.F$6]);([.B511]-[.F$5])/([.F$6]-[.F$5]);1)" office:value-type="float" office:value="0.4950079891">
            <text:p>0,4950079891</text:p>
          </table:table-cell>
          <table:table-cell table:formula="of:=ABS([.D511]-[.C511])" office:value-type="float" office:value="0.00299201089999995">
            <text:p>0,0029920109</text:p>
          </table:table-cell>
          <table:table-cell table:formula="of:=ABS([.D511]-[.C510])" office:value-type="float" office:value="0.00199201089999995">
            <text:p>0,0019920109</text:p>
          </table:table-cell>
        </table:table-row>
        <table:table-row table:style-name="ro1">
          <table:table-cell office:value-type="float" office:value="6.94660565664">
            <text:p>6,9466056566</text:p>
          </table:table-cell>
          <table:table-cell office:value-type="float" office:value="5.98692119584">
            <text:p>5,9869211958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IF(AND([.F$5]&lt;[.B512];[.B512]&lt;=[.F$6]);([.B512]-[.F$5])/([.F$6]-[.F$5]);1)" office:value-type="float" office:value="0.497820199306667">
            <text:p>0,4978201993</text:p>
          </table:table-cell>
          <table:table-cell table:formula="of:=ABS([.D512]-[.C512])" office:value-type="float" office:value="0.00117980069333334">
            <text:p>0,0011798007</text:p>
          </table:table-cell>
          <table:table-cell table:formula="of:=ABS([.D512]-[.C511])" office:value-type="float" office:value="0.000179800693333343">
            <text:p>0,0001798007</text:p>
          </table:table-cell>
        </table:table-row>
        <table:table-row table:style-name="ro1">
          <table:table-cell office:value-type="float" office:value="3.09385464412">
            <text:p>3,0938546441</text:p>
          </table:table-cell>
          <table:table-cell office:value-type="float" office:value="5.998149398">
            <text:p>5,998149398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IF(AND([.F$5]&lt;[.B513];[.B513]&lt;=[.F$6]);([.B513]-[.F$5])/([.F$6]-[.F$5]);1)" office:value-type="float" office:value="0.499691566333333">
            <text:p>0,4996915663</text:p>
          </table:table-cell>
          <table:table-cell table:formula="of:=ABS([.D513]-[.C513])" office:value-type="float" office:value="0.000308433666666719">
            <text:p>0,0003084337</text:p>
          </table:table-cell>
          <table:table-cell table:formula="of:=ABS([.D513]-[.C512])" office:value-type="float" office:value="0.000691566333333282">
            <text:p>0,0006915663</text:p>
          </table:table-cell>
        </table:table-row>
        <table:table-row table:style-name="ro1">
          <table:table-cell office:value-type="float" office:value="6.04271756982">
            <text:p>6,0427175698</text:p>
          </table:table-cell>
          <table:table-cell office:value-type="float" office:value="5.99948883306">
            <text:p>5,9994888331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IF(AND([.F$5]&lt;[.B514];[.B514]&lt;=[.F$6]);([.B514]-[.F$5])/([.F$6]-[.F$5]);1)" office:value-type="float" office:value="0.49991480551">
            <text:p>0,4999148055</text:p>
          </table:table-cell>
          <table:table-cell table:formula="of:=ABS([.D514]-[.C514])" office:value-type="float" office:value="0.00108519449">
            <text:p>0,0010851945</text:p>
          </table:table-cell>
          <table:table-cell table:formula="of:=ABS([.D514]-[.C513])" office:value-type="float" office:value="0.0000851944899999957">
            <text:p>8,51944899999957E-005</text:p>
          </table:table-cell>
        </table:table-row>
        <table:table-row table:style-name="ro1">
          <table:table-cell office:value-type="float" office:value="3.21319303651">
            <text:p>3,2131930365</text:p>
          </table:table-cell>
          <table:table-cell office:value-type="float" office:value="6.00817715643">
            <text:p>6,008177156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IF(AND([.F$5]&lt;[.B515];[.B515]&lt;=[.F$6]);([.B515]-[.F$5])/([.F$6]-[.F$5]);1)" office:value-type="float" office:value="0.501362859405">
            <text:p>0,5013628594</text:p>
          </table:table-cell>
          <table:table-cell table:formula="of:=ABS([.D515]-[.C515])" office:value-type="float" office:value="0.000637140594999974">
            <text:p>0,0006371406</text:p>
          </table:table-cell>
          <table:table-cell table:formula="of:=ABS([.D515]-[.C514])" office:value-type="float" office:value="0.000362859405000027">
            <text:p>0,0003628594</text:p>
          </table:table-cell>
        </table:table-row>
        <table:table-row table:style-name="ro1">
          <table:table-cell office:value-type="float" office:value="4.67505350804">
            <text:p>4,675053508</text:p>
          </table:table-cell>
          <table:table-cell office:value-type="float" office:value="6.00995795781">
            <text:p>6,0099579578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IF(AND([.F$5]&lt;[.B516];[.B516]&lt;=[.F$6]);([.B516]-[.F$5])/([.F$6]-[.F$5]);1)" office:value-type="float" office:value="0.501659659635">
            <text:p>0,5016596596</text:p>
          </table:table-cell>
          <table:table-cell table:formula="of:=ABS([.D516]-[.C516])" office:value-type="float" office:value="0.00134034036499997">
            <text:p>0,0013403404</text:p>
          </table:table-cell>
          <table:table-cell table:formula="of:=ABS([.D516]-[.C515])" office:value-type="float" office:value="0.000340340364999969">
            <text:p>0,0003403404</text:p>
          </table:table-cell>
        </table:table-row>
        <table:table-row table:style-name="ro1">
          <table:table-cell office:value-type="float" office:value="7.75640265979">
            <text:p>7,7564026598</text:p>
          </table:table-cell>
          <table:table-cell office:value-type="float" office:value="6.01455920434">
            <text:p>6,0145592043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IF(AND([.F$5]&lt;[.B517];[.B517]&lt;=[.F$6]);([.B517]-[.F$5])/([.F$6]-[.F$5]);1)" office:value-type="float" office:value="0.502426534056667">
            <text:p>0,5024265341</text:p>
          </table:table-cell>
          <table:table-cell table:formula="of:=ABS([.D517]-[.C517])" office:value-type="float" office:value="0.0015734659433333">
            <text:p>0,0015734659</text:p>
          </table:table-cell>
          <table:table-cell table:formula="of:=ABS([.D517]-[.C516])" office:value-type="float" office:value="0.000573465943333296">
            <text:p>0,0005734659</text:p>
          </table:table-cell>
        </table:table-row>
        <table:table-row table:style-name="ro1">
          <table:table-cell office:value-type="float" office:value="6.36206702656">
            <text:p>6,3620670266</text:p>
          </table:table-cell>
          <table:table-cell office:value-type="float" office:value="6.01678049977">
            <text:p>6,0167804998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IF(AND([.F$5]&lt;[.B518];[.B518]&lt;=[.F$6]);([.B518]-[.F$5])/([.F$6]-[.F$5]);1)" office:value-type="float" office:value="0.502796749961667">
            <text:p>0,50279675</text:p>
          </table:table-cell>
          <table:table-cell table:formula="of:=ABS([.D518]-[.C518])" office:value-type="float" office:value="0.00220325003833333">
            <text:p>0,00220325</text:p>
          </table:table-cell>
          <table:table-cell table:formula="of:=ABS([.D518]-[.C517])" office:value-type="float" office:value="0.00120325003833333">
            <text:p>0,00120325</text:p>
          </table:table-cell>
        </table:table-row>
        <table:table-row table:style-name="ro1">
          <table:table-cell office:value-type="float" office:value="5.6311595263">
            <text:p>5,6311595263</text:p>
          </table:table-cell>
          <table:table-cell office:value-type="float" office:value="6.02253500935">
            <text:p>6,0225350094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IF(AND([.F$5]&lt;[.B519];[.B519]&lt;=[.F$6]);([.B519]-[.F$5])/([.F$6]-[.F$5]);1)" office:value-type="float" office:value="0.503755834891667">
            <text:p>0,5037558349</text:p>
          </table:table-cell>
          <table:table-cell table:formula="of:=ABS([.D519]-[.C519])" office:value-type="float" office:value="0.00224416510833325">
            <text:p>0,0022441651</text:p>
          </table:table-cell>
          <table:table-cell table:formula="of:=ABS([.D519]-[.C518])" office:value-type="float" office:value="0.00124416510833325">
            <text:p>0,0012441651</text:p>
          </table:table-cell>
        </table:table-row>
        <table:table-row table:style-name="ro1">
          <table:table-cell office:value-type="float" office:value="5.21077070253">
            <text:p>5,2107707025</text:p>
          </table:table-cell>
          <table:table-cell office:value-type="float" office:value="6.02489004947">
            <text:p>6,0248900495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IF(AND([.F$5]&lt;[.B520];[.B520]&lt;=[.F$6]);([.B520]-[.F$5])/([.F$6]-[.F$5]);1)" office:value-type="float" office:value="0.504148341578333">
            <text:p>0,5041483416</text:p>
          </table:table-cell>
          <table:table-cell table:formula="of:=ABS([.D520]-[.C520])" office:value-type="float" office:value="0.00285165842166668">
            <text:p>0,0028516584</text:p>
          </table:table-cell>
          <table:table-cell table:formula="of:=ABS([.D520]-[.C519])" office:value-type="float" office:value="0.00185165842166668">
            <text:p>0,0018516584</text:p>
          </table:table-cell>
        </table:table-row>
        <table:table-row table:style-name="ro1">
          <table:table-cell office:value-type="float" office:value="7.44152561144">
            <text:p>7,4415256114</text:p>
          </table:table-cell>
          <table:table-cell office:value-type="float" office:value="6.02978701549">
            <text:p>6,0297870155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IF(AND([.F$5]&lt;[.B521];[.B521]&lt;=[.F$6]);([.B521]-[.F$5])/([.F$6]-[.F$5]);1)" office:value-type="float" office:value="0.504964502581667">
            <text:p>0,5049645026</text:p>
          </table:table-cell>
          <table:table-cell table:formula="of:=ABS([.D521]-[.C521])" office:value-type="float" office:value="0.00303549741833331">
            <text:p>0,0030354974</text:p>
          </table:table-cell>
          <table:table-cell table:formula="of:=ABS([.D521]-[.C520])" office:value-type="float" office:value="0.00203549741833331">
            <text:p>0,0020354974</text:p>
          </table:table-cell>
        </table:table-row>
        <table:table-row table:style-name="ro1">
          <table:table-cell office:value-type="float" office:value="7.23609141651">
            <text:p>7,2360914165</text:p>
          </table:table-cell>
          <table:table-cell office:value-type="float" office:value="6.03085825303">
            <text:p>6,030858253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IF(AND([.F$5]&lt;[.B522];[.B522]&lt;=[.F$6]);([.B522]-[.F$5])/([.F$6]-[.F$5]);1)" office:value-type="float" office:value="0.505143042171667">
            <text:p>0,5051430422</text:p>
          </table:table-cell>
          <table:table-cell table:formula="of:=ABS([.D522]-[.C522])" office:value-type="float" office:value="0.0038569578283334">
            <text:p>0,0038569578</text:p>
          </table:table-cell>
          <table:table-cell table:formula="of:=ABS([.D522]-[.C521])" office:value-type="float" office:value="0.00285695782833339">
            <text:p>0,0028569578</text:p>
          </table:table-cell>
        </table:table-row>
        <table:table-row table:style-name="ro1">
          <table:table-cell office:value-type="float" office:value="6.90537724045">
            <text:p>6,9053772405</text:p>
          </table:table-cell>
          <table:table-cell office:value-type="float" office:value="6.04240729156">
            <text:p>6,0424072916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IF(AND([.F$5]&lt;[.B523];[.B523]&lt;=[.F$6]);([.B523]-[.F$5])/([.F$6]-[.F$5]);1)" office:value-type="float" office:value="0.507067881926667">
            <text:p>0,5070678819</text:p>
          </table:table-cell>
          <table:table-cell table:formula="of:=ABS([.D523]-[.C523])" office:value-type="float" office:value="0.00293211807333338">
            <text:p>0,0029321181</text:p>
          </table:table-cell>
          <table:table-cell table:formula="of:=ABS([.D523]-[.C522])" office:value-type="float" office:value="0.00193211807333338">
            <text:p>0,0019321181</text:p>
          </table:table-cell>
        </table:table-row>
        <table:table-row table:style-name="ro1">
          <table:table-cell office:value-type="float" office:value="4.73492803999">
            <text:p>4,73492804</text:p>
          </table:table-cell>
          <table:table-cell office:value-type="float" office:value="6.04271756982">
            <text:p>6,0427175698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IF(AND([.F$5]&lt;[.B524];[.B524]&lt;=[.F$6]);([.B524]-[.F$5])/([.F$6]-[.F$5]);1)" office:value-type="float" office:value="0.50711959497">
            <text:p>0,507119595</text:p>
          </table:table-cell>
          <table:table-cell table:formula="of:=ABS([.D524]-[.C524])" office:value-type="float" office:value="0.00388040503000009">
            <text:p>0,003880405</text:p>
          </table:table-cell>
          <table:table-cell table:formula="of:=ABS([.D524]-[.C523])" office:value-type="float" office:value="0.00288040503000009">
            <text:p>0,002880405</text:p>
          </table:table-cell>
        </table:table-row>
        <table:table-row table:style-name="ro1">
          <table:table-cell office:value-type="float" office:value="7.23386834354">
            <text:p>7,2338683435</text:p>
          </table:table-cell>
          <table:table-cell office:value-type="float" office:value="6.04705948784">
            <text:p>6,0470594878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IF(AND([.F$5]&lt;[.B525];[.B525]&lt;=[.F$6]);([.B525]-[.F$5])/([.F$6]-[.F$5]);1)" office:value-type="float" office:value="0.507843247973333">
            <text:p>0,507843248</text:p>
          </table:table-cell>
          <table:table-cell table:formula="of:=ABS([.D525]-[.C525])" office:value-type="float" office:value="0.00415675202666665">
            <text:p>0,004156752</text:p>
          </table:table-cell>
          <table:table-cell table:formula="of:=ABS([.D525]-[.C524])" office:value-type="float" office:value="0.00315675202666665">
            <text:p>0,003156752</text:p>
          </table:table-cell>
        </table:table-row>
        <table:table-row table:style-name="ro1">
          <table:table-cell office:value-type="float" office:value="4.20246000039">
            <text:p>4,2024600004</text:p>
          </table:table-cell>
          <table:table-cell office:value-type="float" office:value="6.04932605838">
            <text:p>6,0493260584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IF(AND([.F$5]&lt;[.B526];[.B526]&lt;=[.F$6]);([.B526]-[.F$5])/([.F$6]-[.F$5]);1)" office:value-type="float" office:value="0.50822100973">
            <text:p>0,5082210097</text:p>
          </table:table-cell>
          <table:table-cell table:formula="of:=ABS([.D526]-[.C526])" office:value-type="float" office:value="0.00477899026999995">
            <text:p>0,0047789903</text:p>
          </table:table-cell>
          <table:table-cell table:formula="of:=ABS([.D526]-[.C525])" office:value-type="float" office:value="0.00377899026999995">
            <text:p>0,0037789903</text:p>
          </table:table-cell>
        </table:table-row>
        <table:table-row table:style-name="ro1">
          <table:table-cell office:value-type="float" office:value="7.92991857423">
            <text:p>7,9299185742</text:p>
          </table:table-cell>
          <table:table-cell office:value-type="float" office:value="6.05297960053">
            <text:p>6,0529796005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IF(AND([.F$5]&lt;[.B527];[.B527]&lt;=[.F$6]);([.B527]-[.F$5])/([.F$6]-[.F$5]);1)" office:value-type="float" office:value="0.508829933421667">
            <text:p>0,5088299334</text:p>
          </table:table-cell>
          <table:table-cell table:formula="of:=ABS([.D527]-[.C527])" office:value-type="float" office:value="0.00517006657833341">
            <text:p>0,0051700666</text:p>
          </table:table-cell>
          <table:table-cell table:formula="of:=ABS([.D527]-[.C526])" office:value-type="float" office:value="0.00417006657833341">
            <text:p>0,0041700666</text:p>
          </table:table-cell>
        </table:table-row>
        <table:table-row table:style-name="ro1">
          <table:table-cell office:value-type="float" office:value="7.29192177344">
            <text:p>7,2919217734</text:p>
          </table:table-cell>
          <table:table-cell office:value-type="float" office:value="6.06290043622">
            <text:p>6,0629004362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IF(AND([.F$5]&lt;[.B528];[.B528]&lt;=[.F$6]);([.B528]-[.F$5])/([.F$6]-[.F$5]);1)" office:value-type="float" office:value="0.510483406036667">
            <text:p>0,510483406</text:p>
          </table:table-cell>
          <table:table-cell table:formula="of:=ABS([.D528]-[.C528])" office:value-type="float" office:value="0.00451659396333337">
            <text:p>0,004516594</text:p>
          </table:table-cell>
          <table:table-cell table:formula="of:=ABS([.D528]-[.C527])" office:value-type="float" office:value="0.00351659396333337">
            <text:p>0,003516594</text:p>
          </table:table-cell>
        </table:table-row>
        <table:table-row table:style-name="ro1">
          <table:table-cell office:value-type="float" office:value="5.18098139149">
            <text:p>5,1809813915</text:p>
          </table:table-cell>
          <table:table-cell office:value-type="float" office:value="6.06778690443">
            <text:p>6,0677869044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IF(AND([.F$5]&lt;[.B529];[.B529]&lt;=[.F$6]);([.B529]-[.F$5])/([.F$6]-[.F$5]);1)" office:value-type="float" office:value="0.511297817405">
            <text:p>0,5112978174</text:p>
          </table:table-cell>
          <table:table-cell table:formula="of:=ABS([.D529]-[.C529])" office:value-type="float" office:value="0.00470218259499999">
            <text:p>0,0047021826</text:p>
          </table:table-cell>
          <table:table-cell table:formula="of:=ABS([.D529]-[.C528])" office:value-type="float" office:value="0.00370218259499999">
            <text:p>0,0037021826</text:p>
          </table:table-cell>
        </table:table-row>
        <table:table-row table:style-name="ro1">
          <table:table-cell office:value-type="float" office:value="4.54384385978">
            <text:p>4,5438438598</text:p>
          </table:table-cell>
          <table:table-cell office:value-type="float" office:value="6.07032395118">
            <text:p>6,0703239512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IF(AND([.F$5]&lt;[.B530];[.B530]&lt;=[.F$6]);([.B530]-[.F$5])/([.F$6]-[.F$5]);1)" office:value-type="float" office:value="0.51172065853">
            <text:p>0,5117206585</text:p>
          </table:table-cell>
          <table:table-cell table:formula="of:=ABS([.D530]-[.C530])" office:value-type="float" office:value="0.00527934147000009">
            <text:p>0,0052793415</text:p>
          </table:table-cell>
          <table:table-cell table:formula="of:=ABS([.D530]-[.C529])" office:value-type="float" office:value="0.00427934147000009">
            <text:p>0,0042793415</text:p>
          </table:table-cell>
        </table:table-row>
        <table:table-row table:style-name="ro1">
          <table:table-cell office:value-type="float" office:value="5.57886016891">
            <text:p>5,5788601689</text:p>
          </table:table-cell>
          <table:table-cell office:value-type="float" office:value="6.07458917274">
            <text:p>6,0745891727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IF(AND([.F$5]&lt;[.B531];[.B531]&lt;=[.F$6]);([.B531]-[.F$5])/([.F$6]-[.F$5]);1)" office:value-type="float" office:value="0.51243152879">
            <text:p>0,5124315288</text:p>
          </table:table-cell>
          <table:table-cell table:formula="of:=ABS([.D531]-[.C531])" office:value-type="float" office:value="0.00556847121000004">
            <text:p>0,0055684712</text:p>
          </table:table-cell>
          <table:table-cell table:formula="of:=ABS([.D531]-[.C530])" office:value-type="float" office:value="0.00456847121000004">
            <text:p>0,0045684712</text:p>
          </table:table-cell>
        </table:table-row>
        <table:table-row table:style-name="ro1">
          <table:table-cell office:value-type="float" office:value="7.69780730813">
            <text:p>7,6978073081</text:p>
          </table:table-cell>
          <table:table-cell office:value-type="float" office:value="6.07798079579">
            <text:p>6,0779807958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IF(AND([.F$5]&lt;[.B532];[.B532]&lt;=[.F$6]);([.B532]-[.F$5])/([.F$6]-[.F$5]);1)" office:value-type="float" office:value="0.512996799298333">
            <text:p>0,5129967993</text:p>
          </table:table-cell>
          <table:table-cell table:formula="of:=ABS([.D532]-[.C532])" office:value-type="float" office:value="0.0060032007016666">
            <text:p>0,0060032007</text:p>
          </table:table-cell>
          <table:table-cell table:formula="of:=ABS([.D532]-[.C531])" office:value-type="float" office:value="0.0050032007016666">
            <text:p>0,0050032007</text:p>
          </table:table-cell>
        </table:table-row>
        <table:table-row table:style-name="ro1">
          <table:table-cell office:value-type="float" office:value="7.29820872892">
            <text:p>7,2982087289</text:p>
          </table:table-cell>
          <table:table-cell office:value-type="float" office:value="6.07870178005">
            <text:p>6,0787017801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IF(AND([.F$5]&lt;[.B533];[.B533]&lt;=[.F$6]);([.B533]-[.F$5])/([.F$6]-[.F$5]);1)" office:value-type="float" office:value="0.513116963341667">
            <text:p>0,5131169633</text:p>
          </table:table-cell>
          <table:table-cell table:formula="of:=ABS([.D533]-[.C533])" office:value-type="float" office:value="0.00688303665833334">
            <text:p>0,0068830367</text:p>
          </table:table-cell>
          <table:table-cell table:formula="of:=ABS([.D533]-[.C532])" office:value-type="float" office:value="0.00588303665833334">
            <text:p>0,0058830367</text:p>
          </table:table-cell>
        </table:table-row>
        <table:table-row table:style-name="ro1">
          <table:table-cell office:value-type="float" office:value="4.5370632846">
            <text:p>4,5370632846</text:p>
          </table:table-cell>
          <table:table-cell office:value-type="float" office:value="6.07985987459">
            <text:p>6,0798598746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IF(AND([.F$5]&lt;[.B534];[.B534]&lt;=[.F$6]);([.B534]-[.F$5])/([.F$6]-[.F$5]);1)" office:value-type="float" office:value="0.513309979098333">
            <text:p>0,5133099791</text:p>
          </table:table-cell>
          <table:table-cell table:formula="of:=ABS([.D534]-[.C534])" office:value-type="float" office:value="0.00769002090166659">
            <text:p>0,0076900209</text:p>
          </table:table-cell>
          <table:table-cell table:formula="of:=ABS([.D534]-[.C533])" office:value-type="float" office:value="0.00669002090166659">
            <text:p>0,0066900209</text:p>
          </table:table-cell>
        </table:table-row>
        <table:table-row table:style-name="ro1">
          <table:table-cell office:value-type="float" office:value="5.65514791794">
            <text:p>5,6551479179</text:p>
          </table:table-cell>
          <table:table-cell office:value-type="float" office:value="6.08432439529">
            <text:p>6,0843243953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IF(AND([.F$5]&lt;[.B535];[.B535]&lt;=[.F$6]);([.B535]-[.F$5])/([.F$6]-[.F$5]);1)" office:value-type="float" office:value="0.514054065881667">
            <text:p>0,5140540659</text:p>
          </table:table-cell>
          <table:table-cell table:formula="of:=ABS([.D535]-[.C535])" office:value-type="float" office:value="0.00794593411833333">
            <text:p>0,0079459341</text:p>
          </table:table-cell>
          <table:table-cell table:formula="of:=ABS([.D535]-[.C534])" office:value-type="float" office:value="0.00694593411833333">
            <text:p>0,0069459341</text:p>
          </table:table-cell>
        </table:table-row>
        <table:table-row table:style-name="ro1">
          <table:table-cell office:value-type="float" office:value="5.01212446282">
            <text:p>5,0121244628</text:p>
          </table:table-cell>
          <table:table-cell office:value-type="float" office:value="6.10718569293">
            <text:p>6,1071856929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IF(AND([.F$5]&lt;[.B536];[.B536]&lt;=[.F$6]);([.B536]-[.F$5])/([.F$6]-[.F$5]);1)" office:value-type="float" office:value="0.517864282155">
            <text:p>0,5178642822</text:p>
          </table:table-cell>
          <table:table-cell table:formula="of:=ABS([.D536]-[.C536])" office:value-type="float" office:value="0.005135717845">
            <text:p>0,0051357178</text:p>
          </table:table-cell>
          <table:table-cell table:formula="of:=ABS([.D536]-[.C535])" office:value-type="float" office:value="0.004135717845">
            <text:p>0,0041357178</text:p>
          </table:table-cell>
        </table:table-row>
        <table:table-row table:style-name="ro1">
          <table:table-cell office:value-type="float" office:value="7.94545619994">
            <text:p>7,9454561999</text:p>
          </table:table-cell>
          <table:table-cell office:value-type="float" office:value="6.1072005204">
            <text:p>6,1072005204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IF(AND([.F$5]&lt;[.B537];[.B537]&lt;=[.F$6]);([.B537]-[.F$5])/([.F$6]-[.F$5]);1)" office:value-type="float" office:value="0.5178667534">
            <text:p>0,5178667534</text:p>
          </table:table-cell>
          <table:table-cell table:formula="of:=ABS([.D537]-[.C537])" office:value-type="float" office:value="0.00613324660000003">
            <text:p>0,0061332466</text:p>
          </table:table-cell>
          <table:table-cell table:formula="of:=ABS([.D537]-[.C536])" office:value-type="float" office:value="0.00513324660000003">
            <text:p>0,0051332466</text:p>
          </table:table-cell>
        </table:table-row>
        <table:table-row table:style-name="ro1">
          <table:table-cell office:value-type="float" office:value="4.86483650351">
            <text:p>4,8648365035</text:p>
          </table:table-cell>
          <table:table-cell office:value-type="float" office:value="6.11160004592">
            <text:p>6,1116000459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IF(AND([.F$5]&lt;[.B538];[.B538]&lt;=[.F$6]);([.B538]-[.F$5])/([.F$6]-[.F$5]);1)" office:value-type="float" office:value="0.518600007653333">
            <text:p>0,5186000077</text:p>
          </table:table-cell>
          <table:table-cell table:formula="of:=ABS([.D538]-[.C538])" office:value-type="float" office:value="0.00639999234666666">
            <text:p>0,0063999923</text:p>
          </table:table-cell>
          <table:table-cell table:formula="of:=ABS([.D538]-[.C537])" office:value-type="float" office:value="0.00539999234666666">
            <text:p>0,0053999923</text:p>
          </table:table-cell>
        </table:table-row>
        <table:table-row table:style-name="ro1">
          <table:table-cell office:value-type="float" office:value="7.11409061526">
            <text:p>7,1140906153</text:p>
          </table:table-cell>
          <table:table-cell office:value-type="float" office:value="6.11320127331">
            <text:p>6,1132012733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IF(AND([.F$5]&lt;[.B539];[.B539]&lt;=[.F$6]);([.B539]-[.F$5])/([.F$6]-[.F$5]);1)" office:value-type="float" office:value="0.518866878885">
            <text:p>0,5188668789</text:p>
          </table:table-cell>
          <table:table-cell table:formula="of:=ABS([.D539]-[.C539])" office:value-type="float" office:value="0.00713312111500009">
            <text:p>0,0071331211</text:p>
          </table:table-cell>
          <table:table-cell table:formula="of:=ABS([.D539]-[.C538])" office:value-type="float" office:value="0.00613312111500008">
            <text:p>0,0061331211</text:p>
          </table:table-cell>
        </table:table-row>
        <table:table-row table:style-name="ro1">
          <table:table-cell office:value-type="float" office:value="5.24879666937">
            <text:p>5,2487966694</text:p>
          </table:table-cell>
          <table:table-cell office:value-type="float" office:value="6.12361002357">
            <text:p>6,1236100236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IF(AND([.F$5]&lt;[.B540];[.B540]&lt;=[.F$6]);([.B540]-[.F$5])/([.F$6]-[.F$5]);1)" office:value-type="float" office:value="0.520601670595">
            <text:p>0,5206016706</text:p>
          </table:table-cell>
          <table:table-cell table:formula="of:=ABS([.D540]-[.C540])" office:value-type="float" office:value="0.00639832940499996">
            <text:p>0,0063983294</text:p>
          </table:table-cell>
          <table:table-cell table:formula="of:=ABS([.D540]-[.C539])" office:value-type="float" office:value="0.00539832940499996">
            <text:p>0,0053983294</text:p>
          </table:table-cell>
        </table:table-row>
        <table:table-row table:style-name="ro1">
          <table:table-cell office:value-type="float" office:value="4.42356891256">
            <text:p>4,4235689126</text:p>
          </table:table-cell>
          <table:table-cell office:value-type="float" office:value="6.1328336071">
            <text:p>6,1328336071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IF(AND([.F$5]&lt;[.B541];[.B541]&lt;=[.F$6]);([.B541]-[.F$5])/([.F$6]-[.F$5]);1)" office:value-type="float" office:value="0.522138934516667">
            <text:p>0,5221389345</text:p>
          </table:table-cell>
          <table:table-cell table:formula="of:=ABS([.D541]-[.C541])" office:value-type="float" office:value="0.00586106548333332">
            <text:p>0,0058610655</text:p>
          </table:table-cell>
          <table:table-cell table:formula="of:=ABS([.D541]-[.C540])" office:value-type="float" office:value="0.00486106548333332">
            <text:p>0,0048610655</text:p>
          </table:table-cell>
        </table:table-row>
        <table:table-row table:style-name="ro1">
          <table:table-cell office:value-type="float" office:value="3.79415676677">
            <text:p>3,7941567668</text:p>
          </table:table-cell>
          <table:table-cell office:value-type="float" office:value="6.14122880087">
            <text:p>6,1412288009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IF(AND([.F$5]&lt;[.B542];[.B542]&lt;=[.F$6]);([.B542]-[.F$5])/([.F$6]-[.F$5]);1)" office:value-type="float" office:value="0.523538133478333">
            <text:p>0,5235381335</text:p>
          </table:table-cell>
          <table:table-cell table:formula="of:=ABS([.D542]-[.C542])" office:value-type="float" office:value="0.0054618665216668">
            <text:p>0,0054618665</text:p>
          </table:table-cell>
          <table:table-cell table:formula="of:=ABS([.D542]-[.C541])" office:value-type="float" office:value="0.0044618665216668">
            <text:p>0,0044618665</text:p>
          </table:table-cell>
        </table:table-row>
        <table:table-row table:style-name="ro1">
          <table:table-cell office:value-type="float" office:value="5.10678331023">
            <text:p>5,1067833102</text:p>
          </table:table-cell>
          <table:table-cell office:value-type="float" office:value="6.15118677112">
            <text:p>6,1511867711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IF(AND([.F$5]&lt;[.B543];[.B543]&lt;=[.F$6]);([.B543]-[.F$5])/([.F$6]-[.F$5]);1)" office:value-type="float" office:value="0.525197795186667">
            <text:p>0,5251977952</text:p>
          </table:table-cell>
          <table:table-cell table:formula="of:=ABS([.D543]-[.C543])" office:value-type="float" office:value="0.00480220481333338">
            <text:p>0,0048022048</text:p>
          </table:table-cell>
          <table:table-cell table:formula="of:=ABS([.D543]-[.C542])" office:value-type="float" office:value="0.00380220481333338">
            <text:p>0,0038022048</text:p>
          </table:table-cell>
        </table:table-row>
        <table:table-row table:style-name="ro1">
          <table:table-cell office:value-type="float" office:value="8.14201353223">
            <text:p>8,1420135322</text:p>
          </table:table-cell>
          <table:table-cell office:value-type="float" office:value="6.16253250143">
            <text:p>6,1625325014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IF(AND([.F$5]&lt;[.B544];[.B544]&lt;=[.F$6]);([.B544]-[.F$5])/([.F$6]-[.F$5]);1)" office:value-type="float" office:value="0.527088750238333">
            <text:p>0,5270887502</text:p>
          </table:table-cell>
          <table:table-cell table:formula="of:=ABS([.D544]-[.C544])" office:value-type="float" office:value="0.00391124976166668">
            <text:p>0,0039112498</text:p>
          </table:table-cell>
          <table:table-cell table:formula="of:=ABS([.D544]-[.C543])" office:value-type="float" office:value="0.00291124976166668">
            <text:p>0,0029112498</text:p>
          </table:table-cell>
        </table:table-row>
        <table:table-row table:style-name="ro1">
          <table:table-cell office:value-type="float" office:value="7.80937933669">
            <text:p>7,8093793367</text:p>
          </table:table-cell>
          <table:table-cell office:value-type="float" office:value="6.16466915109">
            <text:p>6,1646691511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IF(AND([.F$5]&lt;[.B545];[.B545]&lt;=[.F$6]);([.B545]-[.F$5])/([.F$6]-[.F$5]);1)" office:value-type="float" office:value="0.527444858515">
            <text:p>0,5274448585</text:p>
          </table:table-cell>
          <table:table-cell table:formula="of:=ABS([.D545]-[.C545])" office:value-type="float" office:value="0.00455514148500003">
            <text:p>0,0045551415</text:p>
          </table:table-cell>
          <table:table-cell table:formula="of:=ABS([.D545]-[.C544])" office:value-type="float" office:value="0.00355514148500002">
            <text:p>0,0035551415</text:p>
          </table:table-cell>
        </table:table-row>
        <table:table-row table:style-name="ro1">
          <table:table-cell office:value-type="float" office:value="7.84391854658">
            <text:p>7,8439185466</text:p>
          </table:table-cell>
          <table:table-cell office:value-type="float" office:value="6.16717235647">
            <text:p>6,1671723565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IF(AND([.F$5]&lt;[.B546];[.B546]&lt;=[.F$6]);([.B546]-[.F$5])/([.F$6]-[.F$5]);1)" office:value-type="float" office:value="0.527862059411667">
            <text:p>0,5278620594</text:p>
          </table:table-cell>
          <table:table-cell table:formula="of:=ABS([.D546]-[.C546])" office:value-type="float" office:value="0.00513794058833339">
            <text:p>0,0051379406</text:p>
          </table:table-cell>
          <table:table-cell table:formula="of:=ABS([.D546]-[.C545])" office:value-type="float" office:value="0.00413794058833339">
            <text:p>0,0041379406</text:p>
          </table:table-cell>
        </table:table-row>
        <table:table-row table:style-name="ro1">
          <table:table-cell office:value-type="float" office:value="8.57034463977">
            <text:p>8,5703446398</text:p>
          </table:table-cell>
          <table:table-cell office:value-type="float" office:value="6.16883529671">
            <text:p>6,1688352967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IF(AND([.F$5]&lt;[.B547];[.B547]&lt;=[.F$6]);([.B547]-[.F$5])/([.F$6]-[.F$5]);1)" office:value-type="float" office:value="0.528139216118333">
            <text:p>0,5281392161</text:p>
          </table:table-cell>
          <table:table-cell table:formula="of:=ABS([.D547]-[.C547])" office:value-type="float" office:value="0.00586078388166666">
            <text:p>0,0058607839</text:p>
          </table:table-cell>
          <table:table-cell table:formula="of:=ABS([.D547]-[.C546])" office:value-type="float" office:value="0.00486078388166666">
            <text:p>0,0048607839</text:p>
          </table:table-cell>
        </table:table-row>
        <table:table-row table:style-name="ro1">
          <table:table-cell office:value-type="float" office:value="8.43895637005">
            <text:p>8,4389563701</text:p>
          </table:table-cell>
          <table:table-cell office:value-type="float" office:value="6.18248465044">
            <text:p>6,1824846504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IF(AND([.F$5]&lt;[.B548];[.B548]&lt;=[.F$6]);([.B548]-[.F$5])/([.F$6]-[.F$5]);1)" office:value-type="float" office:value="0.530414108406667">
            <text:p>0,5304141084</text:p>
          </table:table-cell>
          <table:table-cell table:formula="of:=ABS([.D548]-[.C548])" office:value-type="float" office:value="0.00458589159333334">
            <text:p>0,0045858916</text:p>
          </table:table-cell>
          <table:table-cell table:formula="of:=ABS([.D548]-[.C547])" office:value-type="float" office:value="0.00358589159333333">
            <text:p>0,0035858916</text:p>
          </table:table-cell>
        </table:table-row>
        <table:table-row table:style-name="ro1">
          <table:table-cell office:value-type="float" office:value="5.70429713628">
            <text:p>5,7042971363</text:p>
          </table:table-cell>
          <table:table-cell office:value-type="float" office:value="6.18371744446">
            <text:p>6,1837174445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IF(AND([.F$5]&lt;[.B549];[.B549]&lt;=[.F$6]);([.B549]-[.F$5])/([.F$6]-[.F$5]);1)" office:value-type="float" office:value="0.530619574076667">
            <text:p>0,5306195741</text:p>
          </table:table-cell>
          <table:table-cell table:formula="of:=ABS([.D549]-[.C549])" office:value-type="float" office:value="0.00538042592333332">
            <text:p>0,0053804259</text:p>
          </table:table-cell>
          <table:table-cell table:formula="of:=ABS([.D549]-[.C548])" office:value-type="float" office:value="0.00438042592333332">
            <text:p>0,0043804259</text:p>
          </table:table-cell>
        </table:table-row>
        <table:table-row table:style-name="ro1">
          <table:table-cell office:value-type="float" office:value="3.21094662887">
            <text:p>3,2109466289</text:p>
          </table:table-cell>
          <table:table-cell office:value-type="float" office:value="6.18739621053">
            <text:p>6,187396210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IF(AND([.F$5]&lt;[.B550];[.B550]&lt;=[.F$6]);([.B550]-[.F$5])/([.F$6]-[.F$5]);1)" office:value-type="float" office:value="0.531232701755">
            <text:p>0,5312327018</text:p>
          </table:table-cell>
          <table:table-cell table:formula="of:=ABS([.D550]-[.C550])" office:value-type="float" office:value="0.005767298245">
            <text:p>0,0057672982</text:p>
          </table:table-cell>
          <table:table-cell table:formula="of:=ABS([.D550]-[.C549])" office:value-type="float" office:value="0.004767298245">
            <text:p>0,0047672982</text:p>
          </table:table-cell>
        </table:table-row>
        <table:table-row table:style-name="ro1">
          <table:table-cell office:value-type="float" office:value="3.21164605293">
            <text:p>3,2116460529</text:p>
          </table:table-cell>
          <table:table-cell office:value-type="float" office:value="6.19521642245">
            <text:p>6,1952164225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IF(AND([.F$5]&lt;[.B551];[.B551]&lt;=[.F$6]);([.B551]-[.F$5])/([.F$6]-[.F$5]);1)" office:value-type="float" office:value="0.532536070408333">
            <text:p>0,5325360704</text:p>
          </table:table-cell>
          <table:table-cell table:formula="of:=ABS([.D551]-[.C551])" office:value-type="float" office:value="0.00546392959166675">
            <text:p>0,0054639296</text:p>
          </table:table-cell>
          <table:table-cell table:formula="of:=ABS([.D551]-[.C550])" office:value-type="float" office:value="0.00446392959166675">
            <text:p>0,0044639296</text:p>
          </table:table-cell>
        </table:table-row>
        <table:table-row table:style-name="ro1">
          <table:table-cell office:value-type="float" office:value="8.68324674205">
            <text:p>8,6832467421</text:p>
          </table:table-cell>
          <table:table-cell office:value-type="float" office:value="6.1964627968">
            <text:p>6,1964627968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IF(AND([.F$5]&lt;[.B552];[.B552]&lt;=[.F$6]);([.B552]-[.F$5])/([.F$6]-[.F$5]);1)" office:value-type="float" office:value="0.532743799466667">
            <text:p>0,5327437995</text:p>
          </table:table-cell>
          <table:table-cell table:formula="of:=ABS([.D552]-[.C552])" office:value-type="float" office:value="0.00625620053333342">
            <text:p>0,0062562005</text:p>
          </table:table-cell>
          <table:table-cell table:formula="of:=ABS([.D552]-[.C551])" office:value-type="float" office:value="0.00525620053333342">
            <text:p>0,0052562005</text:p>
          </table:table-cell>
        </table:table-row>
        <table:table-row table:style-name="ro1">
          <table:table-cell office:value-type="float" office:value="3.14073878579">
            <text:p>3,1407387858</text:p>
          </table:table-cell>
          <table:table-cell office:value-type="float" office:value="6.20376428878">
            <text:p>6,2037642888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IF(AND([.F$5]&lt;[.B553];[.B553]&lt;=[.F$6]);([.B553]-[.F$5])/([.F$6]-[.F$5]);1)" office:value-type="float" office:value="0.533960714796667">
            <text:p>0,5339607148</text:p>
          </table:table-cell>
          <table:table-cell table:formula="of:=ABS([.D553]-[.C553])" office:value-type="float" office:value="0.0060392852033333">
            <text:p>0,0060392852</text:p>
          </table:table-cell>
          <table:table-cell table:formula="of:=ABS([.D553]-[.C552])" office:value-type="float" office:value="0.0050392852033333">
            <text:p>0,0050392852</text:p>
          </table:table-cell>
        </table:table-row>
        <table:table-row table:style-name="ro1">
          <table:table-cell office:value-type="float" office:value="7.7345378745">
            <text:p>7,7345378745</text:p>
          </table:table-cell>
          <table:table-cell office:value-type="float" office:value="6.20820258769">
            <text:p>6,2082025877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IF(AND([.F$5]&lt;[.B554];[.B554]&lt;=[.F$6]);([.B554]-[.F$5])/([.F$6]-[.F$5]);1)" office:value-type="float" office:value="0.534700431281667">
            <text:p>0,5347004313</text:p>
          </table:table-cell>
          <table:table-cell table:formula="of:=ABS([.D554]-[.C554])" office:value-type="float" office:value="0.00629956871833337">
            <text:p>0,0062995687</text:p>
          </table:table-cell>
          <table:table-cell table:formula="of:=ABS([.D554]-[.C553])" office:value-type="float" office:value="0.00529956871833337">
            <text:p>0,0052995687</text:p>
          </table:table-cell>
        </table:table-row>
        <table:table-row table:style-name="ro1">
          <table:table-cell office:value-type="float" office:value="3.84894056342">
            <text:p>3,8489405634</text:p>
          </table:table-cell>
          <table:table-cell office:value-type="float" office:value="6.21254773336">
            <text:p>6,2125477334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IF(AND([.F$5]&lt;[.B555];[.B555]&lt;=[.F$6]);([.B555]-[.F$5])/([.F$6]-[.F$5]);1)" office:value-type="float" office:value="0.535424622226667">
            <text:p>0,5354246222</text:p>
          </table:table-cell>
          <table:table-cell table:formula="of:=ABS([.D555]-[.C555])" office:value-type="float" office:value="0.00657537777333339">
            <text:p>0,0065753778</text:p>
          </table:table-cell>
          <table:table-cell table:formula="of:=ABS([.D555]-[.C554])" office:value-type="float" office:value="0.00557537777333339">
            <text:p>0,0055753778</text:p>
          </table:table-cell>
        </table:table-row>
        <table:table-row table:style-name="ro1">
          <table:table-cell office:value-type="float" office:value="5.82478370219">
            <text:p>5,8247837022</text:p>
          </table:table-cell>
          <table:table-cell office:value-type="float" office:value="6.21976350826">
            <text:p>6,2197635083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IF(AND([.F$5]&lt;[.B556];[.B556]&lt;=[.F$6]);([.B556]-[.F$5])/([.F$6]-[.F$5]);1)" office:value-type="float" office:value="0.536627251376667">
            <text:p>0,5366272514</text:p>
          </table:table-cell>
          <table:table-cell table:formula="of:=ABS([.D556]-[.C556])" office:value-type="float" office:value="0.00637274862333337">
            <text:p>0,0063727486</text:p>
          </table:table-cell>
          <table:table-cell table:formula="of:=ABS([.D556]-[.C555])" office:value-type="float" office:value="0.00537274862333337">
            <text:p>0,0053727486</text:p>
          </table:table-cell>
        </table:table-row>
        <table:table-row table:style-name="ro1">
          <table:table-cell office:value-type="float" office:value="3.01771755268">
            <text:p>3,0177175527</text:p>
          </table:table-cell>
          <table:table-cell office:value-type="float" office:value="6.22449354836">
            <text:p>6,2244935484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IF(AND([.F$5]&lt;[.B557];[.B557]&lt;=[.F$6]);([.B557]-[.F$5])/([.F$6]-[.F$5]);1)" office:value-type="float" office:value="0.537415591393333">
            <text:p>0,5374155914</text:p>
          </table:table-cell>
          <table:table-cell table:formula="of:=ABS([.D557]-[.C557])" office:value-type="float" office:value="0.00658440860666676">
            <text:p>0,0065844086</text:p>
          </table:table-cell>
          <table:table-cell table:formula="of:=ABS([.D557]-[.C556])" office:value-type="float" office:value="0.00558440860666676">
            <text:p>0,0055844086</text:p>
          </table:table-cell>
        </table:table-row>
        <table:table-row table:style-name="ro1">
          <table:table-cell office:value-type="float" office:value="4.049281699">
            <text:p>4,049281699</text:p>
          </table:table-cell>
          <table:table-cell office:value-type="float" office:value="6.23268768249">
            <text:p>6,2326876825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IF(AND([.F$5]&lt;[.B558];[.B558]&lt;=[.F$6]);([.B558]-[.F$5])/([.F$6]-[.F$5]);1)" office:value-type="float" office:value="0.538781280415">
            <text:p>0,5387812804</text:p>
          </table:table-cell>
          <table:table-cell table:formula="of:=ABS([.D558]-[.C558])" office:value-type="float" office:value="0.00621871958500009">
            <text:p>0,0062187196</text:p>
          </table:table-cell>
          <table:table-cell table:formula="of:=ABS([.D558]-[.C557])" office:value-type="float" office:value="0.00521871958500009">
            <text:p>0,0052187196</text:p>
          </table:table-cell>
        </table:table-row>
        <table:table-row table:style-name="ro1">
          <table:table-cell office:value-type="float" office:value="4.12652719476">
            <text:p>4,1265271948</text:p>
          </table:table-cell>
          <table:table-cell office:value-type="float" office:value="6.23801758713">
            <text:p>6,2380175871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IF(AND([.F$5]&lt;[.B559];[.B559]&lt;=[.F$6]);([.B559]-[.F$5])/([.F$6]-[.F$5]);1)" office:value-type="float" office:value="0.539669597855">
            <text:p>0,5396695979</text:p>
          </table:table-cell>
          <table:table-cell table:formula="of:=ABS([.D559]-[.C559])" office:value-type="float" office:value="0.00633040214500003">
            <text:p>0,0063304021</text:p>
          </table:table-cell>
          <table:table-cell table:formula="of:=ABS([.D559]-[.C558])" office:value-type="float" office:value="0.00533040214500002">
            <text:p>0,0053304021</text:p>
          </table:table-cell>
        </table:table-row>
        <table:table-row table:style-name="ro1">
          <table:table-cell office:value-type="float" office:value="3.17090305613">
            <text:p>3,1709030561</text:p>
          </table:table-cell>
          <table:table-cell office:value-type="float" office:value="6.2403202532">
            <text:p>6,2403202532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IF(AND([.F$5]&lt;[.B560];[.B560]&lt;=[.F$6]);([.B560]-[.F$5])/([.F$6]-[.F$5]);1)" office:value-type="float" office:value="0.540053375533333">
            <text:p>0,5400533755</text:p>
          </table:table-cell>
          <table:table-cell table:formula="of:=ABS([.D560]-[.C560])" office:value-type="float" office:value="0.00694662446666672">
            <text:p>0,0069466245</text:p>
          </table:table-cell>
          <table:table-cell table:formula="of:=ABS([.D560]-[.C559])" office:value-type="float" office:value="0.00594662446666672">
            <text:p>0,0059466245</text:p>
          </table:table-cell>
        </table:table-row>
        <table:table-row table:style-name="ro1">
          <table:table-cell office:value-type="float" office:value="3.16469803708">
            <text:p>3,1646980371</text:p>
          </table:table-cell>
          <table:table-cell office:value-type="float" office:value="6.2650125187">
            <text:p>6,2650125187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IF(AND([.F$5]&lt;[.B561];[.B561]&lt;=[.F$6]);([.B561]-[.F$5])/([.F$6]-[.F$5]);1)" office:value-type="float" office:value="0.544168753116667">
            <text:p>0,5441687531</text:p>
          </table:table-cell>
          <table:table-cell table:formula="of:=ABS([.D561]-[.C561])" office:value-type="float" office:value="0.00383124688333336">
            <text:p>0,0038312469</text:p>
          </table:table-cell>
          <table:table-cell table:formula="of:=ABS([.D561]-[.C560])" office:value-type="float" office:value="0.00283124688333336">
            <text:p>0,0028312469</text:p>
          </table:table-cell>
        </table:table-row>
        <table:table-row table:style-name="ro1">
          <table:table-cell office:value-type="float" office:value="8.1466625612">
            <text:p>8,1466625612</text:p>
          </table:table-cell>
          <table:table-cell office:value-type="float" office:value="6.27098705431">
            <text:p>6,2709870543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IF(AND([.F$5]&lt;[.B562];[.B562]&lt;=[.F$6]);([.B562]-[.F$5])/([.F$6]-[.F$5]);1)" office:value-type="float" office:value="0.545164509051667">
            <text:p>0,5451645091</text:p>
          </table:table-cell>
          <table:table-cell table:formula="of:=ABS([.D562]-[.C562])" office:value-type="float" office:value="0.00383549094833335">
            <text:p>0,0038354909</text:p>
          </table:table-cell>
          <table:table-cell table:formula="of:=ABS([.D562]-[.C561])" office:value-type="float" office:value="0.00283549094833335">
            <text:p>0,0028354909</text:p>
          </table:table-cell>
        </table:table-row>
        <table:table-row table:style-name="ro1">
          <table:table-cell office:value-type="float" office:value="8.51316565189">
            <text:p>8,5131656519</text:p>
          </table:table-cell>
          <table:table-cell office:value-type="float" office:value="6.28131761121">
            <text:p>6,2813176112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IF(AND([.F$5]&lt;[.B563];[.B563]&lt;=[.F$6]);([.B563]-[.F$5])/([.F$6]-[.F$5]);1)" office:value-type="float" office:value="0.546886268535">
            <text:p>0,5468862685</text:p>
          </table:table-cell>
          <table:table-cell table:formula="of:=ABS([.D563]-[.C563])" office:value-type="float" office:value="0.00311373146500016">
            <text:p>0,0031137315</text:p>
          </table:table-cell>
          <table:table-cell table:formula="of:=ABS([.D563]-[.C562])" office:value-type="float" office:value="0.00211373146500016">
            <text:p>0,0021137315</text:p>
          </table:table-cell>
        </table:table-row>
        <table:table-row table:style-name="ro1">
          <table:table-cell office:value-type="float" office:value="7.28040294548">
            <text:p>7,2804029455</text:p>
          </table:table-cell>
          <table:table-cell office:value-type="float" office:value="6.28277604593">
            <text:p>6,2827760459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IF(AND([.F$5]&lt;[.B564];[.B564]&lt;=[.F$6]);([.B564]-[.F$5])/([.F$6]-[.F$5]);1)" office:value-type="float" office:value="0.547129340988333">
            <text:p>0,547129341</text:p>
          </table:table-cell>
          <table:table-cell table:formula="of:=ABS([.D564]-[.C564])" office:value-type="float" office:value="0.00387065901166661">
            <text:p>0,003870659</text:p>
          </table:table-cell>
          <table:table-cell table:formula="of:=ABS([.D564]-[.C563])" office:value-type="float" office:value="0.00287065901166661">
            <text:p>0,002870659</text:p>
          </table:table-cell>
        </table:table-row>
        <table:table-row table:style-name="ro1">
          <table:table-cell office:value-type="float" office:value="6.86790418421">
            <text:p>6,8679041842</text:p>
          </table:table-cell>
          <table:table-cell office:value-type="float" office:value="6.30663463054">
            <text:p>6,3066346305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IF(AND([.F$5]&lt;[.B565];[.B565]&lt;=[.F$6]);([.B565]-[.F$5])/([.F$6]-[.F$5]);1)" office:value-type="float" office:value="0.551105771756667">
            <text:p>0,5511057718</text:p>
          </table:table-cell>
          <table:table-cell table:formula="of:=ABS([.D565]-[.C565])" office:value-type="float" office:value="0.000894228243333406">
            <text:p>0,0008942282</text:p>
          </table:table-cell>
          <table:table-cell table:formula="of:=ABS([.D565]-[.C564])" office:value-type="float" office:value="0.000105771756666595">
            <text:p>0,0001057718</text:p>
          </table:table-cell>
        </table:table-row>
        <table:table-row table:style-name="ro1">
          <table:table-cell office:value-type="float" office:value="7.53867897993">
            <text:p>7,5386789799</text:p>
          </table:table-cell>
          <table:table-cell office:value-type="float" office:value="6.31267977089">
            <text:p>6,3126797709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IF(AND([.F$5]&lt;[.B566];[.B566]&lt;=[.F$6]);([.B566]-[.F$5])/([.F$6]-[.F$5]);1)" office:value-type="float" office:value="0.552113295148333">
            <text:p>0,5521132951</text:p>
          </table:table-cell>
          <table:table-cell table:formula="of:=ABS([.D566]-[.C566])" office:value-type="float" office:value="0.000886704851666753">
            <text:p>0,0008867049</text:p>
          </table:table-cell>
          <table:table-cell table:formula="of:=ABS([.D566]-[.C565])" office:value-type="float" office:value="0.000113295148333248">
            <text:p>0,0001132951</text:p>
          </table:table-cell>
        </table:table-row>
        <table:table-row table:style-name="ro1">
          <table:table-cell office:value-type="float" office:value="3.89151022872">
            <text:p>3,8915102287</text:p>
          </table:table-cell>
          <table:table-cell office:value-type="float" office:value="6.32809652045">
            <text:p>6,3280965205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IF(AND([.F$5]&lt;[.B567];[.B567]&lt;=[.F$6]);([.B567]-[.F$5])/([.F$6]-[.F$5]);1)" office:value-type="float" office:value="0.554682753408333">
            <text:p>0,5546827534</text:p>
          </table:table-cell>
          <table:table-cell table:formula="of:=ABS([.D567]-[.C567])" office:value-type="float" office:value="0.000682753408333237">
            <text:p>0,0006827534</text:p>
          </table:table-cell>
          <table:table-cell table:formula="of:=ABS([.D567]-[.C566])" office:value-type="float" office:value="0.00168275340833324">
            <text:p>0,0016827534</text:p>
          </table:table-cell>
        </table:table-row>
        <table:table-row table:style-name="ro1">
          <table:table-cell office:value-type="float" office:value="5.83459735746">
            <text:p>5,8345973575</text:p>
          </table:table-cell>
          <table:table-cell office:value-type="float" office:value="6.34267688976">
            <text:p>6,3426768898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IF(AND([.F$5]&lt;[.B568];[.B568]&lt;=[.F$6]);([.B568]-[.F$5])/([.F$6]-[.F$5]);1)" office:value-type="float" office:value="0.55711281496">
            <text:p>0,557112815</text:p>
          </table:table-cell>
          <table:table-cell table:formula="of:=ABS([.D568]-[.C568])" office:value-type="float" office:value="0.00211281495999993">
            <text:p>0,002112815</text:p>
          </table:table-cell>
          <table:table-cell table:formula="of:=ABS([.D568]-[.C567])" office:value-type="float" office:value="0.00311281495999993">
            <text:p>0,003112815</text:p>
          </table:table-cell>
        </table:table-row>
        <table:table-row table:style-name="ro1">
          <table:table-cell office:value-type="float" office:value="7.68572885838">
            <text:p>7,6857288584</text:p>
          </table:table-cell>
          <table:table-cell office:value-type="float" office:value="6.34412851264">
            <text:p>6,3441285126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IF(AND([.F$5]&lt;[.B569];[.B569]&lt;=[.F$6]);([.B569]-[.F$5])/([.F$6]-[.F$5]);1)" office:value-type="float" office:value="0.557354752106667">
            <text:p>0,5573547521</text:p>
          </table:table-cell>
          <table:table-cell table:formula="of:=ABS([.D569]-[.C569])" office:value-type="float" office:value="0.00135475210666669">
            <text:p>0,0013547521</text:p>
          </table:table-cell>
          <table:table-cell table:formula="of:=ABS([.D569]-[.C568])" office:value-type="float" office:value="0.00235475210666669">
            <text:p>0,0023547521</text:p>
          </table:table-cell>
        </table:table-row>
        <table:table-row table:style-name="ro1">
          <table:table-cell office:value-type="float" office:value="8.92278655382">
            <text:p>8,9227865538</text:p>
          </table:table-cell>
          <table:table-cell office:value-type="float" office:value="6.34997184765">
            <text:p>6,3499718477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IF(AND([.F$5]&lt;[.B570];[.B570]&lt;=[.F$6]);([.B570]-[.F$5])/([.F$6]-[.F$5]);1)" office:value-type="float" office:value="0.558328641275">
            <text:p>0,5583286413</text:p>
          </table:table-cell>
          <table:table-cell table:formula="of:=ABS([.D570]-[.C570])" office:value-type="float" office:value="0.00132864127499999">
            <text:p>0,0013286413</text:p>
          </table:table-cell>
          <table:table-cell table:formula="of:=ABS([.D570]-[.C569])" office:value-type="float" office:value="0.00232864127499999">
            <text:p>0,0023286413</text:p>
          </table:table-cell>
        </table:table-row>
        <table:table-row table:style-name="ro1">
          <table:table-cell office:value-type="float" office:value="6.30663463054">
            <text:p>6,3066346305</text:p>
          </table:table-cell>
          <table:table-cell office:value-type="float" office:value="6.352550696">
            <text:p>6,352550696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IF(AND([.F$5]&lt;[.B571];[.B571]&lt;=[.F$6]);([.B571]-[.F$5])/([.F$6]-[.F$5]);1)" office:value-type="float" office:value="0.558758449333333">
            <text:p>0,5587584493</text:p>
          </table:table-cell>
          <table:table-cell table:formula="of:=ABS([.D571]-[.C571])" office:value-type="float" office:value="0.000758449333333244">
            <text:p>0,0007584493</text:p>
          </table:table-cell>
          <table:table-cell table:formula="of:=ABS([.D571]-[.C570])" office:value-type="float" office:value="0.00175844933333325">
            <text:p>0,0017584493</text:p>
          </table:table-cell>
        </table:table-row>
        <table:table-row table:style-name="ro1">
          <table:table-cell office:value-type="float" office:value="6.41046762847">
            <text:p>6,4104676285</text:p>
          </table:table-cell>
          <table:table-cell office:value-type="float" office:value="6.35396758369">
            <text:p>6,3539675837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IF(AND([.F$5]&lt;[.B572];[.B572]&lt;=[.F$6]);([.B572]-[.F$5])/([.F$6]-[.F$5]);1)" office:value-type="float" office:value="0.558994597281667">
            <text:p>0,5589945973</text:p>
          </table:table-cell>
          <table:table-cell table:formula="of:=ABS([.D572]-[.C572])" office:value-type="float" office:value="0.00000540271833338046">
            <text:p>5,40271833338046E-006</text:p>
          </table:table-cell>
          <table:table-cell table:formula="of:=ABS([.D572]-[.C571])" office:value-type="float" office:value="0.00099459728166662">
            <text:p>0,0009945973</text:p>
          </table:table-cell>
        </table:table-row>
        <table:table-row table:style-name="ro1">
          <table:table-cell office:value-type="float" office:value="3.4085839248">
            <text:p>3,4085839248</text:p>
          </table:table-cell>
          <table:table-cell office:value-type="float" office:value="6.35697648165">
            <text:p>6,3569764817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IF(AND([.F$5]&lt;[.B573];[.B573]&lt;=[.F$6]);([.B573]-[.F$5])/([.F$6]-[.F$5]);1)" office:value-type="float" office:value="0.559496080275">
            <text:p>0,5594960803</text:p>
          </table:table-cell>
          <table:table-cell table:formula="of:=ABS([.D573]-[.C573])" office:value-type="float" office:value="0.000503919724999968">
            <text:p>0,0005039197</text:p>
          </table:table-cell>
          <table:table-cell table:formula="of:=ABS([.D573]-[.C572])" office:value-type="float" office:value="0.000496080275000033">
            <text:p>0,0004960803</text:p>
          </table:table-cell>
        </table:table-row>
        <table:table-row table:style-name="ro1">
          <table:table-cell office:value-type="float" office:value="5.11459913362">
            <text:p>5,1145991336</text:p>
          </table:table-cell>
          <table:table-cell office:value-type="float" office:value="6.36206702656">
            <text:p>6,3620670266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IF(AND([.F$5]&lt;[.B574];[.B574]&lt;=[.F$6]);([.B574]-[.F$5])/([.F$6]-[.F$5]);1)" office:value-type="float" office:value="0.560344504426667">
            <text:p>0,5603445044</text:p>
          </table:table-cell>
          <table:table-cell table:formula="of:=ABS([.D574]-[.C574])" office:value-type="float" office:value="0.000655495573333331">
            <text:p>0,0006554956</text:p>
          </table:table-cell>
          <table:table-cell table:formula="of:=ABS([.D574]-[.C573])" office:value-type="float" office:value="0.00034450442666667">
            <text:p>0,0003445044</text:p>
          </table:table-cell>
        </table:table-row>
        <table:table-row table:style-name="ro1">
          <table:table-cell office:value-type="float" office:value="5.25722217786">
            <text:p>5,2572221779</text:p>
          </table:table-cell>
          <table:table-cell office:value-type="float" office:value="6.36488861237">
            <text:p>6,3648886124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IF(AND([.F$5]&lt;[.B575];[.B575]&lt;=[.F$6]);([.B575]-[.F$5])/([.F$6]-[.F$5]);1)" office:value-type="float" office:value="0.560814768728333">
            <text:p>0,5608147687</text:p>
          </table:table-cell>
          <table:table-cell table:formula="of:=ABS([.D575]-[.C575])" office:value-type="float" office:value="0.00118523127166681">
            <text:p>0,0011852313</text:p>
          </table:table-cell>
          <table:table-cell table:formula="of:=ABS([.D575]-[.C574])" office:value-type="float" office:value="0.000185231271666808">
            <text:p>0,0001852313</text:p>
          </table:table-cell>
        </table:table-row>
        <table:table-row table:style-name="ro1">
          <table:table-cell office:value-type="float" office:value="5.85850139529">
            <text:p>5,8585013953</text:p>
          </table:table-cell>
          <table:table-cell office:value-type="float" office:value="6.36985338693">
            <text:p>6,3698533869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IF(AND([.F$5]&lt;[.B576];[.B576]&lt;=[.F$6]);([.B576]-[.F$5])/([.F$6]-[.F$5]);1)" office:value-type="float" office:value="0.561642231155">
            <text:p>0,5616422312</text:p>
          </table:table-cell>
          <table:table-cell table:formula="of:=ABS([.D576]-[.C576])" office:value-type="float" office:value="0.00135776884499994">
            <text:p>0,0013577688</text:p>
          </table:table-cell>
          <table:table-cell table:formula="of:=ABS([.D576]-[.C575])" office:value-type="float" office:value="0.00035776884500005">
            <text:p>0,0003577688</text:p>
          </table:table-cell>
        </table:table-row>
        <table:table-row table:style-name="ro1">
          <table:table-cell office:value-type="float" office:value="8.26412385377">
            <text:p>8,2641238538</text:p>
          </table:table-cell>
          <table:table-cell office:value-type="float" office:value="6.37116568046">
            <text:p>6,3711656805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IF(AND([.F$5]&lt;[.B577];[.B577]&lt;=[.F$6]);([.B577]-[.F$5])/([.F$6]-[.F$5]);1)" office:value-type="float" office:value="0.561860946743333">
            <text:p>0,5618609467</text:p>
          </table:table-cell>
          <table:table-cell table:formula="of:=ABS([.D577]-[.C577])" office:value-type="float" office:value="0.00213905325666663">
            <text:p>0,0021390533</text:p>
          </table:table-cell>
          <table:table-cell table:formula="of:=ABS([.D577]-[.C576])" office:value-type="float" office:value="0.00113905325666663">
            <text:p>0,0011390533</text:p>
          </table:table-cell>
        </table:table-row>
        <table:table-row table:style-name="ro1">
          <table:table-cell office:value-type="float" office:value="7.74320798164">
            <text:p>7,7432079816</text:p>
          </table:table-cell>
          <table:table-cell office:value-type="float" office:value="6.386598679">
            <text:p>6,386598679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IF(AND([.F$5]&lt;[.B578];[.B578]&lt;=[.F$6]);([.B578]-[.F$5])/([.F$6]-[.F$5]);1)" office:value-type="float" office:value="0.564433113166667">
            <text:p>0,5644331132</text:p>
          </table:table-cell>
          <table:table-cell table:formula="of:=ABS([.D578]-[.C578])" office:value-type="float" office:value="0.000566886833333169">
            <text:p>0,0005668868</text:p>
          </table:table-cell>
          <table:table-cell table:formula="of:=ABS([.D578]-[.C577])" office:value-type="float" office:value="0.000433113166666832">
            <text:p>0,0004331132</text:p>
          </table:table-cell>
        </table:table-row>
        <table:table-row table:style-name="ro1">
          <table:table-cell office:value-type="float" office:value="3.30371888361">
            <text:p>3,3037188836</text:p>
          </table:table-cell>
          <table:table-cell office:value-type="float" office:value="6.38746001661">
            <text:p>6,3874600166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IF(AND([.F$5]&lt;[.B579];[.B579]&lt;=[.F$6]);([.B579]-[.F$5])/([.F$6]-[.F$5]);1)" office:value-type="float" office:value="0.564576669435">
            <text:p>0,5645766694</text:p>
          </table:table-cell>
          <table:table-cell table:formula="of:=ABS([.D579]-[.C579])" office:value-type="float" office:value="0.00142333056499999">
            <text:p>0,0014233306</text:p>
          </table:table-cell>
          <table:table-cell table:formula="of:=ABS([.D579]-[.C578])" office:value-type="float" office:value="0.000423330564999991">
            <text:p>0,0004233306</text:p>
          </table:table-cell>
        </table:table-row>
        <table:table-row table:style-name="ro1">
          <table:table-cell office:value-type="float" office:value="6.44977439051">
            <text:p>6,4497743905</text:p>
          </table:table-cell>
          <table:table-cell office:value-type="float" office:value="6.39485958787">
            <text:p>6,3948595879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IF(AND([.F$5]&lt;[.B580];[.B580]&lt;=[.F$6]);([.B580]-[.F$5])/([.F$6]-[.F$5]);1)" office:value-type="float" office:value="0.565809931311667">
            <text:p>0,5658099313</text:p>
          </table:table-cell>
          <table:table-cell table:formula="of:=ABS([.D580]-[.C580])" office:value-type="float" office:value="0.00119006868833327">
            <text:p>0,0011900687</text:p>
          </table:table-cell>
          <table:table-cell table:formula="of:=ABS([.D580]-[.C579])" office:value-type="float" office:value="0.000190068688333267">
            <text:p>0,0001900687</text:p>
          </table:table-cell>
        </table:table-row>
        <table:table-row table:style-name="ro1">
          <table:table-cell office:value-type="float" office:value="7.18910984858">
            <text:p>7,1891098486</text:p>
          </table:table-cell>
          <table:table-cell office:value-type="float" office:value="6.39988043659">
            <text:p>6,3998804366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IF(AND([.F$5]&lt;[.B581];[.B581]&lt;=[.F$6]);([.B581]-[.F$5])/([.F$6]-[.F$5]);1)" office:value-type="float" office:value="0.566646739431667">
            <text:p>0,5666467394</text:p>
          </table:table-cell>
          <table:table-cell table:formula="of:=ABS([.D581]-[.C581])" office:value-type="float" office:value="0.00135326056833329">
            <text:p>0,0013532606</text:p>
          </table:table-cell>
          <table:table-cell table:formula="of:=ABS([.D581]-[.C580])" office:value-type="float" office:value="0.000353260568333291">
            <text:p>0,0003532606</text:p>
          </table:table-cell>
        </table:table-row>
        <table:table-row table:style-name="ro1">
          <table:table-cell office:value-type="float" office:value="5.09988930954">
            <text:p>5,0998893095</text:p>
          </table:table-cell>
          <table:table-cell office:value-type="float" office:value="6.40288845481">
            <text:p>6,4028884548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IF(AND([.F$5]&lt;[.B582];[.B582]&lt;=[.F$6]);([.B582]-[.F$5])/([.F$6]-[.F$5]);1)" office:value-type="float" office:value="0.567148075801667">
            <text:p>0,5671480758</text:p>
          </table:table-cell>
          <table:table-cell table:formula="of:=ABS([.D582]-[.C582])" office:value-type="float" office:value="0.00185192419833324">
            <text:p>0,0018519242</text:p>
          </table:table-cell>
          <table:table-cell table:formula="of:=ABS([.D582]-[.C581])" office:value-type="float" office:value="0.000851924198333243">
            <text:p>0,0008519242</text:p>
          </table:table-cell>
        </table:table-row>
        <table:table-row table:style-name="ro1">
          <table:table-cell office:value-type="float" office:value="5.87293235379">
            <text:p>5,8729323538</text:p>
          </table:table-cell>
          <table:table-cell office:value-type="float" office:value="6.40562102144">
            <text:p>6,4056210214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IF(AND([.F$5]&lt;[.B583];[.B583]&lt;=[.F$6]);([.B583]-[.F$5])/([.F$6]-[.F$5]);1)" office:value-type="float" office:value="0.567603503573333">
            <text:p>0,5676035036</text:p>
          </table:table-cell>
          <table:table-cell table:formula="of:=ABS([.D583]-[.C583])" office:value-type="float" office:value="0.00239649642666662">
            <text:p>0,0023964964</text:p>
          </table:table-cell>
          <table:table-cell table:formula="of:=ABS([.D583]-[.C582])" office:value-type="float" office:value="0.00139649642666662">
            <text:p>0,0013964964</text:p>
          </table:table-cell>
        </table:table-row>
        <table:table-row table:style-name="ro1">
          <table:table-cell office:value-type="float" office:value="5.73127845595">
            <text:p>5,731278456</text:p>
          </table:table-cell>
          <table:table-cell office:value-type="float" office:value="6.41046762847">
            <text:p>6,4104676285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IF(AND([.F$5]&lt;[.B584];[.B584]&lt;=[.F$6]);([.B584]-[.F$5])/([.F$6]-[.F$5]);1)" office:value-type="float" office:value="0.568411271411667">
            <text:p>0,5684112714</text:p>
          </table:table-cell>
          <table:table-cell table:formula="of:=ABS([.D584]-[.C584])" office:value-type="float" office:value="0.00258872858833326">
            <text:p>0,0025887286</text:p>
          </table:table-cell>
          <table:table-cell table:formula="of:=ABS([.D584]-[.C583])" office:value-type="float" office:value="0.00158872858833325">
            <text:p>0,0015887286</text:p>
          </table:table-cell>
        </table:table-row>
        <table:table-row table:style-name="ro1">
          <table:table-cell office:value-type="float" office:value="7.95883341157">
            <text:p>7,9588334116</text:p>
          </table:table-cell>
          <table:table-cell office:value-type="float" office:value="6.41473492914">
            <text:p>6,4147349291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IF(AND([.F$5]&lt;[.B585];[.B585]&lt;=[.F$6]);([.B585]-[.F$5])/([.F$6]-[.F$5]);1)" office:value-type="float" office:value="0.56912248819">
            <text:p>0,5691224882</text:p>
          </table:table-cell>
          <table:table-cell table:formula="of:=ABS([.D585]-[.C585])" office:value-type="float" office:value="0.00287751180999996">
            <text:p>0,0028775118</text:p>
          </table:table-cell>
          <table:table-cell table:formula="of:=ABS([.D585]-[.C584])" office:value-type="float" office:value="0.00187751180999995">
            <text:p>0,0018775118</text:p>
          </table:table-cell>
        </table:table-row>
        <table:table-row table:style-name="ro1">
          <table:table-cell office:value-type="float" office:value="6.01455920434">
            <text:p>6,0145592043</text:p>
          </table:table-cell>
          <table:table-cell office:value-type="float" office:value="6.41936872906">
            <text:p>6,4193687291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IF(AND([.F$5]&lt;[.B586];[.B586]&lt;=[.F$6]);([.B586]-[.F$5])/([.F$6]-[.F$5]);1)" office:value-type="float" office:value="0.569894788176667">
            <text:p>0,5698947882</text:p>
          </table:table-cell>
          <table:table-cell table:formula="of:=ABS([.D586]-[.C586])" office:value-type="float" office:value="0.00310521182333323">
            <text:p>0,0031052118</text:p>
          </table:table-cell>
          <table:table-cell table:formula="of:=ABS([.D586]-[.C585])" office:value-type="float" office:value="0.00210521182333323">
            <text:p>0,0021052118</text:p>
          </table:table-cell>
        </table:table-row>
        <table:table-row table:style-name="ro1">
          <table:table-cell office:value-type="float" office:value="7.92905407463">
            <text:p>7,9290540746</text:p>
          </table:table-cell>
          <table:table-cell office:value-type="float" office:value="6.41951937307">
            <text:p>6,4195193731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IF(AND([.F$5]&lt;[.B587];[.B587]&lt;=[.F$6]);([.B587]-[.F$5])/([.F$6]-[.F$5]);1)" office:value-type="float" office:value="0.569919895511667">
            <text:p>0,5699198955</text:p>
          </table:table-cell>
          <table:table-cell table:formula="of:=ABS([.D587]-[.C587])" office:value-type="float" office:value="0.00408010448833329">
            <text:p>0,0040801045</text:p>
          </table:table-cell>
          <table:table-cell table:formula="of:=ABS([.D587]-[.C586])" office:value-type="float" office:value="0.00308010448833329">
            <text:p>0,0030801045</text:p>
          </table:table-cell>
        </table:table-row>
        <table:table-row table:style-name="ro1">
          <table:table-cell office:value-type="float" office:value="6.45052469116">
            <text:p>6,4505246912</text:p>
          </table:table-cell>
          <table:table-cell office:value-type="float" office:value="6.43496459902">
            <text:p>6,434964599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IF(AND([.F$5]&lt;[.B588];[.B588]&lt;=[.F$6]);([.B588]-[.F$5])/([.F$6]-[.F$5]);1)" office:value-type="float" office:value="0.572494099836667">
            <text:p>0,5724940998</text:p>
          </table:table-cell>
          <table:table-cell table:formula="of:=ABS([.D588]-[.C588])" office:value-type="float" office:value="0.0025059001633333">
            <text:p>0,0025059002</text:p>
          </table:table-cell>
          <table:table-cell table:formula="of:=ABS([.D588]-[.C587])" office:value-type="float" office:value="0.0015059001633333">
            <text:p>0,0015059002</text:p>
          </table:table-cell>
        </table:table-row>
        <table:table-row table:style-name="ro1">
          <table:table-cell office:value-type="float" office:value="3.22572372117">
            <text:p>3,2257237212</text:p>
          </table:table-cell>
          <table:table-cell office:value-type="float" office:value="6.44392199883">
            <text:p>6,4439219988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IF(AND([.F$5]&lt;[.B589];[.B589]&lt;=[.F$6]);([.B589]-[.F$5])/([.F$6]-[.F$5]);1)" office:value-type="float" office:value="0.573986999805">
            <text:p>0,5739869998</text:p>
          </table:table-cell>
          <table:table-cell table:formula="of:=ABS([.D589]-[.C589])" office:value-type="float" office:value="0.00201300019500006">
            <text:p>0,0020130002</text:p>
          </table:table-cell>
          <table:table-cell table:formula="of:=ABS([.D589]-[.C588])" office:value-type="float" office:value="0.00101300019500006">
            <text:p>0,0010130002</text:p>
          </table:table-cell>
        </table:table-row>
        <table:table-row table:style-name="ro1">
          <table:table-cell office:value-type="float" office:value="5.76301829357">
            <text:p>5,7630182936</text:p>
          </table:table-cell>
          <table:table-cell office:value-type="float" office:value="6.44977439051">
            <text:p>6,4497743905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IF(AND([.F$5]&lt;[.B590];[.B590]&lt;=[.F$6]);([.B590]-[.F$5])/([.F$6]-[.F$5]);1)" office:value-type="float" office:value="0.574962398418333">
            <text:p>0,5749623984</text:p>
          </table:table-cell>
          <table:table-cell table:formula="of:=ABS([.D590]-[.C590])" office:value-type="float" office:value="0.00203760158166666">
            <text:p>0,0020376016</text:p>
          </table:table-cell>
          <table:table-cell table:formula="of:=ABS([.D590]-[.C589])" office:value-type="float" office:value="0.00103760158166666">
            <text:p>0,0010376016</text:p>
          </table:table-cell>
        </table:table-row>
        <table:table-row table:style-name="ro1">
          <table:table-cell office:value-type="float" office:value="7.47197967331">
            <text:p>7,4719796733</text:p>
          </table:table-cell>
          <table:table-cell office:value-type="float" office:value="6.45052469116">
            <text:p>6,4505246912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IF(AND([.F$5]&lt;[.B591];[.B591]&lt;=[.F$6]);([.B591]-[.F$5])/([.F$6]-[.F$5]);1)" office:value-type="float" office:value="0.575087448526667">
            <text:p>0,5750874485</text:p>
          </table:table-cell>
          <table:table-cell table:formula="of:=ABS([.D591]-[.C591])" office:value-type="float" office:value="0.00291255147333325">
            <text:p>0,0029125515</text:p>
          </table:table-cell>
          <table:table-cell table:formula="of:=ABS([.D591]-[.C590])" office:value-type="float" office:value="0.00191255147333325">
            <text:p>0,0019125515</text:p>
          </table:table-cell>
        </table:table-row>
        <table:table-row table:style-name="ro1">
          <table:table-cell office:value-type="float" office:value="5.08182837511">
            <text:p>5,0818283751</text:p>
          </table:table-cell>
          <table:table-cell office:value-type="float" office:value="6.45061703456">
            <text:p>6,4506170346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IF(AND([.F$5]&lt;[.B592];[.B592]&lt;=[.F$6]);([.B592]-[.F$5])/([.F$6]-[.F$5]);1)" office:value-type="float" office:value="0.575102839093333">
            <text:p>0,5751028391</text:p>
          </table:table-cell>
          <table:table-cell table:formula="of:=ABS([.D592]-[.C592])" office:value-type="float" office:value="0.0038971609066667">
            <text:p>0,0038971609</text:p>
          </table:table-cell>
          <table:table-cell table:formula="of:=ABS([.D592]-[.C591])" office:value-type="float" office:value="0.0028971609066667">
            <text:p>0,0028971609</text:p>
          </table:table-cell>
        </table:table-row>
        <table:table-row table:style-name="ro1">
          <table:table-cell office:value-type="float" office:value="6.32809652045">
            <text:p>6,3280965205</text:p>
          </table:table-cell>
          <table:table-cell office:value-type="float" office:value="6.45669413406">
            <text:p>6,4566941341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IF(AND([.F$5]&lt;[.B593];[.B593]&lt;=[.F$6]);([.B593]-[.F$5])/([.F$6]-[.F$5]);1)" office:value-type="float" office:value="0.57611568901">
            <text:p>0,576115689</text:p>
          </table:table-cell>
          <table:table-cell table:formula="of:=ABS([.D593]-[.C593])" office:value-type="float" office:value="0.00388431098999997">
            <text:p>0,003884311</text:p>
          </table:table-cell>
          <table:table-cell table:formula="of:=ABS([.D593]-[.C592])" office:value-type="float" office:value="0.00288431098999997">
            <text:p>0,002884311</text:p>
          </table:table-cell>
        </table:table-row>
        <table:table-row table:style-name="ro1">
          <table:table-cell office:value-type="float" office:value="4.99964821146">
            <text:p>4,9996482115</text:p>
          </table:table-cell>
          <table:table-cell office:value-type="float" office:value="6.45710201641">
            <text:p>6,4571020164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IF(AND([.F$5]&lt;[.B594];[.B594]&lt;=[.F$6]);([.B594]-[.F$5])/([.F$6]-[.F$5]);1)" office:value-type="float" office:value="0.576183669401667">
            <text:p>0,5761836694</text:p>
          </table:table-cell>
          <table:table-cell table:formula="of:=ABS([.D594]-[.C594])" office:value-type="float" office:value="0.0048163305983332">
            <text:p>0,0048163306</text:p>
          </table:table-cell>
          <table:table-cell table:formula="of:=ABS([.D594]-[.C593])" office:value-type="float" office:value="0.0038163305983332">
            <text:p>0,0038163306</text:p>
          </table:table-cell>
        </table:table-row>
        <table:table-row table:style-name="ro1">
          <table:table-cell office:value-type="float" office:value="4.4419865151">
            <text:p>4,4419865151</text:p>
          </table:table-cell>
          <table:table-cell office:value-type="float" office:value="6.46033256606">
            <text:p>6,4603325661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IF(AND([.F$5]&lt;[.B595];[.B595]&lt;=[.F$6]);([.B595]-[.F$5])/([.F$6]-[.F$5]);1)" office:value-type="float" office:value="0.576722094343333">
            <text:p>0,5767220943</text:p>
          </table:table-cell>
          <table:table-cell table:formula="of:=ABS([.D595]-[.C595])" office:value-type="float" office:value="0.00527790565666664">
            <text:p>0,0052779057</text:p>
          </table:table-cell>
          <table:table-cell table:formula="of:=ABS([.D595]-[.C594])" office:value-type="float" office:value="0.00427790565666664">
            <text:p>0,0042779057</text:p>
          </table:table-cell>
        </table:table-row>
        <table:table-row table:style-name="ro1">
          <table:table-cell office:value-type="float" office:value="5.71480637732">
            <text:p>5,7148063773</text:p>
          </table:table-cell>
          <table:table-cell office:value-type="float" office:value="6.47001419546">
            <text:p>6,4700141955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IF(AND([.F$5]&lt;[.B596];[.B596]&lt;=[.F$6]);([.B596]-[.F$5])/([.F$6]-[.F$5]);1)" office:value-type="float" office:value="0.578335699243333">
            <text:p>0,5783356992</text:p>
          </table:table-cell>
          <table:table-cell table:formula="of:=ABS([.D596]-[.C596])" office:value-type="float" office:value="0.00466430075666657">
            <text:p>0,0046643008</text:p>
          </table:table-cell>
          <table:table-cell table:formula="of:=ABS([.D596]-[.C595])" office:value-type="float" office:value="0.00366430075666657">
            <text:p>0,0036643008</text:p>
          </table:table-cell>
        </table:table-row>
        <table:table-row table:style-name="ro1">
          <table:table-cell office:value-type="float" office:value="8.87878382586">
            <text:p>8,8787838259</text:p>
          </table:table-cell>
          <table:table-cell office:value-type="float" office:value="6.47138932245">
            <text:p>6,4713893225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IF(AND([.F$5]&lt;[.B597];[.B597]&lt;=[.F$6]);([.B597]-[.F$5])/([.F$6]-[.F$5]);1)" office:value-type="float" office:value="0.578564887075">
            <text:p>0,5785648871</text:p>
          </table:table-cell>
          <table:table-cell table:formula="of:=ABS([.D597]-[.C597])" office:value-type="float" office:value="0.00543511292499987">
            <text:p>0,0054351129</text:p>
          </table:table-cell>
          <table:table-cell table:formula="of:=ABS([.D597]-[.C596])" office:value-type="float" office:value="0.00443511292499987">
            <text:p>0,0044351129</text:p>
          </table:table-cell>
        </table:table-row>
        <table:table-row table:style-name="ro1">
          <table:table-cell office:value-type="float" office:value="6.11320127331">
            <text:p>6,1132012733</text:p>
          </table:table-cell>
          <table:table-cell office:value-type="float" office:value="6.47841195649">
            <text:p>6,4784119565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IF(AND([.F$5]&lt;[.B598];[.B598]&lt;=[.F$6]);([.B598]-[.F$5])/([.F$6]-[.F$5]);1)" office:value-type="float" office:value="0.579735326081667">
            <text:p>0,5797353261</text:p>
          </table:table-cell>
          <table:table-cell table:formula="of:=ABS([.D598]-[.C598])" office:value-type="float" office:value="0.00526467391833341">
            <text:p>0,0052646739</text:p>
          </table:table-cell>
          <table:table-cell table:formula="of:=ABS([.D598]-[.C597])" office:value-type="float" office:value="0.00426467391833341">
            <text:p>0,0042646739</text:p>
          </table:table-cell>
        </table:table-row>
        <table:table-row table:style-name="ro1">
          <table:table-cell office:value-type="float" office:value="3.82328986996">
            <text:p>3,82328987</text:p>
          </table:table-cell>
          <table:table-cell office:value-type="float" office:value="6.502805811">
            <text:p>6,502805811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IF(AND([.F$5]&lt;[.B599];[.B599]&lt;=[.F$6]);([.B599]-[.F$5])/([.F$6]-[.F$5]);1)" office:value-type="float" office:value="0.5838009685">
            <text:p>0,5838009685</text:p>
          </table:table-cell>
          <table:table-cell table:formula="of:=ABS([.D599]-[.C599])" office:value-type="float" office:value="0.0021990315">
            <text:p>0,0021990315</text:p>
          </table:table-cell>
          <table:table-cell table:formula="of:=ABS([.D599]-[.C598])" office:value-type="float" office:value="0.0011990315">
            <text:p>0,0011990315</text:p>
          </table:table-cell>
        </table:table-row>
        <table:table-row table:style-name="ro1">
          <table:table-cell office:value-type="float" office:value="8.88973151628">
            <text:p>8,8897315163</text:p>
          </table:table-cell>
          <table:table-cell office:value-type="float" office:value="6.50513845428">
            <text:p>6,5051384543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IF(AND([.F$5]&lt;[.B600];[.B600]&lt;=[.F$6]);([.B600]-[.F$5])/([.F$6]-[.F$5]);1)" office:value-type="float" office:value="0.58418974238">
            <text:p>0,5841897424</text:p>
          </table:table-cell>
          <table:table-cell table:formula="of:=ABS([.D600]-[.C600])" office:value-type="float" office:value="0.00281025761999998">
            <text:p>0,0028102576</text:p>
          </table:table-cell>
          <table:table-cell table:formula="of:=ABS([.D600]-[.C599])" office:value-type="float" office:value="0.00181025761999998">
            <text:p>0,0018102576</text:p>
          </table:table-cell>
        </table:table-row>
        <table:table-row table:style-name="ro1">
          <table:table-cell office:value-type="float" office:value="5.661940148">
            <text:p>5,661940148</text:p>
          </table:table-cell>
          <table:table-cell office:value-type="float" office:value="6.51617784444">
            <text:p>6,5161778444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IF(AND([.F$5]&lt;[.B601];[.B601]&lt;=[.F$6]);([.B601]-[.F$5])/([.F$6]-[.F$5]);1)" office:value-type="float" office:value="0.58602964074">
            <text:p>0,5860296407</text:p>
          </table:table-cell>
          <table:table-cell table:formula="of:=ABS([.D601]-[.C601])" office:value-type="float" office:value="0.00197035926">
            <text:p>0,0019703593</text:p>
          </table:table-cell>
          <table:table-cell table:formula="of:=ABS([.D601]-[.C600])" office:value-type="float" office:value="0.000970359259999998">
            <text:p>0,0009703593</text:p>
          </table:table-cell>
        </table:table-row>
        <table:table-row table:style-name="ro1">
          <table:table-cell office:value-type="float" office:value="5.0097732566">
            <text:p>5,0097732566</text:p>
          </table:table-cell>
          <table:table-cell office:value-type="float" office:value="6.51893732333">
            <text:p>6,5189373233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IF(AND([.F$5]&lt;[.B602];[.B602]&lt;=[.F$6]);([.B602]-[.F$5])/([.F$6]-[.F$5]);1)" office:value-type="float" office:value="0.586489553888333">
            <text:p>0,5864895539</text:p>
          </table:table-cell>
          <table:table-cell table:formula="of:=ABS([.D602]-[.C602])" office:value-type="float" office:value="0.00251044611166662">
            <text:p>0,0025104461</text:p>
          </table:table-cell>
          <table:table-cell table:formula="of:=ABS([.D602]-[.C601])" office:value-type="float" office:value="0.00151044611166662">
            <text:p>0,0015104461</text:p>
          </table:table-cell>
        </table:table-row>
        <table:table-row table:style-name="ro1">
          <table:table-cell office:value-type="float" office:value="5.93704237292">
            <text:p>5,9370423729</text:p>
          </table:table-cell>
          <table:table-cell office:value-type="float" office:value="6.52043997345">
            <text:p>6,5204399735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IF(AND([.F$5]&lt;[.B603];[.B603]&lt;=[.F$6]);([.B603]-[.F$5])/([.F$6]-[.F$5]);1)" office:value-type="float" office:value="0.586739995575">
            <text:p>0,5867399956</text:p>
          </table:table-cell>
          <table:table-cell table:formula="of:=ABS([.D603]-[.C603])" office:value-type="float" office:value="0.00326000442499996">
            <text:p>0,0032600044</text:p>
          </table:table-cell>
          <table:table-cell table:formula="of:=ABS([.D603]-[.C602])" office:value-type="float" office:value="0.00226000442499996">
            <text:p>0,0022600044</text:p>
          </table:table-cell>
        </table:table-row>
        <table:table-row table:style-name="ro1">
          <table:table-cell office:value-type="float" office:value="6.22449354836">
            <text:p>6,2244935484</text:p>
          </table:table-cell>
          <table:table-cell office:value-type="float" office:value="6.52996941103">
            <text:p>6,529969411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IF(AND([.F$5]&lt;[.B604];[.B604]&lt;=[.F$6]);([.B604]-[.F$5])/([.F$6]-[.F$5]);1)" office:value-type="float" office:value="0.588328235171667">
            <text:p>0,5883282352</text:p>
          </table:table-cell>
          <table:table-cell table:formula="of:=ABS([.D604]-[.C604])" office:value-type="float" office:value="0.00267176482833331">
            <text:p>0,0026717648</text:p>
          </table:table-cell>
          <table:table-cell table:formula="of:=ABS([.D604]-[.C603])" office:value-type="float" office:value="0.00167176482833331">
            <text:p>0,0016717648</text:p>
          </table:table-cell>
        </table:table-row>
        <table:table-row table:style-name="ro1">
          <table:table-cell office:value-type="float" office:value="5.48456297239">
            <text:p>5,4845629724</text:p>
          </table:table-cell>
          <table:table-cell office:value-type="float" office:value="6.55172841514">
            <text:p>6,5517284151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IF(AND([.F$5]&lt;[.B605];[.B605]&lt;=[.F$6]);([.B605]-[.F$5])/([.F$6]-[.F$5]);1)" office:value-type="float" office:value="0.591954735856667">
            <text:p>0,5919547359</text:p>
          </table:table-cell>
          <table:table-cell table:formula="of:=ABS([.D605]-[.C605])" office:value-type="float" office:value="0.00004526414333339">
            <text:p>4,526414333339E-005</text:p>
          </table:table-cell>
          <table:table-cell table:formula="of:=ABS([.D605]-[.C604])" office:value-type="float" office:value="0.000954735856666611">
            <text:p>0,0009547359</text:p>
          </table:table-cell>
        </table:table-row>
        <table:table-row table:style-name="ro1">
          <table:table-cell office:value-type="float" office:value="6.86379148762">
            <text:p>6,8637914876</text:p>
          </table:table-cell>
          <table:table-cell office:value-type="float" office:value="6.5608799314">
            <text:p>6,5608799314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IF(AND([.F$5]&lt;[.B606];[.B606]&lt;=[.F$6]);([.B606]-[.F$5])/([.F$6]-[.F$5]);1)" office:value-type="float" office:value="0.593479988566667">
            <text:p>0,5934799886</text:p>
          </table:table-cell>
          <table:table-cell table:formula="of:=ABS([.D606]-[.C606])" office:value-type="float" office:value="0.000479988566666645">
            <text:p>0,0004799886</text:p>
          </table:table-cell>
          <table:table-cell table:formula="of:=ABS([.D606]-[.C605])" office:value-type="float" office:value="0.00147998856666665">
            <text:p>0,0014799886</text:p>
          </table:table-cell>
        </table:table-row>
        <table:table-row table:style-name="ro1">
          <table:table-cell office:value-type="float" office:value="6.00995795781">
            <text:p>6,0099579578</text:p>
          </table:table-cell>
          <table:table-cell office:value-type="float" office:value="6.56117439842">
            <text:p>6,5611743984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IF(AND([.F$5]&lt;[.B607];[.B607]&lt;=[.F$6]);([.B607]-[.F$5])/([.F$6]-[.F$5]);1)" office:value-type="float" office:value="0.593529066403333">
            <text:p>0,5935290664</text:p>
          </table:table-cell>
          <table:table-cell table:formula="of:=ABS([.D607]-[.C607])" office:value-type="float" office:value="0.000470933596666612">
            <text:p>0,0004709336</text:p>
          </table:table-cell>
          <table:table-cell table:formula="of:=ABS([.D607]-[.C606])" office:value-type="float" office:value="0.000529066403333389">
            <text:p>0,0005290664</text:p>
          </table:table-cell>
        </table:table-row>
        <table:table-row table:style-name="ro1">
          <table:table-cell office:value-type="float" office:value="6.67866576591">
            <text:p>6,6786657659</text:p>
          </table:table-cell>
          <table:table-cell office:value-type="float" office:value="6.57089128292">
            <text:p>6,5708912829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IF(AND([.F$5]&lt;[.B608];[.B608]&lt;=[.F$6]);([.B608]-[.F$5])/([.F$6]-[.F$5]);1)" office:value-type="float" office:value="0.595148547153333">
            <text:p>0,5951485472</text:p>
          </table:table-cell>
          <table:table-cell table:formula="of:=ABS([.D608]-[.C608])" office:value-type="float" office:value="0.000148547153333345">
            <text:p>0,0001485472</text:p>
          </table:table-cell>
          <table:table-cell table:formula="of:=ABS([.D608]-[.C607])" office:value-type="float" office:value="0.00114854715333335">
            <text:p>0,0011485472</text:p>
          </table:table-cell>
        </table:table-row>
        <table:table-row table:style-name="ro1">
          <table:table-cell office:value-type="float" office:value="7.30641133802">
            <text:p>7,306411338</text:p>
          </table:table-cell>
          <table:table-cell office:value-type="float" office:value="6.58129112893">
            <text:p>6,5812911289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IF(AND([.F$5]&lt;[.B609];[.B609]&lt;=[.F$6]);([.B609]-[.F$5])/([.F$6]-[.F$5]);1)" office:value-type="float" office:value="0.596881854821667">
            <text:p>0,5968818548</text:p>
          </table:table-cell>
          <table:table-cell table:formula="of:=ABS([.D609]-[.C609])" office:value-type="float" office:value="0.000881854821666694">
            <text:p>0,0008818548</text:p>
          </table:table-cell>
          <table:table-cell table:formula="of:=ABS([.D609]-[.C608])" office:value-type="float" office:value="0.0018818548216667">
            <text:p>0,0018818548</text:p>
          </table:table-cell>
        </table:table-row>
        <table:table-row table:style-name="ro1">
          <table:table-cell office:value-type="float" office:value="5.20656632411">
            <text:p>5,2065663241</text:p>
          </table:table-cell>
          <table:table-cell office:value-type="float" office:value="6.58508095661">
            <text:p>6,5850809566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IF(AND([.F$5]&lt;[.B610];[.B610]&lt;=[.F$6]);([.B610]-[.F$5])/([.F$6]-[.F$5]);1)" office:value-type="float" office:value="0.597513492768333">
            <text:p>0,5975134928</text:p>
          </table:table-cell>
          <table:table-cell table:formula="of:=ABS([.D610]-[.C610])" office:value-type="float" office:value="0.000513492768333346">
            <text:p>0,0005134928</text:p>
          </table:table-cell>
          <table:table-cell table:formula="of:=ABS([.D610]-[.C609])" office:value-type="float" office:value="0.00151349276833335">
            <text:p>0,0015134928</text:p>
          </table:table-cell>
        </table:table-row>
        <table:table-row table:style-name="ro1">
          <table:table-cell office:value-type="float" office:value="8.91294103493">
            <text:p>8,9129410349</text:p>
          </table:table-cell>
          <table:table-cell office:value-type="float" office:value="6.58812568194">
            <text:p>6,5881256819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IF(AND([.F$5]&lt;[.B611];[.B611]&lt;=[.F$6]);([.B611]-[.F$5])/([.F$6]-[.F$5]);1)" office:value-type="float" office:value="0.59802094699">
            <text:p>0,598020947</text:p>
          </table:table-cell>
          <table:table-cell table:formula="of:=ABS([.D611]-[.C611])" office:value-type="float" office:value="0.0000209469900001036">
            <text:p>0,000020947</text:p>
          </table:table-cell>
          <table:table-cell table:formula="of:=ABS([.D611]-[.C610])" office:value-type="float" office:value="0.0010209469900001">
            <text:p>0,001020947</text:p>
          </table:table-cell>
        </table:table-row>
        <table:table-row table:style-name="ro1">
          <table:table-cell office:value-type="float" office:value="4.33134682326">
            <text:p>4,3313468233</text:p>
          </table:table-cell>
          <table:table-cell office:value-type="float" office:value="6.60161624373">
            <text:p>6,6016162437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IF(AND([.F$5]&lt;[.B612];[.B612]&lt;=[.F$6]);([.B612]-[.F$5])/([.F$6]-[.F$5]);1)" office:value-type="float" office:value="0.600269373955">
            <text:p>0,600269374</text:p>
          </table:table-cell>
          <table:table-cell table:formula="of:=ABS([.D612]-[.C612])" office:value-type="float" office:value="0.00126937395499993">
            <text:p>0,001269374</text:p>
          </table:table-cell>
          <table:table-cell table:formula="of:=ABS([.D612]-[.C611])" office:value-type="float" office:value="0.00226937395499993">
            <text:p>0,002269374</text:p>
          </table:table-cell>
        </table:table-row>
        <table:table-row table:style-name="ro1">
          <table:table-cell office:value-type="float" office:value="3.99992826006">
            <text:p>3,9999282601</text:p>
          </table:table-cell>
          <table:table-cell office:value-type="float" office:value="6.61413468329">
            <text:p>6,6141346833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IF(AND([.F$5]&lt;[.B613];[.B613]&lt;=[.F$6]);([.B613]-[.F$5])/([.F$6]-[.F$5]);1)" office:value-type="float" office:value="0.602355780548333">
            <text:p>0,6023557805</text:p>
          </table:table-cell>
          <table:table-cell table:formula="of:=ABS([.D613]-[.C613])" office:value-type="float" office:value="0.0023557805483333">
            <text:p>0,0023557805</text:p>
          </table:table-cell>
          <table:table-cell table:formula="of:=ABS([.D613]-[.C612])" office:value-type="float" office:value="0.0033557805483333">
            <text:p>0,0033557805</text:p>
          </table:table-cell>
        </table:table-row>
        <table:table-row table:style-name="ro1">
          <table:table-cell office:value-type="float" office:value="7.21044770837">
            <text:p>7,2104477084</text:p>
          </table:table-cell>
          <table:table-cell office:value-type="float" office:value="6.61742748886">
            <text:p>6,6174274889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IF(AND([.F$5]&lt;[.B614];[.B614]&lt;=[.F$6]);([.B614]-[.F$5])/([.F$6]-[.F$5]);1)" office:value-type="float" office:value="0.602904581476667">
            <text:p>0,6029045815</text:p>
          </table:table-cell>
          <table:table-cell table:formula="of:=ABS([.D614]-[.C614])" office:value-type="float" office:value="0.00190458147666661">
            <text:p>0,0019045815</text:p>
          </table:table-cell>
          <table:table-cell table:formula="of:=ABS([.D614]-[.C613])" office:value-type="float" office:value="0.00290458147666661">
            <text:p>0,0029045815</text:p>
          </table:table-cell>
        </table:table-row>
        <table:table-row table:style-name="ro1">
          <table:table-cell office:value-type="float" office:value="3.93153056014">
            <text:p>3,9315305601</text:p>
          </table:table-cell>
          <table:table-cell office:value-type="float" office:value="6.62818263131">
            <text:p>6,6281826313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IF(AND([.F$5]&lt;[.B615];[.B615]&lt;=[.F$6]);([.B615]-[.F$5])/([.F$6]-[.F$5]);1)" office:value-type="float" office:value="0.604697105218333">
            <text:p>0,6046971052</text:p>
          </table:table-cell>
          <table:table-cell table:formula="of:=ABS([.D615]-[.C615])" office:value-type="float" office:value="0.00269710521833333">
            <text:p>0,0026971052</text:p>
          </table:table-cell>
          <table:table-cell table:formula="of:=ABS([.D615]-[.C614])" office:value-type="float" office:value="0.00369710521833333">
            <text:p>0,0036971052</text:p>
          </table:table-cell>
        </table:table-row>
        <table:table-row table:style-name="ro1">
          <table:table-cell office:value-type="float" office:value="5.46143433934">
            <text:p>5,4614343393</text:p>
          </table:table-cell>
          <table:table-cell office:value-type="float" office:value="6.63746397534">
            <text:p>6,6374639753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IF(AND([.F$5]&lt;[.B616];[.B616]&lt;=[.F$6]);([.B616]-[.F$5])/([.F$6]-[.F$5]);1)" office:value-type="float" office:value="0.60624399589">
            <text:p>0,6062439959</text:p>
          </table:table-cell>
          <table:table-cell table:formula="of:=ABS([.D616]-[.C616])" office:value-type="float" office:value="0.00324399589000002">
            <text:p>0,0032439959</text:p>
          </table:table-cell>
          <table:table-cell table:formula="of:=ABS([.D616]-[.C615])" office:value-type="float" office:value="0.00424399589000002">
            <text:p>0,0042439959</text:p>
          </table:table-cell>
        </table:table-row>
        <table:table-row table:style-name="ro1">
          <table:table-cell office:value-type="float" office:value="7.48221820112">
            <text:p>7,4822182011</text:p>
          </table:table-cell>
          <table:table-cell office:value-type="float" office:value="6.64690292728">
            <text:p>6,6469029273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IF(AND([.F$5]&lt;[.B617];[.B617]&lt;=[.F$6]);([.B617]-[.F$5])/([.F$6]-[.F$5]);1)" office:value-type="float" office:value="0.607817154546667">
            <text:p>0,6078171545</text:p>
          </table:table-cell>
          <table:table-cell table:formula="of:=ABS([.D617]-[.C617])" office:value-type="float" office:value="0.00381715454666676">
            <text:p>0,0038171545</text:p>
          </table:table-cell>
          <table:table-cell table:formula="of:=ABS([.D617]-[.C616])" office:value-type="float" office:value="0.00481715454666676">
            <text:p>0,0048171545</text:p>
          </table:table-cell>
        </table:table-row>
        <table:table-row table:style-name="ro1">
          <table:table-cell office:value-type="float" office:value="7.49991901922">
            <text:p>7,4999190192</text:p>
          </table:table-cell>
          <table:table-cell office:value-type="float" office:value="6.6488889565">
            <text:p>6,6488889565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IF(AND([.F$5]&lt;[.B618];[.B618]&lt;=[.F$6]);([.B618]-[.F$5])/([.F$6]-[.F$5]);1)" office:value-type="float" office:value="0.608148159416667">
            <text:p>0,6081481594</text:p>
          </table:table-cell>
          <table:table-cell table:formula="of:=ABS([.D618]-[.C618])" office:value-type="float" office:value="0.0031481594166668">
            <text:p>0,0031481594</text:p>
          </table:table-cell>
          <table:table-cell table:formula="of:=ABS([.D618]-[.C617])" office:value-type="float" office:value="0.0041481594166668">
            <text:p>0,0041481594</text:p>
          </table:table-cell>
        </table:table-row>
        <table:table-row table:style-name="ro1">
          <table:table-cell office:value-type="float" office:value="5.89293625386">
            <text:p>5,8929362539</text:p>
          </table:table-cell>
          <table:table-cell office:value-type="float" office:value="6.65890978403">
            <text:p>6,658909784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IF(AND([.F$5]&lt;[.B619];[.B619]&lt;=[.F$6]);([.B619]-[.F$5])/([.F$6]-[.F$5]);1)" office:value-type="float" office:value="0.609818297338333">
            <text:p>0,6098182973</text:p>
          </table:table-cell>
          <table:table-cell table:formula="of:=ABS([.D619]-[.C619])" office:value-type="float" office:value="0.00381829733833328">
            <text:p>0,0038182973</text:p>
          </table:table-cell>
          <table:table-cell table:formula="of:=ABS([.D619]-[.C618])" office:value-type="float" office:value="0.00481829733833328">
            <text:p>0,0048182973</text:p>
          </table:table-cell>
        </table:table-row>
        <table:table-row table:style-name="ro1">
          <table:table-cell office:value-type="float" office:value="5.14557107937">
            <text:p>5,1455710794</text:p>
          </table:table-cell>
          <table:table-cell office:value-type="float" office:value="6.67242206653">
            <text:p>6,6724220665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IF(AND([.F$5]&lt;[.B620];[.B620]&lt;=[.F$6]);([.B620]-[.F$5])/([.F$6]-[.F$5]);1)" office:value-type="float" office:value="0.612070344421667">
            <text:p>0,6120703444</text:p>
          </table:table-cell>
          <table:table-cell table:formula="of:=ABS([.D620]-[.C620])" office:value-type="float" office:value="0.00507034442166676">
            <text:p>0,0050703444</text:p>
          </table:table-cell>
          <table:table-cell table:formula="of:=ABS([.D620]-[.C619])" office:value-type="float" office:value="0.00607034442166676">
            <text:p>0,0060703444</text:p>
          </table:table-cell>
        </table:table-row>
        <table:table-row table:style-name="ro1">
          <table:table-cell office:value-type="float" office:value="7.25872792676">
            <text:p>7,2587279268</text:p>
          </table:table-cell>
          <table:table-cell office:value-type="float" office:value="6.67866576591">
            <text:p>6,6786657659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IF(AND([.F$5]&lt;[.B621];[.B621]&lt;=[.F$6]);([.B621]-[.F$5])/([.F$6]-[.F$5]);1)" office:value-type="float" office:value="0.613110960985">
            <text:p>0,613110961</text:p>
          </table:table-cell>
          <table:table-cell table:formula="of:=ABS([.D621]-[.C621])" office:value-type="float" office:value="0.00511096098499997">
            <text:p>0,005110961</text:p>
          </table:table-cell>
          <table:table-cell table:formula="of:=ABS([.D621]-[.C620])" office:value-type="float" office:value="0.00611096098499997">
            <text:p>0,006110961</text:p>
          </table:table-cell>
        </table:table-row>
        <table:table-row table:style-name="ro1">
          <table:table-cell office:value-type="float" office:value="5.159228744">
            <text:p>5,159228744</text:p>
          </table:table-cell>
          <table:table-cell office:value-type="float" office:value="6.68213242443">
            <text:p>6,6821324244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IF(AND([.F$5]&lt;[.B622];[.B622]&lt;=[.F$6]);([.B622]-[.F$5])/([.F$6]-[.F$5]);1)" office:value-type="float" office:value="0.613688737405">
            <text:p>0,6136887374</text:p>
          </table:table-cell>
          <table:table-cell table:formula="of:=ABS([.D622]-[.C622])" office:value-type="float" office:value="0.00468873740499998">
            <text:p>0,0046887374</text:p>
          </table:table-cell>
          <table:table-cell table:formula="of:=ABS([.D622]-[.C621])" office:value-type="float" office:value="0.00568873740499998">
            <text:p>0,0056887374</text:p>
          </table:table-cell>
        </table:table-row>
        <table:table-row table:style-name="ro1">
          <table:table-cell office:value-type="float" office:value="5.93691453423">
            <text:p>5,9369145342</text:p>
          </table:table-cell>
          <table:table-cell office:value-type="float" office:value="6.68356418879">
            <text:p>6,6835641888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IF(AND([.F$5]&lt;[.B623];[.B623]&lt;=[.F$6]);([.B623]-[.F$5])/([.F$6]-[.F$5]);1)" office:value-type="float" office:value="0.613927364798333">
            <text:p>0,6139273648</text:p>
          </table:table-cell>
          <table:table-cell table:formula="of:=ABS([.D623]-[.C623])" office:value-type="float" office:value="0.00392736479833333">
            <text:p>0,0039273648</text:p>
          </table:table-cell>
          <table:table-cell table:formula="of:=ABS([.D623]-[.C622])" office:value-type="float" office:value="0.00492736479833333">
            <text:p>0,0049273648</text:p>
          </table:table-cell>
        </table:table-row>
        <table:table-row table:style-name="ro1">
          <table:table-cell office:value-type="float" office:value="4.43662638289">
            <text:p>4,4366263829</text:p>
          </table:table-cell>
          <table:table-cell office:value-type="float" office:value="6.68597365243">
            <text:p>6,6859736524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IF(AND([.F$5]&lt;[.B624];[.B624]&lt;=[.F$6]);([.B624]-[.F$5])/([.F$6]-[.F$5]);1)" office:value-type="float" office:value="0.614328942071667">
            <text:p>0,6143289421</text:p>
          </table:table-cell>
          <table:table-cell table:formula="of:=ABS([.D624]-[.C624])" office:value-type="float" office:value="0.00332894207166678">
            <text:p>0,0033289421</text:p>
          </table:table-cell>
          <table:table-cell table:formula="of:=ABS([.D624]-[.C623])" office:value-type="float" office:value="0.00432894207166679">
            <text:p>0,0043289421</text:p>
          </table:table-cell>
        </table:table-row>
        <table:table-row table:style-name="ro1">
          <table:table-cell office:value-type="float" office:value="7.14279118662">
            <text:p>7,1427911866</text:p>
          </table:table-cell>
          <table:table-cell office:value-type="float" office:value="6.69025495494">
            <text:p>6,6902549549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IF(AND([.F$5]&lt;[.B625];[.B625]&lt;=[.F$6]);([.B625]-[.F$5])/([.F$6]-[.F$5]);1)" office:value-type="float" office:value="0.61504249249">
            <text:p>0,6150424925</text:p>
          </table:table-cell>
          <table:table-cell table:formula="of:=ABS([.D625]-[.C625])" office:value-type="float" office:value="0.0030424924900001">
            <text:p>0,0030424925</text:p>
          </table:table-cell>
          <table:table-cell table:formula="of:=ABS([.D625]-[.C624])" office:value-type="float" office:value="0.00404249249000011">
            <text:p>0,0040424925</text:p>
          </table:table-cell>
        </table:table-row>
        <table:table-row table:style-name="ro1">
          <table:table-cell office:value-type="float" office:value="8.4947524921">
            <text:p>8,4947524921</text:p>
          </table:table-cell>
          <table:table-cell office:value-type="float" office:value="6.69318720089">
            <text:p>6,6931872009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IF(AND([.F$5]&lt;[.B626];[.B626]&lt;=[.F$6]);([.B626]-[.F$5])/([.F$6]-[.F$5]);1)" office:value-type="float" office:value="0.615531200148333">
            <text:p>0,6155312001</text:p>
          </table:table-cell>
          <table:table-cell table:formula="of:=ABS([.D626]-[.C626])" office:value-type="float" office:value="0.0025312001483333">
            <text:p>0,0025312001</text:p>
          </table:table-cell>
          <table:table-cell table:formula="of:=ABS([.D626]-[.C625])" office:value-type="float" office:value="0.0035312001483333">
            <text:p>0,0035312001</text:p>
          </table:table-cell>
        </table:table-row>
        <table:table-row table:style-name="ro1">
          <table:table-cell office:value-type="float" office:value="3.65928840557">
            <text:p>3,6592884056</text:p>
          </table:table-cell>
          <table:table-cell office:value-type="float" office:value="6.70471495115">
            <text:p>6,7047149512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IF(AND([.F$5]&lt;[.B627];[.B627]&lt;=[.F$6]);([.B627]-[.F$5])/([.F$6]-[.F$5]);1)" office:value-type="float" office:value="0.617452491858333">
            <text:p>0,6174524919</text:p>
          </table:table-cell>
          <table:table-cell table:formula="of:=ABS([.D627]-[.C627])" office:value-type="float" office:value="0.0034524918583333">
            <text:p>0,0034524919</text:p>
          </table:table-cell>
          <table:table-cell table:formula="of:=ABS([.D627]-[.C626])" office:value-type="float" office:value="0.0044524918583333">
            <text:p>0,0044524919</text:p>
          </table:table-cell>
        </table:table-row>
        <table:table-row table:style-name="ro1">
          <table:table-cell office:value-type="float" office:value="7.30057772979">
            <text:p>7,3005777298</text:p>
          </table:table-cell>
          <table:table-cell office:value-type="float" office:value="6.71706692022">
            <text:p>6,7170669202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IF(AND([.F$5]&lt;[.B628];[.B628]&lt;=[.F$6]);([.B628]-[.F$5])/([.F$6]-[.F$5]);1)" office:value-type="float" office:value="0.61951115337">
            <text:p>0,6195111534</text:p>
          </table:table-cell>
          <table:table-cell table:formula="of:=ABS([.D628]-[.C628])" office:value-type="float" office:value="0.00451115336999997">
            <text:p>0,0045111534</text:p>
          </table:table-cell>
          <table:table-cell table:formula="of:=ABS([.D628]-[.C627])" office:value-type="float" office:value="0.00551115336999997">
            <text:p>0,0055111534</text:p>
          </table:table-cell>
        </table:table-row>
        <table:table-row table:style-name="ro1">
          <table:table-cell office:value-type="float" office:value="8.10371454723">
            <text:p>8,1037145472</text:p>
          </table:table-cell>
          <table:table-cell office:value-type="float" office:value="6.73013933075">
            <text:p>6,7301393308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IF(AND([.F$5]&lt;[.B629];[.B629]&lt;=[.F$6]);([.B629]-[.F$5])/([.F$6]-[.F$5]);1)" office:value-type="float" office:value="0.621689888458333">
            <text:p>0,6216898885</text:p>
          </table:table-cell>
          <table:table-cell table:formula="of:=ABS([.D629]-[.C629])" office:value-type="float" office:value="0.0056898884583334">
            <text:p>0,0056898885</text:p>
          </table:table-cell>
          <table:table-cell table:formula="of:=ABS([.D629]-[.C628])" office:value-type="float" office:value="0.0066898884583334">
            <text:p>0,0066898885</text:p>
          </table:table-cell>
        </table:table-row>
        <table:table-row table:style-name="ro1">
          <table:table-cell office:value-type="float" office:value="4.86923812202">
            <text:p>4,869238122</text:p>
          </table:table-cell>
          <table:table-cell office:value-type="float" office:value="6.74151029783">
            <text:p>6,7415102978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IF(AND([.F$5]&lt;[.B630];[.B630]&lt;=[.F$6]);([.B630]-[.F$5])/([.F$6]-[.F$5]);1)" office:value-type="float" office:value="0.623585049638333">
            <text:p>0,6235850496</text:p>
          </table:table-cell>
          <table:table-cell table:formula="of:=ABS([.D630]-[.C630])" office:value-type="float" office:value="0.00658504963833328">
            <text:p>0,0065850496</text:p>
          </table:table-cell>
          <table:table-cell table:formula="of:=ABS([.D630]-[.C629])" office:value-type="float" office:value="0.00758504963833329">
            <text:p>0,0075850496</text:p>
          </table:table-cell>
        </table:table-row>
        <table:table-row table:style-name="ro1">
          <table:table-cell office:value-type="float" office:value="6.06290043622">
            <text:p>6,0629004362</text:p>
          </table:table-cell>
          <table:table-cell office:value-type="float" office:value="6.76422621018">
            <text:p>6,7642262102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IF(AND([.F$5]&lt;[.B631];[.B631]&lt;=[.F$6]);([.B631]-[.F$5])/([.F$6]-[.F$5]);1)" office:value-type="float" office:value="0.62737103503">
            <text:p>0,627371035</text:p>
          </table:table-cell>
          <table:table-cell table:formula="of:=ABS([.D631]-[.C631])" office:value-type="float" office:value="0.00937103503000003">
            <text:p>0,009371035</text:p>
          </table:table-cell>
          <table:table-cell table:formula="of:=ABS([.D631]-[.C630])" office:value-type="float" office:value="0.01037103503">
            <text:p>0,010371035</text:p>
          </table:table-cell>
        </table:table-row>
        <table:table-row table:style-name="ro1">
          <table:table-cell office:value-type="float" office:value="4.72386415684">
            <text:p>4,7238641568</text:p>
          </table:table-cell>
          <table:table-cell office:value-type="float" office:value="6.78435090707">
            <text:p>6,7843509071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IF(AND([.F$5]&lt;[.B632];[.B632]&lt;=[.F$6]);([.B632]-[.F$5])/([.F$6]-[.F$5]);1)" office:value-type="float" office:value="0.630725151178333">
            <text:p>0,6307251512</text:p>
          </table:table-cell>
          <table:table-cell table:formula="of:=ABS([.D632]-[.C632])" office:value-type="float" office:value="0.0117251511783334">
            <text:p>0,0117251512</text:p>
          </table:table-cell>
          <table:table-cell table:formula="of:=ABS([.D632]-[.C631])" office:value-type="float" office:value="0.0127251511783334">
            <text:p>0,0127251512</text:p>
          </table:table-cell>
        </table:table-row>
        <table:table-row table:style-name="ro1">
          <table:table-cell office:value-type="float" office:value="5.2282822696">
            <text:p>5,2282822696</text:p>
          </table:table-cell>
          <table:table-cell office:value-type="float" office:value="6.78509627534">
            <text:p>6,7850962753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IF(AND([.F$5]&lt;[.B633];[.B633]&lt;=[.F$6]);([.B633]-[.F$5])/([.F$6]-[.F$5]);1)" office:value-type="float" office:value="0.630849379223333">
            <text:p>0,6308493792</text:p>
          </table:table-cell>
          <table:table-cell table:formula="of:=ABS([.D633]-[.C633])" office:value-type="float" office:value="0.0108493792233333">
            <text:p>0,0108493792</text:p>
          </table:table-cell>
          <table:table-cell table:formula="of:=ABS([.D633]-[.C632])" office:value-type="float" office:value="0.0118493792233333">
            <text:p>0,0118493792</text:p>
          </table:table-cell>
        </table:table-row>
        <table:table-row table:style-name="ro1">
          <table:table-cell office:value-type="float" office:value="7.1908666497">
            <text:p>7,1908666497</text:p>
          </table:table-cell>
          <table:table-cell office:value-type="float" office:value="6.78911255097">
            <text:p>6,789112551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IF(AND([.F$5]&lt;[.B634];[.B634]&lt;=[.F$6]);([.B634]-[.F$5])/([.F$6]-[.F$5]);1)" office:value-type="float" office:value="0.631518758495">
            <text:p>0,6315187585</text:p>
          </table:table-cell>
          <table:table-cell table:formula="of:=ABS([.D634]-[.C634])" office:value-type="float" office:value="0.0105187584949999">
            <text:p>0,0105187585</text:p>
          </table:table-cell>
          <table:table-cell table:formula="of:=ABS([.D634]-[.C633])" office:value-type="float" office:value="0.0115187584949999">
            <text:p>0,0115187585</text:p>
          </table:table-cell>
        </table:table-row>
        <table:table-row table:style-name="ro1">
          <table:table-cell office:value-type="float" office:value="4.37479316829">
            <text:p>4,3747931683</text:p>
          </table:table-cell>
          <table:table-cell office:value-type="float" office:value="6.79547368025">
            <text:p>6,7954736803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IF(AND([.F$5]&lt;[.B635];[.B635]&lt;=[.F$6]);([.B635]-[.F$5])/([.F$6]-[.F$5]);1)" office:value-type="float" office:value="0.632578946708333">
            <text:p>0,6325789467</text:p>
          </table:table-cell>
          <table:table-cell table:formula="of:=ABS([.D635]-[.C635])" office:value-type="float" office:value="0.0105789467083333">
            <text:p>0,0105789467</text:p>
          </table:table-cell>
          <table:table-cell table:formula="of:=ABS([.D635]-[.C634])" office:value-type="float" office:value="0.0115789467083333">
            <text:p>0,0115789467</text:p>
          </table:table-cell>
        </table:table-row>
        <table:table-row table:style-name="ro1">
          <table:table-cell office:value-type="float" office:value="5.98692119584">
            <text:p>5,9869211958</text:p>
          </table:table-cell>
          <table:table-cell office:value-type="float" office:value="6.79679147992">
            <text:p>6,7967914799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IF(AND([.F$5]&lt;[.B636];[.B636]&lt;=[.F$6]);([.B636]-[.F$5])/([.F$6]-[.F$5]);1)" office:value-type="float" office:value="0.632798579986667">
            <text:p>0,63279858</text:p>
          </table:table-cell>
          <table:table-cell table:formula="of:=ABS([.D636]-[.C636])" office:value-type="float" office:value="0.00979857998666656">
            <text:p>0,00979858</text:p>
          </table:table-cell>
          <table:table-cell table:formula="of:=ABS([.D636]-[.C635])" office:value-type="float" office:value="0.0107985799866666">
            <text:p>0,01079858</text:p>
          </table:table-cell>
        </table:table-row>
        <table:table-row table:style-name="ro1">
          <table:table-cell office:value-type="float" office:value="4.80762540837">
            <text:p>4,8076254084</text:p>
          </table:table-cell>
          <table:table-cell office:value-type="float" office:value="6.7976470791">
            <text:p>6,7976470791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IF(AND([.F$5]&lt;[.B637];[.B637]&lt;=[.F$6]);([.B637]-[.F$5])/([.F$6]-[.F$5]);1)" office:value-type="float" office:value="0.63294117985">
            <text:p>0,6329411799</text:p>
          </table:table-cell>
          <table:table-cell table:formula="of:=ABS([.D637]-[.C637])" office:value-type="float" office:value="0.00894117984999998">
            <text:p>0,0089411798</text:p>
          </table:table-cell>
          <table:table-cell table:formula="of:=ABS([.D637]-[.C636])" office:value-type="float" office:value="0.00994117984999998">
            <text:p>0,0099411798</text:p>
          </table:table-cell>
        </table:table-row>
        <table:table-row table:style-name="ro1">
          <table:table-cell office:value-type="float" office:value="5.52295771777">
            <text:p>5,5229577178</text:p>
          </table:table-cell>
          <table:table-cell office:value-type="float" office:value="6.80196544344">
            <text:p>6,8019654434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IF(AND([.F$5]&lt;[.B638];[.B638]&lt;=[.F$6]);([.B638]-[.F$5])/([.F$6]-[.F$5]);1)" office:value-type="float" office:value="0.63366090724">
            <text:p>0,6336609072</text:p>
          </table:table-cell>
          <table:table-cell table:formula="of:=ABS([.D638]-[.C638])" office:value-type="float" office:value="0.00866090724000001">
            <text:p>0,0086609072</text:p>
          </table:table-cell>
          <table:table-cell table:formula="of:=ABS([.D638]-[.C637])" office:value-type="float" office:value="0.00966090724000002">
            <text:p>0,0096609072</text:p>
          </table:table-cell>
        </table:table-row>
        <table:table-row table:style-name="ro1">
          <table:table-cell office:value-type="float" office:value="7.05188184143">
            <text:p>7,0518818414</text:p>
          </table:table-cell>
          <table:table-cell office:value-type="float" office:value="6.81197484677">
            <text:p>6,8119748468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IF(AND([.F$5]&lt;[.B639];[.B639]&lt;=[.F$6]);([.B639]-[.F$5])/([.F$6]-[.F$5]);1)" office:value-type="float" office:value="0.635329141128333">
            <text:p>0,6353291411</text:p>
          </table:table-cell>
          <table:table-cell table:formula="of:=ABS([.D639]-[.C639])" office:value-type="float" office:value="0.00932914112833339">
            <text:p>0,0093291411</text:p>
          </table:table-cell>
          <table:table-cell table:formula="of:=ABS([.D639]-[.C638])" office:value-type="float" office:value="0.0103291411283334">
            <text:p>0,0103291411</text:p>
          </table:table-cell>
        </table:table-row>
        <table:table-row table:style-name="ro1">
          <table:table-cell office:value-type="float" office:value="7.28863128068">
            <text:p>7,2886312807</text:p>
          </table:table-cell>
          <table:table-cell office:value-type="float" office:value="6.82122446951">
            <text:p>6,8212244695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IF(AND([.F$5]&lt;[.B640];[.B640]&lt;=[.F$6]);([.B640]-[.F$5])/([.F$6]-[.F$5]);1)" office:value-type="float" office:value="0.636870744918333">
            <text:p>0,6368707449</text:p>
          </table:table-cell>
          <table:table-cell table:formula="of:=ABS([.D640]-[.C640])" office:value-type="float" office:value="0.00987074491833329">
            <text:p>0,0098707449</text:p>
          </table:table-cell>
          <table:table-cell table:formula="of:=ABS([.D640]-[.C639])" office:value-type="float" office:value="0.0108707449183333">
            <text:p>0,0108707449</text:p>
          </table:table-cell>
        </table:table-row>
        <table:table-row table:style-name="ro1">
          <table:table-cell office:value-type="float" office:value="6.94181994367">
            <text:p>6,9418199437</text:p>
          </table:table-cell>
          <table:table-cell office:value-type="float" office:value="6.82388538113">
            <text:p>6,8238853811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IF(AND([.F$5]&lt;[.B641];[.B641]&lt;=[.F$6]);([.B641]-[.F$5])/([.F$6]-[.F$5]);1)" office:value-type="float" office:value="0.637314230188333">
            <text:p>0,6373142302</text:p>
          </table:table-cell>
          <table:table-cell table:formula="of:=ABS([.D641]-[.C641])" office:value-type="float" office:value="0.00931423018833333">
            <text:p>0,0093142302</text:p>
          </table:table-cell>
          <table:table-cell table:formula="of:=ABS([.D641]-[.C640])" office:value-type="float" office:value="0.0103142301883333">
            <text:p>0,0103142302</text:p>
          </table:table-cell>
        </table:table-row>
        <table:table-row table:style-name="ro1">
          <table:table-cell office:value-type="float" office:value="6.06778690443">
            <text:p>6,0677869044</text:p>
          </table:table-cell>
          <table:table-cell office:value-type="float" office:value="6.82790125144">
            <text:p>6,8279012514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IF(AND([.F$5]&lt;[.B642];[.B642]&lt;=[.F$6]);([.B642]-[.F$5])/([.F$6]-[.F$5]);1)" office:value-type="float" office:value="0.637983541906667">
            <text:p>0,6379835419</text:p>
          </table:table-cell>
          <table:table-cell table:formula="of:=ABS([.D642]-[.C642])" office:value-type="float" office:value="0.00898354190666672">
            <text:p>0,0089835419</text:p>
          </table:table-cell>
          <table:table-cell table:formula="of:=ABS([.D642]-[.C641])" office:value-type="float" office:value="0.00998354190666673">
            <text:p>0,0099835419</text:p>
          </table:table-cell>
        </table:table-row>
        <table:table-row table:style-name="ro1">
          <table:table-cell office:value-type="float" office:value="6.62818263131">
            <text:p>6,6281826313</text:p>
          </table:table-cell>
          <table:table-cell office:value-type="float" office:value="6.83381575071">
            <text:p>6,8338157507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IF(AND([.F$5]&lt;[.B643];[.B643]&lt;=[.F$6]);([.B643]-[.F$5])/([.F$6]-[.F$5]);1)" office:value-type="float" office:value="0.638969291785">
            <text:p>0,6389692918</text:p>
          </table:table-cell>
          <table:table-cell table:formula="of:=ABS([.D643]-[.C643])" office:value-type="float" office:value="0.00896929178500005">
            <text:p>0,0089692918</text:p>
          </table:table-cell>
          <table:table-cell table:formula="of:=ABS([.D643]-[.C642])" office:value-type="float" office:value="0.00996929178500006">
            <text:p>0,0099692918</text:p>
          </table:table-cell>
        </table:table-row>
        <table:table-row table:style-name="ro1">
          <table:table-cell office:value-type="float" office:value="7.29066793964">
            <text:p>7,2906679396</text:p>
          </table:table-cell>
          <table:table-cell office:value-type="float" office:value="6.84571124154">
            <text:p>6,8457112415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IF(AND([.F$5]&lt;[.B644];[.B644]&lt;=[.F$6]);([.B644]-[.F$5])/([.F$6]-[.F$5]);1)" office:value-type="float" office:value="0.64095187359">
            <text:p>0,6409518736</text:p>
          </table:table-cell>
          <table:table-cell table:formula="of:=ABS([.D644]-[.C644])" office:value-type="float" office:value="0.00995187359000005">
            <text:p>0,0099518736</text:p>
          </table:table-cell>
          <table:table-cell table:formula="of:=ABS([.D644]-[.C643])" office:value-type="float" office:value="0.0109518735900001">
            <text:p>0,0109518736</text:p>
          </table:table-cell>
        </table:table-row>
        <table:table-row table:style-name="ro1">
          <table:table-cell office:value-type="float" office:value="3.68456204358">
            <text:p>3,6845620436</text:p>
          </table:table-cell>
          <table:table-cell office:value-type="float" office:value="6.85703467711">
            <text:p>6,8570346771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IF(AND([.F$5]&lt;[.B645];[.B645]&lt;=[.F$6]);([.B645]-[.F$5])/([.F$6]-[.F$5]);1)" office:value-type="float" office:value="0.642839112851667">
            <text:p>0,6428391129</text:p>
          </table:table-cell>
          <table:table-cell table:formula="of:=ABS([.D645]-[.C645])" office:value-type="float" office:value="0.0108391128516666">
            <text:p>0,0108391129</text:p>
          </table:table-cell>
          <table:table-cell table:formula="of:=ABS([.D645]-[.C644])" office:value-type="float" office:value="0.0118391128516666">
            <text:p>0,0118391129</text:p>
          </table:table-cell>
        </table:table-row>
        <table:table-row table:style-name="ro1">
          <table:table-cell office:value-type="float" office:value="5.75805795517">
            <text:p>5,7580579552</text:p>
          </table:table-cell>
          <table:table-cell office:value-type="float" office:value="6.86379148762">
            <text:p>6,8637914876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IF(AND([.F$5]&lt;[.B646];[.B646]&lt;=[.F$6]);([.B646]-[.F$5])/([.F$6]-[.F$5]);1)" office:value-type="float" office:value="0.643965247936667">
            <text:p>0,6439652479</text:p>
          </table:table-cell>
          <table:table-cell table:formula="of:=ABS([.D646]-[.C646])" office:value-type="float" office:value="0.0109652479366668">
            <text:p>0,0109652479</text:p>
          </table:table-cell>
          <table:table-cell table:formula="of:=ABS([.D646]-[.C645])" office:value-type="float" office:value="0.0119652479366668">
            <text:p>0,0119652479</text:p>
          </table:table-cell>
        </table:table-row>
        <table:table-row table:style-name="ro1">
          <table:table-cell office:value-type="float" office:value="5.39582097147">
            <text:p>5,3958209715</text:p>
          </table:table-cell>
          <table:table-cell office:value-type="float" office:value="6.86778590502">
            <text:p>6,867785905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IF(AND([.F$5]&lt;[.B647];[.B647]&lt;=[.F$6]);([.B647]-[.F$5])/([.F$6]-[.F$5]);1)" office:value-type="float" office:value="0.64463098417">
            <text:p>0,6446309842</text:p>
          </table:table-cell>
          <table:table-cell table:formula="of:=ABS([.D647]-[.C647])" office:value-type="float" office:value="0.01063098417">
            <text:p>0,0106309842</text:p>
          </table:table-cell>
          <table:table-cell table:formula="of:=ABS([.D647]-[.C646])" office:value-type="float" office:value="0.01163098417">
            <text:p>0,0116309842</text:p>
          </table:table-cell>
        </table:table-row>
        <table:table-row table:style-name="ro1">
          <table:table-cell office:value-type="float" office:value="7.7891843959">
            <text:p>7,7891843959</text:p>
          </table:table-cell>
          <table:table-cell office:value-type="float" office:value="6.86790418421">
            <text:p>6,8679041842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IF(AND([.F$5]&lt;[.B648];[.B648]&lt;=[.F$6]);([.B648]-[.F$5])/([.F$6]-[.F$5]);1)" office:value-type="float" office:value="0.644650697368333">
            <text:p>0,6446506974</text:p>
          </table:table-cell>
          <table:table-cell table:formula="of:=ABS([.D648]-[.C648])" office:value-type="float" office:value="0.00965069736833324">
            <text:p>0,0096506974</text:p>
          </table:table-cell>
          <table:table-cell table:formula="of:=ABS([.D648]-[.C647])" office:value-type="float" office:value="0.0106506973683332">
            <text:p>0,0106506974</text:p>
          </table:table-cell>
        </table:table-row>
        <table:table-row table:style-name="ro1">
          <table:table-cell office:value-type="float" office:value="6.47001419546">
            <text:p>6,4700141955</text:p>
          </table:table-cell>
          <table:table-cell office:value-type="float" office:value="6.87317020672">
            <text:p>6,873170206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IF(AND([.F$5]&lt;[.B649];[.B649]&lt;=[.F$6]);([.B649]-[.F$5])/([.F$6]-[.F$5]);1)" office:value-type="float" office:value="0.645528367786667">
            <text:p>0,6455283678</text:p>
          </table:table-cell>
          <table:table-cell table:formula="of:=ABS([.D649]-[.C649])" office:value-type="float" office:value="0.00952836778666666">
            <text:p>0,0095283678</text:p>
          </table:table-cell>
          <table:table-cell table:formula="of:=ABS([.D649]-[.C648])" office:value-type="float" office:value="0.0105283677866667">
            <text:p>0,0105283678</text:p>
          </table:table-cell>
        </table:table-row>
        <table:table-row table:style-name="ro1">
          <table:table-cell office:value-type="float" office:value="6.99654676055">
            <text:p>6,9965467606</text:p>
          </table:table-cell>
          <table:table-cell office:value-type="float" office:value="6.87908491632">
            <text:p>6,8790849163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IF(AND([.F$5]&lt;[.B650];[.B650]&lt;=[.F$6]);([.B650]-[.F$5])/([.F$6]-[.F$5]);1)" office:value-type="float" office:value="0.64651415272">
            <text:p>0,6465141527</text:p>
          </table:table-cell>
          <table:table-cell table:formula="of:=ABS([.D650]-[.C650])" office:value-type="float" office:value="0.00951415272">
            <text:p>0,0095141527</text:p>
          </table:table-cell>
          <table:table-cell table:formula="of:=ABS([.D650]-[.C649])" office:value-type="float" office:value="0.01051415272">
            <text:p>0,0105141527</text:p>
          </table:table-cell>
        </table:table-row>
        <table:table-row table:style-name="ro1">
          <table:table-cell office:value-type="float" office:value="4.17796920109">
            <text:p>4,1779692011</text:p>
          </table:table-cell>
          <table:table-cell office:value-type="float" office:value="6.88502596416">
            <text:p>6,8850259642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IF(AND([.F$5]&lt;[.B651];[.B651]&lt;=[.F$6]);([.B651]-[.F$5])/([.F$6]-[.F$5]);1)" office:value-type="float" office:value="0.64750432736">
            <text:p>0,6475043274</text:p>
          </table:table-cell>
          <table:table-cell table:formula="of:=ABS([.D651]-[.C651])" office:value-type="float" office:value="0.00950432735999995">
            <text:p>0,0095043274</text:p>
          </table:table-cell>
          <table:table-cell table:formula="of:=ABS([.D651]-[.C650])" office:value-type="float" office:value="0.01050432736">
            <text:p>0,0105043274</text:p>
          </table:table-cell>
        </table:table-row>
        <table:table-row table:style-name="ro1">
          <table:table-cell office:value-type="float" office:value="7.31116057431">
            <text:p>7,3111605743</text:p>
          </table:table-cell>
          <table:table-cell office:value-type="float" office:value="6.89076730195">
            <text:p>6,890767302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IF(AND([.F$5]&lt;[.B652];[.B652]&lt;=[.F$6]);([.B652]-[.F$5])/([.F$6]-[.F$5]);1)" office:value-type="float" office:value="0.648461216991667">
            <text:p>0,648461217</text:p>
          </table:table-cell>
          <table:table-cell table:formula="of:=ABS([.D652]-[.C652])" office:value-type="float" office:value="0.00946121699166658">
            <text:p>0,009461217</text:p>
          </table:table-cell>
          <table:table-cell table:formula="of:=ABS([.D652]-[.C651])" office:value-type="float" office:value="0.0104612169916666">
            <text:p>0,010461217</text:p>
          </table:table-cell>
        </table:table-row>
        <table:table-row table:style-name="ro1">
          <table:table-cell office:value-type="float" office:value="4.55807344685">
            <text:p>4,5580734469</text:p>
          </table:table-cell>
          <table:table-cell office:value-type="float" office:value="6.89516879969">
            <text:p>6,8951687997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IF(AND([.F$5]&lt;[.B653];[.B653]&lt;=[.F$6]);([.B653]-[.F$5])/([.F$6]-[.F$5]);1)" office:value-type="float" office:value="0.649194799948333">
            <text:p>0,6491947999</text:p>
          </table:table-cell>
          <table:table-cell table:formula="of:=ABS([.D653]-[.C653])" office:value-type="float" office:value="0.00919479994833328">
            <text:p>0,0091947999</text:p>
          </table:table-cell>
          <table:table-cell table:formula="of:=ABS([.D653]-[.C652])" office:value-type="float" office:value="0.0101947999483333">
            <text:p>0,0101947999</text:p>
          </table:table-cell>
        </table:table-row>
        <table:table-row table:style-name="ro1">
          <table:table-cell office:value-type="float" office:value="5.78677039816">
            <text:p>5,7867703982</text:p>
          </table:table-cell>
          <table:table-cell office:value-type="float" office:value="6.89883553618">
            <text:p>6,8988355362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IF(AND([.F$5]&lt;[.B654];[.B654]&lt;=[.F$6]);([.B654]-[.F$5])/([.F$6]-[.F$5]);1)" office:value-type="float" office:value="0.649805922696667">
            <text:p>0,6498059227</text:p>
          </table:table-cell>
          <table:table-cell table:formula="of:=ABS([.D654]-[.C654])" office:value-type="float" office:value="0.00880592269666669">
            <text:p>0,0088059227</text:p>
          </table:table-cell>
          <table:table-cell table:formula="of:=ABS([.D654]-[.C653])" office:value-type="float" office:value="0.00980592269666669">
            <text:p>0,0098059227</text:p>
          </table:table-cell>
        </table:table-row>
        <table:table-row table:style-name="ro1">
          <table:table-cell office:value-type="float" office:value="7.1881345061">
            <text:p>7,1881345061</text:p>
          </table:table-cell>
          <table:table-cell office:value-type="float" office:value="6.90537724045">
            <text:p>6,9053772405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IF(AND([.F$5]&lt;[.B655];[.B655]&lt;=[.F$6]);([.B655]-[.F$5])/([.F$6]-[.F$5]);1)" office:value-type="float" office:value="0.650896206741667">
            <text:p>0,6508962067</text:p>
          </table:table-cell>
          <table:table-cell table:formula="of:=ABS([.D655]-[.C655])" office:value-type="float" office:value="0.00889620674166669">
            <text:p>0,0088962067</text:p>
          </table:table-cell>
          <table:table-cell table:formula="of:=ABS([.D655]-[.C654])" office:value-type="float" office:value="0.00989620674166669">
            <text:p>0,0098962067</text:p>
          </table:table-cell>
        </table:table-row>
        <table:table-row table:style-name="ro1">
          <table:table-cell office:value-type="float" office:value="5.95857581609">
            <text:p>5,9585758161</text:p>
          </table:table-cell>
          <table:table-cell office:value-type="float" office:value="6.91197688846">
            <text:p>6,9119768885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IF(AND([.F$5]&lt;[.B656];[.B656]&lt;=[.F$6]);([.B656]-[.F$5])/([.F$6]-[.F$5]);1)" office:value-type="float" office:value="0.651996148076667">
            <text:p>0,6519961481</text:p>
          </table:table-cell>
          <table:table-cell table:formula="of:=ABS([.D656]-[.C656])" office:value-type="float" office:value="0.0089961480766666">
            <text:p>0,0089961481</text:p>
          </table:table-cell>
          <table:table-cell table:formula="of:=ABS([.D656]-[.C655])" office:value-type="float" office:value="0.0099961480766666">
            <text:p>0,0099961481</text:p>
          </table:table-cell>
        </table:table-row>
        <table:table-row table:style-name="ro1">
          <table:table-cell office:value-type="float" office:value="3.30913316788">
            <text:p>3,3091331679</text:p>
          </table:table-cell>
          <table:table-cell office:value-type="float" office:value="6.92723722738">
            <text:p>6,9272372274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IF(AND([.F$5]&lt;[.B657];[.B657]&lt;=[.F$6]);([.B657]-[.F$5])/([.F$6]-[.F$5]);1)" office:value-type="float" office:value="0.654539537896667">
            <text:p>0,6545395379</text:p>
          </table:table-cell>
          <table:table-cell table:formula="of:=ABS([.D657]-[.C657])" office:value-type="float" office:value="0.0105395378966666">
            <text:p>0,0105395379</text:p>
          </table:table-cell>
          <table:table-cell table:formula="of:=ABS([.D657]-[.C656])" office:value-type="float" office:value="0.0115395378966666">
            <text:p>0,0115395379</text:p>
          </table:table-cell>
        </table:table-row>
        <table:table-row table:style-name="ro1">
          <table:table-cell office:value-type="float" office:value="7.32677544398">
            <text:p>7,326775444</text:p>
          </table:table-cell>
          <table:table-cell office:value-type="float" office:value="6.93185786516">
            <text:p>6,9318578652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IF(AND([.F$5]&lt;[.B658];[.B658]&lt;=[.F$6]);([.B658]-[.F$5])/([.F$6]-[.F$5]);1)" office:value-type="float" office:value="0.655309644193333">
            <text:p>0,6553096442</text:p>
          </table:table-cell>
          <table:table-cell table:formula="of:=ABS([.D658]-[.C658])" office:value-type="float" office:value="0.0103096441933332">
            <text:p>0,0103096442</text:p>
          </table:table-cell>
          <table:table-cell table:formula="of:=ABS([.D658]-[.C657])" office:value-type="float" office:value="0.0113096441933332">
            <text:p>0,0113096442</text:p>
          </table:table-cell>
        </table:table-row>
        <table:table-row table:style-name="ro1">
          <table:table-cell office:value-type="float" office:value="4.36669342159">
            <text:p>4,3666934216</text:p>
          </table:table-cell>
          <table:table-cell office:value-type="float" office:value="6.94181994367">
            <text:p>6,9418199437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IF(AND([.F$5]&lt;[.B659];[.B659]&lt;=[.F$6]);([.B659]-[.F$5])/([.F$6]-[.F$5]);1)" office:value-type="float" office:value="0.656969990611667">
            <text:p>0,6569699906</text:p>
          </table:table-cell>
          <table:table-cell table:formula="of:=ABS([.D659]-[.C659])" office:value-type="float" office:value="0.0109699906116666">
            <text:p>0,0109699906</text:p>
          </table:table-cell>
          <table:table-cell table:formula="of:=ABS([.D659]-[.C658])" office:value-type="float" office:value="0.0119699906116666">
            <text:p>0,0119699906</text:p>
          </table:table-cell>
        </table:table-row>
        <table:table-row table:style-name="ro1">
          <table:table-cell office:value-type="float" office:value="4.7761713067">
            <text:p>4,7761713067</text:p>
          </table:table-cell>
          <table:table-cell office:value-type="float" office:value="6.94660565664">
            <text:p>6,9466056566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IF(AND([.F$5]&lt;[.B660];[.B660]&lt;=[.F$6]);([.B660]-[.F$5])/([.F$6]-[.F$5]);1)" office:value-type="float" office:value="0.65776760944">
            <text:p>0,6577676094</text:p>
          </table:table-cell>
          <table:table-cell table:formula="of:=ABS([.D660]-[.C660])" office:value-type="float" office:value="0.01076760944">
            <text:p>0,0107676094</text:p>
          </table:table-cell>
          <table:table-cell table:formula="of:=ABS([.D660]-[.C659])" office:value-type="float" office:value="0.01176760944">
            <text:p>0,0117676094</text:p>
          </table:table-cell>
        </table:table-row>
        <table:table-row table:style-name="ro1">
          <table:table-cell office:value-type="float" office:value="7.65167337131">
            <text:p>7,6516733713</text:p>
          </table:table-cell>
          <table:table-cell office:value-type="float" office:value="6.95491633424">
            <text:p>6,9549163342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IF(AND([.F$5]&lt;[.B661];[.B661]&lt;=[.F$6]);([.B661]-[.F$5])/([.F$6]-[.F$5]);1)" office:value-type="float" office:value="0.659152722373333">
            <text:p>0,6591527224</text:p>
          </table:table-cell>
          <table:table-cell table:formula="of:=ABS([.D661]-[.C661])" office:value-type="float" office:value="0.0111527223733333">
            <text:p>0,0111527224</text:p>
          </table:table-cell>
          <table:table-cell table:formula="of:=ABS([.D661]-[.C660])" office:value-type="float" office:value="0.0121527223733333">
            <text:p>0,0121527224</text:p>
          </table:table-cell>
        </table:table-row>
        <table:table-row table:style-name="ro1">
          <table:table-cell office:value-type="float" office:value="6.78509627534">
            <text:p>6,7850962753</text:p>
          </table:table-cell>
          <table:table-cell office:value-type="float" office:value="6.9556414972">
            <text:p>6,9556414972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IF(AND([.F$5]&lt;[.B662];[.B662]&lt;=[.F$6]);([.B662]-[.F$5])/([.F$6]-[.F$5]);1)" office:value-type="float" office:value="0.659273582866667">
            <text:p>0,6592735829</text:p>
          </table:table-cell>
          <table:table-cell table:formula="of:=ABS([.D662]-[.C662])" office:value-type="float" office:value="0.0102735828666667">
            <text:p>0,0102735829</text:p>
          </table:table-cell>
          <table:table-cell table:formula="of:=ABS([.D662]-[.C661])" office:value-type="float" office:value="0.0112735828666667">
            <text:p>0,0112735829</text:p>
          </table:table-cell>
        </table:table-row>
        <table:table-row table:style-name="ro1">
          <table:table-cell office:value-type="float" office:value="3.79679966648">
            <text:p>3,7967996665</text:p>
          </table:table-cell>
          <table:table-cell office:value-type="float" office:value="6.95621940281">
            <text:p>6,9562194028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IF(AND([.F$5]&lt;[.B663];[.B663]&lt;=[.F$6]);([.B663]-[.F$5])/([.F$6]-[.F$5]);1)" office:value-type="float" office:value="0.659369900468333">
            <text:p>0,6593699005</text:p>
          </table:table-cell>
          <table:table-cell table:formula="of:=ABS([.D663]-[.C663])" office:value-type="float" office:value="0.00936990046833319">
            <text:p>0,0093699005</text:p>
          </table:table-cell>
          <table:table-cell table:formula="of:=ABS([.D663]-[.C662])" office:value-type="float" office:value="0.0103699004683332">
            <text:p>0,0103699005</text:p>
          </table:table-cell>
        </table:table-row>
        <table:table-row table:style-name="ro1">
          <table:table-cell office:value-type="float" office:value="7.8254849601">
            <text:p>7,8254849601</text:p>
          </table:table-cell>
          <table:table-cell office:value-type="float" office:value="6.95890341937">
            <text:p>6,9589034194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IF(AND([.F$5]&lt;[.B664];[.B664]&lt;=[.F$6]);([.B664]-[.F$5])/([.F$6]-[.F$5]);1)" office:value-type="float" office:value="0.659817236561667">
            <text:p>0,6598172366</text:p>
          </table:table-cell>
          <table:table-cell table:formula="of:=ABS([.D664]-[.C664])" office:value-type="float" office:value="0.00881723656166655">
            <text:p>0,0088172366</text:p>
          </table:table-cell>
          <table:table-cell table:formula="of:=ABS([.D664]-[.C663])" office:value-type="float" office:value="0.00981723656166655">
            <text:p>0,0098172366</text:p>
          </table:table-cell>
        </table:table-row>
        <table:table-row table:style-name="ro1">
          <table:table-cell office:value-type="float" office:value="6.68356418879">
            <text:p>6,6835641888</text:p>
          </table:table-cell>
          <table:table-cell office:value-type="float" office:value="6.96498835942">
            <text:p>6,9649883594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IF(AND([.F$5]&lt;[.B665];[.B665]&lt;=[.F$6]);([.B665]-[.F$5])/([.F$6]-[.F$5]);1)" office:value-type="float" office:value="0.660831393236667">
            <text:p>0,6608313932</text:p>
          </table:table-cell>
          <table:table-cell table:formula="of:=ABS([.D665]-[.C665])" office:value-type="float" office:value="0.0088313932366666">
            <text:p>0,0088313932</text:p>
          </table:table-cell>
          <table:table-cell table:formula="of:=ABS([.D665]-[.C664])" office:value-type="float" office:value="0.0098313932366666">
            <text:p>0,0098313932</text:p>
          </table:table-cell>
        </table:table-row>
        <table:table-row table:style-name="ro1">
          <table:table-cell office:value-type="float" office:value="7.01592691087">
            <text:p>7,0159269109</text:p>
          </table:table-cell>
          <table:table-cell office:value-type="float" office:value="6.96959973324">
            <text:p>6,9695997332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IF(AND([.F$5]&lt;[.B666];[.B666]&lt;=[.F$6]);([.B666]-[.F$5])/([.F$6]-[.F$5]);1)" office:value-type="float" office:value="0.66159995554">
            <text:p>0,6615999555</text:p>
          </table:table-cell>
          <table:table-cell table:formula="of:=ABS([.D666]-[.C666])" office:value-type="float" office:value="0.00859995553999993">
            <text:p>0,0085999555</text:p>
          </table:table-cell>
          <table:table-cell table:formula="of:=ABS([.D666]-[.C665])" office:value-type="float" office:value="0.00959995553999993">
            <text:p>0,0095999555</text:p>
          </table:table-cell>
        </table:table-row>
        <table:table-row table:style-name="ro1">
          <table:table-cell office:value-type="float" office:value="3.31136158336">
            <text:p>3,3113615834</text:p>
          </table:table-cell>
          <table:table-cell office:value-type="float" office:value="6.97201021881">
            <text:p>6,9720102188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IF(AND([.F$5]&lt;[.B667];[.B667]&lt;=[.F$6]);([.B667]-[.F$5])/([.F$6]-[.F$5]);1)" office:value-type="float" office:value="0.662001703135">
            <text:p>0,6620017031</text:p>
          </table:table-cell>
          <table:table-cell table:formula="of:=ABS([.D667]-[.C667])" office:value-type="float" office:value="0.00800170313500004">
            <text:p>0,0080017031</text:p>
          </table:table-cell>
          <table:table-cell table:formula="of:=ABS([.D667]-[.C666])" office:value-type="float" office:value="0.00900170313500004">
            <text:p>0,0090017031</text:p>
          </table:table-cell>
        </table:table-row>
        <table:table-row table:style-name="ro1">
          <table:table-cell office:value-type="float" office:value="3.73918021888">
            <text:p>3,7391802189</text:p>
          </table:table-cell>
          <table:table-cell office:value-type="float" office:value="6.9802071364">
            <text:p>6,9802071364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IF(AND([.F$5]&lt;[.B668];[.B668]&lt;=[.F$6]);([.B668]-[.F$5])/([.F$6]-[.F$5]);1)" office:value-type="float" office:value="0.663367856066667">
            <text:p>0,6633678561</text:p>
          </table:table-cell>
          <table:table-cell table:formula="of:=ABS([.D668]-[.C668])" office:value-type="float" office:value="0.00836785606666657">
            <text:p>0,0083678561</text:p>
          </table:table-cell>
          <table:table-cell table:formula="of:=ABS([.D668]-[.C667])" office:value-type="float" office:value="0.00936785606666657">
            <text:p>0,0093678561</text:p>
          </table:table-cell>
        </table:table-row>
        <table:table-row table:style-name="ro1">
          <table:table-cell office:value-type="float" office:value="4.46184656563">
            <text:p>4,4618465656</text:p>
          </table:table-cell>
          <table:table-cell office:value-type="float" office:value="6.9818309273">
            <text:p>6,9818309273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IF(AND([.F$5]&lt;[.B669];[.B669]&lt;=[.F$6]);([.B669]-[.F$5])/([.F$6]-[.F$5]);1)" office:value-type="float" office:value="0.663638487883333">
            <text:p>0,6636384879</text:p>
          </table:table-cell>
          <table:table-cell table:formula="of:=ABS([.D669]-[.C669])" office:value-type="float" office:value="0.00763848788333332">
            <text:p>0,0076384879</text:p>
          </table:table-cell>
          <table:table-cell table:formula="of:=ABS([.D669]-[.C668])" office:value-type="float" office:value="0.00863848788333332">
            <text:p>0,0086384879</text:p>
          </table:table-cell>
        </table:table-row>
        <table:table-row table:style-name="ro1">
          <table:table-cell office:value-type="float" office:value="4.30591457106">
            <text:p>4,3059145711</text:p>
          </table:table-cell>
          <table:table-cell office:value-type="float" office:value="6.98379382258">
            <text:p>6,9837938226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IF(AND([.F$5]&lt;[.B670];[.B670]&lt;=[.F$6]);([.B670]-[.F$5])/([.F$6]-[.F$5]);1)" office:value-type="float" office:value="0.663965637096667">
            <text:p>0,6639656371</text:p>
          </table:table-cell>
          <table:table-cell table:formula="of:=ABS([.D670]-[.C670])" office:value-type="float" office:value="0.00696563709666664">
            <text:p>0,0069656371</text:p>
          </table:table-cell>
          <table:table-cell table:formula="of:=ABS([.D670]-[.C669])" office:value-type="float" office:value="0.00796563709666664">
            <text:p>0,0079656371</text:p>
          </table:table-cell>
        </table:table-row>
        <table:table-row table:style-name="ro1">
          <table:table-cell office:value-type="float" office:value="4.14327334572">
            <text:p>4,1432733457</text:p>
          </table:table-cell>
          <table:table-cell office:value-type="float" office:value="6.98676942048">
            <text:p>6,9867694205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IF(AND([.F$5]&lt;[.B671];[.B671]&lt;=[.F$6]);([.B671]-[.F$5])/([.F$6]-[.F$5]);1)" office:value-type="float" office:value="0.66446157008">
            <text:p>0,6644615701</text:p>
          </table:table-cell>
          <table:table-cell table:formula="of:=ABS([.D671]-[.C671])" office:value-type="float" office:value="0.00646157007999992">
            <text:p>0,0064615701</text:p>
          </table:table-cell>
          <table:table-cell table:formula="of:=ABS([.D671]-[.C670])" office:value-type="float" office:value="0.00746157007999992">
            <text:p>0,0074615701</text:p>
          </table:table-cell>
        </table:table-row>
        <table:table-row table:style-name="ro1">
          <table:table-cell office:value-type="float" office:value="3.66324043322">
            <text:p>3,6632404332</text:p>
          </table:table-cell>
          <table:table-cell office:value-type="float" office:value="6.98999429943">
            <text:p>6,9899942994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IF(AND([.F$5]&lt;[.B672];[.B672]&lt;=[.F$6]);([.B672]-[.F$5])/([.F$6]-[.F$5]);1)" office:value-type="float" office:value="0.664999049905">
            <text:p>0,6649990499</text:p>
          </table:table-cell>
          <table:table-cell table:formula="of:=ABS([.D672]-[.C672])" office:value-type="float" office:value="0.005999049905">
            <text:p>0,0059990499</text:p>
          </table:table-cell>
          <table:table-cell table:formula="of:=ABS([.D672]-[.C671])" office:value-type="float" office:value="0.006999049905">
            <text:p>0,0069990499</text:p>
          </table:table-cell>
        </table:table-row>
        <table:table-row table:style-name="ro1">
          <table:table-cell office:value-type="float" office:value="3.08186699334">
            <text:p>3,0818669933</text:p>
          </table:table-cell>
          <table:table-cell office:value-type="float" office:value="6.99075849363">
            <text:p>6,9907584936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IF(AND([.F$5]&lt;[.B673];[.B673]&lt;=[.F$6]);([.B673]-[.F$5])/([.F$6]-[.F$5]);1)" office:value-type="float" office:value="0.665126415605">
            <text:p>0,6651264156</text:p>
          </table:table-cell>
          <table:table-cell table:formula="of:=ABS([.D673]-[.C673])" office:value-type="float" office:value="0.00512641560499993">
            <text:p>0,0051264156</text:p>
          </table:table-cell>
          <table:table-cell table:formula="of:=ABS([.D673]-[.C672])" office:value-type="float" office:value="0.00612641560499994">
            <text:p>0,0061264156</text:p>
          </table:table-cell>
        </table:table-row>
        <table:table-row table:style-name="ro1">
          <table:table-cell office:value-type="float" office:value="5.66802276446">
            <text:p>5,6680227645</text:p>
          </table:table-cell>
          <table:table-cell office:value-type="float" office:value="6.99371625196">
            <text:p>6,993716252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IF(AND([.F$5]&lt;[.B674];[.B674]&lt;=[.F$6]);([.B674]-[.F$5])/([.F$6]-[.F$5]);1)" office:value-type="float" office:value="0.665619375326667">
            <text:p>0,6656193753</text:p>
          </table:table-cell>
          <table:table-cell table:formula="of:=ABS([.D674]-[.C674])" office:value-type="float" office:value="0.00461937532666656">
            <text:p>0,0046193753</text:p>
          </table:table-cell>
          <table:table-cell table:formula="of:=ABS([.D674]-[.C673])" office:value-type="float" office:value="0.00561937532666657">
            <text:p>0,0056193753</text:p>
          </table:table-cell>
        </table:table-row>
        <table:table-row table:style-name="ro1">
          <table:table-cell office:value-type="float" office:value="6.41951937307">
            <text:p>6,4195193731</text:p>
          </table:table-cell>
          <table:table-cell office:value-type="float" office:value="6.99654676055">
            <text:p>6,9965467606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IF(AND([.F$5]&lt;[.B675];[.B675]&lt;=[.F$6]);([.B675]-[.F$5])/([.F$6]-[.F$5]);1)" office:value-type="float" office:value="0.666091126758333">
            <text:p>0,6660911268</text:p>
          </table:table-cell>
          <table:table-cell table:formula="of:=ABS([.D675]-[.C675])" office:value-type="float" office:value="0.00409112675833334">
            <text:p>0,0040911268</text:p>
          </table:table-cell>
          <table:table-cell table:formula="of:=ABS([.D675]-[.C674])" office:value-type="float" office:value="0.00509112675833334">
            <text:p>0,0050911268</text:p>
          </table:table-cell>
        </table:table-row>
        <table:table-row table:style-name="ro1">
          <table:table-cell office:value-type="float" office:value="8.93802909746">
            <text:p>8,9380290975</text:p>
          </table:table-cell>
          <table:table-cell office:value-type="float" office:value="6.99760877183">
            <text:p>6,9976087718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IF(AND([.F$5]&lt;[.B676];[.B676]&lt;=[.F$6]);([.B676]-[.F$5])/([.F$6]-[.F$5]);1)" office:value-type="float" office:value="0.666268128638333">
            <text:p>0,6662681286</text:p>
          </table:table-cell>
          <table:table-cell table:formula="of:=ABS([.D676]-[.C676])" office:value-type="float" office:value="0.00326812863833337">
            <text:p>0,0032681286</text:p>
          </table:table-cell>
          <table:table-cell table:formula="of:=ABS([.D676]-[.C675])" office:value-type="float" office:value="0.00426812863833337">
            <text:p>0,0042681286</text:p>
          </table:table-cell>
        </table:table-row>
        <table:table-row table:style-name="ro1">
          <table:table-cell office:value-type="float" office:value="6.95621940281">
            <text:p>6,9562194028</text:p>
          </table:table-cell>
          <table:table-cell office:value-type="float" office:value="7.00367491911">
            <text:p>7,003674919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IF(AND([.F$5]&lt;[.B677];[.B677]&lt;=[.F$6]);([.B677]-[.F$5])/([.F$6]-[.F$5]);1)" office:value-type="float" office:value="0.667279153185">
            <text:p>0,6672791532</text:p>
          </table:table-cell>
          <table:table-cell table:formula="of:=ABS([.D677]-[.C677])" office:value-type="float" office:value="0.00327915318499994">
            <text:p>0,0032791532</text:p>
          </table:table-cell>
          <table:table-cell table:formula="of:=ABS([.D677]-[.C676])" office:value-type="float" office:value="0.00427915318499994">
            <text:p>0,0042791532</text:p>
          </table:table-cell>
        </table:table-row>
        <table:table-row table:style-name="ro1">
          <table:table-cell office:value-type="float" office:value="4.34210154134">
            <text:p>4,3421015413</text:p>
          </table:table-cell>
          <table:table-cell office:value-type="float" office:value="7.00731530221">
            <text:p>7,0073153022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IF(AND([.F$5]&lt;[.B678];[.B678]&lt;=[.F$6]);([.B678]-[.F$5])/([.F$6]-[.F$5]);1)" office:value-type="float" office:value="0.667885883701667">
            <text:p>0,6678858837</text:p>
          </table:table-cell>
          <table:table-cell table:formula="of:=ABS([.D678]-[.C678])" office:value-type="float" office:value="0.00288588370166665">
            <text:p>0,0028858837</text:p>
          </table:table-cell>
          <table:table-cell table:formula="of:=ABS([.D678]-[.C677])" office:value-type="float" office:value="0.00388588370166665">
            <text:p>0,0038858837</text:p>
          </table:table-cell>
        </table:table-row>
        <table:table-row table:style-name="ro1">
          <table:table-cell office:value-type="float" office:value="6.7976470791">
            <text:p>6,7976470791</text:p>
          </table:table-cell>
          <table:table-cell office:value-type="float" office:value="7.01336562998">
            <text:p>7,01336563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IF(AND([.F$5]&lt;[.B679];[.B679]&lt;=[.F$6]);([.B679]-[.F$5])/([.F$6]-[.F$5]);1)" office:value-type="float" office:value="0.668894271663333">
            <text:p>0,6688942717</text:p>
          </table:table-cell>
          <table:table-cell table:formula="of:=ABS([.D679]-[.C679])" office:value-type="float" office:value="0.00289427166333334">
            <text:p>0,0028942717</text:p>
          </table:table-cell>
          <table:table-cell table:formula="of:=ABS([.D679]-[.C678])" office:value-type="float" office:value="0.00389427166333334">
            <text:p>0,0038942717</text:p>
          </table:table-cell>
        </table:table-row>
        <table:table-row table:style-name="ro1">
          <table:table-cell office:value-type="float" office:value="4.66145774938">
            <text:p>4,6614577494</text:p>
          </table:table-cell>
          <table:table-cell office:value-type="float" office:value="7.01383113126">
            <text:p>7,0138311313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IF(AND([.F$5]&lt;[.B680];[.B680]&lt;=[.F$6]);([.B680]-[.F$5])/([.F$6]-[.F$5]);1)" office:value-type="float" office:value="0.66897185521">
            <text:p>0,6689718552</text:p>
          </table:table-cell>
          <table:table-cell table:formula="of:=ABS([.D680]-[.C680])" office:value-type="float" office:value="0.00197185520999998">
            <text:p>0,0019718552</text:p>
          </table:table-cell>
          <table:table-cell table:formula="of:=ABS([.D680]-[.C679])" office:value-type="float" office:value="0.00297185520999999">
            <text:p>0,0029718552</text:p>
          </table:table-cell>
        </table:table-row>
        <table:table-row table:style-name="ro1">
          <table:table-cell office:value-type="float" office:value="7.03076254585">
            <text:p>7,0307625459</text:p>
          </table:table-cell>
          <table:table-cell office:value-type="float" office:value="7.01592691087">
            <text:p>7,0159269109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IF(AND([.F$5]&lt;[.B681];[.B681]&lt;=[.F$6]);([.B681]-[.F$5])/([.F$6]-[.F$5]);1)" office:value-type="float" office:value="0.669321151811667">
            <text:p>0,6693211518</text:p>
          </table:table-cell>
          <table:table-cell table:formula="of:=ABS([.D681]-[.C681])" office:value-type="float" office:value="0.0013211518116667">
            <text:p>0,0013211518</text:p>
          </table:table-cell>
          <table:table-cell table:formula="of:=ABS([.D681]-[.C680])" office:value-type="float" office:value="0.0023211518116667">
            <text:p>0,0023211518</text:p>
          </table:table-cell>
        </table:table-row>
        <table:table-row table:style-name="ro1">
          <table:table-cell office:value-type="float" office:value="8.6900601749">
            <text:p>8,6900601749</text:p>
          </table:table-cell>
          <table:table-cell office:value-type="float" office:value="7.01629723777">
            <text:p>7,0162972378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IF(AND([.F$5]&lt;[.B682];[.B682]&lt;=[.F$6]);([.B682]-[.F$5])/([.F$6]-[.F$5]);1)" office:value-type="float" office:value="0.669382872961667">
            <text:p>0,669382873</text:p>
          </table:table-cell>
          <table:table-cell table:formula="of:=ABS([.D682]-[.C682])" office:value-type="float" office:value="0.000382872961666614">
            <text:p>0,000382873</text:p>
          </table:table-cell>
          <table:table-cell table:formula="of:=ABS([.D682]-[.C681])" office:value-type="float" office:value="0.00138287296166661">
            <text:p>0,001382873</text:p>
          </table:table-cell>
        </table:table-row>
        <table:table-row table:style-name="ro1">
          <table:table-cell office:value-type="float" office:value="6.44392199883">
            <text:p>6,4439219988</text:p>
          </table:table-cell>
          <table:table-cell office:value-type="float" office:value="7.03076254585">
            <text:p>7,0307625459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IF(AND([.F$5]&lt;[.B683];[.B683]&lt;=[.F$6]);([.B683]-[.F$5])/([.F$6]-[.F$5]);1)" office:value-type="float" office:value="0.671793757641667">
            <text:p>0,6717937576</text:p>
          </table:table-cell>
          <table:table-cell table:formula="of:=ABS([.D683]-[.C683])" office:value-type="float" office:value="0.00179375764166667">
            <text:p>0,0017937576</text:p>
          </table:table-cell>
          <table:table-cell table:formula="of:=ABS([.D683]-[.C682])" office:value-type="float" office:value="0.00279375764166667">
            <text:p>0,0027937576</text:p>
          </table:table-cell>
        </table:table-row>
        <table:table-row table:style-name="ro1">
          <table:table-cell office:value-type="float" office:value="3.87788930189">
            <text:p>3,8778893019</text:p>
          </table:table-cell>
          <table:table-cell office:value-type="float" office:value="7.03993347519">
            <text:p>7,0399334752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IF(AND([.F$5]&lt;[.B684];[.B684]&lt;=[.F$6]);([.B684]-[.F$5])/([.F$6]-[.F$5]);1)" office:value-type="float" office:value="0.673322245865">
            <text:p>0,6733222459</text:p>
          </table:table-cell>
          <table:table-cell table:formula="of:=ABS([.D684]-[.C684])" office:value-type="float" office:value="0.00232224586499996">
            <text:p>0,0023222459</text:p>
          </table:table-cell>
          <table:table-cell table:formula="of:=ABS([.D684]-[.C683])" office:value-type="float" office:value="0.00332224586499996">
            <text:p>0,0033222459</text:p>
          </table:table-cell>
        </table:table-row>
        <table:table-row table:style-name="ro1">
          <table:table-cell office:value-type="float" office:value="6.69318720089">
            <text:p>6,6931872009</text:p>
          </table:table-cell>
          <table:table-cell office:value-type="float" office:value="7.0425799377">
            <text:p>7,0425799377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IF(AND([.F$5]&lt;[.B685];[.B685]&lt;=[.F$6]);([.B685]-[.F$5])/([.F$6]-[.F$5]);1)" office:value-type="float" office:value="0.67376332295">
            <text:p>0,673763323</text:p>
          </table:table-cell>
          <table:table-cell table:formula="of:=ABS([.D685]-[.C685])" office:value-type="float" office:value="0.00176332295000003">
            <text:p>0,001763323</text:p>
          </table:table-cell>
          <table:table-cell table:formula="of:=ABS([.D685]-[.C684])" office:value-type="float" office:value="0.00276332295000004">
            <text:p>0,002763323</text:p>
          </table:table-cell>
        </table:table-row>
        <table:table-row table:style-name="ro1">
          <table:table-cell office:value-type="float" office:value="4.05148330761">
            <text:p>4,0514833076</text:p>
          </table:table-cell>
          <table:table-cell office:value-type="float" office:value="7.05188184143">
            <text:p>7,0518818414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IF(AND([.F$5]&lt;[.B686];[.B686]&lt;=[.F$6]);([.B686]-[.F$5])/([.F$6]-[.F$5]);1)" office:value-type="float" office:value="0.675313640238333">
            <text:p>0,6753136402</text:p>
          </table:table-cell>
          <table:table-cell table:formula="of:=ABS([.D686]-[.C686])" office:value-type="float" office:value="0.00231364023833336">
            <text:p>0,0023136402</text:p>
          </table:table-cell>
          <table:table-cell table:formula="of:=ABS([.D686]-[.C685])" office:value-type="float" office:value="0.00331364023833336">
            <text:p>0,0033136402</text:p>
          </table:table-cell>
        </table:table-row>
        <table:table-row table:style-name="ro1">
          <table:table-cell office:value-type="float" office:value="6.78435090707">
            <text:p>6,7843509071</text:p>
          </table:table-cell>
          <table:table-cell office:value-type="float" office:value="7.05419523996">
            <text:p>7,05419524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IF(AND([.F$5]&lt;[.B687];[.B687]&lt;=[.F$6]);([.B687]-[.F$5])/([.F$6]-[.F$5]);1)" office:value-type="float" office:value="0.67569920666">
            <text:p>0,6756992067</text:p>
          </table:table-cell>
          <table:table-cell table:formula="of:=ABS([.D687]-[.C687])" office:value-type="float" office:value="0.00169920666000001">
            <text:p>0,0016992067</text:p>
          </table:table-cell>
          <table:table-cell table:formula="of:=ABS([.D687]-[.C686])" office:value-type="float" office:value="0.00269920666000001">
            <text:p>0,0026992067</text:p>
          </table:table-cell>
        </table:table-row>
        <table:table-row table:style-name="ro1">
          <table:table-cell office:value-type="float" office:value="5.51234872724">
            <text:p>5,5123487272</text:p>
          </table:table-cell>
          <table:table-cell office:value-type="float" office:value="7.07060015481">
            <text:p>7,0706001548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IF(AND([.F$5]&lt;[.B688];[.B688]&lt;=[.F$6]);([.B688]-[.F$5])/([.F$6]-[.F$5]);1)" office:value-type="float" office:value="0.678433359135">
            <text:p>0,6784333591</text:p>
          </table:table-cell>
          <table:table-cell table:formula="of:=ABS([.D688]-[.C688])" office:value-type="float" office:value="0.00343335913499998">
            <text:p>0,0034333591</text:p>
          </table:table-cell>
          <table:table-cell table:formula="of:=ABS([.D688]-[.C687])" office:value-type="float" office:value="0.00443335913499998">
            <text:p>0,0044333591</text:p>
          </table:table-cell>
        </table:table-row>
        <table:table-row table:style-name="ro1">
          <table:table-cell office:value-type="float" office:value="7.9802826505">
            <text:p>7,9802826505</text:p>
          </table:table-cell>
          <table:table-cell office:value-type="float" office:value="7.07201569196">
            <text:p>7,072015692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IF(AND([.F$5]&lt;[.B689];[.B689]&lt;=[.F$6]);([.B689]-[.F$5])/([.F$6]-[.F$5]);1)" office:value-type="float" office:value="0.678669281993333">
            <text:p>0,678669282</text:p>
          </table:table-cell>
          <table:table-cell table:formula="of:=ABS([.D689]-[.C689])" office:value-type="float" office:value="0.00266928199333327">
            <text:p>0,002669282</text:p>
          </table:table-cell>
          <table:table-cell table:formula="of:=ABS([.D689]-[.C688])" office:value-type="float" office:value="0.00366928199333327">
            <text:p>0,003669282</text:p>
          </table:table-cell>
        </table:table-row>
        <table:table-row table:style-name="ro1">
          <table:table-cell office:value-type="float" office:value="8.34373675462">
            <text:p>8,3437367546</text:p>
          </table:table-cell>
          <table:table-cell office:value-type="float" office:value="7.07979216716">
            <text:p>7,0797921672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IF(AND([.F$5]&lt;[.B690];[.B690]&lt;=[.F$6]);([.B690]-[.F$5])/([.F$6]-[.F$5]);1)" office:value-type="float" office:value="0.679965361193333">
            <text:p>0,6799653612</text:p>
          </table:table-cell>
          <table:table-cell table:formula="of:=ABS([.D690]-[.C690])" office:value-type="float" office:value="0.00296536119333324">
            <text:p>0,0029653612</text:p>
          </table:table-cell>
          <table:table-cell table:formula="of:=ABS([.D690]-[.C689])" office:value-type="float" office:value="0.00396536119333324">
            <text:p>0,0039653612</text:p>
          </table:table-cell>
        </table:table-row>
        <table:table-row table:style-name="ro1">
          <table:table-cell office:value-type="float" office:value="7.73569177623">
            <text:p>7,7356917762</text:p>
          </table:table-cell>
          <table:table-cell office:value-type="float" office:value="7.09428893396">
            <text:p>7,094288934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IF(AND([.F$5]&lt;[.B691];[.B691]&lt;=[.F$6]);([.B691]-[.F$5])/([.F$6]-[.F$5]);1)" office:value-type="float" office:value="0.682381488993333">
            <text:p>0,682381489</text:p>
          </table:table-cell>
          <table:table-cell table:formula="of:=ABS([.D691]-[.C691])" office:value-type="float" office:value="0.00438148899333324">
            <text:p>0,004381489</text:p>
          </table:table-cell>
          <table:table-cell table:formula="of:=ABS([.D691]-[.C690])" office:value-type="float" office:value="0.00538148899333324">
            <text:p>0,005381489</text:p>
          </table:table-cell>
        </table:table-row>
        <table:table-row table:style-name="ro1">
          <table:table-cell office:value-type="float" office:value="6.20820258769">
            <text:p>6,2082025877</text:p>
          </table:table-cell>
          <table:table-cell office:value-type="float" office:value="7.0944117159">
            <text:p>7,0944117159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IF(AND([.F$5]&lt;[.B692];[.B692]&lt;=[.F$6]);([.B692]-[.F$5])/([.F$6]-[.F$5]);1)" office:value-type="float" office:value="0.68240195265">
            <text:p>0,6824019527</text:p>
          </table:table-cell>
          <table:table-cell table:formula="of:=ABS([.D692]-[.C692])" office:value-type="float" office:value="0.00340195264999987">
            <text:p>0,0034019526</text:p>
          </table:table-cell>
          <table:table-cell table:formula="of:=ABS([.D692]-[.C691])" office:value-type="float" office:value="0.00440195264999987">
            <text:p>0,0044019526</text:p>
          </table:table-cell>
        </table:table-row>
        <table:table-row table:style-name="ro1">
          <table:table-cell office:value-type="float" office:value="5.68852882729">
            <text:p>5,6885288273</text:p>
          </table:table-cell>
          <table:table-cell office:value-type="float" office:value="7.09860543206">
            <text:p>7,0986054321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IF(AND([.F$5]&lt;[.B693];[.B693]&lt;=[.F$6]);([.B693]-[.F$5])/([.F$6]-[.F$5]);1)" office:value-type="float" office:value="0.683100905343333">
            <text:p>0,6831009053</text:p>
          </table:table-cell>
          <table:table-cell table:formula="of:=ABS([.D693]-[.C693])" office:value-type="float" office:value="0.00310090534333329">
            <text:p>0,0031009053</text:p>
          </table:table-cell>
          <table:table-cell table:formula="of:=ABS([.D693]-[.C692])" office:value-type="float" office:value="0.00410090534333329">
            <text:p>0,0041009053</text:p>
          </table:table-cell>
        </table:table-row>
        <table:table-row table:style-name="ro1">
          <table:table-cell office:value-type="float" office:value="6.00817715643">
            <text:p>6,0081771564</text:p>
          </table:table-cell>
          <table:table-cell office:value-type="float" office:value="7.11409061526">
            <text:p>7,1140906153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IF(AND([.F$5]&lt;[.B694];[.B694]&lt;=[.F$6]);([.B694]-[.F$5])/([.F$6]-[.F$5]);1)" office:value-type="float" office:value="0.68568176921">
            <text:p>0,6856817692</text:p>
          </table:table-cell>
          <table:table-cell table:formula="of:=ABS([.D694]-[.C694])" office:value-type="float" office:value="0.00468176920999996">
            <text:p>0,0046817692</text:p>
          </table:table-cell>
          <table:table-cell table:formula="of:=ABS([.D694]-[.C693])" office:value-type="float" office:value="0.00568176920999997">
            <text:p>0,0056817692</text:p>
          </table:table-cell>
        </table:table-row>
        <table:table-row table:style-name="ro1">
          <table:table-cell office:value-type="float" office:value="5.39912991787">
            <text:p>5,3991299179</text:p>
          </table:table-cell>
          <table:table-cell office:value-type="float" office:value="7.1153919953">
            <text:p>7,1153919953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IF(AND([.F$5]&lt;[.B695];[.B695]&lt;=[.F$6]);([.B695]-[.F$5])/([.F$6]-[.F$5]);1)" office:value-type="float" office:value="0.685898665883333">
            <text:p>0,6858986659</text:p>
          </table:table-cell>
          <table:table-cell table:formula="of:=ABS([.D695]-[.C695])" office:value-type="float" office:value="0.00389866588333332">
            <text:p>0,0038986659</text:p>
          </table:table-cell>
          <table:table-cell table:formula="of:=ABS([.D695]-[.C694])" office:value-type="float" office:value="0.00489866588333332">
            <text:p>0,0048986659</text:p>
          </table:table-cell>
        </table:table-row>
        <table:table-row table:style-name="ro1">
          <table:table-cell office:value-type="float" office:value="4.97369510122">
            <text:p>4,9736951012</text:p>
          </table:table-cell>
          <table:table-cell office:value-type="float" office:value="7.13251886438">
            <text:p>7,1325188644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IF(AND([.F$5]&lt;[.B696];[.B696]&lt;=[.F$6]);([.B696]-[.F$5])/([.F$6]-[.F$5]);1)" office:value-type="float" office:value="0.688753144063333">
            <text:p>0,6887531441</text:p>
          </table:table-cell>
          <table:table-cell table:formula="of:=ABS([.D696]-[.C696])" office:value-type="float" office:value="0.00575314406333327">
            <text:p>0,0057531441</text:p>
          </table:table-cell>
          <table:table-cell table:formula="of:=ABS([.D696]-[.C695])" office:value-type="float" office:value="0.00675314406333327">
            <text:p>0,0067531441</text:p>
          </table:table-cell>
        </table:table-row>
        <table:table-row table:style-name="ro1">
          <table:table-cell office:value-type="float" office:value="5.93505205165">
            <text:p>5,9350520517</text:p>
          </table:table-cell>
          <table:table-cell office:value-type="float" office:value="7.14279118662">
            <text:p>7,1427911866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IF(AND([.F$5]&lt;[.B697];[.B697]&lt;=[.F$6]);([.B697]-[.F$5])/([.F$6]-[.F$5]);1)" office:value-type="float" office:value="0.69046519777">
            <text:p>0,6904651978</text:p>
          </table:table-cell>
          <table:table-cell table:formula="of:=ABS([.D697]-[.C697])" office:value-type="float" office:value="0.00646519776999999">
            <text:p>0,0064651978</text:p>
          </table:table-cell>
          <table:table-cell table:formula="of:=ABS([.D697]-[.C696])" office:value-type="float" office:value="0.00746519776999999">
            <text:p>0,0074651978</text:p>
          </table:table-cell>
        </table:table-row>
        <table:table-row table:style-name="ro1">
          <table:table-cell office:value-type="float" office:value="8.00925879103">
            <text:p>8,009258791</text:p>
          </table:table-cell>
          <table:table-cell office:value-type="float" office:value="7.1510432361">
            <text:p>7,1510432361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IF(AND([.F$5]&lt;[.B698];[.B698]&lt;=[.F$6]);([.B698]-[.F$5])/([.F$6]-[.F$5]);1)" office:value-type="float" office:value="0.69184053935">
            <text:p>0,6918405394</text:p>
          </table:table-cell>
          <table:table-cell table:formula="of:=ABS([.D698]-[.C698])" office:value-type="float" office:value="0.00684053934999984">
            <text:p>0,0068405393</text:p>
          </table:table-cell>
          <table:table-cell table:formula="of:=ABS([.D698]-[.C697])" office:value-type="float" office:value="0.00784053934999984">
            <text:p>0,0078405393</text:p>
          </table:table-cell>
        </table:table-row>
        <table:table-row table:style-name="ro1">
          <table:table-cell office:value-type="float" office:value="8.97557653563">
            <text:p>8,9755765356</text:p>
          </table:table-cell>
          <table:table-cell office:value-type="float" office:value="7.15497608593">
            <text:p>7,1549760859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IF(AND([.F$5]&lt;[.B699];[.B699]&lt;=[.F$6]);([.B699]-[.F$5])/([.F$6]-[.F$5]);1)" office:value-type="float" office:value="0.692496014321667">
            <text:p>0,6924960143</text:p>
          </table:table-cell>
          <table:table-cell table:formula="of:=ABS([.D699]-[.C699])" office:value-type="float" office:value="0.00649601432166658">
            <text:p>0,0064960143</text:p>
          </table:table-cell>
          <table:table-cell table:formula="of:=ABS([.D699]-[.C698])" office:value-type="float" office:value="0.00749601432166658">
            <text:p>0,0074960143</text:p>
          </table:table-cell>
        </table:table-row>
        <table:table-row table:style-name="ro1">
          <table:table-cell office:value-type="float" office:value="4.84872796926">
            <text:p>4,8487279693</text:p>
          </table:table-cell>
          <table:table-cell office:value-type="float" office:value="7.15600185355">
            <text:p>7,1560018536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IF(AND([.F$5]&lt;[.B700];[.B700]&lt;=[.F$6]);([.B700]-[.F$5])/([.F$6]-[.F$5]);1)" office:value-type="float" office:value="0.692666975591667">
            <text:p>0,6926669756</text:p>
          </table:table-cell>
          <table:table-cell table:formula="of:=ABS([.D700]-[.C700])" office:value-type="float" office:value="0.00566697559166662">
            <text:p>0,0056669756</text:p>
          </table:table-cell>
          <table:table-cell table:formula="of:=ABS([.D700]-[.C699])" office:value-type="float" office:value="0.00666697559166662">
            <text:p>0,0066669756</text:p>
          </table:table-cell>
        </table:table-row>
        <table:table-row table:style-name="ro1">
          <table:table-cell office:value-type="float" office:value="6.95491633424">
            <text:p>6,9549163342</text:p>
          </table:table-cell>
          <table:table-cell office:value-type="float" office:value="7.1696537617">
            <text:p>7,1696537617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IF(AND([.F$5]&lt;[.B701];[.B701]&lt;=[.F$6]);([.B701]-[.F$5])/([.F$6]-[.F$5]);1)" office:value-type="float" office:value="0.694942293616667">
            <text:p>0,6949422936</text:p>
          </table:table-cell>
          <table:table-cell table:formula="of:=ABS([.D701]-[.C701])" office:value-type="float" office:value="0.00694229361666676">
            <text:p>0,0069422936</text:p>
          </table:table-cell>
          <table:table-cell table:formula="of:=ABS([.D701]-[.C700])" office:value-type="float" office:value="0.00794229361666665">
            <text:p>0,0079422936</text:p>
          </table:table-cell>
        </table:table-row>
        <table:table-row table:style-name="ro1">
          <table:table-cell office:value-type="float" office:value="7.72305426369">
            <text:p>7,7230542637</text:p>
          </table:table-cell>
          <table:table-cell office:value-type="float" office:value="7.17915363103">
            <text:p>7,179153631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IF(AND([.F$5]&lt;[.B702];[.B702]&lt;=[.F$6]);([.B702]-[.F$5])/([.F$6]-[.F$5]);1)" office:value-type="float" office:value="0.696525605171667">
            <text:p>0,6965256052</text:p>
          </table:table-cell>
          <table:table-cell table:formula="of:=ABS([.D702]-[.C702])" office:value-type="float" office:value="0.00752560517166678">
            <text:p>0,0075256052</text:p>
          </table:table-cell>
          <table:table-cell table:formula="of:=ABS([.D702]-[.C701])" office:value-type="float" office:value="0.00852560517166678">
            <text:p>0,0085256052</text:p>
          </table:table-cell>
        </table:table-row>
        <table:table-row table:style-name="ro1">
          <table:table-cell office:value-type="float" office:value="8.87934032727">
            <text:p>8,8793403273</text:p>
          </table:table-cell>
          <table:table-cell office:value-type="float" office:value="7.18679133782">
            <text:p>7,1867913378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IF(AND([.F$5]&lt;[.B703];[.B703]&lt;=[.F$6]);([.B703]-[.F$5])/([.F$6]-[.F$5]);1)" office:value-type="float" office:value="0.697798556303333">
            <text:p>0,6977985563</text:p>
          </table:table-cell>
          <table:table-cell table:formula="of:=ABS([.D703]-[.C703])" office:value-type="float" office:value="0.00779855630333337">
            <text:p>0,0077985563</text:p>
          </table:table-cell>
          <table:table-cell table:formula="of:=ABS([.D703]-[.C702])" office:value-type="float" office:value="0.00879855630333337">
            <text:p>0,0087985563</text:p>
          </table:table-cell>
        </table:table-row>
        <table:table-row table:style-name="ro1">
          <table:table-cell office:value-type="float" office:value="8.61217068513">
            <text:p>8,6121706851</text:p>
          </table:table-cell>
          <table:table-cell office:value-type="float" office:value="7.1881345061">
            <text:p>7,1881345061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IF(AND([.F$5]&lt;[.B704];[.B704]&lt;=[.F$6]);([.B704]-[.F$5])/([.F$6]-[.F$5]);1)" office:value-type="float" office:value="0.698022417683333">
            <text:p>0,6980224177</text:p>
          </table:table-cell>
          <table:table-cell table:formula="of:=ABS([.D704]-[.C704])" office:value-type="float" office:value="0.00702241768333334">
            <text:p>0,0070224177</text:p>
          </table:table-cell>
          <table:table-cell table:formula="of:=ABS([.D704]-[.C703])" office:value-type="float" office:value="0.00802241768333334">
            <text:p>0,0080224177</text:p>
          </table:table-cell>
        </table:table-row>
        <table:table-row table:style-name="ro1">
          <table:table-cell office:value-type="float" office:value="3.21230974669">
            <text:p>3,2123097467</text:p>
          </table:table-cell>
          <table:table-cell office:value-type="float" office:value="7.18910984858">
            <text:p>7,1891098486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IF(AND([.F$5]&lt;[.B705];[.B705]&lt;=[.F$6]);([.B705]-[.F$5])/([.F$6]-[.F$5]);1)" office:value-type="float" office:value="0.698184974763333">
            <text:p>0,6981849748</text:p>
          </table:table-cell>
          <table:table-cell table:formula="of:=ABS([.D705]-[.C705])" office:value-type="float" office:value="0.00618497476333346">
            <text:p>0,0061849748</text:p>
          </table:table-cell>
          <table:table-cell table:formula="of:=ABS([.D705]-[.C704])" office:value-type="float" office:value="0.00718497476333346">
            <text:p>0,0071849748</text:p>
          </table:table-cell>
        </table:table-row>
        <table:table-row table:style-name="ro1">
          <table:table-cell office:value-type="float" office:value="5.88801786657">
            <text:p>5,8880178666</text:p>
          </table:table-cell>
          <table:table-cell office:value-type="float" office:value="7.1895769516">
            <text:p>7,1895769516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IF(AND([.F$5]&lt;[.B706];[.B706]&lt;=[.F$6]);([.B706]-[.F$5])/([.F$6]-[.F$5]);1)" office:value-type="float" office:value="0.698262825266667">
            <text:p>0,6982628253</text:p>
          </table:table-cell>
          <table:table-cell table:formula="of:=ABS([.D706]-[.C706])" office:value-type="float" office:value="0.00526282526666677">
            <text:p>0,0052628253</text:p>
          </table:table-cell>
          <table:table-cell table:formula="of:=ABS([.D706]-[.C705])" office:value-type="float" office:value="0.00626282526666677">
            <text:p>0,0062628253</text:p>
          </table:table-cell>
        </table:table-row>
        <table:table-row table:style-name="ro1">
          <table:table-cell office:value-type="float" office:value="6.34267688976">
            <text:p>6,3426768898</text:p>
          </table:table-cell>
          <table:table-cell office:value-type="float" office:value="7.1908666497">
            <text:p>7,1908666497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IF(AND([.F$5]&lt;[.B707];[.B707]&lt;=[.F$6]);([.B707]-[.F$5])/([.F$6]-[.F$5]);1)" office:value-type="float" office:value="0.69847777495">
            <text:p>0,698477775</text:p>
          </table:table-cell>
          <table:table-cell table:formula="of:=ABS([.D707]-[.C707])" office:value-type="float" office:value="0.00447777495000012">
            <text:p>0,004477775</text:p>
          </table:table-cell>
          <table:table-cell table:formula="of:=ABS([.D707]-[.C706])" office:value-type="float" office:value="0.00547777495000013">
            <text:p>0,005477775</text:p>
          </table:table-cell>
        </table:table-row>
        <table:table-row table:style-name="ro1">
          <table:table-cell office:value-type="float" office:value="5.63656384757">
            <text:p>5,6365638476</text:p>
          </table:table-cell>
          <table:table-cell office:value-type="float" office:value="7.19592144433">
            <text:p>7,1959214443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IF(AND([.F$5]&lt;[.B708];[.B708]&lt;=[.F$6]);([.B708]-[.F$5])/([.F$6]-[.F$5]);1)" office:value-type="float" office:value="0.699320240721667">
            <text:p>0,6993202407</text:p>
          </table:table-cell>
          <table:table-cell table:formula="of:=ABS([.D708]-[.C708])" office:value-type="float" office:value="0.0043202407216667">
            <text:p>0,0043202407</text:p>
          </table:table-cell>
          <table:table-cell table:formula="of:=ABS([.D708]-[.C707])" office:value-type="float" office:value="0.0053202407216667">
            <text:p>0,0053202407</text:p>
          </table:table-cell>
        </table:table-row>
        <table:table-row table:style-name="ro1">
          <table:table-cell office:value-type="float" office:value="4.82308474625">
            <text:p>4,8230847463</text:p>
          </table:table-cell>
          <table:table-cell office:value-type="float" office:value="7.20514780855">
            <text:p>7,2051478086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IF(AND([.F$5]&lt;[.B709];[.B709]&lt;=[.F$6]);([.B709]-[.F$5])/([.F$6]-[.F$5]);1)" office:value-type="float" office:value="0.700857968091667">
            <text:p>0,7008579681</text:p>
          </table:table-cell>
          <table:table-cell table:formula="of:=ABS([.D709]-[.C709])" office:value-type="float" office:value="0.00485796809166661">
            <text:p>0,0048579681</text:p>
          </table:table-cell>
          <table:table-cell table:formula="of:=ABS([.D709]-[.C708])" office:value-type="float" office:value="0.00585796809166661">
            <text:p>0,0058579681</text:p>
          </table:table-cell>
        </table:table-row>
        <table:table-row table:style-name="ro1">
          <table:table-cell office:value-type="float" office:value="6.80196544344">
            <text:p>6,8019654434</text:p>
          </table:table-cell>
          <table:table-cell office:value-type="float" office:value="7.20591375088">
            <text:p>7,2059137509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IF(AND([.F$5]&lt;[.B710];[.B710]&lt;=[.F$6]);([.B710]-[.F$5])/([.F$6]-[.F$5]);1)" office:value-type="float" office:value="0.700985625146667">
            <text:p>0,7009856251</text:p>
          </table:table-cell>
          <table:table-cell table:formula="of:=ABS([.D710]-[.C710])" office:value-type="float" office:value="0.00398562514666667">
            <text:p>0,0039856251</text:p>
          </table:table-cell>
          <table:table-cell table:formula="of:=ABS([.D710]-[.C709])" office:value-type="float" office:value="0.00498562514666667">
            <text:p>0,0049856251</text:p>
          </table:table-cell>
        </table:table-row>
        <table:table-row table:style-name="ro1">
          <table:table-cell office:value-type="float" office:value="5.4071077905">
            <text:p>5,4071077905</text:p>
          </table:table-cell>
          <table:table-cell office:value-type="float" office:value="7.2077180479">
            <text:p>7,2077180479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IF(AND([.F$5]&lt;[.B711];[.B711]&lt;=[.F$6]);([.B711]-[.F$5])/([.F$6]-[.F$5]);1)" office:value-type="float" office:value="0.701286341316667">
            <text:p>0,7012863413</text:p>
          </table:table-cell>
          <table:table-cell table:formula="of:=ABS([.D711]-[.C711])" office:value-type="float" office:value="0.00328634131666672">
            <text:p>0,0032863413</text:p>
          </table:table-cell>
          <table:table-cell table:formula="of:=ABS([.D711]-[.C710])" office:value-type="float" office:value="0.00428634131666672">
            <text:p>0,0042863413</text:p>
          </table:table-cell>
        </table:table-row>
        <table:table-row table:style-name="ro1">
          <table:table-cell office:value-type="float" office:value="8.49800832254">
            <text:p>8,4980083225</text:p>
          </table:table-cell>
          <table:table-cell office:value-type="float" office:value="7.21044770837">
            <text:p>7,2104477084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IF(AND([.F$5]&lt;[.B712];[.B712]&lt;=[.F$6]);([.B712]-[.F$5])/([.F$6]-[.F$5]);1)" office:value-type="float" office:value="0.701741284728333">
            <text:p>0,7017412847</text:p>
          </table:table-cell>
          <table:table-cell table:formula="of:=ABS([.D712]-[.C712])" office:value-type="float" office:value="0.00274128472833346">
            <text:p>0,0027412847</text:p>
          </table:table-cell>
          <table:table-cell table:formula="of:=ABS([.D712]-[.C711])" office:value-type="float" office:value="0.00374128472833346">
            <text:p>0,0037412847</text:p>
          </table:table-cell>
        </table:table-row>
        <table:table-row table:style-name="ro1">
          <table:table-cell office:value-type="float" office:value="5.16277809901">
            <text:p>5,162778099</text:p>
          </table:table-cell>
          <table:table-cell office:value-type="float" office:value="7.2285399848">
            <text:p>7,2285399848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IF(AND([.F$5]&lt;[.B713];[.B713]&lt;=[.F$6]);([.B713]-[.F$5])/([.F$6]-[.F$5]);1)" office:value-type="float" office:value="0.704756664133333">
            <text:p>0,7047566641</text:p>
          </table:table-cell>
          <table:table-cell table:formula="of:=ABS([.D713]-[.C713])" office:value-type="float" office:value="0.00475666413333342">
            <text:p>0,0047566641</text:p>
          </table:table-cell>
          <table:table-cell table:formula="of:=ABS([.D713]-[.C712])" office:value-type="float" office:value="0.00575666413333342">
            <text:p>0,0057566641</text:p>
          </table:table-cell>
        </table:table-row>
        <table:table-row table:style-name="ro1">
          <table:table-cell office:value-type="float" office:value="5.94947450279">
            <text:p>5,9494745028</text:p>
          </table:table-cell>
          <table:table-cell office:value-type="float" office:value="7.23386834354">
            <text:p>7,2338683435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IF(AND([.F$5]&lt;[.B714];[.B714]&lt;=[.F$6]);([.B714]-[.F$5])/([.F$6]-[.F$5]);1)" office:value-type="float" office:value="0.705644723923333">
            <text:p>0,7056447239</text:p>
          </table:table-cell>
          <table:table-cell table:formula="of:=ABS([.D714]-[.C714])" office:value-type="float" office:value="0.00464472392333337">
            <text:p>0,0046447239</text:p>
          </table:table-cell>
          <table:table-cell table:formula="of:=ABS([.D714]-[.C713])" office:value-type="float" office:value="0.00564472392333337">
            <text:p>0,0056447239</text:p>
          </table:table-cell>
        </table:table-row>
        <table:table-row table:style-name="ro1">
          <table:table-cell office:value-type="float" office:value="3.96786424338">
            <text:p>3,9678642434</text:p>
          </table:table-cell>
          <table:table-cell office:value-type="float" office:value="7.23609141651">
            <text:p>7,2360914165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IF(AND([.F$5]&lt;[.B715];[.B715]&lt;=[.F$6]);([.B715]-[.F$5])/([.F$6]-[.F$5]);1)" office:value-type="float" office:value="0.706015236085">
            <text:p>0,7060152361</text:p>
          </table:table-cell>
          <table:table-cell table:formula="of:=ABS([.D715]-[.C715])" office:value-type="float" office:value="0.00401523608499998">
            <text:p>0,0040152361</text:p>
          </table:table-cell>
          <table:table-cell table:formula="of:=ABS([.D715]-[.C714])" office:value-type="float" office:value="0.00501523608499999">
            <text:p>0,0050152361</text:p>
          </table:table-cell>
        </table:table-row>
        <table:table-row table:style-name="ro1">
          <table:table-cell office:value-type="float" office:value="7.75131810082">
            <text:p>7,7513181008</text:p>
          </table:table-cell>
          <table:table-cell office:value-type="float" office:value="7.24072408122">
            <text:p>7,2407240812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IF(AND([.F$5]&lt;[.B716];[.B716]&lt;=[.F$6]);([.B716]-[.F$5])/([.F$6]-[.F$5]);1)" office:value-type="float" office:value="0.70678734687">
            <text:p>0,7067873469</text:p>
          </table:table-cell>
          <table:table-cell table:formula="of:=ABS([.D716]-[.C716])" office:value-type="float" office:value="0.00378734687000004">
            <text:p>0,0037873469</text:p>
          </table:table-cell>
          <table:table-cell table:formula="of:=ABS([.D716]-[.C715])" office:value-type="float" office:value="0.00478734687000004">
            <text:p>0,0047873469</text:p>
          </table:table-cell>
        </table:table-row>
        <table:table-row table:style-name="ro1">
          <table:table-cell office:value-type="float" office:value="5.15113608746">
            <text:p>5,1511360875</text:p>
          </table:table-cell>
          <table:table-cell office:value-type="float" office:value="7.2416555007">
            <text:p>7,2416555007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IF(AND([.F$5]&lt;[.B717];[.B717]&lt;=[.F$6]);([.B717]-[.F$5])/([.F$6]-[.F$5]);1)" office:value-type="float" office:value="0.70694258345">
            <text:p>0,7069425835</text:p>
          </table:table-cell>
          <table:table-cell table:formula="of:=ABS([.D717]-[.C717])" office:value-type="float" office:value="0.00294258345000009">
            <text:p>0,0029425835</text:p>
          </table:table-cell>
          <table:table-cell table:formula="of:=ABS([.D717]-[.C716])" office:value-type="float" office:value="0.00394258345000009">
            <text:p>0,0039425835</text:p>
          </table:table-cell>
        </table:table-row>
        <table:table-row table:style-name="ro1">
          <table:table-cell office:value-type="float" office:value="5.86894677135">
            <text:p>5,8689467714</text:p>
          </table:table-cell>
          <table:table-cell office:value-type="float" office:value="7.24922096853">
            <text:p>7,2492209685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IF(AND([.F$5]&lt;[.B718];[.B718]&lt;=[.F$6]);([.B718]-[.F$5])/([.F$6]-[.F$5]);1)" office:value-type="float" office:value="0.708203494755">
            <text:p>0,7082034948</text:p>
          </table:table-cell>
          <table:table-cell table:formula="of:=ABS([.D718]-[.C718])" office:value-type="float" office:value="0.00320349475500015">
            <text:p>0,0032034948</text:p>
          </table:table-cell>
          <table:table-cell table:formula="of:=ABS([.D718]-[.C717])" office:value-type="float" office:value="0.00420349475500015">
            <text:p>0,0042034948</text:p>
          </table:table-cell>
        </table:table-row>
        <table:table-row table:style-name="ro1">
          <table:table-cell office:value-type="float" office:value="4.89825166159">
            <text:p>4,8982516616</text:p>
          </table:table-cell>
          <table:table-cell office:value-type="float" office:value="7.25055369502">
            <text:p>7,250553695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IF(AND([.F$5]&lt;[.B719];[.B719]&lt;=[.F$6]);([.B719]-[.F$5])/([.F$6]-[.F$5]);1)" office:value-type="float" office:value="0.708425615836667">
            <text:p>0,7084256158</text:p>
          </table:table-cell>
          <table:table-cell table:formula="of:=ABS([.D719]-[.C719])" office:value-type="float" office:value="0.00242561583666667">
            <text:p>0,0024256158</text:p>
          </table:table-cell>
          <table:table-cell table:formula="of:=ABS([.D719]-[.C718])" office:value-type="float" office:value="0.00342561583666667">
            <text:p>0,0034256158</text:p>
          </table:table-cell>
        </table:table-row>
        <table:table-row table:style-name="ro1">
          <table:table-cell office:value-type="float" office:value="5.36677716494">
            <text:p>5,3667771649</text:p>
          </table:table-cell>
          <table:table-cell office:value-type="float" office:value="7.25332929443">
            <text:p>7,2533292944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IF(AND([.F$5]&lt;[.B720];[.B720]&lt;=[.F$6]);([.B720]-[.F$5])/([.F$6]-[.F$5]);1)" office:value-type="float" office:value="0.708888215738333">
            <text:p>0,7088882157</text:p>
          </table:table-cell>
          <table:table-cell table:formula="of:=ABS([.D720]-[.C720])" office:value-type="float" office:value="0.00188821573833342">
            <text:p>0,0018882157</text:p>
          </table:table-cell>
          <table:table-cell table:formula="of:=ABS([.D720]-[.C719])" office:value-type="float" office:value="0.00288821573833342">
            <text:p>0,0028882157</text:p>
          </table:table-cell>
        </table:table-row>
        <table:table-row table:style-name="ro1">
          <table:table-cell office:value-type="float" office:value="6.52043997345">
            <text:p>6,5204399735</text:p>
          </table:table-cell>
          <table:table-cell office:value-type="float" office:value="7.25872792676">
            <text:p>7,2587279268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IF(AND([.F$5]&lt;[.B721];[.B721]&lt;=[.F$6]);([.B721]-[.F$5])/([.F$6]-[.F$5]);1)" office:value-type="float" office:value="0.709787987793333">
            <text:p>0,7097879878</text:p>
          </table:table-cell>
          <table:table-cell table:formula="of:=ABS([.D721]-[.C721])" office:value-type="float" office:value="0.00178798779333333">
            <text:p>0,0017879878</text:p>
          </table:table-cell>
          <table:table-cell table:formula="of:=ABS([.D721]-[.C720])" office:value-type="float" office:value="0.00278798779333334">
            <text:p>0,0027879878</text:p>
          </table:table-cell>
        </table:table-row>
        <table:table-row table:style-name="ro1">
          <table:table-cell office:value-type="float" office:value="7.1895769516">
            <text:p>7,1895769516</text:p>
          </table:table-cell>
          <table:table-cell office:value-type="float" office:value="7.25949203218">
            <text:p>7,2594920322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IF(AND([.F$5]&lt;[.B722];[.B722]&lt;=[.F$6]);([.B722]-[.F$5])/([.F$6]-[.F$5]);1)" office:value-type="float" office:value="0.709915338696667">
            <text:p>0,7099153387</text:p>
          </table:table-cell>
          <table:table-cell table:formula="of:=ABS([.D722]-[.C722])" office:value-type="float" office:value="0.000915338696666712">
            <text:p>0,0009153387</text:p>
          </table:table-cell>
          <table:table-cell table:formula="of:=ABS([.D722]-[.C721])" office:value-type="float" office:value="0.00191533869666671">
            <text:p>0,0019153387</text:p>
          </table:table-cell>
        </table:table-row>
        <table:table-row table:style-name="ro1">
          <table:table-cell office:value-type="float" office:value="6.87908491632">
            <text:p>6,8790849163</text:p>
          </table:table-cell>
          <table:table-cell office:value-type="float" office:value="7.26331383921">
            <text:p>7,2633138392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IF(AND([.F$5]&lt;[.B723];[.B723]&lt;=[.F$6]);([.B723]-[.F$5])/([.F$6]-[.F$5]);1)" office:value-type="float" office:value="0.710552306535">
            <text:p>0,7105523065</text:p>
          </table:table-cell>
          <table:table-cell table:formula="of:=ABS([.D723]-[.C723])" office:value-type="float" office:value="0.000552306535000047">
            <text:p>0,0005523065</text:p>
          </table:table-cell>
          <table:table-cell table:formula="of:=ABS([.D723]-[.C722])" office:value-type="float" office:value="0.00155230653500005">
            <text:p>0,0015523065</text:p>
          </table:table-cell>
        </table:table-row>
        <table:table-row table:style-name="ro1">
          <table:table-cell office:value-type="float" office:value="6.11160004592">
            <text:p>6,1116000459</text:p>
          </table:table-cell>
          <table:table-cell office:value-type="float" office:value="7.2691258383">
            <text:p>7,2691258383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IF(AND([.F$5]&lt;[.B724];[.B724]&lt;=[.F$6]);([.B724]-[.F$5])/([.F$6]-[.F$5]);1)" office:value-type="float" office:value="0.71152097305">
            <text:p>0,7115209731</text:p>
          </table:table-cell>
          <table:table-cell table:formula="of:=ABS([.D724]-[.C724])" office:value-type="float" office:value="0.000520973049999984">
            <text:p>0,000520973</text:p>
          </table:table-cell>
          <table:table-cell table:formula="of:=ABS([.D724]-[.C723])" office:value-type="float" office:value="0.00152097304999999">
            <text:p>0,001520973</text:p>
          </table:table-cell>
        </table:table-row>
        <table:table-row table:style-name="ro1">
          <table:table-cell office:value-type="float" office:value="4.36403352106">
            <text:p>4,3640335211</text:p>
          </table:table-cell>
          <table:table-cell office:value-type="float" office:value="7.27040844179">
            <text:p>7,2704084418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IF(AND([.F$5]&lt;[.B725];[.B725]&lt;=[.F$6]);([.B725]-[.F$5])/([.F$6]-[.F$5]);1)" office:value-type="float" office:value="0.711734740298333">
            <text:p>0,7117347403</text:p>
          </table:table-cell>
          <table:table-cell table:formula="of:=ABS([.D725]-[.C725])" office:value-type="float" office:value="0.000265259701666687">
            <text:p>0,0002652597</text:p>
          </table:table-cell>
          <table:table-cell table:formula="of:=ABS([.D725]-[.C724])" office:value-type="float" office:value="0.000734740298333314">
            <text:p>0,0007347403</text:p>
          </table:table-cell>
        </table:table-row>
        <table:table-row table:style-name="ro1">
          <table:table-cell office:value-type="float" office:value="8.4037473954">
            <text:p>8,4037473954</text:p>
          </table:table-cell>
          <table:table-cell office:value-type="float" office:value="7.27106496446">
            <text:p>7,2710649645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IF(AND([.F$5]&lt;[.B726];[.B726]&lt;=[.F$6]);([.B726]-[.F$5])/([.F$6]-[.F$5]);1)" office:value-type="float" office:value="0.711844160743333">
            <text:p>0,7118441607</text:p>
          </table:table-cell>
          <table:table-cell table:formula="of:=ABS([.D726]-[.C726])" office:value-type="float" office:value="0.00115583925666662">
            <text:p>0,0011558393</text:p>
          </table:table-cell>
          <table:table-cell table:formula="of:=ABS([.D726]-[.C725])" office:value-type="float" office:value="0.000155839256666623">
            <text:p>0,0001558393</text:p>
          </table:table-cell>
        </table:table-row>
        <table:table-row table:style-name="ro1">
          <table:table-cell office:value-type="float" office:value="8.95776629218">
            <text:p>8,9577662922</text:p>
          </table:table-cell>
          <table:table-cell office:value-type="float" office:value="7.27784820627">
            <text:p>7,2778482063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IF(AND([.F$5]&lt;[.B727];[.B727]&lt;=[.F$6]);([.B727]-[.F$5])/([.F$6]-[.F$5]);1)" office:value-type="float" office:value="0.712974701045">
            <text:p>0,712974701</text:p>
          </table:table-cell>
          <table:table-cell table:formula="of:=ABS([.D727]-[.C727])" office:value-type="float" office:value="0.00102529895500003">
            <text:p>0,001025299</text:p>
          </table:table-cell>
          <table:table-cell table:formula="of:=ABS([.D727]-[.C726])" office:value-type="float" office:value="0.0000252989550000304">
            <text:p>0,000025299</text:p>
          </table:table-cell>
        </table:table-row>
        <table:table-row table:style-name="ro1">
          <table:table-cell office:value-type="float" office:value="4.8314715888">
            <text:p>4,8314715888</text:p>
          </table:table-cell>
          <table:table-cell office:value-type="float" office:value="7.27949440607">
            <text:p>7,2794944061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IF(AND([.F$5]&lt;[.B728];[.B728]&lt;=[.F$6]);([.B728]-[.F$5])/([.F$6]-[.F$5]);1)" office:value-type="float" office:value="0.713249067678333">
            <text:p>0,7132490677</text:p>
          </table:table-cell>
          <table:table-cell table:formula="of:=ABS([.D728]-[.C728])" office:value-type="float" office:value="0.00175093232166657">
            <text:p>0,0017509323</text:p>
          </table:table-cell>
          <table:table-cell table:formula="of:=ABS([.D728]-[.C727])" office:value-type="float" office:value="0.000750932321666564">
            <text:p>0,0007509323</text:p>
          </table:table-cell>
        </table:table-row>
        <table:table-row table:style-name="ro1">
          <table:table-cell office:value-type="float" office:value="8.59609129716">
            <text:p>8,5960912972</text:p>
          </table:table-cell>
          <table:table-cell office:value-type="float" office:value="7.28040294548">
            <text:p>7,2804029455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IF(AND([.F$5]&lt;[.B729];[.B729]&lt;=[.F$6]);([.B729]-[.F$5])/([.F$6]-[.F$5]);1)" office:value-type="float" office:value="0.713400490913333">
            <text:p>0,7134004909</text:p>
          </table:table-cell>
          <table:table-cell table:formula="of:=ABS([.D729]-[.C729])" office:value-type="float" office:value="0.00259950908666673">
            <text:p>0,0025995091</text:p>
          </table:table-cell>
          <table:table-cell table:formula="of:=ABS([.D729]-[.C728])" office:value-type="float" office:value="0.00159950908666673">
            <text:p>0,0015995091</text:p>
          </table:table-cell>
        </table:table-row>
        <table:table-row table:style-name="ro1">
          <table:table-cell office:value-type="float" office:value="6.81197484677">
            <text:p>6,8119748468</text:p>
          </table:table-cell>
          <table:table-cell office:value-type="float" office:value="7.28863128068">
            <text:p>7,2886312807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IF(AND([.F$5]&lt;[.B730];[.B730]&lt;=[.F$6]);([.B730]-[.F$5])/([.F$6]-[.F$5]);1)" office:value-type="float" office:value="0.714771880113333">
            <text:p>0,7147718801</text:p>
          </table:table-cell>
          <table:table-cell table:formula="of:=ABS([.D730]-[.C730])" office:value-type="float" office:value="0.00222811988666671">
            <text:p>0,0022281199</text:p>
          </table:table-cell>
          <table:table-cell table:formula="of:=ABS([.D730]-[.C729])" office:value-type="float" office:value="0.00122811988666671">
            <text:p>0,0012281199</text:p>
          </table:table-cell>
        </table:table-row>
        <table:table-row table:style-name="ro1">
          <table:table-cell office:value-type="float" office:value="5.90494883092">
            <text:p>5,9049488309</text:p>
          </table:table-cell>
          <table:table-cell office:value-type="float" office:value="7.28952852233">
            <text:p>7,2895285223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IF(AND([.F$5]&lt;[.B731];[.B731]&lt;=[.F$6]);([.B731]-[.F$5])/([.F$6]-[.F$5]);1)" office:value-type="float" office:value="0.714921420388333">
            <text:p>0,7149214204</text:p>
          </table:table-cell>
          <table:table-cell table:formula="of:=ABS([.D731]-[.C731])" office:value-type="float" office:value="0.00307857961166658">
            <text:p>0,0030785796</text:p>
          </table:table-cell>
          <table:table-cell table:formula="of:=ABS([.D731]-[.C730])" office:value-type="float" office:value="0.00207857961166658">
            <text:p>0,0020785796</text:p>
          </table:table-cell>
        </table:table-row>
        <table:table-row table:style-name="ro1">
          <table:table-cell office:value-type="float" office:value="7.15497608593">
            <text:p>7,1549760859</text:p>
          </table:table-cell>
          <table:table-cell office:value-type="float" office:value="7.28956001493">
            <text:p>7,2895600149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IF(AND([.F$5]&lt;[.B732];[.B732]&lt;=[.F$6]);([.B732]-[.F$5])/([.F$6]-[.F$5]);1)" office:value-type="float" office:value="0.714926669155">
            <text:p>0,7149266692</text:p>
          </table:table-cell>
          <table:table-cell table:formula="of:=ABS([.D732]-[.C732])" office:value-type="float" office:value="0.00407333084499995">
            <text:p>0,0040733308</text:p>
          </table:table-cell>
          <table:table-cell table:formula="of:=ABS([.D732]-[.C731])" office:value-type="float" office:value="0.00307333084499994">
            <text:p>0,0030733308</text:p>
          </table:table-cell>
        </table:table-row>
        <table:table-row table:style-name="ro1">
          <table:table-cell office:value-type="float" office:value="6.34997184765">
            <text:p>6,3499718477</text:p>
          </table:table-cell>
          <table:table-cell office:value-type="float" office:value="7.29066793964">
            <text:p>7,2906679396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IF(AND([.F$5]&lt;[.B733];[.B733]&lt;=[.F$6]);([.B733]-[.F$5])/([.F$6]-[.F$5]);1)" office:value-type="float" office:value="0.715111323273333">
            <text:p>0,7151113233</text:p>
          </table:table-cell>
          <table:table-cell table:formula="of:=ABS([.D733]-[.C733])" office:value-type="float" office:value="0.00488867672666671">
            <text:p>0,0048886767</text:p>
          </table:table-cell>
          <table:table-cell table:formula="of:=ABS([.D733]-[.C732])" office:value-type="float" office:value="0.00388867672666671">
            <text:p>0,0038886767</text:p>
          </table:table-cell>
        </table:table-row>
        <table:table-row table:style-name="ro1">
          <table:table-cell office:value-type="float" office:value="8.82374869701">
            <text:p>8,823748697</text:p>
          </table:table-cell>
          <table:table-cell office:value-type="float" office:value="7.29192177344">
            <text:p>7,2919217734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IF(AND([.F$5]&lt;[.B734];[.B734]&lt;=[.F$6]);([.B734]-[.F$5])/([.F$6]-[.F$5]);1)" office:value-type="float" office:value="0.715320295573333">
            <text:p>0,7153202956</text:p>
          </table:table-cell>
          <table:table-cell table:formula="of:=ABS([.D734]-[.C734])" office:value-type="float" office:value="0.00567970442666654">
            <text:p>0,0056797044</text:p>
          </table:table-cell>
          <table:table-cell table:formula="of:=ABS([.D734]-[.C733])" office:value-type="float" office:value="0.00467970442666654">
            <text:p>0,0046797044</text:p>
          </table:table-cell>
        </table:table-row>
        <table:table-row table:style-name="ro1">
          <table:table-cell office:value-type="float" office:value="6.45710201641">
            <text:p>6,4571020164</text:p>
          </table:table-cell>
          <table:table-cell office:value-type="float" office:value="7.29318214323">
            <text:p>7,2931821432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IF(AND([.F$5]&lt;[.B735];[.B735]&lt;=[.F$6]);([.B735]-[.F$5])/([.F$6]-[.F$5]);1)" office:value-type="float" office:value="0.715530357205">
            <text:p>0,7155303572</text:p>
          </table:table-cell>
          <table:table-cell table:formula="of:=ABS([.D735]-[.C735])" office:value-type="float" office:value="0.00646964279499995">
            <text:p>0,0064696428</text:p>
          </table:table-cell>
          <table:table-cell table:formula="of:=ABS([.D735]-[.C734])" office:value-type="float" office:value="0.00546964279499995">
            <text:p>0,0054696428</text:p>
          </table:table-cell>
        </table:table-row>
        <table:table-row table:style-name="ro1">
          <table:table-cell office:value-type="float" office:value="3.46643446543">
            <text:p>3,4664344654</text:p>
          </table:table-cell>
          <table:table-cell office:value-type="float" office:value="7.29820872892">
            <text:p>7,2982087289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IF(AND([.F$5]&lt;[.B736];[.B736]&lt;=[.F$6]);([.B736]-[.F$5])/([.F$6]-[.F$5]);1)" office:value-type="float" office:value="0.716368121486667">
            <text:p>0,7163681215</text:p>
          </table:table-cell>
          <table:table-cell table:formula="of:=ABS([.D736]-[.C736])" office:value-type="float" office:value="0.00663187851333336">
            <text:p>0,0066318785</text:p>
          </table:table-cell>
          <table:table-cell table:formula="of:=ABS([.D736]-[.C735])" office:value-type="float" office:value="0.00563187851333336">
            <text:p>0,0056318785</text:p>
          </table:table-cell>
        </table:table-row>
        <table:table-row table:style-name="ro1">
          <table:table-cell office:value-type="float" office:value="7.77692788249">
            <text:p>7,7769278825</text:p>
          </table:table-cell>
          <table:table-cell office:value-type="float" office:value="7.29967972997">
            <text:p>7,29967973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IF(AND([.F$5]&lt;[.B737];[.B737]&lt;=[.F$6]);([.B737]-[.F$5])/([.F$6]-[.F$5]);1)" office:value-type="float" office:value="0.716613288328333">
            <text:p>0,7166132883</text:p>
          </table:table-cell>
          <table:table-cell table:formula="of:=ABS([.D737]-[.C737])" office:value-type="float" office:value="0.0073867116716666">
            <text:p>0,0073867117</text:p>
          </table:table-cell>
          <table:table-cell table:formula="of:=ABS([.D737]-[.C736])" office:value-type="float" office:value="0.0063867116716666">
            <text:p>0,0063867117</text:p>
          </table:table-cell>
        </table:table-row>
        <table:table-row table:style-name="ro1">
          <table:table-cell office:value-type="float" office:value="4.76997208093">
            <text:p>4,7699720809</text:p>
          </table:table-cell>
          <table:table-cell office:value-type="float" office:value="7.30057772979">
            <text:p>7,3005777298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IF(AND([.F$5]&lt;[.B738];[.B738]&lt;=[.F$6]);([.B738]-[.F$5])/([.F$6]-[.F$5]);1)" office:value-type="float" office:value="0.716762954965">
            <text:p>0,716762955</text:p>
          </table:table-cell>
          <table:table-cell table:formula="of:=ABS([.D738]-[.C738])" office:value-type="float" office:value="0.008237045035">
            <text:p>0,008237045</text:p>
          </table:table-cell>
          <table:table-cell table:formula="of:=ABS([.D738]-[.C737])" office:value-type="float" office:value="0.007237045035">
            <text:p>0,007237045</text:p>
          </table:table-cell>
        </table:table-row>
        <table:table-row table:style-name="ro1">
          <table:table-cell office:value-type="float" office:value="8.86140738377">
            <text:p>8,8614073838</text:p>
          </table:table-cell>
          <table:table-cell office:value-type="float" office:value="7.30641133802">
            <text:p>7,306411338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IF(AND([.F$5]&lt;[.B739];[.B739]&lt;=[.F$6]);([.B739]-[.F$5])/([.F$6]-[.F$5]);1)" office:value-type="float" office:value="0.717735223003333">
            <text:p>0,717735223</text:p>
          </table:table-cell>
          <table:table-cell table:formula="of:=ABS([.D739]-[.C739])" office:value-type="float" office:value="0.00826477699666661">
            <text:p>0,008264777</text:p>
          </table:table-cell>
          <table:table-cell table:formula="of:=ABS([.D739]-[.C738])" office:value-type="float" office:value="0.00726477699666661">
            <text:p>0,007264777</text:p>
          </table:table-cell>
        </table:table-row>
        <table:table-row table:style-name="ro1">
          <table:table-cell office:value-type="float" office:value="5.42169936657">
            <text:p>5,4216993666</text:p>
          </table:table-cell>
          <table:table-cell office:value-type="float" office:value="7.31116057431">
            <text:p>7,3111605743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IF(AND([.F$5]&lt;[.B740];[.B740]&lt;=[.F$6]);([.B740]-[.F$5])/([.F$6]-[.F$5]);1)" office:value-type="float" office:value="0.718526762385">
            <text:p>0,7185267624</text:p>
          </table:table-cell>
          <table:table-cell table:formula="of:=ABS([.D740]-[.C740])" office:value-type="float" office:value="0.00847323761500007">
            <text:p>0,0084732376</text:p>
          </table:table-cell>
          <table:table-cell table:formula="of:=ABS([.D740]-[.C739])" office:value-type="float" office:value="0.00747323761500007">
            <text:p>0,0074732376</text:p>
          </table:table-cell>
        </table:table-row>
        <table:table-row table:style-name="ro1">
          <table:table-cell office:value-type="float" office:value="5.64649814692">
            <text:p>5,6464981469</text:p>
          </table:table-cell>
          <table:table-cell office:value-type="float" office:value="7.31135496241">
            <text:p>7,3113549624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IF(AND([.F$5]&lt;[.B741];[.B741]&lt;=[.F$6]);([.B741]-[.F$5])/([.F$6]-[.F$5]);1)" office:value-type="float" office:value="0.718559160401667">
            <text:p>0,7185591604</text:p>
          </table:table-cell>
          <table:table-cell table:formula="of:=ABS([.D741]-[.C741])" office:value-type="float" office:value="0.00944083959833331">
            <text:p>0,0094408396</text:p>
          </table:table-cell>
          <table:table-cell table:formula="of:=ABS([.D741]-[.C740])" office:value-type="float" office:value="0.00844083959833331">
            <text:p>0,0084408396</text:p>
          </table:table-cell>
        </table:table-row>
        <table:table-row table:style-name="ro1">
          <table:table-cell office:value-type="float" office:value="3.06446408442">
            <text:p>3,0644640844</text:p>
          </table:table-cell>
          <table:table-cell office:value-type="float" office:value="7.31524573316">
            <text:p>7,3152457332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IF(AND([.F$5]&lt;[.B742];[.B742]&lt;=[.F$6]);([.B742]-[.F$5])/([.F$6]-[.F$5]);1)" office:value-type="float" office:value="0.719207622193333">
            <text:p>0,7192076222</text:p>
          </table:table-cell>
          <table:table-cell table:formula="of:=ABS([.D742]-[.C742])" office:value-type="float" office:value="0.00979237780666664">
            <text:p>0,0097923778</text:p>
          </table:table-cell>
          <table:table-cell table:formula="of:=ABS([.D742]-[.C741])" office:value-type="float" office:value="0.00879237780666664">
            <text:p>0,0087923778</text:p>
          </table:table-cell>
        </table:table-row>
        <table:table-row table:style-name="ro1">
          <table:table-cell office:value-type="float" office:value="5.60388503675">
            <text:p>5,6038850368</text:p>
          </table:table-cell>
          <table:table-cell office:value-type="float" office:value="7.32316917397">
            <text:p>7,323169174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IF(AND([.F$5]&lt;[.B743];[.B743]&lt;=[.F$6]);([.B743]-[.F$5])/([.F$6]-[.F$5]);1)" office:value-type="float" office:value="0.720528195661667">
            <text:p>0,7205281957</text:p>
          </table:table-cell>
          <table:table-cell table:formula="of:=ABS([.D743]-[.C743])" office:value-type="float" office:value="0.00947180433833328">
            <text:p>0,0094718043</text:p>
          </table:table-cell>
          <table:table-cell table:formula="of:=ABS([.D743]-[.C742])" office:value-type="float" office:value="0.00847180433833328">
            <text:p>0,0084718043</text:p>
          </table:table-cell>
        </table:table-row>
        <table:table-row table:style-name="ro1">
          <table:table-cell office:value-type="float" office:value="3.75744782628">
            <text:p>3,7574478263</text:p>
          </table:table-cell>
          <table:table-cell office:value-type="float" office:value="7.32677544398">
            <text:p>7,326775444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IF(AND([.F$5]&lt;[.B744];[.B744]&lt;=[.F$6]);([.B744]-[.F$5])/([.F$6]-[.F$5]);1)" office:value-type="float" office:value="0.721129240663333">
            <text:p>0,7211292407</text:p>
          </table:table-cell>
          <table:table-cell table:formula="of:=ABS([.D744]-[.C744])" office:value-type="float" office:value="0.0098707593366667">
            <text:p>0,0098707593</text:p>
          </table:table-cell>
          <table:table-cell table:formula="of:=ABS([.D744]-[.C743])" office:value-type="float" office:value="0.0088707593366667">
            <text:p>0,0088707593</text:p>
          </table:table-cell>
        </table:table-row>
        <table:table-row table:style-name="ro1">
          <table:table-cell office:value-type="float" office:value="5.06683360297">
            <text:p>5,066833603</text:p>
          </table:table-cell>
          <table:table-cell office:value-type="float" office:value="7.33291601312">
            <text:p>7,3329160131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IF(AND([.F$5]&lt;[.B745];[.B745]&lt;=[.F$6]);([.B745]-[.F$5])/([.F$6]-[.F$5]);1)" office:value-type="float" office:value="0.722152668853333">
            <text:p>0,7221526689</text:p>
          </table:table-cell>
          <table:table-cell table:formula="of:=ABS([.D745]-[.C745])" office:value-type="float" office:value="0.00984733114666658">
            <text:p>0,0098473311</text:p>
          </table:table-cell>
          <table:table-cell table:formula="of:=ABS([.D745]-[.C744])" office:value-type="float" office:value="0.00884733114666658">
            <text:p>0,0088473311</text:p>
          </table:table-cell>
        </table:table-row>
        <table:table-row table:style-name="ro1">
          <table:table-cell office:value-type="float" office:value="8.86636208106">
            <text:p>8,8663620811</text:p>
          </table:table-cell>
          <table:table-cell office:value-type="float" office:value="7.33393587837">
            <text:p>7,3339358784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IF(AND([.F$5]&lt;[.B746];[.B746]&lt;=[.F$6]);([.B746]-[.F$5])/([.F$6]-[.F$5]);1)" office:value-type="float" office:value="0.722322646395">
            <text:p>0,7223226464</text:p>
          </table:table-cell>
          <table:table-cell table:formula="of:=ABS([.D746]-[.C746])" office:value-type="float" office:value="0.010677353605">
            <text:p>0,0106773536</text:p>
          </table:table-cell>
          <table:table-cell table:formula="of:=ABS([.D746]-[.C745])" office:value-type="float" office:value="0.00967735360499999">
            <text:p>0,0096773536</text:p>
          </table:table-cell>
        </table:table-row>
        <table:table-row table:style-name="ro1">
          <table:table-cell office:value-type="float" office:value="7.94239504869">
            <text:p>7,9423950487</text:p>
          </table:table-cell>
          <table:table-cell office:value-type="float" office:value="7.33701378548">
            <text:p>7,3370137855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IF(AND([.F$5]&lt;[.B747];[.B747]&lt;=[.F$6]);([.B747]-[.F$5])/([.F$6]-[.F$5]);1)" office:value-type="float" office:value="0.722835630913333">
            <text:p>0,7228356309</text:p>
          </table:table-cell>
          <table:table-cell table:formula="of:=ABS([.D747]-[.C747])" office:value-type="float" office:value="0.0111643690866666">
            <text:p>0,0111643691</text:p>
          </table:table-cell>
          <table:table-cell table:formula="of:=ABS([.D747]-[.C746])" office:value-type="float" office:value="0.0101643690866666">
            <text:p>0,0101643691</text:p>
          </table:table-cell>
        </table:table-row>
        <table:table-row table:style-name="ro1">
          <table:table-cell office:value-type="float" office:value="4.28999213845">
            <text:p>4,2899921385</text:p>
          </table:table-cell>
          <table:table-cell office:value-type="float" office:value="7.33713629846">
            <text:p>7,3371362985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IF(AND([.F$5]&lt;[.B748];[.B748]&lt;=[.F$6]);([.B748]-[.F$5])/([.F$6]-[.F$5]);1)" office:value-type="float" office:value="0.722856049743333">
            <text:p>0,7228560497</text:p>
          </table:table-cell>
          <table:table-cell table:formula="of:=ABS([.D748]-[.C748])" office:value-type="float" office:value="0.0121439502566667">
            <text:p>0,0121439503</text:p>
          </table:table-cell>
          <table:table-cell table:formula="of:=ABS([.D748]-[.C747])" office:value-type="float" office:value="0.0111439502566667">
            <text:p>0,0111439503</text:p>
          </table:table-cell>
        </table:table-row>
        <table:table-row table:style-name="ro1">
          <table:table-cell office:value-type="float" office:value="5.63660454709">
            <text:p>5,6366045471</text:p>
          </table:table-cell>
          <table:table-cell office:value-type="float" office:value="7.34464652461">
            <text:p>7,3446465246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IF(AND([.F$5]&lt;[.B749];[.B749]&lt;=[.F$6]);([.B749]-[.F$5])/([.F$6]-[.F$5]);1)" office:value-type="float" office:value="0.724107754101667">
            <text:p>0,7241077541</text:p>
          </table:table-cell>
          <table:table-cell table:formula="of:=ABS([.D749]-[.C749])" office:value-type="float" office:value="0.0118922458983334">
            <text:p>0,0118922459</text:p>
          </table:table-cell>
          <table:table-cell table:formula="of:=ABS([.D749]-[.C748])" office:value-type="float" office:value="0.0108922458983334">
            <text:p>0,0108922459</text:p>
          </table:table-cell>
        </table:table-row>
        <table:table-row table:style-name="ro1">
          <table:table-cell office:value-type="float" office:value="7.1696537617">
            <text:p>7,1696537617</text:p>
          </table:table-cell>
          <table:table-cell office:value-type="float" office:value="7.35254196176">
            <text:p>7,3525419618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IF(AND([.F$5]&lt;[.B750];[.B750]&lt;=[.F$6]);([.B750]-[.F$5])/([.F$6]-[.F$5]);1)" office:value-type="float" office:value="0.725423660293333">
            <text:p>0,7254236603</text:p>
          </table:table-cell>
          <table:table-cell table:formula="of:=ABS([.D750]-[.C750])" office:value-type="float" office:value="0.0115763397066666">
            <text:p>0,0115763397</text:p>
          </table:table-cell>
          <table:table-cell table:formula="of:=ABS([.D750]-[.C749])" office:value-type="float" office:value="0.0105763397066666">
            <text:p>0,0105763397</text:p>
          </table:table-cell>
        </table:table-row>
        <table:table-row table:style-name="ro1">
          <table:table-cell office:value-type="float" office:value="3.58527367523">
            <text:p>3,5852736752</text:p>
          </table:table-cell>
          <table:table-cell office:value-type="float" office:value="7.35673455776">
            <text:p>7,3567345578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IF(AND([.F$5]&lt;[.B751];[.B751]&lt;=[.F$6]);([.B751]-[.F$5])/([.F$6]-[.F$5]);1)" office:value-type="float" office:value="0.726122426293333">
            <text:p>0,7261224263</text:p>
          </table:table-cell>
          <table:table-cell table:formula="of:=ABS([.D751]-[.C751])" office:value-type="float" office:value="0.0118775737066666">
            <text:p>0,0118775737</text:p>
          </table:table-cell>
          <table:table-cell table:formula="of:=ABS([.D751]-[.C750])" office:value-type="float" office:value="0.0108775737066666">
            <text:p>0,0108775737</text:p>
          </table:table-cell>
        </table:table-row>
        <table:table-row table:style-name="ro1">
          <table:table-cell office:value-type="float" office:value="3.48229584638">
            <text:p>3,4822958464</text:p>
          </table:table-cell>
          <table:table-cell office:value-type="float" office:value="7.35697666652">
            <text:p>7,3569766665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IF(AND([.F$5]&lt;[.B752];[.B752]&lt;=[.F$6]);([.B752]-[.F$5])/([.F$6]-[.F$5]);1)" office:value-type="float" office:value="0.726162777753333">
            <text:p>0,7261627778</text:p>
          </table:table-cell>
          <table:table-cell table:formula="of:=ABS([.D752]-[.C752])" office:value-type="float" office:value="0.0128372222466667">
            <text:p>0,0128372222</text:p>
          </table:table-cell>
          <table:table-cell table:formula="of:=ABS([.D752]-[.C751])" office:value-type="float" office:value="0.0118372222466667">
            <text:p>0,0118372222</text:p>
          </table:table-cell>
        </table:table-row>
        <table:table-row table:style-name="ro1">
          <table:table-cell office:value-type="float" office:value="3.24226640137">
            <text:p>3,2422664014</text:p>
          </table:table-cell>
          <table:table-cell office:value-type="float" office:value="7.35738934704">
            <text:p>7,357389347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IF(AND([.F$5]&lt;[.B753];[.B753]&lt;=[.F$6]);([.B753]-[.F$5])/([.F$6]-[.F$5]);1)" office:value-type="float" office:value="0.72623155784">
            <text:p>0,7262315578</text:p>
          </table:table-cell>
          <table:table-cell table:formula="of:=ABS([.D753]-[.C753])" office:value-type="float" office:value="0.0137684421600001">
            <text:p>0,0137684422</text:p>
          </table:table-cell>
          <table:table-cell table:formula="of:=ABS([.D753]-[.C752])" office:value-type="float" office:value="0.0127684421600001">
            <text:p>0,0127684422</text:p>
          </table:table-cell>
        </table:table-row>
        <table:table-row table:style-name="ro1">
          <table:table-cell office:value-type="float" office:value="7.5616515259">
            <text:p>7,5616515259</text:p>
          </table:table-cell>
          <table:table-cell office:value-type="float" office:value="7.38115445659">
            <text:p>7,3811544566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IF(AND([.F$5]&lt;[.B754];[.B754]&lt;=[.F$6]);([.B754]-[.F$5])/([.F$6]-[.F$5]);1)" office:value-type="float" office:value="0.730192409431667">
            <text:p>0,7301924094</text:p>
          </table:table-cell>
          <table:table-cell table:formula="of:=ABS([.D754]-[.C754])" office:value-type="float" office:value="0.0108075905683334">
            <text:p>0,0108075906</text:p>
          </table:table-cell>
          <table:table-cell table:formula="of:=ABS([.D754]-[.C753])" office:value-type="float" office:value="0.00980759056833336">
            <text:p>0,0098075906</text:p>
          </table:table-cell>
        </table:table-row>
        <table:table-row table:style-name="ro1">
          <table:table-cell office:value-type="float" office:value="5.86970779725">
            <text:p>5,8697077973</text:p>
          </table:table-cell>
          <table:table-cell office:value-type="float" office:value="7.38125546862">
            <text:p>7,3812554686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IF(AND([.F$5]&lt;[.B755];[.B755]&lt;=[.F$6]);([.B755]-[.F$5])/([.F$6]-[.F$5]);1)" office:value-type="float" office:value="0.73020924477">
            <text:p>0,7302092448</text:p>
          </table:table-cell>
          <table:table-cell table:formula="of:=ABS([.D755]-[.C755])" office:value-type="float" office:value="0.01179075523">
            <text:p>0,0117907552</text:p>
          </table:table-cell>
          <table:table-cell table:formula="of:=ABS([.D755]-[.C754])" office:value-type="float" office:value="0.0107907552299999">
            <text:p>0,0107907552</text:p>
          </table:table-cell>
        </table:table-row>
        <table:table-row table:style-name="ro1">
          <table:table-cell office:value-type="float" office:value="5.15639275252">
            <text:p>5,1563927525</text:p>
          </table:table-cell>
          <table:table-cell office:value-type="float" office:value="7.38462819557">
            <text:p>7,3846281956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IF(AND([.F$5]&lt;[.B756];[.B756]&lt;=[.F$6]);([.B756]-[.F$5])/([.F$6]-[.F$5]);1)" office:value-type="float" office:value="0.730771365928333">
            <text:p>0,7307713659</text:p>
          </table:table-cell>
          <table:table-cell table:formula="of:=ABS([.D756]-[.C756])" office:value-type="float" office:value="0.0122286340716666">
            <text:p>0,0122286341</text:p>
          </table:table-cell>
          <table:table-cell table:formula="of:=ABS([.D756]-[.C755])" office:value-type="float" office:value="0.0112286340716666">
            <text:p>0,0112286341</text:p>
          </table:table-cell>
        </table:table-row>
        <table:table-row table:style-name="ro1">
          <table:table-cell office:value-type="float" office:value="4.77263455687">
            <text:p>4,7726345569</text:p>
          </table:table-cell>
          <table:table-cell office:value-type="float" office:value="7.38825573843">
            <text:p>7,3882557384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IF(AND([.F$5]&lt;[.B757];[.B757]&lt;=[.F$6]);([.B757]-[.F$5])/([.F$6]-[.F$5]);1)" office:value-type="float" office:value="0.731375956405">
            <text:p>0,7313759564</text:p>
          </table:table-cell>
          <table:table-cell table:formula="of:=ABS([.D757]-[.C757])" office:value-type="float" office:value="0.012624043595">
            <text:p>0,0126240436</text:p>
          </table:table-cell>
          <table:table-cell table:formula="of:=ABS([.D757]-[.C756])" office:value-type="float" office:value="0.011624043595">
            <text:p>0,0116240436</text:p>
          </table:table-cell>
        </table:table-row>
        <table:table-row table:style-name="ro1">
          <table:table-cell office:value-type="float" office:value="5.47310038623">
            <text:p>5,4731003862</text:p>
          </table:table-cell>
          <table:table-cell office:value-type="float" office:value="7.39777547799">
            <text:p>7,397775478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IF(AND([.F$5]&lt;[.B758];[.B758]&lt;=[.F$6]);([.B758]-[.F$5])/([.F$6]-[.F$5]);1)" office:value-type="float" office:value="0.732962579665">
            <text:p>0,7329625797</text:p>
          </table:table-cell>
          <table:table-cell table:formula="of:=ABS([.D758]-[.C758])" office:value-type="float" office:value="0.012037420335">
            <text:p>0,0120374203</text:p>
          </table:table-cell>
          <table:table-cell table:formula="of:=ABS([.D758]-[.C757])" office:value-type="float" office:value="0.011037420335">
            <text:p>0,0110374203</text:p>
          </table:table-cell>
        </table:table-row>
        <table:table-row table:style-name="ro1">
          <table:table-cell office:value-type="float" office:value="6.99075849363">
            <text:p>6,9907584936</text:p>
          </table:table-cell>
          <table:table-cell office:value-type="float" office:value="7.40792233641">
            <text:p>7,4079223364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IF(AND([.F$5]&lt;[.B759];[.B759]&lt;=[.F$6]);([.B759]-[.F$5])/([.F$6]-[.F$5]);1)" office:value-type="float" office:value="0.734653722735">
            <text:p>0,7346537227</text:p>
          </table:table-cell>
          <table:table-cell table:formula="of:=ABS([.D759]-[.C759])" office:value-type="float" office:value="0.011346277265">
            <text:p>0,0113462773</text:p>
          </table:table-cell>
          <table:table-cell table:formula="of:=ABS([.D759]-[.C758])" office:value-type="float" office:value="0.010346277265">
            <text:p>0,0103462773</text:p>
          </table:table-cell>
        </table:table-row>
        <table:table-row table:style-name="ro1">
          <table:table-cell office:value-type="float" office:value="7.51944462774">
            <text:p>7,5194446277</text:p>
          </table:table-cell>
          <table:table-cell office:value-type="float" office:value="7.41785617014">
            <text:p>7,4178561701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IF(AND([.F$5]&lt;[.B760];[.B760]&lt;=[.F$6]);([.B760]-[.F$5])/([.F$6]-[.F$5]);1)" office:value-type="float" office:value="0.73630936169">
            <text:p>0,7363093617</text:p>
          </table:table-cell>
          <table:table-cell table:formula="of:=ABS([.D760]-[.C760])" office:value-type="float" office:value="0.0106906383099999">
            <text:p>0,0106906383</text:p>
          </table:table-cell>
          <table:table-cell table:formula="of:=ABS([.D760]-[.C759])" office:value-type="float" office:value="0.00969063830999994">
            <text:p>0,0096906383</text:p>
          </table:table-cell>
        </table:table-row>
        <table:table-row table:style-name="ro1">
          <table:table-cell office:value-type="float" office:value="5.41972285293">
            <text:p>5,4197228529</text:p>
          </table:table-cell>
          <table:table-cell office:value-type="float" office:value="7.41949285689">
            <text:p>7,4194928569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IF(AND([.F$5]&lt;[.B761];[.B761]&lt;=[.F$6]);([.B761]-[.F$5])/([.F$6]-[.F$5]);1)" office:value-type="float" office:value="0.736582142815">
            <text:p>0,7365821428</text:p>
          </table:table-cell>
          <table:table-cell table:formula="of:=ABS([.D761]-[.C761])" office:value-type="float" office:value="0.011417857185">
            <text:p>0,0114178572</text:p>
          </table:table-cell>
          <table:table-cell table:formula="of:=ABS([.D761]-[.C760])" office:value-type="float" office:value="0.010417857185">
            <text:p>0,0104178572</text:p>
          </table:table-cell>
        </table:table-row>
        <table:table-row table:style-name="ro1">
          <table:table-cell office:value-type="float" office:value="4.8615645695">
            <text:p>4,8615645695</text:p>
          </table:table-cell>
          <table:table-cell office:value-type="float" office:value="7.43361812236">
            <text:p>7,4336181224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IF(AND([.F$5]&lt;[.B762];[.B762]&lt;=[.F$6]);([.B762]-[.F$5])/([.F$6]-[.F$5]);1)" office:value-type="float" office:value="0.738936353726667">
            <text:p>0,7389363537</text:p>
          </table:table-cell>
          <table:table-cell table:formula="of:=ABS([.D762]-[.C762])" office:value-type="float" office:value="0.0100636462733332">
            <text:p>0,0100636463</text:p>
          </table:table-cell>
          <table:table-cell table:formula="of:=ABS([.D762]-[.C761])" office:value-type="float" office:value="0.00906364627333323">
            <text:p>0,0090636463</text:p>
          </table:table-cell>
        </table:table-row>
        <table:table-row table:style-name="ro1">
          <table:table-cell office:value-type="float" office:value="4.80096266099">
            <text:p>4,800962661</text:p>
          </table:table-cell>
          <table:table-cell office:value-type="float" office:value="7.43507792382">
            <text:p>7,4350779238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IF(AND([.F$5]&lt;[.B763];[.B763]&lt;=[.F$6]);([.B763]-[.F$5])/([.F$6]-[.F$5]);1)" office:value-type="float" office:value="0.73917965397">
            <text:p>0,739179654</text:p>
          </table:table-cell>
          <table:table-cell table:formula="of:=ABS([.D763]-[.C763])" office:value-type="float" office:value="0.01082034603">
            <text:p>0,010820346</text:p>
          </table:table-cell>
          <table:table-cell table:formula="of:=ABS([.D763]-[.C762])" office:value-type="float" office:value="0.00982034603000004">
            <text:p>0,009820346</text:p>
          </table:table-cell>
        </table:table-row>
        <table:table-row table:style-name="ro1">
          <table:table-cell office:value-type="float" office:value="8.52599740855">
            <text:p>8,5259974086</text:p>
          </table:table-cell>
          <table:table-cell office:value-type="float" office:value="7.43669400753">
            <text:p>7,4366940075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IF(AND([.F$5]&lt;[.B764];[.B764]&lt;=[.F$6]);([.B764]-[.F$5])/([.F$6]-[.F$5]);1)" office:value-type="float" office:value="0.739449001255">
            <text:p>0,7394490013</text:p>
          </table:table-cell>
          <table:table-cell table:formula="of:=ABS([.D764]-[.C764])" office:value-type="float" office:value="0.011550998745">
            <text:p>0,0115509987</text:p>
          </table:table-cell>
          <table:table-cell table:formula="of:=ABS([.D764]-[.C763])" office:value-type="float" office:value="0.010550998745">
            <text:p>0,0105509987</text:p>
          </table:table-cell>
        </table:table-row>
        <table:table-row table:style-name="ro1">
          <table:table-cell office:value-type="float" office:value="4.28483756214">
            <text:p>4,2848375621</text:p>
          </table:table-cell>
          <table:table-cell office:value-type="float" office:value="7.44152561144">
            <text:p>7,4415256114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IF(AND([.F$5]&lt;[.B765];[.B765]&lt;=[.F$6]);([.B765]-[.F$5])/([.F$6]-[.F$5]);1)" office:value-type="float" office:value="0.740254268573333">
            <text:p>0,7402542686</text:p>
          </table:table-cell>
          <table:table-cell table:formula="of:=ABS([.D765]-[.C765])" office:value-type="float" office:value="0.0117457314266666">
            <text:p>0,0117457314</text:p>
          </table:table-cell>
          <table:table-cell table:formula="of:=ABS([.D765]-[.C764])" office:value-type="float" office:value="0.0107457314266666">
            <text:p>0,0107457314</text:p>
          </table:table-cell>
        </table:table-row>
        <table:table-row table:style-name="ro1">
          <table:table-cell office:value-type="float" office:value="7.73734458875">
            <text:p>7,7373445888</text:p>
          </table:table-cell>
          <table:table-cell office:value-type="float" office:value="7.44939813492">
            <text:p>7,4493981349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IF(AND([.F$5]&lt;[.B766];[.B766]&lt;=[.F$6]);([.B766]-[.F$5])/([.F$6]-[.F$5]);1)" office:value-type="float" office:value="0.74156635582">
            <text:p>0,7415663558</text:p>
          </table:table-cell>
          <table:table-cell table:formula="of:=ABS([.D766]-[.C766])" office:value-type="float" office:value="0.01143364418">
            <text:p>0,0114336442</text:p>
          </table:table-cell>
          <table:table-cell table:formula="of:=ABS([.D766]-[.C765])" office:value-type="float" office:value="0.01043364418">
            <text:p>0,0104336442</text:p>
          </table:table-cell>
        </table:table-row>
        <table:table-row table:style-name="ro1">
          <table:table-cell office:value-type="float" office:value="5.67652209027">
            <text:p>5,6765220903</text:p>
          </table:table-cell>
          <table:table-cell office:value-type="float" office:value="7.45939455785">
            <text:p>7,4593945579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IF(AND([.F$5]&lt;[.B767];[.B767]&lt;=[.F$6]);([.B767]-[.F$5])/([.F$6]-[.F$5]);1)" office:value-type="float" office:value="0.743232426308333">
            <text:p>0,7432324263</text:p>
          </table:table-cell>
          <table:table-cell table:formula="of:=ABS([.D767]-[.C767])" office:value-type="float" office:value="0.0107675736916667">
            <text:p>0,0107675737</text:p>
          </table:table-cell>
          <table:table-cell table:formula="of:=ABS([.D767]-[.C766])" office:value-type="float" office:value="0.0097675736916667">
            <text:p>0,0097675737</text:p>
          </table:table-cell>
        </table:table-row>
        <table:table-row table:style-name="ro1">
          <table:table-cell office:value-type="float" office:value="7.33393587837">
            <text:p>7,3339358784</text:p>
          </table:table-cell>
          <table:table-cell office:value-type="float" office:value="7.4639759857">
            <text:p>7,4639759857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IF(AND([.F$5]&lt;[.B768];[.B768]&lt;=[.F$6]);([.B768]-[.F$5])/([.F$6]-[.F$5]);1)" office:value-type="float" office:value="0.743995997616667">
            <text:p>0,7439959976</text:p>
          </table:table-cell>
          <table:table-cell table:formula="of:=ABS([.D768]-[.C768])" office:value-type="float" office:value="0.0110040023833333">
            <text:p>0,0110040024</text:p>
          </table:table-cell>
          <table:table-cell table:formula="of:=ABS([.D768]-[.C767])" office:value-type="float" office:value="0.0100040023833333">
            <text:p>0,0100040024</text:p>
          </table:table-cell>
        </table:table-row>
        <table:table-row table:style-name="ro1">
          <table:table-cell office:value-type="float" office:value="6.18371744446">
            <text:p>6,1837174445</text:p>
          </table:table-cell>
          <table:table-cell office:value-type="float" office:value="7.47197967331">
            <text:p>7,4719796733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IF(AND([.F$5]&lt;[.B769];[.B769]&lt;=[.F$6]);([.B769]-[.F$5])/([.F$6]-[.F$5]);1)" office:value-type="float" office:value="0.745329945551667">
            <text:p>0,7453299456</text:p>
          </table:table-cell>
          <table:table-cell table:formula="of:=ABS([.D769]-[.C769])" office:value-type="float" office:value="0.0106700544483334">
            <text:p>0,0106700544</text:p>
          </table:table-cell>
          <table:table-cell table:formula="of:=ABS([.D769]-[.C768])" office:value-type="float" office:value="0.00967005444833335">
            <text:p>0,0096700544</text:p>
          </table:table-cell>
        </table:table-row>
        <table:table-row table:style-name="ro1">
          <table:table-cell office:value-type="float" office:value="3.52960380763">
            <text:p>3,5296038076</text:p>
          </table:table-cell>
          <table:table-cell office:value-type="float" office:value="7.48113308703">
            <text:p>7,481133087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IF(AND([.F$5]&lt;[.B770];[.B770]&lt;=[.F$6]);([.B770]-[.F$5])/([.F$6]-[.F$5]);1)" office:value-type="float" office:value="0.746855514505">
            <text:p>0,7468555145</text:p>
          </table:table-cell>
          <table:table-cell table:formula="of:=ABS([.D770]-[.C770])" office:value-type="float" office:value="0.010144485495">
            <text:p>0,0101444855</text:p>
          </table:table-cell>
          <table:table-cell table:formula="of:=ABS([.D770]-[.C769])" office:value-type="float" office:value="0.00914448549500002">
            <text:p>0,0091444855</text:p>
          </table:table-cell>
        </table:table-row>
        <table:table-row table:style-name="ro1">
          <table:table-cell office:value-type="float" office:value="5.41649840263">
            <text:p>5,4164984026</text:p>
          </table:table-cell>
          <table:table-cell office:value-type="float" office:value="7.48221820112">
            <text:p>7,4822182011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IF(AND([.F$5]&lt;[.B771];[.B771]&lt;=[.F$6]);([.B771]-[.F$5])/([.F$6]-[.F$5]);1)" office:value-type="float" office:value="0.747036366853333">
            <text:p>0,7470363669</text:p>
          </table:table-cell>
          <table:table-cell table:formula="of:=ABS([.D771]-[.C771])" office:value-type="float" office:value="0.0109636331466666">
            <text:p>0,0109636331</text:p>
          </table:table-cell>
          <table:table-cell table:formula="of:=ABS([.D771]-[.C770])" office:value-type="float" office:value="0.0099636331466666">
            <text:p>0,0099636331</text:p>
          </table:table-cell>
        </table:table-row>
        <table:table-row table:style-name="ro1">
          <table:table-cell office:value-type="float" office:value="5.5513406835">
            <text:p>5,5513406835</text:p>
          </table:table-cell>
          <table:table-cell office:value-type="float" office:value="7.48733978906">
            <text:p>7,4873397891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IF(AND([.F$5]&lt;[.B772];[.B772]&lt;=[.F$6]);([.B772]-[.F$5])/([.F$6]-[.F$5]);1)" office:value-type="float" office:value="0.747889964843333">
            <text:p>0,7478899648</text:p>
          </table:table-cell>
          <table:table-cell table:formula="of:=ABS([.D772]-[.C772])" office:value-type="float" office:value="0.0111100351566666">
            <text:p>0,0111100352</text:p>
          </table:table-cell>
          <table:table-cell table:formula="of:=ABS([.D772]-[.C771])" office:value-type="float" office:value="0.0101100351566666">
            <text:p>0,0101100352</text:p>
          </table:table-cell>
        </table:table-row>
        <table:table-row table:style-name="ro1">
          <table:table-cell office:value-type="float" office:value="6.34412851264">
            <text:p>6,3441285126</text:p>
          </table:table-cell>
          <table:table-cell office:value-type="float" office:value="7.48866633954">
            <text:p>7,4886663395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IF(AND([.F$5]&lt;[.B773];[.B773]&lt;=[.F$6]);([.B773]-[.F$5])/([.F$6]-[.F$5]);1)" office:value-type="float" office:value="0.74811105659">
            <text:p>0,7481110566</text:p>
          </table:table-cell>
          <table:table-cell table:formula="of:=ABS([.D773]-[.C773])" office:value-type="float" office:value="0.01188894341">
            <text:p>0,0118889434</text:p>
          </table:table-cell>
          <table:table-cell table:formula="of:=ABS([.D773]-[.C772])" office:value-type="float" office:value="0.01088894341">
            <text:p>0,0108889434</text:p>
          </table:table-cell>
        </table:table-row>
        <table:table-row table:style-name="ro1">
          <table:table-cell office:value-type="float" office:value="6.92723722738">
            <text:p>6,9272372274</text:p>
          </table:table-cell>
          <table:table-cell office:value-type="float" office:value="7.49104252156">
            <text:p>7,4910425216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IF(AND([.F$5]&lt;[.B774];[.B774]&lt;=[.F$6]);([.B774]-[.F$5])/([.F$6]-[.F$5]);1)" office:value-type="float" office:value="0.748507086926667">
            <text:p>0,7485070869</text:p>
          </table:table-cell>
          <table:table-cell table:formula="of:=ABS([.D774]-[.C774])" office:value-type="float" office:value="0.0124929130733333">
            <text:p>0,0124929131</text:p>
          </table:table-cell>
          <table:table-cell table:formula="of:=ABS([.D774]-[.C773])" office:value-type="float" office:value="0.0114929130733333">
            <text:p>0,0114929131</text:p>
          </table:table-cell>
        </table:table-row>
        <table:table-row table:style-name="ro1">
          <table:table-cell office:value-type="float" office:value="6.98379382258">
            <text:p>6,9837938226</text:p>
          </table:table-cell>
          <table:table-cell office:value-type="float" office:value="7.49991901922">
            <text:p>7,4999190192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IF(AND([.F$5]&lt;[.B775];[.B775]&lt;=[.F$6]);([.B775]-[.F$5])/([.F$6]-[.F$5]);1)" office:value-type="float" office:value="0.749986503203333">
            <text:p>0,7499865032</text:p>
          </table:table-cell>
          <table:table-cell table:formula="of:=ABS([.D775]-[.C775])" office:value-type="float" office:value="0.0120134967966666">
            <text:p>0,0120134968</text:p>
          </table:table-cell>
          <table:table-cell table:formula="of:=ABS([.D775]-[.C774])" office:value-type="float" office:value="0.0110134967966666">
            <text:p>0,0110134968</text:p>
          </table:table-cell>
        </table:table-row>
        <table:table-row table:style-name="ro1">
          <table:table-cell office:value-type="float" office:value="3.57839332807">
            <text:p>3,5783933281</text:p>
          </table:table-cell>
          <table:table-cell office:value-type="float" office:value="7.5029681288">
            <text:p>7,5029681288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IF(AND([.F$5]&lt;[.B776];[.B776]&lt;=[.F$6]);([.B776]-[.F$5])/([.F$6]-[.F$5]);1)" office:value-type="float" office:value="0.750494688133333">
            <text:p>0,7504946881</text:p>
          </table:table-cell>
          <table:table-cell table:formula="of:=ABS([.D776]-[.C776])" office:value-type="float" office:value="0.0125053118666667">
            <text:p>0,0125053119</text:p>
          </table:table-cell>
          <table:table-cell table:formula="of:=ABS([.D776]-[.C775])" office:value-type="float" office:value="0.0115053118666667">
            <text:p>0,0115053119</text:p>
          </table:table-cell>
        </table:table-row>
        <table:table-row table:style-name="ro1">
          <table:table-cell office:value-type="float" office:value="4.72180013524">
            <text:p>4,7218001352</text:p>
          </table:table-cell>
          <table:table-cell office:value-type="float" office:value="7.50394680152">
            <text:p>7,5039468015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IF(AND([.F$5]&lt;[.B777];[.B777]&lt;=[.F$6]);([.B777]-[.F$5])/([.F$6]-[.F$5]);1)" office:value-type="float" office:value="0.750657800253333">
            <text:p>0,7506578003</text:p>
          </table:table-cell>
          <table:table-cell table:formula="of:=ABS([.D777]-[.C777])" office:value-type="float" office:value="0.0133421997466667">
            <text:p>0,0133421997</text:p>
          </table:table-cell>
          <table:table-cell table:formula="of:=ABS([.D777]-[.C776])" office:value-type="float" office:value="0.0123421997466667">
            <text:p>0,0123421997</text:p>
          </table:table-cell>
        </table:table-row>
        <table:table-row table:style-name="ro1">
          <table:table-cell office:value-type="float" office:value="5.84088127509">
            <text:p>5,8408812751</text:p>
          </table:table-cell>
          <table:table-cell office:value-type="float" office:value="7.51944462774">
            <text:p>7,519444627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IF(AND([.F$5]&lt;[.B778];[.B778]&lt;=[.F$6]);([.B778]-[.F$5])/([.F$6]-[.F$5]);1)" office:value-type="float" office:value="0.75324077129">
            <text:p>0,7532407713</text:p>
          </table:table-cell>
          <table:table-cell table:formula="of:=ABS([.D778]-[.C778])" office:value-type="float" office:value="0.0117592287099999">
            <text:p>0,0117592287</text:p>
          </table:table-cell>
          <table:table-cell table:formula="of:=ABS([.D778]-[.C777])" office:value-type="float" office:value="0.0107592287099999">
            <text:p>0,0107592287</text:p>
          </table:table-cell>
        </table:table-row>
        <table:table-row table:style-name="ro1">
          <table:table-cell office:value-type="float" office:value="8.69234287691">
            <text:p>8,6923428769</text:p>
          </table:table-cell>
          <table:table-cell office:value-type="float" office:value="7.53449854313">
            <text:p>7,5344985431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IF(AND([.F$5]&lt;[.B779];[.B779]&lt;=[.F$6]);([.B779]-[.F$5])/([.F$6]-[.F$5]);1)" office:value-type="float" office:value="0.755749757188333">
            <text:p>0,7557497572</text:p>
          </table:table-cell>
          <table:table-cell table:formula="of:=ABS([.D779]-[.C779])" office:value-type="float" office:value="0.0102502428116668">
            <text:p>0,0102502428</text:p>
          </table:table-cell>
          <table:table-cell table:formula="of:=ABS([.D779]-[.C778])" office:value-type="float" office:value="0.00925024281166675">
            <text:p>0,0092502428</text:p>
          </table:table-cell>
        </table:table-row>
        <table:table-row table:style-name="ro1">
          <table:table-cell office:value-type="float" office:value="3.31393024459">
            <text:p>3,3139302446</text:p>
          </table:table-cell>
          <table:table-cell office:value-type="float" office:value="7.53867897993">
            <text:p>7,5386789799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IF(AND([.F$5]&lt;[.B780];[.B780]&lt;=[.F$6]);([.B780]-[.F$5])/([.F$6]-[.F$5]);1)" office:value-type="float" office:value="0.756446496655">
            <text:p>0,7564464967</text:p>
          </table:table-cell>
          <table:table-cell table:formula="of:=ABS([.D780]-[.C780])" office:value-type="float" office:value="0.0105535033449999">
            <text:p>0,0105535033</text:p>
          </table:table-cell>
          <table:table-cell table:formula="of:=ABS([.D780]-[.C779])" office:value-type="float" office:value="0.00955350334499994">
            <text:p>0,0095535033</text:p>
          </table:table-cell>
        </table:table-row>
        <table:table-row table:style-name="ro1">
          <table:table-cell office:value-type="float" office:value="6.56117439842">
            <text:p>6,5611743984</text:p>
          </table:table-cell>
          <table:table-cell office:value-type="float" office:value="7.54079873959">
            <text:p>7,5407987396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IF(AND([.F$5]&lt;[.B781];[.B781]&lt;=[.F$6]);([.B781]-[.F$5])/([.F$6]-[.F$5]);1)" office:value-type="float" office:value="0.756799789931667">
            <text:p>0,7567997899</text:p>
          </table:table-cell>
          <table:table-cell table:formula="of:=ABS([.D781]-[.C781])" office:value-type="float" office:value="0.0112002100683333">
            <text:p>0,0112002101</text:p>
          </table:table-cell>
          <table:table-cell table:formula="of:=ABS([.D781]-[.C780])" office:value-type="float" office:value="0.0102002100683333">
            <text:p>0,0102002101</text:p>
          </table:table-cell>
        </table:table-row>
        <table:table-row table:style-name="ro1">
          <table:table-cell office:value-type="float" office:value="5.19213890717">
            <text:p>5,1921389072</text:p>
          </table:table-cell>
          <table:table-cell office:value-type="float" office:value="7.54312624868">
            <text:p>7,5431262487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IF(AND([.F$5]&lt;[.B782];[.B782]&lt;=[.F$6]);([.B782]-[.F$5])/([.F$6]-[.F$5]);1)" office:value-type="float" office:value="0.757187708113333">
            <text:p>0,7571877081</text:p>
          </table:table-cell>
          <table:table-cell table:formula="of:=ABS([.D782]-[.C782])" office:value-type="float" office:value="0.0118122918866667">
            <text:p>0,0118122919</text:p>
          </table:table-cell>
          <table:table-cell table:formula="of:=ABS([.D782]-[.C781])" office:value-type="float" office:value="0.0108122918866667">
            <text:p>0,0108122919</text:p>
          </table:table-cell>
        </table:table-row>
        <table:table-row table:style-name="ro1">
          <table:table-cell office:value-type="float" office:value="8.20388235805">
            <text:p>8,2038823581</text:p>
          </table:table-cell>
          <table:table-cell office:value-type="float" office:value="7.5468544684">
            <text:p>7,5468544684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IF(AND([.F$5]&lt;[.B783];[.B783]&lt;=[.F$6]);([.B783]-[.F$5])/([.F$6]-[.F$5]);1)" office:value-type="float" office:value="0.757809078066667">
            <text:p>0,7578090781</text:p>
          </table:table-cell>
          <table:table-cell table:formula="of:=ABS([.D783]-[.C783])" office:value-type="float" office:value="0.0121909219333333">
            <text:p>0,0121909219</text:p>
          </table:table-cell>
          <table:table-cell table:formula="of:=ABS([.D783]-[.C782])" office:value-type="float" office:value="0.0111909219333333">
            <text:p>0,0111909219</text:p>
          </table:table-cell>
        </table:table-row>
        <table:table-row table:style-name="ro1">
          <table:table-cell office:value-type="float" office:value="6.352550696">
            <text:p>6,352550696</text:p>
          </table:table-cell>
          <table:table-cell office:value-type="float" office:value="7.5616515259">
            <text:p>7,5616515259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IF(AND([.F$5]&lt;[.B784];[.B784]&lt;=[.F$6]);([.B784]-[.F$5])/([.F$6]-[.F$5]);1)" office:value-type="float" office:value="0.760275254316667">
            <text:p>0,7602752543</text:p>
          </table:table-cell>
          <table:table-cell table:formula="of:=ABS([.D784]-[.C784])" office:value-type="float" office:value="0.0107247456833333">
            <text:p>0,0107247457</text:p>
          </table:table-cell>
          <table:table-cell table:formula="of:=ABS([.D784]-[.C783])" office:value-type="float" office:value="0.00972474568333326">
            <text:p>0,0097247457</text:p>
          </table:table-cell>
        </table:table-row>
        <table:table-row table:style-name="ro1">
          <table:table-cell office:value-type="float" office:value="4.54605854739">
            <text:p>4,5460585474</text:p>
          </table:table-cell>
          <table:table-cell office:value-type="float" office:value="7.56692855823">
            <text:p>7,5669285582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IF(AND([.F$5]&lt;[.B785];[.B785]&lt;=[.F$6]);([.B785]-[.F$5])/([.F$6]-[.F$5]);1)" office:value-type="float" office:value="0.761154759705">
            <text:p>0,7611547597</text:p>
          </table:table-cell>
          <table:table-cell table:formula="of:=ABS([.D785]-[.C785])" office:value-type="float" office:value="0.010845240295">
            <text:p>0,0108452403</text:p>
          </table:table-cell>
          <table:table-cell table:formula="of:=ABS([.D785]-[.C784])" office:value-type="float" office:value="0.009845240295">
            <text:p>0,0098452403</text:p>
          </table:table-cell>
        </table:table-row>
        <table:table-row table:style-name="ro1">
          <table:table-cell office:value-type="float" office:value="8.90328036665">
            <text:p>8,9032803667</text:p>
          </table:table-cell>
          <table:table-cell office:value-type="float" office:value="7.58553657745">
            <text:p>7,5855365775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IF(AND([.F$5]&lt;[.B786];[.B786]&lt;=[.F$6]);([.B786]-[.F$5])/([.F$6]-[.F$5]);1)" office:value-type="float" office:value="0.764256096241667">
            <text:p>0,7642560962</text:p>
          </table:table-cell>
          <table:table-cell table:formula="of:=ABS([.D786]-[.C786])" office:value-type="float" office:value="0.00874390375833334">
            <text:p>0,0087439038</text:p>
          </table:table-cell>
          <table:table-cell table:formula="of:=ABS([.D786]-[.C785])" office:value-type="float" office:value="0.00774390375833334">
            <text:p>0,0077439038</text:p>
          </table:table-cell>
        </table:table-row>
        <table:table-row table:style-name="ro1">
          <table:table-cell office:value-type="float" office:value="7.65523145327">
            <text:p>7,6552314533</text:p>
          </table:table-cell>
          <table:table-cell office:value-type="float" office:value="7.59528919345">
            <text:p>7,5952891935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IF(AND([.F$5]&lt;[.B787];[.B787]&lt;=[.F$6]);([.B787]-[.F$5])/([.F$6]-[.F$5]);1)" office:value-type="float" office:value="0.765881532241667">
            <text:p>0,7658815322</text:p>
          </table:table-cell>
          <table:table-cell table:formula="of:=ABS([.D787]-[.C787])" office:value-type="float" office:value="0.00811846775833336">
            <text:p>0,0081184678</text:p>
          </table:table-cell>
          <table:table-cell table:formula="of:=ABS([.D787]-[.C786])" office:value-type="float" office:value="0.00711846775833336">
            <text:p>0,0071184678</text:p>
          </table:table-cell>
        </table:table-row>
        <table:table-row table:style-name="ro1">
          <table:table-cell office:value-type="float" office:value="7.15600185355">
            <text:p>7,1560018536</text:p>
          </table:table-cell>
          <table:table-cell office:value-type="float" office:value="7.59827355735">
            <text:p>7,5982735574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IF(AND([.F$5]&lt;[.B788];[.B788]&lt;=[.F$6]);([.B788]-[.F$5])/([.F$6]-[.F$5]);1)" office:value-type="float" office:value="0.766378926225">
            <text:p>0,7663789262</text:p>
          </table:table-cell>
          <table:table-cell table:formula="of:=ABS([.D788]-[.C788])" office:value-type="float" office:value="0.0086210737750001">
            <text:p>0,0086210738</text:p>
          </table:table-cell>
          <table:table-cell table:formula="of:=ABS([.D788]-[.C787])" office:value-type="float" office:value="0.0076210737750001">
            <text:p>0,0076210738</text:p>
          </table:table-cell>
        </table:table-row>
        <table:table-row table:style-name="ro1">
          <table:table-cell office:value-type="float" office:value="4.20615109092">
            <text:p>4,2061510909</text:p>
          </table:table-cell>
          <table:table-cell office:value-type="float" office:value="7.60131173621">
            <text:p>7,6013117362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IF(AND([.F$5]&lt;[.B789];[.B789]&lt;=[.F$6]);([.B789]-[.F$5])/([.F$6]-[.F$5]);1)" office:value-type="float" office:value="0.766885289368333">
            <text:p>0,7668852894</text:p>
          </table:table-cell>
          <table:table-cell table:formula="of:=ABS([.D789]-[.C789])" office:value-type="float" office:value="0.00911471063166658">
            <text:p>0,0091147106</text:p>
          </table:table-cell>
          <table:table-cell table:formula="of:=ABS([.D789]-[.C788])" office:value-type="float" office:value="0.00811471063166658">
            <text:p>0,0081147106</text:p>
          </table:table-cell>
        </table:table-row>
        <table:table-row table:style-name="ro1">
          <table:table-cell office:value-type="float" office:value="7.6496467454">
            <text:p>7,6496467454</text:p>
          </table:table-cell>
          <table:table-cell office:value-type="float" office:value="7.60905600434">
            <text:p>7,6090560043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IF(AND([.F$5]&lt;[.B790];[.B790]&lt;=[.F$6]);([.B790]-[.F$5])/([.F$6]-[.F$5]);1)" office:value-type="float" office:value="0.768176000723333">
            <text:p>0,7681760007</text:p>
          </table:table-cell>
          <table:table-cell table:formula="of:=ABS([.D790]-[.C790])" office:value-type="float" office:value="0.00882399927666666">
            <text:p>0,0088239993</text:p>
          </table:table-cell>
          <table:table-cell table:formula="of:=ABS([.D790]-[.C789])" office:value-type="float" office:value="0.00782399927666666">
            <text:p>0,0078239993</text:p>
          </table:table-cell>
        </table:table-row>
        <table:table-row table:style-name="ro1">
          <table:table-cell office:value-type="float" office:value="8.95044202754">
            <text:p>8,9504420275</text:p>
          </table:table-cell>
          <table:table-cell office:value-type="float" office:value="7.63984116278">
            <text:p>7,6398411628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IF(AND([.F$5]&lt;[.B791];[.B791]&lt;=[.F$6]);([.B791]-[.F$5])/([.F$6]-[.F$5]);1)" office:value-type="float" office:value="0.773306860463333">
            <text:p>0,7733068605</text:p>
          </table:table-cell>
          <table:table-cell table:formula="of:=ABS([.D791]-[.C791])" office:value-type="float" office:value="0.00469313953666672">
            <text:p>0,0046931395</text:p>
          </table:table-cell>
          <table:table-cell table:formula="of:=ABS([.D791]-[.C790])" office:value-type="float" office:value="0.00369313953666672">
            <text:p>0,0036931395</text:p>
          </table:table-cell>
        </table:table-row>
        <table:table-row table:style-name="ro1">
          <table:table-cell office:value-type="float" office:value="8.7329744233">
            <text:p>8,7329744233</text:p>
          </table:table-cell>
          <table:table-cell office:value-type="float" office:value="7.6404815872">
            <text:p>7,6404815872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IF(AND([.F$5]&lt;[.B792];[.B792]&lt;=[.F$6]);([.B792]-[.F$5])/([.F$6]-[.F$5]);1)" office:value-type="float" office:value="0.773413597866667">
            <text:p>0,7734135979</text:p>
          </table:table-cell>
          <table:table-cell table:formula="of:=ABS([.D792]-[.C792])" office:value-type="float" office:value="0.00558640213333339">
            <text:p>0,0055864021</text:p>
          </table:table-cell>
          <table:table-cell table:formula="of:=ABS([.D792]-[.C791])" office:value-type="float" office:value="0.00458640213333339">
            <text:p>0,0045864021</text:p>
          </table:table-cell>
        </table:table-row>
        <table:table-row table:style-name="ro1">
          <table:table-cell office:value-type="float" office:value="4.13607017674">
            <text:p>4,1360701767</text:p>
          </table:table-cell>
          <table:table-cell office:value-type="float" office:value="7.64840531692">
            <text:p>7,6484053169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IF(AND([.F$5]&lt;[.B793];[.B793]&lt;=[.F$6]);([.B793]-[.F$5])/([.F$6]-[.F$5]);1)" office:value-type="float" office:value="0.774734219486667">
            <text:p>0,7747342195</text:p>
          </table:table-cell>
          <table:table-cell table:formula="of:=ABS([.D793]-[.C793])" office:value-type="float" office:value="0.00526578051333337">
            <text:p>0,0052657805</text:p>
          </table:table-cell>
          <table:table-cell table:formula="of:=ABS([.D793]-[.C792])" office:value-type="float" office:value="0.00426578051333337">
            <text:p>0,0042657805</text:p>
          </table:table-cell>
        </table:table-row>
        <table:table-row table:style-name="ro1">
          <table:table-cell office:value-type="float" office:value="8.94963588833">
            <text:p>8,9496358883</text:p>
          </table:table-cell>
          <table:table-cell office:value-type="float" office:value="7.6496467454">
            <text:p>7,6496467454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IF(AND([.F$5]&lt;[.B794];[.B794]&lt;=[.F$6]);([.B794]-[.F$5])/([.F$6]-[.F$5]);1)" office:value-type="float" office:value="0.774941124233333">
            <text:p>0,7749411242</text:p>
          </table:table-cell>
          <table:table-cell table:formula="of:=ABS([.D794]-[.C794])" office:value-type="float" office:value="0.00605887576666664">
            <text:p>0,0060588758</text:p>
          </table:table-cell>
          <table:table-cell table:formula="of:=ABS([.D794]-[.C793])" office:value-type="float" office:value="0.00505887576666664">
            <text:p>0,0050588758</text:p>
          </table:table-cell>
        </table:table-row>
        <table:table-row table:style-name="ro1">
          <table:table-cell office:value-type="float" office:value="6.97201021881">
            <text:p>6,9720102188</text:p>
          </table:table-cell>
          <table:table-cell office:value-type="float" office:value="7.65167337131">
            <text:p>7,6516733713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IF(AND([.F$5]&lt;[.B795];[.B795]&lt;=[.F$6]);([.B795]-[.F$5])/([.F$6]-[.F$5]);1)" office:value-type="float" office:value="0.775278895218333">
            <text:p>0,7752788952</text:p>
          </table:table-cell>
          <table:table-cell table:formula="of:=ABS([.D795]-[.C795])" office:value-type="float" office:value="0.00672110478166665">
            <text:p>0,0067211048</text:p>
          </table:table-cell>
          <table:table-cell table:formula="of:=ABS([.D795]-[.C794])" office:value-type="float" office:value="0.00572110478166665">
            <text:p>0,0057211048</text:p>
          </table:table-cell>
        </table:table-row>
        <table:table-row table:style-name="ro1">
          <table:table-cell office:value-type="float" office:value="3.81630562578">
            <text:p>3,8163056258</text:p>
          </table:table-cell>
          <table:table-cell office:value-type="float" office:value="7.65523145327">
            <text:p>7,6552314533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IF(AND([.F$5]&lt;[.B796];[.B796]&lt;=[.F$6]);([.B796]-[.F$5])/([.F$6]-[.F$5]);1)" office:value-type="float" office:value="0.775871908878333">
            <text:p>0,7758719089</text:p>
          </table:table-cell>
          <table:table-cell table:formula="of:=ABS([.D796]-[.C796])" office:value-type="float" office:value="0.00712809112166668">
            <text:p>0,0071280911</text:p>
          </table:table-cell>
          <table:table-cell table:formula="of:=ABS([.D796]-[.C795])" office:value-type="float" office:value="0.00612809112166668">
            <text:p>0,0061280911</text:p>
          </table:table-cell>
        </table:table-row>
        <table:table-row table:style-name="ro1">
          <table:table-cell office:value-type="float" office:value="8.60668488484">
            <text:p>8,6066848848</text:p>
          </table:table-cell>
          <table:table-cell office:value-type="float" office:value="7.66989761219">
            <text:p>7,6698976122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IF(AND([.F$5]&lt;[.B797];[.B797]&lt;=[.F$6]);([.B797]-[.F$5])/([.F$6]-[.F$5]);1)" office:value-type="float" office:value="0.778316268698333">
            <text:p>0,7783162687</text:p>
          </table:table-cell>
          <table:table-cell table:formula="of:=ABS([.D797]-[.C797])" office:value-type="float" office:value="0.00568373130166677">
            <text:p>0,0056837313</text:p>
          </table:table-cell>
          <table:table-cell table:formula="of:=ABS([.D797]-[.C796])" office:value-type="float" office:value="0.00468373130166677">
            <text:p>0,0046837313</text:p>
          </table:table-cell>
        </table:table-row>
        <table:table-row table:style-name="ro1">
          <table:table-cell office:value-type="float" office:value="3.22417380107">
            <text:p>3,2241738011</text:p>
          </table:table-cell>
          <table:table-cell office:value-type="float" office:value="7.67186211861">
            <text:p>7,6718621186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IF(AND([.F$5]&lt;[.B798];[.B798]&lt;=[.F$6]);([.B798]-[.F$5])/([.F$6]-[.F$5]);1)" office:value-type="float" office:value="0.778643686435">
            <text:p>0,7786436864</text:p>
          </table:table-cell>
          <table:table-cell table:formula="of:=ABS([.D798]-[.C798])" office:value-type="float" office:value="0.00635631356499999">
            <text:p>0,0063563136</text:p>
          </table:table-cell>
          <table:table-cell table:formula="of:=ABS([.D798]-[.C797])" office:value-type="float" office:value="0.00535631356499999">
            <text:p>0,0053563136</text:p>
          </table:table-cell>
        </table:table-row>
        <table:table-row table:style-name="ro1">
          <table:table-cell office:value-type="float" office:value="4.4789510219">
            <text:p>4,4789510219</text:p>
          </table:table-cell>
          <table:table-cell office:value-type="float" office:value="7.68280701098">
            <text:p>7,682807011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IF(AND([.F$5]&lt;[.B799];[.B799]&lt;=[.F$6]);([.B799]-[.F$5])/([.F$6]-[.F$5]);1)" office:value-type="float" office:value="0.780467835163333">
            <text:p>0,7804678352</text:p>
          </table:table-cell>
          <table:table-cell table:formula="of:=ABS([.D799]-[.C799])" office:value-type="float" office:value="0.00553216483666674">
            <text:p>0,0055321648</text:p>
          </table:table-cell>
          <table:table-cell table:formula="of:=ABS([.D799]-[.C798])" office:value-type="float" office:value="0.00453216483666674">
            <text:p>0,0045321648</text:p>
          </table:table-cell>
        </table:table-row>
        <table:table-row table:style-name="ro1">
          <table:table-cell office:value-type="float" office:value="4.21034388628">
            <text:p>4,2103438863</text:p>
          </table:table-cell>
          <table:table-cell office:value-type="float" office:value="7.68368284506">
            <text:p>7,6836828451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IF(AND([.F$5]&lt;[.B800];[.B800]&lt;=[.F$6]);([.B800]-[.F$5])/([.F$6]-[.F$5]);1)" office:value-type="float" office:value="0.78061380751">
            <text:p>0,7806138075</text:p>
          </table:table-cell>
          <table:table-cell table:formula="of:=ABS([.D800]-[.C800])" office:value-type="float" office:value="0.00638619249000005">
            <text:p>0,0063861925</text:p>
          </table:table-cell>
          <table:table-cell table:formula="of:=ABS([.D800]-[.C799])" office:value-type="float" office:value="0.00538619249000005">
            <text:p>0,0053861925</text:p>
          </table:table-cell>
        </table:table-row>
        <table:table-row table:style-name="ro1">
          <table:table-cell office:value-type="float" office:value="6.36488861237">
            <text:p>6,3648886124</text:p>
          </table:table-cell>
          <table:table-cell office:value-type="float" office:value="7.68572885838">
            <text:p>7,6857288584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IF(AND([.F$5]&lt;[.B801];[.B801]&lt;=[.F$6]);([.B801]-[.F$5])/([.F$6]-[.F$5]);1)" office:value-type="float" office:value="0.78095480973">
            <text:p>0,7809548097</text:p>
          </table:table-cell>
          <table:table-cell table:formula="of:=ABS([.D801]-[.C801])" office:value-type="float" office:value="0.00704519027000006">
            <text:p>0,0070451903</text:p>
          </table:table-cell>
          <table:table-cell table:formula="of:=ABS([.D801]-[.C800])" office:value-type="float" office:value="0.00604519027000006">
            <text:p>0,0060451903</text:p>
          </table:table-cell>
        </table:table-row>
        <table:table-row table:style-name="ro1">
          <table:table-cell office:value-type="float" office:value="3.02441418203">
            <text:p>3,024414182</text:p>
          </table:table-cell>
          <table:table-cell office:value-type="float" office:value="7.69053385604">
            <text:p>7,690533856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IF(AND([.F$5]&lt;[.B802];[.B802]&lt;=[.F$6]);([.B802]-[.F$5])/([.F$6]-[.F$5]);1)" office:value-type="float" office:value="0.781755642673333">
            <text:p>0,7817556427</text:p>
          </table:table-cell>
          <table:table-cell table:formula="of:=ABS([.D802]-[.C802])" office:value-type="float" office:value="0.00724435732666673">
            <text:p>0,0072443573</text:p>
          </table:table-cell>
          <table:table-cell table:formula="of:=ABS([.D802]-[.C801])" office:value-type="float" office:value="0.00624435732666673">
            <text:p>0,0062443573</text:p>
          </table:table-cell>
        </table:table-row>
        <table:table-row table:style-name="ro1">
          <table:table-cell office:value-type="float" office:value="8.00479136666">
            <text:p>8,0047913667</text:p>
          </table:table-cell>
          <table:table-cell office:value-type="float" office:value="7.69474718534">
            <text:p>7,6947471853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IF(AND([.F$5]&lt;[.B803];[.B803]&lt;=[.F$6]);([.B803]-[.F$5])/([.F$6]-[.F$5]);1)" office:value-type="float" office:value="0.782457864223333">
            <text:p>0,7824578642</text:p>
          </table:table-cell>
          <table:table-cell table:formula="of:=ABS([.D803]-[.C803])" office:value-type="float" office:value="0.00754213577666674">
            <text:p>0,0075421358</text:p>
          </table:table-cell>
          <table:table-cell table:formula="of:=ABS([.D803]-[.C802])" office:value-type="float" office:value="0.00654213577666674">
            <text:p>0,0065421358</text:p>
          </table:table-cell>
        </table:table-row>
        <table:table-row table:style-name="ro1">
          <table:table-cell office:value-type="float" office:value="6.35697648165">
            <text:p>6,3569764817</text:p>
          </table:table-cell>
          <table:table-cell office:value-type="float" office:value="7.69567260777">
            <text:p>7,6956726078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IF(AND([.F$5]&lt;[.B804];[.B804]&lt;=[.F$6]);([.B804]-[.F$5])/([.F$6]-[.F$5]);1)" office:value-type="float" office:value="0.782612101295">
            <text:p>0,7826121013</text:p>
          </table:table-cell>
          <table:table-cell table:formula="of:=ABS([.D804]-[.C804])" office:value-type="float" office:value="0.00838789870500012">
            <text:p>0,0083878987</text:p>
          </table:table-cell>
          <table:table-cell table:formula="of:=ABS([.D804]-[.C803])" office:value-type="float" office:value="0.00738789870500012">
            <text:p>0,0073878987</text:p>
          </table:table-cell>
        </table:table-row>
        <table:table-row table:style-name="ro1">
          <table:table-cell office:value-type="float" office:value="5.49401395294">
            <text:p>5,4940139529</text:p>
          </table:table-cell>
          <table:table-cell office:value-type="float" office:value="7.6969903773">
            <text:p>7,6969903773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IF(AND([.F$5]&lt;[.B805];[.B805]&lt;=[.F$6]);([.B805]-[.F$5])/([.F$6]-[.F$5]);1)" office:value-type="float" office:value="0.78283172955">
            <text:p>0,7828317296</text:p>
          </table:table-cell>
          <table:table-cell table:formula="of:=ABS([.D805]-[.C805])" office:value-type="float" office:value="0.00916827045000013">
            <text:p>0,0091682705</text:p>
          </table:table-cell>
          <table:table-cell table:formula="of:=ABS([.D805]-[.C804])" office:value-type="float" office:value="0.00816827045000013">
            <text:p>0,0081682705</text:p>
          </table:table-cell>
        </table:table-row>
        <table:table-row table:style-name="ro1">
          <table:table-cell office:value-type="float" office:value="8.17439349304">
            <text:p>8,174393493</text:p>
          </table:table-cell>
          <table:table-cell office:value-type="float" office:value="7.69780730813">
            <text:p>7,6978073081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IF(AND([.F$5]&lt;[.B806];[.B806]&lt;=[.F$6]);([.B806]-[.F$5])/([.F$6]-[.F$5]);1)" office:value-type="float" office:value="0.782967884688333">
            <text:p>0,7829678847</text:p>
          </table:table-cell>
          <table:table-cell table:formula="of:=ABS([.D806]-[.C806])" office:value-type="float" office:value="0.0100321153116667">
            <text:p>0,0100321153</text:p>
          </table:table-cell>
          <table:table-cell table:formula="of:=ABS([.D806]-[.C805])" office:value-type="float" office:value="0.0090321153116667">
            <text:p>0,0090321153</text:p>
          </table:table-cell>
        </table:table-row>
        <table:table-row table:style-name="ro1">
          <table:table-cell office:value-type="float" office:value="4.06670625158">
            <text:p>4,0667062516</text:p>
          </table:table-cell>
          <table:table-cell office:value-type="float" office:value="7.70981072037">
            <text:p>7,7098107204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IF(AND([.F$5]&lt;[.B807];[.B807]&lt;=[.F$6]);([.B807]-[.F$5])/([.F$6]-[.F$5]);1)" office:value-type="float" office:value="0.784968453395">
            <text:p>0,7849684534</text:p>
          </table:table-cell>
          <table:table-cell table:formula="of:=ABS([.D807]-[.C807])" office:value-type="float" office:value="0.00903154660500005">
            <text:p>0,0090315466</text:p>
          </table:table-cell>
          <table:table-cell table:formula="of:=ABS([.D807]-[.C806])" office:value-type="float" office:value="0.00803154660500005">
            <text:p>0,0080315466</text:p>
          </table:table-cell>
        </table:table-row>
        <table:table-row table:style-name="ro1">
          <table:table-cell office:value-type="float" office:value="8.79462050245">
            <text:p>8,7946205025</text:p>
          </table:table-cell>
          <table:table-cell office:value-type="float" office:value="7.71169597463">
            <text:p>7,7116959746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IF(AND([.F$5]&lt;[.B808];[.B808]&lt;=[.F$6]);([.B808]-[.F$5])/([.F$6]-[.F$5]);1)" office:value-type="float" office:value="0.785282662438333">
            <text:p>0,7852826624</text:p>
          </table:table-cell>
          <table:table-cell table:formula="of:=ABS([.D808]-[.C808])" office:value-type="float" office:value="0.0097173375616666">
            <text:p>0,0097173376</text:p>
          </table:table-cell>
          <table:table-cell table:formula="of:=ABS([.D808]-[.C807])" office:value-type="float" office:value="0.00871733756166659">
            <text:p>0,0087173376</text:p>
          </table:table-cell>
        </table:table-row>
        <table:table-row table:style-name="ro1">
          <table:table-cell office:value-type="float" office:value="8.68519994018">
            <text:p>8,6851999402</text:p>
          </table:table-cell>
          <table:table-cell office:value-type="float" office:value="7.72305426369">
            <text:p>7,7230542637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IF(AND([.F$5]&lt;[.B809];[.B809]&lt;=[.F$6]);([.B809]-[.F$5])/([.F$6]-[.F$5]);1)" office:value-type="float" office:value="0.787175710615">
            <text:p>0,7871757106</text:p>
          </table:table-cell>
          <table:table-cell table:formula="of:=ABS([.D809]-[.C809])" office:value-type="float" office:value="0.00882428938500002">
            <text:p>0,0088242894</text:p>
          </table:table-cell>
          <table:table-cell table:formula="of:=ABS([.D809]-[.C808])" office:value-type="float" office:value="0.00782428938500002">
            <text:p>0,0078242894</text:p>
          </table:table-cell>
        </table:table-row>
        <table:table-row table:style-name="ro1">
          <table:table-cell office:value-type="float" office:value="5.26967031035">
            <text:p>5,2696703104</text:p>
          </table:table-cell>
          <table:table-cell office:value-type="float" office:value="7.72461057278">
            <text:p>7,7246105728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IF(AND([.F$5]&lt;[.B810];[.B810]&lt;=[.F$6]);([.B810]-[.F$5])/([.F$6]-[.F$5]);1)" office:value-type="float" office:value="0.787435095463333">
            <text:p>0,7874350955</text:p>
          </table:table-cell>
          <table:table-cell table:formula="of:=ABS([.D810]-[.C810])" office:value-type="float" office:value="0.00956490453666681">
            <text:p>0,0095649045</text:p>
          </table:table-cell>
          <table:table-cell table:formula="of:=ABS([.D810]-[.C809])" office:value-type="float" office:value="0.00856490453666681">
            <text:p>0,0085649045</text:p>
          </table:table-cell>
        </table:table-row>
        <table:table-row table:style-name="ro1">
          <table:table-cell office:value-type="float" office:value="8.6519341097">
            <text:p>8,6519341097</text:p>
          </table:table-cell>
          <table:table-cell office:value-type="float" office:value="7.7345378745">
            <text:p>7,7345378745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IF(AND([.F$5]&lt;[.B811];[.B811]&lt;=[.F$6]);([.B811]-[.F$5])/([.F$6]-[.F$5]);1)" office:value-type="float" office:value="0.78908964575">
            <text:p>0,7890896458</text:p>
          </table:table-cell>
          <table:table-cell table:formula="of:=ABS([.D811]-[.C811])" office:value-type="float" office:value="0.00891035425000008">
            <text:p>0,0089103543</text:p>
          </table:table-cell>
          <table:table-cell table:formula="of:=ABS([.D811]-[.C810])" office:value-type="float" office:value="0.00791035425000008">
            <text:p>0,0079103543</text:p>
          </table:table-cell>
        </table:table-row>
        <table:table-row table:style-name="ro1">
          <table:table-cell office:value-type="float" office:value="4.81971582853">
            <text:p>4,8197158285</text:p>
          </table:table-cell>
          <table:table-cell office:value-type="float" office:value="7.73569177623">
            <text:p>7,7356917762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IF(AND([.F$5]&lt;[.B812];[.B812]&lt;=[.F$6]);([.B812]-[.F$5])/([.F$6]-[.F$5]);1)" office:value-type="float" office:value="0.789281962705">
            <text:p>0,7892819627</text:p>
          </table:table-cell>
          <table:table-cell table:formula="of:=ABS([.D812]-[.C812])" office:value-type="float" office:value="0.00971803729499998">
            <text:p>0,0097180373</text:p>
          </table:table-cell>
          <table:table-cell table:formula="of:=ABS([.D812]-[.C811])" office:value-type="float" office:value="0.00871803729499998">
            <text:p>0,0087180373</text:p>
          </table:table-cell>
        </table:table-row>
        <table:table-row table:style-name="ro1">
          <table:table-cell office:value-type="float" office:value="7.35673455776">
            <text:p>7,3567345578</text:p>
          </table:table-cell>
          <table:table-cell office:value-type="float" office:value="7.73734458875">
            <text:p>7,737344588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IF(AND([.F$5]&lt;[.B813];[.B813]&lt;=[.F$6]);([.B813]-[.F$5])/([.F$6]-[.F$5]);1)" office:value-type="float" office:value="0.789557431458333">
            <text:p>0,7895574315</text:p>
          </table:table-cell>
          <table:table-cell table:formula="of:=ABS([.D813]-[.C813])" office:value-type="float" office:value="0.0104425685416667">
            <text:p>0,0104425685</text:p>
          </table:table-cell>
          <table:table-cell table:formula="of:=ABS([.D813]-[.C812])" office:value-type="float" office:value="0.0094425685416667">
            <text:p>0,0094425685</text:p>
          </table:table-cell>
        </table:table-row>
        <table:table-row table:style-name="ro1">
          <table:table-cell office:value-type="float" office:value="7.92524210278">
            <text:p>7,9252421028</text:p>
          </table:table-cell>
          <table:table-cell office:value-type="float" office:value="7.74320798164">
            <text:p>7,7432079816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IF(AND([.F$5]&lt;[.B814];[.B814]&lt;=[.F$6]);([.B814]-[.F$5])/([.F$6]-[.F$5]);1)" office:value-type="float" office:value="0.790534663606667">
            <text:p>0,7905346636</text:p>
          </table:table-cell>
          <table:table-cell table:formula="of:=ABS([.D814]-[.C814])" office:value-type="float" office:value="0.0104653363933335">
            <text:p>0,0104653364</text:p>
          </table:table-cell>
          <table:table-cell table:formula="of:=ABS([.D814]-[.C813])" office:value-type="float" office:value="0.00946533639333347">
            <text:p>0,0094653364</text:p>
          </table:table-cell>
        </table:table-row>
        <table:table-row table:style-name="ro1">
          <table:table-cell office:value-type="float" office:value="5.06555886003">
            <text:p>5,06555886</text:p>
          </table:table-cell>
          <table:table-cell office:value-type="float" office:value="7.75131810082">
            <text:p>7,7513181008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IF(AND([.F$5]&lt;[.B815];[.B815]&lt;=[.F$6]);([.B815]-[.F$5])/([.F$6]-[.F$5]);1)" office:value-type="float" office:value="0.791886350136667">
            <text:p>0,7918863501</text:p>
          </table:table-cell>
          <table:table-cell table:formula="of:=ABS([.D815]-[.C815])" office:value-type="float" office:value="0.0101136498633334">
            <text:p>0,0101136499</text:p>
          </table:table-cell>
          <table:table-cell table:formula="of:=ABS([.D815]-[.C814])" office:value-type="float" office:value="0.00911364986333341">
            <text:p>0,0091136499</text:p>
          </table:table-cell>
        </table:table-row>
        <table:table-row table:style-name="ro1">
          <table:table-cell office:value-type="float" office:value="6.82122446951">
            <text:p>6,8212244695</text:p>
          </table:table-cell>
          <table:table-cell office:value-type="float" office:value="7.7529367047">
            <text:p>7,7529367047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IF(AND([.F$5]&lt;[.B816];[.B816]&lt;=[.F$6]);([.B816]-[.F$5])/([.F$6]-[.F$5]);1)" office:value-type="float" office:value="0.79215611745">
            <text:p>0,7921561175</text:p>
          </table:table-cell>
          <table:table-cell table:formula="of:=ABS([.D816]-[.C816])" office:value-type="float" office:value="0.0108438825500001">
            <text:p>0,0108438826</text:p>
          </table:table-cell>
          <table:table-cell table:formula="of:=ABS([.D816]-[.C815])" office:value-type="float" office:value="0.00984388255000013">
            <text:p>0,0098438826</text:p>
          </table:table-cell>
        </table:table-row>
        <table:table-row table:style-name="ro1">
          <table:table-cell office:value-type="float" office:value="4.32028918783">
            <text:p>4,3202891878</text:p>
          </table:table-cell>
          <table:table-cell office:value-type="float" office:value="7.75640265979">
            <text:p>7,7564026598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IF(AND([.F$5]&lt;[.B817];[.B817]&lt;=[.F$6]);([.B817]-[.F$5])/([.F$6]-[.F$5]);1)" office:value-type="float" office:value="0.792733776631667">
            <text:p>0,7927337766</text:p>
          </table:table-cell>
          <table:table-cell table:formula="of:=ABS([.D817]-[.C817])" office:value-type="float" office:value="0.0112662233683334">
            <text:p>0,0112662234</text:p>
          </table:table-cell>
          <table:table-cell table:formula="of:=ABS([.D817]-[.C816])" office:value-type="float" office:value="0.0102662233683334">
            <text:p>0,0102662234</text:p>
          </table:table-cell>
        </table:table-row>
        <table:table-row table:style-name="ro1">
          <table:table-cell office:value-type="float" office:value="6.78911255097">
            <text:p>6,789112551</text:p>
          </table:table-cell>
          <table:table-cell office:value-type="float" office:value="7.76851064583">
            <text:p>7,7685106458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IF(AND([.F$5]&lt;[.B818];[.B818]&lt;=[.F$6]);([.B818]-[.F$5])/([.F$6]-[.F$5]);1)" office:value-type="float" office:value="0.794751774305">
            <text:p>0,7947517743</text:p>
          </table:table-cell>
          <table:table-cell table:formula="of:=ABS([.D818]-[.C818])" office:value-type="float" office:value="0.0102482256950001">
            <text:p>0,0102482257</text:p>
          </table:table-cell>
          <table:table-cell table:formula="of:=ABS([.D818]-[.C817])" office:value-type="float" office:value="0.00924822569500006">
            <text:p>0,0092482257</text:p>
          </table:table-cell>
        </table:table-row>
        <table:table-row table:style-name="ro1">
          <table:table-cell office:value-type="float" office:value="8.48321643778">
            <text:p>8,4832164378</text:p>
          </table:table-cell>
          <table:table-cell office:value-type="float" office:value="7.77692788249">
            <text:p>7,7769278825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IF(AND([.F$5]&lt;[.B819];[.B819]&lt;=[.F$6]);([.B819]-[.F$5])/([.F$6]-[.F$5]);1)" office:value-type="float" office:value="0.796154647081667">
            <text:p>0,7961546471</text:p>
          </table:table-cell>
          <table:table-cell table:formula="of:=ABS([.D819]-[.C819])" office:value-type="float" office:value="0.00984535291833344">
            <text:p>0,0098453529</text:p>
          </table:table-cell>
          <table:table-cell table:formula="of:=ABS([.D819]-[.C818])" office:value-type="float" office:value="0.00884535291833344">
            <text:p>0,0088453529</text:p>
          </table:table-cell>
        </table:table-row>
        <table:table-row table:style-name="ro1">
          <table:table-cell office:value-type="float" office:value="8.31397869757">
            <text:p>8,3139786976</text:p>
          </table:table-cell>
          <table:table-cell office:value-type="float" office:value="7.78358684191">
            <text:p>7,7835868419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IF(AND([.F$5]&lt;[.B820];[.B820]&lt;=[.F$6]);([.B820]-[.F$5])/([.F$6]-[.F$5]);1)" office:value-type="float" office:value="0.797264473651667">
            <text:p>0,7972644737</text:p>
          </table:table-cell>
          <table:table-cell table:formula="of:=ABS([.D820]-[.C820])" office:value-type="float" office:value="0.00973552634833341">
            <text:p>0,0097355263</text:p>
          </table:table-cell>
          <table:table-cell table:formula="of:=ABS([.D820]-[.C819])" office:value-type="float" office:value="0.00873552634833341">
            <text:p>0,0087355263</text:p>
          </table:table-cell>
        </table:table-row>
        <table:table-row table:style-name="ro1">
          <table:table-cell office:value-type="float" office:value="4.3652512898">
            <text:p>4,3652512898</text:p>
          </table:table-cell>
          <table:table-cell office:value-type="float" office:value="7.7891843959">
            <text:p>7,7891843959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IF(AND([.F$5]&lt;[.B821];[.B821]&lt;=[.F$6]);([.B821]-[.F$5])/([.F$6]-[.F$5]);1)" office:value-type="float" office:value="0.798197399316667">
            <text:p>0,7981973993</text:p>
          </table:table-cell>
          <table:table-cell table:formula="of:=ABS([.D821]-[.C821])" office:value-type="float" office:value="0.00980260068333349">
            <text:p>0,0098026007</text:p>
          </table:table-cell>
          <table:table-cell table:formula="of:=ABS([.D821]-[.C820])" office:value-type="float" office:value="0.00880260068333349">
            <text:p>0,0088026007</text:p>
          </table:table-cell>
        </table:table-row>
        <table:table-row table:style-name="ro1">
          <table:table-cell office:value-type="float" office:value="7.41949285689">
            <text:p>7,4194928569</text:p>
          </table:table-cell>
          <table:table-cell office:value-type="float" office:value="7.80484129764">
            <text:p>7,8048412976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IF(AND([.F$5]&lt;[.B822];[.B822]&lt;=[.F$6]);([.B822]-[.F$5])/([.F$6]-[.F$5]);1)" office:value-type="float" office:value="0.80080688294">
            <text:p>0,8008068829</text:p>
          </table:table-cell>
          <table:table-cell table:formula="of:=ABS([.D822]-[.C822])" office:value-type="float" office:value="0.00819311706000014">
            <text:p>0,0081931171</text:p>
          </table:table-cell>
          <table:table-cell table:formula="of:=ABS([.D822]-[.C821])" office:value-type="float" office:value="0.00719311706000014">
            <text:p>0,0071931171</text:p>
          </table:table-cell>
        </table:table-row>
        <table:table-row table:style-name="ro1">
          <table:table-cell office:value-type="float" office:value="7.96790435968">
            <text:p>7,9679043597</text:p>
          </table:table-cell>
          <table:table-cell office:value-type="float" office:value="7.80826484709">
            <text:p>7,8082648471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IF(AND([.F$5]&lt;[.B823];[.B823]&lt;=[.F$6]);([.B823]-[.F$5])/([.F$6]-[.F$5]);1)" office:value-type="float" office:value="0.801377474515">
            <text:p>0,8013774745</text:p>
          </table:table-cell>
          <table:table-cell table:formula="of:=ABS([.D823]-[.C823])" office:value-type="float" office:value="0.00862252548499998">
            <text:p>0,0086225255</text:p>
          </table:table-cell>
          <table:table-cell table:formula="of:=ABS([.D823]-[.C822])" office:value-type="float" office:value="0.00762252548499998">
            <text:p>0,0076225255</text:p>
          </table:table-cell>
        </table:table-row>
        <table:table-row table:style-name="ro1">
          <table:table-cell office:value-type="float" office:value="4.80111995632">
            <text:p>4,8011199563</text:p>
          </table:table-cell>
          <table:table-cell office:value-type="float" office:value="7.80912958243">
            <text:p>7,8091295824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IF(AND([.F$5]&lt;[.B824];[.B824]&lt;=[.F$6]);([.B824]-[.F$5])/([.F$6]-[.F$5]);1)" office:value-type="float" office:value="0.801521597071667">
            <text:p>0,8015215971</text:p>
          </table:table-cell>
          <table:table-cell table:formula="of:=ABS([.D824]-[.C824])" office:value-type="float" office:value="0.00947840292833346">
            <text:p>0,0094784029</text:p>
          </table:table-cell>
          <table:table-cell table:formula="of:=ABS([.D824]-[.C823])" office:value-type="float" office:value="0.00847840292833346">
            <text:p>0,0084784029</text:p>
          </table:table-cell>
        </table:table-row>
        <table:table-row table:style-name="ro1">
          <table:table-cell office:value-type="float" office:value="8.0454053611">
            <text:p>8,0454053611</text:p>
          </table:table-cell>
          <table:table-cell office:value-type="float" office:value="7.80937933669">
            <text:p>7,8093793367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IF(AND([.F$5]&lt;[.B825];[.B825]&lt;=[.F$6]);([.B825]-[.F$5])/([.F$6]-[.F$5]);1)" office:value-type="float" office:value="0.801563222781667">
            <text:p>0,8015632228</text:p>
          </table:table-cell>
          <table:table-cell table:formula="of:=ABS([.D825]-[.C825])" office:value-type="float" office:value="0.0104367772183334">
            <text:p>0,0104367772</text:p>
          </table:table-cell>
          <table:table-cell table:formula="of:=ABS([.D825]-[.C824])" office:value-type="float" office:value="0.00943677721833336">
            <text:p>0,0094367772</text:p>
          </table:table-cell>
        </table:table-row>
        <table:table-row table:style-name="ro1">
          <table:table-cell office:value-type="float" office:value="5.33728047711">
            <text:p>5,3372804771</text:p>
          </table:table-cell>
          <table:table-cell office:value-type="float" office:value="7.82044422996">
            <text:p>7,82044423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IF(AND([.F$5]&lt;[.B826];[.B826]&lt;=[.F$6]);([.B826]-[.F$5])/([.F$6]-[.F$5]);1)" office:value-type="float" office:value="0.80340737166">
            <text:p>0,8034073717</text:p>
          </table:table-cell>
          <table:table-cell table:formula="of:=ABS([.D826]-[.C826])" office:value-type="float" office:value="0.00959262833999996">
            <text:p>0,0095926283</text:p>
          </table:table-cell>
          <table:table-cell table:formula="of:=ABS([.D826]-[.C825])" office:value-type="float" office:value="0.00859262834000007">
            <text:p>0,0085926283</text:p>
          </table:table-cell>
        </table:table-row>
        <table:table-row table:style-name="ro1">
          <table:table-cell office:value-type="float" office:value="8.53121555934">
            <text:p>8,5312155593</text:p>
          </table:table-cell>
          <table:table-cell office:value-type="float" office:value="7.82126419519">
            <text:p>7,8212641952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IF(AND([.F$5]&lt;[.B827];[.B827]&lt;=[.F$6]);([.B827]-[.F$5])/([.F$6]-[.F$5]);1)" office:value-type="float" office:value="0.803544032531667">
            <text:p>0,8035440325</text:p>
          </table:table-cell>
          <table:table-cell table:formula="of:=ABS([.D827]-[.C827])" office:value-type="float" office:value="0.0104559674683332">
            <text:p>0,0104559675</text:p>
          </table:table-cell>
          <table:table-cell table:formula="of:=ABS([.D827]-[.C826])" office:value-type="float" office:value="0.00945596746833322">
            <text:p>0,0094559675</text:p>
          </table:table-cell>
        </table:table-row>
        <table:table-row table:style-name="ro1">
          <table:table-cell office:value-type="float" office:value="7.35254196176">
            <text:p>7,3525419618</text:p>
          </table:table-cell>
          <table:table-cell office:value-type="float" office:value="7.82448722607">
            <text:p>7,8244872261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IF(AND([.F$5]&lt;[.B828];[.B828]&lt;=[.F$6]);([.B828]-[.F$5])/([.F$6]-[.F$5]);1)" office:value-type="float" office:value="0.804081204345">
            <text:p>0,8040812043</text:p>
          </table:table-cell>
          <table:table-cell table:formula="of:=ABS([.D828]-[.C828])" office:value-type="float" office:value="0.010918795655">
            <text:p>0,0109187957</text:p>
          </table:table-cell>
          <table:table-cell table:formula="of:=ABS([.D828]-[.C827])" office:value-type="float" office:value="0.00991879565499998">
            <text:p>0,0099187957</text:p>
          </table:table-cell>
        </table:table-row>
        <table:table-row table:style-name="ro1">
          <table:table-cell office:value-type="float" office:value="3.02628680988">
            <text:p>3,0262868099</text:p>
          </table:table-cell>
          <table:table-cell office:value-type="float" office:value="7.8254849601">
            <text:p>7,8254849601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IF(AND([.F$5]&lt;[.B829];[.B829]&lt;=[.F$6]);([.B829]-[.F$5])/([.F$6]-[.F$5]);1)" office:value-type="float" office:value="0.80424749335">
            <text:p>0,8042474934</text:p>
          </table:table-cell>
          <table:table-cell table:formula="of:=ABS([.D829]-[.C829])" office:value-type="float" office:value="0.0117525066499999">
            <text:p>0,0117525067</text:p>
          </table:table-cell>
          <table:table-cell table:formula="of:=ABS([.D829]-[.C828])" office:value-type="float" office:value="0.0107525066499999">
            <text:p>0,0107525067</text:p>
          </table:table-cell>
        </table:table-row>
        <table:table-row table:style-name="ro1">
          <table:table-cell office:value-type="float" office:value="7.4639759857">
            <text:p>7,4639759857</text:p>
          </table:table-cell>
          <table:table-cell office:value-type="float" office:value="7.8318507766">
            <text:p>7,8318507766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IF(AND([.F$5]&lt;[.B830];[.B830]&lt;=[.F$6]);([.B830]-[.F$5])/([.F$6]-[.F$5]);1)" office:value-type="float" office:value="0.805308462766667">
            <text:p>0,8053084628</text:p>
          </table:table-cell>
          <table:table-cell table:formula="of:=ABS([.D830]-[.C830])" office:value-type="float" office:value="0.0116915372333334">
            <text:p>0,0116915372</text:p>
          </table:table-cell>
          <table:table-cell table:formula="of:=ABS([.D830]-[.C829])" office:value-type="float" office:value="0.0106915372333334">
            <text:p>0,0106915372</text:p>
          </table:table-cell>
        </table:table-row>
        <table:table-row table:style-name="ro1">
          <table:table-cell office:value-type="float" office:value="4.61315457811">
            <text:p>4,6131545781</text:p>
          </table:table-cell>
          <table:table-cell office:value-type="float" office:value="7.83802482737">
            <text:p>7,8380248274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IF(AND([.F$5]&lt;[.B831];[.B831]&lt;=[.F$6]);([.B831]-[.F$5])/([.F$6]-[.F$5]);1)" office:value-type="float" office:value="0.806337471228333">
            <text:p>0,8063374712</text:p>
          </table:table-cell>
          <table:table-cell table:formula="of:=ABS([.D831]-[.C831])" office:value-type="float" office:value="0.0116625287716666">
            <text:p>0,0116625288</text:p>
          </table:table-cell>
          <table:table-cell table:formula="of:=ABS([.D831]-[.C830])" office:value-type="float" office:value="0.0106625287716666">
            <text:p>0,0106625288</text:p>
          </table:table-cell>
        </table:table-row>
        <table:table-row table:style-name="ro1">
          <table:table-cell office:value-type="float" office:value="6.79547368025">
            <text:p>6,7954736803</text:p>
          </table:table-cell>
          <table:table-cell office:value-type="float" office:value="7.84391854658">
            <text:p>7,8439185466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IF(AND([.F$5]&lt;[.B832];[.B832]&lt;=[.F$6]);([.B832]-[.F$5])/([.F$6]-[.F$5]);1)" office:value-type="float" office:value="0.807319757763333">
            <text:p>0,8073197578</text:p>
          </table:table-cell>
          <table:table-cell table:formula="of:=ABS([.D832]-[.C832])" office:value-type="float" office:value="0.0116802422366665">
            <text:p>0,0116802422</text:p>
          </table:table-cell>
          <table:table-cell table:formula="of:=ABS([.D832]-[.C831])" office:value-type="float" office:value="0.0106802422366665">
            <text:p>0,0106802422</text:p>
          </table:table-cell>
        </table:table-row>
        <table:table-row table:style-name="ro1">
          <table:table-cell office:value-type="float" office:value="7.69474718534">
            <text:p>7,6947471853</text:p>
          </table:table-cell>
          <table:table-cell office:value-type="float" office:value="7.84432526907">
            <text:p>7,8443252691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IF(AND([.F$5]&lt;[.B833];[.B833]&lt;=[.F$6]);([.B833]-[.F$5])/([.F$6]-[.F$5]);1)" office:value-type="float" office:value="0.807387544845">
            <text:p>0,8073875448</text:p>
          </table:table-cell>
          <table:table-cell table:formula="of:=ABS([.D833]-[.C833])" office:value-type="float" office:value="0.012612455155">
            <text:p>0,0126124552</text:p>
          </table:table-cell>
          <table:table-cell table:formula="of:=ABS([.D833]-[.C832])" office:value-type="float" office:value="0.011612455155">
            <text:p>0,0116124552</text:p>
          </table:table-cell>
        </table:table-row>
        <table:table-row table:style-name="ro1">
          <table:table-cell office:value-type="float" office:value="5.1251677686">
            <text:p>5,1251677686</text:p>
          </table:table-cell>
          <table:table-cell office:value-type="float" office:value="7.84529222022">
            <text:p>7,845292220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IF(AND([.F$5]&lt;[.B834];[.B834]&lt;=[.F$6]);([.B834]-[.F$5])/([.F$6]-[.F$5]);1)" office:value-type="float" office:value="0.80754870337">
            <text:p>0,8075487034</text:p>
          </table:table-cell>
          <table:table-cell table:formula="of:=ABS([.D834]-[.C834])" office:value-type="float" office:value="0.0134512966299999">
            <text:p>0,0134512966</text:p>
          </table:table-cell>
          <table:table-cell table:formula="of:=ABS([.D834]-[.C833])" office:value-type="float" office:value="0.0124512966299999">
            <text:p>0,0124512966</text:p>
          </table:table-cell>
        </table:table-row>
        <table:table-row table:style-name="ro1">
          <table:table-cell office:value-type="float" office:value="3.78243102278">
            <text:p>3,7824310228</text:p>
          </table:table-cell>
          <table:table-cell office:value-type="float" office:value="7.87923214265">
            <text:p>7,8792321427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IF(AND([.F$5]&lt;[.B835];[.B835]&lt;=[.F$6]);([.B835]-[.F$5])/([.F$6]-[.F$5]);1)" office:value-type="float" office:value="0.813205357108333">
            <text:p>0,8132053571</text:p>
          </table:table-cell>
          <table:table-cell table:formula="of:=ABS([.D835]-[.C835])" office:value-type="float" office:value="0.00879464289166654">
            <text:p>0,0087946429</text:p>
          </table:table-cell>
          <table:table-cell table:formula="of:=ABS([.D835]-[.C834])" office:value-type="float" office:value="0.00779464289166654">
            <text:p>0,0077946429</text:p>
          </table:table-cell>
        </table:table-row>
        <table:table-row table:style-name="ro1">
          <table:table-cell office:value-type="float" office:value="3.27745673553">
            <text:p>3,2774567355</text:p>
          </table:table-cell>
          <table:table-cell office:value-type="float" office:value="7.88380817737">
            <text:p>7,8838081774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IF(AND([.F$5]&lt;[.B836];[.B836]&lt;=[.F$6]);([.B836]-[.F$5])/([.F$6]-[.F$5]);1)" office:value-type="float" office:value="0.813968029561667">
            <text:p>0,8139680296</text:p>
          </table:table-cell>
          <table:table-cell table:formula="of:=ABS([.D836]-[.C836])" office:value-type="float" office:value="0.00903197043833337">
            <text:p>0,0090319704</text:p>
          </table:table-cell>
          <table:table-cell table:formula="of:=ABS([.D836]-[.C835])" office:value-type="float" office:value="0.00803197043833337">
            <text:p>0,0080319704</text:p>
          </table:table-cell>
        </table:table-row>
        <table:table-row table:style-name="ro1">
          <table:table-cell office:value-type="float" office:value="7.1510432361">
            <text:p>7,1510432361</text:p>
          </table:table-cell>
          <table:table-cell office:value-type="float" office:value="7.88686399184">
            <text:p>7,8868639918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IF(AND([.F$5]&lt;[.B837];[.B837]&lt;=[.F$6]);([.B837]-[.F$5])/([.F$6]-[.F$5]);1)" office:value-type="float" office:value="0.814477331973333">
            <text:p>0,814477332</text:p>
          </table:table-cell>
          <table:table-cell table:formula="of:=ABS([.D837]-[.C837])" office:value-type="float" office:value="0.00952266802666657">
            <text:p>0,009522668</text:p>
          </table:table-cell>
          <table:table-cell table:formula="of:=ABS([.D837]-[.C836])" office:value-type="float" office:value="0.00852266802666657">
            <text:p>0,008522668</text:p>
          </table:table-cell>
        </table:table-row>
        <table:table-row table:style-name="ro1">
          <table:table-cell office:value-type="float" office:value="6.07985987459">
            <text:p>6,0798598746</text:p>
          </table:table-cell>
          <table:table-cell office:value-type="float" office:value="7.9100240319">
            <text:p>7,9100240319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IF(AND([.F$5]&lt;[.B838];[.B838]&lt;=[.F$6]);([.B838]-[.F$5])/([.F$6]-[.F$5]);1)" office:value-type="float" office:value="0.81833733865">
            <text:p>0,8183373387</text:p>
          </table:table-cell>
          <table:table-cell table:formula="of:=ABS([.D838]-[.C838])" office:value-type="float" office:value="0.00666266134999993">
            <text:p>0,0066626613</text:p>
          </table:table-cell>
          <table:table-cell table:formula="of:=ABS([.D838]-[.C837])" office:value-type="float" office:value="0.00566266134999993">
            <text:p>0,0056626613</text:p>
          </table:table-cell>
        </table:table-row>
        <table:table-row table:style-name="ro1">
          <table:table-cell office:value-type="float" office:value="8.13264870018">
            <text:p>8,1326487002</text:p>
          </table:table-cell>
          <table:table-cell office:value-type="float" office:value="7.91938229489">
            <text:p>7,9193822949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IF(AND([.F$5]&lt;[.B839];[.B839]&lt;=[.F$6]);([.B839]-[.F$5])/([.F$6]-[.F$5]);1)" office:value-type="float" office:value="0.819897049148333">
            <text:p>0,8198970491</text:p>
          </table:table-cell>
          <table:table-cell table:formula="of:=ABS([.D839]-[.C839])" office:value-type="float" office:value="0.00610295085166657">
            <text:p>0,0061029509</text:p>
          </table:table-cell>
          <table:table-cell table:formula="of:=ABS([.D839]-[.C838])" office:value-type="float" office:value="0.00510295085166657">
            <text:p>0,0051029509</text:p>
          </table:table-cell>
        </table:table-row>
        <table:table-row table:style-name="ro1">
          <table:table-cell office:value-type="float" office:value="5.58072914754">
            <text:p>5,5807291475</text:p>
          </table:table-cell>
          <table:table-cell office:value-type="float" office:value="7.92524210278">
            <text:p>7,9252421028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IF(AND([.F$5]&lt;[.B840];[.B840]&lt;=[.F$6]);([.B840]-[.F$5])/([.F$6]-[.F$5]);1)" office:value-type="float" office:value="0.820873683796667">
            <text:p>0,8208736838</text:p>
          </table:table-cell>
          <table:table-cell table:formula="of:=ABS([.D840]-[.C840])" office:value-type="float" office:value="0.00612631620333326">
            <text:p>0,0061263162</text:p>
          </table:table-cell>
          <table:table-cell table:formula="of:=ABS([.D840]-[.C839])" office:value-type="float" office:value="0.00512631620333326">
            <text:p>0,0051263162</text:p>
          </table:table-cell>
        </table:table-row>
        <table:table-row table:style-name="ro1">
          <table:table-cell office:value-type="float" office:value="3.61875221993">
            <text:p>3,6187522199</text:p>
          </table:table-cell>
          <table:table-cell office:value-type="float" office:value="7.92903538692">
            <text:p>7,9290353869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IF(AND([.F$5]&lt;[.B841];[.B841]&lt;=[.F$6]);([.B841]-[.F$5])/([.F$6]-[.F$5]);1)" office:value-type="float" office:value="0.82150589782">
            <text:p>0,8215058978</text:p>
          </table:table-cell>
          <table:table-cell table:formula="of:=ABS([.D841]-[.C841])" office:value-type="float" office:value="0.00649410218000002">
            <text:p>0,0064941022</text:p>
          </table:table-cell>
          <table:table-cell table:formula="of:=ABS([.D841]-[.C840])" office:value-type="float" office:value="0.00549410218000002">
            <text:p>0,0054941022</text:p>
          </table:table-cell>
        </table:table-row>
        <table:table-row table:style-name="ro1">
          <table:table-cell office:value-type="float" office:value="3.76141541016">
            <text:p>3,7614154102</text:p>
          </table:table-cell>
          <table:table-cell office:value-type="float" office:value="7.92905407463">
            <text:p>7,9290540746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IF(AND([.F$5]&lt;[.B842];[.B842]&lt;=[.F$6]);([.B842]-[.F$5])/([.F$6]-[.F$5]);1)" office:value-type="float" office:value="0.821509012438333">
            <text:p>0,8215090124</text:p>
          </table:table-cell>
          <table:table-cell table:formula="of:=ABS([.D842]-[.C842])" office:value-type="float" office:value="0.00749098756166666">
            <text:p>0,0074909876</text:p>
          </table:table-cell>
          <table:table-cell table:formula="of:=ABS([.D842]-[.C841])" office:value-type="float" office:value="0.00649098756166666">
            <text:p>0,0064909876</text:p>
          </table:table-cell>
        </table:table-row>
        <table:table-row table:style-name="ro1">
          <table:table-cell office:value-type="float" office:value="8.24065680664">
            <text:p>8,2406568066</text:p>
          </table:table-cell>
          <table:table-cell office:value-type="float" office:value="7.92991857423">
            <text:p>7,9299185742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IF(AND([.F$5]&lt;[.B843];[.B843]&lt;=[.F$6]);([.B843]-[.F$5])/([.F$6]-[.F$5]);1)" office:value-type="float" office:value="0.821653095705">
            <text:p>0,8216530957</text:p>
          </table:table-cell>
          <table:table-cell table:formula="of:=ABS([.D843]-[.C843])" office:value-type="float" office:value="0.00834690429499996">
            <text:p>0,0083469043</text:p>
          </table:table-cell>
          <table:table-cell table:formula="of:=ABS([.D843]-[.C842])" office:value-type="float" office:value="0.00734690429499996">
            <text:p>0,0073469043</text:p>
          </table:table-cell>
        </table:table-row>
        <table:table-row table:style-name="ro1">
          <table:table-cell office:value-type="float" office:value="3.0253961967">
            <text:p>3,0253961967</text:p>
          </table:table-cell>
          <table:table-cell office:value-type="float" office:value="7.94239504869">
            <text:p>7,9423950487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IF(AND([.F$5]&lt;[.B844];[.B844]&lt;=[.F$6]);([.B844]-[.F$5])/([.F$6]-[.F$5]);1)" office:value-type="float" office:value="0.823732508115">
            <text:p>0,8237325081</text:p>
          </table:table-cell>
          <table:table-cell table:formula="of:=ABS([.D844]-[.C844])" office:value-type="float" office:value="0.00726749188499998">
            <text:p>0,0072674919</text:p>
          </table:table-cell>
          <table:table-cell table:formula="of:=ABS([.D844]-[.C843])" office:value-type="float" office:value="0.00626749188499998">
            <text:p>0,0062674919</text:p>
          </table:table-cell>
        </table:table-row>
        <table:table-row table:style-name="ro1">
          <table:table-cell office:value-type="float" office:value="7.2285399848">
            <text:p>7,2285399848</text:p>
          </table:table-cell>
          <table:table-cell office:value-type="float" office:value="7.94545619994">
            <text:p>7,9454561999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IF(AND([.F$5]&lt;[.B845];[.B845]&lt;=[.F$6]);([.B845]-[.F$5])/([.F$6]-[.F$5]);1)" office:value-type="float" office:value="0.82424269999">
            <text:p>0,8242427</text:p>
          </table:table-cell>
          <table:table-cell table:formula="of:=ABS([.D845]-[.C845])" office:value-type="float" office:value="0.00775730000999997">
            <text:p>0,0077573</text:p>
          </table:table-cell>
          <table:table-cell table:formula="of:=ABS([.D845]-[.C844])" office:value-type="float" office:value="0.00675730000999997">
            <text:p>0,0067573</text:p>
          </table:table-cell>
        </table:table-row>
        <table:table-row table:style-name="ro1">
          <table:table-cell office:value-type="float" office:value="6.60161624373">
            <text:p>6,6016162437</text:p>
          </table:table-cell>
          <table:table-cell office:value-type="float" office:value="7.94969423973">
            <text:p>7,9496942397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IF(AND([.F$5]&lt;[.B846];[.B846]&lt;=[.F$6]);([.B846]-[.F$5])/([.F$6]-[.F$5]);1)" office:value-type="float" office:value="0.824949039955">
            <text:p>0,82494904</text:p>
          </table:table-cell>
          <table:table-cell table:formula="of:=ABS([.D846]-[.C846])" office:value-type="float" office:value="0.00805096004499994">
            <text:p>0,00805096</text:p>
          </table:table-cell>
          <table:table-cell table:formula="of:=ABS([.D846]-[.C845])" office:value-type="float" office:value="0.00705096004499994">
            <text:p>0,00705096</text:p>
          </table:table-cell>
        </table:table-row>
        <table:table-row table:style-name="ro1">
          <table:table-cell office:value-type="float" office:value="6.18739621053">
            <text:p>6,1873962105</text:p>
          </table:table-cell>
          <table:table-cell office:value-type="float" office:value="7.95821873305">
            <text:p>7,9582187331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IF(AND([.F$5]&lt;[.B847];[.B847]&lt;=[.F$6]);([.B847]-[.F$5])/([.F$6]-[.F$5]);1)" office:value-type="float" office:value="0.826369788841667">
            <text:p>0,8263697888</text:p>
          </table:table-cell>
          <table:table-cell table:formula="of:=ABS([.D847]-[.C847])" office:value-type="float" office:value="0.00763021115833329">
            <text:p>0,0076302112</text:p>
          </table:table-cell>
          <table:table-cell table:formula="of:=ABS([.D847]-[.C846])" office:value-type="float" office:value="0.00663021115833329">
            <text:p>0,0066302112</text:p>
          </table:table-cell>
        </table:table-row>
        <table:table-row table:style-name="ro1">
          <table:table-cell office:value-type="float" office:value="7.82044422996">
            <text:p>7,82044423</text:p>
          </table:table-cell>
          <table:table-cell office:value-type="float" office:value="7.95883341157">
            <text:p>7,9588334116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IF(AND([.F$5]&lt;[.B848];[.B848]&lt;=[.F$6]);([.B848]-[.F$5])/([.F$6]-[.F$5]);1)" office:value-type="float" office:value="0.826472235261667">
            <text:p>0,8264722353</text:p>
          </table:table-cell>
          <table:table-cell table:formula="of:=ABS([.D848]-[.C848])" office:value-type="float" office:value="0.00852776473833339">
            <text:p>0,0085277647</text:p>
          </table:table-cell>
          <table:table-cell table:formula="of:=ABS([.D848]-[.C847])" office:value-type="float" office:value="0.00752776473833339">
            <text:p>0,0075277647</text:p>
          </table:table-cell>
        </table:table-row>
        <table:table-row table:style-name="ro1">
          <table:table-cell office:value-type="float" office:value="4.78558934708">
            <text:p>4,7855893471</text:p>
          </table:table-cell>
          <table:table-cell office:value-type="float" office:value="7.9652773637">
            <text:p>7,9652773637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IF(AND([.F$5]&lt;[.B849];[.B849]&lt;=[.F$6]);([.B849]-[.F$5])/([.F$6]-[.F$5]);1)" office:value-type="float" office:value="0.827546227283333">
            <text:p>0,8275462273</text:p>
          </table:table-cell>
          <table:table-cell table:formula="of:=ABS([.D849]-[.C849])" office:value-type="float" office:value="0.00845377271666658">
            <text:p>0,0084537727</text:p>
          </table:table-cell>
          <table:table-cell table:formula="of:=ABS([.D849]-[.C848])" office:value-type="float" office:value="0.00745377271666658">
            <text:p>0,0074537727</text:p>
          </table:table-cell>
        </table:table-row>
        <table:table-row table:style-name="ro1">
          <table:table-cell office:value-type="float" office:value="5.2247266466">
            <text:p>5,2247266466</text:p>
          </table:table-cell>
          <table:table-cell office:value-type="float" office:value="7.96527755061">
            <text:p>7,9652775506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IF(AND([.F$5]&lt;[.B850];[.B850]&lt;=[.F$6]);([.B850]-[.F$5])/([.F$6]-[.F$5]);1)" office:value-type="float" office:value="0.827546258435">
            <text:p>0,8275462584</text:p>
          </table:table-cell>
          <table:table-cell table:formula="of:=ABS([.D850]-[.C850])" office:value-type="float" office:value="0.00945374156500001">
            <text:p>0,0094537416</text:p>
          </table:table-cell>
          <table:table-cell table:formula="of:=ABS([.D850]-[.C849])" office:value-type="float" office:value="0.00845374156500001">
            <text:p>0,0084537416</text:p>
          </table:table-cell>
        </table:table-row>
        <table:table-row table:style-name="ro1">
          <table:table-cell office:value-type="float" office:value="3.16594496333">
            <text:p>3,1659449633</text:p>
          </table:table-cell>
          <table:table-cell office:value-type="float" office:value="7.96790435968">
            <text:p>7,9679043597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IF(AND([.F$5]&lt;[.B851];[.B851]&lt;=[.F$6]);([.B851]-[.F$5])/([.F$6]-[.F$5]);1)" office:value-type="float" office:value="0.827984059946667">
            <text:p>0,8279840599</text:p>
          </table:table-cell>
          <table:table-cell table:formula="of:=ABS([.D851]-[.C851])" office:value-type="float" office:value="0.0100159400533333">
            <text:p>0,0100159401</text:p>
          </table:table-cell>
          <table:table-cell table:formula="of:=ABS([.D851]-[.C850])" office:value-type="float" office:value="0.00901594005333328">
            <text:p>0,0090159401</text:p>
          </table:table-cell>
        </table:table-row>
        <table:table-row table:style-name="ro1">
          <table:table-cell office:value-type="float" office:value="8.40990494947">
            <text:p>8,4099049495</text:p>
          </table:table-cell>
          <table:table-cell office:value-type="float" office:value="7.97659360202">
            <text:p>7,976593602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IF(AND([.F$5]&lt;[.B852];[.B852]&lt;=[.F$6]);([.B852]-[.F$5])/([.F$6]-[.F$5]);1)" office:value-type="float" office:value="0.829432267003333">
            <text:p>0,829432267</text:p>
          </table:table-cell>
          <table:table-cell table:formula="of:=ABS([.D852]-[.C852])" office:value-type="float" office:value="0.00956773299666669">
            <text:p>0,009567733</text:p>
          </table:table-cell>
          <table:table-cell table:formula="of:=ABS([.D852]-[.C851])" office:value-type="float" office:value="0.00856773299666669">
            <text:p>0,008567733</text:p>
          </table:table-cell>
        </table:table-row>
        <table:table-row table:style-name="ro1">
          <table:table-cell office:value-type="float" office:value="7.33713629846">
            <text:p>7,3371362985</text:p>
          </table:table-cell>
          <table:table-cell office:value-type="float" office:value="7.97784080311">
            <text:p>7,9778408031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IF(AND([.F$5]&lt;[.B853];[.B853]&lt;=[.F$6]);([.B853]-[.F$5])/([.F$6]-[.F$5]);1)" office:value-type="float" office:value="0.829640133851667">
            <text:p>0,8296401339</text:p>
          </table:table-cell>
          <table:table-cell table:formula="of:=ABS([.D853]-[.C853])" office:value-type="float" office:value="0.0103598661483333">
            <text:p>0,0103598661</text:p>
          </table:table-cell>
          <table:table-cell table:formula="of:=ABS([.D853]-[.C852])" office:value-type="float" office:value="0.00935986614833328">
            <text:p>0,0093598661</text:p>
          </table:table-cell>
        </table:table-row>
        <table:table-row table:style-name="ro1">
          <table:table-cell office:value-type="float" office:value="7.87923214265">
            <text:p>7,8792321427</text:p>
          </table:table-cell>
          <table:table-cell office:value-type="float" office:value="7.9802826505">
            <text:p>7,9802826505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IF(AND([.F$5]&lt;[.B854];[.B854]&lt;=[.F$6]);([.B854]-[.F$5])/([.F$6]-[.F$5]);1)" office:value-type="float" office:value="0.830047108416667">
            <text:p>0,8300471084</text:p>
          </table:table-cell>
          <table:table-cell table:formula="of:=ABS([.D854]-[.C854])" office:value-type="float" office:value="0.0109528915833332">
            <text:p>0,0109528916</text:p>
          </table:table-cell>
          <table:table-cell table:formula="of:=ABS([.D854]-[.C853])" office:value-type="float" office:value="0.00995289158333323">
            <text:p>0,0099528916</text:p>
          </table:table-cell>
        </table:table-row>
        <table:table-row table:style-name="ro1">
          <table:table-cell office:value-type="float" office:value="4.74566423045">
            <text:p>4,7456642305</text:p>
          </table:table-cell>
          <table:table-cell office:value-type="float" office:value="7.98160441827">
            <text:p>7,9816044183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IF(AND([.F$5]&lt;[.B855];[.B855]&lt;=[.F$6]);([.B855]-[.F$5])/([.F$6]-[.F$5]);1)" office:value-type="float" office:value="0.830267403045">
            <text:p>0,830267403</text:p>
          </table:table-cell>
          <table:table-cell table:formula="of:=ABS([.D855]-[.C855])" office:value-type="float" office:value="0.011732596955">
            <text:p>0,011732597</text:p>
          </table:table-cell>
          <table:table-cell table:formula="of:=ABS([.D855]-[.C854])" office:value-type="float" office:value="0.010732596955">
            <text:p>0,010732597</text:p>
          </table:table-cell>
        </table:table-row>
        <table:table-row table:style-name="ro1">
          <table:table-cell office:value-type="float" office:value="6.58508095661">
            <text:p>6,5850809566</text:p>
          </table:table-cell>
          <table:table-cell office:value-type="float" office:value="7.98634318858">
            <text:p>7,9863431886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IF(AND([.F$5]&lt;[.B856];[.B856]&lt;=[.F$6]);([.B856]-[.F$5])/([.F$6]-[.F$5]);1)" office:value-type="float" office:value="0.831057198096667">
            <text:p>0,8310571981</text:p>
          </table:table-cell>
          <table:table-cell table:formula="of:=ABS([.D856]-[.C856])" office:value-type="float" office:value="0.0119428019033333">
            <text:p>0,0119428019</text:p>
          </table:table-cell>
          <table:table-cell table:formula="of:=ABS([.D856]-[.C855])" office:value-type="float" office:value="0.0109428019033333">
            <text:p>0,0109428019</text:p>
          </table:table-cell>
        </table:table-row>
        <table:table-row table:style-name="ro1">
          <table:table-cell office:value-type="float" office:value="7.25332929443">
            <text:p>7,2533292944</text:p>
          </table:table-cell>
          <table:table-cell office:value-type="float" office:value="7.98721010396">
            <text:p>7,987210104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IF(AND([.F$5]&lt;[.B857];[.B857]&lt;=[.F$6]);([.B857]-[.F$5])/([.F$6]-[.F$5]);1)" office:value-type="float" office:value="0.831201683993333">
            <text:p>0,831201684</text:p>
          </table:table-cell>
          <table:table-cell table:formula="of:=ABS([.D857]-[.C857])" office:value-type="float" office:value="0.0127983160066667">
            <text:p>0,012798316</text:p>
          </table:table-cell>
          <table:table-cell table:formula="of:=ABS([.D857]-[.C856])" office:value-type="float" office:value="0.0117983160066667">
            <text:p>0,011798316</text:p>
          </table:table-cell>
        </table:table-row>
        <table:table-row table:style-name="ro1">
          <table:table-cell office:value-type="float" office:value="5.46246011825">
            <text:p>5,4624601183</text:p>
          </table:table-cell>
          <table:table-cell office:value-type="float" office:value="7.98793153542">
            <text:p>7,9879315354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IF(AND([.F$5]&lt;[.B858];[.B858]&lt;=[.F$6]);([.B858]-[.F$5])/([.F$6]-[.F$5]);1)" office:value-type="float" office:value="0.83132192257">
            <text:p>0,8313219226</text:p>
          </table:table-cell>
          <table:table-cell table:formula="of:=ABS([.D858]-[.C858])" office:value-type="float" office:value="0.01367807743">
            <text:p>0,0136780774</text:p>
          </table:table-cell>
          <table:table-cell table:formula="of:=ABS([.D858]-[.C857])" office:value-type="float" office:value="0.01267807743">
            <text:p>0,0126780774</text:p>
          </table:table-cell>
        </table:table-row>
        <table:table-row table:style-name="ro1">
          <table:table-cell office:value-type="float" office:value="8.96616541608">
            <text:p>8,9661654161</text:p>
          </table:table-cell>
          <table:table-cell office:value-type="float" office:value="7.99642191991">
            <text:p>7,9964219199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IF(AND([.F$5]&lt;[.B859];[.B859]&lt;=[.F$6]);([.B859]-[.F$5])/([.F$6]-[.F$5]);1)" office:value-type="float" office:value="0.832736986651667">
            <text:p>0,8327369867</text:p>
          </table:table-cell>
          <table:table-cell table:formula="of:=ABS([.D859]-[.C859])" office:value-type="float" office:value="0.0132630133483332">
            <text:p>0,0132630133</text:p>
          </table:table-cell>
          <table:table-cell table:formula="of:=ABS([.D859]-[.C858])" office:value-type="float" office:value="0.0122630133483332">
            <text:p>0,0122630133</text:p>
          </table:table-cell>
        </table:table-row>
        <table:table-row table:style-name="ro1">
          <table:table-cell office:value-type="float" office:value="4.3146349403">
            <text:p>4,3146349403</text:p>
          </table:table-cell>
          <table:table-cell office:value-type="float" office:value="7.99720309911">
            <text:p>7,9972030991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IF(AND([.F$5]&lt;[.B860];[.B860]&lt;=[.F$6]);([.B860]-[.F$5])/([.F$6]-[.F$5]);1)" office:value-type="float" office:value="0.832867183185">
            <text:p>0,8328671832</text:p>
          </table:table-cell>
          <table:table-cell table:formula="of:=ABS([.D860]-[.C860])" office:value-type="float" office:value="0.014132816815">
            <text:p>0,0141328168</text:p>
          </table:table-cell>
          <table:table-cell table:formula="of:=ABS([.D860]-[.C859])" office:value-type="float" office:value="0.013132816815">
            <text:p>0,0131328168</text:p>
          </table:table-cell>
        </table:table-row>
        <table:table-row table:style-name="ro1">
          <table:table-cell office:value-type="float" office:value="6.52996941103">
            <text:p>6,529969411</text:p>
          </table:table-cell>
          <table:table-cell office:value-type="float" office:value="8.00327183191">
            <text:p>8,0032718319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IF(AND([.F$5]&lt;[.B861];[.B861]&lt;=[.F$6]);([.B861]-[.F$5])/([.F$6]-[.F$5]);1)" office:value-type="float" office:value="0.833878638651667">
            <text:p>0,8338786387</text:p>
          </table:table-cell>
          <table:table-cell table:formula="of:=ABS([.D861]-[.C861])" office:value-type="float" office:value="0.0141213613483333">
            <text:p>0,0141213613</text:p>
          </table:table-cell>
          <table:table-cell table:formula="of:=ABS([.D861]-[.C860])" office:value-type="float" office:value="0.0131213613483333">
            <text:p>0,0131213613</text:p>
          </table:table-cell>
        </table:table-row>
        <table:table-row table:style-name="ro1">
          <table:table-cell office:value-type="float" office:value="3.57501318181">
            <text:p>3,5750131818</text:p>
          </table:table-cell>
          <table:table-cell office:value-type="float" office:value="8.00479136666">
            <text:p>8,0047913667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IF(AND([.F$5]&lt;[.B862];[.B862]&lt;=[.F$6]);([.B862]-[.F$5])/([.F$6]-[.F$5]);1)" office:value-type="float" office:value="0.834131894443333">
            <text:p>0,8341318944</text:p>
          </table:table-cell>
          <table:table-cell table:formula="of:=ABS([.D862]-[.C862])" office:value-type="float" office:value="0.0148681055566667">
            <text:p>0,0148681056</text:p>
          </table:table-cell>
          <table:table-cell table:formula="of:=ABS([.D862]-[.C861])" office:value-type="float" office:value="0.0138681055566667">
            <text:p>0,0138681056</text:p>
          </table:table-cell>
        </table:table-row>
        <table:table-row table:style-name="ro1">
          <table:table-cell office:value-type="float" office:value="3.44973775247">
            <text:p>3,4497377525</text:p>
          </table:table-cell>
          <table:table-cell office:value-type="float" office:value="8.00583512447">
            <text:p>8,0058351245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IF(AND([.F$5]&lt;[.B863];[.B863]&lt;=[.F$6]);([.B863]-[.F$5])/([.F$6]-[.F$5]);1)" office:value-type="float" office:value="0.834305854078333">
            <text:p>0,8343058541</text:p>
          </table:table-cell>
          <table:table-cell table:formula="of:=ABS([.D863]-[.C863])" office:value-type="float" office:value="0.0156941459216666">
            <text:p>0,0156941459</text:p>
          </table:table-cell>
          <table:table-cell table:formula="of:=ABS([.D863]-[.C862])" office:value-type="float" office:value="0.0146941459216666">
            <text:p>0,0146941459</text:p>
          </table:table-cell>
        </table:table-row>
        <table:table-row table:style-name="ro1">
          <table:table-cell office:value-type="float" office:value="7.54079873959">
            <text:p>7,5407987396</text:p>
          </table:table-cell>
          <table:table-cell office:value-type="float" office:value="8.00591294335">
            <text:p>8,0059129434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IF(AND([.F$5]&lt;[.B864];[.B864]&lt;=[.F$6]);([.B864]-[.F$5])/([.F$6]-[.F$5]);1)" office:value-type="float" office:value="0.834318823891667">
            <text:p>0,8343188239</text:p>
          </table:table-cell>
          <table:table-cell table:formula="of:=ABS([.D864]-[.C864])" office:value-type="float" office:value="0.0166811761083334">
            <text:p>0,0166811761</text:p>
          </table:table-cell>
          <table:table-cell table:formula="of:=ABS([.D864]-[.C863])" office:value-type="float" office:value="0.0156811761083334">
            <text:p>0,0156811761</text:p>
          </table:table-cell>
        </table:table-row>
        <table:table-row table:style-name="ro1">
          <table:table-cell office:value-type="float" office:value="6.41936872906">
            <text:p>6,4193687291</text:p>
          </table:table-cell>
          <table:table-cell office:value-type="float" office:value="8.00925879103">
            <text:p>8,009258791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IF(AND([.F$5]&lt;[.B865];[.B865]&lt;=[.F$6]);([.B865]-[.F$5])/([.F$6]-[.F$5]);1)" office:value-type="float" office:value="0.834876465171667">
            <text:p>0,8348764652</text:p>
          </table:table-cell>
          <table:table-cell table:formula="of:=ABS([.D865]-[.C865])" office:value-type="float" office:value="0.0171235348283334">
            <text:p>0,0171235348</text:p>
          </table:table-cell>
          <table:table-cell table:formula="of:=ABS([.D865]-[.C864])" office:value-type="float" office:value="0.0161235348283334">
            <text:p>0,0161235348</text:p>
          </table:table-cell>
        </table:table-row>
        <table:table-row table:style-name="ro1">
          <table:table-cell office:value-type="float" office:value="4.91499804896">
            <text:p>4,914998049</text:p>
          </table:table-cell>
          <table:table-cell office:value-type="float" office:value="8.01281634919">
            <text:p>8,0128163492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IF(AND([.F$5]&lt;[.B866];[.B866]&lt;=[.F$6]);([.B866]-[.F$5])/([.F$6]-[.F$5]);1)" office:value-type="float" office:value="0.835469391531667">
            <text:p>0,8354693915</text:p>
          </table:table-cell>
          <table:table-cell table:formula="of:=ABS([.D866]-[.C866])" office:value-type="float" office:value="0.0175306084683332">
            <text:p>0,0175306085</text:p>
          </table:table-cell>
          <table:table-cell table:formula="of:=ABS([.D866]-[.C865])" office:value-type="float" office:value="0.0165306084683332">
            <text:p>0,0165306085</text:p>
          </table:table-cell>
        </table:table-row>
        <table:table-row table:style-name="ro1">
          <table:table-cell office:value-type="float" office:value="7.33291601312">
            <text:p>7,3329160131</text:p>
          </table:table-cell>
          <table:table-cell office:value-type="float" office:value="8.01396406848">
            <text:p>8,0139640685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IF(AND([.F$5]&lt;[.B867];[.B867]&lt;=[.F$6]);([.B867]-[.F$5])/([.F$6]-[.F$5]);1)" office:value-type="float" office:value="0.83566067808">
            <text:p>0,8356606781</text:p>
          </table:table-cell>
          <table:table-cell table:formula="of:=ABS([.D867]-[.C867])" office:value-type="float" office:value="0.01833932192">
            <text:p>0,0183393219</text:p>
          </table:table-cell>
          <table:table-cell table:formula="of:=ABS([.D867]-[.C866])" office:value-type="float" office:value="0.01733932192">
            <text:p>0,0173393219</text:p>
          </table:table-cell>
        </table:table-row>
        <table:table-row table:style-name="ro1">
          <table:table-cell office:value-type="float" office:value="4.97510548004">
            <text:p>4,97510548</text:p>
          </table:table-cell>
          <table:table-cell office:value-type="float" office:value="8.02133791408">
            <text:p>8,0213379141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IF(AND([.F$5]&lt;[.B868];[.B868]&lt;=[.F$6]);([.B868]-[.F$5])/([.F$6]-[.F$5]);1)" office:value-type="float" office:value="0.836889652346667">
            <text:p>0,8368896523</text:p>
          </table:table-cell>
          <table:table-cell table:formula="of:=ABS([.D868]-[.C868])" office:value-type="float" office:value="0.0181103476533333">
            <text:p>0,0181103477</text:p>
          </table:table-cell>
          <table:table-cell table:formula="of:=ABS([.D868]-[.C867])" office:value-type="float" office:value="0.0171103476533333">
            <text:p>0,0171103477</text:p>
          </table:table-cell>
        </table:table-row>
        <table:table-row table:style-name="ro1">
          <table:table-cell office:value-type="float" office:value="3.54626641802">
            <text:p>3,546266418</text:p>
          </table:table-cell>
          <table:table-cell office:value-type="float" office:value="8.0265094266">
            <text:p>8,0265094266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IF(AND([.F$5]&lt;[.B869];[.B869]&lt;=[.F$6]);([.B869]-[.F$5])/([.F$6]-[.F$5]);1)" office:value-type="float" office:value="0.8377515711">
            <text:p>0,8377515711</text:p>
          </table:table-cell>
          <table:table-cell table:formula="of:=ABS([.D869]-[.C869])" office:value-type="float" office:value="0.0182484288999999">
            <text:p>0,0182484289</text:p>
          </table:table-cell>
          <table:table-cell table:formula="of:=ABS([.D869]-[.C868])" office:value-type="float" office:value="0.0172484288999999">
            <text:p>0,0172484289</text:p>
          </table:table-cell>
        </table:table-row>
        <table:table-row table:style-name="ro1">
          <table:table-cell office:value-type="float" office:value="5.28073331366">
            <text:p>5,2807333137</text:p>
          </table:table-cell>
          <table:table-cell office:value-type="float" office:value="8.0454053611">
            <text:p>8,0454053611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IF(AND([.F$5]&lt;[.B870];[.B870]&lt;=[.F$6]);([.B870]-[.F$5])/([.F$6]-[.F$5]);1)" office:value-type="float" office:value="0.840900893516667">
            <text:p>0,8409008935</text:p>
          </table:table-cell>
          <table:table-cell table:formula="of:=ABS([.D870]-[.C870])" office:value-type="float" office:value="0.0160991064833332">
            <text:p>0,0160991065</text:p>
          </table:table-cell>
          <table:table-cell table:formula="of:=ABS([.D870]-[.C869])" office:value-type="float" office:value="0.0150991064833332">
            <text:p>0,0150991065</text:p>
          </table:table-cell>
        </table:table-row>
        <table:table-row table:style-name="ro1">
          <table:table-cell office:value-type="float" office:value="3.30121402821">
            <text:p>3,3012140282</text:p>
          </table:table-cell>
          <table:table-cell office:value-type="float" office:value="8.05422797507">
            <text:p>8,0542279751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IF(AND([.F$5]&lt;[.B871];[.B871]&lt;=[.F$6]);([.B871]-[.F$5])/([.F$6]-[.F$5]);1)" office:value-type="float" office:value="0.842371329178333">
            <text:p>0,8423713292</text:p>
          </table:table-cell>
          <table:table-cell table:formula="of:=ABS([.D871]-[.C871])" office:value-type="float" office:value="0.0156286708216665">
            <text:p>0,0156286708</text:p>
          </table:table-cell>
          <table:table-cell table:formula="of:=ABS([.D871]-[.C870])" office:value-type="float" office:value="0.0146286708216665">
            <text:p>0,0146286708</text:p>
          </table:table-cell>
        </table:table-row>
        <table:table-row table:style-name="ro1">
          <table:table-cell office:value-type="float" office:value="6.04705948784">
            <text:p>6,0470594878</text:p>
          </table:table-cell>
          <table:table-cell office:value-type="float" office:value="8.09325031341">
            <text:p>8,0932503134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IF(AND([.F$5]&lt;[.B872];[.B872]&lt;=[.F$6]);([.B872]-[.F$5])/([.F$6]-[.F$5]);1)" office:value-type="float" office:value="0.848875052235">
            <text:p>0,8488750522</text:p>
          </table:table-cell>
          <table:table-cell table:formula="of:=ABS([.D872]-[.C872])" office:value-type="float" office:value="0.0101249477650001">
            <text:p>0,0101249478</text:p>
          </table:table-cell>
          <table:table-cell table:formula="of:=ABS([.D872]-[.C871])" office:value-type="float" office:value="0.00912494776500006">
            <text:p>0,0091249478</text:p>
          </table:table-cell>
        </table:table-row>
        <table:table-row table:style-name="ro1">
          <table:table-cell office:value-type="float" office:value="4.17765386967">
            <text:p>4,1776538697</text:p>
          </table:table-cell>
          <table:table-cell office:value-type="float" office:value="8.09648419079">
            <text:p>8,0964841908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IF(AND([.F$5]&lt;[.B873];[.B873]&lt;=[.F$6]);([.B873]-[.F$5])/([.F$6]-[.F$5]);1)" office:value-type="float" office:value="0.849414031798333">
            <text:p>0,8494140318</text:p>
          </table:table-cell>
          <table:table-cell table:formula="of:=ABS([.D873]-[.C873])" office:value-type="float" office:value="0.0105859682016668">
            <text:p>0,0105859682</text:p>
          </table:table-cell>
          <table:table-cell table:formula="of:=ABS([.D873]-[.C872])" office:value-type="float" office:value="0.00958596820166679">
            <text:p>0,0095859682</text:p>
          </table:table-cell>
        </table:table-row>
        <table:table-row table:style-name="ro1">
          <table:table-cell office:value-type="float" office:value="8.53989806485">
            <text:p>8,5398980649</text:p>
          </table:table-cell>
          <table:table-cell office:value-type="float" office:value="8.10332520083">
            <text:p>8,1033252008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IF(AND([.F$5]&lt;[.B874];[.B874]&lt;=[.F$6]);([.B874]-[.F$5])/([.F$6]-[.F$5]);1)" office:value-type="float" office:value="0.850554200138333">
            <text:p>0,8505542001</text:p>
          </table:table-cell>
          <table:table-cell table:formula="of:=ABS([.D874]-[.C874])" office:value-type="float" office:value="0.0104457998616667">
            <text:p>0,0104457999</text:p>
          </table:table-cell>
          <table:table-cell table:formula="of:=ABS([.D874]-[.C873])" office:value-type="float" office:value="0.00944579986166671">
            <text:p>0,0094457999</text:p>
          </table:table-cell>
        </table:table-row>
        <table:table-row table:style-name="ro1">
          <table:table-cell office:value-type="float" office:value="5.56800328436">
            <text:p>5,5680032844</text:p>
          </table:table-cell>
          <table:table-cell office:value-type="float" office:value="8.10371454723">
            <text:p>8,1037145472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IF(AND([.F$5]&lt;[.B875];[.B875]&lt;=[.F$6]);([.B875]-[.F$5])/([.F$6]-[.F$5]);1)" office:value-type="float" office:value="0.850619091205">
            <text:p>0,8506190912</text:p>
          </table:table-cell>
          <table:table-cell table:formula="of:=ABS([.D875]-[.C875])" office:value-type="float" office:value="0.011380908795">
            <text:p>0,0113809088</text:p>
          </table:table-cell>
          <table:table-cell table:formula="of:=ABS([.D875]-[.C874])" office:value-type="float" office:value="0.010380908795">
            <text:p>0,0103809088</text:p>
          </table:table-cell>
        </table:table-row>
        <table:table-row table:style-name="ro1">
          <table:table-cell office:value-type="float" office:value="5.19403210309">
            <text:p>5,1940321031</text:p>
          </table:table-cell>
          <table:table-cell office:value-type="float" office:value="8.13264870018">
            <text:p>8,1326487002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IF(AND([.F$5]&lt;[.B876];[.B876]&lt;=[.F$6]);([.B876]-[.F$5])/([.F$6]-[.F$5]);1)" office:value-type="float" office:value="0.85544145003">
            <text:p>0,85544145</text:p>
          </table:table-cell>
          <table:table-cell table:formula="of:=ABS([.D876]-[.C876])" office:value-type="float" office:value="0.00755854996999983">
            <text:p>0,00755855</text:p>
          </table:table-cell>
          <table:table-cell table:formula="of:=ABS([.D876]-[.C875])" office:value-type="float" office:value="0.00655854996999983">
            <text:p>0,00655855</text:p>
          </table:table-cell>
        </table:table-row>
        <table:table-row table:style-name="ro1">
          <table:table-cell office:value-type="float" office:value="4.24824777898">
            <text:p>4,248247779</text:p>
          </table:table-cell>
          <table:table-cell office:value-type="float" office:value="8.13859121428">
            <text:p>8,1385912143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IF(AND([.F$5]&lt;[.B877];[.B877]&lt;=[.F$6]);([.B877]-[.F$5])/([.F$6]-[.F$5]);1)" office:value-type="float" office:value="0.856431869046667">
            <text:p>0,856431869</text:p>
          </table:table-cell>
          <table:table-cell table:formula="of:=ABS([.D877]-[.C877])" office:value-type="float" office:value="0.00756813095333331">
            <text:p>0,007568131</text:p>
          </table:table-cell>
          <table:table-cell table:formula="of:=ABS([.D877]-[.C876])" office:value-type="float" office:value="0.00656813095333331">
            <text:p>0,006568131</text:p>
          </table:table-cell>
        </table:table-row>
        <table:table-row table:style-name="ro1">
          <table:table-cell office:value-type="float" office:value="5.42957550141">
            <text:p>5,4295755014</text:p>
          </table:table-cell>
          <table:table-cell office:value-type="float" office:value="8.13868189997">
            <text:p>8,1386819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IF(AND([.F$5]&lt;[.B878];[.B878]&lt;=[.F$6]);([.B878]-[.F$5])/([.F$6]-[.F$5]);1)" office:value-type="float" office:value="0.856446983328333">
            <text:p>0,8564469833</text:p>
          </table:table-cell>
          <table:table-cell table:formula="of:=ABS([.D878]-[.C878])" office:value-type="float" office:value="0.00855301667166652">
            <text:p>0,0085530167</text:p>
          </table:table-cell>
          <table:table-cell table:formula="of:=ABS([.D878]-[.C877])" office:value-type="float" office:value="0.00755301667166652">
            <text:p>0,0075530167</text:p>
          </table:table-cell>
        </table:table-row>
        <table:table-row table:style-name="ro1">
          <table:table-cell office:value-type="float" office:value="3.62597540917">
            <text:p>3,6259754092</text:p>
          </table:table-cell>
          <table:table-cell office:value-type="float" office:value="8.13938517646">
            <text:p>8,1393851765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IF(AND([.F$5]&lt;[.B879];[.B879]&lt;=[.F$6]);([.B879]-[.F$5])/([.F$6]-[.F$5]);1)" office:value-type="float" office:value="0.856564196076667">
            <text:p>0,8565641961</text:p>
          </table:table-cell>
          <table:table-cell table:formula="of:=ABS([.D879]-[.C879])" office:value-type="float" office:value="0.00943580392333343">
            <text:p>0,0094358039</text:p>
          </table:table-cell>
          <table:table-cell table:formula="of:=ABS([.D879]-[.C878])" office:value-type="float" office:value="0.00843580392333343">
            <text:p>0,0084358039</text:p>
          </table:table-cell>
        </table:table-row>
        <table:table-row table:style-name="ro1">
          <table:table-cell office:value-type="float" office:value="7.5468544684">
            <text:p>7,5468544684</text:p>
          </table:table-cell>
          <table:table-cell office:value-type="float" office:value="8.14201353223">
            <text:p>8,1420135322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IF(AND([.F$5]&lt;[.B880];[.B880]&lt;=[.F$6]);([.B880]-[.F$5])/([.F$6]-[.F$5]);1)" office:value-type="float" office:value="0.857002255371667">
            <text:p>0,8570022554</text:p>
          </table:table-cell>
          <table:table-cell table:formula="of:=ABS([.D880]-[.C880])" office:value-type="float" office:value="0.00999774462833347">
            <text:p>0,0099977446</text:p>
          </table:table-cell>
          <table:table-cell table:formula="of:=ABS([.D880]-[.C879])" office:value-type="float" office:value="0.00899774462833347">
            <text:p>0,0089977446</text:p>
          </table:table-cell>
        </table:table-row>
        <table:table-row table:style-name="ro1">
          <table:table-cell office:value-type="float" office:value="8.52565093805">
            <text:p>8,5256509381</text:p>
          </table:table-cell>
          <table:table-cell office:value-type="float" office:value="8.1466625612">
            <text:p>8,1466625612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IF(AND([.F$5]&lt;[.B881];[.B881]&lt;=[.F$6]);([.B881]-[.F$5])/([.F$6]-[.F$5]);1)" office:value-type="float" office:value="0.857777093533333">
            <text:p>0,8577770935</text:p>
          </table:table-cell>
          <table:table-cell table:formula="of:=ABS([.D881]-[.C881])" office:value-type="float" office:value="0.0102229064666668">
            <text:p>0,0102229065</text:p>
          </table:table-cell>
          <table:table-cell table:formula="of:=ABS([.D881]-[.C880])" office:value-type="float" office:value="0.00922290646666679">
            <text:p>0,0092229065</text:p>
          </table:table-cell>
        </table:table-row>
        <table:table-row table:style-name="ro1">
          <table:table-cell office:value-type="float" office:value="6.43496459902">
            <text:p>6,434964599</text:p>
          </table:table-cell>
          <table:table-cell office:value-type="float" office:value="8.14925289565">
            <text:p>8,1492528957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IF(AND([.F$5]&lt;[.B882];[.B882]&lt;=[.F$6]);([.B882]-[.F$5])/([.F$6]-[.F$5]);1)" office:value-type="float" office:value="0.858208815941667">
            <text:p>0,8582088159</text:p>
          </table:table-cell>
          <table:table-cell table:formula="of:=ABS([.D882]-[.C882])" office:value-type="float" office:value="0.0107911840583335">
            <text:p>0,0107911841</text:p>
          </table:table-cell>
          <table:table-cell table:formula="of:=ABS([.D882]-[.C881])" office:value-type="float" office:value="0.00979118405833346">
            <text:p>0,0097911841</text:p>
          </table:table-cell>
        </table:table-row>
        <table:table-row table:style-name="ro1">
          <table:table-cell office:value-type="float" office:value="6.51893732333">
            <text:p>6,5189373233</text:p>
          </table:table-cell>
          <table:table-cell office:value-type="float" office:value="8.15974546794">
            <text:p>8,1597454679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IF(AND([.F$5]&lt;[.B883];[.B883]&lt;=[.F$6]);([.B883]-[.F$5])/([.F$6]-[.F$5]);1)" office:value-type="float" office:value="0.85995757799">
            <text:p>0,859957578</text:p>
          </table:table-cell>
          <table:table-cell table:formula="of:=ABS([.D883]-[.C883])" office:value-type="float" office:value="0.0100424220099999">
            <text:p>0,010042422</text:p>
          </table:table-cell>
          <table:table-cell table:formula="of:=ABS([.D883]-[.C882])" office:value-type="float" office:value="0.00904242200999994">
            <text:p>0,009042422</text:p>
          </table:table-cell>
        </table:table-row>
        <table:table-row table:style-name="ro1">
          <table:table-cell office:value-type="float" office:value="3.19413066887">
            <text:p>3,1941306689</text:p>
          </table:table-cell>
          <table:table-cell office:value-type="float" office:value="8.17137714648">
            <text:p>8,1713771465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IF(AND([.F$5]&lt;[.B884];[.B884]&lt;=[.F$6]);([.B884]-[.F$5])/([.F$6]-[.F$5]);1)" office:value-type="float" office:value="0.86189619108">
            <text:p>0,8618961911</text:p>
          </table:table-cell>
          <table:table-cell table:formula="of:=ABS([.D884]-[.C884])" office:value-type="float" office:value="0.00910380892000007">
            <text:p>0,0091038089</text:p>
          </table:table-cell>
          <table:table-cell table:formula="of:=ABS([.D884]-[.C883])" office:value-type="float" office:value="0.00810380892000007">
            <text:p>0,0081038089</text:p>
          </table:table-cell>
        </table:table-row>
        <table:table-row table:style-name="ro1">
          <table:table-cell office:value-type="float" office:value="3.7003449074">
            <text:p>3,7003449074</text:p>
          </table:table-cell>
          <table:table-cell office:value-type="float" office:value="8.17439349304">
            <text:p>8,174393493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IF(AND([.F$5]&lt;[.B885];[.B885]&lt;=[.F$6]);([.B885]-[.F$5])/([.F$6]-[.F$5]);1)" office:value-type="float" office:value="0.862398915506667">
            <text:p>0,8623989155</text:p>
          </table:table-cell>
          <table:table-cell table:formula="of:=ABS([.D885]-[.C885])" office:value-type="float" office:value="0.0096010844933333">
            <text:p>0,0096010845</text:p>
          </table:table-cell>
          <table:table-cell table:formula="of:=ABS([.D885]-[.C884])" office:value-type="float" office:value="0.0086010844933333">
            <text:p>0,0086010845</text:p>
          </table:table-cell>
        </table:table-row>
        <table:table-row table:style-name="ro1">
          <table:table-cell office:value-type="float" office:value="3.0567052458">
            <text:p>3,0567052458</text:p>
          </table:table-cell>
          <table:table-cell office:value-type="float" office:value="8.20388235805">
            <text:p>8,2038823581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IF(AND([.F$5]&lt;[.B886];[.B886]&lt;=[.F$6]);([.B886]-[.F$5])/([.F$6]-[.F$5]);1)" office:value-type="float" office:value="0.867313726341667">
            <text:p>0,8673137263</text:p>
          </table:table-cell>
          <table:table-cell table:formula="of:=ABS([.D886]-[.C886])" office:value-type="float" office:value="0.0056862736583333">
            <text:p>0,0056862737</text:p>
          </table:table-cell>
          <table:table-cell table:formula="of:=ABS([.D886]-[.C885])" office:value-type="float" office:value="0.0046862736583333">
            <text:p>0,0046862737</text:p>
          </table:table-cell>
        </table:table-row>
        <table:table-row table:style-name="ro1">
          <table:table-cell office:value-type="float" office:value="8.56381665549">
            <text:p>8,5638166555</text:p>
          </table:table-cell>
          <table:table-cell office:value-type="float" office:value="8.24065680664">
            <text:p>8,2406568066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IF(AND([.F$5]&lt;[.B887];[.B887]&lt;=[.F$6]);([.B887]-[.F$5])/([.F$6]-[.F$5]);1)" office:value-type="float" office:value="0.873442801106667">
            <text:p>0,8734428011</text:p>
          </table:table-cell>
          <table:table-cell table:formula="of:=ABS([.D887]-[.C887])" office:value-type="float" office:value="0.000557198893333277">
            <text:p>0,0005571989</text:p>
          </table:table-cell>
          <table:table-cell table:formula="of:=ABS([.D887]-[.C886])" office:value-type="float" office:value="0.000442801106666724">
            <text:p>0,0004428011</text:p>
          </table:table-cell>
        </table:table-row>
        <table:table-row table:style-name="ro1">
          <table:table-cell office:value-type="float" office:value="6.10718569293">
            <text:p>6,1071856929</text:p>
          </table:table-cell>
          <table:table-cell office:value-type="float" office:value="8.24476148337">
            <text:p>8,2447614834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IF(AND([.F$5]&lt;[.B888];[.B888]&lt;=[.F$6]);([.B888]-[.F$5])/([.F$6]-[.F$5]);1)" office:value-type="float" office:value="0.874126913895">
            <text:p>0,8741269139</text:p>
          </table:table-cell>
          <table:table-cell table:formula="of:=ABS([.D888]-[.C888])" office:value-type="float" office:value="0.000873086104999921">
            <text:p>0,0008730861</text:p>
          </table:table-cell>
          <table:table-cell table:formula="of:=ABS([.D888]-[.C887])" office:value-type="float" office:value="0.00012691389500008">
            <text:p>0,0001269139</text:p>
          </table:table-cell>
        </table:table-row>
        <table:table-row table:style-name="ro1">
          <table:table-cell office:value-type="float" office:value="5.16367679299">
            <text:p>5,163676793</text:p>
          </table:table-cell>
          <table:table-cell office:value-type="float" office:value="8.25424292291">
            <text:p>8,2542429229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IF(AND([.F$5]&lt;[.B889];[.B889]&lt;=[.F$6]);([.B889]-[.F$5])/([.F$6]-[.F$5]);1)" office:value-type="float" office:value="0.875707153818333">
            <text:p>0,8757071538</text:p>
          </table:table-cell>
          <table:table-cell table:formula="of:=ABS([.D889]-[.C889])" office:value-type="float" office:value="0.000292846181666584">
            <text:p>0,0002928462</text:p>
          </table:table-cell>
          <table:table-cell table:formula="of:=ABS([.D889]-[.C888])" office:value-type="float" office:value="0.000707153818333417">
            <text:p>0,0007071538</text:p>
          </table:table-cell>
        </table:table-row>
        <table:table-row table:style-name="ro1">
          <table:table-cell office:value-type="float" office:value="6.28131761121">
            <text:p>6,2813176112</text:p>
          </table:table-cell>
          <table:table-cell office:value-type="float" office:value="8.25666541738">
            <text:p>8,2566654174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IF(AND([.F$5]&lt;[.B890];[.B890]&lt;=[.F$6]);([.B890]-[.F$5])/([.F$6]-[.F$5]);1)" office:value-type="float" office:value="0.876110902896667">
            <text:p>0,8761109029</text:p>
          </table:table-cell>
          <table:table-cell table:formula="of:=ABS([.D890]-[.C890])" office:value-type="float" office:value="0.000889097103333181">
            <text:p>0,0008890971</text:p>
          </table:table-cell>
          <table:table-cell table:formula="of:=ABS([.D890]-[.C889])" office:value-type="float" office:value="0.00011090289666682">
            <text:p>0,0001109029</text:p>
          </table:table-cell>
        </table:table-row>
        <table:table-row table:style-name="ro1">
          <table:table-cell office:value-type="float" office:value="6.73013933075">
            <text:p>6,7301393308</text:p>
          </table:table-cell>
          <table:table-cell office:value-type="float" office:value="8.26412385377">
            <text:p>8,2641238538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IF(AND([.F$5]&lt;[.B891];[.B891]&lt;=[.F$6]);([.B891]-[.F$5])/([.F$6]-[.F$5]);1)" office:value-type="float" office:value="0.877353975628333">
            <text:p>0,8773539756</text:p>
          </table:table-cell>
          <table:table-cell table:formula="of:=ABS([.D891]-[.C891])" office:value-type="float" office:value="0.000646024371666609">
            <text:p>0,0006460244</text:p>
          </table:table-cell>
          <table:table-cell table:formula="of:=ABS([.D891]-[.C890])" office:value-type="float" office:value="0.000353975628333392">
            <text:p>0,0003539756</text:p>
          </table:table-cell>
        </table:table-row>
        <table:table-row table:style-name="ro1">
          <table:table-cell office:value-type="float" office:value="8.3346150947">
            <text:p>8,3346150947</text:p>
          </table:table-cell>
          <table:table-cell office:value-type="float" office:value="8.2718580173">
            <text:p>8,2718580173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IF(AND([.F$5]&lt;[.B892];[.B892]&lt;=[.F$6]);([.B892]-[.F$5])/([.F$6]-[.F$5]);1)" office:value-type="float" office:value="0.878643002883333">
            <text:p>0,8786430029</text:p>
          </table:table-cell>
          <table:table-cell table:formula="of:=ABS([.D892]-[.C892])" office:value-type="float" office:value="0.000356997116666702">
            <text:p>0,0003569971</text:p>
          </table:table-cell>
          <table:table-cell table:formula="of:=ABS([.D892]-[.C891])" office:value-type="float" office:value="0.000643002883333299">
            <text:p>0,0006430029</text:p>
          </table:table-cell>
        </table:table-row>
        <table:table-row table:style-name="ro1">
          <table:table-cell office:value-type="float" office:value="5.90425941861">
            <text:p>5,9042594186</text:p>
          </table:table-cell>
          <table:table-cell office:value-type="float" office:value="8.28434247574">
            <text:p>8,2843424757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IF(AND([.F$5]&lt;[.B893];[.B893]&lt;=[.F$6]);([.B893]-[.F$5])/([.F$6]-[.F$5]);1)" office:value-type="float" office:value="0.880723745956667">
            <text:p>0,880723746</text:p>
          </table:table-cell>
          <table:table-cell table:formula="of:=ABS([.D893]-[.C893])" office:value-type="float" office:value="0.000723745956666799">
            <text:p>0,000723746</text:p>
          </table:table-cell>
          <table:table-cell table:formula="of:=ABS([.D893]-[.C892])" office:value-type="float" office:value="0.0017237459566668">
            <text:p>0,001723746</text:p>
          </table:table-cell>
        </table:table-row>
        <table:table-row table:style-name="ro1">
          <table:table-cell office:value-type="float" office:value="3.94543442558">
            <text:p>3,9454344256</text:p>
          </table:table-cell>
          <table:table-cell office:value-type="float" office:value="8.28925054315">
            <text:p>8,2892505432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IF(AND([.F$5]&lt;[.B894];[.B894]&lt;=[.F$6]);([.B894]-[.F$5])/([.F$6]-[.F$5]);1)" office:value-type="float" office:value="0.881541757191667">
            <text:p>0,8815417572</text:p>
          </table:table-cell>
          <table:table-cell table:formula="of:=ABS([.D894]-[.C894])" office:value-type="float" office:value="0.000541757191666714">
            <text:p>0,0005417572</text:p>
          </table:table-cell>
          <table:table-cell table:formula="of:=ABS([.D894]-[.C893])" office:value-type="float" office:value="0.00154175719166672">
            <text:p>0,0015417572</text:p>
          </table:table-cell>
        </table:table-row>
        <table:table-row table:style-name="ro1">
          <table:table-cell office:value-type="float" office:value="3.23798139045">
            <text:p>3,2379813905</text:p>
          </table:table-cell>
          <table:table-cell office:value-type="float" office:value="8.30385960925">
            <text:p>8,3038596093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IF(AND([.F$5]&lt;[.B895];[.B895]&lt;=[.F$6]);([.B895]-[.F$5])/([.F$6]-[.F$5]);1)" office:value-type="float" office:value="0.883976601541667">
            <text:p>0,8839766015</text:p>
          </table:table-cell>
          <table:table-cell table:formula="of:=ABS([.D895]-[.C895])" office:value-type="float" office:value="0.00197660154166679">
            <text:p>0,0019766015</text:p>
          </table:table-cell>
          <table:table-cell table:formula="of:=ABS([.D895]-[.C894])" office:value-type="float" office:value="0.00297660154166679">
            <text:p>0,0029766015</text:p>
          </table:table-cell>
        </table:table-row>
        <table:table-row table:style-name="ro1">
          <table:table-cell office:value-type="float" office:value="8.60109616191">
            <text:p>8,6010961619</text:p>
          </table:table-cell>
          <table:table-cell office:value-type="float" office:value="8.30421387099">
            <text:p>8,304213871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IF(AND([.F$5]&lt;[.B896];[.B896]&lt;=[.F$6]);([.B896]-[.F$5])/([.F$6]-[.F$5]);1)" office:value-type="float" office:value="0.884035645165">
            <text:p>0,8840356452</text:p>
          </table:table-cell>
          <table:table-cell table:formula="of:=ABS([.D896]-[.C896])" office:value-type="float" office:value="0.0010356451650001">
            <text:p>0,0010356452</text:p>
          </table:table-cell>
          <table:table-cell table:formula="of:=ABS([.D896]-[.C895])" office:value-type="float" office:value="0.0020356451650001">
            <text:p>0,0020356452</text:p>
          </table:table-cell>
        </table:table-row>
        <table:table-row table:style-name="ro1">
          <table:table-cell office:value-type="float" office:value="4.17157143912">
            <text:p>4,1715714391</text:p>
          </table:table-cell>
          <table:table-cell office:value-type="float" office:value="8.31397869757">
            <text:p>8,3139786976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IF(AND([.F$5]&lt;[.B897];[.B897]&lt;=[.F$6]);([.B897]-[.F$5])/([.F$6]-[.F$5]);1)" office:value-type="float" office:value="0.885663116261667">
            <text:p>0,8856631163</text:p>
          </table:table-cell>
          <table:table-cell table:formula="of:=ABS([.D897]-[.C897])" office:value-type="float" office:value="0.00166311626166671">
            <text:p>0,0016631163</text:p>
          </table:table-cell>
          <table:table-cell table:formula="of:=ABS([.D897]-[.C896])" office:value-type="float" office:value="0.00266311626166671">
            <text:p>0,0026631163</text:p>
          </table:table-cell>
        </table:table-row>
        <table:table-row table:style-name="ro1">
          <table:table-cell office:value-type="float" office:value="6.16253250143">
            <text:p>6,1625325014</text:p>
          </table:table-cell>
          <table:table-cell office:value-type="float" office:value="8.31598020977">
            <text:p>8,3159802098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IF(AND([.F$5]&lt;[.B898];[.B898]&lt;=[.F$6]);([.B898]-[.F$5])/([.F$6]-[.F$5]);1)" office:value-type="float" office:value="0.885996701628333">
            <text:p>0,8859967016</text:p>
          </table:table-cell>
          <table:table-cell table:formula="of:=ABS([.D898]-[.C898])" office:value-type="float" office:value="0.000996701628333319">
            <text:p>0,0009967016</text:p>
          </table:table-cell>
          <table:table-cell table:formula="of:=ABS([.D898]-[.C897])" office:value-type="float" office:value="0.00199670162833332">
            <text:p>0,0019967016</text:p>
          </table:table-cell>
        </table:table-row>
        <table:table-row table:style-name="ro1">
          <table:table-cell office:value-type="float" office:value="8.00583512447">
            <text:p>8,0058351245</text:p>
          </table:table-cell>
          <table:table-cell office:value-type="float" office:value="8.32878025017">
            <text:p>8,3287802502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IF(AND([.F$5]&lt;[.B899];[.B899]&lt;=[.F$6]);([.B899]-[.F$5])/([.F$6]-[.F$5]);1)" office:value-type="float" office:value="0.888130041695">
            <text:p>0,8881300417</text:p>
          </table:table-cell>
          <table:table-cell table:formula="of:=ABS([.D899]-[.C899])" office:value-type="float" office:value="0.00213004169500008">
            <text:p>0,0021300417</text:p>
          </table:table-cell>
          <table:table-cell table:formula="of:=ABS([.D899]-[.C898])" office:value-type="float" office:value="0.00313004169500009">
            <text:p>0,0031300417</text:p>
          </table:table-cell>
        </table:table-row>
        <table:table-row table:style-name="ro1">
          <table:table-cell office:value-type="float" office:value="3.0269798661">
            <text:p>3,0269798661</text:p>
          </table:table-cell>
          <table:table-cell office:value-type="float" office:value="8.3290987586">
            <text:p>8,3290987586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IF(AND([.F$5]&lt;[.B900];[.B900]&lt;=[.F$6]);([.B900]-[.F$5])/([.F$6]-[.F$5]);1)" office:value-type="float" office:value="0.888183126433333">
            <text:p>0,8881831264</text:p>
          </table:table-cell>
          <table:table-cell table:formula="of:=ABS([.D900]-[.C900])" office:value-type="float" office:value="0.0011831264333334">
            <text:p>0,0011831264</text:p>
          </table:table-cell>
          <table:table-cell table:formula="of:=ABS([.D900]-[.C899])" office:value-type="float" office:value="0.0021831264333334">
            <text:p>0,0021831264</text:p>
          </table:table-cell>
        </table:table-row>
        <table:table-row table:style-name="ro1">
          <table:table-cell office:value-type="float" office:value="7.0425799377">
            <text:p>7,0425799377</text:p>
          </table:table-cell>
          <table:table-cell office:value-type="float" office:value="8.3346150947">
            <text:p>8,3346150947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IF(AND([.F$5]&lt;[.B901];[.B901]&lt;=[.F$6]);([.B901]-[.F$5])/([.F$6]-[.F$5]);1)" office:value-type="float" office:value="0.889102515783333">
            <text:p>0,8891025158</text:p>
          </table:table-cell>
          <table:table-cell table:formula="of:=ABS([.D901]-[.C901])" office:value-type="float" office:value="0.00110251578333331">
            <text:p>0,0011025158</text:p>
          </table:table-cell>
          <table:table-cell table:formula="of:=ABS([.D901]-[.C900])" office:value-type="float" office:value="0.00210251578333331">
            <text:p>0,0021025158</text:p>
          </table:table-cell>
        </table:table-row>
        <table:table-row table:style-name="ro1">
          <table:table-cell office:value-type="float" office:value="4.17387189527">
            <text:p>4,1738718953</text:p>
          </table:table-cell>
          <table:table-cell office:value-type="float" office:value="8.3362688408">
            <text:p>8,3362688408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IF(AND([.F$5]&lt;[.B902];[.B902]&lt;=[.F$6]);([.B902]-[.F$5])/([.F$6]-[.F$5]);1)" office:value-type="float" office:value="0.889378140133334">
            <text:p>0,8893781401</text:p>
          </table:table-cell>
          <table:table-cell table:formula="of:=ABS([.D902]-[.C902])" office:value-type="float" office:value="0.000378140133333482">
            <text:p>0,0003781401</text:p>
          </table:table-cell>
          <table:table-cell table:formula="of:=ABS([.D902]-[.C901])" office:value-type="float" office:value="0.00137814013333348">
            <text:p>0,0013781401</text:p>
          </table:table-cell>
        </table:table-row>
        <table:table-row table:style-name="ro1">
          <table:table-cell office:value-type="float" office:value="6.55172841514">
            <text:p>6,5517284151</text:p>
          </table:table-cell>
          <table:table-cell office:value-type="float" office:value="8.34373675462">
            <text:p>8,3437367546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IF(AND([.F$5]&lt;[.B903];[.B903]&lt;=[.F$6]);([.B903]-[.F$5])/([.F$6]-[.F$5]);1)" office:value-type="float" office:value="0.890622792436667">
            <text:p>0,8906227924</text:p>
          </table:table-cell>
          <table:table-cell table:formula="of:=ABS([.D903]-[.C903])" office:value-type="float" office:value="0.00062279243666663">
            <text:p>0,0006227924</text:p>
          </table:table-cell>
          <table:table-cell table:formula="of:=ABS([.D903]-[.C902])" office:value-type="float" office:value="0.00162279243666663">
            <text:p>0,0016227924</text:p>
          </table:table-cell>
        </table:table-row>
        <table:table-row table:style-name="ro1">
          <table:table-cell office:value-type="float" office:value="6.69025495494">
            <text:p>6,6902549549</text:p>
          </table:table-cell>
          <table:table-cell office:value-type="float" office:value="8.34749230319">
            <text:p>8,3474923032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IF(AND([.F$5]&lt;[.B904];[.B904]&lt;=[.F$6]);([.B904]-[.F$5])/([.F$6]-[.F$5]);1)" office:value-type="float" office:value="0.891248717198333">
            <text:p>0,8912487172</text:p>
          </table:table-cell>
          <table:table-cell table:formula="of:=ABS([.D904]-[.C904])" office:value-type="float" office:value="0.000248717198333304">
            <text:p>0,0002487172</text:p>
          </table:table-cell>
          <table:table-cell table:formula="of:=ABS([.D904]-[.C903])" office:value-type="float" office:value="0.0012487171983333">
            <text:p>0,0012487172</text:p>
          </table:table-cell>
        </table:table-row>
        <table:table-row table:style-name="ro1">
          <table:table-cell office:value-type="float" office:value="5.31722787905">
            <text:p>5,3172278791</text:p>
          </table:table-cell>
          <table:table-cell office:value-type="float" office:value="8.35708162553">
            <text:p>8,3570816255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IF(AND([.F$5]&lt;[.B905];[.B905]&lt;=[.F$6]);([.B905]-[.F$5])/([.F$6]-[.F$5]);1)" office:value-type="float" office:value="0.892846937588333">
            <text:p>0,8928469376</text:p>
          </table:table-cell>
          <table:table-cell table:formula="of:=ABS([.D905]-[.C905])" office:value-type="float" office:value="0.000846937588333319">
            <text:p>0,0008469376</text:p>
          </table:table-cell>
          <table:table-cell table:formula="of:=ABS([.D905]-[.C904])" office:value-type="float" office:value="0.00184693758833332">
            <text:p>0,0018469376</text:p>
          </table:table-cell>
        </table:table-row>
        <table:table-row table:style-name="ro1">
          <table:table-cell office:value-type="float" office:value="8.0265094266">
            <text:p>8,0265094266</text:p>
          </table:table-cell>
          <table:table-cell office:value-type="float" office:value="8.3698411461">
            <text:p>8,3698411461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IF(AND([.F$5]&lt;[.B906];[.B906]&lt;=[.F$6]);([.B906]-[.F$5])/([.F$6]-[.F$5]);1)" office:value-type="float" office:value="0.89497352435">
            <text:p>0,8949735244</text:p>
          </table:table-cell>
          <table:table-cell table:formula="of:=ABS([.D906]-[.C906])" office:value-type="float" office:value="0.00197352435000009">
            <text:p>0,0019735244</text:p>
          </table:table-cell>
          <table:table-cell table:formula="of:=ABS([.D906]-[.C905])" office:value-type="float" office:value="0.00297352435000009">
            <text:p>0,0029735244</text:p>
          </table:table-cell>
        </table:table-row>
        <table:table-row table:style-name="ro1">
          <table:table-cell office:value-type="float" office:value="4.16585422095">
            <text:p>4,165854221</text:p>
          </table:table-cell>
          <table:table-cell office:value-type="float" office:value="8.3859200954">
            <text:p>8,3859200954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IF(AND([.F$5]&lt;[.B907];[.B907]&lt;=[.F$6]);([.B907]-[.F$5])/([.F$6]-[.F$5]);1)" office:value-type="float" office:value="0.897653349233333">
            <text:p>0,8976533492</text:p>
          </table:table-cell>
          <table:table-cell table:formula="of:=ABS([.D907]-[.C907])" office:value-type="float" office:value="0.00365334923333327">
            <text:p>0,0036533492</text:p>
          </table:table-cell>
          <table:table-cell table:formula="of:=ABS([.D907]-[.C906])" office:value-type="float" office:value="0.00465334923333327">
            <text:p>0,0046533492</text:p>
          </table:table-cell>
        </table:table-row>
        <table:table-row table:style-name="ro1">
          <table:table-cell office:value-type="float" office:value="5.91788168448">
            <text:p>5,9178816845</text:p>
          </table:table-cell>
          <table:table-cell office:value-type="float" office:value="8.38823173449">
            <text:p>8,3882317345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IF(AND([.F$5]&lt;[.B908];[.B908]&lt;=[.F$6]);([.B908]-[.F$5])/([.F$6]-[.F$5]);1)" office:value-type="float" office:value="0.898038622415">
            <text:p>0,8980386224</text:p>
          </table:table-cell>
          <table:table-cell table:formula="of:=ABS([.D908]-[.C908])" office:value-type="float" office:value="0.00303862241500008">
            <text:p>0,0030386224</text:p>
          </table:table-cell>
          <table:table-cell table:formula="of:=ABS([.D908]-[.C907])" office:value-type="float" office:value="0.00403862241500008">
            <text:p>0,0040386224</text:p>
          </table:table-cell>
        </table:table-row>
        <table:table-row table:style-name="ro1">
          <table:table-cell office:value-type="float" office:value="3.92626905692">
            <text:p>3,9262690569</text:p>
          </table:table-cell>
          <table:table-cell office:value-type="float" office:value="8.38990967009">
            <text:p>8,3899096701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IF(AND([.F$5]&lt;[.B909];[.B909]&lt;=[.F$6]);([.B909]-[.F$5])/([.F$6]-[.F$5]);1)" office:value-type="float" office:value="0.898318278348333">
            <text:p>0,8983182783</text:p>
          </table:table-cell>
          <table:table-cell table:formula="of:=ABS([.D909]-[.C909])" office:value-type="float" office:value="0.00231827834833342">
            <text:p>0,0023182783</text:p>
          </table:table-cell>
          <table:table-cell table:formula="of:=ABS([.D909]-[.C908])" office:value-type="float" office:value="0.00331827834833343">
            <text:p>0,0033182783</text:p>
          </table:table-cell>
        </table:table-row>
        <table:table-row table:style-name="ro1">
          <table:table-cell office:value-type="float" office:value="5.1580971461">
            <text:p>5,1580971461</text:p>
          </table:table-cell>
          <table:table-cell office:value-type="float" office:value="8.3945989749">
            <text:p>8,3945989749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IF(AND([.F$5]&lt;[.B910];[.B910]&lt;=[.F$6]);([.B910]-[.F$5])/([.F$6]-[.F$5]);1)" office:value-type="float" office:value="0.89909982915">
            <text:p>0,8990998292</text:p>
          </table:table-cell>
          <table:table-cell table:formula="of:=ABS([.D910]-[.C910])" office:value-type="float" office:value="0.00209982914999984">
            <text:p>0,0020998291</text:p>
          </table:table-cell>
          <table:table-cell table:formula="of:=ABS([.D910]-[.C909])" office:value-type="float" office:value="0.00309982914999984">
            <text:p>0,0030998291</text:p>
          </table:table-cell>
        </table:table-row>
        <table:table-row table:style-name="ro1">
          <table:table-cell office:value-type="float" office:value="7.43669400753">
            <text:p>7,4366940075</text:p>
          </table:table-cell>
          <table:table-cell office:value-type="float" office:value="8.40088893231">
            <text:p>8,4008889323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IF(AND([.F$5]&lt;[.B911];[.B911]&lt;=[.F$6]);([.B911]-[.F$5])/([.F$6]-[.F$5]);1)" office:value-type="float" office:value="0.900148155385">
            <text:p>0,9001481554</text:p>
          </table:table-cell>
          <table:table-cell table:formula="of:=ABS([.D911]-[.C911])" office:value-type="float" office:value="0.00214815538500002">
            <text:p>0,0021481554</text:p>
          </table:table-cell>
          <table:table-cell table:formula="of:=ABS([.D911]-[.C910])" office:value-type="float" office:value="0.00314815538500002">
            <text:p>0,0031481554</text:p>
          </table:table-cell>
        </table:table-row>
        <table:table-row table:style-name="ro1">
          <table:table-cell office:value-type="float" office:value="3.97069998422">
            <text:p>3,9706999842</text:p>
          </table:table-cell>
          <table:table-cell office:value-type="float" office:value="8.40352223625">
            <text:p>8,4035222363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IF(AND([.F$5]&lt;[.B912];[.B912]&lt;=[.F$6]);([.B912]-[.F$5])/([.F$6]-[.F$5]);1)" office:value-type="float" office:value="0.900587039375">
            <text:p>0,9005870394</text:p>
          </table:table-cell>
          <table:table-cell table:formula="of:=ABS([.D912]-[.C912])" office:value-type="float" office:value="0.00158703937499993">
            <text:p>0,0015870394</text:p>
          </table:table-cell>
          <table:table-cell table:formula="of:=ABS([.D912]-[.C911])" office:value-type="float" office:value="0.00258703937499993">
            <text:p>0,0025870394</text:p>
          </table:table-cell>
        </table:table-row>
        <table:table-row table:style-name="ro1">
          <table:table-cell office:value-type="float" office:value="5.00716984748">
            <text:p>5,0071698475</text:p>
          </table:table-cell>
          <table:table-cell office:value-type="float" office:value="8.4037473954">
            <text:p>8,4037473954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IF(AND([.F$5]&lt;[.B913];[.B913]&lt;=[.F$6]);([.B913]-[.F$5])/([.F$6]-[.F$5]);1)" office:value-type="float" office:value="0.9006245659">
            <text:p>0,9006245659</text:p>
          </table:table-cell>
          <table:table-cell table:formula="of:=ABS([.D913]-[.C913])" office:value-type="float" office:value="0.000624565899999929">
            <text:p>0,0006245659</text:p>
          </table:table-cell>
          <table:table-cell table:formula="of:=ABS([.D913]-[.C912])" office:value-type="float" office:value="0.00162456589999993">
            <text:p>0,0016245659</text:p>
          </table:table-cell>
        </table:table-row>
        <table:table-row table:style-name="ro1">
          <table:table-cell office:value-type="float" office:value="5.16677101332">
            <text:p>5,1667710133</text:p>
          </table:table-cell>
          <table:table-cell office:value-type="float" office:value="8.40915020993">
            <text:p>8,4091502099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IF(AND([.F$5]&lt;[.B914];[.B914]&lt;=[.F$6]);([.B914]-[.F$5])/([.F$6]-[.F$5]);1)" office:value-type="float" office:value="0.901525034988334">
            <text:p>0,901525035</text:p>
          </table:table-cell>
          <table:table-cell table:formula="of:=ABS([.D914]-[.C914])" office:value-type="float" office:value="0.00052503498833345">
            <text:p>0,000525035</text:p>
          </table:table-cell>
          <table:table-cell table:formula="of:=ABS([.D914]-[.C913])" office:value-type="float" office:value="0.00152503498833345">
            <text:p>0,001525035</text:p>
          </table:table-cell>
        </table:table-row>
        <table:table-row table:style-name="ro1">
          <table:table-cell office:value-type="float" office:value="4.37651397728">
            <text:p>4,3765139773</text:p>
          </table:table-cell>
          <table:table-cell office:value-type="float" office:value="8.40990494947">
            <text:p>8,4099049495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IF(AND([.F$5]&lt;[.B915];[.B915]&lt;=[.F$6]);([.B915]-[.F$5])/([.F$6]-[.F$5]);1)" office:value-type="float" office:value="0.901650824911667">
            <text:p>0,9016508249</text:p>
          </table:table-cell>
          <table:table-cell table:formula="of:=ABS([.D915]-[.C915])" office:value-type="float" office:value="0.00034917508833332">
            <text:p>0,0003491751</text:p>
          </table:table-cell>
          <table:table-cell table:formula="of:=ABS([.D915]-[.C914])" office:value-type="float" office:value="0.000650824911666681">
            <text:p>0,0006508249</text:p>
          </table:table-cell>
        </table:table-row>
        <table:table-row table:style-name="ro1">
          <table:table-cell office:value-type="float" office:value="3.39019120486">
            <text:p>3,3901912049</text:p>
          </table:table-cell>
          <table:table-cell office:value-type="float" office:value="8.4108929645">
            <text:p>8,4108929645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IF(AND([.F$5]&lt;[.B916];[.B916]&lt;=[.F$6]);([.B916]-[.F$5])/([.F$6]-[.F$5]);1)" office:value-type="float" office:value="0.901815494083333">
            <text:p>0,9018154941</text:p>
          </table:table-cell>
          <table:table-cell table:formula="of:=ABS([.D916]-[.C916])" office:value-type="float" office:value="0.00118450591666663">
            <text:p>0,0011845059</text:p>
          </table:table-cell>
          <table:table-cell table:formula="of:=ABS([.D916]-[.C915])" office:value-type="float" office:value="0.000184505916666633">
            <text:p>0,0001845059</text:p>
          </table:table-cell>
        </table:table-row>
        <table:table-row table:style-name="ro1">
          <table:table-cell office:value-type="float" office:value="6.1328336071">
            <text:p>6,1328336071</text:p>
          </table:table-cell>
          <table:table-cell office:value-type="float" office:value="8.41545129633">
            <text:p>8,4154512963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IF(AND([.F$5]&lt;[.B917];[.B917]&lt;=[.F$6]);([.B917]-[.F$5])/([.F$6]-[.F$5]);1)" office:value-type="float" office:value="0.902575216055">
            <text:p>0,9025752161</text:p>
          </table:table-cell>
          <table:table-cell table:formula="of:=ABS([.D917]-[.C917])" office:value-type="float" office:value="0.00142478394500012">
            <text:p>0,0014247839</text:p>
          </table:table-cell>
          <table:table-cell table:formula="of:=ABS([.D917]-[.C916])" office:value-type="float" office:value="0.000424783945000118">
            <text:p>0,0004247839</text:p>
          </table:table-cell>
        </table:table-row>
        <table:table-row table:style-name="ro1">
          <table:table-cell office:value-type="float" office:value="6.03085825303">
            <text:p>6,030858253</text:p>
          </table:table-cell>
          <table:table-cell office:value-type="float" office:value="8.42180300489">
            <text:p>8,4218030049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IF(AND([.F$5]&lt;[.B918];[.B918]&lt;=[.F$6]);([.B918]-[.F$5])/([.F$6]-[.F$5]);1)" office:value-type="float" office:value="0.903633834148333">
            <text:p>0,9036338341</text:p>
          </table:table-cell>
          <table:table-cell table:formula="of:=ABS([.D918]-[.C918])" office:value-type="float" office:value="0.00136616585166671">
            <text:p>0,0013661659</text:p>
          </table:table-cell>
          <table:table-cell table:formula="of:=ABS([.D918]-[.C917])" office:value-type="float" office:value="0.000366165851666711">
            <text:p>0,0003661659</text:p>
          </table:table-cell>
        </table:table-row>
        <table:table-row table:style-name="ro1">
          <table:table-cell office:value-type="float" office:value="6.1964627968">
            <text:p>6,1964627968</text:p>
          </table:table-cell>
          <table:table-cell office:value-type="float" office:value="8.4313029386">
            <text:p>8,4313029386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IF(AND([.F$5]&lt;[.B919];[.B919]&lt;=[.F$6]);([.B919]-[.F$5])/([.F$6]-[.F$5]);1)" office:value-type="float" office:value="0.905217156433333">
            <text:p>0,9052171564</text:p>
          </table:table-cell>
          <table:table-cell table:formula="of:=ABS([.D919]-[.C919])" office:value-type="float" office:value="0.000782843566666691">
            <text:p>0,0007828436</text:p>
          </table:table-cell>
          <table:table-cell table:formula="of:=ABS([.D919]-[.C918])" office:value-type="float" office:value="0.00021715643333331">
            <text:p>0,0002171564</text:p>
          </table:table-cell>
        </table:table-row>
        <table:table-row table:style-name="ro1">
          <table:table-cell office:value-type="float" office:value="5.42232111132">
            <text:p>5,4223211113</text:p>
          </table:table-cell>
          <table:table-cell office:value-type="float" office:value="8.43895637005">
            <text:p>8,4389563701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IF(AND([.F$5]&lt;[.B920];[.B920]&lt;=[.F$6]);([.B920]-[.F$5])/([.F$6]-[.F$5]);1)" office:value-type="float" office:value="0.906492728341667">
            <text:p>0,9064927283</text:p>
          </table:table-cell>
          <table:table-cell table:formula="of:=ABS([.D920]-[.C920])" office:value-type="float" office:value="0.000507271658333308">
            <text:p>0,0005072717</text:p>
          </table:table-cell>
          <table:table-cell table:formula="of:=ABS([.D920]-[.C919])" office:value-type="float" office:value="0.000492728341666693">
            <text:p>0,0004927283</text:p>
          </table:table-cell>
        </table:table-row>
        <table:table-row table:style-name="ro1">
          <table:table-cell office:value-type="float" office:value="4.18793077088">
            <text:p>4,1879307709</text:p>
          </table:table-cell>
          <table:table-cell office:value-type="float" office:value="8.45854403604">
            <text:p>8,458544036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IF(AND([.F$5]&lt;[.B921];[.B921]&lt;=[.F$6]);([.B921]-[.F$5])/([.F$6]-[.F$5]);1)" office:value-type="float" office:value="0.90975733934">
            <text:p>0,9097573393</text:p>
          </table:table-cell>
          <table:table-cell table:formula="of:=ABS([.D921]-[.C921])" office:value-type="float" office:value="0.00175733933999989">
            <text:p>0,0017573393</text:p>
          </table:table-cell>
          <table:table-cell table:formula="of:=ABS([.D921]-[.C920])" office:value-type="float" office:value="0.00275733933999989">
            <text:p>0,0027573393</text:p>
          </table:table-cell>
        </table:table-row>
        <table:table-row table:style-name="ro1">
          <table:table-cell office:value-type="float" office:value="7.82448722607">
            <text:p>7,8244872261</text:p>
          </table:table-cell>
          <table:table-cell office:value-type="float" office:value="8.478231418">
            <text:p>8,478231418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IF(AND([.F$5]&lt;[.B922];[.B922]&lt;=[.F$6]);([.B922]-[.F$5])/([.F$6]-[.F$5]);1)" office:value-type="float" office:value="0.913038569666667">
            <text:p>0,9130385697</text:p>
          </table:table-cell>
          <table:table-cell table:formula="of:=ABS([.D922]-[.C922])" office:value-type="float" office:value="0.0040385696666666">
            <text:p>0,0040385697</text:p>
          </table:table-cell>
          <table:table-cell table:formula="of:=ABS([.D922]-[.C921])" office:value-type="float" office:value="0.0050385696666666">
            <text:p>0,0050385697</text:p>
          </table:table-cell>
        </table:table-row>
        <table:table-row table:style-name="ro1">
          <table:table-cell office:value-type="float" office:value="7.84529222022">
            <text:p>7,8452922202</text:p>
          </table:table-cell>
          <table:table-cell office:value-type="float" office:value="8.48321643778">
            <text:p>8,4832164378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IF(AND([.F$5]&lt;[.B923];[.B923]&lt;=[.F$6]);([.B923]-[.F$5])/([.F$6]-[.F$5]);1)" office:value-type="float" office:value="0.913869406296667">
            <text:p>0,9138694063</text:p>
          </table:table-cell>
          <table:table-cell table:formula="of:=ABS([.D923]-[.C923])" office:value-type="float" office:value="0.00386940629666654">
            <text:p>0,0038694063</text:p>
          </table:table-cell>
          <table:table-cell table:formula="of:=ABS([.D923]-[.C922])" office:value-type="float" office:value="0.00486940629666655">
            <text:p>0,0048694063</text:p>
          </table:table-cell>
        </table:table-row>
        <table:table-row table:style-name="ro1">
          <table:table-cell office:value-type="float" office:value="4.4709890638">
            <text:p>4,4709890638</text:p>
          </table:table-cell>
          <table:table-cell office:value-type="float" office:value="8.4947524921">
            <text:p>8,4947524921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IF(AND([.F$5]&lt;[.B924];[.B924]&lt;=[.F$6]);([.B924]-[.F$5])/([.F$6]-[.F$5]);1)" office:value-type="float" office:value="0.915792082016667">
            <text:p>0,915792082</text:p>
          </table:table-cell>
          <table:table-cell table:formula="of:=ABS([.D924]-[.C924])" office:value-type="float" office:value="0.00479208201666659">
            <text:p>0,004792082</text:p>
          </table:table-cell>
          <table:table-cell table:formula="of:=ABS([.D924]-[.C923])" office:value-type="float" office:value="0.00579208201666659">
            <text:p>0,005792082</text:p>
          </table:table-cell>
        </table:table-row>
        <table:table-row table:style-name="ro1">
          <table:table-cell office:value-type="float" office:value="4.59999842751">
            <text:p>4,5999984275</text:p>
          </table:table-cell>
          <table:table-cell office:value-type="float" office:value="8.49800832254">
            <text:p>8,4980083225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IF(AND([.F$5]&lt;[.B925];[.B925]&lt;=[.F$6]);([.B925]-[.F$5])/([.F$6]-[.F$5]);1)" office:value-type="float" office:value="0.916334720423333">
            <text:p>0,9163347204</text:p>
          </table:table-cell>
          <table:table-cell table:formula="of:=ABS([.D925]-[.C925])" office:value-type="float" office:value="0.00433472042333338">
            <text:p>0,0043347204</text:p>
          </table:table-cell>
          <table:table-cell table:formula="of:=ABS([.D925]-[.C924])" office:value-type="float" office:value="0.00533472042333338">
            <text:p>0,0053347204</text:p>
          </table:table-cell>
        </table:table-row>
        <table:table-row table:style-name="ro1">
          <table:table-cell office:value-type="float" office:value="5.52860723201">
            <text:p>5,528607232</text:p>
          </table:table-cell>
          <table:table-cell office:value-type="float" office:value="8.51316565189">
            <text:p>8,5131656519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IF(AND([.F$5]&lt;[.B926];[.B926]&lt;=[.F$6]);([.B926]-[.F$5])/([.F$6]-[.F$5]);1)" office:value-type="float" office:value="0.918860941981667">
            <text:p>0,918860942</text:p>
          </table:table-cell>
          <table:table-cell table:formula="of:=ABS([.D926]-[.C926])" office:value-type="float" office:value="0.00586094198166676">
            <text:p>0,005860942</text:p>
          </table:table-cell>
          <table:table-cell table:formula="of:=ABS([.D926]-[.C925])" office:value-type="float" office:value="0.00686094198166676">
            <text:p>0,006860942</text:p>
          </table:table-cell>
        </table:table-row>
        <table:table-row table:style-name="ro1">
          <table:table-cell office:value-type="float" office:value="7.99642191991">
            <text:p>7,9964219199</text:p>
          </table:table-cell>
          <table:table-cell office:value-type="float" office:value="8.52565093805">
            <text:p>8,5256509381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IF(AND([.F$5]&lt;[.B927];[.B927]&lt;=[.F$6]);([.B927]-[.F$5])/([.F$6]-[.F$5]);1)" office:value-type="float" office:value="0.920941823008333">
            <text:p>0,920941823</text:p>
          </table:table-cell>
          <table:table-cell table:formula="of:=ABS([.D927]-[.C927])" office:value-type="float" office:value="0.00694182300833313">
            <text:p>0,006941823</text:p>
          </table:table-cell>
          <table:table-cell table:formula="of:=ABS([.D927]-[.C926])" office:value-type="float" office:value="0.00794182300833313">
            <text:p>0,007941823</text:p>
          </table:table-cell>
        </table:table-row>
        <table:table-row table:style-name="ro1">
          <table:table-cell office:value-type="float" office:value="6.51617784444">
            <text:p>6,5161778444</text:p>
          </table:table-cell>
          <table:table-cell office:value-type="float" office:value="8.52599740855">
            <text:p>8,5259974086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IF(AND([.F$5]&lt;[.B928];[.B928]&lt;=[.F$6]);([.B928]-[.F$5])/([.F$6]-[.F$5]);1)" office:value-type="float" office:value="0.920999568091667">
            <text:p>0,9209995681</text:p>
          </table:table-cell>
          <table:table-cell table:formula="of:=ABS([.D928]-[.C928])" office:value-type="float" office:value="0.00599956809166657">
            <text:p>0,0059995681</text:p>
          </table:table-cell>
          <table:table-cell table:formula="of:=ABS([.D928]-[.C927])" office:value-type="float" office:value="0.00699956809166658">
            <text:p>0,0069995681</text:p>
          </table:table-cell>
        </table:table-row>
        <table:table-row table:style-name="ro1">
          <table:table-cell office:value-type="float" office:value="4.02949758649">
            <text:p>4,0294975865</text:p>
          </table:table-cell>
          <table:table-cell office:value-type="float" office:value="8.52745685012">
            <text:p>8,5274568501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IF(AND([.F$5]&lt;[.B929];[.B929]&lt;=[.F$6]);([.B929]-[.F$5])/([.F$6]-[.F$5]);1)" office:value-type="float" office:value="0.921242808353333">
            <text:p>0,9212428084</text:p>
          </table:table-cell>
          <table:table-cell table:formula="of:=ABS([.D929]-[.C929])" office:value-type="float" office:value="0.00524280835333335">
            <text:p>0,0052428084</text:p>
          </table:table-cell>
          <table:table-cell table:formula="of:=ABS([.D929]-[.C928])" office:value-type="float" office:value="0.00624280835333335">
            <text:p>0,0062428084</text:p>
          </table:table-cell>
        </table:table-row>
        <table:table-row table:style-name="ro1">
          <table:table-cell office:value-type="float" office:value="5.55045812309">
            <text:p>5,5504581231</text:p>
          </table:table-cell>
          <table:table-cell office:value-type="float" office:value="8.53121555934">
            <text:p>8,5312155593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IF(AND([.F$5]&lt;[.B930];[.B930]&lt;=[.F$6]);([.B930]-[.F$5])/([.F$6]-[.F$5]);1)" office:value-type="float" office:value="0.92186925989">
            <text:p>0,9218692599</text:p>
          </table:table-cell>
          <table:table-cell table:formula="of:=ABS([.D930]-[.C930])" office:value-type="float" office:value="0.00486925988999987">
            <text:p>0,0048692599</text:p>
          </table:table-cell>
          <table:table-cell table:formula="of:=ABS([.D930]-[.C929])" office:value-type="float" office:value="0.00586925988999987">
            <text:p>0,0058692599</text:p>
          </table:table-cell>
        </table:table-row>
        <table:table-row table:style-name="ro1">
          <table:table-cell office:value-type="float" office:value="3.0766772951">
            <text:p>3,0766772951</text:p>
          </table:table-cell>
          <table:table-cell office:value-type="float" office:value="8.53327183046">
            <text:p>8,5332718305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IF(AND([.F$5]&lt;[.B931];[.B931]&lt;=[.F$6]);([.B931]-[.F$5])/([.F$6]-[.F$5]);1)" office:value-type="float" office:value="0.922211971743333">
            <text:p>0,9222119717</text:p>
          </table:table-cell>
          <table:table-cell table:formula="of:=ABS([.D931]-[.C931])" office:value-type="float" office:value="0.00421197174333332">
            <text:p>0,0042119717</text:p>
          </table:table-cell>
          <table:table-cell table:formula="of:=ABS([.D931]-[.C930])" office:value-type="float" office:value="0.00521197174333332">
            <text:p>0,0052119717</text:p>
          </table:table-cell>
        </table:table-row>
        <table:table-row table:style-name="ro1">
          <table:table-cell office:value-type="float" office:value="8.38990967009">
            <text:p>8,3899096701</text:p>
          </table:table-cell>
          <table:table-cell office:value-type="float" office:value="8.53628581349">
            <text:p>8,5362858135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IF(AND([.F$5]&lt;[.B932];[.B932]&lt;=[.F$6]);([.B932]-[.F$5])/([.F$6]-[.F$5]);1)" office:value-type="float" office:value="0.922714302248333">
            <text:p>0,9227143022</text:p>
          </table:table-cell>
          <table:table-cell table:formula="of:=ABS([.D932]-[.C932])" office:value-type="float" office:value="0.00371430224833336">
            <text:p>0,0037143022</text:p>
          </table:table-cell>
          <table:table-cell table:formula="of:=ABS([.D932]-[.C931])" office:value-type="float" office:value="0.00471430224833336">
            <text:p>0,0047143022</text:p>
          </table:table-cell>
        </table:table-row>
        <table:table-row table:style-name="ro1">
          <table:table-cell office:value-type="float" office:value="3.54002174903">
            <text:p>3,540021749</text:p>
          </table:table-cell>
          <table:table-cell office:value-type="float" office:value="8.53989806485">
            <text:p>8,5398980649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IF(AND([.F$5]&lt;[.B933];[.B933]&lt;=[.F$6]);([.B933]-[.F$5])/([.F$6]-[.F$5]);1)" office:value-type="float" office:value="0.923316344141667">
            <text:p>0,9233163441</text:p>
          </table:table-cell>
          <table:table-cell table:formula="of:=ABS([.D933]-[.C933])" office:value-type="float" office:value="0.00331634414166659">
            <text:p>0,0033163441</text:p>
          </table:table-cell>
          <table:table-cell table:formula="of:=ABS([.D933]-[.C932])" office:value-type="float" office:value="0.0043163441416666">
            <text:p>0,0043163441</text:p>
          </table:table-cell>
        </table:table-row>
        <table:table-row table:style-name="ro1">
          <table:table-cell office:value-type="float" office:value="3.16998535771">
            <text:p>3,1699853577</text:p>
          </table:table-cell>
          <table:table-cell office:value-type="float" office:value="8.5514619875">
            <text:p>8,5514619875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IF(AND([.F$5]&lt;[.B934];[.B934]&lt;=[.F$6]);([.B934]-[.F$5])/([.F$6]-[.F$5]);1)" office:value-type="float" office:value="0.925243664583333">
            <text:p>0,9252436646</text:p>
          </table:table-cell>
          <table:table-cell table:formula="of:=ABS([.D934]-[.C934])" office:value-type="float" office:value="0.00424366458333325">
            <text:p>0,0042436646</text:p>
          </table:table-cell>
          <table:table-cell table:formula="of:=ABS([.D934]-[.C933])" office:value-type="float" office:value="0.00524366458333325">
            <text:p>0,0052436646</text:p>
          </table:table-cell>
        </table:table-row>
        <table:table-row table:style-name="ro1">
          <table:table-cell office:value-type="float" office:value="7.84432526907">
            <text:p>7,8443252691</text:p>
          </table:table-cell>
          <table:table-cell office:value-type="float" office:value="8.56381665549">
            <text:p>8,5638166555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IF(AND([.F$5]&lt;[.B935];[.B935]&lt;=[.F$6]);([.B935]-[.F$5])/([.F$6]-[.F$5]);1)" office:value-type="float" office:value="0.927302775915">
            <text:p>0,9273027759</text:p>
          </table:table-cell>
          <table:table-cell table:formula="of:=ABS([.D935]-[.C935])" office:value-type="float" office:value="0.00530277591499984">
            <text:p>0,0053027759</text:p>
          </table:table-cell>
          <table:table-cell table:formula="of:=ABS([.D935]-[.C934])" office:value-type="float" office:value="0.00630277591499984">
            <text:p>0,0063027759</text:p>
          </table:table-cell>
        </table:table-row>
        <table:table-row table:style-name="ro1">
          <table:table-cell office:value-type="float" office:value="4.36308152197">
            <text:p>4,363081522</text:p>
          </table:table-cell>
          <table:table-cell office:value-type="float" office:value="8.57034463977">
            <text:p>8,5703446398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IF(AND([.F$5]&lt;[.B936];[.B936]&lt;=[.F$6]);([.B936]-[.F$5])/([.F$6]-[.F$5]);1)" office:value-type="float" office:value="0.928390773295">
            <text:p>0,9283907733</text:p>
          </table:table-cell>
          <table:table-cell table:formula="of:=ABS([.D936]-[.C936])" office:value-type="float" office:value="0.00539077329499982">
            <text:p>0,0053907733</text:p>
          </table:table-cell>
          <table:table-cell table:formula="of:=ABS([.D936]-[.C935])" office:value-type="float" office:value="0.00639077329499982">
            <text:p>0,0063907733</text:p>
          </table:table-cell>
        </table:table-row>
        <table:table-row table:style-name="ro1">
          <table:table-cell office:value-type="float" office:value="7.88380817737">
            <text:p>7,8838081774</text:p>
          </table:table-cell>
          <table:table-cell office:value-type="float" office:value="8.57087273375">
            <text:p>8,5708727338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IF(AND([.F$5]&lt;[.B937];[.B937]&lt;=[.F$6]);([.B937]-[.F$5])/([.F$6]-[.F$5]);1)" office:value-type="float" office:value="0.928478788958334">
            <text:p>0,928478789</text:p>
          </table:table-cell>
          <table:table-cell table:formula="of:=ABS([.D937]-[.C937])" office:value-type="float" office:value="0.00447878895833342">
            <text:p>0,004478789</text:p>
          </table:table-cell>
          <table:table-cell table:formula="of:=ABS([.D937]-[.C936])" office:value-type="float" office:value="0.00547878895833343">
            <text:p>0,005478789</text:p>
          </table:table-cell>
        </table:table-row>
        <table:table-row table:style-name="ro1">
          <table:table-cell office:value-type="float" office:value="6.46033256606">
            <text:p>6,4603325661</text:p>
          </table:table-cell>
          <table:table-cell office:value-type="float" office:value="8.57164007017">
            <text:p>8,5716400702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IF(AND([.F$5]&lt;[.B938];[.B938]&lt;=[.F$6]);([.B938]-[.F$5])/([.F$6]-[.F$5]);1)" office:value-type="float" office:value="0.928606678361667">
            <text:p>0,9286066784</text:p>
          </table:table-cell>
          <table:table-cell table:formula="of:=ABS([.D938]-[.C938])" office:value-type="float" office:value="0.00360667836166662">
            <text:p>0,0036066784</text:p>
          </table:table-cell>
          <table:table-cell table:formula="of:=ABS([.D938]-[.C937])" office:value-type="float" office:value="0.00460667836166662">
            <text:p>0,0046066784</text:p>
          </table:table-cell>
        </table:table-row>
        <table:table-row table:style-name="ro1">
          <table:table-cell office:value-type="float" office:value="7.29967972997">
            <text:p>7,29967973</text:p>
          </table:table-cell>
          <table:table-cell office:value-type="float" office:value="8.58319981198">
            <text:p>8,583199812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IF(AND([.F$5]&lt;[.B939];[.B939]&lt;=[.F$6]);([.B939]-[.F$5])/([.F$6]-[.F$5]);1)" office:value-type="float" office:value="0.930533301996667">
            <text:p>0,930533302</text:p>
          </table:table-cell>
          <table:table-cell table:formula="of:=ABS([.D939]-[.C939])" office:value-type="float" office:value="0.00453330199666668">
            <text:p>0,004533302</text:p>
          </table:table-cell>
          <table:table-cell table:formula="of:=ABS([.D939]-[.C938])" office:value-type="float" office:value="0.00553330199666668">
            <text:p>0,005533302</text:p>
          </table:table-cell>
        </table:table-row>
        <table:table-row table:style-name="ro1">
          <table:table-cell office:value-type="float" office:value="7.80826484709">
            <text:p>7,8082648471</text:p>
          </table:table-cell>
          <table:table-cell office:value-type="float" office:value="8.58387794508">
            <text:p>8,5838779451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IF(AND([.F$5]&lt;[.B940];[.B940]&lt;=[.F$6]);([.B940]-[.F$5])/([.F$6]-[.F$5]);1)" office:value-type="float" office:value="0.93064632418">
            <text:p>0,9306463242</text:p>
          </table:table-cell>
          <table:table-cell table:formula="of:=ABS([.D940]-[.C940])" office:value-type="float" office:value="0.00364632417999988">
            <text:p>0,0036463242</text:p>
          </table:table-cell>
          <table:table-cell table:formula="of:=ABS([.D940]-[.C939])" office:value-type="float" office:value="0.00464632417999988">
            <text:p>0,0046463242</text:p>
          </table:table-cell>
        </table:table-row>
        <table:table-row table:style-name="ro1">
          <table:table-cell office:value-type="float" office:value="6.87317020672">
            <text:p>6,8731702067</text:p>
          </table:table-cell>
          <table:table-cell office:value-type="float" office:value="8.59609129716">
            <text:p>8,5960912972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IF(AND([.F$5]&lt;[.B941];[.B941]&lt;=[.F$6]);([.B941]-[.F$5])/([.F$6]-[.F$5]);1)" office:value-type="float" office:value="0.93268188286">
            <text:p>0,9326818829</text:p>
          </table:table-cell>
          <table:table-cell table:formula="of:=ABS([.D941]-[.C941])" office:value-type="float" office:value="0.00468188285999982">
            <text:p>0,0046818829</text:p>
          </table:table-cell>
          <table:table-cell table:formula="of:=ABS([.D941]-[.C940])" office:value-type="float" office:value="0.00568188285999982">
            <text:p>0,0056818829</text:p>
          </table:table-cell>
        </table:table-row>
        <table:table-row table:style-name="ro1">
          <table:table-cell office:value-type="float" office:value="3.41418868015">
            <text:p>3,4141886802</text:p>
          </table:table-cell>
          <table:table-cell office:value-type="float" office:value="8.60105123031">
            <text:p>8,6010512303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IF(AND([.F$5]&lt;[.B942];[.B942]&lt;=[.F$6]);([.B942]-[.F$5])/([.F$6]-[.F$5]);1)" office:value-type="float" office:value="0.933508538385">
            <text:p>0,9335085384</text:p>
          </table:table-cell>
          <table:table-cell table:formula="of:=ABS([.D942]-[.C942])" office:value-type="float" office:value="0.00450853838499998">
            <text:p>0,0045085384</text:p>
          </table:table-cell>
          <table:table-cell table:formula="of:=ABS([.D942]-[.C941])" office:value-type="float" office:value="0.00550853838499998">
            <text:p>0,0055085384</text:p>
          </table:table-cell>
        </table:table-row>
        <table:table-row table:style-name="ro1">
          <table:table-cell office:value-type="float" office:value="8.60202427277">
            <text:p>8,6020242728</text:p>
          </table:table-cell>
          <table:table-cell office:value-type="float" office:value="8.60109616191">
            <text:p>8,6010961619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IF(AND([.F$5]&lt;[.B943];[.B943]&lt;=[.F$6]);([.B943]-[.F$5])/([.F$6]-[.F$5]);1)" office:value-type="float" office:value="0.933516026985">
            <text:p>0,933516027</text:p>
          </table:table-cell>
          <table:table-cell table:formula="of:=ABS([.D943]-[.C943])" office:value-type="float" office:value="0.00351602698499998">
            <text:p>0,003516027</text:p>
          </table:table-cell>
          <table:table-cell table:formula="of:=ABS([.D943]-[.C942])" office:value-type="float" office:value="0.00451602698499998">
            <text:p>0,004516027</text:p>
          </table:table-cell>
        </table:table-row>
        <table:table-row table:style-name="ro1">
          <table:table-cell office:value-type="float" office:value="3.78492674816">
            <text:p>3,7849267482</text:p>
          </table:table-cell>
          <table:table-cell office:value-type="float" office:value="8.60202427277">
            <text:p>8,6020242728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IF(AND([.F$5]&lt;[.B944];[.B944]&lt;=[.F$6]);([.B944]-[.F$5])/([.F$6]-[.F$5]);1)" office:value-type="float" office:value="0.933670712128333">
            <text:p>0,9336707121</text:p>
          </table:table-cell>
          <table:table-cell table:formula="of:=ABS([.D944]-[.C944])" office:value-type="float" office:value="0.00267071212833336">
            <text:p>0,0026707121</text:p>
          </table:table-cell>
          <table:table-cell table:formula="of:=ABS([.D944]-[.C943])" office:value-type="float" office:value="0.00367071212833336">
            <text:p>0,0036707121</text:p>
          </table:table-cell>
        </table:table-row>
        <table:table-row table:style-name="ro1">
          <table:table-cell office:value-type="float" office:value="7.78358684191">
            <text:p>7,7835868419</text:p>
          </table:table-cell>
          <table:table-cell office:value-type="float" office:value="8.60668488484">
            <text:p>8,6066848848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IF(AND([.F$5]&lt;[.B945];[.B945]&lt;=[.F$6]);([.B945]-[.F$5])/([.F$6]-[.F$5]);1)" office:value-type="float" office:value="0.934447480806667">
            <text:p>0,9344474808</text:p>
          </table:table-cell>
          <table:table-cell table:formula="of:=ABS([.D945]-[.C945])" office:value-type="float" office:value="0.00244748080666657">
            <text:p>0,0024474808</text:p>
          </table:table-cell>
          <table:table-cell table:formula="of:=ABS([.D945]-[.C944])" office:value-type="float" office:value="0.00344748080666657">
            <text:p>0,0034474808</text:p>
          </table:table-cell>
        </table:table-row>
        <table:table-row table:style-name="ro1">
          <table:table-cell office:value-type="float" office:value="8.14925289565">
            <text:p>8,1492528957</text:p>
          </table:table-cell>
          <table:table-cell office:value-type="float" office:value="8.60749002479">
            <text:p>8,6074900248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IF(AND([.F$5]&lt;[.B946];[.B946]&lt;=[.F$6]);([.B946]-[.F$5])/([.F$6]-[.F$5]);1)" office:value-type="float" office:value="0.934581670798333">
            <text:p>0,9345816708</text:p>
          </table:table-cell>
          <table:table-cell table:formula="of:=ABS([.D946]-[.C946])" office:value-type="float" office:value="0.00158167079833327">
            <text:p>0,0015816708</text:p>
          </table:table-cell>
          <table:table-cell table:formula="of:=ABS([.D946]-[.C945])" office:value-type="float" office:value="0.00258167079833327">
            <text:p>0,0025816708</text:p>
          </table:table-cell>
        </table:table-row>
        <table:table-row table:style-name="ro1">
          <table:table-cell office:value-type="float" office:value="4.53606447434">
            <text:p>4,5360644743</text:p>
          </table:table-cell>
          <table:table-cell office:value-type="float" office:value="8.61217068513">
            <text:p>8,6121706851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IF(AND([.F$5]&lt;[.B947];[.B947]&lt;=[.F$6]);([.B947]-[.F$5])/([.F$6]-[.F$5]);1)" office:value-type="float" office:value="0.935361780855">
            <text:p>0,9353617809</text:p>
          </table:table-cell>
          <table:table-cell table:formula="of:=ABS([.D947]-[.C947])" office:value-type="float" office:value="0.00136178085499994">
            <text:p>0,0013617809</text:p>
          </table:table-cell>
          <table:table-cell table:formula="of:=ABS([.D947]-[.C946])" office:value-type="float" office:value="0.00236178085499994">
            <text:p>0,0023617809</text:p>
          </table:table-cell>
        </table:table-row>
        <table:table-row table:style-name="ro1">
          <table:table-cell office:value-type="float" office:value="7.50394680152">
            <text:p>7,5039468015</text:p>
          </table:table-cell>
          <table:table-cell office:value-type="float" office:value="8.62364443426">
            <text:p>8,6236444343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IF(AND([.F$5]&lt;[.B948];[.B948]&lt;=[.F$6]);([.B948]-[.F$5])/([.F$6]-[.F$5]);1)" office:value-type="float" office:value="0.937274072376667">
            <text:p>0,9372740724</text:p>
          </table:table-cell>
          <table:table-cell table:formula="of:=ABS([.D948]-[.C948])" office:value-type="float" office:value="0.00227407237666644">
            <text:p>0,0022740724</text:p>
          </table:table-cell>
          <table:table-cell table:formula="of:=ABS([.D948]-[.C947])" office:value-type="float" office:value="0.00327407237666644">
            <text:p>0,0032740724</text:p>
          </table:table-cell>
        </table:table-row>
        <table:table-row table:style-name="ro1">
          <table:table-cell office:value-type="float" office:value="6.68597365243">
            <text:p>6,6859736524</text:p>
          </table:table-cell>
          <table:table-cell office:value-type="float" office:value="8.63278732907">
            <text:p>8,6327873291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IF(AND([.F$5]&lt;[.B949];[.B949]&lt;=[.F$6]);([.B949]-[.F$5])/([.F$6]-[.F$5]);1)" office:value-type="float" office:value="0.938797888178333">
            <text:p>0,9387978882</text:p>
          </table:table-cell>
          <table:table-cell table:formula="of:=ABS([.D949]-[.C949])" office:value-type="float" office:value="0.00279788817833326">
            <text:p>0,0027978882</text:p>
          </table:table-cell>
          <table:table-cell table:formula="of:=ABS([.D949]-[.C948])" office:value-type="float" office:value="0.00379788817833326">
            <text:p>0,0037978882</text:p>
          </table:table-cell>
        </table:table-row>
        <table:table-row table:style-name="ro1">
          <table:table-cell office:value-type="float" office:value="7.05419523996">
            <text:p>7,05419524</text:p>
          </table:table-cell>
          <table:table-cell office:value-type="float" office:value="8.6519341097">
            <text:p>8,6519341097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IF(AND([.F$5]&lt;[.B950];[.B950]&lt;=[.F$6]);([.B950]-[.F$5])/([.F$6]-[.F$5]);1)" office:value-type="float" office:value="0.941989018283334">
            <text:p>0,9419890183</text:p>
          </table:table-cell>
          <table:table-cell table:formula="of:=ABS([.D950]-[.C950])" office:value-type="float" office:value="0.00498901828333342">
            <text:p>0,0049890183</text:p>
          </table:table-cell>
          <table:table-cell table:formula="of:=ABS([.D950]-[.C949])" office:value-type="float" office:value="0.00598901828333343">
            <text:p>0,0059890183</text:p>
          </table:table-cell>
        </table:table-row>
        <table:table-row table:style-name="ro1">
          <table:table-cell office:value-type="float" office:value="5.63841512937">
            <text:p>5,6384151294</text:p>
          </table:table-cell>
          <table:table-cell office:value-type="float" office:value="8.65258914097">
            <text:p>8,652589141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IF(AND([.F$5]&lt;[.B951];[.B951]&lt;=[.F$6]);([.B951]-[.F$5])/([.F$6]-[.F$5]);1)" office:value-type="float" office:value="0.942098190161667">
            <text:p>0,9420981902</text:p>
          </table:table-cell>
          <table:table-cell table:formula="of:=ABS([.D951]-[.C951])" office:value-type="float" office:value="0.0040981901616669">
            <text:p>0,0040981902</text:p>
          </table:table-cell>
          <table:table-cell table:formula="of:=ABS([.D951]-[.C950])" office:value-type="float" office:value="0.00509819016166679">
            <text:p>0,0050981902</text:p>
          </table:table-cell>
        </table:table-row>
        <table:table-row table:style-name="ro1">
          <table:table-cell office:value-type="float" office:value="6.61742748886">
            <text:p>6,6174274889</text:p>
          </table:table-cell>
          <table:table-cell office:value-type="float" office:value="8.66335276423">
            <text:p>8,6633527642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IF(AND([.F$5]&lt;[.B952];[.B952]&lt;=[.F$6]);([.B952]-[.F$5])/([.F$6]-[.F$5]);1)" office:value-type="float" office:value="0.943892127371667">
            <text:p>0,9438921274</text:p>
          </table:table-cell>
          <table:table-cell table:formula="of:=ABS([.D952]-[.C952])" office:value-type="float" office:value="0.00489212737166667">
            <text:p>0,0048921274</text:p>
          </table:table-cell>
          <table:table-cell table:formula="of:=ABS([.D952]-[.C951])" office:value-type="float" office:value="0.00589212737166667">
            <text:p>0,0058921274</text:p>
          </table:table-cell>
        </table:table-row>
        <table:table-row table:style-name="ro1">
          <table:table-cell office:value-type="float" office:value="5.24214660249">
            <text:p>5,2421466025</text:p>
          </table:table-cell>
          <table:table-cell office:value-type="float" office:value="8.68324674205">
            <text:p>8,6832467421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IF(AND([.F$5]&lt;[.B953];[.B953]&lt;=[.F$6]);([.B953]-[.F$5])/([.F$6]-[.F$5]);1)" office:value-type="float" office:value="0.947207790341667">
            <text:p>0,9472077903</text:p>
          </table:table-cell>
          <table:table-cell table:formula="of:=ABS([.D953]-[.C953])" office:value-type="float" office:value="0.00720779034166685">
            <text:p>0,0072077903</text:p>
          </table:table-cell>
          <table:table-cell table:formula="of:=ABS([.D953]-[.C952])" office:value-type="float" office:value="0.00820779034166685">
            <text:p>0,0082077903</text:p>
          </table:table-cell>
        </table:table-row>
        <table:table-row table:style-name="ro1">
          <table:table-cell office:value-type="float" office:value="6.07870178005">
            <text:p>6,0787017801</text:p>
          </table:table-cell>
          <table:table-cell office:value-type="float" office:value="8.68519994018">
            <text:p>8,6851999402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IF(AND([.F$5]&lt;[.B954];[.B954]&lt;=[.F$6]);([.B954]-[.F$5])/([.F$6]-[.F$5]);1)" office:value-type="float" office:value="0.947533323363333">
            <text:p>0,9475333234</text:p>
          </table:table-cell>
          <table:table-cell table:formula="of:=ABS([.D954]-[.C954])" office:value-type="float" office:value="0.00653332336333345">
            <text:p>0,0065333234</text:p>
          </table:table-cell>
          <table:table-cell table:formula="of:=ABS([.D954]-[.C953])" office:value-type="float" office:value="0.00753332336333346">
            <text:p>0,0075333234</text:p>
          </table:table-cell>
        </table:table-row>
        <table:table-row table:style-name="ro1">
          <table:table-cell office:value-type="float" office:value="3.38749282067">
            <text:p>3,3874928207</text:p>
          </table:table-cell>
          <table:table-cell office:value-type="float" office:value="8.68939301514">
            <text:p>8,6893930151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IF(AND([.F$5]&lt;[.B955];[.B955]&lt;=[.F$6]);([.B955]-[.F$5])/([.F$6]-[.F$5]);1)" office:value-type="float" office:value="0.94823216919">
            <text:p>0,9482321692</text:p>
          </table:table-cell>
          <table:table-cell table:formula="of:=ABS([.D955]-[.C955])" office:value-type="float" office:value="0.00623216919000014">
            <text:p>0,0062321692</text:p>
          </table:table-cell>
          <table:table-cell table:formula="of:=ABS([.D955]-[.C954])" office:value-type="float" office:value="0.00723216919000014">
            <text:p>0,0072321692</text:p>
          </table:table-cell>
        </table:table-row>
        <table:table-row table:style-name="ro1">
          <table:table-cell office:value-type="float" office:value="8.13938517646">
            <text:p>8,1393851765</text:p>
          </table:table-cell>
          <table:table-cell office:value-type="float" office:value="8.6900601749">
            <text:p>8,6900601749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IF(AND([.F$5]&lt;[.B956];[.B956]&lt;=[.F$6]);([.B956]-[.F$5])/([.F$6]-[.F$5]);1)" office:value-type="float" office:value="0.948343362483333">
            <text:p>0,9483433625</text:p>
          </table:table-cell>
          <table:table-cell table:formula="of:=ABS([.D956]-[.C956])" office:value-type="float" office:value="0.00534336248333323">
            <text:p>0,0053433625</text:p>
          </table:table-cell>
          <table:table-cell table:formula="of:=ABS([.D956]-[.C955])" office:value-type="float" office:value="0.00634336248333323">
            <text:p>0,0063433625</text:p>
          </table:table-cell>
        </table:table-row>
        <table:table-row table:style-name="ro1">
          <table:table-cell office:value-type="float" office:value="8.87358533691">
            <text:p>8,8735853369</text:p>
          </table:table-cell>
          <table:table-cell office:value-type="float" office:value="8.69234287691">
            <text:p>8,6923428769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IF(AND([.F$5]&lt;[.B957];[.B957]&lt;=[.F$6]);([.B957]-[.F$5])/([.F$6]-[.F$5]);1)" office:value-type="float" office:value="0.948723812818333">
            <text:p>0,9487238128</text:p>
          </table:table-cell>
          <table:table-cell table:formula="of:=ABS([.D957]-[.C957])" office:value-type="float" office:value="0.00472381281833345">
            <text:p>0,0047238128</text:p>
          </table:table-cell>
          <table:table-cell table:formula="of:=ABS([.D957]-[.C956])" office:value-type="float" office:value="0.00572381281833345">
            <text:p>0,0057238128</text:p>
          </table:table-cell>
        </table:table-row>
        <table:table-row table:style-name="ro1">
          <table:table-cell office:value-type="float" office:value="3.83178504624">
            <text:p>3,8317850462</text:p>
          </table:table-cell>
          <table:table-cell office:value-type="float" office:value="8.7094579067">
            <text:p>8,7094579067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IF(AND([.F$5]&lt;[.B958];[.B958]&lt;=[.F$6]);([.B958]-[.F$5])/([.F$6]-[.F$5]);1)" office:value-type="float" office:value="0.951576317783333">
            <text:p>0,9515763178</text:p>
          </table:table-cell>
          <table:table-cell table:formula="of:=ABS([.D958]-[.C958])" office:value-type="float" office:value="0.00657631778333323">
            <text:p>0,0065763178</text:p>
          </table:table-cell>
          <table:table-cell table:formula="of:=ABS([.D958]-[.C957])" office:value-type="float" office:value="0.00757631778333323">
            <text:p>0,0075763178</text:p>
          </table:table-cell>
        </table:table-row>
        <table:table-row table:style-name="ro1">
          <table:table-cell office:value-type="float" office:value="4.64182643736">
            <text:p>4,6418264374</text:p>
          </table:table-cell>
          <table:table-cell office:value-type="float" office:value="8.71584962978">
            <text:p>8,7158496298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IF(AND([.F$5]&lt;[.B959];[.B959]&lt;=[.F$6]);([.B959]-[.F$5])/([.F$6]-[.F$5]);1)" office:value-type="float" office:value="0.952641604963333">
            <text:p>0,952641605</text:p>
          </table:table-cell>
          <table:table-cell table:formula="of:=ABS([.D959]-[.C959])" office:value-type="float" office:value="0.00664160496333321">
            <text:p>0,006641605</text:p>
          </table:table-cell>
          <table:table-cell table:formula="of:=ABS([.D959]-[.C958])" office:value-type="float" office:value="0.00764160496333322">
            <text:p>0,007641605</text:p>
          </table:table-cell>
        </table:table-row>
        <table:table-row table:style-name="ro1">
          <table:table-cell office:value-type="float" office:value="7.60131173621">
            <text:p>7,6013117362</text:p>
          </table:table-cell>
          <table:table-cell office:value-type="float" office:value="8.71639936658">
            <text:p>8,7163993666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IF(AND([.F$5]&lt;[.B960];[.B960]&lt;=[.F$6]);([.B960]-[.F$5])/([.F$6]-[.F$5]);1)" office:value-type="float" office:value="0.952733227763333">
            <text:p>0,9527332278</text:p>
          </table:table-cell>
          <table:table-cell table:formula="of:=ABS([.D960]-[.C960])" office:value-type="float" office:value="0.00573322776333329">
            <text:p>0,0057332278</text:p>
          </table:table-cell>
          <table:table-cell table:formula="of:=ABS([.D960]-[.C959])" office:value-type="float" office:value="0.00673322776333329">
            <text:p>0,0067332278</text:p>
          </table:table-cell>
        </table:table-row>
        <table:table-row table:style-name="ro1">
          <table:table-cell office:value-type="float" office:value="3.74211730972">
            <text:p>3,7421173097</text:p>
          </table:table-cell>
          <table:table-cell office:value-type="float" office:value="8.72428041632">
            <text:p>8,7242804163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IF(AND([.F$5]&lt;[.B961];[.B961]&lt;=[.F$6]);([.B961]-[.F$5])/([.F$6]-[.F$5]);1)" office:value-type="float" office:value="0.954046736053333">
            <text:p>0,9540467361</text:p>
          </table:table-cell>
          <table:table-cell table:formula="of:=ABS([.D961]-[.C961])" office:value-type="float" office:value="0.00604673605333328">
            <text:p>0,0060467361</text:p>
          </table:table-cell>
          <table:table-cell table:formula="of:=ABS([.D961]-[.C960])" office:value-type="float" office:value="0.00704673605333328">
            <text:p>0,0070467361</text:p>
          </table:table-cell>
        </table:table-row>
        <table:table-row table:style-name="ro1">
          <table:table-cell office:value-type="float" office:value="6.99371625196">
            <text:p>6,993716252</text:p>
          </table:table-cell>
          <table:table-cell office:value-type="float" office:value="8.72447143188">
            <text:p>8,7244714319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IF(AND([.F$5]&lt;[.B962];[.B962]&lt;=[.F$6]);([.B962]-[.F$5])/([.F$6]-[.F$5]);1)" office:value-type="float" office:value="0.95407857198">
            <text:p>0,954078572</text:p>
          </table:table-cell>
          <table:table-cell table:formula="of:=ABS([.D962]-[.C962])" office:value-type="float" office:value="0.00507857197999995">
            <text:p>0,005078572</text:p>
          </table:table-cell>
          <table:table-cell table:formula="of:=ABS([.D962]-[.C961])" office:value-type="float" office:value="0.00607857197999995">
            <text:p>0,006078572</text:p>
          </table:table-cell>
        </table:table-row>
        <table:table-row table:style-name="ro1">
          <table:table-cell office:value-type="float" office:value="6.23268768249">
            <text:p>6,2326876825</text:p>
          </table:table-cell>
          <table:table-cell office:value-type="float" office:value="8.73289038375">
            <text:p>8,7328903838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IF(AND([.F$5]&lt;[.B963];[.B963]&lt;=[.F$6]);([.B963]-[.F$5])/([.F$6]-[.F$5]);1)" office:value-type="float" office:value="0.955481730625">
            <text:p>0,9554817306</text:p>
          </table:table-cell>
          <table:table-cell table:formula="of:=ABS([.D963]-[.C963])" office:value-type="float" office:value="0.00548173062500001">
            <text:p>0,0054817306</text:p>
          </table:table-cell>
          <table:table-cell table:formula="of:=ABS([.D963]-[.C962])" office:value-type="float" office:value="0.00648173062500002">
            <text:p>0,0064817306</text:p>
          </table:table-cell>
        </table:table-row>
        <table:table-row table:style-name="ro1">
          <table:table-cell office:value-type="float" office:value="6.41473492914">
            <text:p>6,4147349291</text:p>
          </table:table-cell>
          <table:table-cell office:value-type="float" office:value="8.7329744233">
            <text:p>8,7329744233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IF(AND([.F$5]&lt;[.B964];[.B964]&lt;=[.F$6]);([.B964]-[.F$5])/([.F$6]-[.F$5]);1)" office:value-type="float" office:value="0.955495737216667">
            <text:p>0,9554957372</text:p>
          </table:table-cell>
          <table:table-cell table:formula="of:=ABS([.D964]-[.C964])" office:value-type="float" office:value="0.00449573721666674">
            <text:p>0,0044957372</text:p>
          </table:table-cell>
          <table:table-cell table:formula="of:=ABS([.D964]-[.C963])" office:value-type="float" office:value="0.00549573721666674">
            <text:p>0,0054957372</text:p>
          </table:table-cell>
        </table:table-row>
        <table:table-row table:style-name="ro1">
          <table:table-cell office:value-type="float" office:value="7.01383113126">
            <text:p>7,0138311313</text:p>
          </table:table-cell>
          <table:table-cell office:value-type="float" office:value="8.73654008228">
            <text:p>8,7365400823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IF(AND([.F$5]&lt;[.B965];[.B965]&lt;=[.F$6]);([.B965]-[.F$5])/([.F$6]-[.F$5]);1)" office:value-type="float" office:value="0.956090013713333">
            <text:p>0,9560900137</text:p>
          </table:table-cell>
          <table:table-cell table:formula="of:=ABS([.D965]-[.C965])" office:value-type="float" office:value="0.00409001371333329">
            <text:p>0,0040900137</text:p>
          </table:table-cell>
          <table:table-cell table:formula="of:=ABS([.D965]-[.C964])" office:value-type="float" office:value="0.00509001371333329">
            <text:p>0,0050900137</text:p>
          </table:table-cell>
        </table:table-row>
        <table:table-row table:style-name="ro1">
          <table:table-cell office:value-type="float" office:value="6.02253500935">
            <text:p>6,0225350094</text:p>
          </table:table-cell>
          <table:table-cell office:value-type="float" office:value="8.75112871304">
            <text:p>8,751128713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IF(AND([.F$5]&lt;[.B966];[.B966]&lt;=[.F$6]);([.B966]-[.F$5])/([.F$6]-[.F$5]);1)" office:value-type="float" office:value="0.958521452173333">
            <text:p>0,9585214522</text:p>
          </table:table-cell>
          <table:table-cell table:formula="of:=ABS([.D966]-[.C966])" office:value-type="float" office:value="0.00552145217333333">
            <text:p>0,0055214522</text:p>
          </table:table-cell>
          <table:table-cell table:formula="of:=ABS([.D966]-[.C965])" office:value-type="float" office:value="0.00652145217333333">
            <text:p>0,0065214522</text:p>
          </table:table-cell>
        </table:table-row>
        <table:table-row table:style-name="ro1">
          <table:table-cell office:value-type="float" office:value="4.42922711818">
            <text:p>4,4292271182</text:p>
          </table:table-cell>
          <table:table-cell office:value-type="float" office:value="8.76307738467">
            <text:p>8,7630773847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IF(AND([.F$5]&lt;[.B967];[.B967]&lt;=[.F$6]);([.B967]-[.F$5])/([.F$6]-[.F$5]);1)" office:value-type="float" office:value="0.960512897445">
            <text:p>0,9605128974</text:p>
          </table:table-cell>
          <table:table-cell table:formula="of:=ABS([.D967]-[.C967])" office:value-type="float" office:value="0.00651289744500005">
            <text:p>0,0065128974</text:p>
          </table:table-cell>
          <table:table-cell table:formula="of:=ABS([.D967]-[.C966])" office:value-type="float" office:value="0.00751289744500006">
            <text:p>0,0075128974</text:p>
          </table:table-cell>
        </table:table-row>
        <table:table-row table:style-name="ro1">
          <table:table-cell office:value-type="float" office:value="4.10387146872">
            <text:p>4,1038714687</text:p>
          </table:table-cell>
          <table:table-cell office:value-type="float" office:value="8.76915899603">
            <text:p>8,769158996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IF(AND([.F$5]&lt;[.B968];[.B968]&lt;=[.F$6]);([.B968]-[.F$5])/([.F$6]-[.F$5]);1)" office:value-type="float" office:value="0.961526499338333">
            <text:p>0,9615264993</text:p>
          </table:table-cell>
          <table:table-cell table:formula="of:=ABS([.D968]-[.C968])" office:value-type="float" office:value="0.00652649933833349">
            <text:p>0,0065264993</text:p>
          </table:table-cell>
          <table:table-cell table:formula="of:=ABS([.D968]-[.C967])" office:value-type="float" office:value="0.00752649933833349">
            <text:p>0,0075264993</text:p>
          </table:table-cell>
        </table:table-row>
        <table:table-row table:style-name="ro1">
          <table:table-cell office:value-type="float" office:value="5.18904302506">
            <text:p>5,1890430251</text:p>
          </table:table-cell>
          <table:table-cell office:value-type="float" office:value="8.77402563289">
            <text:p>8,7740256329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IF(AND([.F$5]&lt;[.B969];[.B969]&lt;=[.F$6]);([.B969]-[.F$5])/([.F$6]-[.F$5]);1)" office:value-type="float" office:value="0.962337605481667">
            <text:p>0,9623376055</text:p>
          </table:table-cell>
          <table:table-cell table:formula="of:=ABS([.D969]-[.C969])" office:value-type="float" office:value="0.00633760548166673">
            <text:p>0,0063376055</text:p>
          </table:table-cell>
          <table:table-cell table:formula="of:=ABS([.D969]-[.C968])" office:value-type="float" office:value="0.00733760548166673">
            <text:p>0,0073376055</text:p>
          </table:table-cell>
        </table:table-row>
        <table:table-row table:style-name="ro1">
          <table:table-cell office:value-type="float" office:value="7.68368284506">
            <text:p>7,6836828451</text:p>
          </table:table-cell>
          <table:table-cell office:value-type="float" office:value="8.77593188329">
            <text:p>8,7759318833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IF(AND([.F$5]&lt;[.B970];[.B970]&lt;=[.F$6]);([.B970]-[.F$5])/([.F$6]-[.F$5]);1)" office:value-type="float" office:value="0.962655313881667">
            <text:p>0,9626553139</text:p>
          </table:table-cell>
          <table:table-cell table:formula="of:=ABS([.D970]-[.C970])" office:value-type="float" office:value="0.00565531388166662">
            <text:p>0,0056553139</text:p>
          </table:table-cell>
          <table:table-cell table:formula="of:=ABS([.D970]-[.C969])" office:value-type="float" office:value="0.00665531388166662">
            <text:p>0,0066553139</text:p>
          </table:table-cell>
        </table:table-row>
        <table:table-row table:style-name="ro1">
          <table:table-cell office:value-type="float" office:value="8.87949913831">
            <text:p>8,8794991383</text:p>
          </table:table-cell>
          <table:table-cell office:value-type="float" office:value="8.77738227811">
            <text:p>8,7773822781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IF(AND([.F$5]&lt;[.B971];[.B971]&lt;=[.F$6]);([.B971]-[.F$5])/([.F$6]-[.F$5]);1)" office:value-type="float" office:value="0.962897046351667">
            <text:p>0,9628970464</text:p>
          </table:table-cell>
          <table:table-cell table:formula="of:=ABS([.D971]-[.C971])" office:value-type="float" office:value="0.00489704635166677">
            <text:p>0,0048970464</text:p>
          </table:table-cell>
          <table:table-cell table:formula="of:=ABS([.D971]-[.C970])" office:value-type="float" office:value="0.00589704635166677">
            <text:p>0,0058970464</text:p>
          </table:table-cell>
        </table:table-row>
        <table:table-row table:style-name="ro1">
          <table:table-cell office:value-type="float" office:value="8.91547276819">
            <text:p>8,9154727682</text:p>
          </table:table-cell>
          <table:table-cell office:value-type="float" office:value="8.77889579611">
            <text:p>8,7788957961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IF(AND([.F$5]&lt;[.B972];[.B972]&lt;=[.F$6]);([.B972]-[.F$5])/([.F$6]-[.F$5]);1)" office:value-type="float" office:value="0.963149299351667">
            <text:p>0,9631492994</text:p>
          </table:table-cell>
          <table:table-cell table:formula="of:=ABS([.D972]-[.C972])" office:value-type="float" office:value="0.00414929935166664">
            <text:p>0,0041492994</text:p>
          </table:table-cell>
          <table:table-cell table:formula="of:=ABS([.D972]-[.C971])" office:value-type="float" office:value="0.00514929935166664">
            <text:p>0,0051492994</text:p>
          </table:table-cell>
        </table:table-row>
        <table:table-row table:style-name="ro1">
          <table:table-cell office:value-type="float" office:value="4.31960015985">
            <text:p>4,3196001599</text:p>
          </table:table-cell>
          <table:table-cell office:value-type="float" office:value="8.79462050245">
            <text:p>8,7946205025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IF(AND([.F$5]&lt;[.B973];[.B973]&lt;=[.F$6]);([.B973]-[.F$5])/([.F$6]-[.F$5]);1)" office:value-type="float" office:value="0.965770083741667">
            <text:p>0,9657700837</text:p>
          </table:table-cell>
          <table:table-cell table:formula="of:=ABS([.D973]-[.C973])" office:value-type="float" office:value="0.00577008374166665">
            <text:p>0,0057700837</text:p>
          </table:table-cell>
          <table:table-cell table:formula="of:=ABS([.D973]-[.C972])" office:value-type="float" office:value="0.00677008374166666">
            <text:p>0,0067700837</text:p>
          </table:table-cell>
        </table:table-row>
        <table:table-row table:style-name="ro1">
          <table:table-cell office:value-type="float" office:value="4.65783239848">
            <text:p>4,6578323985</text:p>
          </table:table-cell>
          <table:table-cell office:value-type="float" office:value="8.79919648981">
            <text:p>8,7991964898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IF(AND([.F$5]&lt;[.B974];[.B974]&lt;=[.F$6]);([.B974]-[.F$5])/([.F$6]-[.F$5]);1)" office:value-type="float" office:value="0.966532748301667">
            <text:p>0,9665327483</text:p>
          </table:table-cell>
          <table:table-cell table:formula="of:=ABS([.D974]-[.C974])" office:value-type="float" office:value="0.00553274830166683">
            <text:p>0,0055327483</text:p>
          </table:table-cell>
          <table:table-cell table:formula="of:=ABS([.D974]-[.C973])" office:value-type="float" office:value="0.00653274830166684">
            <text:p>0,0065327483</text:p>
          </table:table-cell>
        </table:table-row>
        <table:table-row table:style-name="ro1">
          <table:table-cell office:value-type="float" office:value="5.17365529139">
            <text:p>5,1736552914</text:p>
          </table:table-cell>
          <table:table-cell office:value-type="float" office:value="8.81202303405">
            <text:p>8,8120230341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IF(AND([.F$5]&lt;[.B975];[.B975]&lt;=[.F$6]);([.B975]-[.F$5])/([.F$6]-[.F$5]);1)" office:value-type="float" office:value="0.968670505675">
            <text:p>0,9686705057</text:p>
          </table:table-cell>
          <table:table-cell table:formula="of:=ABS([.D975]-[.C975])" office:value-type="float" office:value="0.00667050567500005">
            <text:p>0,0066705057</text:p>
          </table:table-cell>
          <table:table-cell table:formula="of:=ABS([.D975]-[.C974])" office:value-type="float" office:value="0.00767050567500005">
            <text:p>0,0076705057</text:p>
          </table:table-cell>
        </table:table-row>
        <table:table-row table:style-name="ro1">
          <table:table-cell office:value-type="float" office:value="4.35540743485">
            <text:p>4,3554074349</text:p>
          </table:table-cell>
          <table:table-cell office:value-type="float" office:value="8.81412704145">
            <text:p>8,8141270415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IF(AND([.F$5]&lt;[.B976];[.B976]&lt;=[.F$6]);([.B976]-[.F$5])/([.F$6]-[.F$5]);1)" office:value-type="float" office:value="0.969021173575">
            <text:p>0,9690211736</text:p>
          </table:table-cell>
          <table:table-cell table:formula="of:=ABS([.D976]-[.C976])" office:value-type="float" office:value="0.00602117357499998">
            <text:p>0,0060211736</text:p>
          </table:table-cell>
          <table:table-cell table:formula="of:=ABS([.D976]-[.C975])" office:value-type="float" office:value="0.00702117357499998">
            <text:p>0,0070211736</text:p>
          </table:table-cell>
        </table:table-row>
        <table:table-row table:style-name="ro1">
          <table:table-cell office:value-type="float" office:value="8.35708162553">
            <text:p>8,3570816255</text:p>
          </table:table-cell>
          <table:table-cell office:value-type="float" office:value="8.8156951644">
            <text:p>8,8156951644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IF(AND([.F$5]&lt;[.B977];[.B977]&lt;=[.F$6]);([.B977]-[.F$5])/([.F$6]-[.F$5]);1)" office:value-type="float" office:value="0.9692825274">
            <text:p>0,9692825274</text:p>
          </table:table-cell>
          <table:table-cell table:formula="of:=ABS([.D977]-[.C977])" office:value-type="float" office:value="0.0052825273999999">
            <text:p>0,0052825274</text:p>
          </table:table-cell>
          <table:table-cell table:formula="of:=ABS([.D977]-[.C976])" office:value-type="float" office:value="0.0062825273999999">
            <text:p>0,0062825274</text:p>
          </table:table-cell>
        </table:table-row>
        <table:table-row table:style-name="ro1">
          <table:table-cell office:value-type="float" office:value="5.29847578432">
            <text:p>5,2984757843</text:p>
          </table:table-cell>
          <table:table-cell office:value-type="float" office:value="8.81833320882">
            <text:p>8,8183332088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IF(AND([.F$5]&lt;[.B978];[.B978]&lt;=[.F$6]);([.B978]-[.F$5])/([.F$6]-[.F$5]);1)" office:value-type="float" office:value="0.96972220147">
            <text:p>0,9697222015</text:p>
          </table:table-cell>
          <table:table-cell table:formula="of:=ABS([.D978]-[.C978])" office:value-type="float" office:value="0.00472220147000013">
            <text:p>0,0047222015</text:p>
          </table:table-cell>
          <table:table-cell table:formula="of:=ABS([.D978]-[.C977])" office:value-type="float" office:value="0.00572220147000013">
            <text:p>0,0057222015</text:p>
          </table:table-cell>
        </table:table-row>
        <table:table-row table:style-name="ro1">
          <table:table-cell office:value-type="float" office:value="5.06314171873">
            <text:p>5,0631417187</text:p>
          </table:table-cell>
          <table:table-cell office:value-type="float" office:value="8.82374869701">
            <text:p>8,823748697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IF(AND([.F$5]&lt;[.B979];[.B979]&lt;=[.F$6]);([.B979]-[.F$5])/([.F$6]-[.F$5]);1)" office:value-type="float" office:value="0.970624782835">
            <text:p>0,9706247828</text:p>
          </table:table-cell>
          <table:table-cell table:formula="of:=ABS([.D979]-[.C979])" office:value-type="float" office:value="0.00462478283500001">
            <text:p>0,0046247828</text:p>
          </table:table-cell>
          <table:table-cell table:formula="of:=ABS([.D979]-[.C978])" office:value-type="float" office:value="0.00562478283500001">
            <text:p>0,0056247828</text:p>
          </table:table-cell>
        </table:table-row>
        <table:table-row table:style-name="ro1">
          <table:table-cell office:value-type="float" office:value="8.77402563289">
            <text:p>8,7740256329</text:p>
          </table:table-cell>
          <table:table-cell office:value-type="float" office:value="8.82553967549">
            <text:p>8,8255396755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IF(AND([.F$5]&lt;[.B980];[.B980]&lt;=[.F$6]);([.B980]-[.F$5])/([.F$6]-[.F$5]);1)" office:value-type="float" office:value="0.970923279248333">
            <text:p>0,9709232792</text:p>
          </table:table-cell>
          <table:table-cell table:formula="of:=ABS([.D980]-[.C980])" office:value-type="float" office:value="0.00392327924833324">
            <text:p>0,0039232792</text:p>
          </table:table-cell>
          <table:table-cell table:formula="of:=ABS([.D980]-[.C979])" office:value-type="float" office:value="0.00492327924833325">
            <text:p>0,0049232792</text:p>
          </table:table-cell>
        </table:table-row>
        <table:table-row table:style-name="ro1">
          <table:table-cell office:value-type="float" office:value="6.27098705431">
            <text:p>6,2709870543</text:p>
          </table:table-cell>
          <table:table-cell office:value-type="float" office:value="8.83044991965">
            <text:p>8,8304499197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IF(AND([.F$5]&lt;[.B981];[.B981]&lt;=[.F$6]);([.B981]-[.F$5])/([.F$6]-[.F$5]);1)" office:value-type="float" office:value="0.971741653275">
            <text:p>0,9717416533</text:p>
          </table:table-cell>
          <table:table-cell table:formula="of:=ABS([.D981]-[.C981])" office:value-type="float" office:value="0.00374165327500009">
            <text:p>0,0037416533</text:p>
          </table:table-cell>
          <table:table-cell table:formula="of:=ABS([.D981]-[.C980])" office:value-type="float" office:value="0.00474165327500009">
            <text:p>0,0047416533</text:p>
          </table:table-cell>
        </table:table-row>
        <table:table-row table:style-name="ro1">
          <table:table-cell office:value-type="float" office:value="6.96959973324">
            <text:p>6,9695997332</text:p>
          </table:table-cell>
          <table:table-cell office:value-type="float" office:value="8.84485796093">
            <text:p>8,8448579609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IF(AND([.F$5]&lt;[.B982];[.B982]&lt;=[.F$6]);([.B982]-[.F$5])/([.F$6]-[.F$5]);1)" office:value-type="float" office:value="0.974142993488333">
            <text:p>0,9741429935</text:p>
          </table:table-cell>
          <table:table-cell table:formula="of:=ABS([.D982]-[.C982])" office:value-type="float" office:value="0.00514299348833336">
            <text:p>0,0051429935</text:p>
          </table:table-cell>
          <table:table-cell table:formula="of:=ABS([.D982]-[.C981])" office:value-type="float" office:value="0.00614299348833336">
            <text:p>0,0061429935</text:p>
          </table:table-cell>
        </table:table-row>
        <table:table-row table:style-name="ro1">
          <table:table-cell office:value-type="float" office:value="7.41785617014">
            <text:p>7,4178561701</text:p>
          </table:table-cell>
          <table:table-cell office:value-type="float" office:value="8.86030295691">
            <text:p>8,8603029569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IF(AND([.F$5]&lt;[.B983];[.B983]&lt;=[.F$6]);([.B983]-[.F$5])/([.F$6]-[.F$5]);1)" office:value-type="float" office:value="0.976717159485">
            <text:p>0,9767171595</text:p>
          </table:table-cell>
          <table:table-cell table:formula="of:=ABS([.D983]-[.C983])" office:value-type="float" office:value="0.00671715948499985">
            <text:p>0,0067171595</text:p>
          </table:table-cell>
          <table:table-cell table:formula="of:=ABS([.D983]-[.C982])" office:value-type="float" office:value="0.00771715948499985">
            <text:p>0,0077171595</text:p>
          </table:table-cell>
        </table:table-row>
        <table:table-row table:style-name="ro1">
          <table:table-cell office:value-type="float" office:value="3.52002162654">
            <text:p>3,5200216265</text:p>
          </table:table-cell>
          <table:table-cell office:value-type="float" office:value="8.86140738377">
            <text:p>8,8614073838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IF(AND([.F$5]&lt;[.B984];[.B984]&lt;=[.F$6]);([.B984]-[.F$5])/([.F$6]-[.F$5]);1)" office:value-type="float" office:value="0.976901230628334">
            <text:p>0,9769012306</text:p>
          </table:table-cell>
          <table:table-cell table:formula="of:=ABS([.D984]-[.C984])" office:value-type="float" office:value="0.00590123062833348">
            <text:p>0,0059012306</text:p>
          </table:table-cell>
          <table:table-cell table:formula="of:=ABS([.D984]-[.C983])" office:value-type="float" office:value="0.00690123062833348">
            <text:p>0,0069012306</text:p>
          </table:table-cell>
        </table:table-row>
        <table:table-row table:style-name="ro1">
          <table:table-cell office:value-type="float" office:value="3.48447227971">
            <text:p>3,4844722797</text:p>
          </table:table-cell>
          <table:table-cell office:value-type="float" office:value="8.86449020471">
            <text:p>8,8644902047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IF(AND([.F$5]&lt;[.B985];[.B985]&lt;=[.F$6]);([.B985]-[.F$5])/([.F$6]-[.F$5]);1)" office:value-type="float" office:value="0.977415034118333">
            <text:p>0,9774150341</text:p>
          </table:table-cell>
          <table:table-cell table:formula="of:=ABS([.D985]-[.C985])" office:value-type="float" office:value="0.00541503411833333">
            <text:p>0,0054150341</text:p>
          </table:table-cell>
          <table:table-cell table:formula="of:=ABS([.D985]-[.C984])" office:value-type="float" office:value="0.00641503411833333">
            <text:p>0,0064150341</text:p>
          </table:table-cell>
        </table:table-row>
        <table:table-row table:style-name="ro1">
          <table:table-cell office:value-type="float" office:value="7.33701378548">
            <text:p>7,3370137855</text:p>
          </table:table-cell>
          <table:table-cell office:value-type="float" office:value="8.86636208106">
            <text:p>8,8663620811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IF(AND([.F$5]&lt;[.B986];[.B986]&lt;=[.F$6]);([.B986]-[.F$5])/([.F$6]-[.F$5]);1)" office:value-type="float" office:value="0.97772701351">
            <text:p>0,9777270135</text:p>
          </table:table-cell>
          <table:table-cell table:formula="of:=ABS([.D986]-[.C986])" office:value-type="float" office:value="0.00472701351000004">
            <text:p>0,0047270135</text:p>
          </table:table-cell>
          <table:table-cell table:formula="of:=ABS([.D986]-[.C985])" office:value-type="float" office:value="0.00572701351000005">
            <text:p>0,0057270135</text:p>
          </table:table-cell>
        </table:table-row>
        <table:table-row table:style-name="ro1">
          <table:table-cell office:value-type="float" office:value="5.09990110345">
            <text:p>5,0999011035</text:p>
          </table:table-cell>
          <table:table-cell office:value-type="float" office:value="8.86809240266">
            <text:p>8,8680924027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IF(AND([.F$5]&lt;[.B987];[.B987]&lt;=[.F$6]);([.B987]-[.F$5])/([.F$6]-[.F$5]);1)" office:value-type="float" office:value="0.978015400443333">
            <text:p>0,9780154004</text:p>
          </table:table-cell>
          <table:table-cell table:formula="of:=ABS([.D987]-[.C987])" office:value-type="float" office:value="0.00401540044333337">
            <text:p>0,0040154004</text:p>
          </table:table-cell>
          <table:table-cell table:formula="of:=ABS([.D987]-[.C986])" office:value-type="float" office:value="0.00501540044333337">
            <text:p>0,0050154004</text:p>
          </table:table-cell>
        </table:table-row>
        <table:table-row table:style-name="ro1">
          <table:table-cell office:value-type="float" office:value="8.09325031341">
            <text:p>8,0932503134</text:p>
          </table:table-cell>
          <table:table-cell office:value-type="float" office:value="8.87358533691">
            <text:p>8,8735853369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IF(AND([.F$5]&lt;[.B988];[.B988]&lt;=[.F$6]);([.B988]-[.F$5])/([.F$6]-[.F$5]);1)" office:value-type="float" office:value="0.978930889485">
            <text:p>0,9789308895</text:p>
          </table:table-cell>
          <table:table-cell table:formula="of:=ABS([.D988]-[.C988])" office:value-type="float" office:value="0.00393088948500009">
            <text:p>0,0039308895</text:p>
          </table:table-cell>
          <table:table-cell table:formula="of:=ABS([.D988]-[.C987])" office:value-type="float" office:value="0.00493088948500009">
            <text:p>0,0049308895</text:p>
          </table:table-cell>
        </table:table-row>
        <table:table-row table:style-name="ro1">
          <table:table-cell office:value-type="float" office:value="5.77167030531">
            <text:p>5,7716703053</text:p>
          </table:table-cell>
          <table:table-cell office:value-type="float" office:value="8.87878382586">
            <text:p>8,8787838259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IF(AND([.F$5]&lt;[.B989];[.B989]&lt;=[.F$6]);([.B989]-[.F$5])/([.F$6]-[.F$5]);1)" office:value-type="float" office:value="0.97979730431">
            <text:p>0,9797973043</text:p>
          </table:table-cell>
          <table:table-cell table:formula="of:=ABS([.D989]-[.C989])" office:value-type="float" office:value="0.00379730430999992">
            <text:p>0,0037973043</text:p>
          </table:table-cell>
          <table:table-cell table:formula="of:=ABS([.D989]-[.C988])" office:value-type="float" office:value="0.00479730430999992">
            <text:p>0,0047973043</text:p>
          </table:table-cell>
        </table:table-row>
        <table:table-row table:style-name="ro1">
          <table:table-cell office:value-type="float" office:value="7.59827355735">
            <text:p>7,5982735574</text:p>
          </table:table-cell>
          <table:table-cell office:value-type="float" office:value="8.87934032727">
            <text:p>8,8793403273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IF(AND([.F$5]&lt;[.B990];[.B990]&lt;=[.F$6]);([.B990]-[.F$5])/([.F$6]-[.F$5]);1)" office:value-type="float" office:value="0.979890054545">
            <text:p>0,9798900545</text:p>
          </table:table-cell>
          <table:table-cell table:formula="of:=ABS([.D990]-[.C990])" office:value-type="float" office:value="0.00289005454500013">
            <text:p>0,0028900545</text:p>
          </table:table-cell>
          <table:table-cell table:formula="of:=ABS([.D990]-[.C989])" office:value-type="float" office:value="0.00389005454500013">
            <text:p>0,0038900545</text:p>
          </table:table-cell>
        </table:table-row>
        <table:table-row table:style-name="ro1">
          <table:table-cell office:value-type="float" office:value="6.07458917274">
            <text:p>6,0745891727</text:p>
          </table:table-cell>
          <table:table-cell office:value-type="float" office:value="8.87949913831">
            <text:p>8,879499138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IF(AND([.F$5]&lt;[.B991];[.B991]&lt;=[.F$6]);([.B991]-[.F$5])/([.F$6]-[.F$5]);1)" office:value-type="float" office:value="0.979916523051667">
            <text:p>0,9799165231</text:p>
          </table:table-cell>
          <table:table-cell table:formula="of:=ABS([.D991]-[.C991])" office:value-type="float" office:value="0.00191652305166656">
            <text:p>0,0019165231</text:p>
          </table:table-cell>
          <table:table-cell table:formula="of:=ABS([.D991]-[.C990])" office:value-type="float" office:value="0.00291652305166656">
            <text:p>0,0029165231</text:p>
          </table:table-cell>
        </table:table-row>
        <table:table-row table:style-name="ro1">
          <table:table-cell office:value-type="float" office:value="5.65683440686">
            <text:p>5,6568344069</text:p>
          </table:table-cell>
          <table:table-cell office:value-type="float" office:value="8.88135230095">
            <text:p>8,881352301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IF(AND([.F$5]&lt;[.B992];[.B992]&lt;=[.F$6]);([.B992]-[.F$5])/([.F$6]-[.F$5]);1)" office:value-type="float" office:value="0.980225383491667">
            <text:p>0,9802253835</text:p>
          </table:table-cell>
          <table:table-cell table:formula="of:=ABS([.D992]-[.C992])" office:value-type="float" office:value="0.00122538349166679">
            <text:p>0,0012253835</text:p>
          </table:table-cell>
          <table:table-cell table:formula="of:=ABS([.D992]-[.C991])" office:value-type="float" office:value="0.00222538349166679">
            <text:p>0,0022253835</text:p>
          </table:table-cell>
        </table:table-row>
        <table:table-row table:style-name="ro1">
          <table:table-cell office:value-type="float" office:value="6.07032395118">
            <text:p>6,0703239512</text:p>
          </table:table-cell>
          <table:table-cell office:value-type="float" office:value="8.8829005186">
            <text:p>8,8829005186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IF(AND([.F$5]&lt;[.B993];[.B993]&lt;=[.F$6]);([.B993]-[.F$5])/([.F$6]-[.F$5]);1)" office:value-type="float" office:value="0.980483419766667">
            <text:p>0,9804834198</text:p>
          </table:table-cell>
          <table:table-cell table:formula="of:=ABS([.D993]-[.C993])" office:value-type="float" office:value="0.00048341976666666">
            <text:p>0,0004834198</text:p>
          </table:table-cell>
          <table:table-cell table:formula="of:=ABS([.D993]-[.C992])" office:value-type="float" office:value="0.00148341976666666">
            <text:p>0,0014834198</text:p>
          </table:table-cell>
        </table:table-row>
        <table:table-row table:style-name="ro1">
          <table:table-cell office:value-type="float" office:value="7.17915363103">
            <text:p>7,179153631</text:p>
          </table:table-cell>
          <table:table-cell office:value-type="float" office:value="8.88973151628">
            <text:p>8,8897315163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IF(AND([.F$5]&lt;[.B994];[.B994]&lt;=[.F$6]);([.B994]-[.F$5])/([.F$6]-[.F$5]);1)" office:value-type="float" office:value="0.98162191938">
            <text:p>0,9816219194</text:p>
          </table:table-cell>
          <table:table-cell table:formula="of:=ABS([.D994]-[.C994])" office:value-type="float" office:value="0.000621919379999891">
            <text:p>0,0006219194</text:p>
          </table:table-cell>
          <table:table-cell table:formula="of:=ABS([.D994]-[.C993])" office:value-type="float" office:value="0.00162191937999989">
            <text:p>0,0016219194</text:p>
          </table:table-cell>
        </table:table-row>
        <table:table-row table:style-name="ro1">
          <table:table-cell office:value-type="float" office:value="3.61777242284">
            <text:p>3,6177724228</text:p>
          </table:table-cell>
          <table:table-cell office:value-type="float" office:value="8.89333807882">
            <text:p>8,8933380788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IF(AND([.F$5]&lt;[.B995];[.B995]&lt;=[.F$6]);([.B995]-[.F$5])/([.F$6]-[.F$5]);1)" office:value-type="float" office:value="0.982223013136667">
            <text:p>0,9822230131</text:p>
          </table:table-cell>
          <table:table-cell table:formula="of:=ABS([.D995]-[.C995])" office:value-type="float" office:value="0.000223013136666617">
            <text:p>0,0002230131</text:p>
          </table:table-cell>
          <table:table-cell table:formula="of:=ABS([.D995]-[.C994])" office:value-type="float" office:value="0.00122301313666662">
            <text:p>0,0012230131</text:p>
          </table:table-cell>
        </table:table-row>
        <table:table-row table:style-name="ro1">
          <table:table-cell office:value-type="float" office:value="3.05097241497">
            <text:p>3,050972415</text:p>
          </table:table-cell>
          <table:table-cell office:value-type="float" office:value="8.90328036665">
            <text:p>8,9032803667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IF(AND([.F$5]&lt;[.B996];[.B996]&lt;=[.F$6]);([.B996]-[.F$5])/([.F$6]-[.F$5]);1)" office:value-type="float" office:value="0.983880061108333">
            <text:p>0,9838800611</text:p>
          </table:table-cell>
          <table:table-cell table:formula="of:=ABS([.D996]-[.C996])" office:value-type="float" office:value="0.000880061108333274">
            <text:p>0,0008800611</text:p>
          </table:table-cell>
          <table:table-cell table:formula="of:=ABS([.D996]-[.C995])" office:value-type="float" office:value="0.00188006110833328">
            <text:p>0,0018800611</text:p>
          </table:table-cell>
        </table:table-row>
        <table:table-row table:style-name="ro1">
          <table:table-cell office:value-type="float" office:value="3.08582474797">
            <text:p>3,085824748</text:p>
          </table:table-cell>
          <table:table-cell office:value-type="float" office:value="8.91294103493">
            <text:p>8,9129410349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IF(AND([.F$5]&lt;[.B997];[.B997]&lt;=[.F$6]);([.B997]-[.F$5])/([.F$6]-[.F$5]);1)" office:value-type="float" office:value="0.985490172488333">
            <text:p>0,9854901725</text:p>
          </table:table-cell>
          <table:table-cell table:formula="of:=ABS([.D997]-[.C997])" office:value-type="float" office:value="0.00149017248833339">
            <text:p>0,0014901725</text:p>
          </table:table-cell>
          <table:table-cell table:formula="of:=ABS([.D997]-[.C996])" office:value-type="float" office:value="0.00249017248833339">
            <text:p>0,0024901725</text:p>
          </table:table-cell>
        </table:table-row>
        <table:table-row table:style-name="ro1">
          <table:table-cell office:value-type="float" office:value="6.31267977089">
            <text:p>6,3126797709</text:p>
          </table:table-cell>
          <table:table-cell office:value-type="float" office:value="8.91547276819">
            <text:p>8,9154727682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IF(AND([.F$5]&lt;[.B998];[.B998]&lt;=[.F$6]);([.B998]-[.F$5])/([.F$6]-[.F$5]);1)" office:value-type="float" office:value="0.985912128031667">
            <text:p>0,985912128</text:p>
          </table:table-cell>
          <table:table-cell table:formula="of:=ABS([.D998]-[.C998])" office:value-type="float" office:value="0.000912128031666626">
            <text:p>0,000912128</text:p>
          </table:table-cell>
          <table:table-cell table:formula="of:=ABS([.D998]-[.C997])" office:value-type="float" office:value="0.00191212803166663">
            <text:p>0,001912128</text:p>
          </table:table-cell>
        </table:table-row>
        <table:table-row table:style-name="ro1">
          <table:table-cell office:value-type="float" office:value="4.17454168965">
            <text:p>4,1745416897</text:p>
          </table:table-cell>
          <table:table-cell office:value-type="float" office:value="8.92171589023">
            <text:p>8,9217158902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IF(AND([.F$5]&lt;[.B999];[.B999]&lt;=[.F$6]);([.B999]-[.F$5])/([.F$6]-[.F$5]);1)" office:value-type="float" office:value="0.986952648371667">
            <text:p>0,9869526484</text:p>
          </table:table-cell>
          <table:table-cell table:formula="of:=ABS([.D999]-[.C999])" office:value-type="float" office:value="0.000952648371666753">
            <text:p>0,0009526484</text:p>
          </table:table-cell>
          <table:table-cell table:formula="of:=ABS([.D999]-[.C998])" office:value-type="float" office:value="0.00195264837166675">
            <text:p>0,0019526484</text:p>
          </table:table-cell>
        </table:table-row>
        <table:table-row table:style-name="ro1">
          <table:table-cell office:value-type="float" office:value="7.0944117159">
            <text:p>7,0944117159</text:p>
          </table:table-cell>
          <table:table-cell office:value-type="float" office:value="8.92278655382">
            <text:p>8,9227865538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IF(AND([.F$5]&lt;[.B1000];[.B1000]&lt;=[.F$6]);([.B1000]-[.F$5])/([.F$6]-[.F$5]);1)" office:value-type="float" office:value="0.987131092303333">
            <text:p>0,9871310923</text:p>
          </table:table-cell>
          <table:table-cell table:formula="of:=ABS([.D1000]-[.C1000])" office:value-type="float" office:value="0.000131092303333302">
            <text:p>0,0001310923</text:p>
          </table:table-cell>
          <table:table-cell table:formula="of:=ABS([.D1000]-[.C999])" office:value-type="float" office:value="0.0011310923033333">
            <text:p>0,0011310923</text:p>
          </table:table-cell>
        </table:table-row>
        <table:table-row table:style-name="ro1">
          <table:table-cell office:value-type="float" office:value="7.24922096853">
            <text:p>7,2492209685</text:p>
          </table:table-cell>
          <table:table-cell office:value-type="float" office:value="8.9265763259">
            <text:p>8,9265763259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IF(AND([.F$5]&lt;[.B1001];[.B1001]&lt;=[.F$6]);([.B1001]-[.F$5])/([.F$6]-[.F$5]);1)" office:value-type="float" office:value="0.987762720983333">
            <text:p>0,987762721</text:p>
          </table:table-cell>
          <table:table-cell table:formula="of:=ABS([.D1001]-[.C1001])" office:value-type="float" office:value="0.000237279016666814">
            <text:p>0,000237279</text:p>
          </table:table-cell>
          <table:table-cell table:formula="of:=ABS([.D1001]-[.C1000])" office:value-type="float" office:value="0.000762720983333187">
            <text:p>0,000762721</text:p>
          </table:table-cell>
        </table:table-row>
        <table:table-row table:style-name="ro1">
          <table:table-cell office:value-type="float" office:value="4.40554878011">
            <text:p>4,4055487801</text:p>
          </table:table-cell>
          <table:table-cell office:value-type="float" office:value="8.92981932691">
            <text:p>8,9298193269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IF(AND([.F$5]&lt;[.B1002];[.B1002]&lt;=[.F$6]);([.B1002]-[.F$5])/([.F$6]-[.F$5]);1)" office:value-type="float" office:value="0.988303221151667">
            <text:p>0,9883032212</text:p>
          </table:table-cell>
          <table:table-cell table:formula="of:=ABS([.D1002]-[.C1002])" office:value-type="float" office:value="0.000696778848333413">
            <text:p>0,0006967788</text:p>
          </table:table-cell>
          <table:table-cell table:formula="of:=ABS([.D1002]-[.C1001])" office:value-type="float" office:value="0.000303221151666588">
            <text:p>0,0003032212</text:p>
          </table:table-cell>
        </table:table-row>
        <table:table-row table:style-name="ro1">
          <table:table-cell office:value-type="float" office:value="3.24434871805">
            <text:p>3,2443487181</text:p>
          </table:table-cell>
          <table:table-cell office:value-type="float" office:value="8.93600589761">
            <text:p>8,9360058976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IF(AND([.F$5]&lt;[.B1003];[.B1003]&lt;=[.F$6]);([.B1003]-[.F$5])/([.F$6]-[.F$5]);1)" office:value-type="float" office:value="0.989334316268333">
            <text:p>0,9893343163</text:p>
          </table:table-cell>
          <table:table-cell table:formula="of:=ABS([.D1003]-[.C1003])" office:value-type="float" office:value="0.000665683731666644">
            <text:p>0,0006656837</text:p>
          </table:table-cell>
          <table:table-cell table:formula="of:=ABS([.D1003]-[.C1002])" office:value-type="float" office:value="0.000334316268333357">
            <text:p>0,0003343163</text:p>
          </table:table-cell>
        </table:table-row>
        <table:table-row table:style-name="ro1">
          <table:table-cell office:value-type="float" office:value="3.5099975014">
            <text:p>3,5099975014</text:p>
          </table:table-cell>
          <table:table-cell office:value-type="float" office:value="8.93788111066">
            <text:p>8,9378811107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IF(AND([.F$5]&lt;[.B1004];[.B1004]&lt;=[.F$6]);([.B1004]-[.F$5])/([.F$6]-[.F$5]);1)" office:value-type="float" office:value="0.989646851776667">
            <text:p>0,9896468518</text:p>
          </table:table-cell>
          <table:table-cell table:formula="of:=ABS([.D1004]-[.C1004])" office:value-type="float" office:value="0.00135314822333343">
            <text:p>0,0013531482</text:p>
          </table:table-cell>
          <table:table-cell table:formula="of:=ABS([.D1004]-[.C1003])" office:value-type="float" office:value="0.000353148223333433">
            <text:p>0,0003531482</text:p>
          </table:table-cell>
        </table:table-row>
        <table:table-row table:style-name="ro1">
          <table:table-cell office:value-type="float" office:value="5.07140611676">
            <text:p>5,0714061168</text:p>
          </table:table-cell>
          <table:table-cell office:value-type="float" office:value="8.93802909746">
            <text:p>8,9380290975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IF(AND([.F$5]&lt;[.B1005];[.B1005]&lt;=[.F$6]);([.B1005]-[.F$5])/([.F$6]-[.F$5]);1)" office:value-type="float" office:value="0.989671516243333">
            <text:p>0,9896715162</text:p>
          </table:table-cell>
          <table:table-cell table:formula="of:=ABS([.D1005]-[.C1005])" office:value-type="float" office:value="0.00232848375666672">
            <text:p>0,0023284838</text:p>
          </table:table-cell>
          <table:table-cell table:formula="of:=ABS([.D1005]-[.C1004])" office:value-type="float" office:value="0.00132848375666672">
            <text:p>0,0013284838</text:p>
          </table:table-cell>
        </table:table-row>
        <table:table-row table:style-name="ro1">
          <table:table-cell office:value-type="float" office:value="5.00003106712">
            <text:p>5,0000310671</text:p>
          </table:table-cell>
          <table:table-cell office:value-type="float" office:value="8.94963588833">
            <text:p>8,949635888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IF(AND([.F$5]&lt;[.B1006];[.B1006]&lt;=[.F$6]);([.B1006]-[.F$5])/([.F$6]-[.F$5]);1)" office:value-type="float" office:value="0.991605981388334">
            <text:p>0,9916059814</text:p>
          </table:table-cell>
          <table:table-cell table:formula="of:=ABS([.D1006]-[.C1006])" office:value-type="float" office:value="0.00139401861166655">
            <text:p>0,0013940186</text:p>
          </table:table-cell>
          <table:table-cell table:formula="of:=ABS([.D1006]-[.C1005])" office:value-type="float" office:value="0.000394018611666547">
            <text:p>0,0003940186</text:p>
          </table:table-cell>
        </table:table-row>
        <table:table-row table:style-name="ro1">
          <table:table-cell office:value-type="float" office:value="3.87428073915">
            <text:p>3,8742807392</text:p>
          </table:table-cell>
          <table:table-cell office:value-type="float" office:value="8.95044202754">
            <text:p>8,9504420275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IF(AND([.F$5]&lt;[.B1007];[.B1007]&lt;=[.F$6]);([.B1007]-[.F$5])/([.F$6]-[.F$5]);1)" office:value-type="float" office:value="0.991740337923333">
            <text:p>0,9917403379</text:p>
          </table:table-cell>
          <table:table-cell table:formula="of:=ABS([.D1007]-[.C1007])" office:value-type="float" office:value="0.00225966207666672">
            <text:p>0,0022596621</text:p>
          </table:table-cell>
          <table:table-cell table:formula="of:=ABS([.D1007]-[.C1006])" office:value-type="float" office:value="0.00125966207666672">
            <text:p>0,0012596621</text:p>
          </table:table-cell>
        </table:table-row>
        <table:table-row table:style-name="ro1">
          <table:table-cell office:value-type="float" office:value="5.2457390275">
            <text:p>5,2457390275</text:p>
          </table:table-cell>
          <table:table-cell office:value-type="float" office:value="8.95409643185">
            <text:p>8,9540964319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IF(AND([.F$5]&lt;[.B1008];[.B1008]&lt;=[.F$6]);([.B1008]-[.F$5])/([.F$6]-[.F$5]);1)" office:value-type="float" office:value="0.992349405308333">
            <text:p>0,9923494053</text:p>
          </table:table-cell>
          <table:table-cell table:formula="of:=ABS([.D1008]-[.C1008])" office:value-type="float" office:value="0.00265059469166684">
            <text:p>0,0026505947</text:p>
          </table:table-cell>
          <table:table-cell table:formula="of:=ABS([.D1008]-[.C1007])" office:value-type="float" office:value="0.00165059469166684">
            <text:p>0,0016505947</text:p>
          </table:table-cell>
        </table:table-row>
        <table:table-row table:style-name="ro1">
          <table:table-cell office:value-type="float" office:value="7.92903538692">
            <text:p>7,9290353869</text:p>
          </table:table-cell>
          <table:table-cell office:value-type="float" office:value="8.95776629218">
            <text:p>8,9577662922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IF(AND([.F$5]&lt;[.B1009];[.B1009]&lt;=[.F$6]);([.B1009]-[.F$5])/([.F$6]-[.F$5]);1)" office:value-type="float" office:value="0.992961048696667">
            <text:p>0,9929610487</text:p>
          </table:table-cell>
          <table:table-cell table:formula="of:=ABS([.D1009]-[.C1009])" office:value-type="float" office:value="0.0030389513033332">
            <text:p>0,0030389513</text:p>
          </table:table-cell>
          <table:table-cell table:formula="of:=ABS([.D1009]-[.C1008])" office:value-type="float" office:value="0.0020389513033332">
            <text:p>0,0020389513</text:p>
          </table:table-cell>
        </table:table-row>
        <table:table-row table:style-name="ro1">
          <table:table-cell office:value-type="float" office:value="8.3698411461">
            <text:p>8,3698411461</text:p>
          </table:table-cell>
          <table:table-cell office:value-type="float" office:value="8.96616541608">
            <text:p>8,9661654161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IF(AND([.F$5]&lt;[.B1010];[.B1010]&lt;=[.F$6]);([.B1010]-[.F$5])/([.F$6]-[.F$5]);1)" office:value-type="float" office:value="0.99436090268">
            <text:p>0,9943609027</text:p>
          </table:table-cell>
          <table:table-cell table:formula="of:=ABS([.D1010]-[.C1010])" office:value-type="float" office:value="0.00263909732000012">
            <text:p>0,0026390973</text:p>
          </table:table-cell>
          <table:table-cell table:formula="of:=ABS([.D1010]-[.C1009])" office:value-type="float" office:value="0.00163909732000012">
            <text:p>0,0016390973</text:p>
          </table:table-cell>
        </table:table-row>
        <table:table-row table:style-name="ro1">
          <table:table-cell office:value-type="float" office:value="7.28956001493">
            <text:p>7,2895600149</text:p>
          </table:table-cell>
          <table:table-cell office:value-type="float" office:value="8.96830507585">
            <text:p>8,9683050759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IF(AND([.F$5]&lt;[.B1011];[.B1011]&lt;=[.F$6]);([.B1011]-[.F$5])/([.F$6]-[.F$5]);1)" office:value-type="float" office:value="0.994717512641667">
            <text:p>0,9947175126</text:p>
          </table:table-cell>
          <table:table-cell table:formula="of:=ABS([.D1011]-[.C1011])" office:value-type="float" office:value="0.00328248735833347">
            <text:p>0,0032824874</text:p>
          </table:table-cell>
          <table:table-cell table:formula="of:=ABS([.D1011]-[.C1010])" office:value-type="float" office:value="0.00228248735833347">
            <text:p>0,0022824874</text:p>
          </table:table-cell>
        </table:table-row>
        <table:table-row table:style-name="ro1">
          <table:table-cell office:value-type="float" office:value="5.91971390898">
            <text:p>5,919713909</text:p>
          </table:table-cell>
          <table:table-cell office:value-type="float" office:value="8.97557653563">
            <text:p>8,9755765356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IF(AND([.F$5]&lt;[.B1012];[.B1012]&lt;=[.F$6]);([.B1012]-[.F$5])/([.F$6]-[.F$5]);1)" office:value-type="float" office:value="0.995929422605">
            <text:p>0,9959294226</text:p>
          </table:table-cell>
          <table:table-cell table:formula="of:=ABS([.D1012]-[.C1012])" office:value-type="float" office:value="0.00307057739500016">
            <text:p>0,0030705774</text:p>
          </table:table-cell>
          <table:table-cell table:formula="of:=ABS([.D1012]-[.C1011])" office:value-type="float" office:value="0.00207057739500016">
            <text:p>0,0020705774</text:p>
          </table:table-cell>
        </table:table-row>
        <table:table-row table:style-name="ro1">
          <table:table-cell office:value-type="float" office:value="8.57164007017">
            <text:p>8,5716400702</text:p>
          </table:table-cell>
          <table:table-cell office:value-type="float" office:value="8.99884717077">
            <text:p>8,9988471708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IF(AND([.F$5]&lt;[.B1013];[.B1013]&lt;=[.F$6]);([.B1013]-[.F$5])/([.F$6]-[.F$5]);1)" office:value-type="float" office:value="0.999807861795">
            <text:p>0,9998078618</text:p>
          </table:table-cell>
          <table:table-cell table:formula="of:=ABS([.D1013]-[.C1013])" office:value-type="float" office:value="0.00019213820499997">
            <text:p>0,0001921382</text:p>
          </table:table-cell>
          <table:table-cell table:formula="of:=ABS([.D1013]-[.C1012])" office:value-type="float" office:value="0.000807861795000031">
            <text:p>0,0008078618</text:p>
          </table:table-cell>
        </table:table-row>
        <table:table-row table:style-name="ro1">
          <table:table-cell table:number-columns-repeated="4"/>
          <table:table-cell table:formula="of:=MAX([.E$14:.E$1013])" office:value-type="float" office:value="0.019687113245">
            <text:p>0,0196871132</text:p>
          </table:table-cell>
          <table:table-cell table:formula="of:=MAX([.F$14:.F$1013])" office:value-type="float" office:value="0.020687113245">
            <text:p>0,0206871132</text:p>
          </table:table-cell>
        </table:table-row>
        <table:table-row table:style-name="ro1">
          <table:table-cell table:number-columns-repeated="4"/>
          <table:table-cell table:formula="of:=MAX([.E1014:.F1014])" office:value-type="float" office:value="0.020687113245">
            <text:p>0,0206871132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9T18:05:14</dc:date>
    <dc:creator>Maria </dc:creator>
    <meta:generator>LibreOffice/3.5$Linux_X86_64 LibreOffice_project/350m1$Build-202</meta:generator>
    <meta:editing-duration>PT1M18S</meta:editing-duration>
    <meta:editing-cycles>3</meta:editing-cycles>
    <meta:document-statistic meta:table-count="1" meta:cell-count="6026" meta:object-count="0"/>
  </office:meta>
</office:document-meta>
</file>